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標準_20_2">
      <style:table-cell-properties style:rotation-align="none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21.999cm" svg:height="12.727cm" svg:x="1.597cm" svg:y="4.359cm">
            <draw:object draw:notify-on-update-of-ranges="Sheet1.B3:Sheet1.B735 Sheet1.C2:Sheet1.C2 Sheet1.C3:Sheet1.C735 Sheet1.D418:Sheet1.D588 Sheet1.F2:Sheet1.F2 Sheet1.F418:Sheet1.F588 Sheet1.H444:Sheet1.H562 Sheet1.J2:Sheet1.J2 Sheet1.J444:Sheet1.J56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Measured ( typeC )</text:p>
          </table:table-cell>
          <table:table-cell table:number-columns-repeated="2"/>
          <table:table-cell office:value-type="string" calcext:value-type="string">
            <text:p>Calculated（NdFe30）</text:p>
          </table:table-cell>
          <table:table-cell table:number-columns-repeated="3"/>
          <table:table-cell office:value-type="string" calcext:value-type="string">
            <text:p>Calculated（NdFe35） </text:p>
          </table:table-cell>
          <table:table-cell/>
          <table:table-cell office:value-type="string" calcext:value-type="string">
            <text:p>磁石</text:p>
          </table:table-cell>
          <table:table-cell/>
        </table:table-row>
        <table:table-row table:style-name="ro3">
          <table:table-cell/>
          <table:table-cell table:style-name="ce1" office:value-type="float" office:value="-7.5" calcext:value-type="float">
            <text:p>-7.5</text:p>
          </table:table-cell>
          <table:table-cell table:style-name="ce1" office:value-type="float" office:value="315.366843691597" calcext:value-type="float">
            <text:p>315.3668436916</text:p>
          </table:table-cell>
          <table:table-cell office:value-type="float" office:value="-50" calcext:value-type="float">
            <text:p>-50</text:p>
          </table:table-cell>
          <table:table-cell office:value-type="float" office:value="0.00194387493258812" calcext:value-type="float">
            <text:p>0.0019438749</text:p>
          </table:table-cell>
          <table:table-cell table:formula="of:=1000*[.E3]" office:value-type="float" office:value="1.94387493258812" calcext:value-type="float">
            <text:p>1.9438749326</text:p>
          </table:table-cell>
          <table:table-cell office:value-type="float" office:value="95" calcext:value-type="float">
            <text:p>95</text:p>
          </table:table-cell>
          <table:table-cell table:formula="of:=[.G3]-22.5"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8.5" calcext:value-type="float">
            <text:p>-8.5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/>
          <table:table-cell table:style-name="ce1" office:value-type="float" office:value="-7.25" calcext:value-type="float">
            <text:p>-7.25</text:p>
          </table:table-cell>
          <table:table-cell table:style-name="ce1" office:value-type="float" office:value="292.318213082935" calcext:value-type="float">
            <text:p>292.3182130829</text:p>
          </table:table-cell>
          <table:table-cell office:value-type="float" office:value="-49.9" calcext:value-type="float">
            <text:p>-49.9</text:p>
          </table:table-cell>
          <table:table-cell office:value-type="float" office:value="0.00196537535970522" calcext:value-type="float">
            <text:p>0.0019653754</text:p>
          </table:table-cell>
          <table:table-cell table:formula="of:=1000*[.E4]" office:value-type="float" office:value="1.96537535970522" calcext:value-type="float">
            <text:p>1.9653753597</text:p>
          </table:table-cell>
          <table:table-cell office:value-type="float" office:value="94.855" calcext:value-type="float">
            <text:p>94.855</text:p>
          </table:table-cell>
          <table:table-cell table:formula="of:=[.G4]-22.5" office:value-type="float" office:value="72.355" calcext:value-type="float">
            <text:p>72.355</text:p>
          </table:table-cell>
          <table:table-cell office:value-type="float" office:value="0.000344485" calcext:value-type="float">
            <text:p>0.000344485</text:p>
          </table:table-cell>
          <table:table-cell table:formula="of:=1000*[.I4]" office:value-type="float" office:value="0.344485" calcext:value-type="float">
            <text:p>0.344485</text:p>
          </table:table-cell>
          <table:table-cell/>
          <table:table-cell office:value-type="float" office:value="-7.5" calcext:value-type="float">
            <text:p>-7.5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/>
          <table:table-cell table:style-name="ce1" office:value-type="float" office:value="-7" calcext:value-type="float">
            <text:p>-7</text:p>
          </table:table-cell>
          <table:table-cell table:style-name="ce1" office:value-type="float" office:value="270.357499803501" calcext:value-type="float">
            <text:p>270.3574998035</text:p>
          </table:table-cell>
          <table:table-cell office:value-type="float" office:value="-49.8" calcext:value-type="float">
            <text:p>-49.8</text:p>
          </table:table-cell>
          <table:table-cell office:value-type="float" office:value="0.00198689017732112" calcext:value-type="float">
            <text:p>0.0019868902</text:p>
          </table:table-cell>
          <table:table-cell table:formula="of:=1000*[.E5]" office:value-type="float" office:value="1.98689017732112" calcext:value-type="float">
            <text:p>1.9868901773</text:p>
          </table:table-cell>
          <table:table-cell office:value-type="float" office:value="94.71" calcext:value-type="float">
            <text:p>94.71</text:p>
          </table:table-cell>
          <table:table-cell table:formula="of:=[.G5]-22.5" office:value-type="float" office:value="72.21" calcext:value-type="float">
            <text:p>72.21</text:p>
          </table:table-cell>
          <table:table-cell office:value-type="float" office:value="0.000348746" calcext:value-type="float">
            <text:p>0.000348746</text:p>
          </table:table-cell>
          <table:table-cell table:formula="of:=1000*[.I5]" office:value-type="float" office:value="0.348746" calcext:value-type="float">
            <text:p>0.348746</text:p>
          </table:table-cell>
          <table:table-cell/>
          <table:table-cell office:value-type="float" office:value="-7.5" calcext:value-type="float">
            <text:p>-7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1" office:value-type="float" office:value="-6.75" calcext:value-type="float">
            <text:p>-6.75</text:p>
          </table:table-cell>
          <table:table-cell table:style-name="ce1" office:value-type="float" office:value="249.947366059337" calcext:value-type="float">
            <text:p>249.9473660593</text:p>
          </table:table-cell>
          <table:table-cell office:value-type="float" office:value="-49.7" calcext:value-type="float">
            <text:p>-49.7</text:p>
          </table:table-cell>
          <table:table-cell office:value-type="float" office:value="0.00200841938543583" calcext:value-type="float">
            <text:p>0.0020084194</text:p>
          </table:table-cell>
          <table:table-cell table:formula="of:=1000*[.E6]" office:value-type="float" office:value="2.00841938543583" calcext:value-type="float">
            <text:p>2.0084193854</text:p>
          </table:table-cell>
          <table:table-cell office:value-type="float" office:value="94.565" calcext:value-type="float">
            <text:p>94.565</text:p>
          </table:table-cell>
          <table:table-cell table:formula="of:=[.G6]-22.5" office:value-type="float" office:value="72.065" calcext:value-type="float">
            <text:p>72.065</text:p>
          </table:table-cell>
          <table:table-cell office:value-type="float" office:value="0.000353008" calcext:value-type="float">
            <text:p>0.000353008</text:p>
          </table:table-cell>
          <table:table-cell table:formula="of:=1000*[.I6]" office:value-type="float" office:value="0.353008" calcext:value-type="float">
            <text:p>0.353008</text:p>
          </table:table-cell>
          <table:table-cell/>
          <table:table-cell office:value-type="float" office:value="-2.5" calcext:value-type="float">
            <text:p>-2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1" office:value-type="float" office:value="-6.5" calcext:value-type="float">
            <text:p>-6.5</text:p>
          </table:table-cell>
          <table:table-cell table:style-name="ce1" office:value-type="float" office:value="231.715820996323" calcext:value-type="float">
            <text:p>231.7158209963</text:p>
          </table:table-cell>
          <table:table-cell office:value-type="float" office:value="-49.6" calcext:value-type="float">
            <text:p>-49.6</text:p>
          </table:table-cell>
          <table:table-cell office:value-type="float" office:value="0.00202996298404934" calcext:value-type="float">
            <text:p>0.002029963</text:p>
          </table:table-cell>
          <table:table-cell table:formula="of:=1000*[.E7]" office:value-type="float" office:value="2.02996298404934" calcext:value-type="float">
            <text:p>2.029962984</text:p>
          </table:table-cell>
          <table:table-cell office:value-type="float" office:value="94.42" calcext:value-type="float">
            <text:p>94.42</text:p>
          </table:table-cell>
          <table:table-cell table:formula="of:=[.G7]-22.5" office:value-type="float" office:value="71.92" calcext:value-type="float">
            <text:p>71.92</text:p>
          </table:table-cell>
          <table:table-cell office:value-type="float" office:value="0.000357272" calcext:value-type="float">
            <text:p>0.000357272</text:p>
          </table:table-cell>
          <table:table-cell table:formula="of:=1000*[.I7]" office:value-type="float" office:value="0.357272" calcext:value-type="float">
            <text:p>0.357272</text:p>
          </table:table-cell>
          <table:table-cell/>
          <table:table-cell office:value-type="float" office:value="-2.5" calcext:value-type="float">
            <text:p>-2.5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/>
          <table:table-cell table:style-name="ce1" office:value-type="float" office:value="-6.25" calcext:value-type="float">
            <text:p>-6.25</text:p>
          </table:table-cell>
          <table:table-cell table:style-name="ce1" office:value-type="float" office:value="217.005180813731" calcext:value-type="float">
            <text:p>217.0051808137</text:p>
          </table:table-cell>
          <table:table-cell office:value-type="float" office:value="-49.5" calcext:value-type="float">
            <text:p>-49.5</text:p>
          </table:table-cell>
          <table:table-cell office:value-type="float" office:value="0.00205152097316166" calcext:value-type="float">
            <text:p>0.002051521</text:p>
          </table:table-cell>
          <table:table-cell table:formula="of:=1000*[.E8]" office:value-type="float" office:value="2.05152097316166" calcext:value-type="float">
            <text:p>2.0515209732</text:p>
          </table:table-cell>
          <table:table-cell office:value-type="float" office:value="94.275" calcext:value-type="float">
            <text:p>94.275</text:p>
          </table:table-cell>
          <table:table-cell table:formula="of:=[.G8]-22.5" office:value-type="float" office:value="71.775" calcext:value-type="float">
            <text:p>71.775</text:p>
          </table:table-cell>
          <table:table-cell office:value-type="float" office:value="0.000361536" calcext:value-type="float">
            <text:p>0.000361536</text:p>
          </table:table-cell>
          <table:table-cell table:formula="of:=1000*[.I8]" office:value-type="float" office:value="0.361536" calcext:value-type="float">
            <text:p>0.36153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/>
          <table:table-cell table:style-name="ce1" office:value-type="float" office:value="-6" calcext:value-type="float">
            <text:p>-6</text:p>
          </table:table-cell>
          <table:table-cell table:style-name="ce1" office:value-type="float" office:value="205.308928446865" calcext:value-type="float">
            <text:p>205.3089284469</text:p>
          </table:table-cell>
          <table:table-cell office:value-type="float" office:value="-49.4" calcext:value-type="float">
            <text:p>-49.4</text:p>
          </table:table-cell>
          <table:table-cell office:value-type="float" office:value="0.00207309335277279" calcext:value-type="float">
            <text:p>0.0020730934</text:p>
          </table:table-cell>
          <table:table-cell table:formula="of:=1000*[.E9]" office:value-type="float" office:value="2.07309335277279" calcext:value-type="float">
            <text:p>2.0730933528</text:p>
          </table:table-cell>
          <table:table-cell office:value-type="float" office:value="94.13" calcext:value-type="float">
            <text:p>94.13</text:p>
          </table:table-cell>
          <table:table-cell table:formula="of:=[.G9]-22.5" office:value-type="float" office:value="71.63" calcext:value-type="float">
            <text:p>71.63</text:p>
          </table:table-cell>
          <table:table-cell office:value-type="float" office:value="0.000365801" calcext:value-type="float">
            <text:p>0.000365801</text:p>
          </table:table-cell>
          <table:table-cell table:formula="of:=1000*[.I9]" office:value-type="float" office:value="0.365801" calcext:value-type="float">
            <text:p>0.36580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1" office:value-type="float" office:value="-5.75" calcext:value-type="float">
            <text:p>-5.75</text:p>
          </table:table-cell>
          <table:table-cell table:style-name="ce1" office:value-type="float" office:value="196.17357212428" calcext:value-type="float">
            <text:p>196.1735721243</text:p>
          </table:table-cell>
          <table:table-cell office:value-type="float" office:value="-49.3" calcext:value-type="float">
            <text:p>-49.3</text:p>
          </table:table-cell>
          <table:table-cell office:value-type="float" office:value="0.00209468012288272" calcext:value-type="float">
            <text:p>0.0020946801</text:p>
          </table:table-cell>
          <table:table-cell table:formula="of:=1000*[.E10]" office:value-type="float" office:value="2.09468012288272" calcext:value-type="float">
            <text:p>2.0946801229</text:p>
          </table:table-cell>
          <table:table-cell office:value-type="float" office:value="93.985" calcext:value-type="float">
            <text:p>93.985</text:p>
          </table:table-cell>
          <table:table-cell table:formula="of:=[.G10]-22.5" office:value-type="float" office:value="71.485" calcext:value-type="float">
            <text:p>71.485</text:p>
          </table:table-cell>
          <table:table-cell office:value-type="float" office:value="0.000370067" calcext:value-type="float">
            <text:p>0.000370067</text:p>
          </table:table-cell>
          <table:table-cell table:formula="of:=1000*[.I10]" office:value-type="float" office:value="0.370067" calcext:value-type="float">
            <text:p>0.37006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1" office:value-type="float" office:value="-5.5" calcext:value-type="float">
            <text:p>-5.5</text:p>
          </table:table-cell>
          <table:table-cell table:style-name="ce1" office:value-type="float" office:value="189.520862176173" calcext:value-type="float">
            <text:p>189.5208621762</text:p>
          </table:table-cell>
          <table:table-cell office:value-type="float" office:value="-49.2" calcext:value-type="float">
            <text:p>-49.2</text:p>
          </table:table-cell>
          <table:table-cell office:value-type="float" office:value="0.00211628128349146" calcext:value-type="float">
            <text:p>0.0021162813</text:p>
          </table:table-cell>
          <table:table-cell table:formula="of:=1000*[.E11]" office:value-type="float" office:value="2.11628128349146" calcext:value-type="float">
            <text:p>2.1162812835</text:p>
          </table:table-cell>
          <table:table-cell office:value-type="float" office:value="93.84" calcext:value-type="float">
            <text:p>93.84</text:p>
          </table:table-cell>
          <table:table-cell table:formula="of:=[.G11]-22.5" office:value-type="float" office:value="71.34" calcext:value-type="float">
            <text:p>71.34</text:p>
          </table:table-cell>
          <table:table-cell office:value-type="float" office:value="0.000374335" calcext:value-type="float">
            <text:p>0.000374335</text:p>
          </table:table-cell>
          <table:table-cell table:formula="of:=1000*[.I11]" office:value-type="float" office:value="0.374335" calcext:value-type="float">
            <text:p>0.37433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/>
          <table:table-cell table:style-name="ce1" office:value-type="float" office:value="-5.25" calcext:value-type="float">
            <text:p>-5.25</text:p>
          </table:table-cell>
          <table:table-cell table:style-name="ce1" office:value-type="float" office:value="185.760114394883" calcext:value-type="float">
            <text:p>185.7601143949</text:p>
          </table:table-cell>
          <table:table-cell office:value-type="float" office:value="-49.1" calcext:value-type="float">
            <text:p>-49.1</text:p>
          </table:table-cell>
          <table:table-cell office:value-type="float" office:value="0.00213789683459901" calcext:value-type="float">
            <text:p>0.0021378968</text:p>
          </table:table-cell>
          <table:table-cell table:formula="of:=1000*[.E12]" office:value-type="float" office:value="2.13789683459901" calcext:value-type="float">
            <text:p>2.1378968346</text:p>
          </table:table-cell>
          <table:table-cell office:value-type="float" office:value="93.695" calcext:value-type="float">
            <text:p>93.695</text:p>
          </table:table-cell>
          <table:table-cell table:formula="of:=[.G12]-22.5" office:value-type="float" office:value="71.195" calcext:value-type="float">
            <text:p>71.195</text:p>
          </table:table-cell>
          <table:table-cell office:value-type="float" office:value="0.00037979" calcext:value-type="float">
            <text:p>0.00037979</text:p>
          </table:table-cell>
          <table:table-cell table:formula="of:=1000*[.I12]" office:value-type="float" office:value="0.37979" calcext:value-type="float">
            <text:p>0.3797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/>
          <table:table-cell table:style-name="ce1" office:value-type="float" office:value="-5" calcext:value-type="float">
            <text:p>-5</text:p>
          </table:table-cell>
          <table:table-cell table:style-name="ce1" office:value-type="float" office:value="184.716725014277" calcext:value-type="float">
            <text:p>184.7167250143</text:p>
          </table:table-cell>
          <table:table-cell office:value-type="float" office:value="-49" calcext:value-type="float">
            <text:p>-49</text:p>
          </table:table-cell>
          <table:table-cell office:value-type="float" office:value="0.00215952677620536" calcext:value-type="float">
            <text:p>0.0021595268</text:p>
          </table:table-cell>
          <table:table-cell table:formula="of:=1000*[.E13]" office:value-type="float" office:value="2.15952677620536" calcext:value-type="float">
            <text:p>2.1595267762</text:p>
          </table:table-cell>
          <table:table-cell office:value-type="float" office:value="93.55" calcext:value-type="float">
            <text:p>93.55</text:p>
          </table:table-cell>
          <table:table-cell table:formula="of:=[.G13]-22.5" office:value-type="float" office:value="71.05" calcext:value-type="float">
            <text:p>71.05</text:p>
          </table:table-cell>
          <table:table-cell office:value-type="float" office:value="0.000383731" calcext:value-type="float">
            <text:p>0.000383731</text:p>
          </table:table-cell>
          <table:table-cell table:formula="of:=1000*[.I13]" office:value-type="float" office:value="0.383731" calcext:value-type="float">
            <text:p>0.383731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-4.75" calcext:value-type="float">
            <text:p>-4.75</text:p>
          </table:table-cell>
          <table:table-cell table:style-name="ce1" office:value-type="float" office:value="186.34481854884" calcext:value-type="float">
            <text:p>186.3448185488</text:p>
          </table:table-cell>
          <table:table-cell office:value-type="float" office:value="-48.9" calcext:value-type="float">
            <text:p>-48.9</text:p>
          </table:table-cell>
          <table:table-cell office:value-type="float" office:value="0.00218117110831052" calcext:value-type="float">
            <text:p>0.0021811711</text:p>
          </table:table-cell>
          <table:table-cell table:formula="of:=1000*[.E14]" office:value-type="float" office:value="2.18117110831052" calcext:value-type="float">
            <text:p>2.1811711083</text:p>
          </table:table-cell>
          <table:table-cell office:value-type="float" office:value="93.405" calcext:value-type="float">
            <text:p>93.405</text:p>
          </table:table-cell>
          <table:table-cell table:formula="of:=[.G14]-22.5" office:value-type="float" office:value="70.905" calcext:value-type="float">
            <text:p>70.905</text:p>
          </table:table-cell>
          <table:table-cell office:value-type="float" office:value="0.000387938" calcext:value-type="float">
            <text:p>0.000387938</text:p>
          </table:table-cell>
          <table:table-cell table:formula="of:=1000*[.I14]" office:value-type="float" office:value="0.387938" calcext:value-type="float">
            <text:p>0.387938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-4.5" calcext:value-type="float">
            <text:p>-4.5</text:p>
          </table:table-cell>
          <table:table-cell table:style-name="ce1" office:value-type="float" office:value="190.252628102741" calcext:value-type="float">
            <text:p>190.2526281027</text:p>
          </table:table-cell>
          <table:table-cell office:value-type="float" office:value="-48.8" calcext:value-type="float">
            <text:p>-48.8</text:p>
          </table:table-cell>
          <table:table-cell office:value-type="float" office:value="0.00220282983091448" calcext:value-type="float">
            <text:p>0.0022028298</text:p>
          </table:table-cell>
          <table:table-cell table:formula="of:=1000*[.E15]" office:value-type="float" office:value="2.20282983091448" calcext:value-type="float">
            <text:p>2.2028298309</text:p>
          </table:table-cell>
          <table:table-cell office:value-type="float" office:value="93.26" calcext:value-type="float">
            <text:p>93.26</text:p>
          </table:table-cell>
          <table:table-cell table:formula="of:=[.G15]-22.5" office:value-type="float" office:value="70.76" calcext:value-type="float">
            <text:p>70.76</text:p>
          </table:table-cell>
          <table:table-cell office:value-type="float" office:value="0.000392082" calcext:value-type="float">
            <text:p>0.000392082</text:p>
          </table:table-cell>
          <table:table-cell table:formula="of:=1000*[.I15]" office:value-type="float" office:value="0.392082" calcext:value-type="float">
            <text:p>0.392082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-4.25" calcext:value-type="float">
            <text:p>-4.25</text:p>
          </table:table-cell>
          <table:table-cell table:style-name="ce1" office:value-type="float" office:value="196.360933996556" calcext:value-type="float">
            <text:p>196.3609339966</text:p>
          </table:table-cell>
          <table:table-cell office:value-type="float" office:value="-48.7" calcext:value-type="float">
            <text:p>-48.7</text:p>
          </table:table-cell>
          <table:table-cell office:value-type="float" office:value="0.00222450294401725" calcext:value-type="float">
            <text:p>0.0022245029</text:p>
          </table:table-cell>
          <table:table-cell table:formula="of:=1000*[.E16]" office:value-type="float" office:value="2.22450294401725" calcext:value-type="float">
            <text:p>2.224502944</text:p>
          </table:table-cell>
          <table:table-cell office:value-type="float" office:value="93.115" calcext:value-type="float">
            <text:p>93.115</text:p>
          </table:table-cell>
          <table:table-cell table:formula="of:=[.G16]-22.5" office:value-type="float" office:value="70.615" calcext:value-type="float">
            <text:p>70.615</text:p>
          </table:table-cell>
          <table:table-cell office:value-type="float" office:value="0.000396226" calcext:value-type="float">
            <text:p>0.000396226</text:p>
          </table:table-cell>
          <table:table-cell table:formula="of:=1000*[.I16]" office:value-type="float" office:value="0.396226" calcext:value-type="float">
            <text:p>0.396226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-4" calcext:value-type="float">
            <text:p>-4</text:p>
          </table:table-cell>
          <table:table-cell table:style-name="ce1" office:value-type="float" office:value="205.141115576571" calcext:value-type="float">
            <text:p>205.1411155766</text:p>
          </table:table-cell>
          <table:table-cell office:value-type="float" office:value="-48.6" calcext:value-type="float">
            <text:p>-48.6</text:p>
          </table:table-cell>
          <table:table-cell office:value-type="float" office:value="0.00224619044761883" calcext:value-type="float">
            <text:p>0.0022461904</text:p>
          </table:table-cell>
          <table:table-cell table:formula="of:=1000*[.E17]" office:value-type="float" office:value="2.24619044761883" calcext:value-type="float">
            <text:p>2.2461904476</text:p>
          </table:table-cell>
          <table:table-cell office:value-type="float" office:value="92.97" calcext:value-type="float">
            <text:p>92.97</text:p>
          </table:table-cell>
          <table:table-cell table:formula="of:=[.G17]-22.5" office:value-type="float" office:value="70.47" calcext:value-type="float">
            <text:p>70.47</text:p>
          </table:table-cell>
          <table:table-cell office:value-type="float" office:value="0.000401227" calcext:value-type="float">
            <text:p>0.000401227</text:p>
          </table:table-cell>
          <table:table-cell table:formula="of:=1000*[.I17]" office:value-type="float" office:value="0.401227" calcext:value-type="float">
            <text:p>0.401227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-3.75" calcext:value-type="float">
            <text:p>-3.75</text:p>
          </table:table-cell>
          <table:table-cell table:style-name="ce1" office:value-type="float" office:value="216.149328011909" calcext:value-type="float">
            <text:p>216.1493280119</text:p>
          </table:table-cell>
          <table:table-cell office:value-type="float" office:value="-48.5" calcext:value-type="float">
            <text:p>-48.5</text:p>
          </table:table-cell>
          <table:table-cell office:value-type="float" office:value="0.00226789234171921" calcext:value-type="float">
            <text:p>0.0022678923</text:p>
          </table:table-cell>
          <table:table-cell table:formula="of:=1000*[.E18]" office:value-type="float" office:value="2.26789234171921" calcext:value-type="float">
            <text:p>2.2678923417</text:p>
          </table:table-cell>
          <table:table-cell office:value-type="float" office:value="92.825" calcext:value-type="float">
            <text:p>92.825</text:p>
          </table:table-cell>
          <table:table-cell table:formula="of:=[.G18]-22.5" office:value-type="float" office:value="70.325" calcext:value-type="float">
            <text:p>70.325</text:p>
          </table:table-cell>
          <table:table-cell office:value-type="float" office:value="0.000406049" calcext:value-type="float">
            <text:p>0.000406049</text:p>
          </table:table-cell>
          <table:table-cell table:formula="of:=1000*[.I18]" office:value-type="float" office:value="0.406049" calcext:value-type="float">
            <text:p>0.406049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-3.5" calcext:value-type="float">
            <text:p>-3.5</text:p>
          </table:table-cell>
          <table:table-cell table:style-name="ce1" office:value-type="float" office:value="229.909682484231" calcext:value-type="float">
            <text:p>229.9096824842</text:p>
          </table:table-cell>
          <table:table-cell office:value-type="float" office:value="-48.4" calcext:value-type="float">
            <text:p>-48.4</text:p>
          </table:table-cell>
          <table:table-cell office:value-type="float" office:value="0.0022896086263184" calcext:value-type="float">
            <text:p>0.0022896086</text:p>
          </table:table-cell>
          <table:table-cell table:formula="of:=1000*[.E19]" office:value-type="float" office:value="2.2896086263184" calcext:value-type="float">
            <text:p>2.2896086263</text:p>
          </table:table-cell>
          <table:table-cell office:value-type="float" office:value="92.68" calcext:value-type="float">
            <text:p>92.68</text:p>
          </table:table-cell>
          <table:table-cell table:formula="of:=[.G19]-22.5" office:value-type="float" office:value="70.18" calcext:value-type="float">
            <text:p>70.18</text:p>
          </table:table-cell>
          <table:table-cell office:value-type="float" office:value="0.000410872" calcext:value-type="float">
            <text:p>0.000410872</text:p>
          </table:table-cell>
          <table:table-cell table:formula="of:=1000*[.I19]" office:value-type="float" office:value="0.410872" calcext:value-type="float">
            <text:p>0.410872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-3.25" calcext:value-type="float">
            <text:p>-3.25</text:p>
          </table:table-cell>
          <table:table-cell table:style-name="ce1" office:value-type="float" office:value="245.914914757117" calcext:value-type="float">
            <text:p>245.9149147571</text:p>
          </table:table-cell>
          <table:table-cell office:value-type="float" office:value="-48.3" calcext:value-type="float">
            <text:p>-48.3</text:p>
          </table:table-cell>
          <table:table-cell office:value-type="float" office:value="0.0023113393014164" calcext:value-type="float">
            <text:p>0.0023113393</text:p>
          </table:table-cell>
          <table:table-cell table:formula="of:=1000*[.E20]" office:value-type="float" office:value="2.3113393014164" calcext:value-type="float">
            <text:p>2.3113393014</text:p>
          </table:table-cell>
          <table:table-cell office:value-type="float" office:value="92.535" calcext:value-type="float">
            <text:p>92.535</text:p>
          </table:table-cell>
          <table:table-cell table:formula="of:=[.G20]-22.5" office:value-type="float" office:value="70.035" calcext:value-type="float">
            <text:p>70.035</text:p>
          </table:table-cell>
          <table:table-cell office:value-type="float" office:value="0.000415695" calcext:value-type="float">
            <text:p>0.000415695</text:p>
          </table:table-cell>
          <table:table-cell table:formula="of:=1000*[.I20]" office:value-type="float" office:value="0.415695" calcext:value-type="float">
            <text:p>0.415695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-3" calcext:value-type="float">
            <text:p>-3</text:p>
          </table:table-cell>
          <table:table-cell table:style-name="ce1" office:value-type="float" office:value="263.381258634702" calcext:value-type="float">
            <text:p>263.3812586347</text:p>
          </table:table-cell>
          <table:table-cell office:value-type="float" office:value="-48.2" calcext:value-type="float">
            <text:p>-48.2</text:p>
          </table:table-cell>
          <table:table-cell office:value-type="float" office:value="0.0023330843670132" calcext:value-type="float">
            <text:p>0.0023330844</text:p>
          </table:table-cell>
          <table:table-cell table:formula="of:=1000*[.E21]" office:value-type="float" office:value="2.3330843670132" calcext:value-type="float">
            <text:p>2.333084367</text:p>
          </table:table-cell>
          <table:table-cell office:value-type="float" office:value="92.39" calcext:value-type="float">
            <text:p>92.39</text:p>
          </table:table-cell>
          <table:table-cell table:formula="of:=[.G21]-22.5" office:value-type="float" office:value="69.89" calcext:value-type="float">
            <text:p>69.89</text:p>
          </table:table-cell>
          <table:table-cell office:value-type="float" office:value="0.000420518" calcext:value-type="float">
            <text:p>0.000420518</text:p>
          </table:table-cell>
          <table:table-cell table:formula="of:=1000*[.I21]" office:value-type="float" office:value="0.420518" calcext:value-type="float">
            <text:p>0.420518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-2.75" calcext:value-type="float">
            <text:p>-2.75</text:p>
          </table:table-cell>
          <table:table-cell table:style-name="ce1" office:value-type="float" office:value="282.763452553543" calcext:value-type="float">
            <text:p>282.7634525535</text:p>
          </table:table-cell>
          <table:table-cell office:value-type="float" office:value="-48.1" calcext:value-type="float">
            <text:p>-48.1</text:p>
          </table:table-cell>
          <table:table-cell office:value-type="float" office:value="0.00235484382310881" calcext:value-type="float">
            <text:p>0.0023548438</text:p>
          </table:table-cell>
          <table:table-cell table:formula="of:=1000*[.E22]" office:value-type="float" office:value="2.35484382310881" calcext:value-type="float">
            <text:p>2.3548438231</text:p>
          </table:table-cell>
          <table:table-cell office:value-type="float" office:value="92.245" calcext:value-type="float">
            <text:p>92.245</text:p>
          </table:table-cell>
          <table:table-cell table:formula="of:=[.G22]-22.5" office:value-type="float" office:value="69.745" calcext:value-type="float">
            <text:p>69.745</text:p>
          </table:table-cell>
          <table:table-cell office:value-type="float" office:value="0.000425343" calcext:value-type="float">
            <text:p>0.000425343</text:p>
          </table:table-cell>
          <table:table-cell table:formula="of:=1000*[.I22]" office:value-type="float" office:value="0.425343" calcext:value-type="float">
            <text:p>0.425343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-2.5" calcext:value-type="float">
            <text:p>-2.5</text:p>
          </table:table-cell>
          <table:table-cell table:style-name="ce1" office:value-type="float" office:value="302.720437697886" calcext:value-type="float">
            <text:p>302.7204376979</text:p>
          </table:table-cell>
          <table:table-cell office:value-type="float" office:value="-48" calcext:value-type="float">
            <text:p>-48</text:p>
          </table:table-cell>
          <table:table-cell office:value-type="float" office:value="0.00237661766970322" calcext:value-type="float">
            <text:p>0.0023766177</text:p>
          </table:table-cell>
          <table:table-cell table:formula="of:=1000*[.E23]" office:value-type="float" office:value="2.37661766970322" calcext:value-type="float">
            <text:p>2.3766176697</text:p>
          </table:table-cell>
          <table:table-cell office:value-type="float" office:value="92.1" calcext:value-type="float">
            <text:p>92.1</text:p>
          </table:table-cell>
          <table:table-cell table:formula="of:=[.G23]-22.5" office:value-type="float" office:value="69.6" calcext:value-type="float">
            <text:p>69.6</text:p>
          </table:table-cell>
          <table:table-cell office:value-type="float" office:value="0.000430167" calcext:value-type="float">
            <text:p>0.000430167</text:p>
          </table:table-cell>
          <table:table-cell table:formula="of:=1000*[.I23]" office:value-type="float" office:value="0.430167" calcext:value-type="float">
            <text:p>0.430167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-2.25" calcext:value-type="float">
            <text:p>-2.25</text:p>
          </table:table-cell>
          <table:table-cell table:style-name="ce1" office:value-type="float" office:value="320.429219953487" calcext:value-type="float">
            <text:p>320.4292199535</text:p>
          </table:table-cell>
          <table:table-cell office:value-type="float" office:value="-47.9" calcext:value-type="float">
            <text:p>-47.9</text:p>
          </table:table-cell>
          <table:table-cell office:value-type="float" office:value="0.00239840590679645" calcext:value-type="float">
            <text:p>0.0023984059</text:p>
          </table:table-cell>
          <table:table-cell table:formula="of:=1000*[.E24]" office:value-type="float" office:value="2.39840590679645" calcext:value-type="float">
            <text:p>2.3984059068</text:p>
          </table:table-cell>
          <table:table-cell office:value-type="float" office:value="91.955" calcext:value-type="float">
            <text:p>91.955</text:p>
          </table:table-cell>
          <table:table-cell table:formula="of:=[.G24]-22.5" office:value-type="float" office:value="69.455" calcext:value-type="float">
            <text:p>69.455</text:p>
          </table:table-cell>
          <table:table-cell office:value-type="float" office:value="0.000434992" calcext:value-type="float">
            <text:p>0.000434992</text:p>
          </table:table-cell>
          <table:table-cell table:formula="of:=1000*[.I24]" office:value-type="float" office:value="0.434992" calcext:value-type="float">
            <text:p>0.434992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-2" calcext:value-type="float">
            <text:p>-2</text:p>
          </table:table-cell>
          <table:table-cell table:style-name="ce1" office:value-type="float" office:value="329.802977700323" calcext:value-type="float">
            <text:p>329.8029777003</text:p>
          </table:table-cell>
          <table:table-cell office:value-type="float" office:value="-47.8" calcext:value-type="float">
            <text:p>-47.8</text:p>
          </table:table-cell>
          <table:table-cell office:value-type="float" office:value="0.00242020853438847" calcext:value-type="float">
            <text:p>0.0024202085</text:p>
          </table:table-cell>
          <table:table-cell table:formula="of:=1000*[.E25]" office:value-type="float" office:value="2.42020853438847" calcext:value-type="float">
            <text:p>2.4202085344</text:p>
          </table:table-cell>
          <table:table-cell office:value-type="float" office:value="91.81" calcext:value-type="float">
            <text:p>91.81</text:p>
          </table:table-cell>
          <table:table-cell table:formula="of:=[.G25]-22.5" office:value-type="float" office:value="69.31" calcext:value-type="float">
            <text:p>69.31</text:p>
          </table:table-cell>
          <table:table-cell office:value-type="float" office:value="0.000439866" calcext:value-type="float">
            <text:p>0.000439866</text:p>
          </table:table-cell>
          <table:table-cell table:formula="of:=1000*[.I25]" office:value-type="float" office:value="0.439866" calcext:value-type="float">
            <text:p>0.439866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-1.75" calcext:value-type="float">
            <text:p>-1.75</text:p>
          </table:table-cell>
          <table:table-cell table:style-name="ce1" office:value-type="float" office:value="328.527825609947" calcext:value-type="float">
            <text:p>328.5278256099</text:p>
          </table:table-cell>
          <table:table-cell office:value-type="float" office:value="-47.7" calcext:value-type="float">
            <text:p>-47.7</text:p>
          </table:table-cell>
          <table:table-cell office:value-type="float" office:value="0.0024420255524793" calcext:value-type="float">
            <text:p>0.0024420256</text:p>
          </table:table-cell>
          <table:table-cell table:formula="of:=1000*[.E26]" office:value-type="float" office:value="2.4420255524793" calcext:value-type="float">
            <text:p>2.4420255525</text:p>
          </table:table-cell>
          <table:table-cell office:value-type="float" office:value="91.665" calcext:value-type="float">
            <text:p>91.665</text:p>
          </table:table-cell>
          <table:table-cell table:formula="of:=[.G26]-22.5" office:value-type="float" office:value="69.165" calcext:value-type="float">
            <text:p>69.165</text:p>
          </table:table-cell>
          <table:table-cell office:value-type="float" office:value="0.000444959" calcext:value-type="float">
            <text:p>0.000444959</text:p>
          </table:table-cell>
          <table:table-cell table:formula="of:=1000*[.I26]" office:value-type="float" office:value="0.444959" calcext:value-type="float">
            <text:p>0.444959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-1.5" calcext:value-type="float">
            <text:p>-1.5</text:p>
          </table:table-cell>
          <table:table-cell table:style-name="ce1" office:value-type="float" office:value="321.089454513847" calcext:value-type="float">
            <text:p>321.0894545138</text:p>
          </table:table-cell>
          <table:table-cell office:value-type="float" office:value="-47.6" calcext:value-type="float">
            <text:p>-47.6</text:p>
          </table:table-cell>
          <table:table-cell office:value-type="float" office:value="0.00246385696106894" calcext:value-type="float">
            <text:p>0.002463857</text:p>
          </table:table-cell>
          <table:table-cell table:formula="of:=1000*[.E27]" office:value-type="float" office:value="2.46385696106894" calcext:value-type="float">
            <text:p>2.4638569611</text:p>
          </table:table-cell>
          <table:table-cell office:value-type="float" office:value="91.52" calcext:value-type="float">
            <text:p>91.52</text:p>
          </table:table-cell>
          <table:table-cell table:formula="of:=[.G27]-22.5" office:value-type="float" office:value="69.02" calcext:value-type="float">
            <text:p>69.02</text:p>
          </table:table-cell>
          <table:table-cell office:value-type="float" office:value="0.000450051" calcext:value-type="float">
            <text:p>0.000450051</text:p>
          </table:table-cell>
          <table:table-cell table:formula="of:=1000*[.I27]" office:value-type="float" office:value="0.450051" calcext:value-type="float">
            <text:p>0.450051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-1.25" calcext:value-type="float">
            <text:p>-1.25</text:p>
          </table:table-cell>
          <table:table-cell table:style-name="ce1" office:value-type="float" office:value="312.588330716295" calcext:value-type="float">
            <text:p>312.5883307163</text:p>
          </table:table-cell>
          <table:table-cell office:value-type="float" office:value="-47.5" calcext:value-type="float">
            <text:p>-47.5</text:p>
          </table:table-cell>
          <table:table-cell office:value-type="float" office:value="0.00248570276015739" calcext:value-type="float">
            <text:p>0.0024857028</text:p>
          </table:table-cell>
          <table:table-cell table:formula="of:=1000*[.E28]" office:value-type="float" office:value="2.48570276015739" calcext:value-type="float">
            <text:p>2.4857027602</text:p>
          </table:table-cell>
          <table:table-cell office:value-type="float" office:value="91.375" calcext:value-type="float">
            <text:p>91.375</text:p>
          </table:table-cell>
          <table:table-cell table:formula="of:=[.G28]-22.5" office:value-type="float" office:value="68.875" calcext:value-type="float">
            <text:p>68.875</text:p>
          </table:table-cell>
          <table:table-cell office:value-type="float" office:value="0.000455143" calcext:value-type="float">
            <text:p>0.000455143</text:p>
          </table:table-cell>
          <table:table-cell table:formula="of:=1000*[.I28]" office:value-type="float" office:value="0.455143" calcext:value-type="float">
            <text:p>0.455143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-1" calcext:value-type="float">
            <text:p>-1</text:p>
          </table:table-cell>
          <table:table-cell table:style-name="ce1" office:value-type="float" office:value="303.025952188917" calcext:value-type="float">
            <text:p>303.0259521889</text:p>
          </table:table-cell>
          <table:table-cell office:value-type="float" office:value="-47.4" calcext:value-type="float">
            <text:p>-47.4</text:p>
          </table:table-cell>
          <table:table-cell office:value-type="float" office:value="0.00252816091423293" calcext:value-type="float">
            <text:p>0.0025281609</text:p>
          </table:table-cell>
          <table:table-cell table:formula="of:=1000*[.E29]" office:value-type="float" office:value="2.52816091423293" calcext:value-type="float">
            <text:p>2.5281609142</text:p>
          </table:table-cell>
          <table:table-cell office:value-type="float" office:value="91.23" calcext:value-type="float">
            <text:p>91.23</text:p>
          </table:table-cell>
          <table:table-cell table:formula="of:=[.G29]-22.5" office:value-type="float" office:value="68.73" calcext:value-type="float">
            <text:p>68.73</text:p>
          </table:table-cell>
          <table:table-cell office:value-type="float" office:value="0.000460236" calcext:value-type="float">
            <text:p>0.000460236</text:p>
          </table:table-cell>
          <table:table-cell table:formula="of:=1000*[.I29]" office:value-type="float" office:value="0.460236" calcext:value-type="float">
            <text:p>0.460236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-0.75" calcext:value-type="float">
            <text:p>-0.75</text:p>
          </table:table-cell>
          <table:table-cell table:style-name="ce1" office:value-type="float" office:value="295.847261268378" calcext:value-type="float">
            <text:p>295.8472612684</text:p>
          </table:table-cell>
          <table:table-cell office:value-type="float" office:value="-47.3" calcext:value-type="float">
            <text:p>-47.3</text:p>
          </table:table-cell>
          <table:table-cell office:value-type="float" office:value="0.00255277521427042" calcext:value-type="float">
            <text:p>0.0025527752</text:p>
          </table:table-cell>
          <table:table-cell table:formula="of:=1000*[.E30]" office:value-type="float" office:value="2.55277521427042" calcext:value-type="float">
            <text:p>2.5527752143</text:p>
          </table:table-cell>
          <table:table-cell office:value-type="float" office:value="91.085" calcext:value-type="float">
            <text:p>91.085</text:p>
          </table:table-cell>
          <table:table-cell table:formula="of:=[.G30]-22.5" office:value-type="float" office:value="68.585" calcext:value-type="float">
            <text:p>68.585</text:p>
          </table:table-cell>
          <table:table-cell office:value-type="float" office:value="0.000465329" calcext:value-type="float">
            <text:p>0.000465329</text:p>
          </table:table-cell>
          <table:table-cell table:formula="of:=1000*[.I30]" office:value-type="float" office:value="0.465329" calcext:value-type="float">
            <text:p>0.465329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-0.5" calcext:value-type="float">
            <text:p>-0.5</text:p>
          </table:table-cell>
          <table:table-cell table:style-name="ce1" office:value-type="float" office:value="290.397830570409" calcext:value-type="float">
            <text:p>290.3978305704</text:p>
          </table:table-cell>
          <table:table-cell office:value-type="float" office:value="-47.2" calcext:value-type="float">
            <text:p>-47.2</text:p>
          </table:table-cell>
          <table:table-cell office:value-type="float" office:value="0.00257736330460513" calcext:value-type="float">
            <text:p>0.0025773633</text:p>
          </table:table-cell>
          <table:table-cell table:formula="of:=1000*[.E31]" office:value-type="float" office:value="2.57736330460513" calcext:value-type="float">
            <text:p>2.5773633046</text:p>
          </table:table-cell>
          <table:table-cell office:value-type="float" office:value="90.94" calcext:value-type="float">
            <text:p>90.94</text:p>
          </table:table-cell>
          <table:table-cell table:formula="of:=[.G31]-22.5" office:value-type="float" office:value="68.44" calcext:value-type="float">
            <text:p>68.44</text:p>
          </table:table-cell>
          <table:table-cell office:value-type="float" office:value="0.000470421" calcext:value-type="float">
            <text:p>0.000470421</text:p>
          </table:table-cell>
          <table:table-cell table:formula="of:=1000*[.I31]" office:value-type="float" office:value="0.470421" calcext:value-type="float">
            <text:p>0.470421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-0.25" calcext:value-type="float">
            <text:p>-0.25</text:p>
          </table:table-cell>
          <table:table-cell table:style-name="ce1" office:value-type="float" office:value="287.799312890076" calcext:value-type="float">
            <text:p>287.7993128901</text:p>
          </table:table-cell>
          <table:table-cell office:value-type="float" office:value="-47.1" calcext:value-type="float">
            <text:p>-47.1</text:p>
          </table:table-cell>
          <table:table-cell office:value-type="float" office:value="0.00260192518523704" calcext:value-type="float">
            <text:p>0.0026019252</text:p>
          </table:table-cell>
          <table:table-cell table:formula="of:=1000*[.E32]" office:value-type="float" office:value="2.60192518523704" calcext:value-type="float">
            <text:p>2.6019251852</text:p>
          </table:table-cell>
          <table:table-cell office:value-type="float" office:value="90.795" calcext:value-type="float">
            <text:p>90.795</text:p>
          </table:table-cell>
          <table:table-cell table:formula="of:=[.G32]-22.5" office:value-type="float" office:value="68.295" calcext:value-type="float">
            <text:p>68.295</text:p>
          </table:table-cell>
          <table:table-cell office:value-type="float" office:value="0.000475515" calcext:value-type="float">
            <text:p>0.000475515</text:p>
          </table:table-cell>
          <table:table-cell table:formula="of:=1000*[.I32]" office:value-type="float" office:value="0.475515" calcext:value-type="float">
            <text:p>0.475515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88.6" calcext:value-type="float">
            <text:p>288.6</text:p>
          </table:table-cell>
          <table:table-cell office:value-type="float" office:value="-47" calcext:value-type="float">
            <text:p>-47</text:p>
          </table:table-cell>
          <table:table-cell office:value-type="float" office:value="0.00262646085616619" calcext:value-type="float">
            <text:p>0.0026264609</text:p>
          </table:table-cell>
          <table:table-cell table:formula="of:=1000*[.E33]" office:value-type="float" office:value="2.62646085616619" calcext:value-type="float">
            <text:p>2.6264608562</text:p>
          </table:table-cell>
          <table:table-cell office:value-type="float" office:value="90.65" calcext:value-type="float">
            <text:p>90.65</text:p>
          </table:table-cell>
          <table:table-cell table:formula="of:=[.G33]-22.5" office:value-type="float" office:value="68.15" calcext:value-type="float">
            <text:p>68.15</text:p>
          </table:table-cell>
          <table:table-cell office:value-type="float" office:value="0.000482369" calcext:value-type="float">
            <text:p>0.000482369</text:p>
          </table:table-cell>
          <table:table-cell table:formula="of:=1000*[.I33]" office:value-type="float" office:value="0.482369" calcext:value-type="float">
            <text:p>0.482369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289.673176528308" calcext:value-type="float">
            <text:p>289.6731765283</text:p>
          </table:table-cell>
          <table:table-cell office:value-type="float" office:value="-46.9" calcext:value-type="float">
            <text:p>-46.9</text:p>
          </table:table-cell>
          <table:table-cell office:value-type="float" office:value="0.00265097031739255" calcext:value-type="float">
            <text:p>0.0026509703</text:p>
          </table:table-cell>
          <table:table-cell table:formula="of:=1000*[.E34]" office:value-type="float" office:value="2.65097031739255" calcext:value-type="float">
            <text:p>2.6509703174</text:p>
          </table:table-cell>
          <table:table-cell office:value-type="float" office:value="90.505" calcext:value-type="float">
            <text:p>90.505</text:p>
          </table:table-cell>
          <table:table-cell table:formula="of:=[.G34]-22.5" office:value-type="float" office:value="68.005" calcext:value-type="float">
            <text:p>68.005</text:p>
          </table:table-cell>
          <table:table-cell office:value-type="float" office:value="0.000487132" calcext:value-type="float">
            <text:p>0.000487132</text:p>
          </table:table-cell>
          <table:table-cell table:formula="of:=1000*[.I34]" office:value-type="float" office:value="0.487132" calcext:value-type="float">
            <text:p>0.487132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91.958344460301" calcext:value-type="float">
            <text:p>291.9583444603</text:p>
          </table:table-cell>
          <table:table-cell office:value-type="float" office:value="-46.8" calcext:value-type="float">
            <text:p>-46.8</text:p>
          </table:table-cell>
          <table:table-cell office:value-type="float" office:value="0.00267545356891613" calcext:value-type="float">
            <text:p>0.0026754536</text:p>
          </table:table-cell>
          <table:table-cell table:formula="of:=1000*[.E35]" office:value-type="float" office:value="2.67545356891613" calcext:value-type="float">
            <text:p>2.6754535689</text:p>
          </table:table-cell>
          <table:table-cell office:value-type="float" office:value="90.36" calcext:value-type="float">
            <text:p>90.36</text:p>
          </table:table-cell>
          <table:table-cell table:formula="of:=[.G35]-22.5" office:value-type="float" office:value="67.86" calcext:value-type="float">
            <text:p>67.86</text:p>
          </table:table-cell>
          <table:table-cell office:value-type="float" office:value="0.000491896" calcext:value-type="float">
            <text:p>0.000491896</text:p>
          </table:table-cell>
          <table:table-cell table:formula="of:=1000*[.I35]" office:value-type="float" office:value="0.491896" calcext:value-type="float">
            <text:p>0.491896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295.218385775683" calcext:value-type="float">
            <text:p>295.2183857757</text:p>
          </table:table-cell>
          <table:table-cell office:value-type="float" office:value="-46.7" calcext:value-type="float">
            <text:p>-46.7</text:p>
          </table:table-cell>
          <table:table-cell office:value-type="float" office:value="0.00266634846824013" calcext:value-type="float">
            <text:p>0.0026663485</text:p>
          </table:table-cell>
          <table:table-cell table:formula="of:=1000*[.E36]" office:value-type="float" office:value="2.66634846824013" calcext:value-type="float">
            <text:p>2.6663484682</text:p>
          </table:table-cell>
          <table:table-cell office:value-type="float" office:value="90.215" calcext:value-type="float">
            <text:p>90.215</text:p>
          </table:table-cell>
          <table:table-cell table:formula="of:=[.G36]-22.5" office:value-type="float" office:value="67.715" calcext:value-type="float">
            <text:p>67.715</text:p>
          </table:table-cell>
          <table:table-cell office:value-type="float" office:value="0.000497155" calcext:value-type="float">
            <text:p>0.000497155</text:p>
          </table:table-cell>
          <table:table-cell table:formula="of:=1000*[.I36]" office:value-type="float" office:value="0.497155" calcext:value-type="float">
            <text:p>0.497155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98.047760266706" calcext:value-type="float">
            <text:p>298.0477602667</text:p>
          </table:table-cell>
          <table:table-cell office:value-type="float" office:value="-46.6" calcext:value-type="float">
            <text:p>-46.6</text:p>
          </table:table-cell>
          <table:table-cell office:value-type="float" office:value="0.00269934441688556" calcext:value-type="float">
            <text:p>0.0026993444</text:p>
          </table:table-cell>
          <table:table-cell table:formula="of:=1000*[.E37]" office:value-type="float" office:value="2.69934441688556" calcext:value-type="float">
            <text:p>2.6993444169</text:p>
          </table:table-cell>
          <table:table-cell office:value-type="float" office:value="90.07" calcext:value-type="float">
            <text:p>90.07</text:p>
          </table:table-cell>
          <table:table-cell table:formula="of:=[.G37]-22.5" office:value-type="float" office:value="67.57" calcext:value-type="float">
            <text:p>67.57</text:p>
          </table:table-cell>
          <table:table-cell office:value-type="float" office:value="0.000502206" calcext:value-type="float">
            <text:p>0.000502206</text:p>
          </table:table-cell>
          <table:table-cell table:formula="of:=1000*[.I37]" office:value-type="float" office:value="0.502206" calcext:value-type="float">
            <text:p>0.502206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307.138770102376" calcext:value-type="float">
            <text:p>307.1387701024</text:p>
          </table:table-cell>
          <table:table-cell office:value-type="float" office:value="-46.5" calcext:value-type="float">
            <text:p>-46.5</text:p>
          </table:table-cell>
          <table:table-cell office:value-type="float" office:value="0.00273235977335464" calcext:value-type="float">
            <text:p>0.0027323598</text:p>
          </table:table-cell>
          <table:table-cell table:formula="of:=1000*[.E38]" office:value-type="float" office:value="2.73235977335464" calcext:value-type="float">
            <text:p>2.7323597734</text:p>
          </table:table-cell>
          <table:table-cell office:value-type="float" office:value="89.925" calcext:value-type="float">
            <text:p>89.925</text:p>
          </table:table-cell>
          <table:table-cell table:formula="of:=[.G38]-22.5" office:value-type="float" office:value="67.425" calcext:value-type="float">
            <text:p>67.425</text:p>
          </table:table-cell>
          <table:table-cell office:value-type="float" office:value="0.00050757" calcext:value-type="float">
            <text:p>0.00050757</text:p>
          </table:table-cell>
          <table:table-cell table:formula="of:=1000*[.I38]" office:value-type="float" office:value="0.50757" calcext:value-type="float">
            <text:p>0.50757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19.428738375244" calcext:value-type="float">
            <text:p>319.4287383752</text:p>
          </table:table-cell>
          <table:table-cell office:value-type="float" office:value="-46.3999999999999" calcext:value-type="float">
            <text:p>-46.4</text:p>
          </table:table-cell>
          <table:table-cell office:value-type="float" office:value="0.00276539453764735" calcext:value-type="float">
            <text:p>0.0027653945</text:p>
          </table:table-cell>
          <table:table-cell table:formula="of:=1000*[.E39]" office:value-type="float" office:value="2.76539453764735" calcext:value-type="float">
            <text:p>2.7653945376</text:p>
          </table:table-cell>
          <table:table-cell office:value-type="float" office:value="89.78" calcext:value-type="float">
            <text:p>89.78</text:p>
          </table:table-cell>
          <table:table-cell table:formula="of:=[.G39]-22.5" office:value-type="float" office:value="67.28" calcext:value-type="float">
            <text:p>67.28</text:p>
          </table:table-cell>
          <table:table-cell office:value-type="float" office:value="0.000513461" calcext:value-type="float">
            <text:p>0.000513461</text:p>
          </table:table-cell>
          <table:table-cell table:formula="of:=1000*[.I39]" office:value-type="float" office:value="0.513461" calcext:value-type="float">
            <text:p>0.513461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318.391107916035" calcext:value-type="float">
            <text:p>318.391107916</text:p>
          </table:table-cell>
          <table:table-cell office:value-type="float" office:value="-46.2999999999999" calcext:value-type="float">
            <text:p>-46.3</text:p>
          </table:table-cell>
          <table:table-cell office:value-type="float" office:value="0.0027984487097637" calcext:value-type="float">
            <text:p>0.0027984487</text:p>
          </table:table-cell>
          <table:table-cell table:formula="of:=1000*[.E40]" office:value-type="float" office:value="2.7984487097637" calcext:value-type="float">
            <text:p>2.7984487098</text:p>
          </table:table-cell>
          <table:table-cell office:value-type="float" office:value="89.635" calcext:value-type="float">
            <text:p>89.635</text:p>
          </table:table-cell>
          <table:table-cell table:formula="of:=[.G40]-22.5" office:value-type="float" office:value="67.135" calcext:value-type="float">
            <text:p>67.135</text:p>
          </table:table-cell>
          <table:table-cell office:value-type="float" office:value="0.000519353" calcext:value-type="float">
            <text:p>0.000519353</text:p>
          </table:table-cell>
          <table:table-cell table:formula="of:=1000*[.I40]" office:value-type="float" office:value="0.519353" calcext:value-type="float">
            <text:p>0.519353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12.811825863409" calcext:value-type="float">
            <text:p>312.8118258634</text:p>
          </table:table-cell>
          <table:table-cell office:value-type="float" office:value="-46.1999999999999" calcext:value-type="float">
            <text:p>-46.2</text:p>
          </table:table-cell>
          <table:table-cell office:value-type="float" office:value="0.00283152228970368" calcext:value-type="float">
            <text:p>0.0028315223</text:p>
          </table:table-cell>
          <table:table-cell table:formula="of:=1000*[.E41]" office:value-type="float" office:value="2.83152228970368" calcext:value-type="float">
            <text:p>2.8315222897</text:p>
          </table:table-cell>
          <table:table-cell office:value-type="float" office:value="89.49" calcext:value-type="float">
            <text:p>89.49</text:p>
          </table:table-cell>
          <table:table-cell table:formula="of:=[.G41]-22.5" office:value-type="float" office:value="66.99" calcext:value-type="float">
            <text:p>66.99</text:p>
          </table:table-cell>
          <table:table-cell office:value-type="float" office:value="0.000525247" calcext:value-type="float">
            <text:p>0.000525247</text:p>
          </table:table-cell>
          <table:table-cell table:formula="of:=1000*[.I41]" office:value-type="float" office:value="0.525247" calcext:value-type="float">
            <text:p>0.525247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2.25" calcext:value-type="float">
            <text:p>2.25</text:p>
          </table:table-cell>
          <table:table-cell table:style-name="ce1" office:value-type="float" office:value="298.46718178051" calcext:value-type="float">
            <text:p>298.4671817805</text:p>
          </table:table-cell>
          <table:table-cell office:value-type="float" office:value="-46.0999999999999" calcext:value-type="float">
            <text:p>-46.1</text:p>
          </table:table-cell>
          <table:table-cell office:value-type="float" office:value="0.00286461527746732" calcext:value-type="float">
            <text:p>0.0028646153</text:p>
          </table:table-cell>
          <table:table-cell table:formula="of:=1000*[.E42]" office:value-type="float" office:value="2.86461527746732" calcext:value-type="float">
            <text:p>2.8646152775</text:p>
          </table:table-cell>
          <table:table-cell office:value-type="float" office:value="89.345" calcext:value-type="float">
            <text:p>89.345</text:p>
          </table:table-cell>
          <table:table-cell table:formula="of:=[.G42]-22.5" office:value-type="float" office:value="66.845" calcext:value-type="float">
            <text:p>66.845</text:p>
          </table:table-cell>
          <table:table-cell office:value-type="float" office:value="0.000531144" calcext:value-type="float">
            <text:p>0.000531144</text:p>
          </table:table-cell>
          <table:table-cell table:formula="of:=1000*[.I42]" office:value-type="float" office:value="0.531144" calcext:value-type="float">
            <text:p>0.531144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87.162896280143" calcext:value-type="float">
            <text:p>287.1628962801</text:p>
          </table:table-cell>
          <table:table-cell office:value-type="float" office:value="-45.9999999999999" calcext:value-type="float">
            <text:p>-46</text:p>
          </table:table-cell>
          <table:table-cell office:value-type="float" office:value="0.00289772767305459" calcext:value-type="float">
            <text:p>0.0028977277</text:p>
          </table:table-cell>
          <table:table-cell table:formula="of:=1000*[.E43]" office:value-type="float" office:value="2.89772767305459" calcext:value-type="float">
            <text:p>2.8977276731</text:p>
          </table:table-cell>
          <table:table-cell office:value-type="float" office:value="89.2" calcext:value-type="float">
            <text:p>89.2</text:p>
          </table:table-cell>
          <table:table-cell table:formula="of:=[.G43]-22.5" office:value-type="float" office:value="66.7" calcext:value-type="float">
            <text:p>66.7</text:p>
          </table:table-cell>
          <table:table-cell office:value-type="float" office:value="0.000537043" calcext:value-type="float">
            <text:p>0.000537043</text:p>
          </table:table-cell>
          <table:table-cell table:formula="of:=1000*[.I43]" office:value-type="float" office:value="0.537043" calcext:value-type="float">
            <text:p>0.537043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274.964680822829" calcext:value-type="float">
            <text:p>274.9646808228</text:p>
          </table:table-cell>
          <table:table-cell office:value-type="float" office:value="-45.8999999999999" calcext:value-type="float">
            <text:p>-45.9</text:p>
          </table:table-cell>
          <table:table-cell office:value-type="float" office:value="0.00293085947646551" calcext:value-type="float">
            <text:p>0.0029308595</text:p>
          </table:table-cell>
          <table:table-cell table:formula="of:=1000*[.E44]" office:value-type="float" office:value="2.93085947646551" calcext:value-type="float">
            <text:p>2.9308594765</text:p>
          </table:table-cell>
          <table:table-cell office:value-type="float" office:value="89.055" calcext:value-type="float">
            <text:p>89.055</text:p>
          </table:table-cell>
          <table:table-cell table:formula="of:=[.G44]-22.5" office:value-type="float" office:value="66.555" calcext:value-type="float">
            <text:p>66.555</text:p>
          </table:table-cell>
          <table:table-cell office:value-type="float" office:value="0.000542944" calcext:value-type="float">
            <text:p>0.000542944</text:p>
          </table:table-cell>
          <table:table-cell table:formula="of:=1000*[.I44]" office:value-type="float" office:value="0.542944" calcext:value-type="float">
            <text:p>0.542944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62.911057393941" calcext:value-type="float">
            <text:p>262.9110573939</text:p>
          </table:table-cell>
          <table:table-cell office:value-type="float" office:value="-45.7999999999999" calcext:value-type="float">
            <text:p>-45.8</text:p>
          </table:table-cell>
          <table:table-cell office:value-type="float" office:value="0.00296401068770006" calcext:value-type="float">
            <text:p>0.0029640107</text:p>
          </table:table-cell>
          <table:table-cell table:formula="of:=1000*[.E45]" office:value-type="float" office:value="2.96401068770006" calcext:value-type="float">
            <text:p>2.9640106877</text:p>
          </table:table-cell>
          <table:table-cell office:value-type="float" office:value="88.91" calcext:value-type="float">
            <text:p>88.91</text:p>
          </table:table-cell>
          <table:table-cell table:formula="of:=[.G45]-22.5" office:value-type="float" office:value="66.41" calcext:value-type="float">
            <text:p>66.41</text:p>
          </table:table-cell>
          <table:table-cell office:value-type="float" office:value="0.000548847" calcext:value-type="float">
            <text:p>0.000548847</text:p>
          </table:table-cell>
          <table:table-cell table:formula="of:=1000*[.I45]" office:value-type="float" office:value="0.548847" calcext:value-type="float">
            <text:p>0.548847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3.25" calcext:value-type="float">
            <text:p>3.25</text:p>
          </table:table-cell>
          <table:table-cell table:style-name="ce1" office:value-type="float" office:value="248.508602064395" calcext:value-type="float">
            <text:p>248.5086020644</text:p>
          </table:table-cell>
          <table:table-cell office:value-type="float" office:value="-45.6999999999999" calcext:value-type="float">
            <text:p>-45.7</text:p>
          </table:table-cell>
          <table:table-cell office:value-type="float" office:value="0.00299718130675825" calcext:value-type="float">
            <text:p>0.0029971813</text:p>
          </table:table-cell>
          <table:table-cell table:formula="of:=1000*[.E46]" office:value-type="float" office:value="2.99718130675825" calcext:value-type="float">
            <text:p>2.9971813068</text:p>
          </table:table-cell>
          <table:table-cell office:value-type="float" office:value="88.765" calcext:value-type="float">
            <text:p>88.765</text:p>
          </table:table-cell>
          <table:table-cell table:formula="of:=[.G46]-22.5" office:value-type="float" office:value="66.265" calcext:value-type="float">
            <text:p>66.265</text:p>
          </table:table-cell>
          <table:table-cell office:value-type="float" office:value="0.000554752" calcext:value-type="float">
            <text:p>0.000554752</text:p>
          </table:table-cell>
          <table:table-cell table:formula="of:=1000*[.I46]" office:value-type="float" office:value="0.554752" calcext:value-type="float">
            <text:p>0.554752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32.316536647738" calcext:value-type="float">
            <text:p>232.3165366477</text:p>
          </table:table-cell>
          <table:table-cell office:value-type="float" office:value="-45.5999999999999" calcext:value-type="float">
            <text:p>-45.6</text:p>
          </table:table-cell>
          <table:table-cell office:value-type="float" office:value="0.00303037133364009" calcext:value-type="float">
            <text:p>0.0030303713</text:p>
          </table:table-cell>
          <table:table-cell table:formula="of:=1000*[.E47]" office:value-type="float" office:value="3.03037133364009" calcext:value-type="float">
            <text:p>3.0303713336</text:p>
          </table:table-cell>
          <table:table-cell office:value-type="float" office:value="88.62" calcext:value-type="float">
            <text:p>88.62</text:p>
          </table:table-cell>
          <table:table-cell table:formula="of:=[.G47]-22.5" office:value-type="float" office:value="66.12" calcext:value-type="float">
            <text:p>66.12</text:p>
          </table:table-cell>
          <table:table-cell office:value-type="float" office:value="0.000560952" calcext:value-type="float">
            <text:p>0.000560952</text:p>
          </table:table-cell>
          <table:table-cell table:formula="of:=1000*[.I47]" office:value-type="float" office:value="0.560952" calcext:value-type="float">
            <text:p>0.560952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3.75" calcext:value-type="float">
            <text:p>3.75</text:p>
          </table:table-cell>
          <table:table-cell table:style-name="ce1" office:value-type="float" office:value="217.358672474783" calcext:value-type="float">
            <text:p>217.3586724748</text:p>
          </table:table-cell>
          <table:table-cell office:value-type="float" office:value="-45.4999999999999" calcext:value-type="float">
            <text:p>-45.5</text:p>
          </table:table-cell>
          <table:table-cell office:value-type="float" office:value="0.00306358076834556" calcext:value-type="float">
            <text:p>0.0030635808</text:p>
          </table:table-cell>
          <table:table-cell table:formula="of:=1000*[.E48]" office:value-type="float" office:value="3.06358076834556" calcext:value-type="float">
            <text:p>3.0635807683</text:p>
          </table:table-cell>
          <table:table-cell office:value-type="float" office:value="88.475" calcext:value-type="float">
            <text:p>88.475</text:p>
          </table:table-cell>
          <table:table-cell table:formula="of:=[.G48]-22.5" office:value-type="float" office:value="65.975" calcext:value-type="float">
            <text:p>65.975</text:p>
          </table:table-cell>
          <table:table-cell office:value-type="float" office:value="0.000567108" calcext:value-type="float">
            <text:p>0.000567108</text:p>
          </table:table-cell>
          <table:table-cell table:formula="of:=1000*[.I48]" office:value-type="float" office:value="0.567108" calcext:value-type="float">
            <text:p>0.567108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07.427740189204" calcext:value-type="float">
            <text:p>207.4277401892</text:p>
          </table:table-cell>
          <table:table-cell office:value-type="float" office:value="-45.3999999999999" calcext:value-type="float">
            <text:p>-45.4</text:p>
          </table:table-cell>
          <table:table-cell office:value-type="float" office:value="0.00309680961087467" calcext:value-type="float">
            <text:p>0.0030968096</text:p>
          </table:table-cell>
          <table:table-cell table:formula="of:=1000*[.E49]" office:value-type="float" office:value="3.09680961087467" calcext:value-type="float">
            <text:p>3.0968096109</text:p>
          </table:table-cell>
          <table:table-cell office:value-type="float" office:value="88.33" calcext:value-type="float">
            <text:p>88.33</text:p>
          </table:table-cell>
          <table:table-cell table:formula="of:=[.G49]-22.5" office:value-type="float" office:value="65.83" calcext:value-type="float">
            <text:p>65.83</text:p>
          </table:table-cell>
          <table:table-cell office:value-type="float" office:value="0.000573249" calcext:value-type="float">
            <text:p>0.000573249</text:p>
          </table:table-cell>
          <table:table-cell table:formula="of:=1000*[.I49]" office:value-type="float" office:value="0.573249" calcext:value-type="float">
            <text:p>0.573249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4.25" calcext:value-type="float">
            <text:p>4.25</text:p>
          </table:table-cell>
          <table:table-cell table:style-name="ce1" office:value-type="float" office:value="198.440227020632" calcext:value-type="float">
            <text:p>198.4402270206</text:p>
          </table:table-cell>
          <table:table-cell office:value-type="float" office:value="-45.2999999999999" calcext:value-type="float">
            <text:p>-45.3</text:p>
          </table:table-cell>
          <table:table-cell office:value-type="float" office:value="0.00313005786122743" calcext:value-type="float">
            <text:p>0.0031300579</text:p>
          </table:table-cell>
          <table:table-cell table:formula="of:=1000*[.E50]" office:value-type="float" office:value="3.13005786122743" calcext:value-type="float">
            <text:p>3.1300578612</text:p>
          </table:table-cell>
          <table:table-cell office:value-type="float" office:value="88.185" calcext:value-type="float">
            <text:p>88.185</text:p>
          </table:table-cell>
          <table:table-cell table:formula="of:=[.G50]-22.5" office:value-type="float" office:value="65.685" calcext:value-type="float">
            <text:p>65.685</text:p>
          </table:table-cell>
          <table:table-cell office:value-type="float" office:value="0.000579205" calcext:value-type="float">
            <text:p>0.000579205</text:p>
          </table:table-cell>
          <table:table-cell table:formula="of:=1000*[.I50]" office:value-type="float" office:value="0.579205" calcext:value-type="float">
            <text:p>0.579205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93.364936066496" calcext:value-type="float">
            <text:p>193.3649360665</text:p>
          </table:table-cell>
          <table:table-cell office:value-type="float" office:value="-45.1999999999999" calcext:value-type="float">
            <text:p>-45.2</text:p>
          </table:table-cell>
          <table:table-cell office:value-type="float" office:value="0.00316332551940383" calcext:value-type="float">
            <text:p>0.0031633255</text:p>
          </table:table-cell>
          <table:table-cell table:formula="of:=1000*[.E51]" office:value-type="float" office:value="3.16332551940383" calcext:value-type="float">
            <text:p>3.1633255194</text:p>
          </table:table-cell>
          <table:table-cell office:value-type="float" office:value="88.04" calcext:value-type="float">
            <text:p>88.04</text:p>
          </table:table-cell>
          <table:table-cell table:formula="of:=[.G51]-22.5" office:value-type="float" office:value="65.54" calcext:value-type="float">
            <text:p>65.54</text:p>
          </table:table-cell>
          <table:table-cell office:value-type="float" office:value="0.000585886" calcext:value-type="float">
            <text:p>0.000585886</text:p>
          </table:table-cell>
          <table:table-cell table:formula="of:=1000*[.I51]" office:value-type="float" office:value="0.585886" calcext:value-type="float">
            <text:p>0.585886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4.75" calcext:value-type="float">
            <text:p>4.75</text:p>
          </table:table-cell>
          <table:table-cell table:style-name="ce1" office:value-type="float" office:value="190.717031226894" calcext:value-type="float">
            <text:p>190.7170312269</text:p>
          </table:table-cell>
          <table:table-cell office:value-type="float" office:value="-45.0999999999999" calcext:value-type="float">
            <text:p>-45.1</text:p>
          </table:table-cell>
          <table:table-cell office:value-type="float" office:value="0.00319661258540386" calcext:value-type="float">
            <text:p>0.0031966126</text:p>
          </table:table-cell>
          <table:table-cell table:formula="of:=1000*[.E52]" office:value-type="float" office:value="3.19661258540386" calcext:value-type="float">
            <text:p>3.1966125854</text:p>
          </table:table-cell>
          <table:table-cell office:value-type="float" office:value="87.895" calcext:value-type="float">
            <text:p>87.895</text:p>
          </table:table-cell>
          <table:table-cell table:formula="of:=[.G52]-22.5" office:value-type="float" office:value="65.395" calcext:value-type="float">
            <text:p>65.395</text:p>
          </table:table-cell>
          <table:table-cell office:value-type="float" office:value="0.000592569" calcext:value-type="float">
            <text:p>0.000592569</text:p>
          </table:table-cell>
          <table:table-cell table:formula="of:=1000*[.I52]" office:value-type="float" office:value="0.592569" calcext:value-type="float">
            <text:p>0.592569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90.237250032689" calcext:value-type="float">
            <text:p>190.2372500327</text:p>
          </table:table-cell>
          <table:table-cell office:value-type="float" office:value="-44.9999999999999" calcext:value-type="float">
            <text:p>-45</text:p>
          </table:table-cell>
          <table:table-cell office:value-type="float" office:value="0.00322991905922754" calcext:value-type="float">
            <text:p>0.0032299191</text:p>
          </table:table-cell>
          <table:table-cell table:formula="of:=1000*[.E53]" office:value-type="float" office:value="3.22991905922754" calcext:value-type="float">
            <text:p>3.2299190592</text:p>
          </table:table-cell>
          <table:table-cell office:value-type="float" office:value="87.75" calcext:value-type="float">
            <text:p>87.75</text:p>
          </table:table-cell>
          <table:table-cell table:formula="of:=[.G53]-22.5" office:value-type="float" office:value="65.25" calcext:value-type="float">
            <text:p>65.25</text:p>
          </table:table-cell>
          <table:table-cell office:value-type="float" office:value="0.000599252" calcext:value-type="float">
            <text:p>0.000599252</text:p>
          </table:table-cell>
          <table:table-cell table:formula="of:=1000*[.I53]" office:value-type="float" office:value="0.599252" calcext:value-type="float">
            <text:p>0.599252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191.723531419594" calcext:value-type="float">
            <text:p>191.7235314196</text:p>
          </table:table-cell>
          <table:table-cell office:value-type="float" office:value="-44.8999999999999" calcext:value-type="float">
            <text:p>-44.9</text:p>
          </table:table-cell>
          <table:table-cell office:value-type="float" office:value="0.00326324494087485" calcext:value-type="float">
            <text:p>0.0032632449</text:p>
          </table:table-cell>
          <table:table-cell table:formula="of:=1000*[.E54]" office:value-type="float" office:value="3.26324494087485" calcext:value-type="float">
            <text:p>3.2632449409</text:p>
          </table:table-cell>
          <table:table-cell office:value-type="float" office:value="87.605" calcext:value-type="float">
            <text:p>87.605</text:p>
          </table:table-cell>
          <table:table-cell table:formula="of:=[.G54]-22.5" office:value-type="float" office:value="65.105" calcext:value-type="float">
            <text:p>65.105</text:p>
          </table:table-cell>
          <table:table-cell office:value-type="float" office:value="0.000605862" calcext:value-type="float">
            <text:p>0.000605862</text:p>
          </table:table-cell>
          <table:table-cell table:formula="of:=1000*[.I54]" office:value-type="float" office:value="0.605862" calcext:value-type="float">
            <text:p>0.605862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95.573961968356" calcext:value-type="float">
            <text:p>195.5739619684</text:p>
          </table:table-cell>
          <table:table-cell office:value-type="float" office:value="-44.7999999999999" calcext:value-type="float">
            <text:p>-44.8</text:p>
          </table:table-cell>
          <table:table-cell office:value-type="float" office:value="0.00329659023034581" calcext:value-type="float">
            <text:p>0.0032965902</text:p>
          </table:table-cell>
          <table:table-cell table:formula="of:=1000*[.E55]" office:value-type="float" office:value="3.29659023034581" calcext:value-type="float">
            <text:p>3.2965902303</text:p>
          </table:table-cell>
          <table:table-cell office:value-type="float" office:value="87.46" calcext:value-type="float">
            <text:p>87.46</text:p>
          </table:table-cell>
          <table:table-cell table:formula="of:=[.G55]-22.5" office:value-type="float" office:value="64.96" calcext:value-type="float">
            <text:p>64.96</text:p>
          </table:table-cell>
          <table:table-cell office:value-type="float" office:value="0.000612657" calcext:value-type="float">
            <text:p>0.000612657</text:p>
          </table:table-cell>
          <table:table-cell table:formula="of:=1000*[.I55]" office:value-type="float" office:value="0.612657" calcext:value-type="float">
            <text:p>0.612657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5.75" calcext:value-type="float">
            <text:p>5.75</text:p>
          </table:table-cell>
          <table:table-cell table:style-name="ce1" office:value-type="float" office:value="202.001435638463" calcext:value-type="float">
            <text:p>202.0014356385</text:p>
          </table:table-cell>
          <table:table-cell office:value-type="float" office:value="-44.6999999999999" calcext:value-type="float">
            <text:p>-44.7</text:p>
          </table:table-cell>
          <table:table-cell office:value-type="float" office:value="0.00332995492764041" calcext:value-type="float">
            <text:p>0.0033299549</text:p>
          </table:table-cell>
          <table:table-cell table:formula="of:=1000*[.E56]" office:value-type="float" office:value="3.32995492764041" calcext:value-type="float">
            <text:p>3.3299549276</text:p>
          </table:table-cell>
          <table:table-cell office:value-type="float" office:value="87.315" calcext:value-type="float">
            <text:p>87.315</text:p>
          </table:table-cell>
          <table:table-cell table:formula="of:=[.G56]-22.5" office:value-type="float" office:value="64.815" calcext:value-type="float">
            <text:p>64.815</text:p>
          </table:table-cell>
          <table:table-cell office:value-type="float" office:value="0.00061945" calcext:value-type="float">
            <text:p>0.00061945</text:p>
          </table:table-cell>
          <table:table-cell table:formula="of:=1000*[.I56]" office:value-type="float" office:value="0.61945" calcext:value-type="float">
            <text:p>0.61945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10.752831772197" calcext:value-type="float">
            <text:p>210.7528317722</text:p>
          </table:table-cell>
          <table:table-cell office:value-type="float" office:value="-44.5999999999999" calcext:value-type="float">
            <text:p>-44.6</text:p>
          </table:table-cell>
          <table:table-cell office:value-type="float" office:value="0.00336333903275865" calcext:value-type="float">
            <text:p>0.003363339</text:p>
          </table:table-cell>
          <table:table-cell table:formula="of:=1000*[.E57]" office:value-type="float" office:value="3.36333903275865" calcext:value-type="float">
            <text:p>3.3633390328</text:p>
          </table:table-cell>
          <table:table-cell office:value-type="float" office:value="87.17" calcext:value-type="float">
            <text:p>87.17</text:p>
          </table:table-cell>
          <table:table-cell table:formula="of:=[.G57]-22.5" office:value-type="float" office:value="64.67" calcext:value-type="float">
            <text:p>64.67</text:p>
          </table:table-cell>
          <table:table-cell office:value-type="float" office:value="0.000626242" calcext:value-type="float">
            <text:p>0.000626242</text:p>
          </table:table-cell>
          <table:table-cell table:formula="of:=1000*[.I57]" office:value-type="float" office:value="0.626242" calcext:value-type="float">
            <text:p>0.626242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6.25" calcext:value-type="float">
            <text:p>6.25</text:p>
          </table:table-cell>
          <table:table-cell table:style-name="ce1" office:value-type="float" office:value="221.573463438201" calcext:value-type="float">
            <text:p>221.5734634382</text:p>
          </table:table-cell>
          <table:table-cell office:value-type="float" office:value="-44.4999999999999" calcext:value-type="float">
            <text:p>-44.5</text:p>
          </table:table-cell>
          <table:table-cell office:value-type="float" office:value="0.00339674254570052" calcext:value-type="float">
            <text:p>0.0033967425</text:p>
          </table:table-cell>
          <table:table-cell table:formula="of:=1000*[.E58]" office:value-type="float" office:value="3.39674254570052" calcext:value-type="float">
            <text:p>3.3967425457</text:p>
          </table:table-cell>
          <table:table-cell office:value-type="float" office:value="87.025" calcext:value-type="float">
            <text:p>87.025</text:p>
          </table:table-cell>
          <table:table-cell table:formula="of:=[.G58]-22.5" office:value-type="float" office:value="64.525" calcext:value-type="float">
            <text:p>64.525</text:p>
          </table:table-cell>
          <table:table-cell office:value-type="float" office:value="0.000633033" calcext:value-type="float">
            <text:p>0.000633033</text:p>
          </table:table-cell>
          <table:table-cell table:formula="of:=1000*[.I58]" office:value-type="float" office:value="0.633033" calcext:value-type="float">
            <text:p>0.633033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235.149829045228" calcext:value-type="float">
            <text:p>235.1498290452</text:p>
          </table:table-cell>
          <table:table-cell office:value-type="float" office:value="-44.3999999999999" calcext:value-type="float">
            <text:p>-44.4</text:p>
          </table:table-cell>
          <table:table-cell office:value-type="float" office:value="0.00343016546646604" calcext:value-type="float">
            <text:p>0.0034301655</text:p>
          </table:table-cell>
          <table:table-cell table:formula="of:=1000*[.E59]" office:value-type="float" office:value="3.43016546646604" calcext:value-type="float">
            <text:p>3.4301654665</text:p>
          </table:table-cell>
          <table:table-cell office:value-type="float" office:value="86.88" calcext:value-type="float">
            <text:p>86.88</text:p>
          </table:table-cell>
          <table:table-cell table:formula="of:=[.G59]-22.5" office:value-type="float" office:value="64.38" calcext:value-type="float">
            <text:p>64.38</text:p>
          </table:table-cell>
          <table:table-cell office:value-type="float" office:value="0.000639822" calcext:value-type="float">
            <text:p>0.000639822</text:p>
          </table:table-cell>
          <table:table-cell table:formula="of:=1000*[.I59]" office:value-type="float" office:value="0.639822" calcext:value-type="float">
            <text:p>0.639822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6.75" calcext:value-type="float">
            <text:p>6.75</text:p>
          </table:table-cell>
          <table:table-cell table:style-name="ce1" office:value-type="float" office:value="251.361795426433" calcext:value-type="float">
            <text:p>251.3617954264</text:p>
          </table:table-cell>
          <table:table-cell office:value-type="float" office:value="-44.2999999999999" calcext:value-type="float">
            <text:p>-44.3</text:p>
          </table:table-cell>
          <table:table-cell office:value-type="float" office:value="0.00349292705383653" calcext:value-type="float">
            <text:p>0.0034929271</text:p>
          </table:table-cell>
          <table:table-cell table:formula="of:=1000*[.E60]" office:value-type="float" office:value="3.49292705383653" calcext:value-type="float">
            <text:p>3.4929270538</text:p>
          </table:table-cell>
          <table:table-cell office:value-type="float" office:value="86.735" calcext:value-type="float">
            <text:p>86.735</text:p>
          </table:table-cell>
          <table:table-cell table:formula="of:=[.G60]-22.5" office:value-type="float" office:value="64.235" calcext:value-type="float">
            <text:p>64.235</text:p>
          </table:table-cell>
          <table:table-cell office:value-type="float" office:value="0.00064661" calcext:value-type="float">
            <text:p>0.00064661</text:p>
          </table:table-cell>
          <table:table-cell table:formula="of:=1000*[.I60]" office:value-type="float" office:value="0.64661" calcext:value-type="float">
            <text:p>0.64661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71.787148518836" calcext:value-type="float">
            <text:p>271.7871485188</text:p>
          </table:table-cell>
          <table:table-cell office:value-type="float" office:value="-44.1999999999999" calcext:value-type="float">
            <text:p>-44.2</text:p>
          </table:table-cell>
          <table:table-cell office:value-type="float" office:value="0.00353295255069299" calcext:value-type="float">
            <text:p>0.0035329526</text:p>
          </table:table-cell>
          <table:table-cell table:formula="of:=1000*[.E61]" office:value-type="float" office:value="3.53295255069299" calcext:value-type="float">
            <text:p>3.5329525507</text:p>
          </table:table-cell>
          <table:table-cell office:value-type="float" office:value="86.59" calcext:value-type="float">
            <text:p>86.59</text:p>
          </table:table-cell>
          <table:table-cell table:formula="of:=[.G61]-22.5" office:value-type="float" office:value="64.09" calcext:value-type="float">
            <text:p>64.09</text:p>
          </table:table-cell>
          <table:table-cell office:value-type="float" office:value="0.000653396" calcext:value-type="float">
            <text:p>0.000653396</text:p>
          </table:table-cell>
          <table:table-cell table:formula="of:=1000*[.I61]" office:value-type="float" office:value="0.653396" calcext:value-type="float">
            <text:p>0.653396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7.25" calcext:value-type="float">
            <text:p>7.25</text:p>
          </table:table-cell>
          <table:table-cell table:style-name="ce1" office:value-type="float" office:value="291.886729057695" calcext:value-type="float">
            <text:p>291.8867290577</text:p>
          </table:table-cell>
          <table:table-cell office:value-type="float" office:value="-44.0999999999999" calcext:value-type="float">
            <text:p>-44.1</text:p>
          </table:table-cell>
          <table:table-cell office:value-type="float" office:value="0.00357296240238771" calcext:value-type="float">
            <text:p>0.0035729624</text:p>
          </table:table-cell>
          <table:table-cell table:formula="of:=1000*[.E62]" office:value-type="float" office:value="3.57296240238771" calcext:value-type="float">
            <text:p>3.5729624024</text:p>
          </table:table-cell>
          <table:table-cell office:value-type="float" office:value="86.445" calcext:value-type="float">
            <text:p>86.445</text:p>
          </table:table-cell>
          <table:table-cell table:formula="of:=[.G62]-22.5" office:value-type="float" office:value="63.945" calcext:value-type="float">
            <text:p>63.945</text:p>
          </table:table-cell>
          <table:table-cell office:value-type="float" office:value="0.000660575" calcext:value-type="float">
            <text:p>0.000660575</text:p>
          </table:table-cell>
          <table:table-cell table:formula="of:=1000*[.I62]" office:value-type="float" office:value="0.660575" calcext:value-type="float">
            <text:p>0.660575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309.402265344002" calcext:value-type="float">
            <text:p>309.402265344</text:p>
          </table:table-cell>
          <table:table-cell office:value-type="float" office:value="-43.9999999999999" calcext:value-type="float">
            <text:p>-44</text:p>
          </table:table-cell>
          <table:table-cell office:value-type="float" office:value="0.0036129566089207" calcext:value-type="float">
            <text:p>0.0036129566</text:p>
          </table:table-cell>
          <table:table-cell table:formula="of:=1000*[.E63]" office:value-type="float" office:value="3.6129566089207" calcext:value-type="float">
            <text:p>3.6129566089</text:p>
          </table:table-cell>
          <table:table-cell office:value-type="float" office:value="86.3" calcext:value-type="float">
            <text:p>86.3</text:p>
          </table:table-cell>
          <table:table-cell table:formula="of:=[.G63]-22.5" office:value-type="float" office:value="63.8" calcext:value-type="float">
            <text:p>63.8</text:p>
          </table:table-cell>
          <table:table-cell office:value-type="float" office:value="0.000667899" calcext:value-type="float">
            <text:p>0.000667899</text:p>
          </table:table-cell>
          <table:table-cell table:formula="of:=1000*[.I63]" office:value-type="float" office:value="0.667899" calcext:value-type="float">
            <text:p>0.6678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3.8999999999999" calcext:value-type="float">
            <text:p>-43.9</text:p>
          </table:table-cell>
          <table:table-cell office:value-type="float" office:value="0.00365293517029194" calcext:value-type="float">
            <text:p>0.0036529352</text:p>
          </table:table-cell>
          <table:table-cell table:formula="of:=1000*[.E64]" office:value-type="float" office:value="3.65293517029194" calcext:value-type="float">
            <text:p>3.6529351703</text:p>
          </table:table-cell>
          <table:table-cell office:value-type="float" office:value="86.155" calcext:value-type="float">
            <text:p>86.155</text:p>
          </table:table-cell>
          <table:table-cell table:formula="of:=[.G64]-22.5" office:value-type="float" office:value="63.655" calcext:value-type="float">
            <text:p>63.655</text:p>
          </table:table-cell>
          <table:table-cell office:value-type="float" office:value="0.000675697" calcext:value-type="float">
            <text:p>0.000675697</text:p>
          </table:table-cell>
          <table:table-cell table:formula="of:=1000*[.I64]" office:value-type="float" office:value="0.675697" calcext:value-type="float">
            <text:p>0.6756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3.7999999999999" calcext:value-type="float">
            <text:p>-43.8</text:p>
          </table:table-cell>
          <table:table-cell office:value-type="float" office:value="0.00369289808650144" calcext:value-type="float">
            <text:p>0.0036928981</text:p>
          </table:table-cell>
          <table:table-cell table:formula="of:=1000*[.E65]" office:value-type="float" office:value="3.69289808650144" calcext:value-type="float">
            <text:p>3.6928980865</text:p>
          </table:table-cell>
          <table:table-cell office:value-type="float" office:value="86.01" calcext:value-type="float">
            <text:p>86.01</text:p>
          </table:table-cell>
          <table:table-cell table:formula="of:=[.G65]-22.5" office:value-type="float" office:value="63.51" calcext:value-type="float">
            <text:p>63.51</text:p>
          </table:table-cell>
          <table:table-cell office:value-type="float" office:value="0.000683494" calcext:value-type="float">
            <text:p>0.000683494</text:p>
          </table:table-cell>
          <table:table-cell table:formula="of:=1000*[.I65]" office:value-type="float" office:value="0.683494" calcext:value-type="float">
            <text:p>0.6834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3.6999999999999" calcext:value-type="float">
            <text:p>-43.7</text:p>
          </table:table-cell>
          <table:table-cell office:value-type="float" office:value="0.00373284535754919" calcext:value-type="float">
            <text:p>0.0037328454</text:p>
          </table:table-cell>
          <table:table-cell table:formula="of:=1000*[.E66]" office:value-type="float" office:value="3.73284535754919" calcext:value-type="float">
            <text:p>3.7328453575</text:p>
          </table:table-cell>
          <table:table-cell office:value-type="float" office:value="85.865" calcext:value-type="float">
            <text:p>85.865</text:p>
          </table:table-cell>
          <table:table-cell table:formula="of:=[.G66]-22.5" office:value-type="float" office:value="63.365" calcext:value-type="float">
            <text:p>63.365</text:p>
          </table:table-cell>
          <table:table-cell office:value-type="float" office:value="0.000691289" calcext:value-type="float">
            <text:p>0.000691289</text:p>
          </table:table-cell>
          <table:table-cell table:formula="of:=1000*[.I66]" office:value-type="float" office:value="0.691289" calcext:value-type="float">
            <text:p>0.6912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3.5999999999999" calcext:value-type="float">
            <text:p>-43.6</text:p>
          </table:table-cell>
          <table:table-cell office:value-type="float" office:value="0.00377277698343521" calcext:value-type="float">
            <text:p>0.003772777</text:p>
          </table:table-cell>
          <table:table-cell table:formula="of:=1000*[.E67]" office:value-type="float" office:value="3.77277698343521" calcext:value-type="float">
            <text:p>3.7727769834</text:p>
          </table:table-cell>
          <table:table-cell office:value-type="float" office:value="85.72" calcext:value-type="float">
            <text:p>85.72</text:p>
          </table:table-cell>
          <table:table-cell table:formula="of:=[.G67]-22.5" office:value-type="float" office:value="63.22" calcext:value-type="float">
            <text:p>63.22</text:p>
          </table:table-cell>
          <table:table-cell office:value-type="float" office:value="0.000699082" calcext:value-type="float">
            <text:p>0.000699082</text:p>
          </table:table-cell>
          <table:table-cell table:formula="of:=1000*[.I67]" office:value-type="float" office:value="0.699082" calcext:value-type="float">
            <text:p>0.6990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3.4999999999999" calcext:value-type="float">
            <text:p>-43.5</text:p>
          </table:table-cell>
          <table:table-cell office:value-type="float" office:value="0.00381269296415948" calcext:value-type="float">
            <text:p>0.003812693</text:p>
          </table:table-cell>
          <table:table-cell table:formula="of:=1000*[.E68]" office:value-type="float" office:value="3.81269296415948" calcext:value-type="float">
            <text:p>3.8126929642</text:p>
          </table:table-cell>
          <table:table-cell office:value-type="float" office:value="85.575" calcext:value-type="float">
            <text:p>85.575</text:p>
          </table:table-cell>
          <table:table-cell table:formula="of:=[.G68]-22.5" office:value-type="float" office:value="63.075" calcext:value-type="float">
            <text:p>63.075</text:p>
          </table:table-cell>
          <table:table-cell office:value-type="float" office:value="0.000706875" calcext:value-type="float">
            <text:p>0.000706875</text:p>
          </table:table-cell>
          <table:table-cell table:formula="of:=1000*[.I68]" office:value-type="float" office:value="0.706875" calcext:value-type="float">
            <text:p>0.7068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3.3999999999999" calcext:value-type="float">
            <text:p>-43.4</text:p>
          </table:table-cell>
          <table:table-cell office:value-type="float" office:value="0.00385259329972202" calcext:value-type="float">
            <text:p>0.0038525933</text:p>
          </table:table-cell>
          <table:table-cell table:formula="of:=1000*[.E69]" office:value-type="float" office:value="3.85259329972202" calcext:value-type="float">
            <text:p>3.8525932997</text:p>
          </table:table-cell>
          <table:table-cell office:value-type="float" office:value="85.43" calcext:value-type="float">
            <text:p>85.43</text:p>
          </table:table-cell>
          <table:table-cell table:formula="of:=[.G69]-22.5" office:value-type="float" office:value="62.93" calcext:value-type="float">
            <text:p>62.93</text:p>
          </table:table-cell>
          <table:table-cell office:value-type="float" office:value="0.000714666" calcext:value-type="float">
            <text:p>0.000714666</text:p>
          </table:table-cell>
          <table:table-cell table:formula="of:=1000*[.I69]" office:value-type="float" office:value="0.714666" calcext:value-type="float">
            <text:p>0.7146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3.2999999999999" calcext:value-type="float">
            <text:p>-43.3</text:p>
          </table:table-cell>
          <table:table-cell office:value-type="float" office:value="0.0038924779901228" calcext:value-type="float">
            <text:p>0.003892478</text:p>
          </table:table-cell>
          <table:table-cell table:formula="of:=1000*[.E70]" office:value-type="float" office:value="3.8924779901228" calcext:value-type="float">
            <text:p>3.8924779901</text:p>
          </table:table-cell>
          <table:table-cell office:value-type="float" office:value="85.285" calcext:value-type="float">
            <text:p>85.285</text:p>
          </table:table-cell>
          <table:table-cell table:formula="of:=[.G70]-22.5" office:value-type="float" office:value="62.785" calcext:value-type="float">
            <text:p>62.785</text:p>
          </table:table-cell>
          <table:table-cell office:value-type="float" office:value="0.000722455" calcext:value-type="float">
            <text:p>0.000722455</text:p>
          </table:table-cell>
          <table:table-cell table:formula="of:=1000*[.I70]" office:value-type="float" office:value="0.722455" calcext:value-type="float">
            <text:p>0.7224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3.1999999999999" calcext:value-type="float">
            <text:p>-43.2</text:p>
          </table:table-cell>
          <table:table-cell office:value-type="float" office:value="0.003895065072668" calcext:value-type="float">
            <text:p>0.0038950651</text:p>
          </table:table-cell>
          <table:table-cell table:formula="of:=1000*[.E71]" office:value-type="float" office:value="3.895065072668" calcext:value-type="float">
            <text:p>3.8950650727</text:p>
          </table:table-cell>
          <table:table-cell office:value-type="float" office:value="85.14" calcext:value-type="float">
            <text:p>85.14</text:p>
          </table:table-cell>
          <table:table-cell table:formula="of:=[.G71]-22.5" office:value-type="float" office:value="62.64" calcext:value-type="float">
            <text:p>62.64</text:p>
          </table:table-cell>
          <table:table-cell office:value-type="float" office:value="0.000730243" calcext:value-type="float">
            <text:p>0.000730243</text:p>
          </table:table-cell>
          <table:table-cell table:formula="of:=1000*[.I71]" office:value-type="float" office:value="0.730243" calcext:value-type="float">
            <text:p>0.7302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3.0999999999999" calcext:value-type="float">
            <text:p>-43.1</text:p>
          </table:table-cell>
          <table:table-cell office:value-type="float" office:value="0.00394724786072768" calcext:value-type="float">
            <text:p>0.0039472479</text:p>
          </table:table-cell>
          <table:table-cell table:formula="of:=1000*[.E72]" office:value-type="float" office:value="3.94724786072768" calcext:value-type="float">
            <text:p>3.9472478607</text:p>
          </table:table-cell>
          <table:table-cell office:value-type="float" office:value="84.995" calcext:value-type="float">
            <text:p>84.995</text:p>
          </table:table-cell>
          <table:table-cell table:formula="of:=[.G72]-22.5" office:value-type="float" office:value="62.495" calcext:value-type="float">
            <text:p>62.495</text:p>
          </table:table-cell>
          <table:table-cell office:value-type="float" office:value="0.000737427" calcext:value-type="float">
            <text:p>0.000737427</text:p>
          </table:table-cell>
          <table:table-cell table:formula="of:=1000*[.I72]" office:value-type="float" office:value="0.737427" calcext:value-type="float">
            <text:p>0.7374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2.9999999999999" calcext:value-type="float">
            <text:p>-43</text:p>
          </table:table-cell>
          <table:table-cell office:value-type="float" office:value="0.00399946220984208" calcext:value-type="float">
            <text:p>0.0039994622</text:p>
          </table:table-cell>
          <table:table-cell table:formula="of:=1000*[.E73]" office:value-type="float" office:value="3.99946220984208" calcext:value-type="float">
            <text:p>3.9994622098</text:p>
          </table:table-cell>
          <table:table-cell office:value-type="float" office:value="84.85" calcext:value-type="float">
            <text:p>84.85</text:p>
          </table:table-cell>
          <table:table-cell table:formula="of:=[.G73]-22.5" office:value-type="float" office:value="62.35" calcext:value-type="float">
            <text:p>62.35</text:p>
          </table:table-cell>
          <table:table-cell office:value-type="float" office:value="0.000745469" calcext:value-type="float">
            <text:p>0.000745469</text:p>
          </table:table-cell>
          <table:table-cell table:formula="of:=1000*[.I73]" office:value-type="float" office:value="0.745469" calcext:value-type="float">
            <text:p>0.7454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2.8999999999999" calcext:value-type="float">
            <text:p>-42.9</text:p>
          </table:table-cell>
          <table:table-cell office:value-type="float" office:value="0.00405170812001118" calcext:value-type="float">
            <text:p>0.0040517081</text:p>
          </table:table-cell>
          <table:table-cell table:formula="of:=1000*[.E74]" office:value-type="float" office:value="4.05170812001118" calcext:value-type="float">
            <text:p>4.05170812</text:p>
          </table:table-cell>
          <table:table-cell office:value-type="float" office:value="84.705" calcext:value-type="float">
            <text:p>84.705</text:p>
          </table:table-cell>
          <table:table-cell table:formula="of:=[.G74]-22.5" office:value-type="float" office:value="62.205" calcext:value-type="float">
            <text:p>62.205</text:p>
          </table:table-cell>
          <table:table-cell office:value-type="float" office:value="0.000753956" calcext:value-type="float">
            <text:p>0.000753956</text:p>
          </table:table-cell>
          <table:table-cell table:formula="of:=1000*[.I74]" office:value-type="float" office:value="0.753956" calcext:value-type="float">
            <text:p>0.7539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2.7999999999999" calcext:value-type="float">
            <text:p>-42.8</text:p>
          </table:table-cell>
          <table:table-cell office:value-type="float" office:value="0.00410398559123498" calcext:value-type="float">
            <text:p>0.0041039856</text:p>
          </table:table-cell>
          <table:table-cell table:formula="of:=1000*[.E75]" office:value-type="float" office:value="4.10398559123498" calcext:value-type="float">
            <text:p>4.1039855912</text:p>
          </table:table-cell>
          <table:table-cell office:value-type="float" office:value="84.56" calcext:value-type="float">
            <text:p>84.56</text:p>
          </table:table-cell>
          <table:table-cell table:formula="of:=[.G75]-22.5" office:value-type="float" office:value="62.06" calcext:value-type="float">
            <text:p>62.06</text:p>
          </table:table-cell>
          <table:table-cell office:value-type="float" office:value="0.000762707" calcext:value-type="float">
            <text:p>0.000762707</text:p>
          </table:table-cell>
          <table:table-cell table:formula="of:=1000*[.I75]" office:value-type="float" office:value="0.762707" calcext:value-type="float">
            <text:p>0.7627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2.6999999999999" calcext:value-type="float">
            <text:p>-42.7</text:p>
          </table:table-cell>
          <table:table-cell office:value-type="float" office:value="0.00415629462351348" calcext:value-type="float">
            <text:p>0.0041562946</text:p>
          </table:table-cell>
          <table:table-cell table:formula="of:=1000*[.E76]" office:value-type="float" office:value="4.15629462351348" calcext:value-type="float">
            <text:p>4.1562946235</text:p>
          </table:table-cell>
          <table:table-cell office:value-type="float" office:value="84.415" calcext:value-type="float">
            <text:p>84.415</text:p>
          </table:table-cell>
          <table:table-cell table:formula="of:=[.G76]-22.5" office:value-type="float" office:value="61.915" calcext:value-type="float">
            <text:p>61.915</text:p>
          </table:table-cell>
          <table:table-cell office:value-type="float" office:value="0.00077146" calcext:value-type="float">
            <text:p>0.00077146</text:p>
          </table:table-cell>
          <table:table-cell table:formula="of:=1000*[.I76]" office:value-type="float" office:value="0.77146" calcext:value-type="float">
            <text:p>0.77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2.5999999999999" calcext:value-type="float">
            <text:p>-42.6</text:p>
          </table:table-cell>
          <table:table-cell office:value-type="float" office:value="0.00420863521684669" calcext:value-type="float">
            <text:p>0.0042086352</text:p>
          </table:table-cell>
          <table:table-cell table:formula="of:=1000*[.E77]" office:value-type="float" office:value="4.20863521684669" calcext:value-type="float">
            <text:p>4.2086352168</text:p>
          </table:table-cell>
          <table:table-cell office:value-type="float" office:value="84.27" calcext:value-type="float">
            <text:p>84.27</text:p>
          </table:table-cell>
          <table:table-cell table:formula="of:=[.G77]-22.5" office:value-type="float" office:value="61.77" calcext:value-type="float">
            <text:p>61.77</text:p>
          </table:table-cell>
          <table:table-cell office:value-type="float" office:value="0.000780214" calcext:value-type="float">
            <text:p>0.000780214</text:p>
          </table:table-cell>
          <table:table-cell table:formula="of:=1000*[.I77]" office:value-type="float" office:value="0.780214" calcext:value-type="float">
            <text:p>0.7802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2.4999999999999" calcext:value-type="float">
            <text:p>-42.5</text:p>
          </table:table-cell>
          <table:table-cell office:value-type="float" office:value="0.00426100737123459" calcext:value-type="float">
            <text:p>0.0042610074</text:p>
          </table:table-cell>
          <table:table-cell table:formula="of:=1000*[.E78]" office:value-type="float" office:value="4.26100737123459" calcext:value-type="float">
            <text:p>4.2610073712</text:p>
          </table:table-cell>
          <table:table-cell office:value-type="float" office:value="84.125" calcext:value-type="float">
            <text:p>84.125</text:p>
          </table:table-cell>
          <table:table-cell table:formula="of:=[.G78]-22.5" office:value-type="float" office:value="61.625" calcext:value-type="float">
            <text:p>61.625</text:p>
          </table:table-cell>
          <table:table-cell office:value-type="float" office:value="0.00078897" calcext:value-type="float">
            <text:p>0.00078897</text:p>
          </table:table-cell>
          <table:table-cell table:formula="of:=1000*[.I78]" office:value-type="float" office:value="0.78897" calcext:value-type="float">
            <text:p>0.788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2.3999999999999" calcext:value-type="float">
            <text:p>-42.4</text:p>
          </table:table-cell>
          <table:table-cell office:value-type="float" office:value="0.00431341108667721" calcext:value-type="float">
            <text:p>0.0043134111</text:p>
          </table:table-cell>
          <table:table-cell table:formula="of:=1000*[.E79]" office:value-type="float" office:value="4.31341108667721" calcext:value-type="float">
            <text:p>4.3134110867</text:p>
          </table:table-cell>
          <table:table-cell office:value-type="float" office:value="83.98" calcext:value-type="float">
            <text:p>83.98</text:p>
          </table:table-cell>
          <table:table-cell table:formula="of:=[.G79]-22.5" office:value-type="float" office:value="61.48" calcext:value-type="float">
            <text:p>61.48</text:p>
          </table:table-cell>
          <table:table-cell office:value-type="float" office:value="0.000797729" calcext:value-type="float">
            <text:p>0.000797729</text:p>
          </table:table-cell>
          <table:table-cell table:formula="of:=1000*[.I79]" office:value-type="float" office:value="0.797729" calcext:value-type="float">
            <text:p>0.7977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2.2999999999999" calcext:value-type="float">
            <text:p>-42.3</text:p>
          </table:table-cell>
          <table:table-cell office:value-type="float" office:value="0.00436584636317451" calcext:value-type="float">
            <text:p>0.0043658464</text:p>
          </table:table-cell>
          <table:table-cell table:formula="of:=1000*[.E80]" office:value-type="float" office:value="4.36584636317451" calcext:value-type="float">
            <text:p>4.3658463632</text:p>
          </table:table-cell>
          <table:table-cell office:value-type="float" office:value="83.835" calcext:value-type="float">
            <text:p>83.835</text:p>
          </table:table-cell>
          <table:table-cell table:formula="of:=[.G80]-22.5" office:value-type="float" office:value="61.335" calcext:value-type="float">
            <text:p>61.335</text:p>
          </table:table-cell>
          <table:table-cell office:value-type="float" office:value="0.000806489" calcext:value-type="float">
            <text:p>0.000806489</text:p>
          </table:table-cell>
          <table:table-cell table:formula="of:=1000*[.I80]" office:value-type="float" office:value="0.806489" calcext:value-type="float">
            <text:p>0.8064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2.1999999999999" calcext:value-type="float">
            <text:p>-42.2</text:p>
          </table:table-cell>
          <table:table-cell office:value-type="float" office:value="0.00441831320072653" calcext:value-type="float">
            <text:p>0.0044183132</text:p>
          </table:table-cell>
          <table:table-cell table:formula="of:=1000*[.E81]" office:value-type="float" office:value="4.41831320072653" calcext:value-type="float">
            <text:p>4.4183132007</text:p>
          </table:table-cell>
          <table:table-cell office:value-type="float" office:value="83.69" calcext:value-type="float">
            <text:p>83.69</text:p>
          </table:table-cell>
          <table:table-cell table:formula="of:=[.G81]-22.5" office:value-type="float" office:value="61.19" calcext:value-type="float">
            <text:p>61.19</text:p>
          </table:table-cell>
          <table:table-cell office:value-type="float" office:value="0.000815251" calcext:value-type="float">
            <text:p>0.000815251</text:p>
          </table:table-cell>
          <table:table-cell table:formula="of:=1000*[.I81]" office:value-type="float" office:value="0.815251" calcext:value-type="float">
            <text:p>0.8152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2.0999999999999" calcext:value-type="float">
            <text:p>-42.1</text:p>
          </table:table-cell>
          <table:table-cell office:value-type="float" office:value="0.00447081159933326" calcext:value-type="float">
            <text:p>0.0044708116</text:p>
          </table:table-cell>
          <table:table-cell table:formula="of:=1000*[.E82]" office:value-type="float" office:value="4.47081159933326" calcext:value-type="float">
            <text:p>4.4708115993</text:p>
          </table:table-cell>
          <table:table-cell office:value-type="float" office:value="83.545" calcext:value-type="float">
            <text:p>83.545</text:p>
          </table:table-cell>
          <table:table-cell table:formula="of:=[.G82]-22.5" office:value-type="float" office:value="61.045" calcext:value-type="float">
            <text:p>61.045</text:p>
          </table:table-cell>
          <table:table-cell office:value-type="float" office:value="0.000824014" calcext:value-type="float">
            <text:p>0.000824014</text:p>
          </table:table-cell>
          <table:table-cell table:formula="of:=1000*[.I82]" office:value-type="float" office:value="0.824014" calcext:value-type="float">
            <text:p>0.8240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1.9999999999999" calcext:value-type="float">
            <text:p>-42</text:p>
          </table:table-cell>
          <table:table-cell office:value-type="float" office:value="0.00452334155899467" calcext:value-type="float">
            <text:p>0.0045233416</text:p>
          </table:table-cell>
          <table:table-cell table:formula="of:=1000*[.E83]" office:value-type="float" office:value="4.52334155899467" calcext:value-type="float">
            <text:p>4.523341559</text:p>
          </table:table-cell>
          <table:table-cell office:value-type="float" office:value="83.4" calcext:value-type="float">
            <text:p>83.4</text:p>
          </table:table-cell>
          <table:table-cell table:formula="of:=[.G83]-22.5" office:value-type="float" office:value="60.9" calcext:value-type="float">
            <text:p>60.9</text:p>
          </table:table-cell>
          <table:table-cell office:value-type="float" office:value="0.000833656" calcext:value-type="float">
            <text:p>0.000833656</text:p>
          </table:table-cell>
          <table:table-cell table:formula="of:=1000*[.I83]" office:value-type="float" office:value="0.833656" calcext:value-type="float">
            <text:p>0.8336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1.8999999999999" calcext:value-type="float">
            <text:p>-41.9</text:p>
          </table:table-cell>
          <table:table-cell office:value-type="float" office:value="0.0045759030797108" calcext:value-type="float">
            <text:p>0.0045759031</text:p>
          </table:table-cell>
          <table:table-cell table:formula="of:=1000*[.E84]" office:value-type="float" office:value="4.5759030797108" calcext:value-type="float">
            <text:p>4.5759030797</text:p>
          </table:table-cell>
          <table:table-cell office:value-type="float" office:value="83.255" calcext:value-type="float">
            <text:p>83.255</text:p>
          </table:table-cell>
          <table:table-cell table:formula="of:=[.G84]-22.5" office:value-type="float" office:value="60.755" calcext:value-type="float">
            <text:p>60.755</text:p>
          </table:table-cell>
          <table:table-cell office:value-type="float" office:value="0.000842612" calcext:value-type="float">
            <text:p>0.000842612</text:p>
          </table:table-cell>
          <table:table-cell table:formula="of:=1000*[.I84]" office:value-type="float" office:value="0.842612" calcext:value-type="float">
            <text:p>0.8426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1.7999999999999" calcext:value-type="float">
            <text:p>-41.8</text:p>
          </table:table-cell>
          <table:table-cell office:value-type="float" office:value="0.00462849616148162" calcext:value-type="float">
            <text:p>0.0046284962</text:p>
          </table:table-cell>
          <table:table-cell table:formula="of:=1000*[.E85]" office:value-type="float" office:value="4.62849616148162" calcext:value-type="float">
            <text:p>4.6284961615</text:p>
          </table:table-cell>
          <table:table-cell office:value-type="float" office:value="83.11" calcext:value-type="float">
            <text:p>83.11</text:p>
          </table:table-cell>
          <table:table-cell table:formula="of:=[.G85]-22.5" office:value-type="float" office:value="60.61" calcext:value-type="float">
            <text:p>60.61</text:p>
          </table:table-cell>
          <table:table-cell office:value-type="float" office:value="0.000851795" calcext:value-type="float">
            <text:p>0.000851795</text:p>
          </table:table-cell>
          <table:table-cell table:formula="of:=1000*[.I85]" office:value-type="float" office:value="0.851795" calcext:value-type="float">
            <text:p>0.8517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1.6999999999999" calcext:value-type="float">
            <text:p>-41.7</text:p>
          </table:table-cell>
          <table:table-cell office:value-type="float" office:value="0.00468112080430715" calcext:value-type="float">
            <text:p>0.0046811208</text:p>
          </table:table-cell>
          <table:table-cell table:formula="of:=1000*[.E86]" office:value-type="float" office:value="4.68112080430715" calcext:value-type="float">
            <text:p>4.6811208043</text:p>
          </table:table-cell>
          <table:table-cell office:value-type="float" office:value="82.965" calcext:value-type="float">
            <text:p>82.965</text:p>
          </table:table-cell>
          <table:table-cell table:formula="of:=[.G86]-22.5" office:value-type="float" office:value="60.465" calcext:value-type="float">
            <text:p>60.465</text:p>
          </table:table-cell>
          <table:table-cell office:value-type="float" office:value="0.000861202" calcext:value-type="float">
            <text:p>0.000861202</text:p>
          </table:table-cell>
          <table:table-cell table:formula="of:=1000*[.I86]" office:value-type="float" office:value="0.861202" calcext:value-type="float">
            <text:p>0.8612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1.5999999999999" calcext:value-type="float">
            <text:p>-41.6</text:p>
          </table:table-cell>
          <table:table-cell office:value-type="float" office:value="0.00473377700818739" calcext:value-type="float">
            <text:p>0.004733777</text:p>
          </table:table-cell>
          <table:table-cell table:formula="of:=1000*[.E87]" office:value-type="float" office:value="4.73377700818739" calcext:value-type="float">
            <text:p>4.7337770082</text:p>
          </table:table-cell>
          <table:table-cell office:value-type="float" office:value="82.82" calcext:value-type="float">
            <text:p>82.82</text:p>
          </table:table-cell>
          <table:table-cell table:formula="of:=[.G87]-22.5" office:value-type="float" office:value="60.32" calcext:value-type="float">
            <text:p>60.32</text:p>
          </table:table-cell>
          <table:table-cell office:value-type="float" office:value="0.000871345" calcext:value-type="float">
            <text:p>0.000871345</text:p>
          </table:table-cell>
          <table:table-cell table:formula="of:=1000*[.I87]" office:value-type="float" office:value="0.871345" calcext:value-type="float">
            <text:p>0.8713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1.4999999999999" calcext:value-type="float">
            <text:p>-41.5</text:p>
          </table:table-cell>
          <table:table-cell office:value-type="float" office:value="0.00478646477312232" calcext:value-type="float">
            <text:p>0.0047864648</text:p>
          </table:table-cell>
          <table:table-cell table:formula="of:=1000*[.E88]" office:value-type="float" office:value="4.78646477312232" calcext:value-type="float">
            <text:p>4.7864647731</text:p>
          </table:table-cell>
          <table:table-cell office:value-type="float" office:value="82.675" calcext:value-type="float">
            <text:p>82.675</text:p>
          </table:table-cell>
          <table:table-cell table:formula="of:=[.G88]-22.5" office:value-type="float" office:value="60.175" calcext:value-type="float">
            <text:p>60.175</text:p>
          </table:table-cell>
          <table:table-cell office:value-type="float" office:value="0.000881488" calcext:value-type="float">
            <text:p>0.000881488</text:p>
          </table:table-cell>
          <table:table-cell table:formula="of:=1000*[.I88]" office:value-type="float" office:value="0.881488" calcext:value-type="float">
            <text:p>0.8814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1.3999999999999" calcext:value-type="float">
            <text:p>-41.4</text:p>
          </table:table-cell>
          <table:table-cell office:value-type="float" office:value="0.00483918409911196" calcext:value-type="float">
            <text:p>0.0048391841</text:p>
          </table:table-cell>
          <table:table-cell table:formula="of:=1000*[.E89]" office:value-type="float" office:value="4.83918409911196" calcext:value-type="float">
            <text:p>4.8391840991</text:p>
          </table:table-cell>
          <table:table-cell office:value-type="float" office:value="82.53" calcext:value-type="float">
            <text:p>82.53</text:p>
          </table:table-cell>
          <table:table-cell table:formula="of:=[.G89]-22.5" office:value-type="float" office:value="60.03" calcext:value-type="float">
            <text:p>60.03</text:p>
          </table:table-cell>
          <table:table-cell office:value-type="float" office:value="0.000891632" calcext:value-type="float">
            <text:p>0.000891632</text:p>
          </table:table-cell>
          <table:table-cell table:formula="of:=1000*[.I89]" office:value-type="float" office:value="0.891632" calcext:value-type="float">
            <text:p>0.8916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1.2999999999999" calcext:value-type="float">
            <text:p>-41.3</text:p>
          </table:table-cell>
          <table:table-cell office:value-type="float" office:value="0.0048919349861563" calcext:value-type="float">
            <text:p>0.004891935</text:p>
          </table:table-cell>
          <table:table-cell table:formula="of:=1000*[.E90]" office:value-type="float" office:value="4.8919349861563" calcext:value-type="float">
            <text:p>4.8919349862</text:p>
          </table:table-cell>
          <table:table-cell office:value-type="float" office:value="82.385" calcext:value-type="float">
            <text:p>82.385</text:p>
          </table:table-cell>
          <table:table-cell table:formula="of:=[.G90]-22.5" office:value-type="float" office:value="59.885" calcext:value-type="float">
            <text:p>59.885</text:p>
          </table:table-cell>
          <table:table-cell office:value-type="float" office:value="0.000901777" calcext:value-type="float">
            <text:p>0.000901777</text:p>
          </table:table-cell>
          <table:table-cell table:formula="of:=1000*[.I90]" office:value-type="float" office:value="0.901777" calcext:value-type="float">
            <text:p>0.9017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1.1999999999999" calcext:value-type="float">
            <text:p>-41.2</text:p>
          </table:table-cell>
          <table:table-cell office:value-type="float" office:value="0.00495316958319896" calcext:value-type="float">
            <text:p>0.0049531696</text:p>
          </table:table-cell>
          <table:table-cell table:formula="of:=1000*[.E91]" office:value-type="float" office:value="4.95316958319896" calcext:value-type="float">
            <text:p>4.9531695832</text:p>
          </table:table-cell>
          <table:table-cell office:value-type="float" office:value="82.24" calcext:value-type="float">
            <text:p>82.24</text:p>
          </table:table-cell>
          <table:table-cell table:formula="of:=[.G91]-22.5" office:value-type="float" office:value="59.74" calcext:value-type="float">
            <text:p>59.74</text:p>
          </table:table-cell>
          <table:table-cell office:value-type="float" office:value="0.000911922" calcext:value-type="float">
            <text:p>0.000911922</text:p>
          </table:table-cell>
          <table:table-cell table:formula="of:=1000*[.I91]" office:value-type="float" office:value="0.911922" calcext:value-type="float">
            <text:p>0.9119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1.0999999999999" calcext:value-type="float">
            <text:p>-41.1</text:p>
          </table:table-cell>
          <table:table-cell office:value-type="float" office:value="0.00502779082594265" calcext:value-type="float">
            <text:p>0.0050277908</text:p>
          </table:table-cell>
          <table:table-cell table:formula="of:=1000*[.E92]" office:value-type="float" office:value="5.02779082594265" calcext:value-type="float">
            <text:p>5.0277908259</text:p>
          </table:table-cell>
          <table:table-cell office:value-type="float" office:value="82.095" calcext:value-type="float">
            <text:p>82.095</text:p>
          </table:table-cell>
          <table:table-cell table:formula="of:=[.G92]-22.5" office:value-type="float" office:value="59.595" calcext:value-type="float">
            <text:p>59.595</text:p>
          </table:table-cell>
          <table:table-cell office:value-type="float" office:value="0.000922068" calcext:value-type="float">
            <text:p>0.000922068</text:p>
          </table:table-cell>
          <table:table-cell table:formula="of:=1000*[.I92]" office:value-type="float" office:value="0.922068" calcext:value-type="float">
            <text:p>0.9220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0.9999999999999" calcext:value-type="float">
            <text:p>-41</text:p>
          </table:table-cell>
          <table:table-cell office:value-type="float" office:value="0.00510230730478694" calcext:value-type="float">
            <text:p>0.0051023073</text:p>
          </table:table-cell>
          <table:table-cell table:formula="of:=1000*[.E93]" office:value-type="float" office:value="5.10230730478694" calcext:value-type="float">
            <text:p>5.1023073048</text:p>
          </table:table-cell>
          <table:table-cell office:value-type="float" office:value="81.95" calcext:value-type="float">
            <text:p>81.95</text:p>
          </table:table-cell>
          <table:table-cell table:formula="of:=[.G93]-22.5" office:value-type="float" office:value="59.45" calcext:value-type="float">
            <text:p>59.45</text:p>
          </table:table-cell>
          <table:table-cell office:value-type="float" office:value="0.000932478" calcext:value-type="float">
            <text:p>0.000932478</text:p>
          </table:table-cell>
          <table:table-cell table:formula="of:=1000*[.I93]" office:value-type="float" office:value="0.932478" calcext:value-type="float">
            <text:p>0.9324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0.8999999999999" calcext:value-type="float">
            <text:p>-40.9</text:p>
          </table:table-cell>
          <table:table-cell office:value-type="float" office:value="0.00517671901973184" calcext:value-type="float">
            <text:p>0.005176719</text:p>
          </table:table-cell>
          <table:table-cell table:formula="of:=1000*[.E94]" office:value-type="float" office:value="5.17671901973184" calcext:value-type="float">
            <text:p>5.1767190197</text:p>
          </table:table-cell>
          <table:table-cell office:value-type="float" office:value="81.805" calcext:value-type="float">
            <text:p>81.805</text:p>
          </table:table-cell>
          <table:table-cell table:formula="of:=[.G94]-22.5" office:value-type="float" office:value="59.305" calcext:value-type="float">
            <text:p>59.305</text:p>
          </table:table-cell>
          <table:table-cell office:value-type="float" office:value="0.000942791" calcext:value-type="float">
            <text:p>0.000942791</text:p>
          </table:table-cell>
          <table:table-cell table:formula="of:=1000*[.I94]" office:value-type="float" office:value="0.942791" calcext:value-type="float">
            <text:p>0.9427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0.7999999999999" calcext:value-type="float">
            <text:p>-40.8</text:p>
          </table:table-cell>
          <table:table-cell office:value-type="float" office:value="0.00525102597077735" calcext:value-type="float">
            <text:p>0.005251026</text:p>
          </table:table-cell>
          <table:table-cell table:formula="of:=1000*[.E95]" office:value-type="float" office:value="5.25102597077735" calcext:value-type="float">
            <text:p>5.2510259708</text:p>
          </table:table-cell>
          <table:table-cell office:value-type="float" office:value="81.66" calcext:value-type="float">
            <text:p>81.66</text:p>
          </table:table-cell>
          <table:table-cell table:formula="of:=[.G95]-22.5" office:value-type="float" office:value="59.16" calcext:value-type="float">
            <text:p>59.16</text:p>
          </table:table-cell>
          <table:table-cell office:value-type="float" office:value="0.000953103" calcext:value-type="float">
            <text:p>0.000953103</text:p>
          </table:table-cell>
          <table:table-cell table:formula="of:=1000*[.I95]" office:value-type="float" office:value="0.953103" calcext:value-type="float">
            <text:p>0.9531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0.6999999999999" calcext:value-type="float">
            <text:p>-40.7</text:p>
          </table:table-cell>
          <table:table-cell office:value-type="float" office:value="0.00532522815792346" calcext:value-type="float">
            <text:p>0.0053252282</text:p>
          </table:table-cell>
          <table:table-cell table:formula="of:=1000*[.E96]" office:value-type="float" office:value="5.32522815792346" calcext:value-type="float">
            <text:p>5.3252281579</text:p>
          </table:table-cell>
          <table:table-cell office:value-type="float" office:value="81.515" calcext:value-type="float">
            <text:p>81.515</text:p>
          </table:table-cell>
          <table:table-cell table:formula="of:=[.G96]-22.5" office:value-type="float" office:value="59.015" calcext:value-type="float">
            <text:p>59.015</text:p>
          </table:table-cell>
          <table:table-cell office:value-type="float" office:value="0.000964473" calcext:value-type="float">
            <text:p>0.000964473</text:p>
          </table:table-cell>
          <table:table-cell table:formula="of:=1000*[.I96]" office:value-type="float" office:value="0.964473" calcext:value-type="float">
            <text:p>0.9644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0.5999999999999" calcext:value-type="float">
            <text:p>-40.6</text:p>
          </table:table-cell>
          <table:table-cell office:value-type="float" office:value="0.00539932558117018" calcext:value-type="float">
            <text:p>0.0053993256</text:p>
          </table:table-cell>
          <table:table-cell table:formula="of:=1000*[.E97]" office:value-type="float" office:value="5.39932558117018" calcext:value-type="float">
            <text:p>5.3993255812</text:p>
          </table:table-cell>
          <table:table-cell office:value-type="float" office:value="81.37" calcext:value-type="float">
            <text:p>81.37</text:p>
          </table:table-cell>
          <table:table-cell table:formula="of:=[.G97]-22.5" office:value-type="float" office:value="58.87" calcext:value-type="float">
            <text:p>58.87</text:p>
          </table:table-cell>
          <table:table-cell office:value-type="float" office:value="0.000975633" calcext:value-type="float">
            <text:p>0.000975633</text:p>
          </table:table-cell>
          <table:table-cell table:formula="of:=1000*[.I97]" office:value-type="float" office:value="0.975633" calcext:value-type="float">
            <text:p>0.9756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0.4999999999999" calcext:value-type="float">
            <text:p>-40.5</text:p>
          </table:table-cell>
          <table:table-cell office:value-type="float" office:value="0.0054733182405175" calcext:value-type="float">
            <text:p>0.0054733182</text:p>
          </table:table-cell>
          <table:table-cell table:formula="of:=1000*[.E98]" office:value-type="float" office:value="5.4733182405175" calcext:value-type="float">
            <text:p>5.4733182405</text:p>
          </table:table-cell>
          <table:table-cell office:value-type="float" office:value="81.225" calcext:value-type="float">
            <text:p>81.225</text:p>
          </table:table-cell>
          <table:table-cell table:formula="of:=[.G98]-22.5" office:value-type="float" office:value="58.725" calcext:value-type="float">
            <text:p>58.725</text:p>
          </table:table-cell>
          <table:table-cell office:value-type="float" office:value="0.000986815" calcext:value-type="float">
            <text:p>0.000986815</text:p>
          </table:table-cell>
          <table:table-cell table:formula="of:=1000*[.I98]" office:value-type="float" office:value="0.986815" calcext:value-type="float">
            <text:p>0.9868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0.3999999999999" calcext:value-type="float">
            <text:p>-40.4</text:p>
          </table:table-cell>
          <table:table-cell office:value-type="float" office:value="0.00554720613596543" calcext:value-type="float">
            <text:p>0.0055472061</text:p>
          </table:table-cell>
          <table:table-cell table:formula="of:=1000*[.E99]" office:value-type="float" office:value="5.54720613596543" calcext:value-type="float">
            <text:p>5.547206136</text:p>
          </table:table-cell>
          <table:table-cell office:value-type="float" office:value="81.08" calcext:value-type="float">
            <text:p>81.08</text:p>
          </table:table-cell>
          <table:table-cell table:formula="of:=[.G99]-22.5" office:value-type="float" office:value="58.58" calcext:value-type="float">
            <text:p>58.58</text:p>
          </table:table-cell>
          <table:table-cell office:value-type="float" office:value="0.000998019" calcext:value-type="float">
            <text:p>0.000998019</text:p>
          </table:table-cell>
          <table:table-cell table:formula="of:=1000*[.I99]" office:value-type="float" office:value="0.998019" calcext:value-type="float">
            <text:p>0.9980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0.2999999999999" calcext:value-type="float">
            <text:p>-40.3</text:p>
          </table:table-cell>
          <table:table-cell office:value-type="float" office:value="0.00562098926751396" calcext:value-type="float">
            <text:p>0.0056209893</text:p>
          </table:table-cell>
          <table:table-cell table:formula="of:=1000*[.E100]" office:value-type="float" office:value="5.62098926751396" calcext:value-type="float">
            <text:p>5.6209892675</text:p>
          </table:table-cell>
          <table:table-cell office:value-type="float" office:value="80.935" calcext:value-type="float">
            <text:p>80.935</text:p>
          </table:table-cell>
          <table:table-cell table:formula="of:=[.G100]-22.5" office:value-type="float" office:value="58.435" calcext:value-type="float">
            <text:p>58.435</text:p>
          </table:table-cell>
          <table:table-cell office:value-type="float" office:value="0.00100949" calcext:value-type="float">
            <text:p>0.00100949</text:p>
          </table:table-cell>
          <table:table-cell table:formula="of:=1000*[.I100]" office:value-type="float" office:value="1.00949" calcext:value-type="float">
            <text:p>1.009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0.1999999999999" calcext:value-type="float">
            <text:p>-40.2</text:p>
          </table:table-cell>
          <table:table-cell office:value-type="float" office:value="0.00569466763516309" calcext:value-type="float">
            <text:p>0.0056946676</text:p>
          </table:table-cell>
          <table:table-cell table:formula="of:=1000*[.E101]" office:value-type="float" office:value="5.69466763516309" calcext:value-type="float">
            <text:p>5.6946676352</text:p>
          </table:table-cell>
          <table:table-cell office:value-type="float" office:value="80.79" calcext:value-type="float">
            <text:p>80.79</text:p>
          </table:table-cell>
          <table:table-cell table:formula="of:=[.G101]-22.5" office:value-type="float" office:value="58.29" calcext:value-type="float">
            <text:p>58.29</text:p>
          </table:table-cell>
          <table:table-cell office:value-type="float" office:value="0.00102213" calcext:value-type="float">
            <text:p>0.00102213</text:p>
          </table:table-cell>
          <table:table-cell table:formula="of:=1000*[.I101]" office:value-type="float" office:value="1.02213" calcext:value-type="float">
            <text:p>1.022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0.0999999999999" calcext:value-type="float">
            <text:p>-40.1</text:p>
          </table:table-cell>
          <table:table-cell office:value-type="float" office:value="0.00576824123891286" calcext:value-type="float">
            <text:p>0.0057682412</text:p>
          </table:table-cell>
          <table:table-cell table:formula="of:=1000*[.E102]" office:value-type="float" office:value="5.76824123891286" calcext:value-type="float">
            <text:p>5.7682412389</text:p>
          </table:table-cell>
          <table:table-cell office:value-type="float" office:value="80.645" calcext:value-type="float">
            <text:p>80.645</text:p>
          </table:table-cell>
          <table:table-cell table:formula="of:=[.G102]-22.5" office:value-type="float" office:value="58.145" calcext:value-type="float">
            <text:p>58.145</text:p>
          </table:table-cell>
          <table:table-cell office:value-type="float" office:value="0.00103476" calcext:value-type="float">
            <text:p>0.00103476</text:p>
          </table:table-cell>
          <table:table-cell table:formula="of:=1000*[.I102]" office:value-type="float" office:value="1.03476" calcext:value-type="float">
            <text:p>1.034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9.9999999999999" calcext:value-type="float">
            <text:p>-40</text:p>
          </table:table-cell>
          <table:table-cell office:value-type="float" office:value="0.00584171007876321" calcext:value-type="float">
            <text:p>0.0058417101</text:p>
          </table:table-cell>
          <table:table-cell table:formula="of:=1000*[.E103]" office:value-type="float" office:value="5.84171007876321" calcext:value-type="float">
            <text:p>5.8417100788</text:p>
          </table:table-cell>
          <table:table-cell office:value-type="float" office:value="80.5" calcext:value-type="float">
            <text:p>80.5</text:p>
          </table:table-cell>
          <table:table-cell table:formula="of:=[.G103]-22.5" office:value-type="float" office:value="58" calcext:value-type="float">
            <text:p>58</text:p>
          </table:table-cell>
          <table:table-cell office:value-type="float" office:value="0.0010474" calcext:value-type="float">
            <text:p>0.0010474</text:p>
          </table:table-cell>
          <table:table-cell table:formula="of:=1000*[.I103]" office:value-type="float" office:value="1.0474" calcext:value-type="float">
            <text:p>1.04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9.8999999999999" calcext:value-type="float">
            <text:p>-39.9</text:p>
          </table:table-cell>
          <table:table-cell office:value-type="float" office:value="0.00591507415471416" calcext:value-type="float">
            <text:p>0.0059150742</text:p>
          </table:table-cell>
          <table:table-cell table:formula="of:=1000*[.E104]" office:value-type="float" office:value="5.91507415471416" calcext:value-type="float">
            <text:p>5.9150741547</text:p>
          </table:table-cell>
          <table:table-cell office:value-type="float" office:value="80.355" calcext:value-type="float">
            <text:p>80.355</text:p>
          </table:table-cell>
          <table:table-cell table:formula="of:=[.G104]-22.5" office:value-type="float" office:value="57.855" calcext:value-type="float">
            <text:p>57.855</text:p>
          </table:table-cell>
          <table:table-cell office:value-type="float" office:value="0.00105799" calcext:value-type="float">
            <text:p>0.00105799</text:p>
          </table:table-cell>
          <table:table-cell table:formula="of:=1000*[.I104]" office:value-type="float" office:value="1.05799" calcext:value-type="float">
            <text:p>1.057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9.7999999999999" calcext:value-type="float">
            <text:p>-39.8</text:p>
          </table:table-cell>
          <table:table-cell office:value-type="float" office:value="0.0060066710741549" calcext:value-type="float">
            <text:p>0.0060066711</text:p>
          </table:table-cell>
          <table:table-cell table:formula="of:=1000*[.E105]" office:value-type="float" office:value="6.0066710741549" calcext:value-type="float">
            <text:p>6.0066710742</text:p>
          </table:table-cell>
          <table:table-cell office:value-type="float" office:value="80.21" calcext:value-type="float">
            <text:p>80.21</text:p>
          </table:table-cell>
          <table:table-cell table:formula="of:=[.G105]-22.5" office:value-type="float" office:value="57.71" calcext:value-type="float">
            <text:p>57.71</text:p>
          </table:table-cell>
          <table:table-cell office:value-type="float" office:value="0.0010706" calcext:value-type="float">
            <text:p>0.0010706</text:p>
          </table:table-cell>
          <table:table-cell table:formula="of:=1000*[.I105]" office:value-type="float" office:value="1.0706" calcext:value-type="float">
            <text:p>1.07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9.6999999999999" calcext:value-type="float">
            <text:p>-39.7</text:p>
          </table:table-cell>
          <table:table-cell office:value-type="float" office:value="0.00608128711871037" calcext:value-type="float">
            <text:p>0.0060812871</text:p>
          </table:table-cell>
          <table:table-cell table:formula="of:=1000*[.E106]" office:value-type="float" office:value="6.08128711871037" calcext:value-type="float">
            <text:p>6.0812871187</text:p>
          </table:table-cell>
          <table:table-cell office:value-type="float" office:value="80.065" calcext:value-type="float">
            <text:p>80.065</text:p>
          </table:table-cell>
          <table:table-cell table:formula="of:=[.G106]-22.5" office:value-type="float" office:value="57.565" calcext:value-type="float">
            <text:p>57.565</text:p>
          </table:table-cell>
          <table:table-cell office:value-type="float" office:value="0.00108321" calcext:value-type="float">
            <text:p>0.00108321</text:p>
          </table:table-cell>
          <table:table-cell table:formula="of:=1000*[.I106]" office:value-type="float" office:value="1.08321" calcext:value-type="float">
            <text:p>1.083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9.5999999999999" calcext:value-type="float">
            <text:p>-39.6</text:p>
          </table:table-cell>
          <table:table-cell office:value-type="float" office:value="0.00615595511352119" calcext:value-type="float">
            <text:p>0.0061559551</text:p>
          </table:table-cell>
          <table:table-cell table:formula="of:=1000*[.E107]" office:value-type="float" office:value="6.15595511352119" calcext:value-type="float">
            <text:p>6.1559551135</text:p>
          </table:table-cell>
          <table:table-cell office:value-type="float" office:value="79.92" calcext:value-type="float">
            <text:p>79.92</text:p>
          </table:table-cell>
          <table:table-cell table:formula="of:=[.G107]-22.5" office:value-type="float" office:value="57.42" calcext:value-type="float">
            <text:p>57.42</text:p>
          </table:table-cell>
          <table:table-cell office:value-type="float" office:value="0.00109582" calcext:value-type="float">
            <text:p>0.00109582</text:p>
          </table:table-cell>
          <table:table-cell table:formula="of:=1000*[.I107]" office:value-type="float" office:value="1.09582" calcext:value-type="float">
            <text:p>1.095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9.4999999999999" calcext:value-type="float">
            <text:p>-39.5</text:p>
          </table:table-cell>
          <table:table-cell office:value-type="float" office:value="0.00626145210644281" calcext:value-type="float">
            <text:p>0.0062614521</text:p>
          </table:table-cell>
          <table:table-cell table:formula="of:=1000*[.E108]" office:value-type="float" office:value="6.26145210644281" calcext:value-type="float">
            <text:p>6.2614521064</text:p>
          </table:table-cell>
          <table:table-cell office:value-type="float" office:value="79.775" calcext:value-type="float">
            <text:p>79.775</text:p>
          </table:table-cell>
          <table:table-cell table:formula="of:=[.G108]-22.5" office:value-type="float" office:value="57.275" calcext:value-type="float">
            <text:p>57.275</text:p>
          </table:table-cell>
          <table:table-cell office:value-type="float" office:value="0.00110842" calcext:value-type="float">
            <text:p>0.00110842</text:p>
          </table:table-cell>
          <table:table-cell table:formula="of:=1000*[.I108]" office:value-type="float" office:value="1.10842" calcext:value-type="float">
            <text:p>1.108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9.3999999999998" calcext:value-type="float">
            <text:p>-39.4</text:p>
          </table:table-cell>
          <table:table-cell office:value-type="float" office:value="0.00635731653593023" calcext:value-type="float">
            <text:p>0.0063573165</text:p>
          </table:table-cell>
          <table:table-cell table:formula="of:=1000*[.E109]" office:value-type="float" office:value="6.35731653593023" calcext:value-type="float">
            <text:p>6.3573165359</text:p>
          </table:table-cell>
          <table:table-cell office:value-type="float" office:value="79.63" calcext:value-type="float">
            <text:p>79.63</text:p>
          </table:table-cell>
          <table:table-cell table:formula="of:=[.G109]-22.5" office:value-type="float" office:value="57.13" calcext:value-type="float">
            <text:p>57.13</text:p>
          </table:table-cell>
          <table:table-cell office:value-type="float" office:value="0.00112103" calcext:value-type="float">
            <text:p>0.00112103</text:p>
          </table:table-cell>
          <table:table-cell table:formula="of:=1000*[.I109]" office:value-type="float" office:value="1.12103" calcext:value-type="float">
            <text:p>1.121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9.2999999999998" calcext:value-type="float">
            <text:p>-39.3</text:p>
          </table:table-cell>
          <table:table-cell office:value-type="float" office:value="0.00645322850118193" calcext:value-type="float">
            <text:p>0.0064532285</text:p>
          </table:table-cell>
          <table:table-cell table:formula="of:=1000*[.E110]" office:value-type="float" office:value="6.45322850118193" calcext:value-type="float">
            <text:p>6.4532285012</text:p>
          </table:table-cell>
          <table:table-cell office:value-type="float" office:value="79.485" calcext:value-type="float">
            <text:p>79.485</text:p>
          </table:table-cell>
          <table:table-cell table:formula="of:=[.G110]-22.5" office:value-type="float" office:value="56.985" calcext:value-type="float">
            <text:p>56.985</text:p>
          </table:table-cell>
          <table:table-cell office:value-type="float" office:value="0.00113408" calcext:value-type="float">
            <text:p>0.00113408</text:p>
          </table:table-cell>
          <table:table-cell table:formula="of:=1000*[.I110]" office:value-type="float" office:value="1.13408" calcext:value-type="float">
            <text:p>1.134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9.1999999999998" calcext:value-type="float">
            <text:p>-39.2</text:p>
          </table:table-cell>
          <table:table-cell office:value-type="float" office:value="0.00654918800219791" calcext:value-type="float">
            <text:p>0.006549188</text:p>
          </table:table-cell>
          <table:table-cell table:formula="of:=1000*[.E111]" office:value-type="float" office:value="6.54918800219791" calcext:value-type="float">
            <text:p>6.5491880022</text:p>
          </table:table-cell>
          <table:table-cell office:value-type="float" office:value="79.34" calcext:value-type="float">
            <text:p>79.34</text:p>
          </table:table-cell>
          <table:table-cell table:formula="of:=[.G111]-22.5" office:value-type="float" office:value="56.84" calcext:value-type="float">
            <text:p>56.84</text:p>
          </table:table-cell>
          <table:table-cell office:value-type="float" office:value="0.00114847" calcext:value-type="float">
            <text:p>0.00114847</text:p>
          </table:table-cell>
          <table:table-cell table:formula="of:=1000*[.I111]" office:value-type="float" office:value="1.14847" calcext:value-type="float">
            <text:p>1.148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9.0999999999998" calcext:value-type="float">
            <text:p>-39.1</text:p>
          </table:table-cell>
          <table:table-cell office:value-type="float" office:value="0.00664519503897817" calcext:value-type="float">
            <text:p>0.006645195</text:p>
          </table:table-cell>
          <table:table-cell table:formula="of:=1000*[.E112]" office:value-type="float" office:value="6.64519503897817" calcext:value-type="float">
            <text:p>6.645195039</text:p>
          </table:table-cell>
          <table:table-cell office:value-type="float" office:value="79.195" calcext:value-type="float">
            <text:p>79.195</text:p>
          </table:table-cell>
          <table:table-cell table:formula="of:=[.G112]-22.5" office:value-type="float" office:value="56.695" calcext:value-type="float">
            <text:p>56.695</text:p>
          </table:table-cell>
          <table:table-cell office:value-type="float" office:value="0.00116283" calcext:value-type="float">
            <text:p>0.00116283</text:p>
          </table:table-cell>
          <table:table-cell table:formula="of:=1000*[.I112]" office:value-type="float" office:value="1.16283" calcext:value-type="float">
            <text:p>1.162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8.9999999999998" calcext:value-type="float">
            <text:p>-39</text:p>
          </table:table-cell>
          <table:table-cell office:value-type="float" office:value="0.0067412496115227" calcext:value-type="float">
            <text:p>0.0067412496</text:p>
          </table:table-cell>
          <table:table-cell table:formula="of:=1000*[.E113]" office:value-type="float" office:value="6.7412496115227" calcext:value-type="float">
            <text:p>6.7412496115</text:p>
          </table:table-cell>
          <table:table-cell office:value-type="float" office:value="79.05" calcext:value-type="float">
            <text:p>79.05</text:p>
          </table:table-cell>
          <table:table-cell table:formula="of:=[.G113]-22.5" office:value-type="float" office:value="56.55" calcext:value-type="float">
            <text:p>56.55</text:p>
          </table:table-cell>
          <table:table-cell office:value-type="float" office:value="0.00117718" calcext:value-type="float">
            <text:p>0.00117718</text:p>
          </table:table-cell>
          <table:table-cell table:formula="of:=1000*[.I113]" office:value-type="float" office:value="1.17718" calcext:value-type="float">
            <text:p>1.177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8.8999999999998" calcext:value-type="float">
            <text:p>-38.9</text:p>
          </table:table-cell>
          <table:table-cell office:value-type="float" office:value="0.00683735171983149" calcext:value-type="float">
            <text:p>0.0068373517</text:p>
          </table:table-cell>
          <table:table-cell table:formula="of:=1000*[.E114]" office:value-type="float" office:value="6.83735171983149" calcext:value-type="float">
            <text:p>6.8373517198</text:p>
          </table:table-cell>
          <table:table-cell office:value-type="float" office:value="78.905" calcext:value-type="float">
            <text:p>78.905</text:p>
          </table:table-cell>
          <table:table-cell table:formula="of:=[.G114]-22.5" office:value-type="float" office:value="56.405" calcext:value-type="float">
            <text:p>56.405</text:p>
          </table:table-cell>
          <table:table-cell office:value-type="float" office:value="0.00119122" calcext:value-type="float">
            <text:p>0.00119122</text:p>
          </table:table-cell>
          <table:table-cell table:formula="of:=1000*[.I114]" office:value-type="float" office:value="1.19122" calcext:value-type="float">
            <text:p>1.19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8.7999999999998" calcext:value-type="float">
            <text:p>-38.8</text:p>
          </table:table-cell>
          <table:table-cell office:value-type="float" office:value="0.00693350136390459" calcext:value-type="float">
            <text:p>0.0069335014</text:p>
          </table:table-cell>
          <table:table-cell table:formula="of:=1000*[.E115]" office:value-type="float" office:value="6.93350136390459" calcext:value-type="float">
            <text:p>6.9335013639</text:p>
          </table:table-cell>
          <table:table-cell office:value-type="float" office:value="78.76" calcext:value-type="float">
            <text:p>78.76</text:p>
          </table:table-cell>
          <table:table-cell table:formula="of:=[.G115]-22.5" office:value-type="float" office:value="56.26" calcext:value-type="float">
            <text:p>56.26</text:p>
          </table:table-cell>
          <table:table-cell office:value-type="float" office:value="0.0012043" calcext:value-type="float">
            <text:p>0.0012043</text:p>
          </table:table-cell>
          <table:table-cell table:formula="of:=1000*[.I115]" office:value-type="float" office:value="1.2043" calcext:value-type="float">
            <text:p>1.20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8.6999999999998" calcext:value-type="float">
            <text:p>-38.7</text:p>
          </table:table-cell>
          <table:table-cell office:value-type="float" office:value="0.00702969854374191" calcext:value-type="float">
            <text:p>0.0070296985</text:p>
          </table:table-cell>
          <table:table-cell table:formula="of:=1000*[.E116]" office:value-type="float" office:value="7.02969854374191" calcext:value-type="float">
            <text:p>7.0296985437</text:p>
          </table:table-cell>
          <table:table-cell office:value-type="float" office:value="78.615" calcext:value-type="float">
            <text:p>78.615</text:p>
          </table:table-cell>
          <table:table-cell table:formula="of:=[.G116]-22.5" office:value-type="float" office:value="56.115" calcext:value-type="float">
            <text:p>56.115</text:p>
          </table:table-cell>
          <table:table-cell office:value-type="float" office:value="0.00121888" calcext:value-type="float">
            <text:p>0.00121888</text:p>
          </table:table-cell>
          <table:table-cell table:formula="of:=1000*[.I116]" office:value-type="float" office:value="1.21888" calcext:value-type="float">
            <text:p>1.218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8.5999999999998" calcext:value-type="float">
            <text:p>-38.6</text:p>
          </table:table-cell>
          <table:table-cell office:value-type="float" office:value="0.00712594325934355" calcext:value-type="float">
            <text:p>0.0071259433</text:p>
          </table:table-cell>
          <table:table-cell table:formula="of:=1000*[.E117]" office:value-type="float" office:value="7.12594325934355" calcext:value-type="float">
            <text:p>7.1259432593</text:p>
          </table:table-cell>
          <table:table-cell office:value-type="float" office:value="78.47" calcext:value-type="float">
            <text:p>78.47</text:p>
          </table:table-cell>
          <table:table-cell table:formula="of:=[.G117]-22.5" office:value-type="float" office:value="55.97" calcext:value-type="float">
            <text:p>55.97</text:p>
          </table:table-cell>
          <table:table-cell office:value-type="float" office:value="0.00123376" calcext:value-type="float">
            <text:p>0.00123376</text:p>
          </table:table-cell>
          <table:table-cell table:formula="of:=1000*[.I117]" office:value-type="float" office:value="1.23376" calcext:value-type="float">
            <text:p>1.233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8.4999999999998" calcext:value-type="float">
            <text:p>-38.5</text:p>
          </table:table-cell>
          <table:table-cell office:value-type="float" office:value="0.00722223551070945" calcext:value-type="float">
            <text:p>0.0072222355</text:p>
          </table:table-cell>
          <table:table-cell table:formula="of:=1000*[.E118]" office:value-type="float" office:value="7.22223551070945" calcext:value-type="float">
            <text:p>7.2222355107</text:p>
          </table:table-cell>
          <table:table-cell office:value-type="float" office:value="78.325" calcext:value-type="float">
            <text:p>78.325</text:p>
          </table:table-cell>
          <table:table-cell table:formula="of:=[.G118]-22.5" office:value-type="float" office:value="55.825" calcext:value-type="float">
            <text:p>55.825</text:p>
          </table:table-cell>
          <table:table-cell office:value-type="float" office:value="0.00124862" calcext:value-type="float">
            <text:p>0.00124862</text:p>
          </table:table-cell>
          <table:table-cell table:formula="of:=1000*[.I118]" office:value-type="float" office:value="1.24862" calcext:value-type="float">
            <text:p>1.248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8.3999999999998" calcext:value-type="float">
            <text:p>-38.4</text:p>
          </table:table-cell>
          <table:table-cell office:value-type="float" office:value="0.00731857529783962" calcext:value-type="float">
            <text:p>0.0073185753</text:p>
          </table:table-cell>
          <table:table-cell table:formula="of:=1000*[.E119]" office:value-type="float" office:value="7.31857529783962" calcext:value-type="float">
            <text:p>7.3185752978</text:p>
          </table:table-cell>
          <table:table-cell office:value-type="float" office:value="78.18" calcext:value-type="float">
            <text:p>78.18</text:p>
          </table:table-cell>
          <table:table-cell table:formula="of:=[.G119]-22.5" office:value-type="float" office:value="55.68" calcext:value-type="float">
            <text:p>55.68</text:p>
          </table:table-cell>
          <table:table-cell office:value-type="float" office:value="0.00126333" calcext:value-type="float">
            <text:p>0.00126333</text:p>
          </table:table-cell>
          <table:table-cell table:formula="of:=1000*[.I119]" office:value-type="float" office:value="1.26333" calcext:value-type="float">
            <text:p>1.263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8.2999999999998" calcext:value-type="float">
            <text:p>-38.3</text:p>
          </table:table-cell>
          <table:table-cell office:value-type="float" office:value="0.00741496262073407" calcext:value-type="float">
            <text:p>0.0074149626</text:p>
          </table:table-cell>
          <table:table-cell table:formula="of:=1000*[.E120]" office:value-type="float" office:value="7.41496262073407" calcext:value-type="float">
            <text:p>7.4149626207</text:p>
          </table:table-cell>
          <table:table-cell office:value-type="float" office:value="78.035" calcext:value-type="float">
            <text:p>78.035</text:p>
          </table:table-cell>
          <table:table-cell table:formula="of:=[.G120]-22.5" office:value-type="float" office:value="55.535" calcext:value-type="float">
            <text:p>55.535</text:p>
          </table:table-cell>
          <table:table-cell office:value-type="float" office:value="0.00127891" calcext:value-type="float">
            <text:p>0.00127891</text:p>
          </table:table-cell>
          <table:table-cell table:formula="of:=1000*[.I120]" office:value-type="float" office:value="1.27891" calcext:value-type="float">
            <text:p>1.278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8.1999999999998" calcext:value-type="float">
            <text:p>-38.2</text:p>
          </table:table-cell>
          <table:table-cell office:value-type="float" office:value="0.00751910204167124" calcext:value-type="float">
            <text:p>0.007519102</text:p>
          </table:table-cell>
          <table:table-cell table:formula="of:=1000*[.E121]" office:value-type="float" office:value="7.51910204167124" calcext:value-type="float">
            <text:p>7.5191020417</text:p>
          </table:table-cell>
          <table:table-cell office:value-type="float" office:value="77.89" calcext:value-type="float">
            <text:p>77.89</text:p>
          </table:table-cell>
          <table:table-cell table:formula="of:=[.G121]-22.5" office:value-type="float" office:value="55.39" calcext:value-type="float">
            <text:p>55.39</text:p>
          </table:table-cell>
          <table:table-cell office:value-type="float" office:value="0.00129446" calcext:value-type="float">
            <text:p>0.00129446</text:p>
          </table:table-cell>
          <table:table-cell table:formula="of:=1000*[.I121]" office:value-type="float" office:value="1.29446" calcext:value-type="float">
            <text:p>1.294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8.0999999999998" calcext:value-type="float">
            <text:p>-38.1</text:p>
          </table:table-cell>
          <table:table-cell office:value-type="float" office:value="0.00762240160020522" calcext:value-type="float">
            <text:p>0.0076224016</text:p>
          </table:table-cell>
          <table:table-cell table:formula="of:=1000*[.E122]" office:value-type="float" office:value="7.62240160020522" calcext:value-type="float">
            <text:p>7.6224016002</text:p>
          </table:table-cell>
          <table:table-cell office:value-type="float" office:value="77.745" calcext:value-type="float">
            <text:p>77.745</text:p>
          </table:table-cell>
          <table:table-cell table:formula="of:=[.G122]-22.5" office:value-type="float" office:value="55.245" calcext:value-type="float">
            <text:p>55.245</text:p>
          </table:table-cell>
          <table:table-cell office:value-type="float" office:value="0.00131057" calcext:value-type="float">
            <text:p>0.00131057</text:p>
          </table:table-cell>
          <table:table-cell table:formula="of:=1000*[.I122]" office:value-type="float" office:value="1.31057" calcext:value-type="float">
            <text:p>1.310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7.9999999999998" calcext:value-type="float">
            <text:p>-38</text:p>
          </table:table-cell>
          <table:table-cell office:value-type="float" office:value="0.00772576766289056" calcext:value-type="float">
            <text:p>0.0077257677</text:p>
          </table:table-cell>
          <table:table-cell table:formula="of:=1000*[.E123]" office:value-type="float" office:value="7.72576766289056" calcext:value-type="float">
            <text:p>7.7257676629</text:p>
          </table:table-cell>
          <table:table-cell office:value-type="float" office:value="77.6" calcext:value-type="float">
            <text:p>77.6</text:p>
          </table:table-cell>
          <table:table-cell table:formula="of:=[.G123]-22.5" office:value-type="float" office:value="55.1" calcext:value-type="float">
            <text:p>55.1</text:p>
          </table:table-cell>
          <table:table-cell office:value-type="float" office:value="0.00132669" calcext:value-type="float">
            <text:p>0.00132669</text:p>
          </table:table-cell>
          <table:table-cell table:formula="of:=1000*[.I123]" office:value-type="float" office:value="1.32669" calcext:value-type="float">
            <text:p>1.326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7.8999999999998" calcext:value-type="float">
            <text:p>-37.9</text:p>
          </table:table-cell>
          <table:table-cell office:value-type="float" office:value="0.00782920022972732" calcext:value-type="float">
            <text:p>0.0078292002</text:p>
          </table:table-cell>
          <table:table-cell table:formula="of:=1000*[.E124]" office:value-type="float" office:value="7.82920022972732" calcext:value-type="float">
            <text:p>7.8292002297</text:p>
          </table:table-cell>
          <table:table-cell office:value-type="float" office:value="77.455" calcext:value-type="float">
            <text:p>77.455</text:p>
          </table:table-cell>
          <table:table-cell table:formula="of:=[.G124]-22.5" office:value-type="float" office:value="54.955" calcext:value-type="float">
            <text:p>54.955</text:p>
          </table:table-cell>
          <table:table-cell office:value-type="float" office:value="0.0013428" calcext:value-type="float">
            <text:p>0.0013428</text:p>
          </table:table-cell>
          <table:table-cell table:formula="of:=1000*[.I124]" office:value-type="float" office:value="1.3428" calcext:value-type="float">
            <text:p>1.34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7.7999999999998" calcext:value-type="float">
            <text:p>-37.8</text:p>
          </table:table-cell>
          <table:table-cell office:value-type="float" office:value="0.00793269930071545" calcext:value-type="float">
            <text:p>0.0079326993</text:p>
          </table:table-cell>
          <table:table-cell table:formula="of:=1000*[.E125]" office:value-type="float" office:value="7.93269930071545" calcext:value-type="float">
            <text:p>7.9326993007</text:p>
          </table:table-cell>
          <table:table-cell office:value-type="float" office:value="77.31" calcext:value-type="float">
            <text:p>77.31</text:p>
          </table:table-cell>
          <table:table-cell table:formula="of:=[.G125]-22.5" office:value-type="float" office:value="54.81" calcext:value-type="float">
            <text:p>54.81</text:p>
          </table:table-cell>
          <table:table-cell office:value-type="float" office:value="0.00135891" calcext:value-type="float">
            <text:p>0.00135891</text:p>
          </table:table-cell>
          <table:table-cell table:formula="of:=1000*[.I125]" office:value-type="float" office:value="1.35891" calcext:value-type="float">
            <text:p>1.358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7.6999999999998" calcext:value-type="float">
            <text:p>-37.7</text:p>
          </table:table-cell>
          <table:table-cell office:value-type="float" office:value="0.00803626487585496" calcext:value-type="float">
            <text:p>0.0080362649</text:p>
          </table:table-cell>
          <table:table-cell table:formula="of:=1000*[.E126]" office:value-type="float" office:value="8.03626487585496" calcext:value-type="float">
            <text:p>8.0362648759</text:p>
          </table:table-cell>
          <table:table-cell office:value-type="float" office:value="77.165" calcext:value-type="float">
            <text:p>77.165</text:p>
          </table:table-cell>
          <table:table-cell table:formula="of:=[.G126]-22.5" office:value-type="float" office:value="54.665" calcext:value-type="float">
            <text:p>54.665</text:p>
          </table:table-cell>
          <table:table-cell office:value-type="float" office:value="0.00137665" calcext:value-type="float">
            <text:p>0.00137665</text:p>
          </table:table-cell>
          <table:table-cell table:formula="of:=1000*[.I126]" office:value-type="float" office:value="1.37665" calcext:value-type="float">
            <text:p>1.376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7.5999999999998" calcext:value-type="float">
            <text:p>-37.6</text:p>
          </table:table-cell>
          <table:table-cell office:value-type="float" office:value="0.00813989695514589" calcext:value-type="float">
            <text:p>0.008139897</text:p>
          </table:table-cell>
          <table:table-cell table:formula="of:=1000*[.E127]" office:value-type="float" office:value="8.13989695514589" calcext:value-type="float">
            <text:p>8.1398969551</text:p>
          </table:table-cell>
          <table:table-cell office:value-type="float" office:value="77.02" calcext:value-type="float">
            <text:p>77.02</text:p>
          </table:table-cell>
          <table:table-cell table:formula="of:=[.G127]-22.5" office:value-type="float" office:value="54.52" calcext:value-type="float">
            <text:p>54.52</text:p>
          </table:table-cell>
          <table:table-cell office:value-type="float" office:value="0.00139378" calcext:value-type="float">
            <text:p>0.00139378</text:p>
          </table:table-cell>
          <table:table-cell table:formula="of:=1000*[.I127]" office:value-type="float" office:value="1.39378" calcext:value-type="float">
            <text:p>1.393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7.4999999999998" calcext:value-type="float">
            <text:p>-37.5</text:p>
          </table:table-cell>
          <table:table-cell office:value-type="float" office:value="0.00824359553858819" calcext:value-type="float">
            <text:p>0.0082435955</text:p>
          </table:table-cell>
          <table:table-cell table:formula="of:=1000*[.E128]" office:value-type="float" office:value="8.24359553858819" calcext:value-type="float">
            <text:p>8.2435955386</text:p>
          </table:table-cell>
          <table:table-cell office:value-type="float" office:value="76.875" calcext:value-type="float">
            <text:p>76.875</text:p>
          </table:table-cell>
          <table:table-cell table:formula="of:=[.G128]-22.5" office:value-type="float" office:value="54.375" calcext:value-type="float">
            <text:p>54.375</text:p>
          </table:table-cell>
          <table:table-cell office:value-type="float" office:value="0.00141161" calcext:value-type="float">
            <text:p>0.00141161</text:p>
          </table:table-cell>
          <table:table-cell table:formula="of:=1000*[.I128]" office:value-type="float" office:value="1.41161" calcext:value-type="float">
            <text:p>1.411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7.3999999999998" calcext:value-type="float">
            <text:p>-37.4</text:p>
          </table:table-cell>
          <table:table-cell office:value-type="float" office:value="0.00834736062618192" calcext:value-type="float">
            <text:p>0.0083473606</text:p>
          </table:table-cell>
          <table:table-cell table:formula="of:=1000*[.E129]" office:value-type="float" office:value="8.34736062618192" calcext:value-type="float">
            <text:p>8.3473606262</text:p>
          </table:table-cell>
          <table:table-cell office:value-type="float" office:value="76.73" calcext:value-type="float">
            <text:p>76.73</text:p>
          </table:table-cell>
          <table:table-cell table:formula="of:=[.G129]-22.5" office:value-type="float" office:value="54.23" calcext:value-type="float">
            <text:p>54.23</text:p>
          </table:table-cell>
          <table:table-cell office:value-type="float" office:value="0.00142943" calcext:value-type="float">
            <text:p>0.00142943</text:p>
          </table:table-cell>
          <table:table-cell table:formula="of:=1000*[.I129]" office:value-type="float" office:value="1.42943" calcext:value-type="float">
            <text:p>1.429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7.2999999999998" calcext:value-type="float">
            <text:p>-37.3</text:p>
          </table:table-cell>
          <table:table-cell office:value-type="float" office:value="0.00845119221792702" calcext:value-type="float">
            <text:p>0.0084511922</text:p>
          </table:table-cell>
          <table:table-cell table:formula="of:=1000*[.E130]" office:value-type="float" office:value="8.45119221792702" calcext:value-type="float">
            <text:p>8.4511922179</text:p>
          </table:table-cell>
          <table:table-cell office:value-type="float" office:value="76.585" calcext:value-type="float">
            <text:p>76.585</text:p>
          </table:table-cell>
          <table:table-cell table:formula="of:=[.G130]-22.5" office:value-type="float" office:value="54.085" calcext:value-type="float">
            <text:p>54.085</text:p>
          </table:table-cell>
          <table:table-cell office:value-type="float" office:value="0.00144725" calcext:value-type="float">
            <text:p>0.00144725</text:p>
          </table:table-cell>
          <table:table-cell table:formula="of:=1000*[.I130]" office:value-type="float" office:value="1.44725" calcext:value-type="float">
            <text:p>1.447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7.1999999999998" calcext:value-type="float">
            <text:p>-37.2</text:p>
          </table:table-cell>
          <table:table-cell office:value-type="float" office:value="0.0085550903138235" calcext:value-type="float">
            <text:p>0.0085550903</text:p>
          </table:table-cell>
          <table:table-cell table:formula="of:=1000*[.E131]" office:value-type="float" office:value="8.5550903138235" calcext:value-type="float">
            <text:p>8.5550903138</text:p>
          </table:table-cell>
          <table:table-cell office:value-type="float" office:value="76.44" calcext:value-type="float">
            <text:p>76.44</text:p>
          </table:table-cell>
          <table:table-cell table:formula="of:=[.G131]-22.5" office:value-type="float" office:value="53.94" calcext:value-type="float">
            <text:p>53.94</text:p>
          </table:table-cell>
          <table:table-cell office:value-type="float" office:value="0.00146507" calcext:value-type="float">
            <text:p>0.00146507</text:p>
          </table:table-cell>
          <table:table-cell table:formula="of:=1000*[.I131]" office:value-type="float" office:value="1.46507" calcext:value-type="float">
            <text:p>1.465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7.0999999999998" calcext:value-type="float">
            <text:p>-37.1</text:p>
          </table:table-cell>
          <table:table-cell office:value-type="float" office:value="0.0086590549138714" calcext:value-type="float">
            <text:p>0.0086590549</text:p>
          </table:table-cell>
          <table:table-cell table:formula="of:=1000*[.E132]" office:value-type="float" office:value="8.6590549138714" calcext:value-type="float">
            <text:p>8.6590549139</text:p>
          </table:table-cell>
          <table:table-cell office:value-type="float" office:value="76.295" calcext:value-type="float">
            <text:p>76.295</text:p>
          </table:table-cell>
          <table:table-cell table:formula="of:=[.G132]-22.5" office:value-type="float" office:value="53.795" calcext:value-type="float">
            <text:p>53.795</text:p>
          </table:table-cell>
          <table:table-cell office:value-type="float" office:value="0.00148403" calcext:value-type="float">
            <text:p>0.00148403</text:p>
          </table:table-cell>
          <table:table-cell table:formula="of:=1000*[.I132]" office:value-type="float" office:value="1.48403" calcext:value-type="float">
            <text:p>1.484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6.9999999999998" calcext:value-type="float">
            <text:p>-37</text:p>
          </table:table-cell>
          <table:table-cell office:value-type="float" office:value="0.00876308601807067" calcext:value-type="float">
            <text:p>0.008763086</text:p>
          </table:table-cell>
          <table:table-cell table:formula="of:=1000*[.E133]" office:value-type="float" office:value="8.76308601807067" calcext:value-type="float">
            <text:p>8.7630860181</text:p>
          </table:table-cell>
          <table:table-cell office:value-type="float" office:value="76.15" calcext:value-type="float">
            <text:p>76.15</text:p>
          </table:table-cell>
          <table:table-cell table:formula="of:=[.G133]-22.5" office:value-type="float" office:value="53.65" calcext:value-type="float">
            <text:p>53.65</text:p>
          </table:table-cell>
          <table:table-cell office:value-type="float" office:value="0.00150141" calcext:value-type="float">
            <text:p>0.00150141</text:p>
          </table:table-cell>
          <table:table-cell table:formula="of:=1000*[.I133]" office:value-type="float" office:value="1.50141" calcext:value-type="float">
            <text:p>1.501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6.8999999999998" calcext:value-type="float">
            <text:p>-36.9</text:p>
          </table:table-cell>
          <table:table-cell office:value-type="float" office:value="0.00886718362642135" calcext:value-type="float">
            <text:p>0.0088671836</text:p>
          </table:table-cell>
          <table:table-cell table:formula="of:=1000*[.E134]" office:value-type="float" office:value="8.86718362642135" calcext:value-type="float">
            <text:p>8.8671836264</text:p>
          </table:table-cell>
          <table:table-cell office:value-type="float" office:value="76.005" calcext:value-type="float">
            <text:p>76.005</text:p>
          </table:table-cell>
          <table:table-cell table:formula="of:=[.G134]-22.5" office:value-type="float" office:value="53.505" calcext:value-type="float">
            <text:p>53.505</text:p>
          </table:table-cell>
          <table:table-cell office:value-type="float" office:value="0.00152053" calcext:value-type="float">
            <text:p>0.00152053</text:p>
          </table:table-cell>
          <table:table-cell table:formula="of:=1000*[.I134]" office:value-type="float" office:value="1.52053" calcext:value-type="float">
            <text:p>1.520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6.7999999999998" calcext:value-type="float">
            <text:p>-36.8</text:p>
          </table:table-cell>
          <table:table-cell office:value-type="float" office:value="0.00897134773892341" calcext:value-type="float">
            <text:p>0.0089713477</text:p>
          </table:table-cell>
          <table:table-cell table:formula="of:=1000*[.E135]" office:value-type="float" office:value="8.97134773892341" calcext:value-type="float">
            <text:p>8.9713477389</text:p>
          </table:table-cell>
          <table:table-cell office:value-type="float" office:value="75.86" calcext:value-type="float">
            <text:p>75.86</text:p>
          </table:table-cell>
          <table:table-cell table:formula="of:=[.G135]-22.5" office:value-type="float" office:value="53.36" calcext:value-type="float">
            <text:p>53.36</text:p>
          </table:table-cell>
          <table:table-cell office:value-type="float" office:value="0.00153969" calcext:value-type="float">
            <text:p>0.00153969</text:p>
          </table:table-cell>
          <table:table-cell table:formula="of:=1000*[.I135]" office:value-type="float" office:value="1.53969" calcext:value-type="float">
            <text:p>1.539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6.6999999999998" calcext:value-type="float">
            <text:p>-36.7</text:p>
          </table:table-cell>
          <table:table-cell office:value-type="float" office:value="0.00914650111272445" calcext:value-type="float">
            <text:p>0.0091465011</text:p>
          </table:table-cell>
          <table:table-cell table:formula="of:=1000*[.E136]" office:value-type="float" office:value="9.14650111272445" calcext:value-type="float">
            <text:p>9.1465011127</text:p>
          </table:table-cell>
          <table:table-cell office:value-type="float" office:value="75.715" calcext:value-type="float">
            <text:p>75.715</text:p>
          </table:table-cell>
          <table:table-cell table:formula="of:=[.G136]-22.5" office:value-type="float" office:value="53.215" calcext:value-type="float">
            <text:p>53.215</text:p>
          </table:table-cell>
          <table:table-cell office:value-type="float" office:value="0.00155888" calcext:value-type="float">
            <text:p>0.00155888</text:p>
          </table:table-cell>
          <table:table-cell table:formula="of:=1000*[.I136]" office:value-type="float" office:value="1.55888" calcext:value-type="float">
            <text:p>1.558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6.5999999999998" calcext:value-type="float">
            <text:p>-36.6</text:p>
          </table:table-cell>
          <table:table-cell office:value-type="float" office:value="0.00926197893510683" calcext:value-type="float">
            <text:p>0.0092619789</text:p>
          </table:table-cell>
          <table:table-cell table:formula="of:=1000*[.E137]" office:value-type="float" office:value="9.26197893510683" calcext:value-type="float">
            <text:p>9.2619789351</text:p>
          </table:table-cell>
          <table:table-cell office:value-type="float" office:value="75.57" calcext:value-type="float">
            <text:p>75.57</text:p>
          </table:table-cell>
          <table:table-cell table:formula="of:=[.G137]-22.5" office:value-type="float" office:value="53.07" calcext:value-type="float">
            <text:p>53.07</text:p>
          </table:table-cell>
          <table:table-cell office:value-type="float" office:value="0.0015781" calcext:value-type="float">
            <text:p>0.0015781</text:p>
          </table:table-cell>
          <table:table-cell table:formula="of:=1000*[.I137]" office:value-type="float" office:value="1.5781" calcext:value-type="float">
            <text:p>1.57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6.4999999999998" calcext:value-type="float">
            <text:p>-36.5</text:p>
          </table:table-cell>
          <table:table-cell office:value-type="float" office:value="0.0094504603031294" calcext:value-type="float">
            <text:p>0.0094504603</text:p>
          </table:table-cell>
          <table:table-cell table:formula="of:=1000*[.E138]" office:value-type="float" office:value="9.4504603031294" calcext:value-type="float">
            <text:p>9.4504603031</text:p>
          </table:table-cell>
          <table:table-cell office:value-type="float" office:value="75.425" calcext:value-type="float">
            <text:p>75.425</text:p>
          </table:table-cell>
          <table:table-cell table:formula="of:=[.G138]-22.5" office:value-type="float" office:value="52.925" calcext:value-type="float">
            <text:p>52.925</text:p>
          </table:table-cell>
          <table:table-cell office:value-type="float" office:value="0.00159878" calcext:value-type="float">
            <text:p>0.00159878</text:p>
          </table:table-cell>
          <table:table-cell table:formula="of:=1000*[.I138]" office:value-type="float" office:value="1.59878" calcext:value-type="float">
            <text:p>1.598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6.3999999999998" calcext:value-type="float">
            <text:p>-36.4</text:p>
          </table:table-cell>
          <table:table-cell office:value-type="float" office:value="0.00959299368423951" calcext:value-type="float">
            <text:p>0.0095929937</text:p>
          </table:table-cell>
          <table:table-cell table:formula="of:=1000*[.E139]" office:value-type="float" office:value="9.59299368423951" calcext:value-type="float">
            <text:p>9.5929936842</text:p>
          </table:table-cell>
          <table:table-cell office:value-type="float" office:value="75.28" calcext:value-type="float">
            <text:p>75.28</text:p>
          </table:table-cell>
          <table:table-cell table:formula="of:=[.G139]-22.5" office:value-type="float" office:value="52.78" calcext:value-type="float">
            <text:p>52.78</text:p>
          </table:table-cell>
          <table:table-cell office:value-type="float" office:value="0.0016202" calcext:value-type="float">
            <text:p>0.0016202</text:p>
          </table:table-cell>
          <table:table-cell table:formula="of:=1000*[.I139]" office:value-type="float" office:value="1.6202" calcext:value-type="float">
            <text:p>1.62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6.2999999999998" calcext:value-type="float">
            <text:p>-36.3</text:p>
          </table:table-cell>
          <table:table-cell office:value-type="float" office:value="0.00958271273801061" calcext:value-type="float">
            <text:p>0.0095827127</text:p>
          </table:table-cell>
          <table:table-cell table:formula="of:=1000*[.E140]" office:value-type="float" office:value="9.58271273801061" calcext:value-type="float">
            <text:p>9.582712738</text:p>
          </table:table-cell>
          <table:table-cell office:value-type="float" office:value="75.135" calcext:value-type="float">
            <text:p>75.135</text:p>
          </table:table-cell>
          <table:table-cell table:formula="of:=[.G140]-22.5" office:value-type="float" office:value="52.635" calcext:value-type="float">
            <text:p>52.635</text:p>
          </table:table-cell>
          <table:table-cell office:value-type="float" office:value="0.0016416" calcext:value-type="float">
            <text:p>0.0016416</text:p>
          </table:table-cell>
          <table:table-cell table:formula="of:=1000*[.I140]" office:value-type="float" office:value="1.6416" calcext:value-type="float">
            <text:p>1.64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6.1999999999998" calcext:value-type="float">
            <text:p>-36.2</text:p>
          </table:table-cell>
          <table:table-cell office:value-type="float" office:value="0.00973953774730847" calcext:value-type="float">
            <text:p>0.0097395377</text:p>
          </table:table-cell>
          <table:table-cell table:formula="of:=1000*[.E141]" office:value-type="float" office:value="9.73953774730847" calcext:value-type="float">
            <text:p>9.7395377473</text:p>
          </table:table-cell>
          <table:table-cell office:value-type="float" office:value="74.99" calcext:value-type="float">
            <text:p>74.99</text:p>
          </table:table-cell>
          <table:table-cell table:formula="of:=[.G141]-22.5" office:value-type="float" office:value="52.49" calcext:value-type="float">
            <text:p>52.49</text:p>
          </table:table-cell>
          <table:table-cell office:value-type="float" office:value="0.00166296" calcext:value-type="float">
            <text:p>0.00166296</text:p>
          </table:table-cell>
          <table:table-cell table:formula="of:=1000*[.I141]" office:value-type="float" office:value="1.66296" calcext:value-type="float">
            <text:p>1.662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6.0999999999998" calcext:value-type="float">
            <text:p>-36.1</text:p>
          </table:table-cell>
          <table:table-cell office:value-type="float" office:value="0.00989646194404716" calcext:value-type="float">
            <text:p>0.0098964619</text:p>
          </table:table-cell>
          <table:table-cell table:formula="of:=1000*[.E142]" office:value-type="float" office:value="9.89646194404716" calcext:value-type="float">
            <text:p>9.896461944</text:p>
          </table:table-cell>
          <table:table-cell office:value-type="float" office:value="74.845" calcext:value-type="float">
            <text:p>74.845</text:p>
          </table:table-cell>
          <table:table-cell table:formula="of:=[.G142]-22.5" office:value-type="float" office:value="52.345" calcext:value-type="float">
            <text:p>52.345</text:p>
          </table:table-cell>
          <table:table-cell office:value-type="float" office:value="0.0016843" calcext:value-type="float">
            <text:p>0.0016843</text:p>
          </table:table-cell>
          <table:table-cell table:formula="of:=1000*[.I142]" office:value-type="float" office:value="1.6843" calcext:value-type="float">
            <text:p>1.68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5.9999999999998" calcext:value-type="float">
            <text:p>-36</text:p>
          </table:table-cell>
          <table:table-cell office:value-type="float" office:value="0.0100534853282269" calcext:value-type="float">
            <text:p>0.0100534853</text:p>
          </table:table-cell>
          <table:table-cell table:formula="of:=1000*[.E143]" office:value-type="float" office:value="10.0534853282269" calcext:value-type="float">
            <text:p>10.0534853282</text:p>
          </table:table-cell>
          <table:table-cell office:value-type="float" office:value="74.7" calcext:value-type="float">
            <text:p>74.7</text:p>
          </table:table-cell>
          <table:table-cell table:formula="of:=[.G143]-22.5" office:value-type="float" office:value="52.2" calcext:value-type="float">
            <text:p>52.2</text:p>
          </table:table-cell>
          <table:table-cell office:value-type="float" office:value="0.00170654" calcext:value-type="float">
            <text:p>0.00170654</text:p>
          </table:table-cell>
          <table:table-cell table:formula="of:=1000*[.I143]" office:value-type="float" office:value="1.70654" calcext:value-type="float">
            <text:p>1.706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5.8999999999998" calcext:value-type="float">
            <text:p>-35.9</text:p>
          </table:table-cell>
          <table:table-cell office:value-type="float" office:value="0.0102106078998475" calcext:value-type="float">
            <text:p>0.0102106079</text:p>
          </table:table-cell>
          <table:table-cell table:formula="of:=1000*[.E144]" office:value-type="float" office:value="10.2106078998475" calcext:value-type="float">
            <text:p>10.2106078998</text:p>
          </table:table-cell>
          <table:table-cell office:value-type="float" office:value="74.555" calcext:value-type="float">
            <text:p>74.555</text:p>
          </table:table-cell>
          <table:table-cell table:formula="of:=[.G144]-22.5" office:value-type="float" office:value="52.055" calcext:value-type="float">
            <text:p>52.055</text:p>
          </table:table-cell>
          <table:table-cell office:value-type="float" office:value="0.00172892" calcext:value-type="float">
            <text:p>0.00172892</text:p>
          </table:table-cell>
          <table:table-cell table:formula="of:=1000*[.I144]" office:value-type="float" office:value="1.72892" calcext:value-type="float">
            <text:p>1.728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5.7999999999998" calcext:value-type="float">
            <text:p>-35.8</text:p>
          </table:table-cell>
          <table:table-cell office:value-type="float" office:value="0.0103678296589091" calcext:value-type="float">
            <text:p>0.0103678297</text:p>
          </table:table-cell>
          <table:table-cell table:formula="of:=1000*[.E145]" office:value-type="float" office:value="10.3678296589091" calcext:value-type="float">
            <text:p>10.3678296589</text:p>
          </table:table-cell>
          <table:table-cell office:value-type="float" office:value="74.41" calcext:value-type="float">
            <text:p>74.41</text:p>
          </table:table-cell>
          <table:table-cell table:formula="of:=[.G145]-22.5" office:value-type="float" office:value="51.91" calcext:value-type="float">
            <text:p>51.91</text:p>
          </table:table-cell>
          <table:table-cell office:value-type="float" office:value="0.00175134" calcext:value-type="float">
            <text:p>0.00175134</text:p>
          </table:table-cell>
          <table:table-cell table:formula="of:=1000*[.I145]" office:value-type="float" office:value="1.75134" calcext:value-type="float">
            <text:p>1.75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5.6999999999998" calcext:value-type="float">
            <text:p>-35.7</text:p>
          </table:table-cell>
          <table:table-cell office:value-type="float" office:value="0.0105251506054116" calcext:value-type="float">
            <text:p>0.0105251506</text:p>
          </table:table-cell>
          <table:table-cell table:formula="of:=1000*[.E146]" office:value-type="float" office:value="10.5251506054116" calcext:value-type="float">
            <text:p>10.5251506054</text:p>
          </table:table-cell>
          <table:table-cell office:value-type="float" office:value="74.265" calcext:value-type="float">
            <text:p>74.265</text:p>
          </table:table-cell>
          <table:table-cell table:formula="of:=[.G146]-22.5" office:value-type="float" office:value="51.765" calcext:value-type="float">
            <text:p>51.765</text:p>
          </table:table-cell>
          <table:table-cell office:value-type="float" office:value="0.00177381" calcext:value-type="float">
            <text:p>0.00177381</text:p>
          </table:table-cell>
          <table:table-cell table:formula="of:=1000*[.I146]" office:value-type="float" office:value="1.77381" calcext:value-type="float">
            <text:p>1.773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5.5999999999998" calcext:value-type="float">
            <text:p>-35.6</text:p>
          </table:table-cell>
          <table:table-cell office:value-type="float" office:value="0.010682570739355" calcext:value-type="float">
            <text:p>0.0106825707</text:p>
          </table:table-cell>
          <table:table-cell table:formula="of:=1000*[.E147]" office:value-type="float" office:value="10.682570739355" calcext:value-type="float">
            <text:p>10.6825707394</text:p>
          </table:table-cell>
          <table:table-cell office:value-type="float" office:value="74.12" calcext:value-type="float">
            <text:p>74.12</text:p>
          </table:table-cell>
          <table:table-cell table:formula="of:=[.G147]-22.5" office:value-type="float" office:value="51.62" calcext:value-type="float">
            <text:p>51.62</text:p>
          </table:table-cell>
          <table:table-cell office:value-type="float" office:value="0.00179631" calcext:value-type="float">
            <text:p>0.00179631</text:p>
          </table:table-cell>
          <table:table-cell table:formula="of:=1000*[.I147]" office:value-type="float" office:value="1.79631" calcext:value-type="float">
            <text:p>1.796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5.4999999999998" calcext:value-type="float">
            <text:p>-35.5</text:p>
          </table:table-cell>
          <table:table-cell office:value-type="float" office:value="0.0108400900607394" calcext:value-type="float">
            <text:p>0.0108400901</text:p>
          </table:table-cell>
          <table:table-cell table:formula="of:=1000*[.E148]" office:value-type="float" office:value="10.8400900607394" calcext:value-type="float">
            <text:p>10.8400900607</text:p>
          </table:table-cell>
          <table:table-cell office:value-type="float" office:value="73.975" calcext:value-type="float">
            <text:p>73.975</text:p>
          </table:table-cell>
          <table:table-cell table:formula="of:=[.G148]-22.5" office:value-type="float" office:value="51.475" calcext:value-type="float">
            <text:p>51.475</text:p>
          </table:table-cell>
          <table:table-cell office:value-type="float" office:value="0.00182065" calcext:value-type="float">
            <text:p>0.00182065</text:p>
          </table:table-cell>
          <table:table-cell table:formula="of:=1000*[.I148]" office:value-type="float" office:value="1.82065" calcext:value-type="float">
            <text:p>1.820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5.3999999999998" calcext:value-type="float">
            <text:p>-35.4</text:p>
          </table:table-cell>
          <table:table-cell office:value-type="float" office:value="0.0109977085695646" calcext:value-type="float">
            <text:p>0.0109977086</text:p>
          </table:table-cell>
          <table:table-cell table:formula="of:=1000*[.E149]" office:value-type="float" office:value="10.9977085695646" calcext:value-type="float">
            <text:p>10.9977085696</text:p>
          </table:table-cell>
          <table:table-cell office:value-type="float" office:value="73.83" calcext:value-type="float">
            <text:p>73.83</text:p>
          </table:table-cell>
          <table:table-cell table:formula="of:=[.G149]-22.5" office:value-type="float" office:value="51.33" calcext:value-type="float">
            <text:p>51.33</text:p>
          </table:table-cell>
          <table:table-cell office:value-type="float" office:value="0.00184589" calcext:value-type="float">
            <text:p>0.00184589</text:p>
          </table:table-cell>
          <table:table-cell table:formula="of:=1000*[.I149]" office:value-type="float" office:value="1.84589" calcext:value-type="float">
            <text:p>1.845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5.2999999999998" calcext:value-type="float">
            <text:p>-35.3</text:p>
          </table:table-cell>
          <table:table-cell office:value-type="float" office:value="0.0111554262658309" calcext:value-type="float">
            <text:p>0.0111554263</text:p>
          </table:table-cell>
          <table:table-cell table:formula="of:=1000*[.E150]" office:value-type="float" office:value="11.1554262658309" calcext:value-type="float">
            <text:p>11.1554262658</text:p>
          </table:table-cell>
          <table:table-cell office:value-type="float" office:value="73.685" calcext:value-type="float">
            <text:p>73.685</text:p>
          </table:table-cell>
          <table:table-cell table:formula="of:=[.G150]-22.5" office:value-type="float" office:value="51.185" calcext:value-type="float">
            <text:p>51.185</text:p>
          </table:table-cell>
          <table:table-cell office:value-type="float" office:value="0.00187109" calcext:value-type="float">
            <text:p>0.00187109</text:p>
          </table:table-cell>
          <table:table-cell table:formula="of:=1000*[.I150]" office:value-type="float" office:value="1.87109" calcext:value-type="float">
            <text:p>1.871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5.1999999999998" calcext:value-type="float">
            <text:p>-35.2</text:p>
          </table:table-cell>
          <table:table-cell office:value-type="float" office:value="0.011313243149538" calcext:value-type="float">
            <text:p>0.0113132431</text:p>
          </table:table-cell>
          <table:table-cell table:formula="of:=1000*[.E151]" office:value-type="float" office:value="11.313243149538" calcext:value-type="float">
            <text:p>11.3132431495</text:p>
          </table:table-cell>
          <table:table-cell office:value-type="float" office:value="73.54" calcext:value-type="float">
            <text:p>73.54</text:p>
          </table:table-cell>
          <table:table-cell table:formula="of:=[.G151]-22.5" office:value-type="float" office:value="51.04" calcext:value-type="float">
            <text:p>51.04</text:p>
          </table:table-cell>
          <table:table-cell office:value-type="float" office:value="0.00189625" calcext:value-type="float">
            <text:p>0.00189625</text:p>
          </table:table-cell>
          <table:table-cell table:formula="of:=1000*[.I151]" office:value-type="float" office:value="1.89625" calcext:value-type="float">
            <text:p>1.89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5.0999999999998" calcext:value-type="float">
            <text:p>-35.1</text:p>
          </table:table-cell>
          <table:table-cell office:value-type="float" office:value="0.0114711592206861" calcext:value-type="float">
            <text:p>0.0114711592</text:p>
          </table:table-cell>
          <table:table-cell table:formula="of:=1000*[.E152]" office:value-type="float" office:value="11.4711592206861" calcext:value-type="float">
            <text:p>11.4711592207</text:p>
          </table:table-cell>
          <table:table-cell office:value-type="float" office:value="73.395" calcext:value-type="float">
            <text:p>73.395</text:p>
          </table:table-cell>
          <table:table-cell table:formula="of:=[.G152]-22.5" office:value-type="float" office:value="50.895" calcext:value-type="float">
            <text:p>50.895</text:p>
          </table:table-cell>
          <table:table-cell office:value-type="float" office:value="0.00192139" calcext:value-type="float">
            <text:p>0.00192139</text:p>
          </table:table-cell>
          <table:table-cell table:formula="of:=1000*[.I152]" office:value-type="float" office:value="1.92139" calcext:value-type="float">
            <text:p>1.921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4.9999999999998" calcext:value-type="float">
            <text:p>-35</text:p>
          </table:table-cell>
          <table:table-cell office:value-type="float" office:value="0.0116291744792751" calcext:value-type="float">
            <text:p>0.0116291745</text:p>
          </table:table-cell>
          <table:table-cell table:formula="of:=1000*[.E153]" office:value-type="float" office:value="11.6291744792751" calcext:value-type="float">
            <text:p>11.6291744793</text:p>
          </table:table-cell>
          <table:table-cell office:value-type="float" office:value="73.25" calcext:value-type="float">
            <text:p>73.25</text:p>
          </table:table-cell>
          <table:table-cell table:formula="of:=[.G153]-22.5" office:value-type="float" office:value="50.75" calcext:value-type="float">
            <text:p>50.75</text:p>
          </table:table-cell>
          <table:table-cell office:value-type="float" office:value="0.00194821" calcext:value-type="float">
            <text:p>0.00194821</text:p>
          </table:table-cell>
          <table:table-cell table:formula="of:=1000*[.I153]" office:value-type="float" office:value="1.94821" calcext:value-type="float">
            <text:p>1.948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4.8999999999998" calcext:value-type="float">
            <text:p>-34.9</text:p>
          </table:table-cell>
          <table:table-cell office:value-type="float" office:value="0.0119526241623536" calcext:value-type="float">
            <text:p>0.0119526242</text:p>
          </table:table-cell>
          <table:table-cell table:formula="of:=1000*[.E154]" office:value-type="float" office:value="11.9526241623536" calcext:value-type="float">
            <text:p>11.9526241624</text:p>
          </table:table-cell>
          <table:table-cell office:value-type="float" office:value="73.105" calcext:value-type="float">
            <text:p>73.105</text:p>
          </table:table-cell>
          <table:table-cell table:formula="of:=[.G154]-22.5" office:value-type="float" office:value="50.605" calcext:value-type="float">
            <text:p>50.605</text:p>
          </table:table-cell>
          <table:table-cell office:value-type="float" office:value="0.00197458" calcext:value-type="float">
            <text:p>0.00197458</text:p>
          </table:table-cell>
          <table:table-cell table:formula="of:=1000*[.I154]" office:value-type="float" office:value="1.97458" calcext:value-type="float">
            <text:p>1.974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4.7999999999998" calcext:value-type="float">
            <text:p>-34.8</text:p>
          </table:table-cell>
          <table:table-cell office:value-type="float" office:value="0.0121497624132471" calcext:value-type="float">
            <text:p>0.0121497624</text:p>
          </table:table-cell>
          <table:table-cell table:formula="of:=1000*[.E155]" office:value-type="float" office:value="12.1497624132471" calcext:value-type="float">
            <text:p>12.1497624132</text:p>
          </table:table-cell>
          <table:table-cell office:value-type="float" office:value="72.96" calcext:value-type="float">
            <text:p>72.96</text:p>
          </table:table-cell>
          <table:table-cell table:formula="of:=[.G155]-22.5" office:value-type="float" office:value="50.46" calcext:value-type="float">
            <text:p>50.46</text:p>
          </table:table-cell>
          <table:table-cell office:value-type="float" office:value="0.00200101" calcext:value-type="float">
            <text:p>0.00200101</text:p>
          </table:table-cell>
          <table:table-cell table:formula="of:=1000*[.I155]" office:value-type="float" office:value="2.00101" calcext:value-type="float">
            <text:p>2.001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4.6999999999998" calcext:value-type="float">
            <text:p>-34.7</text:p>
          </table:table-cell>
          <table:table-cell office:value-type="float" office:value="0.012346968464662" calcext:value-type="float">
            <text:p>0.0123469685</text:p>
          </table:table-cell>
          <table:table-cell table:formula="of:=1000*[.E156]" office:value-type="float" office:value="12.346968464662" calcext:value-type="float">
            <text:p>12.3469684647</text:p>
          </table:table-cell>
          <table:table-cell office:value-type="float" office:value="72.815" calcext:value-type="float">
            <text:p>72.815</text:p>
          </table:table-cell>
          <table:table-cell table:formula="of:=[.G156]-22.5" office:value-type="float" office:value="50.315" calcext:value-type="float">
            <text:p>50.315</text:p>
          </table:table-cell>
          <table:table-cell office:value-type="float" office:value="0.00202748" calcext:value-type="float">
            <text:p>0.00202748</text:p>
          </table:table-cell>
          <table:table-cell table:formula="of:=1000*[.I156]" office:value-type="float" office:value="2.02748" calcext:value-type="float">
            <text:p>2.027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4.5999999999998" calcext:value-type="float">
            <text:p>-34.6</text:p>
          </table:table-cell>
          <table:table-cell office:value-type="float" office:value="0.0123704737070604" calcext:value-type="float">
            <text:p>0.0123704737</text:p>
          </table:table-cell>
          <table:table-cell table:formula="of:=1000*[.E157]" office:value-type="float" office:value="12.3704737070604" calcext:value-type="float">
            <text:p>12.3704737071</text:p>
          </table:table-cell>
          <table:table-cell office:value-type="float" office:value="72.67" calcext:value-type="float">
            <text:p>72.67</text:p>
          </table:table-cell>
          <table:table-cell table:formula="of:=[.G157]-22.5" office:value-type="float" office:value="50.17" calcext:value-type="float">
            <text:p>50.17</text:p>
          </table:table-cell>
          <table:table-cell office:value-type="float" office:value="0.00205401" calcext:value-type="float">
            <text:p>0.00205401</text:p>
          </table:table-cell>
          <table:table-cell table:formula="of:=1000*[.I157]" office:value-type="float" office:value="2.05401" calcext:value-type="float">
            <text:p>2.054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4.4999999999998" calcext:value-type="float">
            <text:p>-34.5</text:p>
          </table:table-cell>
          <table:table-cell office:value-type="float" office:value="0.0125771484047209" calcext:value-type="float">
            <text:p>0.0125771484</text:p>
          </table:table-cell>
          <table:table-cell table:formula="of:=1000*[.E158]" office:value-type="float" office:value="12.5771484047209" calcext:value-type="float">
            <text:p>12.5771484047</text:p>
          </table:table-cell>
          <table:table-cell office:value-type="float" office:value="72.525" calcext:value-type="float">
            <text:p>72.525</text:p>
          </table:table-cell>
          <table:table-cell table:formula="of:=[.G158]-22.5" office:value-type="float" office:value="50.025" calcext:value-type="float">
            <text:p>50.025</text:p>
          </table:table-cell>
          <table:table-cell office:value-type="float" office:value="0.0020829" calcext:value-type="float">
            <text:p>0.0020829</text:p>
          </table:table-cell>
          <table:table-cell table:formula="of:=1000*[.I158]" office:value-type="float" office:value="2.0829" calcext:value-type="float">
            <text:p>2.08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4.3999999999998" calcext:value-type="float">
            <text:p>-34.4</text:p>
          </table:table-cell>
          <table:table-cell office:value-type="float" office:value="0.0127839557249012" calcext:value-type="float">
            <text:p>0.0127839557</text:p>
          </table:table-cell>
          <table:table-cell table:formula="of:=1000*[.E159]" office:value-type="float" office:value="12.7839557249012" calcext:value-type="float">
            <text:p>12.7839557249</text:p>
          </table:table-cell>
          <table:table-cell office:value-type="float" office:value="72.38" calcext:value-type="float">
            <text:p>72.38</text:p>
          </table:table-cell>
          <table:table-cell table:formula="of:=[.G159]-22.5" office:value-type="float" office:value="49.88" calcext:value-type="float">
            <text:p>49.88</text:p>
          </table:table-cell>
          <table:table-cell office:value-type="float" office:value="0.00211284" calcext:value-type="float">
            <text:p>0.00211284</text:p>
          </table:table-cell>
          <table:table-cell table:formula="of:=1000*[.I159]" office:value-type="float" office:value="2.11284" calcext:value-type="float">
            <text:p>2.112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4.2999999999998" calcext:value-type="float">
            <text:p>-34.3</text:p>
          </table:table-cell>
          <table:table-cell office:value-type="float" office:value="0.0129908956676009" calcext:value-type="float">
            <text:p>0.0129908957</text:p>
          </table:table-cell>
          <table:table-cell table:formula="of:=1000*[.E160]" office:value-type="float" office:value="12.9908956676009" calcext:value-type="float">
            <text:p>12.9908956676</text:p>
          </table:table-cell>
          <table:table-cell office:value-type="float" office:value="72.235" calcext:value-type="float">
            <text:p>72.235</text:p>
          </table:table-cell>
          <table:table-cell table:formula="of:=[.G160]-22.5" office:value-type="float" office:value="49.735" calcext:value-type="float">
            <text:p>49.735</text:p>
          </table:table-cell>
          <table:table-cell office:value-type="float" office:value="0.00214274" calcext:value-type="float">
            <text:p>0.00214274</text:p>
          </table:table-cell>
          <table:table-cell table:formula="of:=1000*[.I160]" office:value-type="float" office:value="2.14274" calcext:value-type="float">
            <text:p>2.142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4.1999999999998" calcext:value-type="float">
            <text:p>-34.2</text:p>
          </table:table-cell>
          <table:table-cell office:value-type="float" office:value="0.0131979682328203" calcext:value-type="float">
            <text:p>0.0131979682</text:p>
          </table:table-cell>
          <table:table-cell table:formula="of:=1000*[.E161]" office:value-type="float" office:value="13.1979682328203" calcext:value-type="float">
            <text:p>13.1979682328</text:p>
          </table:table-cell>
          <table:table-cell office:value-type="float" office:value="72.09" calcext:value-type="float">
            <text:p>72.09</text:p>
          </table:table-cell>
          <table:table-cell table:formula="of:=[.G161]-22.5" office:value-type="float" office:value="49.59" calcext:value-type="float">
            <text:p>49.59</text:p>
          </table:table-cell>
          <table:table-cell office:value-type="float" office:value="0.00217261" calcext:value-type="float">
            <text:p>0.00217261</text:p>
          </table:table-cell>
          <table:table-cell table:formula="of:=1000*[.I161]" office:value-type="float" office:value="2.17261" calcext:value-type="float">
            <text:p>2.172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4.0999999999998" calcext:value-type="float">
            <text:p>-34.1</text:p>
          </table:table-cell>
          <table:table-cell office:value-type="float" office:value="0.0134051734205593" calcext:value-type="float">
            <text:p>0.0134051734</text:p>
          </table:table-cell>
          <table:table-cell table:formula="of:=1000*[.E162]" office:value-type="float" office:value="13.4051734205593" calcext:value-type="float">
            <text:p>13.4051734206</text:p>
          </table:table-cell>
          <table:table-cell office:value-type="float" office:value="71.945" calcext:value-type="float">
            <text:p>71.945</text:p>
          </table:table-cell>
          <table:table-cell table:formula="of:=[.G162]-22.5" office:value-type="float" office:value="49.445" calcext:value-type="float">
            <text:p>49.445</text:p>
          </table:table-cell>
          <table:table-cell office:value-type="float" office:value="0.00220838" calcext:value-type="float">
            <text:p>0.00220838</text:p>
          </table:table-cell>
          <table:table-cell table:formula="of:=1000*[.I162]" office:value-type="float" office:value="2.20838" calcext:value-type="float">
            <text:p>2.208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3.9999999999998" calcext:value-type="float">
            <text:p>-34</text:p>
          </table:table-cell>
          <table:table-cell office:value-type="float" office:value="0.0136125112308178" calcext:value-type="float">
            <text:p>0.0136125112</text:p>
          </table:table-cell>
          <table:table-cell table:formula="of:=1000*[.E163]" office:value-type="float" office:value="13.6125112308178" calcext:value-type="float">
            <text:p>13.6125112308</text:p>
          </table:table-cell>
          <table:table-cell office:value-type="float" office:value="71.8" calcext:value-type="float">
            <text:p>71.8</text:p>
          </table:table-cell>
          <table:table-cell table:formula="of:=[.G163]-22.5" office:value-type="float" office:value="49.3" calcext:value-type="float">
            <text:p>49.3</text:p>
          </table:table-cell>
          <table:table-cell office:value-type="float" office:value="0.00223882" calcext:value-type="float">
            <text:p>0.00223882</text:p>
          </table:table-cell>
          <table:table-cell table:formula="of:=1000*[.I163]" office:value-type="float" office:value="2.23882" calcext:value-type="float">
            <text:p>2.238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3.8999999999998" calcext:value-type="float">
            <text:p>-33.9</text:p>
          </table:table-cell>
          <table:table-cell office:value-type="float" office:value="0.0138199816635961" calcext:value-type="float">
            <text:p>0.0138199817</text:p>
          </table:table-cell>
          <table:table-cell table:formula="of:=1000*[.E164]" office:value-type="float" office:value="13.8199816635961" calcext:value-type="float">
            <text:p>13.8199816636</text:p>
          </table:table-cell>
          <table:table-cell office:value-type="float" office:value="71.655" calcext:value-type="float">
            <text:p>71.655</text:p>
          </table:table-cell>
          <table:table-cell table:formula="of:=[.G164]-22.5" office:value-type="float" office:value="49.155" calcext:value-type="float">
            <text:p>49.155</text:p>
          </table:table-cell>
          <table:table-cell office:value-type="float" office:value="0.00226615" calcext:value-type="float">
            <text:p>0.00226615</text:p>
          </table:table-cell>
          <table:table-cell table:formula="of:=1000*[.I164]" office:value-type="float" office:value="2.26615" calcext:value-type="float">
            <text:p>2.266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3.7999999999998" calcext:value-type="float">
            <text:p>-33.8</text:p>
          </table:table-cell>
          <table:table-cell office:value-type="float" office:value="0.0140275847188939" calcext:value-type="float">
            <text:p>0.0140275847</text:p>
          </table:table-cell>
          <table:table-cell table:formula="of:=1000*[.E165]" office:value-type="float" office:value="14.0275847188939" calcext:value-type="float">
            <text:p>14.0275847189</text:p>
          </table:table-cell>
          <table:table-cell office:value-type="float" office:value="71.51" calcext:value-type="float">
            <text:p>71.51</text:p>
          </table:table-cell>
          <table:table-cell table:formula="of:=[.G165]-22.5" office:value-type="float" office:value="49.01" calcext:value-type="float">
            <text:p>49.01</text:p>
          </table:table-cell>
          <table:table-cell office:value-type="float" office:value="0.00229751" calcext:value-type="float">
            <text:p>0.00229751</text:p>
          </table:table-cell>
          <table:table-cell table:formula="of:=1000*[.I165]" office:value-type="float" office:value="2.29751" calcext:value-type="float">
            <text:p>2.297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3.6999999999998" calcext:value-type="float">
            <text:p>-33.7</text:p>
          </table:table-cell>
          <table:table-cell office:value-type="float" office:value="0.0142353203967114" calcext:value-type="float">
            <text:p>0.0142353204</text:p>
          </table:table-cell>
          <table:table-cell table:formula="of:=1000*[.E166]" office:value-type="float" office:value="14.2353203967114" calcext:value-type="float">
            <text:p>14.2353203967</text:p>
          </table:table-cell>
          <table:table-cell office:value-type="float" office:value="71.365" calcext:value-type="float">
            <text:p>71.365</text:p>
          </table:table-cell>
          <table:table-cell table:formula="of:=[.G166]-22.5" office:value-type="float" office:value="48.865" calcext:value-type="float">
            <text:p>48.865</text:p>
          </table:table-cell>
          <table:table-cell office:value-type="float" office:value="0.00232894" calcext:value-type="float">
            <text:p>0.00232894</text:p>
          </table:table-cell>
          <table:table-cell table:formula="of:=1000*[.I166]" office:value-type="float" office:value="2.32894" calcext:value-type="float">
            <text:p>2.328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3.5999999999998" calcext:value-type="float">
            <text:p>-33.6</text:p>
          </table:table-cell>
          <table:table-cell office:value-type="float" office:value="0.0144431886970484" calcext:value-type="float">
            <text:p>0.0144431887</text:p>
          </table:table-cell>
          <table:table-cell table:formula="of:=1000*[.E167]" office:value-type="float" office:value="14.4431886970484" calcext:value-type="float">
            <text:p>14.443188697</text:p>
          </table:table-cell>
          <table:table-cell office:value-type="float" office:value="71.22" calcext:value-type="float">
            <text:p>71.22</text:p>
          </table:table-cell>
          <table:table-cell table:formula="of:=[.G167]-22.5" office:value-type="float" office:value="48.72" calcext:value-type="float">
            <text:p>48.72</text:p>
          </table:table-cell>
          <table:table-cell office:value-type="float" office:value="0.00236043" calcext:value-type="float">
            <text:p>0.00236043</text:p>
          </table:table-cell>
          <table:table-cell table:formula="of:=1000*[.I167]" office:value-type="float" office:value="2.36043" calcext:value-type="float">
            <text:p>2.360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3.4999999999998" calcext:value-type="float">
            <text:p>-33.5</text:p>
          </table:table-cell>
          <table:table-cell office:value-type="float" office:value="0.0146511896199051" calcext:value-type="float">
            <text:p>0.0146511896</text:p>
          </table:table-cell>
          <table:table-cell table:formula="of:=1000*[.E168]" office:value-type="float" office:value="14.6511896199051" calcext:value-type="float">
            <text:p>14.6511896199</text:p>
          </table:table-cell>
          <table:table-cell office:value-type="float" office:value="71.075" calcext:value-type="float">
            <text:p>71.075</text:p>
          </table:table-cell>
          <table:table-cell table:formula="of:=[.G168]-22.5" office:value-type="float" office:value="48.575" calcext:value-type="float">
            <text:p>48.575</text:p>
          </table:table-cell>
          <table:table-cell office:value-type="float" office:value="0.00239505" calcext:value-type="float">
            <text:p>0.00239505</text:p>
          </table:table-cell>
          <table:table-cell table:formula="of:=1000*[.I168]" office:value-type="float" office:value="2.39505" calcext:value-type="float">
            <text:p>2.395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3.3999999999998" calcext:value-type="float">
            <text:p>-33.4</text:p>
          </table:table-cell>
          <table:table-cell office:value-type="float" office:value="0.0149494786603895" calcext:value-type="float">
            <text:p>0.0149494787</text:p>
          </table:table-cell>
          <table:table-cell table:formula="of:=1000*[.E169]" office:value-type="float" office:value="14.9494786603895" calcext:value-type="float">
            <text:p>14.9494786604</text:p>
          </table:table-cell>
          <table:table-cell office:value-type="float" office:value="70.93" calcext:value-type="float">
            <text:p>70.93</text:p>
          </table:table-cell>
          <table:table-cell table:formula="of:=[.G169]-22.5" office:value-type="float" office:value="48.43" calcext:value-type="float">
            <text:p>48.43</text:p>
          </table:table-cell>
          <table:table-cell office:value-type="float" office:value="0.00243083" calcext:value-type="float">
            <text:p>0.00243083</text:p>
          </table:table-cell>
          <table:table-cell table:formula="of:=1000*[.I169]" office:value-type="float" office:value="2.43083" calcext:value-type="float">
            <text:p>2.430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3.2999999999998" calcext:value-type="float">
            <text:p>-33.3</text:p>
          </table:table-cell>
          <table:table-cell office:value-type="float" office:value="0.0152625359650993" calcext:value-type="float">
            <text:p>0.015262536</text:p>
          </table:table-cell>
          <table:table-cell table:formula="of:=1000*[.E170]" office:value-type="float" office:value="15.2625359650993" calcext:value-type="float">
            <text:p>15.2625359651</text:p>
          </table:table-cell>
          <table:table-cell office:value-type="float" office:value="70.785" calcext:value-type="float">
            <text:p>70.785</text:p>
          </table:table-cell>
          <table:table-cell table:formula="of:=[.G170]-22.5" office:value-type="float" office:value="48.285" calcext:value-type="float">
            <text:p>48.285</text:p>
          </table:table-cell>
          <table:table-cell office:value-type="float" office:value="0.00246656" calcext:value-type="float">
            <text:p>0.00246656</text:p>
          </table:table-cell>
          <table:table-cell table:formula="of:=1000*[.I170]" office:value-type="float" office:value="2.46656" calcext:value-type="float">
            <text:p>2.466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3.1999999999998" calcext:value-type="float">
            <text:p>-33.2</text:p>
          </table:table-cell>
          <table:table-cell office:value-type="float" office:value="0.0155754552066692" calcext:value-type="float">
            <text:p>0.0155754552</text:p>
          </table:table-cell>
          <table:table-cell table:formula="of:=1000*[.E171]" office:value-type="float" office:value="15.5754552066692" calcext:value-type="float">
            <text:p>15.5754552067</text:p>
          </table:table-cell>
          <table:table-cell office:value-type="float" office:value="70.64" calcext:value-type="float">
            <text:p>70.64</text:p>
          </table:table-cell>
          <table:table-cell table:formula="of:=[.G171]-22.5" office:value-type="float" office:value="48.14" calcext:value-type="float">
            <text:p>48.14</text:p>
          </table:table-cell>
          <table:table-cell office:value-type="float" office:value="0.00250225" calcext:value-type="float">
            <text:p>0.00250225</text:p>
          </table:table-cell>
          <table:table-cell table:formula="of:=1000*[.I171]" office:value-type="float" office:value="2.50225" calcext:value-type="float">
            <text:p>2.502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3.0999999999998" calcext:value-type="float">
            <text:p>-33.1</text:p>
          </table:table-cell>
          <table:table-cell office:value-type="float" office:value="0.0158882363850992" calcext:value-type="float">
            <text:p>0.0158882364</text:p>
          </table:table-cell>
          <table:table-cell table:formula="of:=1000*[.E172]" office:value-type="float" office:value="15.8882363850992" calcext:value-type="float">
            <text:p>15.8882363851</text:p>
          </table:table-cell>
          <table:table-cell office:value-type="float" office:value="70.495" calcext:value-type="float">
            <text:p>70.495</text:p>
          </table:table-cell>
          <table:table-cell table:formula="of:=[.G172]-22.5" office:value-type="float" office:value="47.995" calcext:value-type="float">
            <text:p>47.995</text:p>
          </table:table-cell>
          <table:table-cell office:value-type="float" office:value="0.00253997" calcext:value-type="float">
            <text:p>0.00253997</text:p>
          </table:table-cell>
          <table:table-cell table:formula="of:=1000*[.I172]" office:value-type="float" office:value="2.53997" calcext:value-type="float">
            <text:p>2.539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2.9999999999998" calcext:value-type="float">
            <text:p>-33</text:p>
          </table:table-cell>
          <table:table-cell office:value-type="float" office:value="0.0162008795003893" calcext:value-type="float">
            <text:p>0.0162008795</text:p>
          </table:table-cell>
          <table:table-cell table:formula="of:=1000*[.E173]" office:value-type="float" office:value="16.2008795003893" calcext:value-type="float">
            <text:p>16.2008795004</text:p>
          </table:table-cell>
          <table:table-cell office:value-type="float" office:value="70.35" calcext:value-type="float">
            <text:p>70.35</text:p>
          </table:table-cell>
          <table:table-cell table:formula="of:=[.G173]-22.5" office:value-type="float" office:value="47.85" calcext:value-type="float">
            <text:p>47.85</text:p>
          </table:table-cell>
          <table:table-cell office:value-type="float" office:value="0.00257692" calcext:value-type="float">
            <text:p>0.00257692</text:p>
          </table:table-cell>
          <table:table-cell table:formula="of:=1000*[.I173]" office:value-type="float" office:value="2.57692" calcext:value-type="float">
            <text:p>2.576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2.8999999999998" calcext:value-type="float">
            <text:p>-32.9</text:p>
          </table:table-cell>
          <table:table-cell office:value-type="float" office:value="0.0163670046167152" calcext:value-type="float">
            <text:p>0.0163670046</text:p>
          </table:table-cell>
          <table:table-cell table:formula="of:=1000*[.E174]" office:value-type="float" office:value="16.3670046167152" calcext:value-type="float">
            <text:p>16.3670046167</text:p>
          </table:table-cell>
          <table:table-cell office:value-type="float" office:value="70.205" calcext:value-type="float">
            <text:p>70.205</text:p>
          </table:table-cell>
          <table:table-cell table:formula="of:=[.G174]-22.5" office:value-type="float" office:value="47.705" calcext:value-type="float">
            <text:p>47.705</text:p>
          </table:table-cell>
          <table:table-cell office:value-type="float" office:value="0.0026135" calcext:value-type="float">
            <text:p>0.0026135</text:p>
          </table:table-cell>
          <table:table-cell table:formula="of:=1000*[.I174]" office:value-type="float" office:value="2.6135" calcext:value-type="float">
            <text:p>2.61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2.7999999999998" calcext:value-type="float">
            <text:p>-32.8</text:p>
          </table:table-cell>
          <table:table-cell office:value-type="float" office:value="0.0166332618254167" calcext:value-type="float">
            <text:p>0.0166332618</text:p>
          </table:table-cell>
          <table:table-cell table:formula="of:=1000*[.E175]" office:value-type="float" office:value="16.6332618254167" calcext:value-type="float">
            <text:p>16.6332618254</text:p>
          </table:table-cell>
          <table:table-cell office:value-type="float" office:value="70.06" calcext:value-type="float">
            <text:p>70.06</text:p>
          </table:table-cell>
          <table:table-cell table:formula="of:=[.G175]-22.5" office:value-type="float" office:value="47.56" calcext:value-type="float">
            <text:p>47.56</text:p>
          </table:table-cell>
          <table:table-cell office:value-type="float" office:value="0.00265272" calcext:value-type="float">
            <text:p>0.00265272</text:p>
          </table:table-cell>
          <table:table-cell table:formula="of:=1000*[.I175]" office:value-type="float" office:value="2.65272" calcext:value-type="float">
            <text:p>2.652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2.6999999999998" calcext:value-type="float">
            <text:p>-32.7</text:p>
          </table:table-cell>
          <table:table-cell office:value-type="float" office:value="0.0168997307301446" calcext:value-type="float">
            <text:p>0.0168997307</text:p>
          </table:table-cell>
          <table:table-cell table:formula="of:=1000*[.E176]" office:value-type="float" office:value="16.8997307301446" calcext:value-type="float">
            <text:p>16.8997307301</text:p>
          </table:table-cell>
          <table:table-cell office:value-type="float" office:value="69.915" calcext:value-type="float">
            <text:p>69.915</text:p>
          </table:table-cell>
          <table:table-cell table:formula="of:=[.G176]-22.5" office:value-type="float" office:value="47.415" calcext:value-type="float">
            <text:p>47.415</text:p>
          </table:table-cell>
          <table:table-cell office:value-type="float" office:value="0.00269194" calcext:value-type="float">
            <text:p>0.00269194</text:p>
          </table:table-cell>
          <table:table-cell table:formula="of:=1000*[.I176]" office:value-type="float" office:value="2.69194" calcext:value-type="float">
            <text:p>2.691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2.5999999999998" calcext:value-type="float">
            <text:p>-32.6</text:p>
          </table:table-cell>
          <table:table-cell office:value-type="float" office:value="0.0171664113308989" calcext:value-type="float">
            <text:p>0.0171664113</text:p>
          </table:table-cell>
          <table:table-cell table:formula="of:=1000*[.E177]" office:value-type="float" office:value="17.1664113308989" calcext:value-type="float">
            <text:p>17.1664113309</text:p>
          </table:table-cell>
          <table:table-cell office:value-type="float" office:value="69.77" calcext:value-type="float">
            <text:p>69.77</text:p>
          </table:table-cell>
          <table:table-cell table:formula="of:=[.G177]-22.5" office:value-type="float" office:value="47.27" calcext:value-type="float">
            <text:p>47.27</text:p>
          </table:table-cell>
          <table:table-cell office:value-type="float" office:value="0.00273117" calcext:value-type="float">
            <text:p>0.00273117</text:p>
          </table:table-cell>
          <table:table-cell table:formula="of:=1000*[.I177]" office:value-type="float" office:value="2.73117" calcext:value-type="float">
            <text:p>2.73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2.4999999999998" calcext:value-type="float">
            <text:p>-32.5</text:p>
          </table:table-cell>
          <table:table-cell office:value-type="float" office:value="0.0174333036276797" calcext:value-type="float">
            <text:p>0.0174333036</text:p>
          </table:table-cell>
          <table:table-cell table:formula="of:=1000*[.E178]" office:value-type="float" office:value="17.4333036276797" calcext:value-type="float">
            <text:p>17.4333036277</text:p>
          </table:table-cell>
          <table:table-cell office:value-type="float" office:value="69.625" calcext:value-type="float">
            <text:p>69.625</text:p>
          </table:table-cell>
          <table:table-cell table:formula="of:=[.G178]-22.5" office:value-type="float" office:value="47.125" calcext:value-type="float">
            <text:p>47.125</text:p>
          </table:table-cell>
          <table:table-cell office:value-type="float" office:value="0.00277239" calcext:value-type="float">
            <text:p>0.00277239</text:p>
          </table:table-cell>
          <table:table-cell table:formula="of:=1000*[.I178]" office:value-type="float" office:value="2.77239" calcext:value-type="float">
            <text:p>2.772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2.3999999999998" calcext:value-type="float">
            <text:p>-32.4</text:p>
          </table:table-cell>
          <table:table-cell office:value-type="float" office:value="0.017680167362363" calcext:value-type="float">
            <text:p>0.0176801674</text:p>
          </table:table-cell>
          <table:table-cell table:formula="of:=1000*[.E179]" office:value-type="float" office:value="17.680167362363" calcext:value-type="float">
            <text:p>17.6801673624</text:p>
          </table:table-cell>
          <table:table-cell office:value-type="float" office:value="69.48" calcext:value-type="float">
            <text:p>69.48</text:p>
          </table:table-cell>
          <table:table-cell table:formula="of:=[.G179]-22.5" office:value-type="float" office:value="46.98" calcext:value-type="float">
            <text:p>46.98</text:p>
          </table:table-cell>
          <table:table-cell office:value-type="float" office:value="0.0028128" calcext:value-type="float">
            <text:p>0.0028128</text:p>
          </table:table-cell>
          <table:table-cell table:formula="of:=1000*[.I179]" office:value-type="float" office:value="2.8128" calcext:value-type="float">
            <text:p>2.8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2.2999999999997" calcext:value-type="float">
            <text:p>-32.3</text:p>
          </table:table-cell>
          <table:table-cell office:value-type="float" office:value="0.018022666565113" calcext:value-type="float">
            <text:p>0.0180226666</text:p>
          </table:table-cell>
          <table:table-cell table:formula="of:=1000*[.E180]" office:value-type="float" office:value="18.022666565113" calcext:value-type="float">
            <text:p>18.0226665651</text:p>
          </table:table-cell>
          <table:table-cell office:value-type="float" office:value="69.335" calcext:value-type="float">
            <text:p>69.335</text:p>
          </table:table-cell>
          <table:table-cell table:formula="of:=[.G180]-22.5" office:value-type="float" office:value="46.835" calcext:value-type="float">
            <text:p>46.835</text:p>
          </table:table-cell>
          <table:table-cell office:value-type="float" office:value="0.00285587" calcext:value-type="float">
            <text:p>0.00285587</text:p>
          </table:table-cell>
          <table:table-cell table:formula="of:=1000*[.I180]" office:value-type="float" office:value="2.85587" calcext:value-type="float">
            <text:p>2.855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2.1999999999997" calcext:value-type="float">
            <text:p>-32.2</text:p>
          </table:table-cell>
          <table:table-cell office:value-type="float" office:value="0.0183655029650572" calcext:value-type="float">
            <text:p>0.018365503</text:p>
          </table:table-cell>
          <table:table-cell table:formula="of:=1000*[.E181]" office:value-type="float" office:value="18.3655029650572" calcext:value-type="float">
            <text:p>18.3655029651</text:p>
          </table:table-cell>
          <table:table-cell office:value-type="float" office:value="69.19" calcext:value-type="float">
            <text:p>69.19</text:p>
          </table:table-cell>
          <table:table-cell table:formula="of:=[.G181]-22.5" office:value-type="float" office:value="46.69" calcext:value-type="float">
            <text:p>46.69</text:p>
          </table:table-cell>
          <table:table-cell office:value-type="float" office:value="0.00289895" calcext:value-type="float">
            <text:p>0.00289895</text:p>
          </table:table-cell>
          <table:table-cell table:formula="of:=1000*[.I181]" office:value-type="float" office:value="2.89895" calcext:value-type="float">
            <text:p>2.898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2.0999999999997" calcext:value-type="float">
            <text:p>-32.1</text:p>
          </table:table-cell>
          <table:table-cell office:value-type="float" office:value="0.0187086765621956" calcext:value-type="float">
            <text:p>0.0187086766</text:p>
          </table:table-cell>
          <table:table-cell table:formula="of:=1000*[.E182]" office:value-type="float" office:value="18.7086765621956" calcext:value-type="float">
            <text:p>18.7086765622</text:p>
          </table:table-cell>
          <table:table-cell office:value-type="float" office:value="69.045" calcext:value-type="float">
            <text:p>69.045</text:p>
          </table:table-cell>
          <table:table-cell table:formula="of:=[.G182]-22.5" office:value-type="float" office:value="46.545" calcext:value-type="float">
            <text:p>46.545</text:p>
          </table:table-cell>
          <table:table-cell office:value-type="float" office:value="0.00294204" calcext:value-type="float">
            <text:p>0.00294204</text:p>
          </table:table-cell>
          <table:table-cell table:formula="of:=1000*[.I182]" office:value-type="float" office:value="2.94204" calcext:value-type="float">
            <text:p>2.942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1.9999999999997" calcext:value-type="float">
            <text:p>-32</text:p>
          </table:table-cell>
          <table:table-cell office:value-type="float" office:value="0.0190521873565282" calcext:value-type="float">
            <text:p>0.0190521874</text:p>
          </table:table-cell>
          <table:table-cell table:formula="of:=1000*[.E183]" office:value-type="float" office:value="19.0521873565282" calcext:value-type="float">
            <text:p>19.0521873565</text:p>
          </table:table-cell>
          <table:table-cell office:value-type="float" office:value="68.9" calcext:value-type="float">
            <text:p>68.9</text:p>
          </table:table-cell>
          <table:table-cell table:formula="of:=[.G183]-22.5" office:value-type="float" office:value="46.4" calcext:value-type="float">
            <text:p>46.4</text:p>
          </table:table-cell>
          <table:table-cell office:value-type="float" office:value="0.0029875" calcext:value-type="float">
            <text:p>0.0029875</text:p>
          </table:table-cell>
          <table:table-cell table:formula="of:=1000*[.I183]" office:value-type="float" office:value="2.9875" calcext:value-type="float">
            <text:p>2.98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1.8999999999997" calcext:value-type="float">
            <text:p>-31.9</text:p>
          </table:table-cell>
          <table:table-cell office:value-type="float" office:value="0.0193960353480549" calcext:value-type="float">
            <text:p>0.0193960353</text:p>
          </table:table-cell>
          <table:table-cell table:formula="of:=1000*[.E184]" office:value-type="float" office:value="19.3960353480549" calcext:value-type="float">
            <text:p>19.3960353481</text:p>
          </table:table-cell>
          <table:table-cell office:value-type="float" office:value="68.755" calcext:value-type="float">
            <text:p>68.755</text:p>
          </table:table-cell>
          <table:table-cell table:formula="of:=[.G184]-22.5" office:value-type="float" office:value="46.255" calcext:value-type="float">
            <text:p>46.255</text:p>
          </table:table-cell>
          <table:table-cell office:value-type="float" office:value="0.00303358" calcext:value-type="float">
            <text:p>0.00303358</text:p>
          </table:table-cell>
          <table:table-cell table:formula="of:=1000*[.I184]" office:value-type="float" office:value="3.03358" calcext:value-type="float">
            <text:p>3.033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1.7999999999997" calcext:value-type="float">
            <text:p>-31.8</text:p>
          </table:table-cell>
          <table:table-cell office:value-type="float" office:value="0.0197402205367758" calcext:value-type="float">
            <text:p>0.0197402205</text:p>
          </table:table-cell>
          <table:table-cell table:formula="of:=1000*[.E185]" office:value-type="float" office:value="19.7402205367758" calcext:value-type="float">
            <text:p>19.7402205368</text:p>
          </table:table-cell>
          <table:table-cell office:value-type="float" office:value="68.61" calcext:value-type="float">
            <text:p>68.61</text:p>
          </table:table-cell>
          <table:table-cell table:formula="of:=[.G185]-22.5" office:value-type="float" office:value="46.11" calcext:value-type="float">
            <text:p>46.11</text:p>
          </table:table-cell>
          <table:table-cell office:value-type="float" office:value="0.00307919" calcext:value-type="float">
            <text:p>0.00307919</text:p>
          </table:table-cell>
          <table:table-cell table:formula="of:=1000*[.I185]" office:value-type="float" office:value="3.07919" calcext:value-type="float">
            <text:p>3.079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1.6999999999997" calcext:value-type="float">
            <text:p>-31.7</text:p>
          </table:table-cell>
          <table:table-cell office:value-type="float" office:value="0.0200847429226909" calcext:value-type="float">
            <text:p>0.0200847429</text:p>
          </table:table-cell>
          <table:table-cell table:formula="of:=1000*[.E186]" office:value-type="float" office:value="20.0847429226909" calcext:value-type="float">
            <text:p>20.0847429227</text:p>
          </table:table-cell>
          <table:table-cell office:value-type="float" office:value="68.465" calcext:value-type="float">
            <text:p>68.465</text:p>
          </table:table-cell>
          <table:table-cell table:formula="of:=[.G186]-22.5" office:value-type="float" office:value="45.965" calcext:value-type="float">
            <text:p>45.965</text:p>
          </table:table-cell>
          <table:table-cell office:value-type="float" office:value="0.00312734" calcext:value-type="float">
            <text:p>0.00312734</text:p>
          </table:table-cell>
          <table:table-cell table:formula="of:=1000*[.I186]" office:value-type="float" office:value="3.12734" calcext:value-type="float">
            <text:p>3.127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1.5999999999997" calcext:value-type="float">
            <text:p>-31.6</text:p>
          </table:table-cell>
          <table:table-cell office:value-type="float" office:value="0.0204296025058002" calcext:value-type="float">
            <text:p>0.0204296025</text:p>
          </table:table-cell>
          <table:table-cell table:formula="of:=1000*[.E187]" office:value-type="float" office:value="20.4296025058002" calcext:value-type="float">
            <text:p>20.4296025058</text:p>
          </table:table-cell>
          <table:table-cell office:value-type="float" office:value="68.32" calcext:value-type="float">
            <text:p>68.32</text:p>
          </table:table-cell>
          <table:table-cell table:formula="of:=[.G187]-22.5" office:value-type="float" office:value="45.82" calcext:value-type="float">
            <text:p>45.82</text:p>
          </table:table-cell>
          <table:table-cell office:value-type="float" office:value="0.0031749" calcext:value-type="float">
            <text:p>0.0031749</text:p>
          </table:table-cell>
          <table:table-cell table:formula="of:=1000*[.I187]" office:value-type="float" office:value="3.1749" calcext:value-type="float">
            <text:p>3.17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1.4999999999997" calcext:value-type="float">
            <text:p>-31.5</text:p>
          </table:table-cell>
          <table:table-cell office:value-type="float" office:value="0.0207747992861036" calcext:value-type="float">
            <text:p>0.0207747993</text:p>
          </table:table-cell>
          <table:table-cell table:formula="of:=1000*[.E188]" office:value-type="float" office:value="20.7747992861036" calcext:value-type="float">
            <text:p>20.7747992861</text:p>
          </table:table-cell>
          <table:table-cell office:value-type="float" office:value="68.175" calcext:value-type="float">
            <text:p>68.175</text:p>
          </table:table-cell>
          <table:table-cell table:formula="of:=[.G188]-22.5" office:value-type="float" office:value="45.675" calcext:value-type="float">
            <text:p>45.675</text:p>
          </table:table-cell>
          <table:table-cell office:value-type="float" office:value="0.00322404" calcext:value-type="float">
            <text:p>0.00322404</text:p>
          </table:table-cell>
          <table:table-cell table:formula="of:=1000*[.I188]" office:value-type="float" office:value="3.22404" calcext:value-type="float">
            <text:p>3.224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1.3999999999997" calcext:value-type="float">
            <text:p>-31.4</text:p>
          </table:table-cell>
          <table:table-cell office:value-type="float" office:value="0.021120333263601" calcext:value-type="float">
            <text:p>0.0211203333</text:p>
          </table:table-cell>
          <table:table-cell table:formula="of:=1000*[.E189]" office:value-type="float" office:value="21.120333263601" calcext:value-type="float">
            <text:p>21.1203332636</text:p>
          </table:table-cell>
          <table:table-cell office:value-type="float" office:value="68.03" calcext:value-type="float">
            <text:p>68.03</text:p>
          </table:table-cell>
          <table:table-cell table:formula="of:=[.G189]-22.5" office:value-type="float" office:value="45.53" calcext:value-type="float">
            <text:p>45.53</text:p>
          </table:table-cell>
          <table:table-cell office:value-type="float" office:value="0.00327337" calcext:value-type="float">
            <text:p>0.00327337</text:p>
          </table:table-cell>
          <table:table-cell table:formula="of:=1000*[.I189]" office:value-type="float" office:value="3.27337" calcext:value-type="float">
            <text:p>3.27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1.2999999999997" calcext:value-type="float">
            <text:p>-31.3</text:p>
          </table:table-cell>
          <table:table-cell office:value-type="float" office:value="0.0214662044382928" calcext:value-type="float">
            <text:p>0.0214662044</text:p>
          </table:table-cell>
          <table:table-cell table:formula="of:=1000*[.E190]" office:value-type="float" office:value="21.4662044382928" calcext:value-type="float">
            <text:p>21.4662044383</text:p>
          </table:table-cell>
          <table:table-cell office:value-type="float" office:value="67.885" calcext:value-type="float">
            <text:p>67.885</text:p>
          </table:table-cell>
          <table:table-cell table:formula="of:=[.G190]-22.5" office:value-type="float" office:value="45.385" calcext:value-type="float">
            <text:p>45.385</text:p>
          </table:table-cell>
          <table:table-cell office:value-type="float" office:value="0.00332558" calcext:value-type="float">
            <text:p>0.00332558</text:p>
          </table:table-cell>
          <table:table-cell table:formula="of:=1000*[.I190]" office:value-type="float" office:value="3.32558" calcext:value-type="float">
            <text:p>3.325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1.1999999999997" calcext:value-type="float">
            <text:p>-31.2</text:p>
          </table:table-cell>
          <table:table-cell office:value-type="float" office:value="0.0218124128101787" calcext:value-type="float">
            <text:p>0.0218124128</text:p>
          </table:table-cell>
          <table:table-cell table:formula="of:=1000*[.E191]" office:value-type="float" office:value="21.8124128101787" calcext:value-type="float">
            <text:p>21.8124128102</text:p>
          </table:table-cell>
          <table:table-cell office:value-type="float" office:value="67.74" calcext:value-type="float">
            <text:p>67.74</text:p>
          </table:table-cell>
          <table:table-cell table:formula="of:=[.G191]-22.5" office:value-type="float" office:value="45.24" calcext:value-type="float">
            <text:p>45.24</text:p>
          </table:table-cell>
          <table:table-cell office:value-type="float" office:value="0.0033778" calcext:value-type="float">
            <text:p>0.0033778</text:p>
          </table:table-cell>
          <table:table-cell table:formula="of:=1000*[.I191]" office:value-type="float" office:value="3.3778" calcext:value-type="float">
            <text:p>3.37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1.0999999999997" calcext:value-type="float">
            <text:p>-31.1</text:p>
          </table:table-cell>
          <table:table-cell office:value-type="float" office:value="0.02259389669319" calcext:value-type="float">
            <text:p>0.0225938967</text:p>
          </table:table-cell>
          <table:table-cell table:formula="of:=1000*[.E192]" office:value-type="float" office:value="22.59389669319" calcext:value-type="float">
            <text:p>22.5938966932</text:p>
          </table:table-cell>
          <table:table-cell office:value-type="float" office:value="67.595" calcext:value-type="float">
            <text:p>67.595</text:p>
          </table:table-cell>
          <table:table-cell table:formula="of:=[.G192]-22.5" office:value-type="float" office:value="45.095" calcext:value-type="float">
            <text:p>45.095</text:p>
          </table:table-cell>
          <table:table-cell office:value-type="float" office:value="0.00343003" calcext:value-type="float">
            <text:p>0.00343003</text:p>
          </table:table-cell>
          <table:table-cell table:formula="of:=1000*[.I192]" office:value-type="float" office:value="3.43003" calcext:value-type="float">
            <text:p>3.430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0.9999999999997" calcext:value-type="float">
            <text:p>-31</text:p>
          </table:table-cell>
          <table:table-cell office:value-type="float" office:value="0.0229162083405472" calcext:value-type="float">
            <text:p>0.0229162083</text:p>
          </table:table-cell>
          <table:table-cell table:formula="of:=1000*[.E193]" office:value-type="float" office:value="22.9162083405472" calcext:value-type="float">
            <text:p>22.9162083405</text:p>
          </table:table-cell>
          <table:table-cell office:value-type="float" office:value="67.45" calcext:value-type="float">
            <text:p>67.45</text:p>
          </table:table-cell>
          <table:table-cell table:formula="of:=[.G193]-22.5" office:value-type="float" office:value="44.95" calcext:value-type="float">
            <text:p>44.95</text:p>
          </table:table-cell>
          <table:table-cell office:value-type="float" office:value="0.00348526" calcext:value-type="float">
            <text:p>0.00348526</text:p>
          </table:table-cell>
          <table:table-cell table:formula="of:=1000*[.I193]" office:value-type="float" office:value="3.48526" calcext:value-type="float">
            <text:p>3.485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0.8999999999997" calcext:value-type="float">
            <text:p>-30.9</text:p>
          </table:table-cell>
          <table:table-cell office:value-type="float" office:value="0.0233687242620962" calcext:value-type="float">
            <text:p>0.0233687243</text:p>
          </table:table-cell>
          <table:table-cell table:formula="of:=1000*[.E194]" office:value-type="float" office:value="23.3687242620962" calcext:value-type="float">
            <text:p>23.3687242621</text:p>
          </table:table-cell>
          <table:table-cell office:value-type="float" office:value="67.305" calcext:value-type="float">
            <text:p>67.305</text:p>
          </table:table-cell>
          <table:table-cell table:formula="of:=[.G194]-22.5" office:value-type="float" office:value="44.805" calcext:value-type="float">
            <text:p>44.805</text:p>
          </table:table-cell>
          <table:table-cell office:value-type="float" office:value="0.00354166" calcext:value-type="float">
            <text:p>0.00354166</text:p>
          </table:table-cell>
          <table:table-cell table:formula="of:=1000*[.I194]" office:value-type="float" office:value="3.54166" calcext:value-type="float">
            <text:p>3.541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0.7999999999997" calcext:value-type="float">
            <text:p>-30.8</text:p>
          </table:table-cell>
          <table:table-cell office:value-type="float" office:value="0.0238218775038867" calcext:value-type="float">
            <text:p>0.0238218775</text:p>
          </table:table-cell>
          <table:table-cell table:formula="of:=1000*[.E195]" office:value-type="float" office:value="23.8218775038867" calcext:value-type="float">
            <text:p>23.8218775039</text:p>
          </table:table-cell>
          <table:table-cell office:value-type="float" office:value="67.16" calcext:value-type="float">
            <text:p>67.16</text:p>
          </table:table-cell>
          <table:table-cell table:formula="of:=[.G195]-22.5" office:value-type="float" office:value="44.66" calcext:value-type="float">
            <text:p>44.66</text:p>
          </table:table-cell>
          <table:table-cell office:value-type="float" office:value="0.00359712" calcext:value-type="float">
            <text:p>0.00359712</text:p>
          </table:table-cell>
          <table:table-cell table:formula="of:=1000*[.I195]" office:value-type="float" office:value="3.59712" calcext:value-type="float">
            <text:p>3.597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0.6999999999997" calcext:value-type="float">
            <text:p>-30.7</text:p>
          </table:table-cell>
          <table:table-cell office:value-type="float" office:value="0.0242756680659188" calcext:value-type="float">
            <text:p>0.0242756681</text:p>
          </table:table-cell>
          <table:table-cell table:formula="of:=1000*[.E196]" office:value-type="float" office:value="24.2756680659188" calcext:value-type="float">
            <text:p>24.2756680659</text:p>
          </table:table-cell>
          <table:table-cell office:value-type="float" office:value="67.015" calcext:value-type="float">
            <text:p>67.015</text:p>
          </table:table-cell>
          <table:table-cell table:formula="of:=[.G196]-22.5" office:value-type="float" office:value="44.515" calcext:value-type="float">
            <text:p>44.515</text:p>
          </table:table-cell>
          <table:table-cell office:value-type="float" office:value="0.00365576" calcext:value-type="float">
            <text:p>0.00365576</text:p>
          </table:table-cell>
          <table:table-cell table:formula="of:=1000*[.I196]" office:value-type="float" office:value="3.65576" calcext:value-type="float">
            <text:p>3.655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0.5999999999997" calcext:value-type="float">
            <text:p>-30.6</text:p>
          </table:table-cell>
          <table:table-cell office:value-type="float" office:value="0.0247300959481923" calcext:value-type="float">
            <text:p>0.0247300959</text:p>
          </table:table-cell>
          <table:table-cell table:formula="of:=1000*[.E197]" office:value-type="float" office:value="24.7300959481923" calcext:value-type="float">
            <text:p>24.7300959482</text:p>
          </table:table-cell>
          <table:table-cell office:value-type="float" office:value="66.87" calcext:value-type="float">
            <text:p>66.87</text:p>
          </table:table-cell>
          <table:table-cell table:formula="of:=[.G197]-22.5" office:value-type="float" office:value="44.37" calcext:value-type="float">
            <text:p>44.37</text:p>
          </table:table-cell>
          <table:table-cell office:value-type="float" office:value="0.0037137" calcext:value-type="float">
            <text:p>0.0037137</text:p>
          </table:table-cell>
          <table:table-cell table:formula="of:=1000*[.I197]" office:value-type="float" office:value="3.7137" calcext:value-type="float">
            <text:p>3.71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0.4999999999997" calcext:value-type="float">
            <text:p>-30.5</text:p>
          </table:table-cell>
          <table:table-cell office:value-type="float" office:value="0.0251851611507073" calcext:value-type="float">
            <text:p>0.0251851612</text:p>
          </table:table-cell>
          <table:table-cell table:formula="of:=1000*[.E198]" office:value-type="float" office:value="25.1851611507073" calcext:value-type="float">
            <text:p>25.1851611507</text:p>
          </table:table-cell>
          <table:table-cell office:value-type="float" office:value="66.725" calcext:value-type="float">
            <text:p>66.725</text:p>
          </table:table-cell>
          <table:table-cell table:formula="of:=[.G198]-22.5" office:value-type="float" office:value="44.225" calcext:value-type="float">
            <text:p>44.225</text:p>
          </table:table-cell>
          <table:table-cell office:value-type="float" office:value="0.00377366" calcext:value-type="float">
            <text:p>0.00377366</text:p>
          </table:table-cell>
          <table:table-cell table:formula="of:=1000*[.I198]" office:value-type="float" office:value="3.77366" calcext:value-type="float">
            <text:p>3.773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0.3999999999997" calcext:value-type="float">
            <text:p>-30.4</text:p>
          </table:table-cell>
          <table:table-cell office:value-type="float" office:value="0.025640863673464" calcext:value-type="float">
            <text:p>0.0256408637</text:p>
          </table:table-cell>
          <table:table-cell table:formula="of:=1000*[.E199]" office:value-type="float" office:value="25.640863673464" calcext:value-type="float">
            <text:p>25.6408636735</text:p>
          </table:table-cell>
          <table:table-cell office:value-type="float" office:value="66.58" calcext:value-type="float">
            <text:p>66.58</text:p>
          </table:table-cell>
          <table:table-cell table:formula="of:=[.G199]-22.5" office:value-type="float" office:value="44.08" calcext:value-type="float">
            <text:p>44.08</text:p>
          </table:table-cell>
          <table:table-cell office:value-type="float" office:value="0.00383627" calcext:value-type="float">
            <text:p>0.00383627</text:p>
          </table:table-cell>
          <table:table-cell table:formula="of:=1000*[.I199]" office:value-type="float" office:value="3.83627" calcext:value-type="float">
            <text:p>3.836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0.2999999999997" calcext:value-type="float">
            <text:p>-30.3</text:p>
          </table:table-cell>
          <table:table-cell office:value-type="float" office:value="0.0260972035164622" calcext:value-type="float">
            <text:p>0.0260972035</text:p>
          </table:table-cell>
          <table:table-cell table:formula="of:=1000*[.E200]" office:value-type="float" office:value="26.0972035164622" calcext:value-type="float">
            <text:p>26.0972035165</text:p>
          </table:table-cell>
          <table:table-cell office:value-type="float" office:value="66.435" calcext:value-type="float">
            <text:p>66.435</text:p>
          </table:table-cell>
          <table:table-cell table:formula="of:=[.G200]-22.5" office:value-type="float" office:value="43.935" calcext:value-type="float">
            <text:p>43.935</text:p>
          </table:table-cell>
          <table:table-cell office:value-type="float" office:value="0.00389819" calcext:value-type="float">
            <text:p>0.00389819</text:p>
          </table:table-cell>
          <table:table-cell table:formula="of:=1000*[.I200]" office:value-type="float" office:value="3.89819" calcext:value-type="float">
            <text:p>3.898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0.1999999999997" calcext:value-type="float">
            <text:p>-30.2</text:p>
          </table:table-cell>
          <table:table-cell office:value-type="float" office:value="0.026554180679702" calcext:value-type="float">
            <text:p>0.0265541807</text:p>
          </table:table-cell>
          <table:table-cell table:formula="of:=1000*[.E201]" office:value-type="float" office:value="26.554180679702" calcext:value-type="float">
            <text:p>26.5541806797</text:p>
          </table:table-cell>
          <table:table-cell office:value-type="float" office:value="66.29" calcext:value-type="float">
            <text:p>66.29</text:p>
          </table:table-cell>
          <table:table-cell table:formula="of:=[.G201]-22.5" office:value-type="float" office:value="43.79" calcext:value-type="float">
            <text:p>43.79</text:p>
          </table:table-cell>
          <table:table-cell office:value-type="float" office:value="0.00396211" calcext:value-type="float">
            <text:p>0.00396211</text:p>
          </table:table-cell>
          <table:table-cell table:formula="of:=1000*[.I201]" office:value-type="float" office:value="3.96211" calcext:value-type="float">
            <text:p>3.962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0.0999999999997" calcext:value-type="float">
            <text:p>-30.1</text:p>
          </table:table-cell>
          <table:table-cell office:value-type="float" office:value="0.0270117951631833" calcext:value-type="float">
            <text:p>0.0270117952</text:p>
          </table:table-cell>
          <table:table-cell table:formula="of:=1000*[.E202]" office:value-type="float" office:value="27.0117951631833" calcext:value-type="float">
            <text:p>27.0117951632</text:p>
          </table:table-cell>
          <table:table-cell office:value-type="float" office:value="66.145" calcext:value-type="float">
            <text:p>66.145</text:p>
          </table:table-cell>
          <table:table-cell table:formula="of:=[.G202]-22.5" office:value-type="float" office:value="43.645" calcext:value-type="float">
            <text:p>43.645</text:p>
          </table:table-cell>
          <table:table-cell office:value-type="float" office:value="0.00402605" calcext:value-type="float">
            <text:p>0.00402605</text:p>
          </table:table-cell>
          <table:table-cell table:formula="of:=1000*[.I202]" office:value-type="float" office:value="4.02605" calcext:value-type="float">
            <text:p>4.026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9.9999999999997" calcext:value-type="float">
            <text:p>-30</text:p>
          </table:table-cell>
          <table:table-cell office:value-type="float" office:value="0.0274700469669061" calcext:value-type="float">
            <text:p>0.027470047</text:p>
          </table:table-cell>
          <table:table-cell table:formula="of:=1000*[.E203]" office:value-type="float" office:value="27.4700469669061" calcext:value-type="float">
            <text:p>27.4700469669</text:p>
          </table:table-cell>
          <table:table-cell office:value-type="float" office:value="66" calcext:value-type="float">
            <text:p>66</text:p>
          </table:table-cell>
          <table:table-cell table:formula="of:=[.G203]-22.5" office:value-type="float" office:value="43.5" calcext:value-type="float">
            <text:p>43.5</text:p>
          </table:table-cell>
          <table:table-cell office:value-type="float" office:value="0.00409328" calcext:value-type="float">
            <text:p>0.00409328</text:p>
          </table:table-cell>
          <table:table-cell table:formula="of:=1000*[.I203]" office:value-type="float" office:value="4.09328" calcext:value-type="float">
            <text:p>4.093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9.8999999999997" calcext:value-type="float">
            <text:p>-29.9</text:p>
          </table:table-cell>
          <table:table-cell office:value-type="float" office:value="0.0279289360908704" calcext:value-type="float">
            <text:p>0.0279289361</text:p>
          </table:table-cell>
          <table:table-cell table:formula="of:=1000*[.E204]" office:value-type="float" office:value="27.9289360908704" calcext:value-type="float">
            <text:p>27.9289360909</text:p>
          </table:table-cell>
          <table:table-cell office:value-type="float" office:value="65.855" calcext:value-type="float">
            <text:p>65.855</text:p>
          </table:table-cell>
          <table:table-cell table:formula="of:=[.G204]-22.5" office:value-type="float" office:value="43.355" calcext:value-type="float">
            <text:p>43.355</text:p>
          </table:table-cell>
          <table:table-cell office:value-type="float" office:value="0.00416265" calcext:value-type="float">
            <text:p>0.00416265</text:p>
          </table:table-cell>
          <table:table-cell table:formula="of:=1000*[.I204]" office:value-type="float" office:value="4.16265" calcext:value-type="float">
            <text:p>4.162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9.7999999999997" calcext:value-type="float">
            <text:p>-29.8</text:p>
          </table:table-cell>
          <table:table-cell office:value-type="float" office:value="0.0288241483009866" calcext:value-type="float">
            <text:p>0.0288241483</text:p>
          </table:table-cell>
          <table:table-cell table:formula="of:=1000*[.E205]" office:value-type="float" office:value="28.8241483009866" calcext:value-type="float">
            <text:p>28.824148301</text:p>
          </table:table-cell>
          <table:table-cell office:value-type="float" office:value="65.71" calcext:value-type="float">
            <text:p>65.71</text:p>
          </table:table-cell>
          <table:table-cell table:formula="of:=[.G205]-22.5" office:value-type="float" office:value="43.21" calcext:value-type="float">
            <text:p>43.21</text:p>
          </table:table-cell>
          <table:table-cell office:value-type="float" office:value="0.0042316" calcext:value-type="float">
            <text:p>0.0042316</text:p>
          </table:table-cell>
          <table:table-cell table:formula="of:=1000*[.I205]" office:value-type="float" office:value="4.2316" calcext:value-type="float">
            <text:p>4.23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9.6999999999997" calcext:value-type="float">
            <text:p>-29.7</text:p>
          </table:table-cell>
          <table:table-cell office:value-type="float" office:value="0.0292268999943498" calcext:value-type="float">
            <text:p>0.0292269</text:p>
          </table:table-cell>
          <table:table-cell table:formula="of:=1000*[.E206]" office:value-type="float" office:value="29.2268999943498" calcext:value-type="float">
            <text:p>29.2268999943</text:p>
          </table:table-cell>
          <table:table-cell office:value-type="float" office:value="65.565" calcext:value-type="float">
            <text:p>65.565</text:p>
          </table:table-cell>
          <table:table-cell table:formula="of:=[.G206]-22.5" office:value-type="float" office:value="43.065" calcext:value-type="float">
            <text:p>43.065</text:p>
          </table:table-cell>
          <table:table-cell office:value-type="float" office:value="0.00430254" calcext:value-type="float">
            <text:p>0.00430254</text:p>
          </table:table-cell>
          <table:table-cell table:formula="of:=1000*[.I206]" office:value-type="float" office:value="4.30254" calcext:value-type="float">
            <text:p>4.302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9.5999999999997" calcext:value-type="float">
            <text:p>-29.6</text:p>
          </table:table-cell>
          <table:table-cell office:value-type="float" office:value="0.0298724589742987" calcext:value-type="float">
            <text:p>0.029872459</text:p>
          </table:table-cell>
          <table:table-cell table:formula="of:=1000*[.E207]" office:value-type="float" office:value="29.8724589742987" calcext:value-type="float">
            <text:p>29.8724589743</text:p>
          </table:table-cell>
          <table:table-cell office:value-type="float" office:value="65.42" calcext:value-type="float">
            <text:p>65.42</text:p>
          </table:table-cell>
          <table:table-cell table:formula="of:=[.G207]-22.5" office:value-type="float" office:value="42.92" calcext:value-type="float">
            <text:p>42.92</text:p>
          </table:table-cell>
          <table:table-cell office:value-type="float" office:value="0.00437351" calcext:value-type="float">
            <text:p>0.00437351</text:p>
          </table:table-cell>
          <table:table-cell table:formula="of:=1000*[.I207]" office:value-type="float" office:value="4.37351" calcext:value-type="float">
            <text:p>4.373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9.4999999999997" calcext:value-type="float">
            <text:p>-29.5</text:p>
          </table:table-cell>
          <table:table-cell office:value-type="float" office:value="0.0305191987365433" calcext:value-type="float">
            <text:p>0.0305191987</text:p>
          </table:table-cell>
          <table:table-cell table:formula="of:=1000*[.E208]" office:value-type="float" office:value="30.5191987365433" calcext:value-type="float">
            <text:p>30.5191987365</text:p>
          </table:table-cell>
          <table:table-cell office:value-type="float" office:value="65.275" calcext:value-type="float">
            <text:p>65.275</text:p>
          </table:table-cell>
          <table:table-cell table:formula="of:=[.G208]-22.5" office:value-type="float" office:value="42.775" calcext:value-type="float">
            <text:p>42.775</text:p>
          </table:table-cell>
          <table:table-cell office:value-type="float" office:value="0.00444883" calcext:value-type="float">
            <text:p>0.00444883</text:p>
          </table:table-cell>
          <table:table-cell table:formula="of:=1000*[.I208]" office:value-type="float" office:value="4.44883" calcext:value-type="float">
            <text:p>4.448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9.3999999999997" calcext:value-type="float">
            <text:p>-29.4</text:p>
          </table:table-cell>
          <table:table-cell office:value-type="float" office:value="0.0311671192810832" calcext:value-type="float">
            <text:p>0.0311671193</text:p>
          </table:table-cell>
          <table:table-cell table:formula="of:=1000*[.E209]" office:value-type="float" office:value="31.1671192810832" calcext:value-type="float">
            <text:p>31.1671192811</text:p>
          </table:table-cell>
          <table:table-cell office:value-type="float" office:value="65.13" calcext:value-type="float">
            <text:p>65.13</text:p>
          </table:table-cell>
          <table:table-cell table:formula="of:=[.G209]-22.5" office:value-type="float" office:value="42.63" calcext:value-type="float">
            <text:p>42.63</text:p>
          </table:table-cell>
          <table:table-cell office:value-type="float" office:value="0.00452572" calcext:value-type="float">
            <text:p>0.00452572</text:p>
          </table:table-cell>
          <table:table-cell table:formula="of:=1000*[.I209]" office:value-type="float" office:value="4.52572" calcext:value-type="float">
            <text:p>4.525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9.2999999999997" calcext:value-type="float">
            <text:p>-29.3</text:p>
          </table:table-cell>
          <table:table-cell office:value-type="float" office:value="0.0318162206079193" calcext:value-type="float">
            <text:p>0.0318162206</text:p>
          </table:table-cell>
          <table:table-cell table:formula="of:=1000*[.E210]" office:value-type="float" office:value="31.8162206079193" calcext:value-type="float">
            <text:p>31.8162206079</text:p>
          </table:table-cell>
          <table:table-cell office:value-type="float" office:value="64.985" calcext:value-type="float">
            <text:p>64.985</text:p>
          </table:table-cell>
          <table:table-cell table:formula="of:=[.G210]-22.5" office:value-type="float" office:value="42.485" calcext:value-type="float">
            <text:p>42.485</text:p>
          </table:table-cell>
          <table:table-cell office:value-type="float" office:value="0.00460567" calcext:value-type="float">
            <text:p>0.00460567</text:p>
          </table:table-cell>
          <table:table-cell table:formula="of:=1000*[.I210]" office:value-type="float" office:value="4.60567" calcext:value-type="float">
            <text:p>4.605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9.1999999999997" calcext:value-type="float">
            <text:p>-29.2</text:p>
          </table:table-cell>
          <table:table-cell office:value-type="float" office:value="0.0324665027170513" calcext:value-type="float">
            <text:p>0.0324665027</text:p>
          </table:table-cell>
          <table:table-cell table:formula="of:=1000*[.E211]" office:value-type="float" office:value="32.4665027170513" calcext:value-type="float">
            <text:p>32.4665027171</text:p>
          </table:table-cell>
          <table:table-cell office:value-type="float" office:value="64.84" calcext:value-type="float">
            <text:p>64.84</text:p>
          </table:table-cell>
          <table:table-cell table:formula="of:=[.G211]-22.5" office:value-type="float" office:value="42.34" calcext:value-type="float">
            <text:p>42.34</text:p>
          </table:table-cell>
          <table:table-cell office:value-type="float" office:value="0.00468201" calcext:value-type="float">
            <text:p>0.00468201</text:p>
          </table:table-cell>
          <table:table-cell table:formula="of:=1000*[.I211]" office:value-type="float" office:value="4.68201" calcext:value-type="float">
            <text:p>4.682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9.0999999999997" calcext:value-type="float">
            <text:p>-29.1</text:p>
          </table:table-cell>
          <table:table-cell office:value-type="float" office:value="0.0331179656084787" calcext:value-type="float">
            <text:p>0.0331179656</text:p>
          </table:table-cell>
          <table:table-cell table:formula="of:=1000*[.E212]" office:value-type="float" office:value="33.1179656084787" calcext:value-type="float">
            <text:p>33.1179656085</text:p>
          </table:table-cell>
          <table:table-cell office:value-type="float" office:value="64.695" calcext:value-type="float">
            <text:p>64.695</text:p>
          </table:table-cell>
          <table:table-cell table:formula="of:=[.G212]-22.5" office:value-type="float" office:value="42.195" calcext:value-type="float">
            <text:p>42.195</text:p>
          </table:table-cell>
          <table:table-cell office:value-type="float" office:value="0.00476122" calcext:value-type="float">
            <text:p>0.00476122</text:p>
          </table:table-cell>
          <table:table-cell table:formula="of:=1000*[.I212]" office:value-type="float" office:value="4.76122" calcext:value-type="float">
            <text:p>4.76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8.9999999999997" calcext:value-type="float">
            <text:p>-29</text:p>
          </table:table-cell>
          <table:table-cell office:value-type="float" office:value="0.033770609282202" calcext:value-type="float">
            <text:p>0.0337706093</text:p>
          </table:table-cell>
          <table:table-cell table:formula="of:=1000*[.E213]" office:value-type="float" office:value="33.770609282202" calcext:value-type="float">
            <text:p>33.7706092822</text:p>
          </table:table-cell>
          <table:table-cell office:value-type="float" office:value="64.55" calcext:value-type="float">
            <text:p>64.55</text:p>
          </table:table-cell>
          <table:table-cell table:formula="of:=[.G213]-22.5" office:value-type="float" office:value="42.05" calcext:value-type="float">
            <text:p>42.05</text:p>
          </table:table-cell>
          <table:table-cell office:value-type="float" office:value="0.00484403" calcext:value-type="float">
            <text:p>0.00484403</text:p>
          </table:table-cell>
          <table:table-cell table:formula="of:=1000*[.I213]" office:value-type="float" office:value="4.84403" calcext:value-type="float">
            <text:p>4.844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8.8999999999997" calcext:value-type="float">
            <text:p>-28.9</text:p>
          </table:table-cell>
          <table:table-cell office:value-type="float" office:value="0.0344244337382212" calcext:value-type="float">
            <text:p>0.0344244337</text:p>
          </table:table-cell>
          <table:table-cell table:formula="of:=1000*[.E214]" office:value-type="float" office:value="34.4244337382212" calcext:value-type="float">
            <text:p>34.4244337382</text:p>
          </table:table-cell>
          <table:table-cell office:value-type="float" office:value="64.405" calcext:value-type="float">
            <text:p>64.405</text:p>
          </table:table-cell>
          <table:table-cell table:formula="of:=[.G214]-22.5" office:value-type="float" office:value="41.905" calcext:value-type="float">
            <text:p>41.905</text:p>
          </table:table-cell>
          <table:table-cell office:value-type="float" office:value="0.00492987" calcext:value-type="float">
            <text:p>0.00492987</text:p>
          </table:table-cell>
          <table:table-cell table:formula="of:=1000*[.I214]" office:value-type="float" office:value="4.92987" calcext:value-type="float">
            <text:p>4.929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8.7999999999997" calcext:value-type="float">
            <text:p>-28.8</text:p>
          </table:table-cell>
          <table:table-cell office:value-type="float" office:value="0.035079438976536" calcext:value-type="float">
            <text:p>0.035079439</text:p>
          </table:table-cell>
          <table:table-cell table:formula="of:=1000*[.E215]" office:value-type="float" office:value="35.079438976536" calcext:value-type="float">
            <text:p>35.0794389765</text:p>
          </table:table-cell>
          <table:table-cell office:value-type="float" office:value="64.26" calcext:value-type="float">
            <text:p>64.26</text:p>
          </table:table-cell>
          <table:table-cell table:formula="of:=[.G215]-22.5" office:value-type="float" office:value="41.76" calcext:value-type="float">
            <text:p>41.76</text:p>
          </table:table-cell>
          <table:table-cell office:value-type="float" office:value="0.0050178" calcext:value-type="float">
            <text:p>0.0050178</text:p>
          </table:table-cell>
          <table:table-cell table:formula="of:=1000*[.I215]" office:value-type="float" office:value="5.0178" calcext:value-type="float">
            <text:p>5.01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8.6999999999997" calcext:value-type="float">
            <text:p>-28.7</text:p>
          </table:table-cell>
          <table:table-cell office:value-type="float" office:value="0.0361525472657735" calcext:value-type="float">
            <text:p>0.0361525473</text:p>
          </table:table-cell>
          <table:table-cell table:formula="of:=1000*[.E216]" office:value-type="float" office:value="36.1525472657735" calcext:value-type="float">
            <text:p>36.1525472658</text:p>
          </table:table-cell>
          <table:table-cell office:value-type="float" office:value="64.115" calcext:value-type="float">
            <text:p>64.115</text:p>
          </table:table-cell>
          <table:table-cell table:formula="of:=[.G216]-22.5" office:value-type="float" office:value="41.615" calcext:value-type="float">
            <text:p>41.615</text:p>
          </table:table-cell>
          <table:table-cell office:value-type="float" office:value="0.00510491" calcext:value-type="float">
            <text:p>0.00510491</text:p>
          </table:table-cell>
          <table:table-cell table:formula="of:=1000*[.I216]" office:value-type="float" office:value="5.10491" calcext:value-type="float">
            <text:p>5.104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8.5999999999997" calcext:value-type="float">
            <text:p>-28.6</text:p>
          </table:table-cell>
          <table:table-cell office:value-type="float" office:value="0.0368632765130866" calcext:value-type="float">
            <text:p>0.0368632765</text:p>
          </table:table-cell>
          <table:table-cell table:formula="of:=1000*[.E217]" office:value-type="float" office:value="36.8632765130866" calcext:value-type="float">
            <text:p>36.8632765131</text:p>
          </table:table-cell>
          <table:table-cell office:value-type="float" office:value="63.97" calcext:value-type="float">
            <text:p>63.97</text:p>
          </table:table-cell>
          <table:table-cell table:formula="of:=[.G217]-22.5" office:value-type="float" office:value="41.47" calcext:value-type="float">
            <text:p>41.47</text:p>
          </table:table-cell>
          <table:table-cell office:value-type="float" office:value="0.00519861" calcext:value-type="float">
            <text:p>0.00519861</text:p>
          </table:table-cell>
          <table:table-cell table:formula="of:=1000*[.I217]" office:value-type="float" office:value="5.19861" calcext:value-type="float">
            <text:p>5.198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8.4999999999997" calcext:value-type="float">
            <text:p>-28.5</text:p>
          </table:table-cell>
          <table:table-cell office:value-type="float" office:value="0.0374892341403603" calcext:value-type="float">
            <text:p>0.0374892341</text:p>
          </table:table-cell>
          <table:table-cell table:formula="of:=1000*[.E218]" office:value-type="float" office:value="37.4892341403603" calcext:value-type="float">
            <text:p>37.4892341404</text:p>
          </table:table-cell>
          <table:table-cell office:value-type="float" office:value="63.825" calcext:value-type="float">
            <text:p>63.825</text:p>
          </table:table-cell>
          <table:table-cell table:formula="of:=[.G218]-22.5" office:value-type="float" office:value="41.325" calcext:value-type="float">
            <text:p>41.325</text:p>
          </table:table-cell>
          <table:table-cell office:value-type="float" office:value="0.00528982" calcext:value-type="float">
            <text:p>0.00528982</text:p>
          </table:table-cell>
          <table:table-cell table:formula="of:=1000*[.I218]" office:value-type="float" office:value="5.28982" calcext:value-type="float">
            <text:p>5.289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8.3999999999997" calcext:value-type="float">
            <text:p>-28.4</text:p>
          </table:table-cell>
          <table:table-cell office:value-type="float" office:value="0.0384335777123349" calcext:value-type="float">
            <text:p>0.0384335777</text:p>
          </table:table-cell>
          <table:table-cell table:formula="of:=1000*[.E219]" office:value-type="float" office:value="38.4335777123349" calcext:value-type="float">
            <text:p>38.4335777123</text:p>
          </table:table-cell>
          <table:table-cell office:value-type="float" office:value="63.68" calcext:value-type="float">
            <text:p>63.68</text:p>
          </table:table-cell>
          <table:table-cell table:formula="of:=[.G219]-22.5" office:value-type="float" office:value="41.18" calcext:value-type="float">
            <text:p>41.18</text:p>
          </table:table-cell>
          <table:table-cell office:value-type="float" office:value="0.00538108" calcext:value-type="float">
            <text:p>0.00538108</text:p>
          </table:table-cell>
          <table:table-cell table:formula="of:=1000*[.I219]" office:value-type="float" office:value="5.38108" calcext:value-type="float">
            <text:p>5.38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8.2999999999997" calcext:value-type="float">
            <text:p>-28.3</text:p>
          </table:table-cell>
          <table:table-cell office:value-type="float" office:value="0.0393801288840182" calcext:value-type="float">
            <text:p>0.0393801289</text:p>
          </table:table-cell>
          <table:table-cell table:formula="of:=1000*[.E220]" office:value-type="float" office:value="39.3801288840182" calcext:value-type="float">
            <text:p>39.380128884</text:p>
          </table:table-cell>
          <table:table-cell office:value-type="float" office:value="63.535" calcext:value-type="float">
            <text:p>63.535</text:p>
          </table:table-cell>
          <table:table-cell table:formula="of:=[.G220]-22.5" office:value-type="float" office:value="41.035" calcext:value-type="float">
            <text:p>41.035</text:p>
          </table:table-cell>
          <table:table-cell office:value-type="float" office:value="0.00547813" calcext:value-type="float">
            <text:p>0.00547813</text:p>
          </table:table-cell>
          <table:table-cell table:formula="of:=1000*[.I220]" office:value-type="float" office:value="5.47813" calcext:value-type="float">
            <text:p>5.478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8.1999999999997" calcext:value-type="float">
            <text:p>-28.2</text:p>
          </table:table-cell>
          <table:table-cell office:value-type="float" office:value="0.0403288876554093" calcext:value-type="float">
            <text:p>0.0403288877</text:p>
          </table:table-cell>
          <table:table-cell table:formula="of:=1000*[.E221]" office:value-type="float" office:value="40.3288876554093" calcext:value-type="float">
            <text:p>40.3288876554</text:p>
          </table:table-cell>
          <table:table-cell office:value-type="float" office:value="63.39" calcext:value-type="float">
            <text:p>63.39</text:p>
          </table:table-cell>
          <table:table-cell table:formula="of:=[.G221]-22.5" office:value-type="float" office:value="40.89" calcext:value-type="float">
            <text:p>40.89</text:p>
          </table:table-cell>
          <table:table-cell office:value-type="float" office:value="0.0055752" calcext:value-type="float">
            <text:p>0.0055752</text:p>
          </table:table-cell>
          <table:table-cell table:formula="of:=1000*[.I221]" office:value-type="float" office:value="5.5752" calcext:value-type="float">
            <text:p>5.57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8.0999999999997" calcext:value-type="float">
            <text:p>-28.1</text:p>
          </table:table-cell>
          <table:table-cell office:value-type="float" office:value="0.0412798540265091" calcext:value-type="float">
            <text:p>0.041279854</text:p>
          </table:table-cell>
          <table:table-cell table:formula="of:=1000*[.E222]" office:value-type="float" office:value="41.2798540265091" calcext:value-type="float">
            <text:p>41.2798540265</text:p>
          </table:table-cell>
          <table:table-cell office:value-type="float" office:value="63.245" calcext:value-type="float">
            <text:p>63.245</text:p>
          </table:table-cell>
          <table:table-cell table:formula="of:=[.G222]-22.5" office:value-type="float" office:value="40.745" calcext:value-type="float">
            <text:p>40.745</text:p>
          </table:table-cell>
          <table:table-cell office:value-type="float" office:value="0.00567775" calcext:value-type="float">
            <text:p>0.00567775</text:p>
          </table:table-cell>
          <table:table-cell table:formula="of:=1000*[.I222]" office:value-type="float" office:value="5.67775" calcext:value-type="float">
            <text:p>5.677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7.9999999999997" calcext:value-type="float">
            <text:p>-28</text:p>
          </table:table-cell>
          <table:table-cell office:value-type="float" office:value="0.0422330279973168" calcext:value-type="float">
            <text:p>0.042233028</text:p>
          </table:table-cell>
          <table:table-cell table:formula="of:=1000*[.E223]" office:value-type="float" office:value="42.2330279973168" calcext:value-type="float">
            <text:p>42.2330279973</text:p>
          </table:table-cell>
          <table:table-cell office:value-type="float" office:value="63.1" calcext:value-type="float">
            <text:p>63.1</text:p>
          </table:table-cell>
          <table:table-cell table:formula="of:=[.G223]-22.5" office:value-type="float" office:value="40.6" calcext:value-type="float">
            <text:p>40.6</text:p>
          </table:table-cell>
          <table:table-cell office:value-type="float" office:value="0.00578037" calcext:value-type="float">
            <text:p>0.00578037</text:p>
          </table:table-cell>
          <table:table-cell table:formula="of:=1000*[.I223]" office:value-type="float" office:value="5.78037" calcext:value-type="float">
            <text:p>5.780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7.8999999999997" calcext:value-type="float">
            <text:p>-27.9</text:p>
          </table:table-cell>
          <table:table-cell office:value-type="float" office:value="0.0431884095678327" calcext:value-type="float">
            <text:p>0.0431884096</text:p>
          </table:table-cell>
          <table:table-cell table:formula="of:=1000*[.E224]" office:value-type="float" office:value="43.1884095678327" calcext:value-type="float">
            <text:p>43.1884095678</text:p>
          </table:table-cell>
          <table:table-cell office:value-type="float" office:value="62.955" calcext:value-type="float">
            <text:p>62.955</text:p>
          </table:table-cell>
          <table:table-cell table:formula="of:=[.G224]-22.5" office:value-type="float" office:value="40.455" calcext:value-type="float">
            <text:p>40.455</text:p>
          </table:table-cell>
          <table:table-cell office:value-type="float" office:value="0.00588304" calcext:value-type="float">
            <text:p>0.00588304</text:p>
          </table:table-cell>
          <table:table-cell table:formula="of:=1000*[.I224]" office:value-type="float" office:value="5.88304" calcext:value-type="float">
            <text:p>5.883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7.7999999999997" calcext:value-type="float">
            <text:p>-27.8</text:p>
          </table:table-cell>
          <table:table-cell office:value-type="float" office:value="0.0441459987380573" calcext:value-type="float">
            <text:p>0.0441459987</text:p>
          </table:table-cell>
          <table:table-cell table:formula="of:=1000*[.E225]" office:value-type="float" office:value="44.1459987380573" calcext:value-type="float">
            <text:p>44.1459987381</text:p>
          </table:table-cell>
          <table:table-cell office:value-type="float" office:value="62.81" calcext:value-type="float">
            <text:p>62.81</text:p>
          </table:table-cell>
          <table:table-cell table:formula="of:=[.G225]-22.5" office:value-type="float" office:value="40.31" calcext:value-type="float">
            <text:p>40.31</text:p>
          </table:table-cell>
          <table:table-cell office:value-type="float" office:value="0.00599144" calcext:value-type="float">
            <text:p>0.00599144</text:p>
          </table:table-cell>
          <table:table-cell table:formula="of:=1000*[.I225]" office:value-type="float" office:value="5.99144" calcext:value-type="float">
            <text:p>5.99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7.6999999999997" calcext:value-type="float">
            <text:p>-27.7</text:p>
          </table:table-cell>
          <table:table-cell office:value-type="float" office:value="0.0451057955079898" calcext:value-type="float">
            <text:p>0.0451057955</text:p>
          </table:table-cell>
          <table:table-cell table:formula="of:=1000*[.E226]" office:value-type="float" office:value="45.1057955079898" calcext:value-type="float">
            <text:p>45.105795508</text:p>
          </table:table-cell>
          <table:table-cell office:value-type="float" office:value="62.665" calcext:value-type="float">
            <text:p>62.665</text:p>
          </table:table-cell>
          <table:table-cell table:formula="of:=[.G226]-22.5" office:value-type="float" office:value="40.165" calcext:value-type="float">
            <text:p>40.165</text:p>
          </table:table-cell>
          <table:table-cell office:value-type="float" office:value="0.00610319" calcext:value-type="float">
            <text:p>0.00610319</text:p>
          </table:table-cell>
          <table:table-cell table:formula="of:=1000*[.I226]" office:value-type="float" office:value="6.10319" calcext:value-type="float">
            <text:p>6.103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7.5999999999997" calcext:value-type="float">
            <text:p>-27.6</text:p>
          </table:table-cell>
          <table:table-cell office:value-type="float" office:value="0.0460677998776309" calcext:value-type="float">
            <text:p>0.0460677999</text:p>
          </table:table-cell>
          <table:table-cell table:formula="of:=1000*[.E227]" office:value-type="float" office:value="46.0677998776309" calcext:value-type="float">
            <text:p>46.0677998776</text:p>
          </table:table-cell>
          <table:table-cell office:value-type="float" office:value="62.52" calcext:value-type="float">
            <text:p>62.52</text:p>
          </table:table-cell>
          <table:table-cell table:formula="of:=[.G227]-22.5" office:value-type="float" office:value="40.02" calcext:value-type="float">
            <text:p>40.02</text:p>
          </table:table-cell>
          <table:table-cell office:value-type="float" office:value="0.00621616" calcext:value-type="float">
            <text:p>0.00621616</text:p>
          </table:table-cell>
          <table:table-cell table:formula="of:=1000*[.I227]" office:value-type="float" office:value="6.21616" calcext:value-type="float">
            <text:p>6.216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7.4999999999997" calcext:value-type="float">
            <text:p>-27.5</text:p>
          </table:table-cell>
          <table:table-cell office:value-type="float" office:value="0.0470320118469798" calcext:value-type="float">
            <text:p>0.0470320118</text:p>
          </table:table-cell>
          <table:table-cell table:formula="of:=1000*[.E228]" office:value-type="float" office:value="47.0320118469798" calcext:value-type="float">
            <text:p>47.032011847</text:p>
          </table:table-cell>
          <table:table-cell office:value-type="float" office:value="62.375" calcext:value-type="float">
            <text:p>62.375</text:p>
          </table:table-cell>
          <table:table-cell table:formula="of:=[.G228]-22.5" office:value-type="float" office:value="39.875" calcext:value-type="float">
            <text:p>39.875</text:p>
          </table:table-cell>
          <table:table-cell office:value-type="float" office:value="0.00633054" calcext:value-type="float">
            <text:p>0.00633054</text:p>
          </table:table-cell>
          <table:table-cell table:formula="of:=1000*[.I228]" office:value-type="float" office:value="6.33054" calcext:value-type="float">
            <text:p>6.330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7.3999999999997" calcext:value-type="float">
            <text:p>-27.4</text:p>
          </table:table-cell>
          <table:table-cell office:value-type="float" office:value="0.0484420818447207" calcext:value-type="float">
            <text:p>0.0484420818</text:p>
          </table:table-cell>
          <table:table-cell table:formula="of:=1000*[.E229]" office:value-type="float" office:value="48.4420818447207" calcext:value-type="float">
            <text:p>48.4420818447</text:p>
          </table:table-cell>
          <table:table-cell office:value-type="float" office:value="62.23" calcext:value-type="float">
            <text:p>62.23</text:p>
          </table:table-cell>
          <table:table-cell table:formula="of:=[.G229]-22.5" office:value-type="float" office:value="39.73" calcext:value-type="float">
            <text:p>39.73</text:p>
          </table:table-cell>
          <table:table-cell office:value-type="float" office:value="0.00645008" calcext:value-type="float">
            <text:p>0.00645008</text:p>
          </table:table-cell>
          <table:table-cell table:formula="of:=1000*[.I229]" office:value-type="float" office:value="6.45008" calcext:value-type="float">
            <text:p>6.450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7.2999999999997" calcext:value-type="float">
            <text:p>-27.3</text:p>
          </table:table-cell>
          <table:table-cell office:value-type="float" office:value="0.0499189225481089" calcext:value-type="float">
            <text:p>0.0499189225</text:p>
          </table:table-cell>
          <table:table-cell table:formula="of:=1000*[.E230]" office:value-type="float" office:value="49.9189225481089" calcext:value-type="float">
            <text:p>49.9189225481</text:p>
          </table:table-cell>
          <table:table-cell office:value-type="float" office:value="62.085" calcext:value-type="float">
            <text:p>62.085</text:p>
          </table:table-cell>
          <table:table-cell table:formula="of:=[.G230]-22.5" office:value-type="float" office:value="39.585" calcext:value-type="float">
            <text:p>39.585</text:p>
          </table:table-cell>
          <table:table-cell office:value-type="float" office:value="0.0065718" calcext:value-type="float">
            <text:p>0.0065718</text:p>
          </table:table-cell>
          <table:table-cell table:formula="of:=1000*[.I230]" office:value-type="float" office:value="6.5718" calcext:value-type="float">
            <text:p>6.57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7.1999999999997" calcext:value-type="float">
            <text:p>-27.2</text:p>
          </table:table-cell>
          <table:table-cell office:value-type="float" office:value="0.0510276241873186" calcext:value-type="float">
            <text:p>0.0510276242</text:p>
          </table:table-cell>
          <table:table-cell table:formula="of:=1000*[.E231]" office:value-type="float" office:value="51.0276241873186" calcext:value-type="float">
            <text:p>51.0276241873</text:p>
          </table:table-cell>
          <table:table-cell office:value-type="float" office:value="61.94" calcext:value-type="float">
            <text:p>61.94</text:p>
          </table:table-cell>
          <table:table-cell table:formula="of:=[.G231]-22.5" office:value-type="float" office:value="39.44" calcext:value-type="float">
            <text:p>39.44</text:p>
          </table:table-cell>
          <table:table-cell office:value-type="float" office:value="0.00669483" calcext:value-type="float">
            <text:p>0.00669483</text:p>
          </table:table-cell>
          <table:table-cell table:formula="of:=1000*[.I231]" office:value-type="float" office:value="6.69483" calcext:value-type="float">
            <text:p>6.694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7.0999999999997" calcext:value-type="float">
            <text:p>-27.1</text:p>
          </table:table-cell>
          <table:table-cell office:value-type="float" office:value="0.0523510824164099" calcext:value-type="float">
            <text:p>0.0523510824</text:p>
          </table:table-cell>
          <table:table-cell table:formula="of:=1000*[.E232]" office:value-type="float" office:value="52.3510824164099" calcext:value-type="float">
            <text:p>52.3510824164</text:p>
          </table:table-cell>
          <table:table-cell office:value-type="float" office:value="61.795" calcext:value-type="float">
            <text:p>61.795</text:p>
          </table:table-cell>
          <table:table-cell table:formula="of:=[.G232]-22.5" office:value-type="float" office:value="39.295" calcext:value-type="float">
            <text:p>39.295</text:p>
          </table:table-cell>
          <table:table-cell office:value-type="float" office:value="0.00682346" calcext:value-type="float">
            <text:p>0.00682346</text:p>
          </table:table-cell>
          <table:table-cell table:formula="of:=1000*[.I232]" office:value-type="float" office:value="6.82346" calcext:value-type="float">
            <text:p>6.823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6.9999999999997" calcext:value-type="float">
            <text:p>-27</text:p>
          </table:table-cell>
          <table:table-cell office:value-type="float" office:value="0.0536784046309809" calcext:value-type="float">
            <text:p>0.0536784046</text:p>
          </table:table-cell>
          <table:table-cell table:formula="of:=1000*[.E233]" office:value-type="float" office:value="53.6784046309809" calcext:value-type="float">
            <text:p>53.678404631</text:p>
          </table:table-cell>
          <table:table-cell office:value-type="float" office:value="61.65" calcext:value-type="float">
            <text:p>61.65</text:p>
          </table:table-cell>
          <table:table-cell table:formula="of:=[.G233]-22.5" office:value-type="float" office:value="39.15" calcext:value-type="float">
            <text:p>39.15</text:p>
          </table:table-cell>
          <table:table-cell office:value-type="float" office:value="0.00695406" calcext:value-type="float">
            <text:p>0.00695406</text:p>
          </table:table-cell>
          <table:table-cell table:formula="of:=1000*[.I233]" office:value-type="float" office:value="6.95406" calcext:value-type="float">
            <text:p>6.954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6.8999999999997" calcext:value-type="float">
            <text:p>-26.9</text:p>
          </table:table-cell>
          <table:table-cell office:value-type="float" office:value="0.0550095908310307" calcext:value-type="float">
            <text:p>0.0550095908</text:p>
          </table:table-cell>
          <table:table-cell table:formula="of:=1000*[.E234]" office:value-type="float" office:value="55.0095908310307" calcext:value-type="float">
            <text:p>55.009590831</text:p>
          </table:table-cell>
          <table:table-cell office:value-type="float" office:value="61.505" calcext:value-type="float">
            <text:p>61.505</text:p>
          </table:table-cell>
          <table:table-cell table:formula="of:=[.G234]-22.5" office:value-type="float" office:value="39.005" calcext:value-type="float">
            <text:p>39.005</text:p>
          </table:table-cell>
          <table:table-cell office:value-type="float" office:value="0.00708747" calcext:value-type="float">
            <text:p>0.00708747</text:p>
          </table:table-cell>
          <table:table-cell table:formula="of:=1000*[.I234]" office:value-type="float" office:value="7.08747" calcext:value-type="float">
            <text:p>7.087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6.7999999999997" calcext:value-type="float">
            <text:p>-26.8</text:p>
          </table:table-cell>
          <table:table-cell office:value-type="float" office:value="0.0563446410165597" calcext:value-type="float">
            <text:p>0.056344641</text:p>
          </table:table-cell>
          <table:table-cell table:formula="of:=1000*[.E235]" office:value-type="float" office:value="56.3446410165597" calcext:value-type="float">
            <text:p>56.3446410166</text:p>
          </table:table-cell>
          <table:table-cell office:value-type="float" office:value="61.36" calcext:value-type="float">
            <text:p>61.36</text:p>
          </table:table-cell>
          <table:table-cell table:formula="of:=[.G235]-22.5" office:value-type="float" office:value="38.86" calcext:value-type="float">
            <text:p>38.86</text:p>
          </table:table-cell>
          <table:table-cell office:value-type="float" office:value="0.00722481" calcext:value-type="float">
            <text:p>0.00722481</text:p>
          </table:table-cell>
          <table:table-cell table:formula="of:=1000*[.I235]" office:value-type="float" office:value="7.22481" calcext:value-type="float">
            <text:p>7.224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6.6999999999997" calcext:value-type="float">
            <text:p>-26.7</text:p>
          </table:table-cell>
          <table:table-cell office:value-type="float" office:value="0.0579424449947352" calcext:value-type="float">
            <text:p>0.057942445</text:p>
          </table:table-cell>
          <table:table-cell table:formula="of:=1000*[.E236]" office:value-type="float" office:value="57.9424449947352" calcext:value-type="float">
            <text:p>57.9424449947</text:p>
          </table:table-cell>
          <table:table-cell office:value-type="float" office:value="61.215" calcext:value-type="float">
            <text:p>61.215</text:p>
          </table:table-cell>
          <table:table-cell table:formula="of:=[.G236]-22.5" office:value-type="float" office:value="38.715" calcext:value-type="float">
            <text:p>38.715</text:p>
          </table:table-cell>
          <table:table-cell office:value-type="float" office:value="0.00736515" calcext:value-type="float">
            <text:p>0.00736515</text:p>
          </table:table-cell>
          <table:table-cell table:formula="of:=1000*[.I236]" office:value-type="float" office:value="7.36515" calcext:value-type="float">
            <text:p>7.365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6.5999999999997" calcext:value-type="float">
            <text:p>-26.6</text:p>
          </table:table-cell>
          <table:table-cell office:value-type="float" office:value="0.0595649912908092" calcext:value-type="float">
            <text:p>0.0595649913</text:p>
          </table:table-cell>
          <table:table-cell table:formula="of:=1000*[.E237]" office:value-type="float" office:value="59.5649912908092" calcext:value-type="float">
            <text:p>59.5649912908</text:p>
          </table:table-cell>
          <table:table-cell office:value-type="float" office:value="61.07" calcext:value-type="float">
            <text:p>61.07</text:p>
          </table:table-cell>
          <table:table-cell table:formula="of:=[.G237]-22.5" office:value-type="float" office:value="38.57" calcext:value-type="float">
            <text:p>38.57</text:p>
          </table:table-cell>
          <table:table-cell office:value-type="float" office:value="0.00750994" calcext:value-type="float">
            <text:p>0.00750994</text:p>
          </table:table-cell>
          <table:table-cell table:formula="of:=1000*[.I237]" office:value-type="float" office:value="7.50994" calcext:value-type="float">
            <text:p>7.509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6.4999999999997" calcext:value-type="float">
            <text:p>-26.5</text:p>
          </table:table-cell>
          <table:table-cell office:value-type="float" office:value="0.0611934374567984" calcext:value-type="float">
            <text:p>0.0611934375</text:p>
          </table:table-cell>
          <table:table-cell table:formula="of:=1000*[.E238]" office:value-type="float" office:value="61.1934374567984" calcext:value-type="float">
            <text:p>61.1934374568</text:p>
          </table:table-cell>
          <table:table-cell office:value-type="float" office:value="60.925" calcext:value-type="float">
            <text:p>60.925</text:p>
          </table:table-cell>
          <table:table-cell table:formula="of:=[.G238]-22.5" office:value-type="float" office:value="38.425" calcext:value-type="float">
            <text:p>38.425</text:p>
          </table:table-cell>
          <table:table-cell office:value-type="float" office:value="0.00765435" calcext:value-type="float">
            <text:p>0.00765435</text:p>
          </table:table-cell>
          <table:table-cell table:formula="of:=1000*[.I238]" office:value-type="float" office:value="7.65435" calcext:value-type="float">
            <text:p>7.654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6.3999999999997" calcext:value-type="float">
            <text:p>-26.4</text:p>
          </table:table-cell>
          <table:table-cell office:value-type="float" office:value="0.062827783492704" calcext:value-type="float">
            <text:p>0.0628277835</text:p>
          </table:table-cell>
          <table:table-cell table:formula="of:=1000*[.E239]" office:value-type="float" office:value="62.827783492704" calcext:value-type="float">
            <text:p>62.8277834927</text:p>
          </table:table-cell>
          <table:table-cell office:value-type="float" office:value="60.78" calcext:value-type="float">
            <text:p>60.78</text:p>
          </table:table-cell>
          <table:table-cell table:formula="of:=[.G239]-22.5" office:value-type="float" office:value="38.28" calcext:value-type="float">
            <text:p>38.28</text:p>
          </table:table-cell>
          <table:table-cell office:value-type="float" office:value="0.00780603" calcext:value-type="float">
            <text:p>0.00780603</text:p>
          </table:table-cell>
          <table:table-cell table:formula="of:=1000*[.I239]" office:value-type="float" office:value="7.80603" calcext:value-type="float">
            <text:p>7.806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6.2999999999997" calcext:value-type="float">
            <text:p>-26.3</text:p>
          </table:table-cell>
          <table:table-cell office:value-type="float" office:value="0.0644680293985256" calcext:value-type="float">
            <text:p>0.0644680294</text:p>
          </table:table-cell>
          <table:table-cell table:formula="of:=1000*[.E240]" office:value-type="float" office:value="64.4680293985256" calcext:value-type="float">
            <text:p>64.4680293985</text:p>
          </table:table-cell>
          <table:table-cell office:value-type="float" office:value="60.635" calcext:value-type="float">
            <text:p>60.635</text:p>
          </table:table-cell>
          <table:table-cell table:formula="of:=[.G240]-22.5" office:value-type="float" office:value="38.135" calcext:value-type="float">
            <text:p>38.135</text:p>
          </table:table-cell>
          <table:table-cell office:value-type="float" office:value="0.00796011" calcext:value-type="float">
            <text:p>0.00796011</text:p>
          </table:table-cell>
          <table:table-cell table:formula="of:=1000*[.I240]" office:value-type="float" office:value="7.96011" calcext:value-type="float">
            <text:p>7.960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6.1999999999997" calcext:value-type="float">
            <text:p>-26.2</text:p>
          </table:table-cell>
          <table:table-cell office:value-type="float" office:value="0.0661141751742629" calcext:value-type="float">
            <text:p>0.0661141752</text:p>
          </table:table-cell>
          <table:table-cell table:formula="of:=1000*[.E241]" office:value-type="float" office:value="66.1141751742629" calcext:value-type="float">
            <text:p>66.1141751743</text:p>
          </table:table-cell>
          <table:table-cell office:value-type="float" office:value="60.49" calcext:value-type="float">
            <text:p>60.49</text:p>
          </table:table-cell>
          <table:table-cell table:formula="of:=[.G241]-22.5" office:value-type="float" office:value="37.99" calcext:value-type="float">
            <text:p>37.99</text:p>
          </table:table-cell>
          <table:table-cell office:value-type="float" office:value="0.00811697" calcext:value-type="float">
            <text:p>0.00811697</text:p>
          </table:table-cell>
          <table:table-cell table:formula="of:=1000*[.I241]" office:value-type="float" office:value="8.11697" calcext:value-type="float">
            <text:p>8.116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6.0999999999997" calcext:value-type="float">
            <text:p>-26.1</text:p>
          </table:table-cell>
          <table:table-cell office:value-type="float" office:value="0.0685035009083543" calcext:value-type="float">
            <text:p>0.0685035009</text:p>
          </table:table-cell>
          <table:table-cell table:formula="of:=1000*[.E242]" office:value-type="float" office:value="68.5035009083543" calcext:value-type="float">
            <text:p>68.5035009084</text:p>
          </table:table-cell>
          <table:table-cell office:value-type="float" office:value="60.345" calcext:value-type="float">
            <text:p>60.345</text:p>
          </table:table-cell>
          <table:table-cell table:formula="of:=[.G242]-22.5" office:value-type="float" office:value="37.845" calcext:value-type="float">
            <text:p>37.845</text:p>
          </table:table-cell>
          <table:table-cell office:value-type="float" office:value="0.00827983" calcext:value-type="float">
            <text:p>0.00827983</text:p>
          </table:table-cell>
          <table:table-cell table:formula="of:=1000*[.I242]" office:value-type="float" office:value="8.27983" calcext:value-type="float">
            <text:p>8.279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5.9999999999997" calcext:value-type="float">
            <text:p>-26</text:p>
          </table:table-cell>
          <table:table-cell office:value-type="float" office:value="0.0702748725667587" calcext:value-type="float">
            <text:p>0.0702748726</text:p>
          </table:table-cell>
          <table:table-cell table:formula="of:=1000*[.E243]" office:value-type="float" office:value="70.2748725667587" calcext:value-type="float">
            <text:p>70.2748725668</text:p>
          </table:table-cell>
          <table:table-cell office:value-type="float" office:value="60.2" calcext:value-type="float">
            <text:p>60.2</text:p>
          </table:table-cell>
          <table:table-cell table:formula="of:=[.G243]-22.5" office:value-type="float" office:value="37.7" calcext:value-type="float">
            <text:p>37.7</text:p>
          </table:table-cell>
          <table:table-cell office:value-type="float" office:value="0.00844512" calcext:value-type="float">
            <text:p>0.00844512</text:p>
          </table:table-cell>
          <table:table-cell table:formula="of:=1000*[.I243]" office:value-type="float" office:value="8.44512" calcext:value-type="float">
            <text:p>8.445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5.8999999999997" calcext:value-type="float">
            <text:p>-25.9</text:p>
          </table:table-cell>
          <table:table-cell office:value-type="float" office:value="0.0720962562512141" calcext:value-type="float">
            <text:p>0.0720962563</text:p>
          </table:table-cell>
          <table:table-cell table:formula="of:=1000*[.E244]" office:value-type="float" office:value="72.0962562512141" calcext:value-type="float">
            <text:p>72.0962562512</text:p>
          </table:table-cell>
          <table:table-cell office:value-type="float" office:value="60.055" calcext:value-type="float">
            <text:p>60.055</text:p>
          </table:table-cell>
          <table:table-cell table:formula="of:=[.G244]-22.5" office:value-type="float" office:value="37.555" calcext:value-type="float">
            <text:p>37.555</text:p>
          </table:table-cell>
          <table:table-cell office:value-type="float" office:value="0.00861468" calcext:value-type="float">
            <text:p>0.00861468</text:p>
          </table:table-cell>
          <table:table-cell table:formula="of:=1000*[.I244]" office:value-type="float" office:value="8.61468" calcext:value-type="float">
            <text:p>8.614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5.7999999999997" calcext:value-type="float">
            <text:p>-25.8</text:p>
          </table:table-cell>
          <table:table-cell office:value-type="float" office:value="0.0742768149351319" calcext:value-type="float">
            <text:p>0.0742768149</text:p>
          </table:table-cell>
          <table:table-cell table:formula="of:=1000*[.E245]" office:value-type="float" office:value="74.2768149351319" calcext:value-type="float">
            <text:p>74.2768149351</text:p>
          </table:table-cell>
          <table:table-cell office:value-type="float" office:value="59.91" calcext:value-type="float">
            <text:p>59.91</text:p>
          </table:table-cell>
          <table:table-cell table:formula="of:=[.G245]-22.5" office:value-type="float" office:value="37.41" calcext:value-type="float">
            <text:p>37.41</text:p>
          </table:table-cell>
          <table:table-cell office:value-type="float" office:value="0.00879059" calcext:value-type="float">
            <text:p>0.00879059</text:p>
          </table:table-cell>
          <table:table-cell table:formula="of:=1000*[.I245]" office:value-type="float" office:value="8.79059" calcext:value-type="float">
            <text:p>8.790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5.6999999999997" calcext:value-type="float">
            <text:p>-25.7</text:p>
          </table:table-cell>
          <table:table-cell office:value-type="float" office:value="0.0764692748071009" calcext:value-type="float">
            <text:p>0.0764692748</text:p>
          </table:table-cell>
          <table:table-cell table:formula="of:=1000*[.E246]" office:value-type="float" office:value="76.4692748071009" calcext:value-type="float">
            <text:p>76.4692748071</text:p>
          </table:table-cell>
          <table:table-cell office:value-type="float" office:value="59.765" calcext:value-type="float">
            <text:p>59.765</text:p>
          </table:table-cell>
          <table:table-cell table:formula="of:=[.G246]-22.5" office:value-type="float" office:value="37.265" calcext:value-type="float">
            <text:p>37.265</text:p>
          </table:table-cell>
          <table:table-cell office:value-type="float" office:value="0.00896951" calcext:value-type="float">
            <text:p>0.00896951</text:p>
          </table:table-cell>
          <table:table-cell table:formula="of:=1000*[.I246]" office:value-type="float" office:value="8.96951" calcext:value-type="float">
            <text:p>8.969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5.5999999999997" calcext:value-type="float">
            <text:p>-25.6</text:p>
          </table:table-cell>
          <table:table-cell office:value-type="float" office:value="0.0786736358671252" calcext:value-type="float">
            <text:p>0.0786736359</text:p>
          </table:table-cell>
          <table:table-cell table:formula="of:=1000*[.E247]" office:value-type="float" office:value="78.6736358671252" calcext:value-type="float">
            <text:p>78.6736358671</text:p>
          </table:table-cell>
          <table:table-cell office:value-type="float" office:value="59.62" calcext:value-type="float">
            <text:p>59.62</text:p>
          </table:table-cell>
          <table:table-cell table:formula="of:=[.G247]-22.5" office:value-type="float" office:value="37.12" calcext:value-type="float">
            <text:p>37.12</text:p>
          </table:table-cell>
          <table:table-cell office:value-type="float" office:value="0.00915264" calcext:value-type="float">
            <text:p>0.00915264</text:p>
          </table:table-cell>
          <table:table-cell table:formula="of:=1000*[.I247]" office:value-type="float" office:value="9.15264" calcext:value-type="float">
            <text:p>9.152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5.4999999999997" calcext:value-type="float">
            <text:p>-25.5</text:p>
          </table:table-cell>
          <table:table-cell office:value-type="float" office:value="0.0813176708154585" calcext:value-type="float">
            <text:p>0.0813176708</text:p>
          </table:table-cell>
          <table:table-cell table:formula="of:=1000*[.E248]" office:value-type="float" office:value="81.3176708154585" calcext:value-type="float">
            <text:p>81.3176708155</text:p>
          </table:table-cell>
          <table:table-cell office:value-type="float" office:value="59.475" calcext:value-type="float">
            <text:p>59.475</text:p>
          </table:table-cell>
          <table:table-cell table:formula="of:=[.G248]-22.5" office:value-type="float" office:value="36.975" calcext:value-type="float">
            <text:p>36.975</text:p>
          </table:table-cell>
          <table:table-cell office:value-type="float" office:value="0.0093424" calcext:value-type="float">
            <text:p>0.0093424</text:p>
          </table:table-cell>
          <table:table-cell table:formula="of:=1000*[.I248]" office:value-type="float" office:value="9.3424" calcext:value-type="float">
            <text:p>9.34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5.3999999999997" calcext:value-type="float">
            <text:p>-25.4</text:p>
          </table:table-cell>
          <table:table-cell office:value-type="float" office:value="0.0837934963891033" calcext:value-type="float">
            <text:p>0.0837934964</text:p>
          </table:table-cell>
          <table:table-cell table:formula="of:=1000*[.E249]" office:value-type="float" office:value="83.7934963891033" calcext:value-type="float">
            <text:p>83.7934963891</text:p>
          </table:table-cell>
          <table:table-cell office:value-type="float" office:value="59.33" calcext:value-type="float">
            <text:p>59.33</text:p>
          </table:table-cell>
          <table:table-cell table:formula="of:=[.G249]-22.5" office:value-type="float" office:value="36.83" calcext:value-type="float">
            <text:p>36.83</text:p>
          </table:table-cell>
          <table:table-cell office:value-type="float" office:value="0.00953554" calcext:value-type="float">
            <text:p>0.00953554</text:p>
          </table:table-cell>
          <table:table-cell table:formula="of:=1000*[.I249]" office:value-type="float" office:value="9.53554" calcext:value-type="float">
            <text:p>9.535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5.2999999999996" calcext:value-type="float">
            <text:p>-25.3</text:p>
          </table:table-cell>
          <table:table-cell office:value-type="float" office:value="0.0862804968289334" calcext:value-type="float">
            <text:p>0.0862804968</text:p>
          </table:table-cell>
          <table:table-cell table:formula="of:=1000*[.E250]" office:value-type="float" office:value="86.2804968289334" calcext:value-type="float">
            <text:p>86.2804968289</text:p>
          </table:table-cell>
          <table:table-cell office:value-type="float" office:value="59.185" calcext:value-type="float">
            <text:p>59.185</text:p>
          </table:table-cell>
          <table:table-cell table:formula="of:=[.G250]-22.5" office:value-type="float" office:value="36.685" calcext:value-type="float">
            <text:p>36.685</text:p>
          </table:table-cell>
          <table:table-cell office:value-type="float" office:value="0.00973533" calcext:value-type="float">
            <text:p>0.00973533</text:p>
          </table:table-cell>
          <table:table-cell table:formula="of:=1000*[.I250]" office:value-type="float" office:value="9.73533" calcext:value-type="float">
            <text:p>9.735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5.1999999999996" calcext:value-type="float">
            <text:p>-25.2</text:p>
          </table:table-cell>
          <table:table-cell office:value-type="float" office:value="0.0890696745162462" calcext:value-type="float">
            <text:p>0.0890696745</text:p>
          </table:table-cell>
          <table:table-cell table:formula="of:=1000*[.E251]" office:value-type="float" office:value="89.0696745162462" calcext:value-type="float">
            <text:p>89.0696745162</text:p>
          </table:table-cell>
          <table:table-cell office:value-type="float" office:value="59.04" calcext:value-type="float">
            <text:p>59.04</text:p>
          </table:table-cell>
          <table:table-cell table:formula="of:=[.G251]-22.5" office:value-type="float" office:value="36.54" calcext:value-type="float">
            <text:p>36.54</text:p>
          </table:table-cell>
          <table:table-cell office:value-type="float" office:value="0.00993927" calcext:value-type="float">
            <text:p>0.00993927</text:p>
          </table:table-cell>
          <table:table-cell table:formula="of:=1000*[.I251]" office:value-type="float" office:value="9.93927" calcext:value-type="float">
            <text:p>9.939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5.0999999999996" calcext:value-type="float">
            <text:p>-25.1</text:p>
          </table:table-cell>
          <table:table-cell office:value-type="float" office:value="0.0919670720701885" calcext:value-type="float">
            <text:p>0.0919670721</text:p>
          </table:table-cell>
          <table:table-cell table:formula="of:=1000*[.E252]" office:value-type="float" office:value="91.9670720701885" calcext:value-type="float">
            <text:p>91.9670720702</text:p>
          </table:table-cell>
          <table:table-cell office:value-type="float" office:value="58.895" calcext:value-type="float">
            <text:p>58.895</text:p>
          </table:table-cell>
          <table:table-cell table:formula="of:=[.G252]-22.5" office:value-type="float" office:value="36.395" calcext:value-type="float">
            <text:p>36.395</text:p>
          </table:table-cell>
          <table:table-cell office:value-type="float" office:value="0.0101469" calcext:value-type="float">
            <text:p>0.0101469</text:p>
          </table:table-cell>
          <table:table-cell table:formula="of:=1000*[.I252]" office:value-type="float" office:value="10.1469" calcext:value-type="float">
            <text:p>10.14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4.9999999999996" calcext:value-type="float">
            <text:p>-25</text:p>
          </table:table-cell>
          <table:table-cell office:value-type="float" office:value="0.095204033501479" calcext:value-type="float">
            <text:p>0.0952040335</text:p>
          </table:table-cell>
          <table:table-cell table:formula="of:=1000*[.E253]" office:value-type="float" office:value="95.204033501479" calcext:value-type="float">
            <text:p>95.2040335015</text:p>
          </table:table-cell>
          <table:table-cell office:value-type="float" office:value="58.75" calcext:value-type="float">
            <text:p>58.75</text:p>
          </table:table-cell>
          <table:table-cell table:formula="of:=[.G253]-22.5" office:value-type="float" office:value="36.25" calcext:value-type="float">
            <text:p>36.25</text:p>
          </table:table-cell>
          <table:table-cell office:value-type="float" office:value="0.0103662" calcext:value-type="float">
            <text:p>0.0103662</text:p>
          </table:table-cell>
          <table:table-cell table:formula="of:=1000*[.I253]" office:value-type="float" office:value="10.3662" calcext:value-type="float">
            <text:p>10.36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4.8999999999996" calcext:value-type="float">
            <text:p>-24.9</text:p>
          </table:table-cell>
          <table:table-cell office:value-type="float" office:value="0.0979200370621295" calcext:value-type="float">
            <text:p>0.0979200371</text:p>
          </table:table-cell>
          <table:table-cell table:formula="of:=1000*[.E254]" office:value-type="float" office:value="97.9200370621295" calcext:value-type="float">
            <text:p>97.9200370621</text:p>
          </table:table-cell>
          <table:table-cell office:value-type="float" office:value="58.605" calcext:value-type="float">
            <text:p>58.605</text:p>
          </table:table-cell>
          <table:table-cell table:formula="of:=[.G254]-22.5" office:value-type="float" office:value="36.105" calcext:value-type="float">
            <text:p>36.105</text:p>
          </table:table-cell>
          <table:table-cell office:value-type="float" office:value="0.0105856" calcext:value-type="float">
            <text:p>0.0105856</text:p>
          </table:table-cell>
          <table:table-cell table:formula="of:=1000*[.I254]" office:value-type="float" office:value="10.5856" calcext:value-type="float">
            <text:p>10.58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4.7999999999996" calcext:value-type="float">
            <text:p>-24.8</text:p>
          </table:table-cell>
          <table:table-cell office:value-type="float" office:value="0.101507126298883" calcext:value-type="float">
            <text:p>0.1015071263</text:p>
          </table:table-cell>
          <table:table-cell table:formula="of:=1000*[.E255]" office:value-type="float" office:value="101.507126298883" calcext:value-type="float">
            <text:p>101.5071262989</text:p>
          </table:table-cell>
          <table:table-cell office:value-type="float" office:value="58.46" calcext:value-type="float">
            <text:p>58.46</text:p>
          </table:table-cell>
          <table:table-cell table:formula="of:=[.G255]-22.5" office:value-type="float" office:value="35.96" calcext:value-type="float">
            <text:p>35.96</text:p>
          </table:table-cell>
          <table:table-cell office:value-type="float" office:value="0.0108152" calcext:value-type="float">
            <text:p>0.0108152</text:p>
          </table:table-cell>
          <table:table-cell table:formula="of:=1000*[.I255]" office:value-type="float" office:value="10.8152" calcext:value-type="float">
            <text:p>10.81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4.6999999999996" calcext:value-type="float">
            <text:p>-24.7</text:p>
          </table:table-cell>
          <table:table-cell office:value-type="float" office:value="0.105114013178176" calcext:value-type="float">
            <text:p>0.1051140132</text:p>
          </table:table-cell>
          <table:table-cell table:formula="of:=1000*[.E256]" office:value-type="float" office:value="105.114013178176" calcext:value-type="float">
            <text:p>105.1140131782</text:p>
          </table:table-cell>
          <table:table-cell office:value-type="float" office:value="58.315" calcext:value-type="float">
            <text:p>58.315</text:p>
          </table:table-cell>
          <table:table-cell table:formula="of:=[.G256]-22.5" office:value-type="float" office:value="35.815" calcext:value-type="float">
            <text:p>35.815</text:p>
          </table:table-cell>
          <table:table-cell office:value-type="float" office:value="0.0110475" calcext:value-type="float">
            <text:p>0.0110475</text:p>
          </table:table-cell>
          <table:table-cell table:formula="of:=1000*[.I256]" office:value-type="float" office:value="11.0475" calcext:value-type="float">
            <text:p>11.04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4.5999999999996" calcext:value-type="float">
            <text:p>-24.6</text:p>
          </table:table-cell>
          <table:table-cell office:value-type="float" office:value="0.108740697700003" calcext:value-type="float">
            <text:p>0.1087406977</text:p>
          </table:table-cell>
          <table:table-cell table:formula="of:=1000*[.E257]" office:value-type="float" office:value="108.740697700003" calcext:value-type="float">
            <text:p>108.7406977</text:p>
          </table:table-cell>
          <table:table-cell office:value-type="float" office:value="58.17" calcext:value-type="float">
            <text:p>58.17</text:p>
          </table:table-cell>
          <table:table-cell table:formula="of:=[.G257]-22.5" office:value-type="float" office:value="35.67" calcext:value-type="float">
            <text:p>35.67</text:p>
          </table:table-cell>
          <table:table-cell office:value-type="float" office:value="0.0112855" calcext:value-type="float">
            <text:p>0.0112855</text:p>
          </table:table-cell>
          <table:table-cell table:formula="of:=1000*[.I257]" office:value-type="float" office:value="11.2855" calcext:value-type="float">
            <text:p>11.28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4.4999999999996" calcext:value-type="float">
            <text:p>-24.5</text:p>
          </table:table-cell>
          <table:table-cell office:value-type="float" office:value="0.112387179864369" calcext:value-type="float">
            <text:p>0.1123871799</text:p>
          </table:table-cell>
          <table:table-cell table:formula="of:=1000*[.E258]" office:value-type="float" office:value="112.387179864369" calcext:value-type="float">
            <text:p>112.3871798644</text:p>
          </table:table-cell>
          <table:table-cell office:value-type="float" office:value="58.025" calcext:value-type="float">
            <text:p>58.025</text:p>
          </table:table-cell>
          <table:table-cell table:formula="of:=[.G258]-22.5" office:value-type="float" office:value="35.525" calcext:value-type="float">
            <text:p>35.525</text:p>
          </table:table-cell>
          <table:table-cell office:value-type="float" office:value="0.0115307" calcext:value-type="float">
            <text:p>0.0115307</text:p>
          </table:table-cell>
          <table:table-cell table:formula="of:=1000*[.I258]" office:value-type="float" office:value="11.5307" calcext:value-type="float">
            <text:p>11.53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4.3999999999996" calcext:value-type="float">
            <text:p>-24.4</text:p>
          </table:table-cell>
          <table:table-cell office:value-type="float" office:value="0.115945468437577" calcext:value-type="float">
            <text:p>0.1159454684</text:p>
          </table:table-cell>
          <table:table-cell table:formula="of:=1000*[.E259]" office:value-type="float" office:value="115.945468437577" calcext:value-type="float">
            <text:p>115.9454684376</text:p>
          </table:table-cell>
          <table:table-cell office:value-type="float" office:value="57.88" calcext:value-type="float">
            <text:p>57.88</text:p>
          </table:table-cell>
          <table:table-cell table:formula="of:=[.G259]-22.5" office:value-type="float" office:value="35.38" calcext:value-type="float">
            <text:p>35.38</text:p>
          </table:table-cell>
          <table:table-cell office:value-type="float" office:value="0.0117849" calcext:value-type="float">
            <text:p>0.0117849</text:p>
          </table:table-cell>
          <table:table-cell table:formula="of:=1000*[.I259]" office:value-type="float" office:value="11.7849" calcext:value-type="float">
            <text:p>11.78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4.2999999999996" calcext:value-type="float">
            <text:p>-24.3</text:p>
          </table:table-cell>
          <table:table-cell office:value-type="float" office:value="0.120932588332253" calcext:value-type="float">
            <text:p>0.1209325883</text:p>
          </table:table-cell>
          <table:table-cell table:formula="of:=1000*[.E260]" office:value-type="float" office:value="120.932588332253" calcext:value-type="float">
            <text:p>120.9325883323</text:p>
          </table:table-cell>
          <table:table-cell office:value-type="float" office:value="57.735" calcext:value-type="float">
            <text:p>57.735</text:p>
          </table:table-cell>
          <table:table-cell table:formula="of:=[.G260]-22.5" office:value-type="float" office:value="35.235" calcext:value-type="float">
            <text:p>35.235</text:p>
          </table:table-cell>
          <table:table-cell office:value-type="float" office:value="0.0120456" calcext:value-type="float">
            <text:p>0.0120456</text:p>
          </table:table-cell>
          <table:table-cell table:formula="of:=1000*[.I260]" office:value-type="float" office:value="12.0456" calcext:value-type="float">
            <text:p>12.04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4.1999999999996" calcext:value-type="float">
            <text:p>-24.2</text:p>
          </table:table-cell>
          <table:table-cell office:value-type="float" office:value="0.125088685694995" calcext:value-type="float">
            <text:p>0.1250886857</text:p>
          </table:table-cell>
          <table:table-cell table:formula="of:=1000*[.E261]" office:value-type="float" office:value="125.088685694995" calcext:value-type="float">
            <text:p>125.088685695</text:p>
          </table:table-cell>
          <table:table-cell office:value-type="float" office:value="57.59" calcext:value-type="float">
            <text:p>57.59</text:p>
          </table:table-cell>
          <table:table-cell table:formula="of:=[.G261]-22.5" office:value-type="float" office:value="35.09" calcext:value-type="float">
            <text:p>35.09</text:p>
          </table:table-cell>
          <table:table-cell office:value-type="float" office:value="0.0123156" calcext:value-type="float">
            <text:p>0.0123156</text:p>
          </table:table-cell>
          <table:table-cell table:formula="of:=1000*[.I261]" office:value-type="float" office:value="12.3156" calcext:value-type="float">
            <text:p>12.31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4.0999999999996" calcext:value-type="float">
            <text:p>-24.1</text:p>
          </table:table-cell>
          <table:table-cell office:value-type="float" office:value="0.129322017369462" calcext:value-type="float">
            <text:p>0.1293220174</text:p>
          </table:table-cell>
          <table:table-cell table:formula="of:=1000*[.E262]" office:value-type="float" office:value="129.322017369462" calcext:value-type="float">
            <text:p>129.3220173695</text:p>
          </table:table-cell>
          <table:table-cell office:value-type="float" office:value="57.445" calcext:value-type="float">
            <text:p>57.445</text:p>
          </table:table-cell>
          <table:table-cell table:formula="of:=[.G262]-22.5" office:value-type="float" office:value="34.945" calcext:value-type="float">
            <text:p>34.945</text:p>
          </table:table-cell>
          <table:table-cell office:value-type="float" office:value="0.0125883" calcext:value-type="float">
            <text:p>0.0125883</text:p>
          </table:table-cell>
          <table:table-cell table:formula="of:=1000*[.I262]" office:value-type="float" office:value="12.5883" calcext:value-type="float">
            <text:p>12.58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3.9999999999996" calcext:value-type="float">
            <text:p>-24</text:p>
          </table:table-cell>
          <table:table-cell office:value-type="float" office:value="0.133632583355655" calcext:value-type="float">
            <text:p>0.1336325834</text:p>
          </table:table-cell>
          <table:table-cell table:formula="of:=1000*[.E263]" office:value-type="float" office:value="133.632583355655" calcext:value-type="float">
            <text:p>133.6325833557</text:p>
          </table:table-cell>
          <table:table-cell office:value-type="float" office:value="57.3" calcext:value-type="float">
            <text:p>57.3</text:p>
          </table:table-cell>
          <table:table-cell table:formula="of:=[.G263]-22.5" office:value-type="float" office:value="34.8" calcext:value-type="float">
            <text:p>34.8</text:p>
          </table:table-cell>
          <table:table-cell office:value-type="float" office:value="0.0128691" calcext:value-type="float">
            <text:p>0.0128691</text:p>
          </table:table-cell>
          <table:table-cell table:formula="of:=1000*[.I263]" office:value-type="float" office:value="12.8691" calcext:value-type="float">
            <text:p>12.86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3.8999999999996" calcext:value-type="float">
            <text:p>-23.9</text:p>
          </table:table-cell>
          <table:table-cell office:value-type="float" office:value="0.139755677857769" calcext:value-type="float">
            <text:p>0.1397556779</text:p>
          </table:table-cell>
          <table:table-cell table:formula="of:=1000*[.E264]" office:value-type="float" office:value="139.755677857769" calcext:value-type="float">
            <text:p>139.7556778578</text:p>
          </table:table-cell>
          <table:table-cell office:value-type="float" office:value="57.155" calcext:value-type="float">
            <text:p>57.155</text:p>
          </table:table-cell>
          <table:table-cell table:formula="of:=[.G264]-22.5" office:value-type="float" office:value="34.655" calcext:value-type="float">
            <text:p>34.655</text:p>
          </table:table-cell>
          <table:table-cell office:value-type="float" office:value="0.01316" calcext:value-type="float">
            <text:p>0.01316</text:p>
          </table:table-cell>
          <table:table-cell table:formula="of:=1000*[.I264]" office:value-type="float" office:value="13.16" calcext:value-type="float">
            <text:p>13.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3.7999999999996" calcext:value-type="float">
            <text:p>-23.8</text:p>
          </table:table-cell>
          <table:table-cell office:value-type="float" office:value="0.144497744836396" calcext:value-type="float">
            <text:p>0.1444977448</text:p>
          </table:table-cell>
          <table:table-cell table:formula="of:=1000*[.E265]" office:value-type="float" office:value="144.497744836396" calcext:value-type="float">
            <text:p>144.4977448364</text:p>
          </table:table-cell>
          <table:table-cell office:value-type="float" office:value="57.01" calcext:value-type="float">
            <text:p>57.01</text:p>
          </table:table-cell>
          <table:table-cell table:formula="of:=[.G265]-22.5" office:value-type="float" office:value="34.51" calcext:value-type="float">
            <text:p>34.51</text:p>
          </table:table-cell>
          <table:table-cell office:value-type="float" office:value="0.0134582" calcext:value-type="float">
            <text:p>0.0134582</text:p>
          </table:table-cell>
          <table:table-cell table:formula="of:=1000*[.I265]" office:value-type="float" office:value="13.4582" calcext:value-type="float">
            <text:p>13.45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3.6999999999996" calcext:value-type="float">
            <text:p>-23.7</text:p>
          </table:table-cell>
          <table:table-cell office:value-type="float" office:value="0.150310888506214" calcext:value-type="float">
            <text:p>0.1503108885</text:p>
          </table:table-cell>
          <table:table-cell table:formula="of:=1000*[.E266]" office:value-type="float" office:value="150.310888506214" calcext:value-type="float">
            <text:p>150.3108885062</text:p>
          </table:table-cell>
          <table:table-cell office:value-type="float" office:value="56.865" calcext:value-type="float">
            <text:p>56.865</text:p>
          </table:table-cell>
          <table:table-cell table:formula="of:=[.G266]-22.5" office:value-type="float" office:value="34.365" calcext:value-type="float">
            <text:p>34.365</text:p>
          </table:table-cell>
          <table:table-cell office:value-type="float" office:value="0.0137687" calcext:value-type="float">
            <text:p>0.0137687</text:p>
          </table:table-cell>
          <table:table-cell table:formula="of:=1000*[.I266]" office:value-type="float" office:value="13.7687" calcext:value-type="float">
            <text:p>13.76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3.5999999999996" calcext:value-type="float">
            <text:p>-23.6</text:p>
          </table:table-cell>
          <table:table-cell office:value-type="float" office:value="0.155833964701527" calcext:value-type="float">
            <text:p>0.1558339647</text:p>
          </table:table-cell>
          <table:table-cell table:formula="of:=1000*[.E267]" office:value-type="float" office:value="155.833964701527" calcext:value-type="float">
            <text:p>155.8339647015</text:p>
          </table:table-cell>
          <table:table-cell office:value-type="float" office:value="56.72" calcext:value-type="float">
            <text:p>56.72</text:p>
          </table:table-cell>
          <table:table-cell table:formula="of:=[.G267]-22.5" office:value-type="float" office:value="34.22" calcext:value-type="float">
            <text:p>34.22</text:p>
          </table:table-cell>
          <table:table-cell office:value-type="float" office:value="0.0140864" calcext:value-type="float">
            <text:p>0.0140864</text:p>
          </table:table-cell>
          <table:table-cell table:formula="of:=1000*[.I267]" office:value-type="float" office:value="14.0864" calcext:value-type="float">
            <text:p>14.08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3.4999999999996" calcext:value-type="float">
            <text:p>-23.5</text:p>
          </table:table-cell>
          <table:table-cell office:value-type="float" office:value="0.161583180584096" calcext:value-type="float">
            <text:p>0.1615831806</text:p>
          </table:table-cell>
          <table:table-cell table:formula="of:=1000*[.E268]" office:value-type="float" office:value="161.583180584096" calcext:value-type="float">
            <text:p>161.5831805841</text:p>
          </table:table-cell>
          <table:table-cell office:value-type="float" office:value="56.575" calcext:value-type="float">
            <text:p>56.575</text:p>
          </table:table-cell>
          <table:table-cell table:formula="of:=[.G268]-22.5" office:value-type="float" office:value="34.075" calcext:value-type="float">
            <text:p>34.075</text:p>
          </table:table-cell>
          <table:table-cell office:value-type="float" office:value="0.014414" calcext:value-type="float">
            <text:p>0.014414</text:p>
          </table:table-cell>
          <table:table-cell table:formula="of:=1000*[.I268]" office:value-type="float" office:value="14.414" calcext:value-type="float">
            <text:p>14.4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3.3999999999996" calcext:value-type="float">
            <text:p>-23.4</text:p>
          </table:table-cell>
          <table:table-cell office:value-type="float" office:value="0.168273412832171" calcext:value-type="float">
            <text:p>0.1682734128</text:p>
          </table:table-cell>
          <table:table-cell table:formula="of:=1000*[.E269]" office:value-type="float" office:value="168.273412832171" calcext:value-type="float">
            <text:p>168.2734128322</text:p>
          </table:table-cell>
          <table:table-cell office:value-type="float" office:value="56.43" calcext:value-type="float">
            <text:p>56.43</text:p>
          </table:table-cell>
          <table:table-cell table:formula="of:=[.G269]-22.5" office:value-type="float" office:value="33.93" calcext:value-type="float">
            <text:p>33.93</text:p>
          </table:table-cell>
          <table:table-cell office:value-type="float" office:value="0.0147439" calcext:value-type="float">
            <text:p>0.0147439</text:p>
          </table:table-cell>
          <table:table-cell table:formula="of:=1000*[.I269]" office:value-type="float" office:value="14.7439" calcext:value-type="float">
            <text:p>14.74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3.2999999999996" calcext:value-type="float">
            <text:p>-23.3</text:p>
          </table:table-cell>
          <table:table-cell office:value-type="float" office:value="0.17415268954991" calcext:value-type="float">
            <text:p>0.1741526895</text:p>
          </table:table-cell>
          <table:table-cell table:formula="of:=1000*[.E270]" office:value-type="float" office:value="174.15268954991" calcext:value-type="float">
            <text:p>174.1526895499</text:p>
          </table:table-cell>
          <table:table-cell office:value-type="float" office:value="56.285" calcext:value-type="float">
            <text:p>56.285</text:p>
          </table:table-cell>
          <table:table-cell table:formula="of:=[.G270]-22.5" office:value-type="float" office:value="33.785" calcext:value-type="float">
            <text:p>33.785</text:p>
          </table:table-cell>
          <table:table-cell office:value-type="float" office:value="0.0150939" calcext:value-type="float">
            <text:p>0.0150939</text:p>
          </table:table-cell>
          <table:table-cell table:formula="of:=1000*[.I270]" office:value-type="float" office:value="15.0939" calcext:value-type="float">
            <text:p>15.09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3.1999999999996" calcext:value-type="float">
            <text:p>-23.2</text:p>
          </table:table-cell>
          <table:table-cell office:value-type="float" office:value="0.180388740136716" calcext:value-type="float">
            <text:p>0.1803887401</text:p>
          </table:table-cell>
          <table:table-cell table:formula="of:=1000*[.E271]" office:value-type="float" office:value="180.388740136716" calcext:value-type="float">
            <text:p>180.3887401367</text:p>
          </table:table-cell>
          <table:table-cell office:value-type="float" office:value="56.14" calcext:value-type="float">
            <text:p>56.14</text:p>
          </table:table-cell>
          <table:table-cell table:formula="of:=[.G271]-22.5" office:value-type="float" office:value="33.64" calcext:value-type="float">
            <text:p>33.64</text:p>
          </table:table-cell>
          <table:table-cell office:value-type="float" office:value="0.0154526" calcext:value-type="float">
            <text:p>0.0154526</text:p>
          </table:table-cell>
          <table:table-cell table:formula="of:=1000*[.I271]" office:value-type="float" office:value="15.4526" calcext:value-type="float">
            <text:p>15.45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3.0999999999996" calcext:value-type="float">
            <text:p>-23.1</text:p>
          </table:table-cell>
          <table:table-cell office:value-type="float" office:value="0.187883592146915" calcext:value-type="float">
            <text:p>0.1878835921</text:p>
          </table:table-cell>
          <table:table-cell table:formula="of:=1000*[.E272]" office:value-type="float" office:value="187.883592146915" calcext:value-type="float">
            <text:p>187.8835921469</text:p>
          </table:table-cell>
          <table:table-cell office:value-type="float" office:value="55.995" calcext:value-type="float">
            <text:p>55.995</text:p>
          </table:table-cell>
          <table:table-cell table:formula="of:=[.G272]-22.5" office:value-type="float" office:value="33.495" calcext:value-type="float">
            <text:p>33.495</text:p>
          </table:table-cell>
          <table:table-cell office:value-type="float" office:value="0.0158175" calcext:value-type="float">
            <text:p>0.0158175</text:p>
          </table:table-cell>
          <table:table-cell table:formula="of:=1000*[.I272]" office:value-type="float" office:value="15.8175" calcext:value-type="float">
            <text:p>15.81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2.9999999999996" calcext:value-type="float">
            <text:p>-23</text:p>
          </table:table-cell>
          <table:table-cell office:value-type="float" office:value="0.193560210869491" calcext:value-type="float">
            <text:p>0.1935602109</text:p>
          </table:table-cell>
          <table:table-cell table:formula="of:=1000*[.E273]" office:value-type="float" office:value="193.560210869491" calcext:value-type="float">
            <text:p>193.5602108695</text:p>
          </table:table-cell>
          <table:table-cell office:value-type="float" office:value="55.85" calcext:value-type="float">
            <text:p>55.85</text:p>
          </table:table-cell>
          <table:table-cell table:formula="of:=[.G273]-22.5" office:value-type="float" office:value="33.35" calcext:value-type="float">
            <text:p>33.35</text:p>
          </table:table-cell>
          <table:table-cell office:value-type="float" office:value="0.0161989" calcext:value-type="float">
            <text:p>0.0161989</text:p>
          </table:table-cell>
          <table:table-cell table:formula="of:=1000*[.I273]" office:value-type="float" office:value="16.1989" calcext:value-type="float">
            <text:p>16.19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2.8999999999996" calcext:value-type="float">
            <text:p>-22.9</text:p>
          </table:table-cell>
          <table:table-cell office:value-type="float" office:value="0.199739430475114" calcext:value-type="float">
            <text:p>0.1997394305</text:p>
          </table:table-cell>
          <table:table-cell table:formula="of:=1000*[.E274]" office:value-type="float" office:value="199.739430475114" calcext:value-type="float">
            <text:p>199.7394304751</text:p>
          </table:table-cell>
          <table:table-cell office:value-type="float" office:value="55.705" calcext:value-type="float">
            <text:p>55.705</text:p>
          </table:table-cell>
          <table:table-cell table:formula="of:=[.G274]-22.5" office:value-type="float" office:value="33.205" calcext:value-type="float">
            <text:p>33.205</text:p>
          </table:table-cell>
          <table:table-cell office:value-type="float" office:value="0.01659" calcext:value-type="float">
            <text:p>0.01659</text:p>
          </table:table-cell>
          <table:table-cell table:formula="of:=1000*[.I274]" office:value-type="float" office:value="16.59" calcext:value-type="float">
            <text:p>16.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2.7999999999996" calcext:value-type="float">
            <text:p>-22.8</text:p>
          </table:table-cell>
          <table:table-cell office:value-type="float" office:value="0.206198707074961" calcext:value-type="float">
            <text:p>0.2061987071</text:p>
          </table:table-cell>
          <table:table-cell table:formula="of:=1000*[.E275]" office:value-type="float" office:value="206.198707074961" calcext:value-type="float">
            <text:p>206.198707075</text:p>
          </table:table-cell>
          <table:table-cell office:value-type="float" office:value="55.56" calcext:value-type="float">
            <text:p>55.56</text:p>
          </table:table-cell>
          <table:table-cell table:formula="of:=[.G275]-22.5" office:value-type="float" office:value="33.06" calcext:value-type="float">
            <text:p>33.06</text:p>
          </table:table-cell>
          <table:table-cell office:value-type="float" office:value="0.0169875" calcext:value-type="float">
            <text:p>0.0169875</text:p>
          </table:table-cell>
          <table:table-cell table:formula="of:=1000*[.I275]" office:value-type="float" office:value="16.9875" calcext:value-type="float">
            <text:p>16.98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2.6999999999996" calcext:value-type="float">
            <text:p>-22.7</text:p>
          </table:table-cell>
          <table:table-cell office:value-type="float" office:value="0.21153519403983" calcext:value-type="float">
            <text:p>0.211535194</text:p>
          </table:table-cell>
          <table:table-cell table:formula="of:=1000*[.E276]" office:value-type="float" office:value="211.53519403983" calcext:value-type="float">
            <text:p>211.5351940398</text:p>
          </table:table-cell>
          <table:table-cell office:value-type="float" office:value="55.415" calcext:value-type="float">
            <text:p>55.415</text:p>
          </table:table-cell>
          <table:table-cell table:formula="of:=[.G276]-22.5" office:value-type="float" office:value="32.915" calcext:value-type="float">
            <text:p>32.915</text:p>
          </table:table-cell>
          <table:table-cell office:value-type="float" office:value="0.0174008" calcext:value-type="float">
            <text:p>0.0174008</text:p>
          </table:table-cell>
          <table:table-cell table:formula="of:=1000*[.I276]" office:value-type="float" office:value="17.4008" calcext:value-type="float">
            <text:p>17.40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2.5999999999996" calcext:value-type="float">
            <text:p>-22.6</text:p>
          </table:table-cell>
          <table:table-cell office:value-type="float" office:value="0.216106775773617" calcext:value-type="float">
            <text:p>0.2161067758</text:p>
          </table:table-cell>
          <table:table-cell table:formula="of:=1000*[.E277]" office:value-type="float" office:value="216.106775773617" calcext:value-type="float">
            <text:p>216.1067757736</text:p>
          </table:table-cell>
          <table:table-cell office:value-type="float" office:value="55.27" calcext:value-type="float">
            <text:p>55.27</text:p>
          </table:table-cell>
          <table:table-cell table:formula="of:=[.G277]-22.5" office:value-type="float" office:value="32.77" calcext:value-type="float">
            <text:p>32.77</text:p>
          </table:table-cell>
          <table:table-cell office:value-type="float" office:value="0.017829" calcext:value-type="float">
            <text:p>0.017829</text:p>
          </table:table-cell>
          <table:table-cell table:formula="of:=1000*[.I277]" office:value-type="float" office:value="17.829" calcext:value-type="float">
            <text:p>17.8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2.4999999999996" calcext:value-type="float">
            <text:p>-22.5</text:p>
          </table:table-cell>
          <table:table-cell office:value-type="float" office:value="0.221797414940509" calcext:value-type="float">
            <text:p>0.2217974149</text:p>
          </table:table-cell>
          <table:table-cell table:formula="of:=1000*[.E278]" office:value-type="float" office:value="221.797414940509" calcext:value-type="float">
            <text:p>221.7974149405</text:p>
          </table:table-cell>
          <table:table-cell office:value-type="float" office:value="55.125" calcext:value-type="float">
            <text:p>55.125</text:p>
          </table:table-cell>
          <table:table-cell table:formula="of:=[.G278]-22.5" office:value-type="float" office:value="32.625" calcext:value-type="float">
            <text:p>32.625</text:p>
          </table:table-cell>
          <table:table-cell office:value-type="float" office:value="0.018269" calcext:value-type="float">
            <text:p>0.018269</text:p>
          </table:table-cell>
          <table:table-cell table:formula="of:=1000*[.I278]" office:value-type="float" office:value="18.269" calcext:value-type="float">
            <text:p>18.2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2.3999999999996" calcext:value-type="float">
            <text:p>-22.4</text:p>
          </table:table-cell>
          <table:table-cell office:value-type="float" office:value="0.223983639336" calcext:value-type="float">
            <text:p>0.2239836393</text:p>
          </table:table-cell>
          <table:table-cell table:formula="of:=1000*[.E279]" office:value-type="float" office:value="223.983639336" calcext:value-type="float">
            <text:p>223.983639336</text:p>
          </table:table-cell>
          <table:table-cell office:value-type="float" office:value="54.98" calcext:value-type="float">
            <text:p>54.98</text:p>
          </table:table-cell>
          <table:table-cell table:formula="of:=[.G279]-22.5" office:value-type="float" office:value="32.48" calcext:value-type="float">
            <text:p>32.48</text:p>
          </table:table-cell>
          <table:table-cell office:value-type="float" office:value="0.0187268" calcext:value-type="float">
            <text:p>0.0187268</text:p>
          </table:table-cell>
          <table:table-cell table:formula="of:=1000*[.I279]" office:value-type="float" office:value="18.7268" calcext:value-type="float">
            <text:p>18.72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2.2999999999996" calcext:value-type="float">
            <text:p>-22.3</text:p>
          </table:table-cell>
          <table:table-cell office:value-type="float" office:value="0.226803710081384" calcext:value-type="float">
            <text:p>0.2268037101</text:p>
          </table:table-cell>
          <table:table-cell table:formula="of:=1000*[.E280]" office:value-type="float" office:value="226.803710081384" calcext:value-type="float">
            <text:p>226.8037100814</text:p>
          </table:table-cell>
          <table:table-cell office:value-type="float" office:value="54.835" calcext:value-type="float">
            <text:p>54.835</text:p>
          </table:table-cell>
          <table:table-cell table:formula="of:=[.G280]-22.5" office:value-type="float" office:value="32.335" calcext:value-type="float">
            <text:p>32.335</text:p>
          </table:table-cell>
          <table:table-cell office:value-type="float" office:value="0.0191955" calcext:value-type="float">
            <text:p>0.0191955</text:p>
          </table:table-cell>
          <table:table-cell table:formula="of:=1000*[.I280]" office:value-type="float" office:value="19.1955" calcext:value-type="float">
            <text:p>19.19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2.1999999999996" calcext:value-type="float">
            <text:p>-22.2</text:p>
          </table:table-cell>
          <table:table-cell office:value-type="float" office:value="0.22860535668813" calcext:value-type="float">
            <text:p>0.2286053567</text:p>
          </table:table-cell>
          <table:table-cell table:formula="of:=1000*[.E281]" office:value-type="float" office:value="228.60535668813" calcext:value-type="float">
            <text:p>228.6053566881</text:p>
          </table:table-cell>
          <table:table-cell office:value-type="float" office:value="54.69" calcext:value-type="float">
            <text:p>54.69</text:p>
          </table:table-cell>
          <table:table-cell table:formula="of:=[.G281]-22.5" office:value-type="float" office:value="32.19" calcext:value-type="float">
            <text:p>32.19</text:p>
          </table:table-cell>
          <table:table-cell office:value-type="float" office:value="0.0196827" calcext:value-type="float">
            <text:p>0.0196827</text:p>
          </table:table-cell>
          <table:table-cell table:formula="of:=1000*[.I281]" office:value-type="float" office:value="19.6827" calcext:value-type="float">
            <text:p>19.68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2.0999999999996" calcext:value-type="float">
            <text:p>-22.1</text:p>
          </table:table-cell>
          <table:table-cell office:value-type="float" office:value="0.229529768609311" calcext:value-type="float">
            <text:p>0.2295297686</text:p>
          </table:table-cell>
          <table:table-cell table:formula="of:=1000*[.E282]" office:value-type="float" office:value="229.529768609311" calcext:value-type="float">
            <text:p>229.5297686093</text:p>
          </table:table-cell>
          <table:table-cell office:value-type="float" office:value="54.545" calcext:value-type="float">
            <text:p>54.545</text:p>
          </table:table-cell>
          <table:table-cell table:formula="of:=[.G282]-22.5" office:value-type="float" office:value="32.045" calcext:value-type="float">
            <text:p>32.045</text:p>
          </table:table-cell>
          <table:table-cell office:value-type="float" office:value="0.0201887" calcext:value-type="float">
            <text:p>0.0201887</text:p>
          </table:table-cell>
          <table:table-cell table:formula="of:=1000*[.I282]" office:value-type="float" office:value="20.1887" calcext:value-type="float">
            <text:p>20.18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1.9999999999996" calcext:value-type="float">
            <text:p>-22</text:p>
          </table:table-cell>
          <table:table-cell office:value-type="float" office:value="0.229428715263731" calcext:value-type="float">
            <text:p>0.2294287153</text:p>
          </table:table-cell>
          <table:table-cell table:formula="of:=1000*[.E283]" office:value-type="float" office:value="229.428715263731" calcext:value-type="float">
            <text:p>229.4287152637</text:p>
          </table:table-cell>
          <table:table-cell office:value-type="float" office:value="54.4" calcext:value-type="float">
            <text:p>54.4</text:p>
          </table:table-cell>
          <table:table-cell table:formula="of:=[.G283]-22.5" office:value-type="float" office:value="31.9" calcext:value-type="float">
            <text:p>31.9</text:p>
          </table:table-cell>
          <table:table-cell office:value-type="float" office:value="0.0207068" calcext:value-type="float">
            <text:p>0.0207068</text:p>
          </table:table-cell>
          <table:table-cell table:formula="of:=1000*[.I283]" office:value-type="float" office:value="20.7068" calcext:value-type="float">
            <text:p>20.70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1.8999999999996" calcext:value-type="float">
            <text:p>-21.9</text:p>
          </table:table-cell>
          <table:table-cell office:value-type="float" office:value="0.229868094598621" calcext:value-type="float">
            <text:p>0.2298680946</text:p>
          </table:table-cell>
          <table:table-cell table:formula="of:=1000*[.E284]" office:value-type="float" office:value="229.868094598621" calcext:value-type="float">
            <text:p>229.8680945986</text:p>
          </table:table-cell>
          <table:table-cell office:value-type="float" office:value="54.255" calcext:value-type="float">
            <text:p>54.255</text:p>
          </table:table-cell>
          <table:table-cell table:formula="of:=[.G284]-22.5" office:value-type="float" office:value="31.755" calcext:value-type="float">
            <text:p>31.755</text:p>
          </table:table-cell>
          <table:table-cell office:value-type="float" office:value="0.0212407" calcext:value-type="float">
            <text:p>0.0212407</text:p>
          </table:table-cell>
          <table:table-cell table:formula="of:=1000*[.I284]" office:value-type="float" office:value="21.2407" calcext:value-type="float">
            <text:p>21.24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1.7999999999996" calcext:value-type="float">
            <text:p>-21.8</text:p>
          </table:table-cell>
          <table:table-cell office:value-type="float" office:value="0.229263706194826" calcext:value-type="float">
            <text:p>0.2292637062</text:p>
          </table:table-cell>
          <table:table-cell table:formula="of:=1000*[.E285]" office:value-type="float" office:value="229.263706194826" calcext:value-type="float">
            <text:p>229.2637061948</text:p>
          </table:table-cell>
          <table:table-cell office:value-type="float" office:value="54.11" calcext:value-type="float">
            <text:p>54.11</text:p>
          </table:table-cell>
          <table:table-cell table:formula="of:=[.G285]-22.5" office:value-type="float" office:value="31.61" calcext:value-type="float">
            <text:p>31.61</text:p>
          </table:table-cell>
          <table:table-cell office:value-type="float" office:value="0.0217957" calcext:value-type="float">
            <text:p>0.0217957</text:p>
          </table:table-cell>
          <table:table-cell table:formula="of:=1000*[.I285]" office:value-type="float" office:value="21.7957" calcext:value-type="float">
            <text:p>21.79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1.6999999999996" calcext:value-type="float">
            <text:p>-21.7</text:p>
          </table:table-cell>
          <table:table-cell office:value-type="float" office:value="0.228381992216198" calcext:value-type="float">
            <text:p>0.2283819922</text:p>
          </table:table-cell>
          <table:table-cell table:formula="of:=1000*[.E286]" office:value-type="float" office:value="228.381992216198" calcext:value-type="float">
            <text:p>228.3819922162</text:p>
          </table:table-cell>
          <table:table-cell office:value-type="float" office:value="53.965" calcext:value-type="float">
            <text:p>53.965</text:p>
          </table:table-cell>
          <table:table-cell table:formula="of:=[.G286]-22.5" office:value-type="float" office:value="31.465" calcext:value-type="float">
            <text:p>31.465</text:p>
          </table:table-cell>
          <table:table-cell office:value-type="float" office:value="0.0223652" calcext:value-type="float">
            <text:p>0.0223652</text:p>
          </table:table-cell>
          <table:table-cell table:formula="of:=1000*[.I286]" office:value-type="float" office:value="22.3652" calcext:value-type="float">
            <text:p>22.36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1.5999999999996" calcext:value-type="float">
            <text:p>-21.6</text:p>
          </table:table-cell>
          <table:table-cell office:value-type="float" office:value="0.226838679417188" calcext:value-type="float">
            <text:p>0.2268386794</text:p>
          </table:table-cell>
          <table:table-cell table:formula="of:=1000*[.E287]" office:value-type="float" office:value="226.838679417188" calcext:value-type="float">
            <text:p>226.8386794172</text:p>
          </table:table-cell>
          <table:table-cell office:value-type="float" office:value="53.82" calcext:value-type="float">
            <text:p>53.82</text:p>
          </table:table-cell>
          <table:table-cell table:formula="of:=[.G287]-22.5" office:value-type="float" office:value="31.32" calcext:value-type="float">
            <text:p>31.32</text:p>
          </table:table-cell>
          <table:table-cell office:value-type="float" office:value="0.0229617" calcext:value-type="float">
            <text:p>0.0229617</text:p>
          </table:table-cell>
          <table:table-cell table:formula="of:=1000*[.I287]" office:value-type="float" office:value="22.9617" calcext:value-type="float">
            <text:p>22.96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1.4999999999996" calcext:value-type="float">
            <text:p>-21.5</text:p>
          </table:table-cell>
          <table:table-cell office:value-type="float" office:value="0.224275119461909" calcext:value-type="float">
            <text:p>0.2242751195</text:p>
          </table:table-cell>
          <table:table-cell table:formula="of:=1000*[.E288]" office:value-type="float" office:value="224.275119461909" calcext:value-type="float">
            <text:p>224.2751194619</text:p>
          </table:table-cell>
          <table:table-cell office:value-type="float" office:value="53.675" calcext:value-type="float">
            <text:p>53.675</text:p>
          </table:table-cell>
          <table:table-cell table:formula="of:=[.G288]-22.5" office:value-type="float" office:value="31.175" calcext:value-type="float">
            <text:p>31.175</text:p>
          </table:table-cell>
          <table:table-cell office:value-type="float" office:value="0.0235753" calcext:value-type="float">
            <text:p>0.0235753</text:p>
          </table:table-cell>
          <table:table-cell table:formula="of:=1000*[.I288]" office:value-type="float" office:value="23.5753" calcext:value-type="float">
            <text:p>23.57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1.3999999999996" calcext:value-type="float">
            <text:p>-21.4</text:p>
          </table:table-cell>
          <table:table-cell office:value-type="float" office:value="0.22454422833223" calcext:value-type="float">
            <text:p>0.2245442283</text:p>
          </table:table-cell>
          <table:table-cell table:formula="of:=1000*[.E289]" office:value-type="float" office:value="224.54422833223" calcext:value-type="float">
            <text:p>224.5442283322</text:p>
          </table:table-cell>
          <table:table-cell office:value-type="float" office:value="53.53" calcext:value-type="float">
            <text:p>53.53</text:p>
          </table:table-cell>
          <table:table-cell table:formula="of:=[.G289]-22.5" office:value-type="float" office:value="31.03" calcext:value-type="float">
            <text:p>31.03</text:p>
          </table:table-cell>
          <table:table-cell office:value-type="float" office:value="0.0242052" calcext:value-type="float">
            <text:p>0.0242052</text:p>
          </table:table-cell>
          <table:table-cell table:formula="of:=1000*[.I289]" office:value-type="float" office:value="24.2052" calcext:value-type="float">
            <text:p>24.20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1.2999999999996" calcext:value-type="float">
            <text:p>-21.3</text:p>
          </table:table-cell>
          <table:table-cell office:value-type="float" office:value="0.223709873534021" calcext:value-type="float">
            <text:p>0.2237098735</text:p>
          </table:table-cell>
          <table:table-cell table:formula="of:=1000*[.E290]" office:value-type="float" office:value="223.709873534021" calcext:value-type="float">
            <text:p>223.709873534</text:p>
          </table:table-cell>
          <table:table-cell office:value-type="float" office:value="53.385" calcext:value-type="float">
            <text:p>53.385</text:p>
          </table:table-cell>
          <table:table-cell table:formula="of:=[.G290]-22.5" office:value-type="float" office:value="30.885" calcext:value-type="float">
            <text:p>30.885</text:p>
          </table:table-cell>
          <table:table-cell office:value-type="float" office:value="0.0248712" calcext:value-type="float">
            <text:p>0.0248712</text:p>
          </table:table-cell>
          <table:table-cell table:formula="of:=1000*[.I290]" office:value-type="float" office:value="24.8712" calcext:value-type="float">
            <text:p>24.87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1.1999999999996" calcext:value-type="float">
            <text:p>-21.2</text:p>
          </table:table-cell>
          <table:table-cell office:value-type="float" office:value="0.221957020945804" calcext:value-type="float">
            <text:p>0.2219570209</text:p>
          </table:table-cell>
          <table:table-cell table:formula="of:=1000*[.E291]" office:value-type="float" office:value="221.957020945804" calcext:value-type="float">
            <text:p>221.9570209458</text:p>
          </table:table-cell>
          <table:table-cell office:value-type="float" office:value="53.24" calcext:value-type="float">
            <text:p>53.24</text:p>
          </table:table-cell>
          <table:table-cell table:formula="of:=[.G291]-22.5" office:value-type="float" office:value="30.74" calcext:value-type="float">
            <text:p>30.74</text:p>
          </table:table-cell>
          <table:table-cell office:value-type="float" office:value="0.0255504" calcext:value-type="float">
            <text:p>0.0255504</text:p>
          </table:table-cell>
          <table:table-cell table:formula="of:=1000*[.I291]" office:value-type="float" office:value="25.5504" calcext:value-type="float">
            <text:p>25.55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1.0999999999996" calcext:value-type="float">
            <text:p>-21.1</text:p>
          </table:table-cell>
          <table:table-cell office:value-type="float" office:value="0.221213455512102" calcext:value-type="float">
            <text:p>0.2212134555</text:p>
          </table:table-cell>
          <table:table-cell table:formula="of:=1000*[.E292]" office:value-type="float" office:value="221.213455512102" calcext:value-type="float">
            <text:p>221.2134555121</text:p>
          </table:table-cell>
          <table:table-cell office:value-type="float" office:value="53.095" calcext:value-type="float">
            <text:p>53.095</text:p>
          </table:table-cell>
          <table:table-cell table:formula="of:=[.G292]-22.5" office:value-type="float" office:value="30.595" calcext:value-type="float">
            <text:p>30.595</text:p>
          </table:table-cell>
          <table:table-cell office:value-type="float" office:value="0.0262611" calcext:value-type="float">
            <text:p>0.0262611</text:p>
          </table:table-cell>
          <table:table-cell table:formula="of:=1000*[.I292]" office:value-type="float" office:value="26.2611" calcext:value-type="float">
            <text:p>26.26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0.9999999999996" calcext:value-type="float">
            <text:p>-21</text:p>
          </table:table-cell>
          <table:table-cell office:value-type="float" office:value="0.220444636909026" calcext:value-type="float">
            <text:p>0.2204446369</text:p>
          </table:table-cell>
          <table:table-cell table:formula="of:=1000*[.E293]" office:value-type="float" office:value="220.444636909026" calcext:value-type="float">
            <text:p>220.444636909</text:p>
          </table:table-cell>
          <table:table-cell office:value-type="float" office:value="52.95" calcext:value-type="float">
            <text:p>52.95</text:p>
          </table:table-cell>
          <table:table-cell table:formula="of:=[.G293]-22.5" office:value-type="float" office:value="30.45" calcext:value-type="float">
            <text:p>30.45</text:p>
          </table:table-cell>
          <table:table-cell office:value-type="float" office:value="0.0269893" calcext:value-type="float">
            <text:p>0.0269893</text:p>
          </table:table-cell>
          <table:table-cell table:formula="of:=1000*[.I293]" office:value-type="float" office:value="26.9893" calcext:value-type="float">
            <text:p>26.98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0.8999999999996" calcext:value-type="float">
            <text:p>-20.9</text:p>
          </table:table-cell>
          <table:table-cell office:value-type="float" office:value="0.219121979385565" calcext:value-type="float">
            <text:p>0.2191219794</text:p>
          </table:table-cell>
          <table:table-cell table:formula="of:=1000*[.E294]" office:value-type="float" office:value="219.121979385565" calcext:value-type="float">
            <text:p>219.1219793856</text:p>
          </table:table-cell>
          <table:table-cell office:value-type="float" office:value="52.805" calcext:value-type="float">
            <text:p>52.805</text:p>
          </table:table-cell>
          <table:table-cell table:formula="of:=[.G294]-22.5" office:value-type="float" office:value="30.305" calcext:value-type="float">
            <text:p>30.305</text:p>
          </table:table-cell>
          <table:table-cell office:value-type="float" office:value="0.0277549" calcext:value-type="float">
            <text:p>0.0277549</text:p>
          </table:table-cell>
          <table:table-cell table:formula="of:=1000*[.I294]" office:value-type="float" office:value="27.7549" calcext:value-type="float">
            <text:p>27.75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0.7999999999996" calcext:value-type="float">
            <text:p>-20.8</text:p>
          </table:table-cell>
          <table:table-cell office:value-type="float" office:value="0.218741666517841" calcext:value-type="float">
            <text:p>0.2187416665</text:p>
          </table:table-cell>
          <table:table-cell table:formula="of:=1000*[.E295]" office:value-type="float" office:value="218.741666517841" calcext:value-type="float">
            <text:p>218.7416665178</text:p>
          </table:table-cell>
          <table:table-cell office:value-type="float" office:value="52.66" calcext:value-type="float">
            <text:p>52.66</text:p>
          </table:table-cell>
          <table:table-cell table:formula="of:=[.G295]-22.5" office:value-type="float" office:value="30.16" calcext:value-type="float">
            <text:p>30.16</text:p>
          </table:table-cell>
          <table:table-cell office:value-type="float" office:value="0.0285427" calcext:value-type="float">
            <text:p>0.0285427</text:p>
          </table:table-cell>
          <table:table-cell table:formula="of:=1000*[.I295]" office:value-type="float" office:value="28.5427" calcext:value-type="float">
            <text:p>28.54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0.6999999999996" calcext:value-type="float">
            <text:p>-20.7</text:p>
          </table:table-cell>
          <table:table-cell office:value-type="float" office:value="0.218719923280729" calcext:value-type="float">
            <text:p>0.2187199233</text:p>
          </table:table-cell>
          <table:table-cell table:formula="of:=1000*[.E296]" office:value-type="float" office:value="218.719923280729" calcext:value-type="float">
            <text:p>218.7199232807</text:p>
          </table:table-cell>
          <table:table-cell office:value-type="float" office:value="52.515" calcext:value-type="float">
            <text:p>52.515</text:p>
          </table:table-cell>
          <table:table-cell table:formula="of:=[.G296]-22.5" office:value-type="float" office:value="30.015" calcext:value-type="float">
            <text:p>30.015</text:p>
          </table:table-cell>
          <table:table-cell office:value-type="float" office:value="0.0293613" calcext:value-type="float">
            <text:p>0.0293613</text:p>
          </table:table-cell>
          <table:table-cell table:formula="of:=1000*[.I296]" office:value-type="float" office:value="29.3613" calcext:value-type="float">
            <text:p>29.36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0.5999999999996" calcext:value-type="float">
            <text:p>-20.6</text:p>
          </table:table-cell>
          <table:table-cell office:value-type="float" office:value="0.217983775028955" calcext:value-type="float">
            <text:p>0.217983775</text:p>
          </table:table-cell>
          <table:table-cell table:formula="of:=1000*[.E297]" office:value-type="float" office:value="217.983775028955" calcext:value-type="float">
            <text:p>217.983775029</text:p>
          </table:table-cell>
          <table:table-cell office:value-type="float" office:value="52.37" calcext:value-type="float">
            <text:p>52.37</text:p>
          </table:table-cell>
          <table:table-cell table:formula="of:=[.G297]-22.5" office:value-type="float" office:value="29.87" calcext:value-type="float">
            <text:p>29.87</text:p>
          </table:table-cell>
          <table:table-cell office:value-type="float" office:value="0.0302239" calcext:value-type="float">
            <text:p>0.0302239</text:p>
          </table:table-cell>
          <table:table-cell table:formula="of:=1000*[.I297]" office:value-type="float" office:value="30.2239" calcext:value-type="float">
            <text:p>30.22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0.4999999999996" calcext:value-type="float">
            <text:p>-20.5</text:p>
          </table:table-cell>
          <table:table-cell office:value-type="float" office:value="0.217995422509915" calcext:value-type="float">
            <text:p>0.2179954225</text:p>
          </table:table-cell>
          <table:table-cell table:formula="of:=1000*[.E298]" office:value-type="float" office:value="217.995422509915" calcext:value-type="float">
            <text:p>217.9954225099</text:p>
          </table:table-cell>
          <table:table-cell office:value-type="float" office:value="52.225" calcext:value-type="float">
            <text:p>52.225</text:p>
          </table:table-cell>
          <table:table-cell table:formula="of:=[.G298]-22.5" office:value-type="float" office:value="29.725" calcext:value-type="float">
            <text:p>29.725</text:p>
          </table:table-cell>
          <table:table-cell office:value-type="float" office:value="0.0311003" calcext:value-type="float">
            <text:p>0.0311003</text:p>
          </table:table-cell>
          <table:table-cell table:formula="of:=1000*[.I298]" office:value-type="float" office:value="31.1003" calcext:value-type="float">
            <text:p>31.10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0.3999999999996" calcext:value-type="float">
            <text:p>-20.4</text:p>
          </table:table-cell>
          <table:table-cell office:value-type="float" office:value="0.218091391074031" calcext:value-type="float">
            <text:p>0.2180913911</text:p>
          </table:table-cell>
          <table:table-cell table:formula="of:=1000*[.E299]" office:value-type="float" office:value="218.091391074031" calcext:value-type="float">
            <text:p>218.091391074</text:p>
          </table:table-cell>
          <table:table-cell office:value-type="float" office:value="52.08" calcext:value-type="float">
            <text:p>52.08</text:p>
          </table:table-cell>
          <table:table-cell table:formula="of:=[.G299]-22.5" office:value-type="float" office:value="29.58" calcext:value-type="float">
            <text:p>29.58</text:p>
          </table:table-cell>
          <table:table-cell office:value-type="float" office:value="0.0320213" calcext:value-type="float">
            <text:p>0.0320213</text:p>
          </table:table-cell>
          <table:table-cell table:formula="of:=1000*[.I299]" office:value-type="float" office:value="32.0213" calcext:value-type="float">
            <text:p>32.02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0.2999999999996" calcext:value-type="float">
            <text:p>-20.3</text:p>
          </table:table-cell>
          <table:table-cell office:value-type="float" office:value="0.218562826236774" calcext:value-type="float">
            <text:p>0.2185628262</text:p>
          </table:table-cell>
          <table:table-cell table:formula="of:=1000*[.E300]" office:value-type="float" office:value="218.562826236774" calcext:value-type="float">
            <text:p>218.5628262368</text:p>
          </table:table-cell>
          <table:table-cell office:value-type="float" office:value="51.935" calcext:value-type="float">
            <text:p>51.935</text:p>
          </table:table-cell>
          <table:table-cell table:formula="of:=[.G300]-22.5" office:value-type="float" office:value="29.435" calcext:value-type="float">
            <text:p>29.435</text:p>
          </table:table-cell>
          <table:table-cell office:value-type="float" office:value="0.0329823" calcext:value-type="float">
            <text:p>0.0329823</text:p>
          </table:table-cell>
          <table:table-cell table:formula="of:=1000*[.I300]" office:value-type="float" office:value="32.9823" calcext:value-type="float">
            <text:p>32.98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0.1999999999996" calcext:value-type="float">
            <text:p>-20.2</text:p>
          </table:table-cell>
          <table:table-cell office:value-type="float" office:value="0.218665164389276" calcext:value-type="float">
            <text:p>0.2186651644</text:p>
          </table:table-cell>
          <table:table-cell table:formula="of:=1000*[.E301]" office:value-type="float" office:value="218.665164389276" calcext:value-type="float">
            <text:p>218.6651643893</text:p>
          </table:table-cell>
          <table:table-cell office:value-type="float" office:value="51.79" calcext:value-type="float">
            <text:p>51.79</text:p>
          </table:table-cell>
          <table:table-cell table:formula="of:=[.G301]-22.5" office:value-type="float" office:value="29.29" calcext:value-type="float">
            <text:p>29.29</text:p>
          </table:table-cell>
          <table:table-cell office:value-type="float" office:value="0.0339808" calcext:value-type="float">
            <text:p>0.0339808</text:p>
          </table:table-cell>
          <table:table-cell table:formula="of:=1000*[.I301]" office:value-type="float" office:value="33.9808" calcext:value-type="float">
            <text:p>33.98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0.0999999999996" calcext:value-type="float">
            <text:p>-20.1</text:p>
          </table:table-cell>
          <table:table-cell office:value-type="float" office:value="0.219724116758828" calcext:value-type="float">
            <text:p>0.2197241168</text:p>
          </table:table-cell>
          <table:table-cell table:formula="of:=1000*[.E302]" office:value-type="float" office:value="219.724116758828" calcext:value-type="float">
            <text:p>219.7241167588</text:p>
          </table:table-cell>
          <table:table-cell office:value-type="float" office:value="51.645" calcext:value-type="float">
            <text:p>51.645</text:p>
          </table:table-cell>
          <table:table-cell table:formula="of:=[.G302]-22.5" office:value-type="float" office:value="29.145" calcext:value-type="float">
            <text:p>29.145</text:p>
          </table:table-cell>
          <table:table-cell office:value-type="float" office:value="0.0350204" calcext:value-type="float">
            <text:p>0.0350204</text:p>
          </table:table-cell>
          <table:table-cell table:formula="of:=1000*[.I302]" office:value-type="float" office:value="35.0204" calcext:value-type="float">
            <text:p>35.02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9.9999999999996" calcext:value-type="float">
            <text:p>-20</text:p>
          </table:table-cell>
          <table:table-cell office:value-type="float" office:value="0.220812043690857" calcext:value-type="float">
            <text:p>0.2208120437</text:p>
          </table:table-cell>
          <table:table-cell table:formula="of:=1000*[.E303]" office:value-type="float" office:value="220.812043690857" calcext:value-type="float">
            <text:p>220.8120436909</text:p>
          </table:table-cell>
          <table:table-cell office:value-type="float" office:value="51.5" calcext:value-type="float">
            <text:p>51.5</text:p>
          </table:table-cell>
          <table:table-cell table:formula="of:=[.G303]-22.5" office:value-type="float" office:value="29" calcext:value-type="float">
            <text:p>29</text:p>
          </table:table-cell>
          <table:table-cell office:value-type="float" office:value="0.0361075" calcext:value-type="float">
            <text:p>0.0361075</text:p>
          </table:table-cell>
          <table:table-cell table:formula="of:=1000*[.I303]" office:value-type="float" office:value="36.1075" calcext:value-type="float">
            <text:p>36.10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9.8999999999996" calcext:value-type="float">
            <text:p>-19.9</text:p>
          </table:table-cell>
          <table:table-cell office:value-type="float" office:value="0.22208919949969" calcext:value-type="float">
            <text:p>0.2220891995</text:p>
          </table:table-cell>
          <table:table-cell table:formula="of:=1000*[.E304]" office:value-type="float" office:value="222.08919949969" calcext:value-type="float">
            <text:p>222.0891994997</text:p>
          </table:table-cell>
          <table:table-cell office:value-type="float" office:value="51.355" calcext:value-type="float">
            <text:p>51.355</text:p>
          </table:table-cell>
          <table:table-cell table:formula="of:=[.G304]-22.5" office:value-type="float" office:value="28.855" calcext:value-type="float">
            <text:p>28.855</text:p>
          </table:table-cell>
          <table:table-cell office:value-type="float" office:value="0.0372401" calcext:value-type="float">
            <text:p>0.0372401</text:p>
          </table:table-cell>
          <table:table-cell table:formula="of:=1000*[.I304]" office:value-type="float" office:value="37.2401" calcext:value-type="float">
            <text:p>37.24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9.7999999999996" calcext:value-type="float">
            <text:p>-19.8</text:p>
          </table:table-cell>
          <table:table-cell office:value-type="float" office:value="0.223553484117404" calcext:value-type="float">
            <text:p>0.2235534841</text:p>
          </table:table-cell>
          <table:table-cell table:formula="of:=1000*[.E305]" office:value-type="float" office:value="223.553484117404" calcext:value-type="float">
            <text:p>223.5534841174</text:p>
          </table:table-cell>
          <table:table-cell office:value-type="float" office:value="51.21" calcext:value-type="float">
            <text:p>51.21</text:p>
          </table:table-cell>
          <table:table-cell table:formula="of:=[.G305]-22.5" office:value-type="float" office:value="28.71" calcext:value-type="float">
            <text:p>28.71</text:p>
          </table:table-cell>
          <table:table-cell office:value-type="float" office:value="0.0384167" calcext:value-type="float">
            <text:p>0.0384167</text:p>
          </table:table-cell>
          <table:table-cell table:formula="of:=1000*[.I305]" office:value-type="float" office:value="38.4167" calcext:value-type="float">
            <text:p>38.41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9.6999999999996" calcext:value-type="float">
            <text:p>-19.7</text:p>
          </table:table-cell>
          <table:table-cell office:value-type="float" office:value="0.224955814616967" calcext:value-type="float">
            <text:p>0.2249558146</text:p>
          </table:table-cell>
          <table:table-cell table:formula="of:=1000*[.E306]" office:value-type="float" office:value="224.955814616967" calcext:value-type="float">
            <text:p>224.955814617</text:p>
          </table:table-cell>
          <table:table-cell office:value-type="float" office:value="51.065" calcext:value-type="float">
            <text:p>51.065</text:p>
          </table:table-cell>
          <table:table-cell table:formula="of:=[.G306]-22.5" office:value-type="float" office:value="28.565" calcext:value-type="float">
            <text:p>28.565</text:p>
          </table:table-cell>
          <table:table-cell office:value-type="float" office:value="0.0396459" calcext:value-type="float">
            <text:p>0.0396459</text:p>
          </table:table-cell>
          <table:table-cell table:formula="of:=1000*[.I306]" office:value-type="float" office:value="39.6459" calcext:value-type="float">
            <text:p>39.64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9.5999999999996" calcext:value-type="float">
            <text:p>-19.6</text:p>
          </table:table-cell>
          <table:table-cell office:value-type="float" office:value="0.226515443522788" calcext:value-type="float">
            <text:p>0.2265154435</text:p>
          </table:table-cell>
          <table:table-cell table:formula="of:=1000*[.E307]" office:value-type="float" office:value="226.515443522788" calcext:value-type="float">
            <text:p>226.5154435228</text:p>
          </table:table-cell>
          <table:table-cell office:value-type="float" office:value="50.92" calcext:value-type="float">
            <text:p>50.92</text:p>
          </table:table-cell>
          <table:table-cell table:formula="of:=[.G307]-22.5" office:value-type="float" office:value="28.42" calcext:value-type="float">
            <text:p>28.42</text:p>
          </table:table-cell>
          <table:table-cell office:value-type="float" office:value="0.0409453" calcext:value-type="float">
            <text:p>0.0409453</text:p>
          </table:table-cell>
          <table:table-cell table:formula="of:=1000*[.I307]" office:value-type="float" office:value="40.9453" calcext:value-type="float">
            <text:p>40.94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9.4999999999996" calcext:value-type="float">
            <text:p>-19.5</text:p>
          </table:table-cell>
          <table:table-cell office:value-type="float" office:value="0.228775008408749" calcext:value-type="float">
            <text:p>0.2287750084</text:p>
          </table:table-cell>
          <table:table-cell table:formula="of:=1000*[.E308]" office:value-type="float" office:value="228.775008408749" calcext:value-type="float">
            <text:p>228.7750084087</text:p>
          </table:table-cell>
          <table:table-cell office:value-type="float" office:value="50.775" calcext:value-type="float">
            <text:p>50.775</text:p>
          </table:table-cell>
          <table:table-cell table:formula="of:=[.G308]-22.5" office:value-type="float" office:value="28.275" calcext:value-type="float">
            <text:p>28.275</text:p>
          </table:table-cell>
          <table:table-cell office:value-type="float" office:value="0.042295" calcext:value-type="float">
            <text:p>0.042295</text:p>
          </table:table-cell>
          <table:table-cell table:formula="of:=1000*[.I308]" office:value-type="float" office:value="42.295" calcext:value-type="float">
            <text:p>42.2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9.3999999999996" calcext:value-type="float">
            <text:p>-19.4</text:p>
          </table:table-cell>
          <table:table-cell office:value-type="float" office:value="0.231407997416379" calcext:value-type="float">
            <text:p>0.2314079974</text:p>
          </table:table-cell>
          <table:table-cell table:formula="of:=1000*[.E309]" office:value-type="float" office:value="231.407997416379" calcext:value-type="float">
            <text:p>231.4079974164</text:p>
          </table:table-cell>
          <table:table-cell office:value-type="float" office:value="50.63" calcext:value-type="float">
            <text:p>50.63</text:p>
          </table:table-cell>
          <table:table-cell table:formula="of:=[.G309]-22.5" office:value-type="float" office:value="28.13" calcext:value-type="float">
            <text:p>28.13</text:p>
          </table:table-cell>
          <table:table-cell office:value-type="float" office:value="0.0436967" calcext:value-type="float">
            <text:p>0.0436967</text:p>
          </table:table-cell>
          <table:table-cell table:formula="of:=1000*[.I309]" office:value-type="float" office:value="43.6967" calcext:value-type="float">
            <text:p>43.69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9.2999999999996" calcext:value-type="float">
            <text:p>-19.3</text:p>
          </table:table-cell>
          <table:table-cell office:value-type="float" office:value="0.233852755245151" calcext:value-type="float">
            <text:p>0.2338527552</text:p>
          </table:table-cell>
          <table:table-cell table:formula="of:=1000*[.E310]" office:value-type="float" office:value="233.852755245151" calcext:value-type="float">
            <text:p>233.8527552452</text:p>
          </table:table-cell>
          <table:table-cell office:value-type="float" office:value="50.485" calcext:value-type="float">
            <text:p>50.485</text:p>
          </table:table-cell>
          <table:table-cell table:formula="of:=[.G310]-22.5" office:value-type="float" office:value="27.985" calcext:value-type="float">
            <text:p>27.985</text:p>
          </table:table-cell>
          <table:table-cell office:value-type="float" office:value="0.0451835" calcext:value-type="float">
            <text:p>0.0451835</text:p>
          </table:table-cell>
          <table:table-cell table:formula="of:=1000*[.I310]" office:value-type="float" office:value="45.1835" calcext:value-type="float">
            <text:p>45.18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9.1999999999996" calcext:value-type="float">
            <text:p>-19.2</text:p>
          </table:table-cell>
          <table:table-cell office:value-type="float" office:value="0.236241263027527" calcext:value-type="float">
            <text:p>0.236241263</text:p>
          </table:table-cell>
          <table:table-cell table:formula="of:=1000*[.E311]" office:value-type="float" office:value="236.241263027527" calcext:value-type="float">
            <text:p>236.2412630275</text:p>
          </table:table-cell>
          <table:table-cell office:value-type="float" office:value="50.34" calcext:value-type="float">
            <text:p>50.34</text:p>
          </table:table-cell>
          <table:table-cell table:formula="of:=[.G311]-22.5" office:value-type="float" office:value="27.84" calcext:value-type="float">
            <text:p>27.84</text:p>
          </table:table-cell>
          <table:table-cell office:value-type="float" office:value="0.0467269" calcext:value-type="float">
            <text:p>0.0467269</text:p>
          </table:table-cell>
          <table:table-cell table:formula="of:=1000*[.I311]" office:value-type="float" office:value="46.7269" calcext:value-type="float">
            <text:p>46.72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9.0999999999996" calcext:value-type="float">
            <text:p>-19.1</text:p>
          </table:table-cell>
          <table:table-cell office:value-type="float" office:value="0.239197512616728" calcext:value-type="float">
            <text:p>0.2391975126</text:p>
          </table:table-cell>
          <table:table-cell table:formula="of:=1000*[.E312]" office:value-type="float" office:value="239.197512616728" calcext:value-type="float">
            <text:p>239.1975126167</text:p>
          </table:table-cell>
          <table:table-cell office:value-type="float" office:value="50.195" calcext:value-type="float">
            <text:p>50.195</text:p>
          </table:table-cell>
          <table:table-cell table:formula="of:=[.G312]-22.5" office:value-type="float" office:value="27.695" calcext:value-type="float">
            <text:p>27.695</text:p>
          </table:table-cell>
          <table:table-cell office:value-type="float" office:value="0.0483519" calcext:value-type="float">
            <text:p>0.0483519</text:p>
          </table:table-cell>
          <table:table-cell table:formula="of:=1000*[.I312]" office:value-type="float" office:value="48.3519" calcext:value-type="float">
            <text:p>48.35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8.9999999999996" calcext:value-type="float">
            <text:p>-19</text:p>
          </table:table-cell>
          <table:table-cell office:value-type="float" office:value="0.242583950152117" calcext:value-type="float">
            <text:p>0.2425839502</text:p>
          </table:table-cell>
          <table:table-cell table:formula="of:=1000*[.E313]" office:value-type="float" office:value="242.583950152117" calcext:value-type="float">
            <text:p>242.5839501521</text:p>
          </table:table-cell>
          <table:table-cell office:value-type="float" office:value="50.05" calcext:value-type="float">
            <text:p>50.05</text:p>
          </table:table-cell>
          <table:table-cell table:formula="of:=[.G313]-22.5" office:value-type="float" office:value="27.55" calcext:value-type="float">
            <text:p>27.55</text:p>
          </table:table-cell>
          <table:table-cell office:value-type="float" office:value="0.0500627" calcext:value-type="float">
            <text:p>0.0500627</text:p>
          </table:table-cell>
          <table:table-cell table:formula="of:=1000*[.I313]" office:value-type="float" office:value="50.0627" calcext:value-type="float">
            <text:p>50.06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8.8999999999996" calcext:value-type="float">
            <text:p>-18.9</text:p>
          </table:table-cell>
          <table:table-cell office:value-type="float" office:value="0.245162240290635" calcext:value-type="float">
            <text:p>0.2451622403</text:p>
          </table:table-cell>
          <table:table-cell table:formula="of:=1000*[.E314]" office:value-type="float" office:value="245.162240290635" calcext:value-type="float">
            <text:p>245.1622402906</text:p>
          </table:table-cell>
          <table:table-cell office:value-type="float" office:value="49.905" calcext:value-type="float">
            <text:p>49.905</text:p>
          </table:table-cell>
          <table:table-cell table:formula="of:=[.G314]-22.5" office:value-type="float" office:value="27.405" calcext:value-type="float">
            <text:p>27.405</text:p>
          </table:table-cell>
          <table:table-cell office:value-type="float" office:value="0.0518561" calcext:value-type="float">
            <text:p>0.0518561</text:p>
          </table:table-cell>
          <table:table-cell table:formula="of:=1000*[.I314]" office:value-type="float" office:value="51.8561" calcext:value-type="float">
            <text:p>51.85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8.7999999999996" calcext:value-type="float">
            <text:p>-18.8</text:p>
          </table:table-cell>
          <table:table-cell office:value-type="float" office:value="0.24858631465083" calcext:value-type="float">
            <text:p>0.2485863147</text:p>
          </table:table-cell>
          <table:table-cell table:formula="of:=1000*[.E315]" office:value-type="float" office:value="248.58631465083" calcext:value-type="float">
            <text:p>248.5863146508</text:p>
          </table:table-cell>
          <table:table-cell office:value-type="float" office:value="49.76" calcext:value-type="float">
            <text:p>49.76</text:p>
          </table:table-cell>
          <table:table-cell table:formula="of:=[.G315]-22.5" office:value-type="float" office:value="27.26" calcext:value-type="float">
            <text:p>27.26</text:p>
          </table:table-cell>
          <table:table-cell office:value-type="float" office:value="0.0537329" calcext:value-type="float">
            <text:p>0.0537329</text:p>
          </table:table-cell>
          <table:table-cell table:formula="of:=1000*[.I315]" office:value-type="float" office:value="53.7329" calcext:value-type="float">
            <text:p>53.73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8.6999999999996" calcext:value-type="float">
            <text:p>-18.7</text:p>
          </table:table-cell>
          <table:table-cell office:value-type="float" office:value="0.252233545529039" calcext:value-type="float">
            <text:p>0.2522335455</text:p>
          </table:table-cell>
          <table:table-cell table:formula="of:=1000*[.E316]" office:value-type="float" office:value="252.233545529039" calcext:value-type="float">
            <text:p>252.233545529</text:p>
          </table:table-cell>
          <table:table-cell office:value-type="float" office:value="49.615" calcext:value-type="float">
            <text:p>49.615</text:p>
          </table:table-cell>
          <table:table-cell table:formula="of:=[.G316]-22.5" office:value-type="float" office:value="27.115" calcext:value-type="float">
            <text:p>27.115</text:p>
          </table:table-cell>
          <table:table-cell office:value-type="float" office:value="0.0557267" calcext:value-type="float">
            <text:p>0.0557267</text:p>
          </table:table-cell>
          <table:table-cell table:formula="of:=1000*[.I316]" office:value-type="float" office:value="55.7267" calcext:value-type="float">
            <text:p>55.72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8.5999999999996" calcext:value-type="float">
            <text:p>-18.6</text:p>
          </table:table-cell>
          <table:table-cell office:value-type="float" office:value="0.255070828841108" calcext:value-type="float">
            <text:p>0.2550708288</text:p>
          </table:table-cell>
          <table:table-cell table:formula="of:=1000*[.E317]" office:value-type="float" office:value="255.070828841108" calcext:value-type="float">
            <text:p>255.0708288411</text:p>
          </table:table-cell>
          <table:table-cell office:value-type="float" office:value="49.47" calcext:value-type="float">
            <text:p>49.47</text:p>
          </table:table-cell>
          <table:table-cell table:formula="of:=[.G317]-22.5" office:value-type="float" office:value="26.97" calcext:value-type="float">
            <text:p>26.97</text:p>
          </table:table-cell>
          <table:table-cell office:value-type="float" office:value="0.057813" calcext:value-type="float">
            <text:p>0.057813</text:p>
          </table:table-cell>
          <table:table-cell table:formula="of:=1000*[.I317]" office:value-type="float" office:value="57.813" calcext:value-type="float">
            <text:p>57.8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8.4999999999996" calcext:value-type="float">
            <text:p>-18.5</text:p>
          </table:table-cell>
          <table:table-cell office:value-type="float" office:value="0.258418277893205" calcext:value-type="float">
            <text:p>0.2584182779</text:p>
          </table:table-cell>
          <table:table-cell table:formula="of:=1000*[.E318]" office:value-type="float" office:value="258.418277893205" calcext:value-type="float">
            <text:p>258.4182778932</text:p>
          </table:table-cell>
          <table:table-cell office:value-type="float" office:value="49.325" calcext:value-type="float">
            <text:p>49.325</text:p>
          </table:table-cell>
          <table:table-cell table:formula="of:=[.G318]-22.5" office:value-type="float" office:value="26.825" calcext:value-type="float">
            <text:p>26.825</text:p>
          </table:table-cell>
          <table:table-cell office:value-type="float" office:value="0.0600158" calcext:value-type="float">
            <text:p>0.0600158</text:p>
          </table:table-cell>
          <table:table-cell table:formula="of:=1000*[.I318]" office:value-type="float" office:value="60.0158" calcext:value-type="float">
            <text:p>60.01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8.3999999999996" calcext:value-type="float">
            <text:p>-18.4</text:p>
          </table:table-cell>
          <table:table-cell office:value-type="float" office:value="0.262279298013447" calcext:value-type="float">
            <text:p>0.262279298</text:p>
          </table:table-cell>
          <table:table-cell table:formula="of:=1000*[.E319]" office:value-type="float" office:value="262.279298013447" calcext:value-type="float">
            <text:p>262.2792980134</text:p>
          </table:table-cell>
          <table:table-cell office:value-type="float" office:value="49.18" calcext:value-type="float">
            <text:p>49.18</text:p>
          </table:table-cell>
          <table:table-cell table:formula="of:=[.G319]-22.5" office:value-type="float" office:value="26.68" calcext:value-type="float">
            <text:p>26.68</text:p>
          </table:table-cell>
          <table:table-cell office:value-type="float" office:value="0.0623333" calcext:value-type="float">
            <text:p>0.0623333</text:p>
          </table:table-cell>
          <table:table-cell table:formula="of:=1000*[.I319]" office:value-type="float" office:value="62.3333" calcext:value-type="float">
            <text:p>62.33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8.2999999999996" calcext:value-type="float">
            <text:p>-18.3</text:p>
          </table:table-cell>
          <table:table-cell office:value-type="float" office:value="0.264930570049977" calcext:value-type="float">
            <text:p>0.26493057</text:p>
          </table:table-cell>
          <table:table-cell table:formula="of:=1000*[.E320]" office:value-type="float" office:value="264.930570049977" calcext:value-type="float">
            <text:p>264.93057005</text:p>
          </table:table-cell>
          <table:table-cell office:value-type="float" office:value="49.035" calcext:value-type="float">
            <text:p>49.035</text:p>
          </table:table-cell>
          <table:table-cell table:formula="of:=[.G320]-22.5" office:value-type="float" office:value="26.535" calcext:value-type="float">
            <text:p>26.535</text:p>
          </table:table-cell>
          <table:table-cell office:value-type="float" office:value="0.0648055" calcext:value-type="float">
            <text:p>0.0648055</text:p>
          </table:table-cell>
          <table:table-cell table:formula="of:=1000*[.I320]" office:value-type="float" office:value="64.8055" calcext:value-type="float">
            <text:p>64.80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8.1999999999995" calcext:value-type="float">
            <text:p>-18.2</text:p>
          </table:table-cell>
          <table:table-cell office:value-type="float" office:value="0.267754627980228" calcext:value-type="float">
            <text:p>0.267754628</text:p>
          </table:table-cell>
          <table:table-cell table:formula="of:=1000*[.E321]" office:value-type="float" office:value="267.754627980228" calcext:value-type="float">
            <text:p>267.7546279802</text:p>
          </table:table-cell>
          <table:table-cell office:value-type="float" office:value="48.89" calcext:value-type="float">
            <text:p>48.89</text:p>
          </table:table-cell>
          <table:table-cell table:formula="of:=[.G321]-22.5" office:value-type="float" office:value="26.39" calcext:value-type="float">
            <text:p>26.39</text:p>
          </table:table-cell>
          <table:table-cell office:value-type="float" office:value="0.0673954" calcext:value-type="float">
            <text:p>0.0673954</text:p>
          </table:table-cell>
          <table:table-cell table:formula="of:=1000*[.I321]" office:value-type="float" office:value="67.3954" calcext:value-type="float">
            <text:p>67.39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8.0999999999995" calcext:value-type="float">
            <text:p>-18.1</text:p>
          </table:table-cell>
          <table:table-cell office:value-type="float" office:value="0.271195558531957" calcext:value-type="float">
            <text:p>0.2711955585</text:p>
          </table:table-cell>
          <table:table-cell table:formula="of:=1000*[.E322]" office:value-type="float" office:value="271.195558531957" calcext:value-type="float">
            <text:p>271.195558532</text:p>
          </table:table-cell>
          <table:table-cell office:value-type="float" office:value="48.745" calcext:value-type="float">
            <text:p>48.745</text:p>
          </table:table-cell>
          <table:table-cell table:formula="of:=[.G322]-22.5" office:value-type="float" office:value="26.245" calcext:value-type="float">
            <text:p>26.245</text:p>
          </table:table-cell>
          <table:table-cell office:value-type="float" office:value="0.0701043" calcext:value-type="float">
            <text:p>0.0701043</text:p>
          </table:table-cell>
          <table:table-cell table:formula="of:=1000*[.I322]" office:value-type="float" office:value="70.1043" calcext:value-type="float">
            <text:p>70.10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7.9999999999995" calcext:value-type="float">
            <text:p>-18</text:p>
          </table:table-cell>
          <table:table-cell office:value-type="float" office:value="0.27251731810949" calcext:value-type="float">
            <text:p>0.2725173181</text:p>
          </table:table-cell>
          <table:table-cell table:formula="of:=1000*[.E323]" office:value-type="float" office:value="272.51731810949" calcext:value-type="float">
            <text:p>272.5173181095</text:p>
          </table:table-cell>
          <table:table-cell office:value-type="float" office:value="48.6" calcext:value-type="float">
            <text:p>48.6</text:p>
          </table:table-cell>
          <table:table-cell table:formula="of:=[.G323]-22.5" office:value-type="float" office:value="26.1" calcext:value-type="float">
            <text:p>26.1</text:p>
          </table:table-cell>
          <table:table-cell office:value-type="float" office:value="0.073061" calcext:value-type="float">
            <text:p>0.073061</text:p>
          </table:table-cell>
          <table:table-cell table:formula="of:=1000*[.I323]" office:value-type="float" office:value="73.061" calcext:value-type="float">
            <text:p>73.0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7.8999999999995" calcext:value-type="float">
            <text:p>-17.9</text:p>
          </table:table-cell>
          <table:table-cell office:value-type="float" office:value="0.273587458262927" calcext:value-type="float">
            <text:p>0.2735874583</text:p>
          </table:table-cell>
          <table:table-cell table:formula="of:=1000*[.E324]" office:value-type="float" office:value="273.587458262927" calcext:value-type="float">
            <text:p>273.5874582629</text:p>
          </table:table-cell>
          <table:table-cell office:value-type="float" office:value="48.455" calcext:value-type="float">
            <text:p>48.455</text:p>
          </table:table-cell>
          <table:table-cell table:formula="of:=[.G324]-22.5" office:value-type="float" office:value="25.955" calcext:value-type="float">
            <text:p>25.955</text:p>
          </table:table-cell>
          <table:table-cell office:value-type="float" office:value="0.0761684" calcext:value-type="float">
            <text:p>0.0761684</text:p>
          </table:table-cell>
          <table:table-cell table:formula="of:=1000*[.I324]" office:value-type="float" office:value="76.1684" calcext:value-type="float">
            <text:p>76.16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7.7999999999995" calcext:value-type="float">
            <text:p>-17.8</text:p>
          </table:table-cell>
          <table:table-cell office:value-type="float" office:value="0.27529184157981" calcext:value-type="float">
            <text:p>0.2752918416</text:p>
          </table:table-cell>
          <table:table-cell table:formula="of:=1000*[.E325]" office:value-type="float" office:value="275.29184157981" calcext:value-type="float">
            <text:p>275.2918415798</text:p>
          </table:table-cell>
          <table:table-cell office:value-type="float" office:value="48.31" calcext:value-type="float">
            <text:p>48.31</text:p>
          </table:table-cell>
          <table:table-cell table:formula="of:=[.G325]-22.5" office:value-type="float" office:value="25.81" calcext:value-type="float">
            <text:p>25.81</text:p>
          </table:table-cell>
          <table:table-cell office:value-type="float" office:value="0.0794341" calcext:value-type="float">
            <text:p>0.0794341</text:p>
          </table:table-cell>
          <table:table-cell table:formula="of:=1000*[.I325]" office:value-type="float" office:value="79.4341" calcext:value-type="float">
            <text:p>79.43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7.6999999999995" calcext:value-type="float">
            <text:p>-17.7</text:p>
          </table:table-cell>
          <table:table-cell office:value-type="float" office:value="0.276228174893806" calcext:value-type="float">
            <text:p>0.2762281749</text:p>
          </table:table-cell>
          <table:table-cell table:formula="of:=1000*[.E326]" office:value-type="float" office:value="276.228174893806" calcext:value-type="float">
            <text:p>276.2281748938</text:p>
          </table:table-cell>
          <table:table-cell office:value-type="float" office:value="48.165" calcext:value-type="float">
            <text:p>48.165</text:p>
          </table:table-cell>
          <table:table-cell table:formula="of:=[.G326]-22.5" office:value-type="float" office:value="25.665" calcext:value-type="float">
            <text:p>25.665</text:p>
          </table:table-cell>
          <table:table-cell office:value-type="float" office:value="0.0829301" calcext:value-type="float">
            <text:p>0.0829301</text:p>
          </table:table-cell>
          <table:table-cell table:formula="of:=1000*[.I326]" office:value-type="float" office:value="82.9301" calcext:value-type="float">
            <text:p>82.93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7.5999999999995" calcext:value-type="float">
            <text:p>-17.6</text:p>
          </table:table-cell>
          <table:table-cell office:value-type="float" office:value="0.273688107857359" calcext:value-type="float">
            <text:p>0.2736881079</text:p>
          </table:table-cell>
          <table:table-cell table:formula="of:=1000*[.E327]" office:value-type="float" office:value="273.688107857359" calcext:value-type="float">
            <text:p>273.6881078574</text:p>
          </table:table-cell>
          <table:table-cell office:value-type="float" office:value="48.02" calcext:value-type="float">
            <text:p>48.02</text:p>
          </table:table-cell>
          <table:table-cell table:formula="of:=[.G327]-22.5" office:value-type="float" office:value="25.52" calcext:value-type="float">
            <text:p>25.52</text:p>
          </table:table-cell>
          <table:table-cell office:value-type="float" office:value="0.0866416" calcext:value-type="float">
            <text:p>0.0866416</text:p>
          </table:table-cell>
          <table:table-cell table:formula="of:=1000*[.I327]" office:value-type="float" office:value="86.6416" calcext:value-type="float">
            <text:p>86.64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7.4999999999995" calcext:value-type="float">
            <text:p>-17.5</text:p>
          </table:table-cell>
          <table:table-cell office:value-type="float" office:value="0.271882548480284" calcext:value-type="float">
            <text:p>0.2718825485</text:p>
          </table:table-cell>
          <table:table-cell table:formula="of:=1000*[.E328]" office:value-type="float" office:value="271.882548480284" calcext:value-type="float">
            <text:p>271.8825484803</text:p>
          </table:table-cell>
          <table:table-cell office:value-type="float" office:value="47.875" calcext:value-type="float">
            <text:p>47.875</text:p>
          </table:table-cell>
          <table:table-cell table:formula="of:=[.G328]-22.5" office:value-type="float" office:value="25.375" calcext:value-type="float">
            <text:p>25.375</text:p>
          </table:table-cell>
          <table:table-cell office:value-type="float" office:value="0.0905778" calcext:value-type="float">
            <text:p>0.0905778</text:p>
          </table:table-cell>
          <table:table-cell table:formula="of:=1000*[.I328]" office:value-type="float" office:value="90.5778" calcext:value-type="float">
            <text:p>90.57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7.3999999999995" calcext:value-type="float">
            <text:p>-17.4</text:p>
          </table:table-cell>
          <table:table-cell office:value-type="float" office:value="0.268456268033639" calcext:value-type="float">
            <text:p>0.268456268</text:p>
          </table:table-cell>
          <table:table-cell table:formula="of:=1000*[.E329]" office:value-type="float" office:value="268.456268033639" calcext:value-type="float">
            <text:p>268.4562680336</text:p>
          </table:table-cell>
          <table:table-cell office:value-type="float" office:value="47.73" calcext:value-type="float">
            <text:p>47.73</text:p>
          </table:table-cell>
          <table:table-cell table:formula="of:=[.G329]-22.5" office:value-type="float" office:value="25.23" calcext:value-type="float">
            <text:p>25.23</text:p>
          </table:table-cell>
          <table:table-cell office:value-type="float" office:value="0.0948207" calcext:value-type="float">
            <text:p>0.0948207</text:p>
          </table:table-cell>
          <table:table-cell table:formula="of:=1000*[.I329]" office:value-type="float" office:value="94.8207" calcext:value-type="float">
            <text:p>94.82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7.2999999999995" calcext:value-type="float">
            <text:p>-17.3</text:p>
          </table:table-cell>
          <table:table-cell office:value-type="float" office:value="0.265389686290485" calcext:value-type="float">
            <text:p>0.2653896863</text:p>
          </table:table-cell>
          <table:table-cell table:formula="of:=1000*[.E330]" office:value-type="float" office:value="265.389686290485" calcext:value-type="float">
            <text:p>265.3896862905</text:p>
          </table:table-cell>
          <table:table-cell office:value-type="float" office:value="47.585" calcext:value-type="float">
            <text:p>47.585</text:p>
          </table:table-cell>
          <table:table-cell table:formula="of:=[.G330]-22.5" office:value-type="float" office:value="25.085" calcext:value-type="float">
            <text:p>25.085</text:p>
          </table:table-cell>
          <table:table-cell office:value-type="float" office:value="0.0993142" calcext:value-type="float">
            <text:p>0.0993142</text:p>
          </table:table-cell>
          <table:table-cell table:formula="of:=1000*[.I330]" office:value-type="float" office:value="99.3142" calcext:value-type="float">
            <text:p>99.31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7.1999999999995" calcext:value-type="float">
            <text:p>-17.2</text:p>
          </table:table-cell>
          <table:table-cell office:value-type="float" office:value="0.260711559521022" calcext:value-type="float">
            <text:p>0.2607115595</text:p>
          </table:table-cell>
          <table:table-cell table:formula="of:=1000*[.E331]" office:value-type="float" office:value="260.711559521022" calcext:value-type="float">
            <text:p>260.711559521</text:p>
          </table:table-cell>
          <table:table-cell office:value-type="float" office:value="47.44" calcext:value-type="float">
            <text:p>47.44</text:p>
          </table:table-cell>
          <table:table-cell table:formula="of:=[.G331]-22.5" office:value-type="float" office:value="24.94" calcext:value-type="float">
            <text:p>24.94</text:p>
          </table:table-cell>
          <table:table-cell office:value-type="float" office:value="0.104111" calcext:value-type="float">
            <text:p>0.104111</text:p>
          </table:table-cell>
          <table:table-cell table:formula="of:=1000*[.I331]" office:value-type="float" office:value="104.111" calcext:value-type="float">
            <text:p>104.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7.0999999999995" calcext:value-type="float">
            <text:p>-17.1</text:p>
          </table:table-cell>
          <table:table-cell office:value-type="float" office:value="0.255549740141731" calcext:value-type="float">
            <text:p>0.2555497401</text:p>
          </table:table-cell>
          <table:table-cell table:formula="of:=1000*[.E332]" office:value-type="float" office:value="255.549740141731" calcext:value-type="float">
            <text:p>255.5497401417</text:p>
          </table:table-cell>
          <table:table-cell office:value-type="float" office:value="47.295" calcext:value-type="float">
            <text:p>47.295</text:p>
          </table:table-cell>
          <table:table-cell table:formula="of:=[.G332]-22.5" office:value-type="float" office:value="24.795" calcext:value-type="float">
            <text:p>24.795</text:p>
          </table:table-cell>
          <table:table-cell office:value-type="float" office:value="0.109286" calcext:value-type="float">
            <text:p>0.109286</text:p>
          </table:table-cell>
          <table:table-cell table:formula="of:=1000*[.I332]" office:value-type="float" office:value="109.286" calcext:value-type="float">
            <text:p>109.2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6.9999999999995" calcext:value-type="float">
            <text:p>-17</text:p>
          </table:table-cell>
          <table:table-cell office:value-type="float" office:value="0.249927142595086" calcext:value-type="float">
            <text:p>0.2499271426</text:p>
          </table:table-cell>
          <table:table-cell table:formula="of:=1000*[.E333]" office:value-type="float" office:value="249.927142595086" calcext:value-type="float">
            <text:p>249.9271425951</text:p>
          </table:table-cell>
          <table:table-cell office:value-type="float" office:value="47.15" calcext:value-type="float">
            <text:p>47.15</text:p>
          </table:table-cell>
          <table:table-cell table:formula="of:=[.G333]-22.5" office:value-type="float" office:value="24.65" calcext:value-type="float">
            <text:p>24.65</text:p>
          </table:table-cell>
          <table:table-cell office:value-type="float" office:value="0.114786" calcext:value-type="float">
            <text:p>0.114786</text:p>
          </table:table-cell>
          <table:table-cell table:formula="of:=1000*[.I333]" office:value-type="float" office:value="114.786" calcext:value-type="float">
            <text:p>114.7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6.8999999999995" calcext:value-type="float">
            <text:p>-16.9</text:p>
          </table:table-cell>
          <table:table-cell office:value-type="float" office:value="0.245208268483764" calcext:value-type="float">
            <text:p>0.2452082685</text:p>
          </table:table-cell>
          <table:table-cell table:formula="of:=1000*[.E334]" office:value-type="float" office:value="245.208268483764" calcext:value-type="float">
            <text:p>245.2082684838</text:p>
          </table:table-cell>
          <table:table-cell office:value-type="float" office:value="47.005" calcext:value-type="float">
            <text:p>47.005</text:p>
          </table:table-cell>
          <table:table-cell table:formula="of:=[.G334]-22.5" office:value-type="float" office:value="24.505" calcext:value-type="float">
            <text:p>24.505</text:p>
          </table:table-cell>
          <table:table-cell office:value-type="float" office:value="0.120695" calcext:value-type="float">
            <text:p>0.120695</text:p>
          </table:table-cell>
          <table:table-cell table:formula="of:=1000*[.I334]" office:value-type="float" office:value="120.695" calcext:value-type="float">
            <text:p>120.6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6.7999999999995" calcext:value-type="float">
            <text:p>-16.8</text:p>
          </table:table-cell>
          <table:table-cell office:value-type="float" office:value="0.239116656970964" calcext:value-type="float">
            <text:p>0.239116657</text:p>
          </table:table-cell>
          <table:table-cell table:formula="of:=1000*[.E335]" office:value-type="float" office:value="239.116656970964" calcext:value-type="float">
            <text:p>239.116656971</text:p>
          </table:table-cell>
          <table:table-cell office:value-type="float" office:value="46.86" calcext:value-type="float">
            <text:p>46.86</text:p>
          </table:table-cell>
          <table:table-cell table:formula="of:=[.G335]-22.5" office:value-type="float" office:value="24.36" calcext:value-type="float">
            <text:p>24.36</text:p>
          </table:table-cell>
          <table:table-cell office:value-type="float" office:value="0.127014" calcext:value-type="float">
            <text:p>0.127014</text:p>
          </table:table-cell>
          <table:table-cell table:formula="of:=1000*[.I335]" office:value-type="float" office:value="127.014" calcext:value-type="float">
            <text:p>127.0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6.6999999999995" calcext:value-type="float">
            <text:p>-16.7</text:p>
          </table:table-cell>
          <table:table-cell office:value-type="float" office:value="0.233612884493686" calcext:value-type="float">
            <text:p>0.2336128845</text:p>
          </table:table-cell>
          <table:table-cell table:formula="of:=1000*[.E336]" office:value-type="float" office:value="233.612884493686" calcext:value-type="float">
            <text:p>233.6128844937</text:p>
          </table:table-cell>
          <table:table-cell office:value-type="float" office:value="46.715" calcext:value-type="float">
            <text:p>46.715</text:p>
          </table:table-cell>
          <table:table-cell table:formula="of:=[.G336]-22.5" office:value-type="float" office:value="24.215" calcext:value-type="float">
            <text:p>24.215</text:p>
          </table:table-cell>
          <table:table-cell office:value-type="float" office:value="0.13377" calcext:value-type="float">
            <text:p>0.13377</text:p>
          </table:table-cell>
          <table:table-cell table:formula="of:=1000*[.I336]" office:value-type="float" office:value="133.77" calcext:value-type="float">
            <text:p>133.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6.5999999999995" calcext:value-type="float">
            <text:p>-16.6</text:p>
          </table:table-cell>
          <table:table-cell office:value-type="float" office:value="0.228062362746084" calcext:value-type="float">
            <text:p>0.2280623627</text:p>
          </table:table-cell>
          <table:table-cell table:formula="of:=1000*[.E337]" office:value-type="float" office:value="228.062362746084" calcext:value-type="float">
            <text:p>228.0623627461</text:p>
          </table:table-cell>
          <table:table-cell office:value-type="float" office:value="46.57" calcext:value-type="float">
            <text:p>46.57</text:p>
          </table:table-cell>
          <table:table-cell table:formula="of:=[.G337]-22.5" office:value-type="float" office:value="24.07" calcext:value-type="float">
            <text:p>24.07</text:p>
          </table:table-cell>
          <table:table-cell office:value-type="float" office:value="0.141104" calcext:value-type="float">
            <text:p>0.141104</text:p>
          </table:table-cell>
          <table:table-cell table:formula="of:=1000*[.I337]" office:value-type="float" office:value="141.104" calcext:value-type="float">
            <text:p>141.1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6.4999999999995" calcext:value-type="float">
            <text:p>-16.5</text:p>
          </table:table-cell>
          <table:table-cell office:value-type="float" office:value="0.223266003067016" calcext:value-type="float">
            <text:p>0.2232660031</text:p>
          </table:table-cell>
          <table:table-cell table:formula="of:=1000*[.E338]" office:value-type="float" office:value="223.266003067016" calcext:value-type="float">
            <text:p>223.266003067</text:p>
          </table:table-cell>
          <table:table-cell office:value-type="float" office:value="46.425" calcext:value-type="float">
            <text:p>46.425</text:p>
          </table:table-cell>
          <table:table-cell table:formula="of:=[.G338]-22.5" office:value-type="float" office:value="23.925" calcext:value-type="float">
            <text:p>23.925</text:p>
          </table:table-cell>
          <table:table-cell office:value-type="float" office:value="0.148856" calcext:value-type="float">
            <text:p>0.148856</text:p>
          </table:table-cell>
          <table:table-cell table:formula="of:=1000*[.I338]" office:value-type="float" office:value="148.856" calcext:value-type="float">
            <text:p>148.8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6.3999999999995" calcext:value-type="float">
            <text:p>-16.4</text:p>
          </table:table-cell>
          <table:table-cell office:value-type="float" office:value="0.217229084518354" calcext:value-type="float">
            <text:p>0.2172290845</text:p>
          </table:table-cell>
          <table:table-cell table:formula="of:=1000*[.E339]" office:value-type="float" office:value="217.229084518354" calcext:value-type="float">
            <text:p>217.2290845184</text:p>
          </table:table-cell>
          <table:table-cell office:value-type="float" office:value="46.28" calcext:value-type="float">
            <text:p>46.28</text:p>
          </table:table-cell>
          <table:table-cell table:formula="of:=[.G339]-22.5" office:value-type="float" office:value="23.78" calcext:value-type="float">
            <text:p>23.78</text:p>
          </table:table-cell>
          <table:table-cell office:value-type="float" office:value="0.157212" calcext:value-type="float">
            <text:p>0.157212</text:p>
          </table:table-cell>
          <table:table-cell table:formula="of:=1000*[.I339]" office:value-type="float" office:value="157.212" calcext:value-type="float">
            <text:p>157.2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6.2999999999995" calcext:value-type="float">
            <text:p>-16.3</text:p>
          </table:table-cell>
          <table:table-cell office:value-type="float" office:value="0.213216057426715" calcext:value-type="float">
            <text:p>0.2132160574</text:p>
          </table:table-cell>
          <table:table-cell table:formula="of:=1000*[.E340]" office:value-type="float" office:value="213.216057426715" calcext:value-type="float">
            <text:p>213.2160574267</text:p>
          </table:table-cell>
          <table:table-cell office:value-type="float" office:value="46.135" calcext:value-type="float">
            <text:p>46.135</text:p>
          </table:table-cell>
          <table:table-cell table:formula="of:=[.G340]-22.5" office:value-type="float" office:value="23.635" calcext:value-type="float">
            <text:p>23.635</text:p>
          </table:table-cell>
          <table:table-cell office:value-type="float" office:value="0.166108" calcext:value-type="float">
            <text:p>0.166108</text:p>
          </table:table-cell>
          <table:table-cell table:formula="of:=1000*[.I340]" office:value-type="float" office:value="166.108" calcext:value-type="float">
            <text:p>166.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6.1999999999995" calcext:value-type="float">
            <text:p>-16.2</text:p>
          </table:table-cell>
          <table:table-cell office:value-type="float" office:value="0.209156061990837" calcext:value-type="float">
            <text:p>0.209156062</text:p>
          </table:table-cell>
          <table:table-cell table:formula="of:=1000*[.E341]" office:value-type="float" office:value="209.156061990837" calcext:value-type="float">
            <text:p>209.1560619908</text:p>
          </table:table-cell>
          <table:table-cell office:value-type="float" office:value="45.99" calcext:value-type="float">
            <text:p>45.99</text:p>
          </table:table-cell>
          <table:table-cell table:formula="of:=[.G341]-22.5" office:value-type="float" office:value="23.49" calcext:value-type="float">
            <text:p>23.49</text:p>
          </table:table-cell>
          <table:table-cell office:value-type="float" office:value="0.175524" calcext:value-type="float">
            <text:p>0.175524</text:p>
          </table:table-cell>
          <table:table-cell table:formula="of:=1000*[.I341]" office:value-type="float" office:value="175.524" calcext:value-type="float">
            <text:p>175.5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6.0999999999995" calcext:value-type="float">
            <text:p>-16.1</text:p>
          </table:table-cell>
          <table:table-cell office:value-type="float" office:value="0.204629204173805" calcext:value-type="float">
            <text:p>0.2046292042</text:p>
          </table:table-cell>
          <table:table-cell table:formula="of:=1000*[.E342]" office:value-type="float" office:value="204.629204173805" calcext:value-type="float">
            <text:p>204.6292041738</text:p>
          </table:table-cell>
          <table:table-cell office:value-type="float" office:value="45.845" calcext:value-type="float">
            <text:p>45.845</text:p>
          </table:table-cell>
          <table:table-cell table:formula="of:=[.G342]-22.5" office:value-type="float" office:value="23.345" calcext:value-type="float">
            <text:p>23.345</text:p>
          </table:table-cell>
          <table:table-cell office:value-type="float" office:value="0.185393" calcext:value-type="float">
            <text:p>0.185393</text:p>
          </table:table-cell>
          <table:table-cell table:formula="of:=1000*[.I342]" office:value-type="float" office:value="185.393" calcext:value-type="float">
            <text:p>185.3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5.9999999999995" calcext:value-type="float">
            <text:p>-16</text:p>
          </table:table-cell>
          <table:table-cell office:value-type="float" office:value="0.201009458875026" calcext:value-type="float">
            <text:p>0.2010094589</text:p>
          </table:table-cell>
          <table:table-cell table:formula="of:=1000*[.E343]" office:value-type="float" office:value="201.009458875026" calcext:value-type="float">
            <text:p>201.009458875</text:p>
          </table:table-cell>
          <table:table-cell office:value-type="float" office:value="45.7" calcext:value-type="float">
            <text:p>45.7</text:p>
          </table:table-cell>
          <table:table-cell table:formula="of:=[.G343]-22.5" office:value-type="float" office:value="23.2" calcext:value-type="float">
            <text:p>23.2</text:p>
          </table:table-cell>
          <table:table-cell office:value-type="float" office:value="0.195603" calcext:value-type="float">
            <text:p>0.195603</text:p>
          </table:table-cell>
          <table:table-cell table:formula="of:=1000*[.I343]" office:value-type="float" office:value="195.603" calcext:value-type="float">
            <text:p>195.6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5.8999999999995" calcext:value-type="float">
            <text:p>-15.9</text:p>
          </table:table-cell>
          <table:table-cell office:value-type="float" office:value="0.197992187592779" calcext:value-type="float">
            <text:p>0.1979921876</text:p>
          </table:table-cell>
          <table:table-cell table:formula="of:=1000*[.E344]" office:value-type="float" office:value="197.992187592779" calcext:value-type="float">
            <text:p>197.9921875928</text:p>
          </table:table-cell>
          <table:table-cell office:value-type="float" office:value="45.555" calcext:value-type="float">
            <text:p>45.555</text:p>
          </table:table-cell>
          <table:table-cell table:formula="of:=[.G344]-22.5" office:value-type="float" office:value="23.055" calcext:value-type="float">
            <text:p>23.055</text:p>
          </table:table-cell>
          <table:table-cell office:value-type="float" office:value="0.205963" calcext:value-type="float">
            <text:p>0.205963</text:p>
          </table:table-cell>
          <table:table-cell table:formula="of:=1000*[.I344]" office:value-type="float" office:value="205.963" calcext:value-type="float">
            <text:p>205.9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5.7999999999995" calcext:value-type="float">
            <text:p>-15.8</text:p>
          </table:table-cell>
          <table:table-cell office:value-type="float" office:value="0.194648674046538" calcext:value-type="float">
            <text:p>0.194648674</text:p>
          </table:table-cell>
          <table:table-cell table:formula="of:=1000*[.E345]" office:value-type="float" office:value="194.648674046538" calcext:value-type="float">
            <text:p>194.6486740465</text:p>
          </table:table-cell>
          <table:table-cell office:value-type="float" office:value="45.41" calcext:value-type="float">
            <text:p>45.41</text:p>
          </table:table-cell>
          <table:table-cell table:formula="of:=[.G345]-22.5" office:value-type="float" office:value="22.91" calcext:value-type="float">
            <text:p>22.91</text:p>
          </table:table-cell>
          <table:table-cell office:value-type="float" office:value="0.216128" calcext:value-type="float">
            <text:p>0.216128</text:p>
          </table:table-cell>
          <table:table-cell table:formula="of:=1000*[.I345]" office:value-type="float" office:value="216.128" calcext:value-type="float">
            <text:p>216.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5.6999999999995" calcext:value-type="float">
            <text:p>-15.7</text:p>
          </table:table-cell>
          <table:table-cell office:value-type="float" office:value="0.19181088609405" calcext:value-type="float">
            <text:p>0.1918108861</text:p>
          </table:table-cell>
          <table:table-cell table:formula="of:=1000*[.E346]" office:value-type="float" office:value="191.81088609405" calcext:value-type="float">
            <text:p>191.8108860941</text:p>
          </table:table-cell>
          <table:table-cell office:value-type="float" office:value="45.265" calcext:value-type="float">
            <text:p>45.265</text:p>
          </table:table-cell>
          <table:table-cell table:formula="of:=[.G346]-22.5" office:value-type="float" office:value="22.765" calcext:value-type="float">
            <text:p>22.765</text:p>
          </table:table-cell>
          <table:table-cell office:value-type="float" office:value="0.225628" calcext:value-type="float">
            <text:p>0.225628</text:p>
          </table:table-cell>
          <table:table-cell table:formula="of:=1000*[.I346]" office:value-type="float" office:value="225.628" calcext:value-type="float">
            <text:p>225.6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5.5999999999995" calcext:value-type="float">
            <text:p>-15.6</text:p>
          </table:table-cell>
          <table:table-cell office:value-type="float" office:value="0.189821710529379" calcext:value-type="float">
            <text:p>0.1898217105</text:p>
          </table:table-cell>
          <table:table-cell table:formula="of:=1000*[.E347]" office:value-type="float" office:value="189.821710529379" calcext:value-type="float">
            <text:p>189.8217105294</text:p>
          </table:table-cell>
          <table:table-cell office:value-type="float" office:value="45.12" calcext:value-type="float">
            <text:p>45.12</text:p>
          </table:table-cell>
          <table:table-cell table:formula="of:=[.G347]-22.5" office:value-type="float" office:value="22.62" calcext:value-type="float">
            <text:p>22.62</text:p>
          </table:table-cell>
          <table:table-cell office:value-type="float" office:value="0.233987" calcext:value-type="float">
            <text:p>0.233987</text:p>
          </table:table-cell>
          <table:table-cell table:formula="of:=1000*[.I347]" office:value-type="float" office:value="233.987" calcext:value-type="float">
            <text:p>233.9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5.4999999999995" calcext:value-type="float">
            <text:p>-15.5</text:p>
          </table:table-cell>
          <table:table-cell office:value-type="float" office:value="0.188284761586646" calcext:value-type="float">
            <text:p>0.1882847616</text:p>
          </table:table-cell>
          <table:table-cell table:formula="of:=1000*[.E348]" office:value-type="float" office:value="188.284761586646" calcext:value-type="float">
            <text:p>188.2847615866</text:p>
          </table:table-cell>
          <table:table-cell office:value-type="float" office:value="44.975" calcext:value-type="float">
            <text:p>44.975</text:p>
          </table:table-cell>
          <table:table-cell table:formula="of:=[.G348]-22.5" office:value-type="float" office:value="22.475" calcext:value-type="float">
            <text:p>22.475</text:p>
          </table:table-cell>
          <table:table-cell office:value-type="float" office:value="0.240698" calcext:value-type="float">
            <text:p>0.240698</text:p>
          </table:table-cell>
          <table:table-cell table:formula="of:=1000*[.I348]" office:value-type="float" office:value="240.698" calcext:value-type="float">
            <text:p>240.6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5.3999999999995" calcext:value-type="float">
            <text:p>-15.4</text:p>
          </table:table-cell>
          <table:table-cell office:value-type="float" office:value="0.18625788190395" calcext:value-type="float">
            <text:p>0.1862578819</text:p>
          </table:table-cell>
          <table:table-cell table:formula="of:=1000*[.E349]" office:value-type="float" office:value="186.25788190395" calcext:value-type="float">
            <text:p>186.257881904</text:p>
          </table:table-cell>
          <table:table-cell office:value-type="float" office:value="44.83" calcext:value-type="float">
            <text:p>44.83</text:p>
          </table:table-cell>
          <table:table-cell table:formula="of:=[.G349]-22.5" office:value-type="float" office:value="22.33" calcext:value-type="float">
            <text:p>22.33</text:p>
          </table:table-cell>
          <table:table-cell office:value-type="float" office:value="0.245559" calcext:value-type="float">
            <text:p>0.245559</text:p>
          </table:table-cell>
          <table:table-cell table:formula="of:=1000*[.I349]" office:value-type="float" office:value="245.559" calcext:value-type="float">
            <text:p>245.5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5.2999999999995" calcext:value-type="float">
            <text:p>-15.3</text:p>
          </table:table-cell>
          <table:table-cell office:value-type="float" office:value="0.184717484226455" calcext:value-type="float">
            <text:p>0.1847174842</text:p>
          </table:table-cell>
          <table:table-cell table:formula="of:=1000*[.E350]" office:value-type="float" office:value="184.717484226455" calcext:value-type="float">
            <text:p>184.7174842265</text:p>
          </table:table-cell>
          <table:table-cell office:value-type="float" office:value="44.685" calcext:value-type="float">
            <text:p>44.685</text:p>
          </table:table-cell>
          <table:table-cell table:formula="of:=[.G350]-22.5" office:value-type="float" office:value="22.185" calcext:value-type="float">
            <text:p>22.185</text:p>
          </table:table-cell>
          <table:table-cell office:value-type="float" office:value="0.248489" calcext:value-type="float">
            <text:p>0.248489</text:p>
          </table:table-cell>
          <table:table-cell table:formula="of:=1000*[.I350]" office:value-type="float" office:value="248.489" calcext:value-type="float">
            <text:p>248.4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5.1999999999995" calcext:value-type="float">
            <text:p>-15.2</text:p>
          </table:table-cell>
          <table:table-cell office:value-type="float" office:value="0.183566509570255" calcext:value-type="float">
            <text:p>0.1835665096</text:p>
          </table:table-cell>
          <table:table-cell table:formula="of:=1000*[.E351]" office:value-type="float" office:value="183.566509570255" calcext:value-type="float">
            <text:p>183.5665095703</text:p>
          </table:table-cell>
          <table:table-cell office:value-type="float" office:value="44.54" calcext:value-type="float">
            <text:p>44.54</text:p>
          </table:table-cell>
          <table:table-cell table:formula="of:=[.G351]-22.5" office:value-type="float" office:value="22.04" calcext:value-type="float">
            <text:p>22.04</text:p>
          </table:table-cell>
          <table:table-cell office:value-type="float" office:value="0.249687" calcext:value-type="float">
            <text:p>0.249687</text:p>
          </table:table-cell>
          <table:table-cell table:formula="of:=1000*[.I351]" office:value-type="float" office:value="249.687" calcext:value-type="float">
            <text:p>249.6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5.0999999999995" calcext:value-type="float">
            <text:p>-15.1</text:p>
          </table:table-cell>
          <table:table-cell office:value-type="float" office:value="0.183214701946816" calcext:value-type="float">
            <text:p>0.1832147019</text:p>
          </table:table-cell>
          <table:table-cell table:formula="of:=1000*[.E352]" office:value-type="float" office:value="183.214701946816" calcext:value-type="float">
            <text:p>183.2147019468</text:p>
          </table:table-cell>
          <table:table-cell office:value-type="float" office:value="44.395" calcext:value-type="float">
            <text:p>44.395</text:p>
          </table:table-cell>
          <table:table-cell table:formula="of:=[.G352]-22.5" office:value-type="float" office:value="21.895" calcext:value-type="float">
            <text:p>21.895</text:p>
          </table:table-cell>
          <table:table-cell office:value-type="float" office:value="0.249572" calcext:value-type="float">
            <text:p>0.249572</text:p>
          </table:table-cell>
          <table:table-cell table:formula="of:=1000*[.I352]" office:value-type="float" office:value="249.572" calcext:value-type="float">
            <text:p>249.5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4.9999999999995" calcext:value-type="float">
            <text:p>-15</text:p>
          </table:table-cell>
          <table:table-cell office:value-type="float" office:value="0.182863348165158" calcext:value-type="float">
            <text:p>0.1828633482</text:p>
          </table:table-cell>
          <table:table-cell table:formula="of:=1000*[.E353]" office:value-type="float" office:value="182.863348165158" calcext:value-type="float">
            <text:p>182.8633481652</text:p>
          </table:table-cell>
          <table:table-cell office:value-type="float" office:value="44.25" calcext:value-type="float">
            <text:p>44.25</text:p>
          </table:table-cell>
          <table:table-cell table:formula="of:=[.G353]-22.5" office:value-type="float" office:value="21.75" calcext:value-type="float">
            <text:p>21.75</text:p>
          </table:table-cell>
          <table:table-cell office:value-type="float" office:value="0.248501" calcext:value-type="float">
            <text:p>0.248501</text:p>
          </table:table-cell>
          <table:table-cell table:formula="of:=1000*[.I353]" office:value-type="float" office:value="248.501" calcext:value-type="float">
            <text:p>248.5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4.8999999999995" calcext:value-type="float">
            <text:p>-14.9</text:p>
          </table:table-cell>
          <table:table-cell office:value-type="float" office:value="0.182679298397345" calcext:value-type="float">
            <text:p>0.1826792984</text:p>
          </table:table-cell>
          <table:table-cell table:formula="of:=1000*[.E354]" office:value-type="float" office:value="182.679298397345" calcext:value-type="float">
            <text:p>182.6792983973</text:p>
          </table:table-cell>
          <table:table-cell office:value-type="float" office:value="44.105" calcext:value-type="float">
            <text:p>44.105</text:p>
          </table:table-cell>
          <table:table-cell table:formula="of:=[.G354]-22.5" office:value-type="float" office:value="21.605" calcext:value-type="float">
            <text:p>21.605</text:p>
          </table:table-cell>
          <table:table-cell office:value-type="float" office:value="0.246853" calcext:value-type="float">
            <text:p>0.246853</text:p>
          </table:table-cell>
          <table:table-cell table:formula="of:=1000*[.I354]" office:value-type="float" office:value="246.853" calcext:value-type="float">
            <text:p>246.8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4.7999999999995" calcext:value-type="float">
            <text:p>-14.8</text:p>
          </table:table-cell>
          <table:table-cell office:value-type="float" office:value="0.18333379301553" calcext:value-type="float">
            <text:p>0.183333793</text:p>
          </table:table-cell>
          <table:table-cell table:formula="of:=1000*[.E355]" office:value-type="float" office:value="183.33379301553" calcext:value-type="float">
            <text:p>183.3337930155</text:p>
          </table:table-cell>
          <table:table-cell office:value-type="float" office:value="43.96" calcext:value-type="float">
            <text:p>43.96</text:p>
          </table:table-cell>
          <table:table-cell table:formula="of:=[.G355]-22.5" office:value-type="float" office:value="21.46" calcext:value-type="float">
            <text:p>21.46</text:p>
          </table:table-cell>
          <table:table-cell office:value-type="float" office:value="0.244953" calcext:value-type="float">
            <text:p>0.244953</text:p>
          </table:table-cell>
          <table:table-cell table:formula="of:=1000*[.I355]" office:value-type="float" office:value="244.953" calcext:value-type="float">
            <text:p>244.9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4.6999999999995" calcext:value-type="float">
            <text:p>-14.7</text:p>
          </table:table-cell>
          <table:table-cell office:value-type="float" office:value="0.18398870038279" calcext:value-type="float">
            <text:p>0.1839887004</text:p>
          </table:table-cell>
          <table:table-cell table:formula="of:=1000*[.E356]" office:value-type="float" office:value="183.98870038279" calcext:value-type="float">
            <text:p>183.9887003828</text:p>
          </table:table-cell>
          <table:table-cell office:value-type="float" office:value="43.815" calcext:value-type="float">
            <text:p>43.815</text:p>
          </table:table-cell>
          <table:table-cell table:formula="of:=[.G356]-22.5" office:value-type="float" office:value="21.315" calcext:value-type="float">
            <text:p>21.315</text:p>
          </table:table-cell>
          <table:table-cell office:value-type="float" office:value="0.243007" calcext:value-type="float">
            <text:p>0.243007</text:p>
          </table:table-cell>
          <table:table-cell table:formula="of:=1000*[.I356]" office:value-type="float" office:value="243.007" calcext:value-type="float">
            <text:p>243.0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4.5999999999995" calcext:value-type="float">
            <text:p>-14.6</text:p>
          </table:table-cell>
          <table:table-cell office:value-type="float" office:value="0.184810973380703" calcext:value-type="float">
            <text:p>0.1848109734</text:p>
          </table:table-cell>
          <table:table-cell table:formula="of:=1000*[.E357]" office:value-type="float" office:value="184.810973380703" calcext:value-type="float">
            <text:p>184.8109733807</text:p>
          </table:table-cell>
          <table:table-cell office:value-type="float" office:value="43.67" calcext:value-type="float">
            <text:p>43.67</text:p>
          </table:table-cell>
          <table:table-cell table:formula="of:=[.G357]-22.5" office:value-type="float" office:value="21.17" calcext:value-type="float">
            <text:p>21.17</text:p>
          </table:table-cell>
          <table:table-cell office:value-type="float" office:value="0.241179" calcext:value-type="float">
            <text:p>0.241179</text:p>
          </table:table-cell>
          <table:table-cell table:formula="of:=1000*[.I357]" office:value-type="float" office:value="241.179" calcext:value-type="float">
            <text:p>241.1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4.4999999999995" calcext:value-type="float">
            <text:p>-14.5</text:p>
          </table:table-cell>
          <table:table-cell office:value-type="float" office:value="0.186427574736284" calcext:value-type="float">
            <text:p>0.1864275747</text:p>
          </table:table-cell>
          <table:table-cell table:formula="of:=1000*[.E358]" office:value-type="float" office:value="186.427574736284" calcext:value-type="float">
            <text:p>186.4275747363</text:p>
          </table:table-cell>
          <table:table-cell office:value-type="float" office:value="43.525" calcext:value-type="float">
            <text:p>43.525</text:p>
          </table:table-cell>
          <table:table-cell table:formula="of:=[.G358]-22.5" office:value-type="float" office:value="21.025" calcext:value-type="float">
            <text:p>21.025</text:p>
          </table:table-cell>
          <table:table-cell office:value-type="float" office:value="0.239587" calcext:value-type="float">
            <text:p>0.239587</text:p>
          </table:table-cell>
          <table:table-cell table:formula="of:=1000*[.I358]" office:value-type="float" office:value="239.587" calcext:value-type="float">
            <text:p>239.5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4.3999999999995" calcext:value-type="float">
            <text:p>-14.4</text:p>
          </table:table-cell>
          <table:table-cell office:value-type="float" office:value="0.188453484037648" calcext:value-type="float">
            <text:p>0.188453484</text:p>
          </table:table-cell>
          <table:table-cell table:formula="of:=1000*[.E359]" office:value-type="float" office:value="188.453484037648" calcext:value-type="float">
            <text:p>188.4534840376</text:p>
          </table:table-cell>
          <table:table-cell office:value-type="float" office:value="43.38" calcext:value-type="float">
            <text:p>43.38</text:p>
          </table:table-cell>
          <table:table-cell table:formula="of:=[.G359]-22.5" office:value-type="float" office:value="20.88" calcext:value-type="float">
            <text:p>20.88</text:p>
          </table:table-cell>
          <table:table-cell office:value-type="float" office:value="0.238322" calcext:value-type="float">
            <text:p>0.238322</text:p>
          </table:table-cell>
          <table:table-cell table:formula="of:=1000*[.I359]" office:value-type="float" office:value="238.322" calcext:value-type="float">
            <text:p>238.3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4.2999999999995" calcext:value-type="float">
            <text:p>-14.3</text:p>
          </table:table-cell>
          <table:table-cell office:value-type="float" office:value="0.190582295206623" calcext:value-type="float">
            <text:p>0.1905822952</text:p>
          </table:table-cell>
          <table:table-cell table:formula="of:=1000*[.E360]" office:value-type="float" office:value="190.582295206623" calcext:value-type="float">
            <text:p>190.5822952066</text:p>
          </table:table-cell>
          <table:table-cell office:value-type="float" office:value="43.235" calcext:value-type="float">
            <text:p>43.235</text:p>
          </table:table-cell>
          <table:table-cell table:formula="of:=[.G360]-22.5" office:value-type="float" office:value="20.735" calcext:value-type="float">
            <text:p>20.735</text:p>
          </table:table-cell>
          <table:table-cell office:value-type="float" office:value="0.237464" calcext:value-type="float">
            <text:p>0.237464</text:p>
          </table:table-cell>
          <table:table-cell table:formula="of:=1000*[.I360]" office:value-type="float" office:value="237.464" calcext:value-type="float">
            <text:p>237.4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4.1999999999995" calcext:value-type="float">
            <text:p>-14.2</text:p>
          </table:table-cell>
          <table:table-cell office:value-type="float" office:value="0.19271492240474" calcext:value-type="float">
            <text:p>0.1927149224</text:p>
          </table:table-cell>
          <table:table-cell table:formula="of:=1000*[.E361]" office:value-type="float" office:value="192.71492240474" calcext:value-type="float">
            <text:p>192.7149224047</text:p>
          </table:table-cell>
          <table:table-cell office:value-type="float" office:value="43.09" calcext:value-type="float">
            <text:p>43.09</text:p>
          </table:table-cell>
          <table:table-cell table:formula="of:=[.G361]-22.5" office:value-type="float" office:value="20.59" calcext:value-type="float">
            <text:p>20.59</text:p>
          </table:table-cell>
          <table:table-cell office:value-type="float" office:value="0.236988" calcext:value-type="float">
            <text:p>0.236988</text:p>
          </table:table-cell>
          <table:table-cell table:formula="of:=1000*[.I361]" office:value-type="float" office:value="236.988" calcext:value-type="float">
            <text:p>236.9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4.0999999999995" calcext:value-type="float">
            <text:p>-14.1</text:p>
          </table:table-cell>
          <table:table-cell office:value-type="float" office:value="0.195608832702164" calcext:value-type="float">
            <text:p>0.1956088327</text:p>
          </table:table-cell>
          <table:table-cell table:formula="of:=1000*[.E362]" office:value-type="float" office:value="195.608832702164" calcext:value-type="float">
            <text:p>195.6088327022</text:p>
          </table:table-cell>
          <table:table-cell office:value-type="float" office:value="42.945" calcext:value-type="float">
            <text:p>42.945</text:p>
          </table:table-cell>
          <table:table-cell table:formula="of:=[.G362]-22.5" office:value-type="float" office:value="20.445" calcext:value-type="float">
            <text:p>20.445</text:p>
          </table:table-cell>
          <table:table-cell office:value-type="float" office:value="0.236984" calcext:value-type="float">
            <text:p>0.236984</text:p>
          </table:table-cell>
          <table:table-cell table:formula="of:=1000*[.I362]" office:value-type="float" office:value="236.984" calcext:value-type="float">
            <text:p>236.9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3.9999999999995" calcext:value-type="float">
            <text:p>-14</text:p>
          </table:table-cell>
          <table:table-cell office:value-type="float" office:value="0.198730409307897" calcext:value-type="float">
            <text:p>0.1987304093</text:p>
          </table:table-cell>
          <table:table-cell table:formula="of:=1000*[.E363]" office:value-type="float" office:value="198.730409307897" calcext:value-type="float">
            <text:p>198.7304093079</text:p>
          </table:table-cell>
          <table:table-cell office:value-type="float" office:value="42.8" calcext:value-type="float">
            <text:p>42.8</text:p>
          </table:table-cell>
          <table:table-cell table:formula="of:=[.G363]-22.5" office:value-type="float" office:value="20.3" calcext:value-type="float">
            <text:p>20.3</text:p>
          </table:table-cell>
          <table:table-cell office:value-type="float" office:value="0.237457" calcext:value-type="float">
            <text:p>0.237457</text:p>
          </table:table-cell>
          <table:table-cell table:formula="of:=1000*[.I363]" office:value-type="float" office:value="237.457" calcext:value-type="float">
            <text:p>237.4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3.8999999999995" calcext:value-type="float">
            <text:p>-13.9</text:p>
          </table:table-cell>
          <table:table-cell office:value-type="float" office:value="0.202616999491341" calcext:value-type="float">
            <text:p>0.2026169995</text:p>
          </table:table-cell>
          <table:table-cell table:formula="of:=1000*[.E364]" office:value-type="float" office:value="202.616999491341" calcext:value-type="float">
            <text:p>202.6169994913</text:p>
          </table:table-cell>
          <table:table-cell office:value-type="float" office:value="42.655" calcext:value-type="float">
            <text:p>42.655</text:p>
          </table:table-cell>
          <table:table-cell table:formula="of:=[.G364]-22.5" office:value-type="float" office:value="20.155" calcext:value-type="float">
            <text:p>20.155</text:p>
          </table:table-cell>
          <table:table-cell office:value-type="float" office:value="0.238394" calcext:value-type="float">
            <text:p>0.238394</text:p>
          </table:table-cell>
          <table:table-cell table:formula="of:=1000*[.I364]" office:value-type="float" office:value="238.394" calcext:value-type="float">
            <text:p>238.3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3.7999999999995" calcext:value-type="float">
            <text:p>-13.8</text:p>
          </table:table-cell>
          <table:table-cell office:value-type="float" office:value="0.206957063255349" calcext:value-type="float">
            <text:p>0.2069570633</text:p>
          </table:table-cell>
          <table:table-cell table:formula="of:=1000*[.E365]" office:value-type="float" office:value="206.957063255349" calcext:value-type="float">
            <text:p>206.9570632553</text:p>
          </table:table-cell>
          <table:table-cell office:value-type="float" office:value="42.51" calcext:value-type="float">
            <text:p>42.51</text:p>
          </table:table-cell>
          <table:table-cell table:formula="of:=[.G365]-22.5" office:value-type="float" office:value="20.01" calcext:value-type="float">
            <text:p>20.01</text:p>
          </table:table-cell>
          <table:table-cell office:value-type="float" office:value="0.239842" calcext:value-type="float">
            <text:p>0.239842</text:p>
          </table:table-cell>
          <table:table-cell table:formula="of:=1000*[.I365]" office:value-type="float" office:value="239.842" calcext:value-type="float">
            <text:p>239.8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3.6999999999995" calcext:value-type="float">
            <text:p>-13.7</text:p>
          </table:table-cell>
          <table:table-cell office:value-type="float" office:value="0.211315394645338" calcext:value-type="float">
            <text:p>0.2113153946</text:p>
          </table:table-cell>
          <table:table-cell table:formula="of:=1000*[.E366]" office:value-type="float" office:value="211.315394645338" calcext:value-type="float">
            <text:p>211.3153946453</text:p>
          </table:table-cell>
          <table:table-cell office:value-type="float" office:value="42.365" calcext:value-type="float">
            <text:p>42.365</text:p>
          </table:table-cell>
          <table:table-cell table:formula="of:=[.G366]-22.5" office:value-type="float" office:value="19.865" calcext:value-type="float">
            <text:p>19.865</text:p>
          </table:table-cell>
          <table:table-cell office:value-type="float" office:value="0.241773" calcext:value-type="float">
            <text:p>0.241773</text:p>
          </table:table-cell>
          <table:table-cell table:formula="of:=1000*[.I366]" office:value-type="float" office:value="241.773" calcext:value-type="float">
            <text:p>241.7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3.5999999999995" calcext:value-type="float">
            <text:p>-13.6</text:p>
          </table:table-cell>
          <table:table-cell office:value-type="float" office:value="0.214818337990756" calcext:value-type="float">
            <text:p>0.214818338</text:p>
          </table:table-cell>
          <table:table-cell table:formula="of:=1000*[.E367]" office:value-type="float" office:value="214.818337990756" calcext:value-type="float">
            <text:p>214.8183379908</text:p>
          </table:table-cell>
          <table:table-cell office:value-type="float" office:value="42.22" calcext:value-type="float">
            <text:p>42.22</text:p>
          </table:table-cell>
          <table:table-cell table:formula="of:=[.G367]-22.5" office:value-type="float" office:value="19.72" calcext:value-type="float">
            <text:p>19.72</text:p>
          </table:table-cell>
          <table:table-cell office:value-type="float" office:value="0.244176" calcext:value-type="float">
            <text:p>0.244176</text:p>
          </table:table-cell>
          <table:table-cell table:formula="of:=1000*[.I367]" office:value-type="float" office:value="244.176" calcext:value-type="float">
            <text:p>244.1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3.4999999999995" calcext:value-type="float">
            <text:p>-13.5</text:p>
          </table:table-cell>
          <table:table-cell office:value-type="float" office:value="0.218565243356282" calcext:value-type="float">
            <text:p>0.2185652434</text:p>
          </table:table-cell>
          <table:table-cell table:formula="of:=1000*[.E368]" office:value-type="float" office:value="218.565243356282" calcext:value-type="float">
            <text:p>218.5652433563</text:p>
          </table:table-cell>
          <table:table-cell office:value-type="float" office:value="42.075" calcext:value-type="float">
            <text:p>42.075</text:p>
          </table:table-cell>
          <table:table-cell table:formula="of:=[.G368]-22.5" office:value-type="float" office:value="19.575" calcext:value-type="float">
            <text:p>19.575</text:p>
          </table:table-cell>
          <table:table-cell office:value-type="float" office:value="0.247032" calcext:value-type="float">
            <text:p>0.247032</text:p>
          </table:table-cell>
          <table:table-cell table:formula="of:=1000*[.I368]" office:value-type="float" office:value="247.032" calcext:value-type="float">
            <text:p>247.0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3.3999999999995" calcext:value-type="float">
            <text:p>-13.4</text:p>
          </table:table-cell>
          <table:table-cell office:value-type="float" office:value="0.226576015014009" calcext:value-type="float">
            <text:p>0.226576015</text:p>
          </table:table-cell>
          <table:table-cell table:formula="of:=1000*[.E369]" office:value-type="float" office:value="226.576015014009" calcext:value-type="float">
            <text:p>226.576015014</text:p>
          </table:table-cell>
          <table:table-cell office:value-type="float" office:value="41.93" calcext:value-type="float">
            <text:p>41.93</text:p>
          </table:table-cell>
          <table:table-cell table:formula="of:=[.G369]-22.5" office:value-type="float" office:value="19.43" calcext:value-type="float">
            <text:p>19.43</text:p>
          </table:table-cell>
          <table:table-cell office:value-type="float" office:value="0.2504" calcext:value-type="float">
            <text:p>0.2504</text:p>
          </table:table-cell>
          <table:table-cell table:formula="of:=1000*[.I369]" office:value-type="float" office:value="250.4" calcext:value-type="float">
            <text:p>250.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3.2999999999995" calcext:value-type="float">
            <text:p>-13.3</text:p>
          </table:table-cell>
          <table:table-cell office:value-type="float" office:value="0.231261851519931" calcext:value-type="float">
            <text:p>0.2312618515</text:p>
          </table:table-cell>
          <table:table-cell table:formula="of:=1000*[.E370]" office:value-type="float" office:value="231.261851519931" calcext:value-type="float">
            <text:p>231.2618515199</text:p>
          </table:table-cell>
          <table:table-cell office:value-type="float" office:value="41.785" calcext:value-type="float">
            <text:p>41.785</text:p>
          </table:table-cell>
          <table:table-cell table:formula="of:=[.G370]-22.5" office:value-type="float" office:value="19.285" calcext:value-type="float">
            <text:p>19.285</text:p>
          </table:table-cell>
          <table:table-cell office:value-type="float" office:value="0.2542" calcext:value-type="float">
            <text:p>0.2542</text:p>
          </table:table-cell>
          <table:table-cell table:formula="of:=1000*[.I370]" office:value-type="float" office:value="254.2" calcext:value-type="float">
            <text:p>254.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3.1999999999995" calcext:value-type="float">
            <text:p>-13.2</text:p>
          </table:table-cell>
          <table:table-cell office:value-type="float" office:value="0.237723711213882" calcext:value-type="float">
            <text:p>0.2377237112</text:p>
          </table:table-cell>
          <table:table-cell table:formula="of:=1000*[.E371]" office:value-type="float" office:value="237.723711213882" calcext:value-type="float">
            <text:p>237.7237112139</text:p>
          </table:table-cell>
          <table:table-cell office:value-type="float" office:value="41.64" calcext:value-type="float">
            <text:p>41.64</text:p>
          </table:table-cell>
          <table:table-cell table:formula="of:=[.G371]-22.5" office:value-type="float" office:value="19.14" calcext:value-type="float">
            <text:p>19.14</text:p>
          </table:table-cell>
          <table:table-cell office:value-type="float" office:value="0.258434" calcext:value-type="float">
            <text:p>0.258434</text:p>
          </table:table-cell>
          <table:table-cell table:formula="of:=1000*[.I371]" office:value-type="float" office:value="258.434" calcext:value-type="float">
            <text:p>258.4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3.0999999999995" calcext:value-type="float">
            <text:p>-13.1</text:p>
          </table:table-cell>
          <table:table-cell office:value-type="float" office:value="0.243389625091466" calcext:value-type="float">
            <text:p>0.2433896251</text:p>
          </table:table-cell>
          <table:table-cell table:formula="of:=1000*[.E372]" office:value-type="float" office:value="243.389625091466" calcext:value-type="float">
            <text:p>243.3896250915</text:p>
          </table:table-cell>
          <table:table-cell office:value-type="float" office:value="41.495" calcext:value-type="float">
            <text:p>41.495</text:p>
          </table:table-cell>
          <table:table-cell table:formula="of:=[.G372]-22.5" office:value-type="float" office:value="18.995" calcext:value-type="float">
            <text:p>18.995</text:p>
          </table:table-cell>
          <table:table-cell office:value-type="float" office:value="0.263048" calcext:value-type="float">
            <text:p>0.263048</text:p>
          </table:table-cell>
          <table:table-cell table:formula="of:=1000*[.I372]" office:value-type="float" office:value="263.048" calcext:value-type="float">
            <text:p>263.0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2.9999999999995" calcext:value-type="float">
            <text:p>-13</text:p>
          </table:table-cell>
          <table:table-cell office:value-type="float" office:value="0.248729860067049" calcext:value-type="float">
            <text:p>0.2487298601</text:p>
          </table:table-cell>
          <table:table-cell table:formula="of:=1000*[.E373]" office:value-type="float" office:value="248.729860067049" calcext:value-type="float">
            <text:p>248.729860067</text:p>
          </table:table-cell>
          <table:table-cell office:value-type="float" office:value="41.35" calcext:value-type="float">
            <text:p>41.35</text:p>
          </table:table-cell>
          <table:table-cell table:formula="of:=[.G373]-22.5" office:value-type="float" office:value="18.85" calcext:value-type="float">
            <text:p>18.85</text:p>
          </table:table-cell>
          <table:table-cell office:value-type="float" office:value="0.26796" calcext:value-type="float">
            <text:p>0.26796</text:p>
          </table:table-cell>
          <table:table-cell table:formula="of:=1000*[.I373]" office:value-type="float" office:value="267.96" calcext:value-type="float">
            <text:p>267.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2.8999999999995" calcext:value-type="float">
            <text:p>-12.9</text:p>
          </table:table-cell>
          <table:table-cell office:value-type="float" office:value="0.25519854960773" calcext:value-type="float">
            <text:p>0.2551985496</text:p>
          </table:table-cell>
          <table:table-cell table:formula="of:=1000*[.E374]" office:value-type="float" office:value="255.19854960773" calcext:value-type="float">
            <text:p>255.1985496077</text:p>
          </table:table-cell>
          <table:table-cell office:value-type="float" office:value="41.205" calcext:value-type="float">
            <text:p>41.205</text:p>
          </table:table-cell>
          <table:table-cell table:formula="of:=[.G374]-22.5" office:value-type="float" office:value="18.705" calcext:value-type="float">
            <text:p>18.705</text:p>
          </table:table-cell>
          <table:table-cell office:value-type="float" office:value="0.273112" calcext:value-type="float">
            <text:p>0.273112</text:p>
          </table:table-cell>
          <table:table-cell table:formula="of:=1000*[.I374]" office:value-type="float" office:value="273.112" calcext:value-type="float">
            <text:p>273.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2.7999999999995" calcext:value-type="float">
            <text:p>-12.8</text:p>
          </table:table-cell>
          <table:table-cell office:value-type="float" office:value="0.260753298070846" calcext:value-type="float">
            <text:p>0.2607532981</text:p>
          </table:table-cell>
          <table:table-cell table:formula="of:=1000*[.E375]" office:value-type="float" office:value="260.753298070846" calcext:value-type="float">
            <text:p>260.7532980708</text:p>
          </table:table-cell>
          <table:table-cell office:value-type="float" office:value="41.06" calcext:value-type="float">
            <text:p>41.06</text:p>
          </table:table-cell>
          <table:table-cell table:formula="of:=[.G375]-22.5" office:value-type="float" office:value="18.56" calcext:value-type="float">
            <text:p>18.56</text:p>
          </table:table-cell>
          <table:table-cell office:value-type="float" office:value="0.278368" calcext:value-type="float">
            <text:p>0.278368</text:p>
          </table:table-cell>
          <table:table-cell table:formula="of:=1000*[.I375]" office:value-type="float" office:value="278.368" calcext:value-type="float">
            <text:p>278.3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2.6999999999995" calcext:value-type="float">
            <text:p>-12.7</text:p>
          </table:table-cell>
          <table:table-cell office:value-type="float" office:value="0.264726806128255" calcext:value-type="float">
            <text:p>0.2647268061</text:p>
          </table:table-cell>
          <table:table-cell table:formula="of:=1000*[.E376]" office:value-type="float" office:value="264.726806128255" calcext:value-type="float">
            <text:p>264.7268061283</text:p>
          </table:table-cell>
          <table:table-cell office:value-type="float" office:value="40.915" calcext:value-type="float">
            <text:p>40.915</text:p>
          </table:table-cell>
          <table:table-cell table:formula="of:=[.G376]-22.5" office:value-type="float" office:value="18.415" calcext:value-type="float">
            <text:p>18.415</text:p>
          </table:table-cell>
          <table:table-cell office:value-type="float" office:value="0.283589" calcext:value-type="float">
            <text:p>0.283589</text:p>
          </table:table-cell>
          <table:table-cell table:formula="of:=1000*[.I376]" office:value-type="float" office:value="283.589" calcext:value-type="float">
            <text:p>283.5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2.5999999999995" calcext:value-type="float">
            <text:p>-12.6</text:p>
          </table:table-cell>
          <table:table-cell office:value-type="float" office:value="0.26985342351134" calcext:value-type="float">
            <text:p>0.2698534235</text:p>
          </table:table-cell>
          <table:table-cell table:formula="of:=1000*[.E377]" office:value-type="float" office:value="269.85342351134" calcext:value-type="float">
            <text:p>269.8534235113</text:p>
          </table:table-cell>
          <table:table-cell office:value-type="float" office:value="40.77" calcext:value-type="float">
            <text:p>40.77</text:p>
          </table:table-cell>
          <table:table-cell table:formula="of:=[.G377]-22.5" office:value-type="float" office:value="18.27" calcext:value-type="float">
            <text:p>18.27</text:p>
          </table:table-cell>
          <table:table-cell office:value-type="float" office:value="0.288468" calcext:value-type="float">
            <text:p>0.288468</text:p>
          </table:table-cell>
          <table:table-cell table:formula="of:=1000*[.I377]" office:value-type="float" office:value="288.468" calcext:value-type="float">
            <text:p>288.4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2.4999999999995" calcext:value-type="float">
            <text:p>-12.5</text:p>
          </table:table-cell>
          <table:table-cell office:value-type="float" office:value="0.273893597362191" calcext:value-type="float">
            <text:p>0.2738935974</text:p>
          </table:table-cell>
          <table:table-cell table:formula="of:=1000*[.E378]" office:value-type="float" office:value="273.893597362191" calcext:value-type="float">
            <text:p>273.8935973622</text:p>
          </table:table-cell>
          <table:table-cell office:value-type="float" office:value="40.625" calcext:value-type="float">
            <text:p>40.625</text:p>
          </table:table-cell>
          <table:table-cell table:formula="of:=[.G378]-22.5" office:value-type="float" office:value="18.125" calcext:value-type="float">
            <text:p>18.125</text:p>
          </table:table-cell>
          <table:table-cell office:value-type="float" office:value="0.292769" calcext:value-type="float">
            <text:p>0.292769</text:p>
          </table:table-cell>
          <table:table-cell table:formula="of:=1000*[.I378]" office:value-type="float" office:value="292.769" calcext:value-type="float">
            <text:p>292.7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2.3999999999995" calcext:value-type="float">
            <text:p>-12.4</text:p>
          </table:table-cell>
          <table:table-cell office:value-type="float" office:value="0.275851949085773" calcext:value-type="float">
            <text:p>0.2758519491</text:p>
          </table:table-cell>
          <table:table-cell table:formula="of:=1000*[.E379]" office:value-type="float" office:value="275.851949085773" calcext:value-type="float">
            <text:p>275.8519490858</text:p>
          </table:table-cell>
          <table:table-cell office:value-type="float" office:value="40.48" calcext:value-type="float">
            <text:p>40.48</text:p>
          </table:table-cell>
          <table:table-cell table:formula="of:=[.G379]-22.5" office:value-type="float" office:value="17.98" calcext:value-type="float">
            <text:p>17.98</text:p>
          </table:table-cell>
          <table:table-cell office:value-type="float" office:value="0.295982" calcext:value-type="float">
            <text:p>0.295982</text:p>
          </table:table-cell>
          <table:table-cell table:formula="of:=1000*[.I379]" office:value-type="float" office:value="295.982" calcext:value-type="float">
            <text:p>295.9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2.2999999999995" calcext:value-type="float">
            <text:p>-12.3</text:p>
          </table:table-cell>
          <table:table-cell office:value-type="float" office:value="0.278508631817562" calcext:value-type="float">
            <text:p>0.2785086318</text:p>
          </table:table-cell>
          <table:table-cell table:formula="of:=1000*[.E380]" office:value-type="float" office:value="278.508631817562" calcext:value-type="float">
            <text:p>278.5086318176</text:p>
          </table:table-cell>
          <table:table-cell office:value-type="float" office:value="40.335" calcext:value-type="float">
            <text:p>40.335</text:p>
          </table:table-cell>
          <table:table-cell table:formula="of:=[.G380]-22.5" office:value-type="float" office:value="17.835" calcext:value-type="float">
            <text:p>17.835</text:p>
          </table:table-cell>
          <table:table-cell office:value-type="float" office:value="0.297808" calcext:value-type="float">
            <text:p>0.297808</text:p>
          </table:table-cell>
          <table:table-cell table:formula="of:=1000*[.I380]" office:value-type="float" office:value="297.808" calcext:value-type="float">
            <text:p>297.8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2.1999999999995" calcext:value-type="float">
            <text:p>-12.2</text:p>
          </table:table-cell>
          <table:table-cell office:value-type="float" office:value="0.279124282651014" calcext:value-type="float">
            <text:p>0.2791242827</text:p>
          </table:table-cell>
          <table:table-cell table:formula="of:=1000*[.E381]" office:value-type="float" office:value="279.124282651014" calcext:value-type="float">
            <text:p>279.124282651</text:p>
          </table:table-cell>
          <table:table-cell office:value-type="float" office:value="40.19" calcext:value-type="float">
            <text:p>40.19</text:p>
          </table:table-cell>
          <table:table-cell table:formula="of:=[.G381]-22.5" office:value-type="float" office:value="17.69" calcext:value-type="float">
            <text:p>17.69</text:p>
          </table:table-cell>
          <table:table-cell office:value-type="float" office:value="0.297654" calcext:value-type="float">
            <text:p>0.297654</text:p>
          </table:table-cell>
          <table:table-cell table:formula="of:=1000*[.I381]" office:value-type="float" office:value="297.654" calcext:value-type="float">
            <text:p>297.6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2.0999999999995" calcext:value-type="float">
            <text:p>-12.1</text:p>
          </table:table-cell>
          <table:table-cell office:value-type="float" office:value="0.279122341625391" calcext:value-type="float">
            <text:p>0.2791223416</text:p>
          </table:table-cell>
          <table:table-cell table:formula="of:=1000*[.E382]" office:value-type="float" office:value="279.122341625391" calcext:value-type="float">
            <text:p>279.1223416254</text:p>
          </table:table-cell>
          <table:table-cell office:value-type="float" office:value="40.045" calcext:value-type="float">
            <text:p>40.045</text:p>
          </table:table-cell>
          <table:table-cell table:formula="of:=[.G382]-22.5" office:value-type="float" office:value="17.545" calcext:value-type="float">
            <text:p>17.545</text:p>
          </table:table-cell>
          <table:table-cell office:value-type="float" office:value="0.295341" calcext:value-type="float">
            <text:p>0.295341</text:p>
          </table:table-cell>
          <table:table-cell table:formula="of:=1000*[.I382]" office:value-type="float" office:value="295.341" calcext:value-type="float">
            <text:p>295.3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1.9999999999995" calcext:value-type="float">
            <text:p>-12</text:p>
          </table:table-cell>
          <table:table-cell office:value-type="float" office:value="0.279151407303892" calcext:value-type="float">
            <text:p>0.2791514073</text:p>
          </table:table-cell>
          <table:table-cell table:formula="of:=1000*[.E383]" office:value-type="float" office:value="279.151407303892" calcext:value-type="float">
            <text:p>279.1514073039</text:p>
          </table:table-cell>
          <table:table-cell office:value-type="float" office:value="39.9" calcext:value-type="float">
            <text:p>39.9</text:p>
          </table:table-cell>
          <table:table-cell table:formula="of:=[.G383]-22.5" office:value-type="float" office:value="17.4" calcext:value-type="float">
            <text:p>17.4</text:p>
          </table:table-cell>
          <table:table-cell office:value-type="float" office:value="0.290824" calcext:value-type="float">
            <text:p>0.290824</text:p>
          </table:table-cell>
          <table:table-cell table:formula="of:=1000*[.I383]" office:value-type="float" office:value="290.824" calcext:value-type="float">
            <text:p>290.8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1.8999999999995" calcext:value-type="float">
            <text:p>-11.9</text:p>
          </table:table-cell>
          <table:table-cell office:value-type="float" office:value="0.277175376943841" calcext:value-type="float">
            <text:p>0.2771753769</text:p>
          </table:table-cell>
          <table:table-cell table:formula="of:=1000*[.E384]" office:value-type="float" office:value="277.175376943841" calcext:value-type="float">
            <text:p>277.1753769438</text:p>
          </table:table-cell>
          <table:table-cell office:value-type="float" office:value="39.755" calcext:value-type="float">
            <text:p>39.755</text:p>
          </table:table-cell>
          <table:table-cell table:formula="of:=[.G384]-22.5" office:value-type="float" office:value="17.255" calcext:value-type="float">
            <text:p>17.255</text:p>
          </table:table-cell>
          <table:table-cell office:value-type="float" office:value="0.284321" calcext:value-type="float">
            <text:p>0.284321</text:p>
          </table:table-cell>
          <table:table-cell table:formula="of:=1000*[.I384]" office:value-type="float" office:value="284.321" calcext:value-type="float">
            <text:p>284.3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1.7999999999995" calcext:value-type="float">
            <text:p>-11.8</text:p>
          </table:table-cell>
          <table:table-cell office:value-type="float" office:value="0.275555383460585" calcext:value-type="float">
            <text:p>0.2755553835</text:p>
          </table:table-cell>
          <table:table-cell table:formula="of:=1000*[.E385]" office:value-type="float" office:value="275.555383460585" calcext:value-type="float">
            <text:p>275.5553834606</text:p>
          </table:table-cell>
          <table:table-cell office:value-type="float" office:value="39.61" calcext:value-type="float">
            <text:p>39.61</text:p>
          </table:table-cell>
          <table:table-cell table:formula="of:=[.G385]-22.5" office:value-type="float" office:value="17.11" calcext:value-type="float">
            <text:p>17.11</text:p>
          </table:table-cell>
          <table:table-cell office:value-type="float" office:value="0.276413" calcext:value-type="float">
            <text:p>0.276413</text:p>
          </table:table-cell>
          <table:table-cell table:formula="of:=1000*[.I385]" office:value-type="float" office:value="276.413" calcext:value-type="float">
            <text:p>276.4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1.6999999999995" calcext:value-type="float">
            <text:p>-11.7</text:p>
          </table:table-cell>
          <table:table-cell office:value-type="float" office:value="0.274158779055026" calcext:value-type="float">
            <text:p>0.2741587791</text:p>
          </table:table-cell>
          <table:table-cell table:formula="of:=1000*[.E386]" office:value-type="float" office:value="274.158779055026" calcext:value-type="float">
            <text:p>274.158779055</text:p>
          </table:table-cell>
          <table:table-cell office:value-type="float" office:value="39.465" calcext:value-type="float">
            <text:p>39.465</text:p>
          </table:table-cell>
          <table:table-cell table:formula="of:=[.G386]-22.5" office:value-type="float" office:value="16.965" calcext:value-type="float">
            <text:p>16.965</text:p>
          </table:table-cell>
          <table:table-cell office:value-type="float" office:value="0.267653" calcext:value-type="float">
            <text:p>0.267653</text:p>
          </table:table-cell>
          <table:table-cell table:formula="of:=1000*[.I386]" office:value-type="float" office:value="267.653" calcext:value-type="float">
            <text:p>267.6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1.5999999999995" calcext:value-type="float">
            <text:p>-11.6</text:p>
          </table:table-cell>
          <table:table-cell office:value-type="float" office:value="0.271203945880187" calcext:value-type="float">
            <text:p>0.2712039459</text:p>
          </table:table-cell>
          <table:table-cell table:formula="of:=1000*[.E387]" office:value-type="float" office:value="271.203945880187" calcext:value-type="float">
            <text:p>271.2039458802</text:p>
          </table:table-cell>
          <table:table-cell office:value-type="float" office:value="39.32" calcext:value-type="float">
            <text:p>39.32</text:p>
          </table:table-cell>
          <table:table-cell table:formula="of:=[.G387]-22.5" office:value-type="float" office:value="16.82" calcext:value-type="float">
            <text:p>16.82</text:p>
          </table:table-cell>
          <table:table-cell office:value-type="float" office:value="0.258572" calcext:value-type="float">
            <text:p>0.258572</text:p>
          </table:table-cell>
          <table:table-cell table:formula="of:=1000*[.I387]" office:value-type="float" office:value="258.572" calcext:value-type="float">
            <text:p>258.5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1.4999999999995" calcext:value-type="float">
            <text:p>-11.5</text:p>
          </table:table-cell>
          <table:table-cell office:value-type="float" office:value="0.268768432985106" calcext:value-type="float">
            <text:p>0.268768433</text:p>
          </table:table-cell>
          <table:table-cell table:formula="of:=1000*[.E388]" office:value-type="float" office:value="268.768432985106" calcext:value-type="float">
            <text:p>268.7684329851</text:p>
          </table:table-cell>
          <table:table-cell office:value-type="float" office:value="39.175" calcext:value-type="float">
            <text:p>39.175</text:p>
          </table:table-cell>
          <table:table-cell table:formula="of:=[.G388]-22.5" office:value-type="float" office:value="16.675" calcext:value-type="float">
            <text:p>16.675</text:p>
          </table:table-cell>
          <table:table-cell office:value-type="float" office:value="0.249606" calcext:value-type="float">
            <text:p>0.249606</text:p>
          </table:table-cell>
          <table:table-cell table:formula="of:=1000*[.I388]" office:value-type="float" office:value="249.606" calcext:value-type="float">
            <text:p>249.6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1.3999999999995" calcext:value-type="float">
            <text:p>-11.4</text:p>
          </table:table-cell>
          <table:table-cell office:value-type="float" office:value="0.266751901730074" calcext:value-type="float">
            <text:p>0.2667519017</text:p>
          </table:table-cell>
          <table:table-cell table:formula="of:=1000*[.E389]" office:value-type="float" office:value="266.751901730074" calcext:value-type="float">
            <text:p>266.7519017301</text:p>
          </table:table-cell>
          <table:table-cell office:value-type="float" office:value="39.03" calcext:value-type="float">
            <text:p>39.03</text:p>
          </table:table-cell>
          <table:table-cell table:formula="of:=[.G389]-22.5" office:value-type="float" office:value="16.53" calcext:value-type="float">
            <text:p>16.53</text:p>
          </table:table-cell>
          <table:table-cell office:value-type="float" office:value="0.241027" calcext:value-type="float">
            <text:p>0.241027</text:p>
          </table:table-cell>
          <table:table-cell table:formula="of:=1000*[.I389]" office:value-type="float" office:value="241.027" calcext:value-type="float">
            <text:p>241.0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1.2999999999995" calcext:value-type="float">
            <text:p>-11.3</text:p>
          </table:table-cell>
          <table:table-cell office:value-type="float" office:value="0.263772966042883" calcext:value-type="float">
            <text:p>0.263772966</text:p>
          </table:table-cell>
          <table:table-cell table:formula="of:=1000*[.E390]" office:value-type="float" office:value="263.772966042883" calcext:value-type="float">
            <text:p>263.7729660429</text:p>
          </table:table-cell>
          <table:table-cell office:value-type="float" office:value="38.885" calcext:value-type="float">
            <text:p>38.885</text:p>
          </table:table-cell>
          <table:table-cell table:formula="of:=[.G390]-22.5" office:value-type="float" office:value="16.385" calcext:value-type="float">
            <text:p>16.385</text:p>
          </table:table-cell>
          <table:table-cell office:value-type="float" office:value="0.233055" calcext:value-type="float">
            <text:p>0.233055</text:p>
          </table:table-cell>
          <table:table-cell table:formula="of:=1000*[.I390]" office:value-type="float" office:value="233.055" calcext:value-type="float">
            <text:p>233.0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1.1999999999995" calcext:value-type="float">
            <text:p>-11.2</text:p>
          </table:table-cell>
          <table:table-cell office:value-type="float" office:value="0.261297933014561" calcext:value-type="float">
            <text:p>0.261297933</text:p>
          </table:table-cell>
          <table:table-cell table:formula="of:=1000*[.E391]" office:value-type="float" office:value="261.297933014561" calcext:value-type="float">
            <text:p>261.2979330146</text:p>
          </table:table-cell>
          <table:table-cell office:value-type="float" office:value="38.74" calcext:value-type="float">
            <text:p>38.74</text:p>
          </table:table-cell>
          <table:table-cell table:formula="of:=[.G391]-22.5" office:value-type="float" office:value="16.24" calcext:value-type="float">
            <text:p>16.24</text:p>
          </table:table-cell>
          <table:table-cell office:value-type="float" office:value="0.225831" calcext:value-type="float">
            <text:p>0.225831</text:p>
          </table:table-cell>
          <table:table-cell table:formula="of:=1000*[.I391]" office:value-type="float" office:value="225.831" calcext:value-type="float">
            <text:p>225.8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1.0999999999995" calcext:value-type="float">
            <text:p>-11.1</text:p>
          </table:table-cell>
          <table:table-cell office:value-type="float" office:value="0.259202133790931" calcext:value-type="float">
            <text:p>0.2592021338</text:p>
          </table:table-cell>
          <table:table-cell table:formula="of:=1000*[.E392]" office:value-type="float" office:value="259.202133790931" calcext:value-type="float">
            <text:p>259.2021337909</text:p>
          </table:table-cell>
          <table:table-cell office:value-type="float" office:value="38.595" calcext:value-type="float">
            <text:p>38.595</text:p>
          </table:table-cell>
          <table:table-cell table:formula="of:=[.G392]-22.5" office:value-type="float" office:value="16.095" calcext:value-type="float">
            <text:p>16.095</text:p>
          </table:table-cell>
          <table:table-cell office:value-type="float" office:value="0.219239" calcext:value-type="float">
            <text:p>0.219239</text:p>
          </table:table-cell>
          <table:table-cell table:formula="of:=1000*[.I392]" office:value-type="float" office:value="219.239" calcext:value-type="float">
            <text:p>219.2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0.9999999999995" calcext:value-type="float">
            <text:p>-11</text:p>
          </table:table-cell>
          <table:table-cell office:value-type="float" office:value="0.256606912610254" calcext:value-type="float">
            <text:p>0.2566069126</text:p>
          </table:table-cell>
          <table:table-cell table:formula="of:=1000*[.E393]" office:value-type="float" office:value="256.606912610254" calcext:value-type="float">
            <text:p>256.6069126103</text:p>
          </table:table-cell>
          <table:table-cell office:value-type="float" office:value="38.45" calcext:value-type="float">
            <text:p>38.45</text:p>
          </table:table-cell>
          <table:table-cell table:formula="of:=[.G393]-22.5" office:value-type="float" office:value="15.95" calcext:value-type="float">
            <text:p>15.95</text:p>
          </table:table-cell>
          <table:table-cell office:value-type="float" office:value="0.213479" calcext:value-type="float">
            <text:p>0.213479</text:p>
          </table:table-cell>
          <table:table-cell table:formula="of:=1000*[.I393]" office:value-type="float" office:value="213.479" calcext:value-type="float">
            <text:p>213.4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0.8999999999995" calcext:value-type="float">
            <text:p>-10.9</text:p>
          </table:table-cell>
          <table:table-cell office:value-type="float" office:value="0.254432558687451" calcext:value-type="float">
            <text:p>0.2544325587</text:p>
          </table:table-cell>
          <table:table-cell table:formula="of:=1000*[.E394]" office:value-type="float" office:value="254.432558687451" calcext:value-type="float">
            <text:p>254.4325586875</text:p>
          </table:table-cell>
          <table:table-cell office:value-type="float" office:value="38.305" calcext:value-type="float">
            <text:p>38.305</text:p>
          </table:table-cell>
          <table:table-cell table:formula="of:=[.G394]-22.5" office:value-type="float" office:value="15.805" calcext:value-type="float">
            <text:p>15.805</text:p>
          </table:table-cell>
          <table:table-cell office:value-type="float" office:value="0.208531" calcext:value-type="float">
            <text:p>0.208531</text:p>
          </table:table-cell>
          <table:table-cell table:formula="of:=1000*[.I394]" office:value-type="float" office:value="208.531" calcext:value-type="float">
            <text:p>208.5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0.7999999999995" calcext:value-type="float">
            <text:p>-10.8</text:p>
          </table:table-cell>
          <table:table-cell office:value-type="float" office:value="0.252511629645613" calcext:value-type="float">
            <text:p>0.2525116296</text:p>
          </table:table-cell>
          <table:table-cell table:formula="of:=1000*[.E395]" office:value-type="float" office:value="252.511629645613" calcext:value-type="float">
            <text:p>252.5116296456</text:p>
          </table:table-cell>
          <table:table-cell office:value-type="float" office:value="38.16" calcext:value-type="float">
            <text:p>38.16</text:p>
          </table:table-cell>
          <table:table-cell table:formula="of:=[.G395]-22.5" office:value-type="float" office:value="15.66" calcext:value-type="float">
            <text:p>15.66</text:p>
          </table:table-cell>
          <table:table-cell office:value-type="float" office:value="0.204349" calcext:value-type="float">
            <text:p>0.204349</text:p>
          </table:table-cell>
          <table:table-cell table:formula="of:=1000*[.I395]" office:value-type="float" office:value="204.349" calcext:value-type="float">
            <text:p>204.3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0.6999999999995" calcext:value-type="float">
            <text:p>-10.7</text:p>
          </table:table-cell>
          <table:table-cell office:value-type="float" office:value="0.251009773370804" calcext:value-type="float">
            <text:p>0.2510097734</text:p>
          </table:table-cell>
          <table:table-cell table:formula="of:=1000*[.E396]" office:value-type="float" office:value="251.009773370804" calcext:value-type="float">
            <text:p>251.0097733708</text:p>
          </table:table-cell>
          <table:table-cell office:value-type="float" office:value="38.015" calcext:value-type="float">
            <text:p>38.015</text:p>
          </table:table-cell>
          <table:table-cell table:formula="of:=[.G396]-22.5" office:value-type="float" office:value="15.515" calcext:value-type="float">
            <text:p>15.515</text:p>
          </table:table-cell>
          <table:table-cell office:value-type="float" office:value="0.200996" calcext:value-type="float">
            <text:p>0.200996</text:p>
          </table:table-cell>
          <table:table-cell table:formula="of:=1000*[.I396]" office:value-type="float" office:value="200.996" calcext:value-type="float">
            <text:p>200.9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0.5999999999995" calcext:value-type="float">
            <text:p>-10.6</text:p>
          </table:table-cell>
          <table:table-cell office:value-type="float" office:value="0.249343929569459" calcext:value-type="float">
            <text:p>0.2493439296</text:p>
          </table:table-cell>
          <table:table-cell table:formula="of:=1000*[.E397]" office:value-type="float" office:value="249.343929569459" calcext:value-type="float">
            <text:p>249.3439295695</text:p>
          </table:table-cell>
          <table:table-cell office:value-type="float" office:value="37.87" calcext:value-type="float">
            <text:p>37.87</text:p>
          </table:table-cell>
          <table:table-cell table:formula="of:=[.G397]-22.5" office:value-type="float" office:value="15.37" calcext:value-type="float">
            <text:p>15.37</text:p>
          </table:table-cell>
          <table:table-cell office:value-type="float" office:value="0.198403" calcext:value-type="float">
            <text:p>0.198403</text:p>
          </table:table-cell>
          <table:table-cell table:formula="of:=1000*[.I397]" office:value-type="float" office:value="198.403" calcext:value-type="float">
            <text:p>198.4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0.4999999999995" calcext:value-type="float">
            <text:p>-10.5</text:p>
          </table:table-cell>
          <table:table-cell office:value-type="float" office:value="0.2479053976379" calcext:value-type="float">
            <text:p>0.2479053976</text:p>
          </table:table-cell>
          <table:table-cell table:formula="of:=1000*[.E398]" office:value-type="float" office:value="247.9053976379" calcext:value-type="float">
            <text:p>247.9053976379</text:p>
          </table:table-cell>
          <table:table-cell office:value-type="float" office:value="37.725" calcext:value-type="float">
            <text:p>37.725</text:p>
          </table:table-cell>
          <table:table-cell table:formula="of:=[.G398]-22.5" office:value-type="float" office:value="15.225" calcext:value-type="float">
            <text:p>15.225</text:p>
          </table:table-cell>
          <table:table-cell office:value-type="float" office:value="0.196591" calcext:value-type="float">
            <text:p>0.196591</text:p>
          </table:table-cell>
          <table:table-cell table:formula="of:=1000*[.I398]" office:value-type="float" office:value="196.591" calcext:value-type="float">
            <text:p>196.5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0.3999999999995" calcext:value-type="float">
            <text:p>-10.4</text:p>
          </table:table-cell>
          <table:table-cell office:value-type="float" office:value="0.246902849296437" calcext:value-type="float">
            <text:p>0.2469028493</text:p>
          </table:table-cell>
          <table:table-cell table:formula="of:=1000*[.E399]" office:value-type="float" office:value="246.902849296437" calcext:value-type="float">
            <text:p>246.9028492964</text:p>
          </table:table-cell>
          <table:table-cell office:value-type="float" office:value="37.58" calcext:value-type="float">
            <text:p>37.58</text:p>
          </table:table-cell>
          <table:table-cell table:formula="of:=[.G399]-22.5" office:value-type="float" office:value="15.08" calcext:value-type="float">
            <text:p>15.08</text:p>
          </table:table-cell>
          <table:table-cell office:value-type="float" office:value="0.195543" calcext:value-type="float">
            <text:p>0.195543</text:p>
          </table:table-cell>
          <table:table-cell table:formula="of:=1000*[.I399]" office:value-type="float" office:value="195.543" calcext:value-type="float">
            <text:p>195.5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0.2999999999995" calcext:value-type="float">
            <text:p>-10.3</text:p>
          </table:table-cell>
          <table:table-cell office:value-type="float" office:value="0.245838501361499" calcext:value-type="float">
            <text:p>0.2458385014</text:p>
          </table:table-cell>
          <table:table-cell table:formula="of:=1000*[.E400]" office:value-type="float" office:value="245.838501361499" calcext:value-type="float">
            <text:p>245.8385013615</text:p>
          </table:table-cell>
          <table:table-cell office:value-type="float" office:value="37.435" calcext:value-type="float">
            <text:p>37.435</text:p>
          </table:table-cell>
          <table:table-cell table:formula="of:=[.G400]-22.5" office:value-type="float" office:value="14.935" calcext:value-type="float">
            <text:p>14.935</text:p>
          </table:table-cell>
          <table:table-cell office:value-type="float" office:value="0.195267" calcext:value-type="float">
            <text:p>0.195267</text:p>
          </table:table-cell>
          <table:table-cell table:formula="of:=1000*[.I400]" office:value-type="float" office:value="195.267" calcext:value-type="float">
            <text:p>195.2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0.1999999999995" calcext:value-type="float">
            <text:p>-10.2</text:p>
          </table:table-cell>
          <table:table-cell office:value-type="float" office:value="0.245000288645084" calcext:value-type="float">
            <text:p>0.2450002886</text:p>
          </table:table-cell>
          <table:table-cell table:formula="of:=1000*[.E401]" office:value-type="float" office:value="245.000288645084" calcext:value-type="float">
            <text:p>245.0002886451</text:p>
          </table:table-cell>
          <table:table-cell office:value-type="float" office:value="37.29" calcext:value-type="float">
            <text:p>37.29</text:p>
          </table:table-cell>
          <table:table-cell table:formula="of:=[.G401]-22.5" office:value-type="float" office:value="14.79" calcext:value-type="float">
            <text:p>14.79</text:p>
          </table:table-cell>
          <table:table-cell office:value-type="float" office:value="0.195799" calcext:value-type="float">
            <text:p>0.195799</text:p>
          </table:table-cell>
          <table:table-cell table:formula="of:=1000*[.I401]" office:value-type="float" office:value="195.799" calcext:value-type="float">
            <text:p>195.7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0.0999999999995" calcext:value-type="float">
            <text:p>-10.1</text:p>
          </table:table-cell>
          <table:table-cell office:value-type="float" office:value="0.244781866717492" calcext:value-type="float">
            <text:p>0.2447818667</text:p>
          </table:table-cell>
          <table:table-cell table:formula="of:=1000*[.E402]" office:value-type="float" office:value="244.781866717492" calcext:value-type="float">
            <text:p>244.7818667175</text:p>
          </table:table-cell>
          <table:table-cell office:value-type="float" office:value="37.145" calcext:value-type="float">
            <text:p>37.145</text:p>
          </table:table-cell>
          <table:table-cell table:formula="of:=[.G402]-22.5" office:value-type="float" office:value="14.645" calcext:value-type="float">
            <text:p>14.645</text:p>
          </table:table-cell>
          <table:table-cell office:value-type="float" office:value="0.197113" calcext:value-type="float">
            <text:p>0.197113</text:p>
          </table:table-cell>
          <table:table-cell table:formula="of:=1000*[.I402]" office:value-type="float" office:value="197.113" calcext:value-type="float">
            <text:p>197.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9.99999999999954" calcext:value-type="float">
            <text:p>-10</text:p>
          </table:table-cell>
          <table:table-cell office:value-type="float" office:value="0.244415271422067" calcext:value-type="float">
            <text:p>0.2444152714</text:p>
          </table:table-cell>
          <table:table-cell table:formula="of:=1000*[.E403]" office:value-type="float" office:value="244.415271422067" calcext:value-type="float">
            <text:p>244.4152714221</text:p>
          </table:table-cell>
          <table:table-cell office:value-type="float" office:value="37" calcext:value-type="float">
            <text:p>37</text:p>
          </table:table-cell>
          <table:table-cell table:formula="of:=[.G403]-22.5" office:value-type="float" office:value="14.5" calcext:value-type="float">
            <text:p>14.5</text:p>
          </table:table-cell>
          <table:table-cell office:value-type="float" office:value="0.199217" calcext:value-type="float">
            <text:p>0.199217</text:p>
          </table:table-cell>
          <table:table-cell table:formula="of:=1000*[.I403]" office:value-type="float" office:value="199.217" calcext:value-type="float">
            <text:p>199.2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9.89999999999954" calcext:value-type="float">
            <text:p>-9.9</text:p>
          </table:table-cell>
          <table:table-cell office:value-type="float" office:value="0.244361145696505" calcext:value-type="float">
            <text:p>0.2443611457</text:p>
          </table:table-cell>
          <table:table-cell table:formula="of:=1000*[.E404]" office:value-type="float" office:value="244.361145696505" calcext:value-type="float">
            <text:p>244.3611456965</text:p>
          </table:table-cell>
          <table:table-cell office:value-type="float" office:value="36.855" calcext:value-type="float">
            <text:p>36.855</text:p>
          </table:table-cell>
          <table:table-cell table:formula="of:=[.G404]-22.5" office:value-type="float" office:value="14.355" calcext:value-type="float">
            <text:p>14.355</text:p>
          </table:table-cell>
          <table:table-cell office:value-type="float" office:value="0.202134" calcext:value-type="float">
            <text:p>0.202134</text:p>
          </table:table-cell>
          <table:table-cell table:formula="of:=1000*[.I404]" office:value-type="float" office:value="202.134" calcext:value-type="float">
            <text:p>202.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9.79999999999954" calcext:value-type="float">
            <text:p>-9.8</text:p>
          </table:table-cell>
          <table:table-cell office:value-type="float" office:value="0.244372565278281" calcext:value-type="float">
            <text:p>0.2443725653</text:p>
          </table:table-cell>
          <table:table-cell table:formula="of:=1000*[.E405]" office:value-type="float" office:value="244.372565278281" calcext:value-type="float">
            <text:p>244.3725652783</text:p>
          </table:table-cell>
          <table:table-cell office:value-type="float" office:value="36.71" calcext:value-type="float">
            <text:p>36.71</text:p>
          </table:table-cell>
          <table:table-cell table:formula="of:=[.G405]-22.5" office:value-type="float" office:value="14.21" calcext:value-type="float">
            <text:p>14.21</text:p>
          </table:table-cell>
          <table:table-cell office:value-type="float" office:value="0.205897" calcext:value-type="float">
            <text:p>0.205897</text:p>
          </table:table-cell>
          <table:table-cell table:formula="of:=1000*[.I405]" office:value-type="float" office:value="205.897" calcext:value-type="float">
            <text:p>205.8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9.69999999999954" calcext:value-type="float">
            <text:p>-9.7</text:p>
          </table:table-cell>
          <table:table-cell office:value-type="float" office:value="0.244757929764629" calcext:value-type="float">
            <text:p>0.2447579298</text:p>
          </table:table-cell>
          <table:table-cell table:formula="of:=1000*[.E406]" office:value-type="float" office:value="244.757929764629" calcext:value-type="float">
            <text:p>244.7579297646</text:p>
          </table:table-cell>
          <table:table-cell office:value-type="float" office:value="36.565" calcext:value-type="float">
            <text:p>36.565</text:p>
          </table:table-cell>
          <table:table-cell table:formula="of:=[.G406]-22.5" office:value-type="float" office:value="14.065" calcext:value-type="float">
            <text:p>14.065</text:p>
          </table:table-cell>
          <table:table-cell office:value-type="float" office:value="0.210448" calcext:value-type="float">
            <text:p>0.210448</text:p>
          </table:table-cell>
          <table:table-cell table:formula="of:=1000*[.I406]" office:value-type="float" office:value="210.448" calcext:value-type="float">
            <text:p>210.4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9.59999999999954" calcext:value-type="float">
            <text:p>-9.6</text:p>
          </table:table-cell>
          <table:table-cell office:value-type="float" office:value="0.245517239155544" calcext:value-type="float">
            <text:p>0.2455172392</text:p>
          </table:table-cell>
          <table:table-cell table:formula="of:=1000*[.E407]" office:value-type="float" office:value="245.517239155544" calcext:value-type="float">
            <text:p>245.5172391555</text:p>
          </table:table-cell>
          <table:table-cell office:value-type="float" office:value="36.42" calcext:value-type="float">
            <text:p>36.42</text:p>
          </table:table-cell>
          <table:table-cell table:formula="of:=[.G407]-22.5" office:value-type="float" office:value="13.92" calcext:value-type="float">
            <text:p>13.92</text:p>
          </table:table-cell>
          <table:table-cell office:value-type="float" office:value="0.215923" calcext:value-type="float">
            <text:p>0.215923</text:p>
          </table:table-cell>
          <table:table-cell table:formula="of:=1000*[.I407]" office:value-type="float" office:value="215.923" calcext:value-type="float">
            <text:p>215.9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9.49999999999954" calcext:value-type="float">
            <text:p>-9.5</text:p>
          </table:table-cell>
          <table:table-cell office:value-type="float" office:value="0.246650493451033" calcext:value-type="float">
            <text:p>0.2466504935</text:p>
          </table:table-cell>
          <table:table-cell table:formula="of:=1000*[.E408]" office:value-type="float" office:value="246.650493451033" calcext:value-type="float">
            <text:p>246.650493451</text:p>
          </table:table-cell>
          <table:table-cell office:value-type="float" office:value="36.275" calcext:value-type="float">
            <text:p>36.275</text:p>
          </table:table-cell>
          <table:table-cell table:formula="of:=[.G408]-22.5" office:value-type="float" office:value="13.775" calcext:value-type="float">
            <text:p>13.775</text:p>
          </table:table-cell>
          <table:table-cell office:value-type="float" office:value="0.222237" calcext:value-type="float">
            <text:p>0.222237</text:p>
          </table:table-cell>
          <table:table-cell table:formula="of:=1000*[.I408]" office:value-type="float" office:value="222.237" calcext:value-type="float">
            <text:p>222.2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9.39999999999954" calcext:value-type="float">
            <text:p>-9.4</text:p>
          </table:table-cell>
          <table:table-cell office:value-type="float" office:value="0.247263296915599" calcext:value-type="float">
            <text:p>0.2472632969</text:p>
          </table:table-cell>
          <table:table-cell table:formula="of:=1000*[.E409]" office:value-type="float" office:value="247.263296915599" calcext:value-type="float">
            <text:p>247.2632969156</text:p>
          </table:table-cell>
          <table:table-cell office:value-type="float" office:value="36.13" calcext:value-type="float">
            <text:p>36.13</text:p>
          </table:table-cell>
          <table:table-cell table:formula="of:=[.G409]-22.5" office:value-type="float" office:value="13.63" calcext:value-type="float">
            <text:p>13.63</text:p>
          </table:table-cell>
          <table:table-cell office:value-type="float" office:value="0.229345" calcext:value-type="float">
            <text:p>0.229345</text:p>
          </table:table-cell>
          <table:table-cell table:formula="of:=1000*[.I409]" office:value-type="float" office:value="229.345" calcext:value-type="float">
            <text:p>229.3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9.29999999999954" calcext:value-type="float">
            <text:p>-9.3</text:p>
          </table:table-cell>
          <table:table-cell office:value-type="float" office:value="0.248857573018104" calcext:value-type="float">
            <text:p>0.248857573</text:p>
          </table:table-cell>
          <table:table-cell table:formula="of:=1000*[.E410]" office:value-type="float" office:value="248.857573018104" calcext:value-type="float">
            <text:p>248.8575730181</text:p>
          </table:table-cell>
          <table:table-cell office:value-type="float" office:value="35.985" calcext:value-type="float">
            <text:p>35.985</text:p>
          </table:table-cell>
          <table:table-cell table:formula="of:=[.G410]-22.5" office:value-type="float" office:value="13.485" calcext:value-type="float">
            <text:p>13.485</text:p>
          </table:table-cell>
          <table:table-cell office:value-type="float" office:value="0.237319" calcext:value-type="float">
            <text:p>0.237319</text:p>
          </table:table-cell>
          <table:table-cell table:formula="of:=1000*[.I410]" office:value-type="float" office:value="237.319" calcext:value-type="float">
            <text:p>237.3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9.19999999999954" calcext:value-type="float">
            <text:p>-9.2</text:p>
          </table:table-cell>
          <table:table-cell office:value-type="float" office:value="0.250200207201148" calcext:value-type="float">
            <text:p>0.2502002072</text:p>
          </table:table-cell>
          <table:table-cell table:formula="of:=1000*[.E411]" office:value-type="float" office:value="250.200207201148" calcext:value-type="float">
            <text:p>250.2002072011</text:p>
          </table:table-cell>
          <table:table-cell office:value-type="float" office:value="35.84" calcext:value-type="float">
            <text:p>35.84</text:p>
          </table:table-cell>
          <table:table-cell table:formula="of:=[.G411]-22.5" office:value-type="float" office:value="13.34" calcext:value-type="float">
            <text:p>13.34</text:p>
          </table:table-cell>
          <table:table-cell office:value-type="float" office:value="0.245988" calcext:value-type="float">
            <text:p>0.245988</text:p>
          </table:table-cell>
          <table:table-cell table:formula="of:=1000*[.I411]" office:value-type="float" office:value="245.988" calcext:value-type="float">
            <text:p>245.9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9.09999999999954" calcext:value-type="float">
            <text:p>-9.1</text:p>
          </table:table-cell>
          <table:table-cell office:value-type="float" office:value="0.251769734349191" calcext:value-type="float">
            <text:p>0.2517697343</text:p>
          </table:table-cell>
          <table:table-cell table:formula="of:=1000*[.E412]" office:value-type="float" office:value="251.769734349191" calcext:value-type="float">
            <text:p>251.7697343492</text:p>
          </table:table-cell>
          <table:table-cell office:value-type="float" office:value="35.695" calcext:value-type="float">
            <text:p>35.695</text:p>
          </table:table-cell>
          <table:table-cell table:formula="of:=[.G412]-22.5" office:value-type="float" office:value="13.195" calcext:value-type="float">
            <text:p>13.195</text:p>
          </table:table-cell>
          <table:table-cell office:value-type="float" office:value="0.255233" calcext:value-type="float">
            <text:p>0.255233</text:p>
          </table:table-cell>
          <table:table-cell table:formula="of:=1000*[.I412]" office:value-type="float" office:value="255.233" calcext:value-type="float">
            <text:p>255.2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8.99999999999954" calcext:value-type="float">
            <text:p>-9</text:p>
          </table:table-cell>
          <table:table-cell office:value-type="float" office:value="0.254019965051326" calcext:value-type="float">
            <text:p>0.2540199651</text:p>
          </table:table-cell>
          <table:table-cell table:formula="of:=1000*[.E413]" office:value-type="float" office:value="254.019965051326" calcext:value-type="float">
            <text:p>254.0199650513</text:p>
          </table:table-cell>
          <table:table-cell office:value-type="float" office:value="35.55" calcext:value-type="float">
            <text:p>35.55</text:p>
          </table:table-cell>
          <table:table-cell table:formula="of:=[.G413]-22.5" office:value-type="float" office:value="13.05" calcext:value-type="float">
            <text:p>13.05</text:p>
          </table:table-cell>
          <table:table-cell office:value-type="float" office:value="0.264733" calcext:value-type="float">
            <text:p>0.264733</text:p>
          </table:table-cell>
          <table:table-cell table:formula="of:=1000*[.I413]" office:value-type="float" office:value="264.733" calcext:value-type="float">
            <text:p>264.7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8.89999999999954" calcext:value-type="float">
            <text:p>-8.9</text:p>
          </table:table-cell>
          <table:table-cell office:value-type="float" office:value="0.255627110461365" calcext:value-type="float">
            <text:p>0.2556271105</text:p>
          </table:table-cell>
          <table:table-cell table:formula="of:=1000*[.E414]" office:value-type="float" office:value="255.627110461365" calcext:value-type="float">
            <text:p>255.6271104614</text:p>
          </table:table-cell>
          <table:table-cell office:value-type="float" office:value="35.405" calcext:value-type="float">
            <text:p>35.405</text:p>
          </table:table-cell>
          <table:table-cell table:formula="of:=[.G414]-22.5" office:value-type="float" office:value="12.905" calcext:value-type="float">
            <text:p>12.905</text:p>
          </table:table-cell>
          <table:table-cell office:value-type="float" office:value="0.274251" calcext:value-type="float">
            <text:p>0.274251</text:p>
          </table:table-cell>
          <table:table-cell table:formula="of:=1000*[.I414]" office:value-type="float" office:value="274.251" calcext:value-type="float">
            <text:p>274.2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8.79999999999954" calcext:value-type="float">
            <text:p>-8.8</text:p>
          </table:table-cell>
          <table:table-cell office:value-type="float" office:value="0.257596718507276" calcext:value-type="float">
            <text:p>0.2575967185</text:p>
          </table:table-cell>
          <table:table-cell table:formula="of:=1000*[.E415]" office:value-type="float" office:value="257.596718507276" calcext:value-type="float">
            <text:p>257.5967185073</text:p>
          </table:table-cell>
          <table:table-cell office:value-type="float" office:value="35.26" calcext:value-type="float">
            <text:p>35.26</text:p>
          </table:table-cell>
          <table:table-cell table:formula="of:=[.G415]-22.5" office:value-type="float" office:value="12.76" calcext:value-type="float">
            <text:p>12.76</text:p>
          </table:table-cell>
          <table:table-cell office:value-type="float" office:value="0.28311" calcext:value-type="float">
            <text:p>0.28311</text:p>
          </table:table-cell>
          <table:table-cell table:formula="of:=1000*[.I415]" office:value-type="float" office:value="283.11" calcext:value-type="float">
            <text:p>283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8.69999999999954" calcext:value-type="float">
            <text:p>-8.7</text:p>
          </table:table-cell>
          <table:table-cell office:value-type="float" office:value="0.260304599395024" calcext:value-type="float">
            <text:p>0.2603045994</text:p>
          </table:table-cell>
          <table:table-cell table:formula="of:=1000*[.E416]" office:value-type="float" office:value="260.304599395024" calcext:value-type="float">
            <text:p>260.304599395</text:p>
          </table:table-cell>
          <table:table-cell office:value-type="float" office:value="35.115" calcext:value-type="float">
            <text:p>35.115</text:p>
          </table:table-cell>
          <table:table-cell table:formula="of:=[.G416]-22.5" office:value-type="float" office:value="12.615" calcext:value-type="float">
            <text:p>12.615</text:p>
          </table:table-cell>
          <table:table-cell office:value-type="float" office:value="0.290756" calcext:value-type="float">
            <text:p>0.290756</text:p>
          </table:table-cell>
          <table:table-cell table:formula="of:=1000*[.I416]" office:value-type="float" office:value="290.756" calcext:value-type="float">
            <text:p>290.7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8.59999999999954" calcext:value-type="float">
            <text:p>-8.6</text:p>
          </table:table-cell>
          <table:table-cell office:value-type="float" office:value="0.26232824504977" calcext:value-type="float">
            <text:p>0.262328245</text:p>
          </table:table-cell>
          <table:table-cell table:formula="of:=1000*[.E417]" office:value-type="float" office:value="262.32824504977" calcext:value-type="float">
            <text:p>262.3282450498</text:p>
          </table:table-cell>
          <table:table-cell office:value-type="float" office:value="34.97" calcext:value-type="float">
            <text:p>34.97</text:p>
          </table:table-cell>
          <table:table-cell table:formula="of:=[.G417]-22.5" office:value-type="float" office:value="12.47" calcext:value-type="float">
            <text:p>12.47</text:p>
          </table:table-cell>
          <table:table-cell office:value-type="float" office:value="0.296707" calcext:value-type="float">
            <text:p>0.296707</text:p>
          </table:table-cell>
          <table:table-cell table:formula="of:=1000*[.I417]" office:value-type="float" office:value="296.707" calcext:value-type="float">
            <text:p>296.7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8.49999999999955" calcext:value-type="float">
            <text:p>-8.5</text:p>
          </table:table-cell>
          <table:table-cell office:value-type="float" office:value="0.264315884641704" calcext:value-type="float">
            <text:p>0.2643158846</text:p>
          </table:table-cell>
          <table:table-cell table:formula="of:=1000*[.E418]" office:value-type="float" office:value="264.315884641704" calcext:value-type="float">
            <text:p>264.3158846417</text:p>
          </table:table-cell>
          <table:table-cell office:value-type="float" office:value="34.825" calcext:value-type="float">
            <text:p>34.825</text:p>
          </table:table-cell>
          <table:table-cell table:formula="of:=[.G418]-22.5" office:value-type="float" office:value="12.325" calcext:value-type="float">
            <text:p>12.325</text:p>
          </table:table-cell>
          <table:table-cell office:value-type="float" office:value="0.300498" calcext:value-type="float">
            <text:p>0.300498</text:p>
          </table:table-cell>
          <table:table-cell table:formula="of:=1000*[.I418]" office:value-type="float" office:value="300.498" calcext:value-type="float">
            <text:p>300.4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8.39999999999955" calcext:value-type="float">
            <text:p>-8.4</text:p>
          </table:table-cell>
          <table:table-cell office:value-type="float" office:value="0.266776886919491" calcext:value-type="float">
            <text:p>0.2667768869</text:p>
          </table:table-cell>
          <table:table-cell table:formula="of:=1000*[.E419]" office:value-type="float" office:value="266.776886919491" calcext:value-type="float">
            <text:p>266.7768869195</text:p>
          </table:table-cell>
          <table:table-cell office:value-type="float" office:value="34.68" calcext:value-type="float">
            <text:p>34.68</text:p>
          </table:table-cell>
          <table:table-cell table:formula="of:=[.G419]-22.5" office:value-type="float" office:value="12.18" calcext:value-type="float">
            <text:p>12.18</text:p>
          </table:table-cell>
          <table:table-cell office:value-type="float" office:value="0.302215" calcext:value-type="float">
            <text:p>0.302215</text:p>
          </table:table-cell>
          <table:table-cell table:formula="of:=1000*[.I419]" office:value-type="float" office:value="302.215" calcext:value-type="float">
            <text:p>302.2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8.29999999999955" calcext:value-type="float">
            <text:p>-8.3</text:p>
          </table:table-cell>
          <table:table-cell office:value-type="float" office:value="0.26899650272531" calcext:value-type="float">
            <text:p>0.2689965027</text:p>
          </table:table-cell>
          <table:table-cell table:formula="of:=1000*[.E420]" office:value-type="float" office:value="268.99650272531" calcext:value-type="float">
            <text:p>268.9965027253</text:p>
          </table:table-cell>
          <table:table-cell office:value-type="float" office:value="34.535" calcext:value-type="float">
            <text:p>34.535</text:p>
          </table:table-cell>
          <table:table-cell table:formula="of:=[.G420]-22.5" office:value-type="float" office:value="12.035" calcext:value-type="float">
            <text:p>12.035</text:p>
          </table:table-cell>
          <table:table-cell office:value-type="float" office:value="0.302008" calcext:value-type="float">
            <text:p>0.302008</text:p>
          </table:table-cell>
          <table:table-cell table:formula="of:=1000*[.I420]" office:value-type="float" office:value="302.008" calcext:value-type="float">
            <text:p>302.0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8.19999999999955" calcext:value-type="float">
            <text:p>-8.2</text:p>
          </table:table-cell>
          <table:table-cell office:value-type="float" office:value="0.270286666194483" calcext:value-type="float">
            <text:p>0.2702866662</text:p>
          </table:table-cell>
          <table:table-cell table:formula="of:=1000*[.E421]" office:value-type="float" office:value="270.286666194483" calcext:value-type="float">
            <text:p>270.2866661945</text:p>
          </table:table-cell>
          <table:table-cell office:value-type="float" office:value="34.39" calcext:value-type="float">
            <text:p>34.39</text:p>
          </table:table-cell>
          <table:table-cell table:formula="of:=[.G421]-22.5" office:value-type="float" office:value="11.89" calcext:value-type="float">
            <text:p>11.89</text:p>
          </table:table-cell>
          <table:table-cell office:value-type="float" office:value="0.30026" calcext:value-type="float">
            <text:p>0.30026</text:p>
          </table:table-cell>
          <table:table-cell table:formula="of:=1000*[.I421]" office:value-type="float" office:value="300.26" calcext:value-type="float">
            <text:p>300.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8.09999999999955" calcext:value-type="float">
            <text:p>-8.1</text:p>
          </table:table-cell>
          <table:table-cell office:value-type="float" office:value="0.272244068345389" calcext:value-type="float">
            <text:p>0.2722440683</text:p>
          </table:table-cell>
          <table:table-cell table:formula="of:=1000*[.E422]" office:value-type="float" office:value="272.244068345389" calcext:value-type="float">
            <text:p>272.2440683454</text:p>
          </table:table-cell>
          <table:table-cell office:value-type="float" office:value="34.245" calcext:value-type="float">
            <text:p>34.245</text:p>
          </table:table-cell>
          <table:table-cell table:formula="of:=[.G422]-22.5" office:value-type="float" office:value="11.745" calcext:value-type="float">
            <text:p>11.745</text:p>
          </table:table-cell>
          <table:table-cell office:value-type="float" office:value="0.297423" calcext:value-type="float">
            <text:p>0.297423</text:p>
          </table:table-cell>
          <table:table-cell table:formula="of:=1000*[.I422]" office:value-type="float" office:value="297.423" calcext:value-type="float">
            <text:p>297.4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7.99999999999955" calcext:value-type="float">
            <text:p>-8</text:p>
          </table:table-cell>
          <table:table-cell office:value-type="float" office:value="0.273195916139781" calcext:value-type="float">
            <text:p>0.2731959161</text:p>
          </table:table-cell>
          <table:table-cell table:formula="of:=1000*[.E423]" office:value-type="float" office:value="273.195916139781" calcext:value-type="float">
            <text:p>273.1959161398</text:p>
          </table:table-cell>
          <table:table-cell office:value-type="float" office:value="34.1" calcext:value-type="float">
            <text:p>34.1</text:p>
          </table:table-cell>
          <table:table-cell table:formula="of:=[.G423]-22.5" office:value-type="float" office:value="11.6" calcext:value-type="float">
            <text:p>11.6</text:p>
          </table:table-cell>
          <table:table-cell office:value-type="float" office:value="0.293926" calcext:value-type="float">
            <text:p>0.293926</text:p>
          </table:table-cell>
          <table:table-cell table:formula="of:=1000*[.I423]" office:value-type="float" office:value="293.926" calcext:value-type="float">
            <text:p>293.9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7.89999999999955" calcext:value-type="float">
            <text:p>-7.9</text:p>
          </table:table-cell>
          <table:table-cell office:value-type="float" office:value="0.273482461157899" calcext:value-type="float">
            <text:p>0.2734824612</text:p>
          </table:table-cell>
          <table:table-cell table:formula="of:=1000*[.E424]" office:value-type="float" office:value="273.482461157899" calcext:value-type="float">
            <text:p>273.4824611579</text:p>
          </table:table-cell>
          <table:table-cell office:value-type="float" office:value="33.955" calcext:value-type="float">
            <text:p>33.955</text:p>
          </table:table-cell>
          <table:table-cell table:formula="of:=[.G424]-22.5" office:value-type="float" office:value="11.455" calcext:value-type="float">
            <text:p>11.455</text:p>
          </table:table-cell>
          <table:table-cell office:value-type="float" office:value="0.290074" calcext:value-type="float">
            <text:p>0.290074</text:p>
          </table:table-cell>
          <table:table-cell table:formula="of:=1000*[.I424]" office:value-type="float" office:value="290.074" calcext:value-type="float">
            <text:p>290.0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7.79999999999955" calcext:value-type="float">
            <text:p>-7.8</text:p>
          </table:table-cell>
          <table:table-cell office:value-type="float" office:value="0.273326508549293" calcext:value-type="float">
            <text:p>0.2733265085</text:p>
          </table:table-cell>
          <table:table-cell table:formula="of:=1000*[.E425]" office:value-type="float" office:value="273.326508549293" calcext:value-type="float">
            <text:p>273.3265085493</text:p>
          </table:table-cell>
          <table:table-cell office:value-type="float" office:value="33.81" calcext:value-type="float">
            <text:p>33.81</text:p>
          </table:table-cell>
          <table:table-cell table:formula="of:=[.G425]-22.5" office:value-type="float" office:value="11.31" calcext:value-type="float">
            <text:p>11.31</text:p>
          </table:table-cell>
          <table:table-cell office:value-type="float" office:value="0.286144" calcext:value-type="float">
            <text:p>0.286144</text:p>
          </table:table-cell>
          <table:table-cell table:formula="of:=1000*[.I425]" office:value-type="float" office:value="286.144" calcext:value-type="float">
            <text:p>286.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7.69999999999955" calcext:value-type="float">
            <text:p>-7.7</text:p>
          </table:table-cell>
          <table:table-cell office:value-type="float" office:value="0.272319116991741" calcext:value-type="float">
            <text:p>0.272319117</text:p>
          </table:table-cell>
          <table:table-cell table:formula="of:=1000*[.E426]" office:value-type="float" office:value="272.319116991741" calcext:value-type="float">
            <text:p>272.3191169917</text:p>
          </table:table-cell>
          <table:table-cell office:value-type="float" office:value="33.665" calcext:value-type="float">
            <text:p>33.665</text:p>
          </table:table-cell>
          <table:table-cell table:formula="of:=[.G426]-22.5" office:value-type="float" office:value="11.165" calcext:value-type="float">
            <text:p>11.165</text:p>
          </table:table-cell>
          <table:table-cell office:value-type="float" office:value="0.2823" calcext:value-type="float">
            <text:p>0.2823</text:p>
          </table:table-cell>
          <table:table-cell table:formula="of:=1000*[.I426]" office:value-type="float" office:value="282.3" calcext:value-type="float">
            <text:p>282.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7.59999999999955" calcext:value-type="float">
            <text:p>-7.6</text:p>
          </table:table-cell>
          <table:table-cell office:value-type="float" office:value="0.270824062026681" calcext:value-type="float">
            <text:p>0.270824062</text:p>
          </table:table-cell>
          <table:table-cell table:formula="of:=1000*[.E427]" office:value-type="float" office:value="270.824062026681" calcext:value-type="float">
            <text:p>270.8240620267</text:p>
          </table:table-cell>
          <table:table-cell office:value-type="float" office:value="33.52" calcext:value-type="float">
            <text:p>33.52</text:p>
          </table:table-cell>
          <table:table-cell table:formula="of:=[.G427]-22.5" office:value-type="float" office:value="11.02" calcext:value-type="float">
            <text:p>11.02</text:p>
          </table:table-cell>
          <table:table-cell office:value-type="float" office:value="0.278676" calcext:value-type="float">
            <text:p>0.278676</text:p>
          </table:table-cell>
          <table:table-cell table:formula="of:=1000*[.I427]" office:value-type="float" office:value="278.676" calcext:value-type="float">
            <text:p>278.6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7.49999999999955" calcext:value-type="float">
            <text:p>-7.5</text:p>
          </table:table-cell>
          <table:table-cell office:value-type="float" office:value="0.267116017362074" calcext:value-type="float">
            <text:p>0.2671160174</text:p>
          </table:table-cell>
          <table:table-cell table:formula="of:=1000*[.E428]" office:value-type="float" office:value="267.116017362074" calcext:value-type="float">
            <text:p>267.1160173621</text:p>
          </table:table-cell>
          <table:table-cell office:value-type="float" office:value="33.375" calcext:value-type="float">
            <text:p>33.375</text:p>
          </table:table-cell>
          <table:table-cell table:formula="of:=[.G428]-22.5" office:value-type="float" office:value="10.875" calcext:value-type="float">
            <text:p>10.875</text:p>
          </table:table-cell>
          <table:table-cell office:value-type="float" office:value="0.275366" calcext:value-type="float">
            <text:p>0.275366</text:p>
          </table:table-cell>
          <table:table-cell table:formula="of:=1000*[.I428]" office:value-type="float" office:value="275.366" calcext:value-type="float">
            <text:p>275.3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7.39999999999955" calcext:value-type="float">
            <text:p>-7.4</text:p>
          </table:table-cell>
          <table:table-cell office:value-type="float" office:value="0.263303936340245" calcext:value-type="float">
            <text:p>0.2633039363</text:p>
          </table:table-cell>
          <table:table-cell table:formula="of:=1000*[.E429]" office:value-type="float" office:value="263.303936340245" calcext:value-type="float">
            <text:p>263.3039363402</text:p>
          </table:table-cell>
          <table:table-cell office:value-type="float" office:value="33.23" calcext:value-type="float">
            <text:p>33.23</text:p>
          </table:table-cell>
          <table:table-cell table:formula="of:=[.G429]-22.5" office:value-type="float" office:value="10.73" calcext:value-type="float">
            <text:p>10.73</text:p>
          </table:table-cell>
          <table:table-cell office:value-type="float" office:value="0.272443" calcext:value-type="float">
            <text:p>0.272443</text:p>
          </table:table-cell>
          <table:table-cell table:formula="of:=1000*[.I429]" office:value-type="float" office:value="272.443" calcext:value-type="float">
            <text:p>272.4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7.29999999999955" calcext:value-type="float">
            <text:p>-7.3</text:p>
          </table:table-cell>
          <table:table-cell office:value-type="float" office:value="0.259179524543296" calcext:value-type="float">
            <text:p>0.2591795245</text:p>
          </table:table-cell>
          <table:table-cell table:formula="of:=1000*[.E430]" office:value-type="float" office:value="259.179524543296" calcext:value-type="float">
            <text:p>259.1795245433</text:p>
          </table:table-cell>
          <table:table-cell office:value-type="float" office:value="33.085" calcext:value-type="float">
            <text:p>33.085</text:p>
          </table:table-cell>
          <table:table-cell table:formula="of:=[.G430]-22.5" office:value-type="float" office:value="10.585" calcext:value-type="float">
            <text:p>10.585</text:p>
          </table:table-cell>
          <table:table-cell office:value-type="float" office:value="0.269961" calcext:value-type="float">
            <text:p>0.269961</text:p>
          </table:table-cell>
          <table:table-cell table:formula="of:=1000*[.I430]" office:value-type="float" office:value="269.961" calcext:value-type="float">
            <text:p>269.9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7.19999999999955" calcext:value-type="float">
            <text:p>-7.2</text:p>
          </table:table-cell>
          <table:table-cell office:value-type="float" office:value="0.254037527263057" calcext:value-type="float">
            <text:p>0.2540375273</text:p>
          </table:table-cell>
          <table:table-cell table:formula="of:=1000*[.E431]" office:value-type="float" office:value="254.037527263057" calcext:value-type="float">
            <text:p>254.0375272631</text:p>
          </table:table-cell>
          <table:table-cell office:value-type="float" office:value="32.94" calcext:value-type="float">
            <text:p>32.94</text:p>
          </table:table-cell>
          <table:table-cell table:formula="of:=[.G431]-22.5" office:value-type="float" office:value="10.44" calcext:value-type="float">
            <text:p>10.44</text:p>
          </table:table-cell>
          <table:table-cell office:value-type="float" office:value="0.267941" calcext:value-type="float">
            <text:p>0.267941</text:p>
          </table:table-cell>
          <table:table-cell table:formula="of:=1000*[.I431]" office:value-type="float" office:value="267.941" calcext:value-type="float">
            <text:p>267.9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7.09999999999955" calcext:value-type="float">
            <text:p>-7.1</text:p>
          </table:table-cell>
          <table:table-cell office:value-type="float" office:value="0.247987864276107" calcext:value-type="float">
            <text:p>0.2479878643</text:p>
          </table:table-cell>
          <table:table-cell table:formula="of:=1000*[.E432]" office:value-type="float" office:value="247.987864276107" calcext:value-type="float">
            <text:p>247.9878642761</text:p>
          </table:table-cell>
          <table:table-cell office:value-type="float" office:value="32.795" calcext:value-type="float">
            <text:p>32.795</text:p>
          </table:table-cell>
          <table:table-cell table:formula="of:=[.G432]-22.5" office:value-type="float" office:value="10.295" calcext:value-type="float">
            <text:p>10.295</text:p>
          </table:table-cell>
          <table:table-cell office:value-type="float" office:value="0.26639" calcext:value-type="float">
            <text:p>0.26639</text:p>
          </table:table-cell>
          <table:table-cell table:formula="of:=1000*[.I432]" office:value-type="float" office:value="266.39" calcext:value-type="float">
            <text:p>266.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6.99999999999955" calcext:value-type="float">
            <text:p>-7</text:p>
          </table:table-cell>
          <table:table-cell office:value-type="float" office:value="0.242427192006456" calcext:value-type="float">
            <text:p>0.242427192</text:p>
          </table:table-cell>
          <table:table-cell table:formula="of:=1000*[.E433]" office:value-type="float" office:value="242.427192006456" calcext:value-type="float">
            <text:p>242.4271920065</text:p>
          </table:table-cell>
          <table:table-cell office:value-type="float" office:value="32.65" calcext:value-type="float">
            <text:p>32.65</text:p>
          </table:table-cell>
          <table:table-cell table:formula="of:=[.G433]-22.5" office:value-type="float" office:value="10.15" calcext:value-type="float">
            <text:p>10.15</text:p>
          </table:table-cell>
          <table:table-cell office:value-type="float" office:value="0.265367" calcext:value-type="float">
            <text:p>0.265367</text:p>
          </table:table-cell>
          <table:table-cell table:formula="of:=1000*[.I433]" office:value-type="float" office:value="265.367" calcext:value-type="float">
            <text:p>265.3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6.89999999999955" calcext:value-type="float">
            <text:p>-6.9</text:p>
          </table:table-cell>
          <table:table-cell office:value-type="float" office:value="0.236731169067158" calcext:value-type="float">
            <text:p>0.2367311691</text:p>
          </table:table-cell>
          <table:table-cell table:formula="of:=1000*[.E434]" office:value-type="float" office:value="236.731169067158" calcext:value-type="float">
            <text:p>236.7311690672</text:p>
          </table:table-cell>
          <table:table-cell office:value-type="float" office:value="32.505" calcext:value-type="float">
            <text:p>32.505</text:p>
          </table:table-cell>
          <table:table-cell table:formula="of:=[.G434]-22.5" office:value-type="float" office:value="10.005" calcext:value-type="float">
            <text:p>10.005</text:p>
          </table:table-cell>
          <table:table-cell office:value-type="float" office:value="0.264867" calcext:value-type="float">
            <text:p>0.264867</text:p>
          </table:table-cell>
          <table:table-cell table:formula="of:=1000*[.I434]" office:value-type="float" office:value="264.867" calcext:value-type="float">
            <text:p>264.8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6.79999999999955" calcext:value-type="float">
            <text:p>-6.8</text:p>
          </table:table-cell>
          <table:table-cell office:value-type="float" office:value="0.230577276585191" calcext:value-type="float">
            <text:p>0.2305772766</text:p>
          </table:table-cell>
          <table:table-cell table:formula="of:=1000*[.E435]" office:value-type="float" office:value="230.577276585191" calcext:value-type="float">
            <text:p>230.5772765852</text:p>
          </table:table-cell>
          <table:table-cell office:value-type="float" office:value="32.36" calcext:value-type="float">
            <text:p>32.36</text:p>
          </table:table-cell>
          <table:table-cell table:formula="of:=[.G435]-22.5" office:value-type="float" office:value="9.86" calcext:value-type="float">
            <text:p>9.86</text:p>
          </table:table-cell>
          <table:table-cell office:value-type="float" office:value="0.264845" calcext:value-type="float">
            <text:p>0.264845</text:p>
          </table:table-cell>
          <table:table-cell table:formula="of:=1000*[.I435]" office:value-type="float" office:value="264.845" calcext:value-type="float">
            <text:p>264.8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6.69999999999955" calcext:value-type="float">
            <text:p>-6.7</text:p>
          </table:table-cell>
          <table:table-cell office:value-type="float" office:value="0.223303637959099" calcext:value-type="float">
            <text:p>0.223303638</text:p>
          </table:table-cell>
          <table:table-cell table:formula="of:=1000*[.E436]" office:value-type="float" office:value="223.303637959099" calcext:value-type="float">
            <text:p>223.3036379591</text:p>
          </table:table-cell>
          <table:table-cell office:value-type="float" office:value="32.215" calcext:value-type="float">
            <text:p>32.215</text:p>
          </table:table-cell>
          <table:table-cell table:formula="of:=[.G436]-22.5" office:value-type="float" office:value="9.715" calcext:value-type="float">
            <text:p>9.715</text:p>
          </table:table-cell>
          <table:table-cell office:value-type="float" office:value="0.265357" calcext:value-type="float">
            <text:p>0.265357</text:p>
          </table:table-cell>
          <table:table-cell table:formula="of:=1000*[.I436]" office:value-type="float" office:value="265.357" calcext:value-type="float">
            <text:p>265.3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6.59999999999955" calcext:value-type="float">
            <text:p>-6.6</text:p>
          </table:table-cell>
          <table:table-cell office:value-type="float" office:value="0.218804503070966" calcext:value-type="float">
            <text:p>0.2188045031</text:p>
          </table:table-cell>
          <table:table-cell table:formula="of:=1000*[.E437]" office:value-type="float" office:value="218.804503070966" calcext:value-type="float">
            <text:p>218.804503071</text:p>
          </table:table-cell>
          <table:table-cell office:value-type="float" office:value="32.07" calcext:value-type="float">
            <text:p>32.07</text:p>
          </table:table-cell>
          <table:table-cell table:formula="of:=[.G437]-22.5" office:value-type="float" office:value="9.57" calcext:value-type="float">
            <text:p>9.57</text:p>
          </table:table-cell>
          <table:table-cell office:value-type="float" office:value="0.266366" calcext:value-type="float">
            <text:p>0.266366</text:p>
          </table:table-cell>
          <table:table-cell table:formula="of:=1000*[.I437]" office:value-type="float" office:value="266.366" calcext:value-type="float">
            <text:p>266.3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6.49999999999955" calcext:value-type="float">
            <text:p>-6.5</text:p>
          </table:table-cell>
          <table:table-cell office:value-type="float" office:value="0.213739939595918" calcext:value-type="float">
            <text:p>0.2137399396</text:p>
          </table:table-cell>
          <table:table-cell table:formula="of:=1000*[.E438]" office:value-type="float" office:value="213.739939595918" calcext:value-type="float">
            <text:p>213.7399395959</text:p>
          </table:table-cell>
          <table:table-cell office:value-type="float" office:value="31.925" calcext:value-type="float">
            <text:p>31.925</text:p>
          </table:table-cell>
          <table:table-cell table:formula="of:=[.G438]-22.5" office:value-type="float" office:value="9.425" calcext:value-type="float">
            <text:p>9.425</text:p>
          </table:table-cell>
          <table:table-cell office:value-type="float" office:value="0.267872" calcext:value-type="float">
            <text:p>0.267872</text:p>
          </table:table-cell>
          <table:table-cell table:formula="of:=1000*[.I438]" office:value-type="float" office:value="267.872" calcext:value-type="float">
            <text:p>267.8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6.39999999999955" calcext:value-type="float">
            <text:p>-6.4</text:p>
          </table:table-cell>
          <table:table-cell office:value-type="float" office:value="0.208269116558499" calcext:value-type="float">
            <text:p>0.2082691166</text:p>
          </table:table-cell>
          <table:table-cell table:formula="of:=1000*[.E439]" office:value-type="float" office:value="208.269116558499" calcext:value-type="float">
            <text:p>208.2691165585</text:p>
          </table:table-cell>
          <table:table-cell office:value-type="float" office:value="31.78" calcext:value-type="float">
            <text:p>31.78</text:p>
          </table:table-cell>
          <table:table-cell table:formula="of:=[.G439]-22.5" office:value-type="float" office:value="9.28" calcext:value-type="float">
            <text:p>9.28</text:p>
          </table:table-cell>
          <table:table-cell office:value-type="float" office:value="0.269864" calcext:value-type="float">
            <text:p>0.269864</text:p>
          </table:table-cell>
          <table:table-cell table:formula="of:=1000*[.I439]" office:value-type="float" office:value="269.864" calcext:value-type="float">
            <text:p>269.8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6.29999999999955" calcext:value-type="float">
            <text:p>-6.3</text:p>
          </table:table-cell>
          <table:table-cell office:value-type="float" office:value="0.203851303512115" calcext:value-type="float">
            <text:p>0.2038513035</text:p>
          </table:table-cell>
          <table:table-cell table:formula="of:=1000*[.E440]" office:value-type="float" office:value="203.851303512115" calcext:value-type="float">
            <text:p>203.8513035121</text:p>
          </table:table-cell>
          <table:table-cell office:value-type="float" office:value="31.635" calcext:value-type="float">
            <text:p>31.635</text:p>
          </table:table-cell>
          <table:table-cell table:formula="of:=[.G440]-22.5" office:value-type="float" office:value="9.135" calcext:value-type="float">
            <text:p>9.135</text:p>
          </table:table-cell>
          <table:table-cell office:value-type="float" office:value="0.272276" calcext:value-type="float">
            <text:p>0.272276</text:p>
          </table:table-cell>
          <table:table-cell table:formula="of:=1000*[.I440]" office:value-type="float" office:value="272.276" calcext:value-type="float">
            <text:p>272.2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6.19999999999955" calcext:value-type="float">
            <text:p>-6.2</text:p>
          </table:table-cell>
          <table:table-cell office:value-type="float" office:value="0.199421830898338" calcext:value-type="float">
            <text:p>0.1994218309</text:p>
          </table:table-cell>
          <table:table-cell table:formula="of:=1000*[.E441]" office:value-type="float" office:value="199.421830898338" calcext:value-type="float">
            <text:p>199.4218308983</text:p>
          </table:table-cell>
          <table:table-cell office:value-type="float" office:value="31.49" calcext:value-type="float">
            <text:p>31.49</text:p>
          </table:table-cell>
          <table:table-cell table:formula="of:=[.G441]-22.5" office:value-type="float" office:value="8.99" calcext:value-type="float">
            <text:p>8.99</text:p>
          </table:table-cell>
          <table:table-cell office:value-type="float" office:value="0.27509" calcext:value-type="float">
            <text:p>0.27509</text:p>
          </table:table-cell>
          <table:table-cell table:formula="of:=1000*[.I441]" office:value-type="float" office:value="275.09" calcext:value-type="float">
            <text:p>275.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6.09999999999955" calcext:value-type="float">
            <text:p>-6.1</text:p>
          </table:table-cell>
          <table:table-cell office:value-type="float" office:value="0.19546851209908" calcext:value-type="float">
            <text:p>0.1954685121</text:p>
          </table:table-cell>
          <table:table-cell table:formula="of:=1000*[.E442]" office:value-type="float" office:value="195.46851209908" calcext:value-type="float">
            <text:p>195.4685120991</text:p>
          </table:table-cell>
          <table:table-cell office:value-type="float" office:value="31.345" calcext:value-type="float">
            <text:p>31.345</text:p>
          </table:table-cell>
          <table:table-cell table:formula="of:=[.G442]-22.5" office:value-type="float" office:value="8.845" calcext:value-type="float">
            <text:p>8.845</text:p>
          </table:table-cell>
          <table:table-cell office:value-type="float" office:value="0.278244" calcext:value-type="float">
            <text:p>0.278244</text:p>
          </table:table-cell>
          <table:table-cell table:formula="of:=1000*[.I442]" office:value-type="float" office:value="278.244" calcext:value-type="float">
            <text:p>278.2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5.99999999999955" calcext:value-type="float">
            <text:p>-6</text:p>
          </table:table-cell>
          <table:table-cell office:value-type="float" office:value="0.19148484180033" calcext:value-type="float">
            <text:p>0.1914848418</text:p>
          </table:table-cell>
          <table:table-cell table:formula="of:=1000*[.E443]" office:value-type="float" office:value="191.48484180033" calcext:value-type="float">
            <text:p>191.4848418003</text:p>
          </table:table-cell>
          <table:table-cell office:value-type="float" office:value="31.2" calcext:value-type="float">
            <text:p>31.2</text:p>
          </table:table-cell>
          <table:table-cell table:formula="of:=[.G443]-22.5" office:value-type="float" office:value="8.7" calcext:value-type="float">
            <text:p>8.7</text:p>
          </table:table-cell>
          <table:table-cell office:value-type="float" office:value="0.281656" calcext:value-type="float">
            <text:p>0.281656</text:p>
          </table:table-cell>
          <table:table-cell table:formula="of:=1000*[.I443]" office:value-type="float" office:value="281.656" calcext:value-type="float">
            <text:p>281.6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5.89999999999955" calcext:value-type="float">
            <text:p>-5.9</text:p>
          </table:table-cell>
          <table:table-cell office:value-type="float" office:value="0.188538401550767" calcext:value-type="float">
            <text:p>0.1885384016</text:p>
          </table:table-cell>
          <table:table-cell table:formula="of:=1000*[.E444]" office:value-type="float" office:value="188.538401550767" calcext:value-type="float">
            <text:p>188.5384015508</text:p>
          </table:table-cell>
          <table:table-cell office:value-type="float" office:value="31.055" calcext:value-type="float">
            <text:p>31.055</text:p>
          </table:table-cell>
          <table:table-cell table:formula="of:=[.G444]-22.5" office:value-type="float" office:value="8.555" calcext:value-type="float">
            <text:p>8.555</text:p>
          </table:table-cell>
          <table:table-cell office:value-type="float" office:value="0.285187" calcext:value-type="float">
            <text:p>0.285187</text:p>
          </table:table-cell>
          <table:table-cell table:formula="of:=1000*[.I444]" office:value-type="float" office:value="285.187" calcext:value-type="float">
            <text:p>285.1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5.79999999999955" calcext:value-type="float">
            <text:p>-5.8</text:p>
          </table:table-cell>
          <table:table-cell office:value-type="float" office:value="0.185269053904909" calcext:value-type="float">
            <text:p>0.1852690539</text:p>
          </table:table-cell>
          <table:table-cell table:formula="of:=1000*[.E445]" office:value-type="float" office:value="185.269053904909" calcext:value-type="float">
            <text:p>185.2690539049</text:p>
          </table:table-cell>
          <table:table-cell office:value-type="float" office:value="30.91" calcext:value-type="float">
            <text:p>30.91</text:p>
          </table:table-cell>
          <table:table-cell table:formula="of:=[.G445]-22.5" office:value-type="float" office:value="8.41" calcext:value-type="float">
            <text:p>8.41</text:p>
          </table:table-cell>
          <table:table-cell office:value-type="float" office:value="0.288607" calcext:value-type="float">
            <text:p>0.288607</text:p>
          </table:table-cell>
          <table:table-cell table:formula="of:=1000*[.I445]" office:value-type="float" office:value="288.607" calcext:value-type="float">
            <text:p>288.6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5.69999999999956" calcext:value-type="float">
            <text:p>-5.7</text:p>
          </table:table-cell>
          <table:table-cell office:value-type="float" office:value="0.183194871133539" calcext:value-type="float">
            <text:p>0.1831948711</text:p>
          </table:table-cell>
          <table:table-cell table:formula="of:=1000*[.E446]" office:value-type="float" office:value="183.194871133539" calcext:value-type="float">
            <text:p>183.1948711335</text:p>
          </table:table-cell>
          <table:table-cell office:value-type="float" office:value="30.765" calcext:value-type="float">
            <text:p>30.765</text:p>
          </table:table-cell>
          <table:table-cell table:formula="of:=[.G446]-22.5" office:value-type="float" office:value="8.265" calcext:value-type="float">
            <text:p>8.265</text:p>
          </table:table-cell>
          <table:table-cell office:value-type="float" office:value="0.291771" calcext:value-type="float">
            <text:p>0.291771</text:p>
          </table:table-cell>
          <table:table-cell table:formula="of:=1000*[.I446]" office:value-type="float" office:value="291.771" calcext:value-type="float">
            <text:p>291.7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5.59999999999956" calcext:value-type="float">
            <text:p>-5.6</text:p>
          </table:table-cell>
          <table:table-cell office:value-type="float" office:value="0.180937793358139" calcext:value-type="float">
            <text:p>0.1809377934</text:p>
          </table:table-cell>
          <table:table-cell table:formula="of:=1000*[.E447]" office:value-type="float" office:value="180.937793358139" calcext:value-type="float">
            <text:p>180.9377933581</text:p>
          </table:table-cell>
          <table:table-cell office:value-type="float" office:value="30.62" calcext:value-type="float">
            <text:p>30.62</text:p>
          </table:table-cell>
          <table:table-cell table:formula="of:=[.G447]-22.5" office:value-type="float" office:value="8.12" calcext:value-type="float">
            <text:p>8.12</text:p>
          </table:table-cell>
          <table:table-cell office:value-type="float" office:value="0.294279" calcext:value-type="float">
            <text:p>0.294279</text:p>
          </table:table-cell>
          <table:table-cell table:formula="of:=1000*[.I447]" office:value-type="float" office:value="294.279" calcext:value-type="float">
            <text:p>294.2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5.49999999999956" calcext:value-type="float">
            <text:p>-5.5</text:p>
          </table:table-cell>
          <table:table-cell office:value-type="float" office:value="0.178489240841317" calcext:value-type="float">
            <text:p>0.1784892408</text:p>
          </table:table-cell>
          <table:table-cell table:formula="of:=1000*[.E448]" office:value-type="float" office:value="178.489240841317" calcext:value-type="float">
            <text:p>178.4892408413</text:p>
          </table:table-cell>
          <table:table-cell office:value-type="float" office:value="30.475" calcext:value-type="float">
            <text:p>30.475</text:p>
          </table:table-cell>
          <table:table-cell table:formula="of:=[.G448]-22.5" office:value-type="float" office:value="7.975" calcext:value-type="float">
            <text:p>7.975</text:p>
          </table:table-cell>
          <table:table-cell office:value-type="float" office:value="0.295815" calcext:value-type="float">
            <text:p>0.295815</text:p>
          </table:table-cell>
          <table:table-cell table:formula="of:=1000*[.I448]" office:value-type="float" office:value="295.815" calcext:value-type="float">
            <text:p>295.8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5.39999999999956" calcext:value-type="float">
            <text:p>-5.4</text:p>
          </table:table-cell>
          <table:table-cell office:value-type="float" office:value="0.177501039607619" calcext:value-type="float">
            <text:p>0.1775010396</text:p>
          </table:table-cell>
          <table:table-cell table:formula="of:=1000*[.E449]" office:value-type="float" office:value="177.501039607619" calcext:value-type="float">
            <text:p>177.5010396076</text:p>
          </table:table-cell>
          <table:table-cell office:value-type="float" office:value="30.33" calcext:value-type="float">
            <text:p>30.33</text:p>
          </table:table-cell>
          <table:table-cell table:formula="of:=[.G449]-22.5" office:value-type="float" office:value="7.83" calcext:value-type="float">
            <text:p>7.83</text:p>
          </table:table-cell>
          <table:table-cell office:value-type="float" office:value="0.295868" calcext:value-type="float">
            <text:p>0.295868</text:p>
          </table:table-cell>
          <table:table-cell table:formula="of:=1000*[.I449]" office:value-type="float" office:value="295.868" calcext:value-type="float">
            <text:p>295.8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5.29999999999956" calcext:value-type="float">
            <text:p>-5.3</text:p>
          </table:table-cell>
          <table:table-cell office:value-type="float" office:value="0.176338537176455" calcext:value-type="float">
            <text:p>0.1763385372</text:p>
          </table:table-cell>
          <table:table-cell table:formula="of:=1000*[.E450]" office:value-type="float" office:value="176.338537176455" calcext:value-type="float">
            <text:p>176.3385371765</text:p>
          </table:table-cell>
          <table:table-cell office:value-type="float" office:value="30.185" calcext:value-type="float">
            <text:p>30.185</text:p>
          </table:table-cell>
          <table:table-cell table:formula="of:=[.G450]-22.5" office:value-type="float" office:value="7.685" calcext:value-type="float">
            <text:p>7.685</text:p>
          </table:table-cell>
          <table:table-cell office:value-type="float" office:value="0.294056" calcext:value-type="float">
            <text:p>0.294056</text:p>
          </table:table-cell>
          <table:table-cell table:formula="of:=1000*[.I450]" office:value-type="float" office:value="294.056" calcext:value-type="float">
            <text:p>294.0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5.19999999999956" calcext:value-type="float">
            <text:p>-5.2</text:p>
          </table:table-cell>
          <table:table-cell office:value-type="float" office:value="0.175585754756024" calcext:value-type="float">
            <text:p>0.1755857548</text:p>
          </table:table-cell>
          <table:table-cell table:formula="of:=1000*[.E451]" office:value-type="float" office:value="175.585754756024" calcext:value-type="float">
            <text:p>175.585754756</text:p>
          </table:table-cell>
          <table:table-cell office:value-type="float" office:value="30.04" calcext:value-type="float">
            <text:p>30.04</text:p>
          </table:table-cell>
          <table:table-cell table:formula="of:=[.G451]-22.5" office:value-type="float" office:value="7.54" calcext:value-type="float">
            <text:p>7.54</text:p>
          </table:table-cell>
          <table:table-cell office:value-type="float" office:value="0.290192" calcext:value-type="float">
            <text:p>0.290192</text:p>
          </table:table-cell>
          <table:table-cell table:formula="of:=1000*[.I451]" office:value-type="float" office:value="290.192" calcext:value-type="float">
            <text:p>290.1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5.09999999999956" calcext:value-type="float">
            <text:p>-5.1</text:p>
          </table:table-cell>
          <table:table-cell office:value-type="float" office:value="0.1749062919601" calcext:value-type="float">
            <text:p>0.174906292</text:p>
          </table:table-cell>
          <table:table-cell table:formula="of:=1000*[.E452]" office:value-type="float" office:value="174.9062919601" calcext:value-type="float">
            <text:p>174.9062919601</text:p>
          </table:table-cell>
          <table:table-cell office:value-type="float" office:value="29.895" calcext:value-type="float">
            <text:p>29.895</text:p>
          </table:table-cell>
          <table:table-cell table:formula="of:=[.G452]-22.5" office:value-type="float" office:value="7.395" calcext:value-type="float">
            <text:p>7.395</text:p>
          </table:table-cell>
          <table:table-cell office:value-type="float" office:value="0.28425" calcext:value-type="float">
            <text:p>0.28425</text:p>
          </table:table-cell>
          <table:table-cell table:formula="of:=1000*[.I452]" office:value-type="float" office:value="284.25" calcext:value-type="float">
            <text:p>284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.99999999999956" calcext:value-type="float">
            <text:p>-5</text:p>
          </table:table-cell>
          <table:table-cell office:value-type="float" office:value="0.17491468372939" calcext:value-type="float">
            <text:p>0.1749146837</text:p>
          </table:table-cell>
          <table:table-cell table:formula="of:=1000*[.E453]" office:value-type="float" office:value="174.91468372939" calcext:value-type="float">
            <text:p>174.9146837294</text:p>
          </table:table-cell>
          <table:table-cell office:value-type="float" office:value="29.75" calcext:value-type="float">
            <text:p>29.75</text:p>
          </table:table-cell>
          <table:table-cell table:formula="of:=[.G453]-22.5" office:value-type="float" office:value="7.25" calcext:value-type="float">
            <text:p>7.25</text:p>
          </table:table-cell>
          <table:table-cell office:value-type="float" office:value="0.276568" calcext:value-type="float">
            <text:p>0.276568</text:p>
          </table:table-cell>
          <table:table-cell table:formula="of:=1000*[.I453]" office:value-type="float" office:value="276.568" calcext:value-type="float">
            <text:p>276.5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.89999999999956" calcext:value-type="float">
            <text:p>-4.9</text:p>
          </table:table-cell>
          <table:table-cell office:value-type="float" office:value="0.174923193026732" calcext:value-type="float">
            <text:p>0.174923193</text:p>
          </table:table-cell>
          <table:table-cell table:formula="of:=1000*[.E454]" office:value-type="float" office:value="174.923193026732" calcext:value-type="float">
            <text:p>174.9231930267</text:p>
          </table:table-cell>
          <table:table-cell office:value-type="float" office:value="29.605" calcext:value-type="float">
            <text:p>29.605</text:p>
          </table:table-cell>
          <table:table-cell table:formula="of:=[.G454]-22.5" office:value-type="float" office:value="7.105" calcext:value-type="float">
            <text:p>7.105</text:p>
          </table:table-cell>
          <table:table-cell office:value-type="float" office:value="0.267729" calcext:value-type="float">
            <text:p>0.267729</text:p>
          </table:table-cell>
          <table:table-cell table:formula="of:=1000*[.I454]" office:value-type="float" office:value="267.729" calcext:value-type="float">
            <text:p>267.7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.79999999999956" calcext:value-type="float">
            <text:p>-4.8</text:p>
          </table:table-cell>
          <table:table-cell office:value-type="float" office:value="0.175117860434442" calcext:value-type="float">
            <text:p>0.1751178604</text:p>
          </table:table-cell>
          <table:table-cell table:formula="of:=1000*[.E455]" office:value-type="float" office:value="175.117860434442" calcext:value-type="float">
            <text:p>175.1178604344</text:p>
          </table:table-cell>
          <table:table-cell office:value-type="float" office:value="29.46" calcext:value-type="float">
            <text:p>29.46</text:p>
          </table:table-cell>
          <table:table-cell table:formula="of:=[.G455]-22.5" office:value-type="float" office:value="6.96" calcext:value-type="float">
            <text:p>6.96</text:p>
          </table:table-cell>
          <table:table-cell office:value-type="float" office:value="0.258272" calcext:value-type="float">
            <text:p>0.258272</text:p>
          </table:table-cell>
          <table:table-cell table:formula="of:=1000*[.I455]" office:value-type="float" office:value="258.272" calcext:value-type="float">
            <text:p>258.2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.69999999999956" calcext:value-type="float">
            <text:p>-4.7</text:p>
          </table:table-cell>
          <table:table-cell office:value-type="float" office:value="0.176435887869108" calcext:value-type="float">
            <text:p>0.1764358879</text:p>
          </table:table-cell>
          <table:table-cell table:formula="of:=1000*[.E456]" office:value-type="float" office:value="176.435887869108" calcext:value-type="float">
            <text:p>176.4358878691</text:p>
          </table:table-cell>
          <table:table-cell office:value-type="float" office:value="29.315" calcext:value-type="float">
            <text:p>29.315</text:p>
          </table:table-cell>
          <table:table-cell table:formula="of:=[.G456]-22.5" office:value-type="float" office:value="6.815" calcext:value-type="float">
            <text:p>6.815</text:p>
          </table:table-cell>
          <table:table-cell office:value-type="float" office:value="0.248637" calcext:value-type="float">
            <text:p>0.248637</text:p>
          </table:table-cell>
          <table:table-cell table:formula="of:=1000*[.I456]" office:value-type="float" office:value="248.637" calcext:value-type="float">
            <text:p>248.6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.59999999999956" calcext:value-type="float">
            <text:p>-4.6</text:p>
          </table:table-cell>
          <table:table-cell office:value-type="float" office:value="0.17775401110833" calcext:value-type="float">
            <text:p>0.1777540111</text:p>
          </table:table-cell>
          <table:table-cell table:formula="of:=1000*[.E457]" office:value-type="float" office:value="177.75401110833" calcext:value-type="float">
            <text:p>177.7540111083</text:p>
          </table:table-cell>
          <table:table-cell office:value-type="float" office:value="29.17" calcext:value-type="float">
            <text:p>29.17</text:p>
          </table:table-cell>
          <table:table-cell table:formula="of:=[.G457]-22.5" office:value-type="float" office:value="6.67" calcext:value-type="float">
            <text:p>6.67</text:p>
          </table:table-cell>
          <table:table-cell office:value-type="float" office:value="0.239275" calcext:value-type="float">
            <text:p>0.239275</text:p>
          </table:table-cell>
          <table:table-cell table:formula="of:=1000*[.I457]" office:value-type="float" office:value="239.275" calcext:value-type="float">
            <text:p>239.2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.49999999999956" calcext:value-type="float">
            <text:p>-4.5</text:p>
          </table:table-cell>
          <table:table-cell office:value-type="float" office:value="0.179072230152109" calcext:value-type="float">
            <text:p>0.1790722302</text:p>
          </table:table-cell>
          <table:table-cell table:formula="of:=1000*[.E458]" office:value-type="float" office:value="179.072230152109" calcext:value-type="float">
            <text:p>179.0722301521</text:p>
          </table:table-cell>
          <table:table-cell office:value-type="float" office:value="29.025" calcext:value-type="float">
            <text:p>29.025</text:p>
          </table:table-cell>
          <table:table-cell table:formula="of:=[.G458]-22.5" office:value-type="float" office:value="6.525" calcext:value-type="float">
            <text:p>6.525</text:p>
          </table:table-cell>
          <table:table-cell office:value-type="float" office:value="0.230537" calcext:value-type="float">
            <text:p>0.230537</text:p>
          </table:table-cell>
          <table:table-cell table:formula="of:=1000*[.I458]" office:value-type="float" office:value="230.537" calcext:value-type="float">
            <text:p>230.5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.39999999999956" calcext:value-type="float">
            <text:p>-4.4</text:p>
          </table:table-cell>
          <table:table-cell office:value-type="float" office:value="0.180658269223973" calcext:value-type="float">
            <text:p>0.1806582692</text:p>
          </table:table-cell>
          <table:table-cell table:formula="of:=1000*[.E459]" office:value-type="float" office:value="180.658269223973" calcext:value-type="float">
            <text:p>180.658269224</text:p>
          </table:table-cell>
          <table:table-cell office:value-type="float" office:value="28.88" calcext:value-type="float">
            <text:p>28.88</text:p>
          </table:table-cell>
          <table:table-cell table:formula="of:=[.G459]-22.5" office:value-type="float" office:value="6.38" calcext:value-type="float">
            <text:p>6.38</text:p>
          </table:table-cell>
          <table:table-cell office:value-type="float" office:value="0.222484" calcext:value-type="float">
            <text:p>0.222484</text:p>
          </table:table-cell>
          <table:table-cell table:formula="of:=1000*[.I459]" office:value-type="float" office:value="222.484" calcext:value-type="float">
            <text:p>222.4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.29999999999956" calcext:value-type="float">
            <text:p>-4.3</text:p>
          </table:table-cell>
          <table:table-cell office:value-type="float" office:value="0.183233247533175" calcext:value-type="float">
            <text:p>0.1832332475</text:p>
          </table:table-cell>
          <table:table-cell table:formula="of:=1000*[.E460]" office:value-type="float" office:value="183.233247533175" calcext:value-type="float">
            <text:p>183.2332475332</text:p>
          </table:table-cell>
          <table:table-cell office:value-type="float" office:value="28.735" calcext:value-type="float">
            <text:p>28.735</text:p>
          </table:table-cell>
          <table:table-cell table:formula="of:=[.G460]-22.5" office:value-type="float" office:value="6.235" calcext:value-type="float">
            <text:p>6.235</text:p>
          </table:table-cell>
          <table:table-cell office:value-type="float" office:value="0.215215" calcext:value-type="float">
            <text:p>0.215215</text:p>
          </table:table-cell>
          <table:table-cell table:formula="of:=1000*[.I460]" office:value-type="float" office:value="215.215" calcext:value-type="float">
            <text:p>215.2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.19999999999956" calcext:value-type="float">
            <text:p>-4.2</text:p>
          </table:table-cell>
          <table:table-cell office:value-type="float" office:value="0.185818908252725" calcext:value-type="float">
            <text:p>0.1858189083</text:p>
          </table:table-cell>
          <table:table-cell table:formula="of:=1000*[.E461]" office:value-type="float" office:value="185.818908252725" calcext:value-type="float">
            <text:p>185.8189082527</text:p>
          </table:table-cell>
          <table:table-cell office:value-type="float" office:value="28.59" calcext:value-type="float">
            <text:p>28.59</text:p>
          </table:table-cell>
          <table:table-cell table:formula="of:=[.G461]-22.5" office:value-type="float" office:value="6.09" calcext:value-type="float">
            <text:p>6.09</text:p>
          </table:table-cell>
          <table:table-cell office:value-type="float" office:value="0.208796" calcext:value-type="float">
            <text:p>0.208796</text:p>
          </table:table-cell>
          <table:table-cell table:formula="of:=1000*[.I461]" office:value-type="float" office:value="208.796" calcext:value-type="float">
            <text:p>208.7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.09999999999956" calcext:value-type="float">
            <text:p>-4.1</text:p>
          </table:table-cell>
          <table:table-cell office:value-type="float" office:value="0.188415251382622" calcext:value-type="float">
            <text:p>0.1884152514</text:p>
          </table:table-cell>
          <table:table-cell table:formula="of:=1000*[.E462]" office:value-type="float" office:value="188.415251382622" calcext:value-type="float">
            <text:p>188.4152513826</text:p>
          </table:table-cell>
          <table:table-cell office:value-type="float" office:value="28.445" calcext:value-type="float">
            <text:p>28.445</text:p>
          </table:table-cell>
          <table:table-cell table:formula="of:=[.G462]-22.5" office:value-type="float" office:value="5.945" calcext:value-type="float">
            <text:p>5.945</text:p>
          </table:table-cell>
          <table:table-cell office:value-type="float" office:value="0.203189" calcext:value-type="float">
            <text:p>0.203189</text:p>
          </table:table-cell>
          <table:table-cell table:formula="of:=1000*[.I462]" office:value-type="float" office:value="203.189" calcext:value-type="float">
            <text:p>203.1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.99999999999956" calcext:value-type="float">
            <text:p>-4</text:p>
          </table:table-cell>
          <table:table-cell office:value-type="float" office:value="0.194196010172659" calcext:value-type="float">
            <text:p>0.1941960102</text:p>
          </table:table-cell>
          <table:table-cell table:formula="of:=1000*[.E463]" office:value-type="float" office:value="194.196010172659" calcext:value-type="float">
            <text:p>194.1960101727</text:p>
          </table:table-cell>
          <table:table-cell office:value-type="float" office:value="28.3" calcext:value-type="float">
            <text:p>28.3</text:p>
          </table:table-cell>
          <table:table-cell table:formula="of:=[.G463]-22.5" office:value-type="float" office:value="5.8" calcext:value-type="float">
            <text:p>5.8</text:p>
          </table:table-cell>
          <table:table-cell office:value-type="float" office:value="0.198413" calcext:value-type="float">
            <text:p>0.198413</text:p>
          </table:table-cell>
          <table:table-cell table:formula="of:=1000*[.I463]" office:value-type="float" office:value="198.413" calcext:value-type="float">
            <text:p>198.4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.89999999999956" calcext:value-type="float">
            <text:p>-3.9</text:p>
          </table:table-cell>
          <table:table-cell office:value-type="float" office:value="0.195082681873224" calcext:value-type="float">
            <text:p>0.1950826819</text:p>
          </table:table-cell>
          <table:table-cell table:formula="of:=1000*[.E464]" office:value-type="float" office:value="195.082681873224" calcext:value-type="float">
            <text:p>195.0826818732</text:p>
          </table:table-cell>
          <table:table-cell office:value-type="float" office:value="28.155" calcext:value-type="float">
            <text:p>28.155</text:p>
          </table:table-cell>
          <table:table-cell table:formula="of:=[.G464]-22.5" office:value-type="float" office:value="5.655" calcext:value-type="float">
            <text:p>5.655</text:p>
          </table:table-cell>
          <table:table-cell office:value-type="float" office:value="0.194495" calcext:value-type="float">
            <text:p>0.194495</text:p>
          </table:table-cell>
          <table:table-cell table:formula="of:=1000*[.I464]" office:value-type="float" office:value="194.495" calcext:value-type="float">
            <text:p>194.4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.79999999999956" calcext:value-type="float">
            <text:p>-3.8</text:p>
          </table:table-cell>
          <table:table-cell office:value-type="float" office:value="0.199150669158844" calcext:value-type="float">
            <text:p>0.1991506692</text:p>
          </table:table-cell>
          <table:table-cell table:formula="of:=1000*[.E465]" office:value-type="float" office:value="199.150669158844" calcext:value-type="float">
            <text:p>199.1506691588</text:p>
          </table:table-cell>
          <table:table-cell office:value-type="float" office:value="28.01" calcext:value-type="float">
            <text:p>28.01</text:p>
          </table:table-cell>
          <table:table-cell table:formula="of:=[.G465]-22.5" office:value-type="float" office:value="5.51" calcext:value-type="float">
            <text:p>5.51</text:p>
          </table:table-cell>
          <table:table-cell office:value-type="float" office:value="0.191376" calcext:value-type="float">
            <text:p>0.191376</text:p>
          </table:table-cell>
          <table:table-cell table:formula="of:=1000*[.I465]" office:value-type="float" office:value="191.376" calcext:value-type="float">
            <text:p>191.3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.69999999999956" calcext:value-type="float">
            <text:p>-3.7</text:p>
          </table:table-cell>
          <table:table-cell office:value-type="float" office:value="0.203263173540448" calcext:value-type="float">
            <text:p>0.2032631735</text:p>
          </table:table-cell>
          <table:table-cell table:formula="of:=1000*[.E466]" office:value-type="float" office:value="203.263173540448" calcext:value-type="float">
            <text:p>203.2631735404</text:p>
          </table:table-cell>
          <table:table-cell office:value-type="float" office:value="27.865" calcext:value-type="float">
            <text:p>27.865</text:p>
          </table:table-cell>
          <table:table-cell table:formula="of:=[.G466]-22.5" office:value-type="float" office:value="5.365" calcext:value-type="float">
            <text:p>5.365</text:p>
          </table:table-cell>
          <table:table-cell office:value-type="float" office:value="0.18904" calcext:value-type="float">
            <text:p>0.18904</text:p>
          </table:table-cell>
          <table:table-cell table:formula="of:=1000*[.I466]" office:value-type="float" office:value="189.04" calcext:value-type="float">
            <text:p>189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.59999999999956" calcext:value-type="float">
            <text:p>-3.6</text:p>
          </table:table-cell>
          <table:table-cell office:value-type="float" office:value="0.209148158908486" calcext:value-type="float">
            <text:p>0.2091481589</text:p>
          </table:table-cell>
          <table:table-cell table:formula="of:=1000*[.E467]" office:value-type="float" office:value="209.148158908486" calcext:value-type="float">
            <text:p>209.1481589085</text:p>
          </table:table-cell>
          <table:table-cell office:value-type="float" office:value="27.72" calcext:value-type="float">
            <text:p>27.72</text:p>
          </table:table-cell>
          <table:table-cell table:formula="of:=[.G467]-22.5" office:value-type="float" office:value="5.22" calcext:value-type="float">
            <text:p>5.22</text:p>
          </table:table-cell>
          <table:table-cell office:value-type="float" office:value="0.187545" calcext:value-type="float">
            <text:p>0.187545</text:p>
          </table:table-cell>
          <table:table-cell table:formula="of:=1000*[.I467]" office:value-type="float" office:value="187.545" calcext:value-type="float">
            <text:p>187.5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.49999999999956" calcext:value-type="float">
            <text:p>-3.5</text:p>
          </table:table-cell>
          <table:table-cell office:value-type="float" office:value="0.213502694393938" calcext:value-type="float">
            <text:p>0.2135026944</text:p>
          </table:table-cell>
          <table:table-cell table:formula="of:=1000*[.E468]" office:value-type="float" office:value="213.502694393938" calcext:value-type="float">
            <text:p>213.5026943939</text:p>
          </table:table-cell>
          <table:table-cell office:value-type="float" office:value="27.575" calcext:value-type="float">
            <text:p>27.575</text:p>
          </table:table-cell>
          <table:table-cell table:formula="of:=[.G468]-22.5" office:value-type="float" office:value="5.075" calcext:value-type="float">
            <text:p>5.075</text:p>
          </table:table-cell>
          <table:table-cell office:value-type="float" office:value="0.186794" calcext:value-type="float">
            <text:p>0.186794</text:p>
          </table:table-cell>
          <table:table-cell table:formula="of:=1000*[.I468]" office:value-type="float" office:value="186.794" calcext:value-type="float">
            <text:p>186.7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.39999999999956" calcext:value-type="float">
            <text:p>-3.4</text:p>
          </table:table-cell>
          <table:table-cell office:value-type="float" office:value="0.218925793318975" calcext:value-type="float">
            <text:p>0.2189257933</text:p>
          </table:table-cell>
          <table:table-cell table:formula="of:=1000*[.E469]" office:value-type="float" office:value="218.925793318975" calcext:value-type="float">
            <text:p>218.925793319</text:p>
          </table:table-cell>
          <table:table-cell office:value-type="float" office:value="27.43" calcext:value-type="float">
            <text:p>27.43</text:p>
          </table:table-cell>
          <table:table-cell table:formula="of:=[.G469]-22.5" office:value-type="float" office:value="4.93" calcext:value-type="float">
            <text:p>4.93</text:p>
          </table:table-cell>
          <table:table-cell office:value-type="float" office:value="0.18679" calcext:value-type="float">
            <text:p>0.18679</text:p>
          </table:table-cell>
          <table:table-cell table:formula="of:=1000*[.I469]" office:value-type="float" office:value="186.79" calcext:value-type="float">
            <text:p>186.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.29999999999956" calcext:value-type="float">
            <text:p>-3.3</text:p>
          </table:table-cell>
          <table:table-cell office:value-type="float" office:value="0.224058748999059" calcext:value-type="float">
            <text:p>0.224058749</text:p>
          </table:table-cell>
          <table:table-cell table:formula="of:=1000*[.E470]" office:value-type="float" office:value="224.058748999059" calcext:value-type="float">
            <text:p>224.0587489991</text:p>
          </table:table-cell>
          <table:table-cell office:value-type="float" office:value="27.285" calcext:value-type="float">
            <text:p>27.285</text:p>
          </table:table-cell>
          <table:table-cell table:formula="of:=[.G470]-22.5" office:value-type="float" office:value="4.785" calcext:value-type="float">
            <text:p>4.785</text:p>
          </table:table-cell>
          <table:table-cell office:value-type="float" office:value="0.187607" calcext:value-type="float">
            <text:p>0.187607</text:p>
          </table:table-cell>
          <table:table-cell table:formula="of:=1000*[.I470]" office:value-type="float" office:value="187.607" calcext:value-type="float">
            <text:p>187.6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.19999999999956" calcext:value-type="float">
            <text:p>-3.2</text:p>
          </table:table-cell>
          <table:table-cell office:value-type="float" office:value="0.229999823463875" calcext:value-type="float">
            <text:p>0.2299998235</text:p>
          </table:table-cell>
          <table:table-cell table:formula="of:=1000*[.E471]" office:value-type="float" office:value="229.999823463875" calcext:value-type="float">
            <text:p>229.9998234639</text:p>
          </table:table-cell>
          <table:table-cell office:value-type="float" office:value="27.14" calcext:value-type="float">
            <text:p>27.14</text:p>
          </table:table-cell>
          <table:table-cell table:formula="of:=[.G471]-22.5" office:value-type="float" office:value="4.64" calcext:value-type="float">
            <text:p>4.64</text:p>
          </table:table-cell>
          <table:table-cell office:value-type="float" office:value="0.189169" calcext:value-type="float">
            <text:p>0.189169</text:p>
          </table:table-cell>
          <table:table-cell table:formula="of:=1000*[.I471]" office:value-type="float" office:value="189.169" calcext:value-type="float">
            <text:p>189.1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3.09999999999956" calcext:value-type="float">
            <text:p>-3.1</text:p>
          </table:table-cell>
          <table:table-cell office:value-type="float" office:value="0.235482475512103" calcext:value-type="float">
            <text:p>0.2354824755</text:p>
          </table:table-cell>
          <table:table-cell table:formula="of:=1000*[.E472]" office:value-type="float" office:value="235.482475512103" calcext:value-type="float">
            <text:p>235.4824755121</text:p>
          </table:table-cell>
          <table:table-cell office:value-type="float" office:value="26.995" calcext:value-type="float">
            <text:p>26.995</text:p>
          </table:table-cell>
          <table:table-cell table:formula="of:=[.G472]-22.5" office:value-type="float" office:value="4.495" calcext:value-type="float">
            <text:p>4.495</text:p>
          </table:table-cell>
          <table:table-cell office:value-type="float" office:value="0.191524" calcext:value-type="float">
            <text:p>0.191524</text:p>
          </table:table-cell>
          <table:table-cell table:formula="of:=1000*[.I472]" office:value-type="float" office:value="191.524" calcext:value-type="float">
            <text:p>191.5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.99999999999956" calcext:value-type="float">
            <text:p>-3</text:p>
          </table:table-cell>
          <table:table-cell office:value-type="float" office:value="0.24108011538664" calcext:value-type="float">
            <text:p>0.2410801154</text:p>
          </table:table-cell>
          <table:table-cell table:formula="of:=1000*[.E473]" office:value-type="float" office:value="241.08011538664" calcext:value-type="float">
            <text:p>241.0801153866</text:p>
          </table:table-cell>
          <table:table-cell office:value-type="float" office:value="26.85" calcext:value-type="float">
            <text:p>26.85</text:p>
          </table:table-cell>
          <table:table-cell table:formula="of:=[.G473]-22.5" office:value-type="float" office:value="4.35" calcext:value-type="float">
            <text:p>4.35</text:p>
          </table:table-cell>
          <table:table-cell office:value-type="float" office:value="0.19465" calcext:value-type="float">
            <text:p>0.19465</text:p>
          </table:table-cell>
          <table:table-cell table:formula="of:=1000*[.I473]" office:value-type="float" office:value="194.65" calcext:value-type="float">
            <text:p>194.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.89999999999956" calcext:value-type="float">
            <text:p>-2.9</text:p>
          </table:table-cell>
          <table:table-cell office:value-type="float" office:value="0.246348268667238" calcext:value-type="float">
            <text:p>0.2463482687</text:p>
          </table:table-cell>
          <table:table-cell table:formula="of:=1000*[.E474]" office:value-type="float" office:value="246.348268667238" calcext:value-type="float">
            <text:p>246.3482686672</text:p>
          </table:table-cell>
          <table:table-cell office:value-type="float" office:value="26.705" calcext:value-type="float">
            <text:p>26.705</text:p>
          </table:table-cell>
          <table:table-cell table:formula="of:=[.G474]-22.5" office:value-type="float" office:value="4.205" calcext:value-type="float">
            <text:p>4.205</text:p>
          </table:table-cell>
          <table:table-cell office:value-type="float" office:value="0.198608" calcext:value-type="float">
            <text:p>0.198608</text:p>
          </table:table-cell>
          <table:table-cell table:formula="of:=1000*[.I474]" office:value-type="float" office:value="198.608" calcext:value-type="float">
            <text:p>198.6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.79999999999956" calcext:value-type="float">
            <text:p>-2.8</text:p>
          </table:table-cell>
          <table:table-cell office:value-type="float" office:value="0.252767357546395" calcext:value-type="float">
            <text:p>0.2527673575</text:p>
          </table:table-cell>
          <table:table-cell table:formula="of:=1000*[.E475]" office:value-type="float" office:value="252.767357546395" calcext:value-type="float">
            <text:p>252.7673575464</text:p>
          </table:table-cell>
          <table:table-cell office:value-type="float" office:value="26.56" calcext:value-type="float">
            <text:p>26.56</text:p>
          </table:table-cell>
          <table:table-cell table:formula="of:=[.G475]-22.5" office:value-type="float" office:value="4.06" calcext:value-type="float">
            <text:p>4.06</text:p>
          </table:table-cell>
          <table:table-cell office:value-type="float" office:value="0.203294" calcext:value-type="float">
            <text:p>0.203294</text:p>
          </table:table-cell>
          <table:table-cell table:formula="of:=1000*[.I475]" office:value-type="float" office:value="203.294" calcext:value-type="float">
            <text:p>203.2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.69999999999956" calcext:value-type="float">
            <text:p>-2.7</text:p>
          </table:table-cell>
          <table:table-cell office:value-type="float" office:value="0.256988615650339" calcext:value-type="float">
            <text:p>0.2569886157</text:p>
          </table:table-cell>
          <table:table-cell table:formula="of:=1000*[.E476]" office:value-type="float" office:value="256.988615650339" calcext:value-type="float">
            <text:p>256.9886156503</text:p>
          </table:table-cell>
          <table:table-cell office:value-type="float" office:value="26.415" calcext:value-type="float">
            <text:p>26.415</text:p>
          </table:table-cell>
          <table:table-cell table:formula="of:=[.G476]-22.5" office:value-type="float" office:value="3.915" calcext:value-type="float">
            <text:p>3.915</text:p>
          </table:table-cell>
          <table:table-cell office:value-type="float" office:value="0.208847" calcext:value-type="float">
            <text:p>0.208847</text:p>
          </table:table-cell>
          <table:table-cell table:formula="of:=1000*[.I476]" office:value-type="float" office:value="208.847" calcext:value-type="float">
            <text:p>208.8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.59999999999956" calcext:value-type="float">
            <text:p>-2.6</text:p>
          </table:table-cell>
          <table:table-cell office:value-type="float" office:value="0.262776063166792" calcext:value-type="float">
            <text:p>0.2627760632</text:p>
          </table:table-cell>
          <table:table-cell table:formula="of:=1000*[.E477]" office:value-type="float" office:value="262.776063166792" calcext:value-type="float">
            <text:p>262.7760631668</text:p>
          </table:table-cell>
          <table:table-cell office:value-type="float" office:value="26.27" calcext:value-type="float">
            <text:p>26.27</text:p>
          </table:table-cell>
          <table:table-cell table:formula="of:=[.G477]-22.5" office:value-type="float" office:value="3.77" calcext:value-type="float">
            <text:p>3.77</text:p>
          </table:table-cell>
          <table:table-cell office:value-type="float" office:value="0.215208" calcext:value-type="float">
            <text:p>0.215208</text:p>
          </table:table-cell>
          <table:table-cell table:formula="of:=1000*[.I477]" office:value-type="float" office:value="215.208" calcext:value-type="float">
            <text:p>215.2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.49999999999956" calcext:value-type="float">
            <text:p>-2.5</text:p>
          </table:table-cell>
          <table:table-cell office:value-type="float" office:value="0.264560789867247" calcext:value-type="float">
            <text:p>0.2645607899</text:p>
          </table:table-cell>
          <table:table-cell table:formula="of:=1000*[.E478]" office:value-type="float" office:value="264.560789867247" calcext:value-type="float">
            <text:p>264.5607898672</text:p>
          </table:table-cell>
          <table:table-cell office:value-type="float" office:value="26.125" calcext:value-type="float">
            <text:p>26.125</text:p>
          </table:table-cell>
          <table:table-cell table:formula="of:=[.G478]-22.5" office:value-type="float" office:value="3.625" calcext:value-type="float">
            <text:p>3.625</text:p>
          </table:table-cell>
          <table:table-cell office:value-type="float" office:value="0.222344" calcext:value-type="float">
            <text:p>0.222344</text:p>
          </table:table-cell>
          <table:table-cell table:formula="of:=1000*[.I478]" office:value-type="float" office:value="222.344" calcext:value-type="float">
            <text:p>222.3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.39999999999956" calcext:value-type="float">
            <text:p>-2.4</text:p>
          </table:table-cell>
          <table:table-cell office:value-type="float" office:value="0.267183892854051" calcext:value-type="float">
            <text:p>0.2671838929</text:p>
          </table:table-cell>
          <table:table-cell table:formula="of:=1000*[.E479]" office:value-type="float" office:value="267.183892854051" calcext:value-type="float">
            <text:p>267.1838928541</text:p>
          </table:table-cell>
          <table:table-cell office:value-type="float" office:value="25.98" calcext:value-type="float">
            <text:p>25.98</text:p>
          </table:table-cell>
          <table:table-cell table:formula="of:=[.G479]-22.5" office:value-type="float" office:value="3.48" calcext:value-type="float">
            <text:p>3.48</text:p>
          </table:table-cell>
          <table:table-cell office:value-type="float" office:value="0.230261" calcext:value-type="float">
            <text:p>0.230261</text:p>
          </table:table-cell>
          <table:table-cell table:formula="of:=1000*[.I479]" office:value-type="float" office:value="230.261" calcext:value-type="float">
            <text:p>230.2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.29999999999956" calcext:value-type="float">
            <text:p>-2.3</text:p>
          </table:table-cell>
          <table:table-cell office:value-type="float" office:value="0.268961859764265" calcext:value-type="float">
            <text:p>0.2689618598</text:p>
          </table:table-cell>
          <table:table-cell table:formula="of:=1000*[.E480]" office:value-type="float" office:value="268.961859764265" calcext:value-type="float">
            <text:p>268.9618597643</text:p>
          </table:table-cell>
          <table:table-cell office:value-type="float" office:value="25.835" calcext:value-type="float">
            <text:p>25.835</text:p>
          </table:table-cell>
          <table:table-cell table:formula="of:=[.G480]-22.5" office:value-type="float" office:value="3.335" calcext:value-type="float">
            <text:p>3.335</text:p>
          </table:table-cell>
          <table:table-cell office:value-type="float" office:value="0.238793" calcext:value-type="float">
            <text:p>0.238793</text:p>
          </table:table-cell>
          <table:table-cell table:formula="of:=1000*[.I480]" office:value-type="float" office:value="238.793" calcext:value-type="float">
            <text:p>238.7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.19999999999956" calcext:value-type="float">
            <text:p>-2.2</text:p>
          </table:table-cell>
          <table:table-cell office:value-type="float" office:value="0.270306242138778" calcext:value-type="float">
            <text:p>0.2703062421</text:p>
          </table:table-cell>
          <table:table-cell table:formula="of:=1000*[.E481]" office:value-type="float" office:value="270.306242138778" calcext:value-type="float">
            <text:p>270.3062421388</text:p>
          </table:table-cell>
          <table:table-cell office:value-type="float" office:value="25.69" calcext:value-type="float">
            <text:p>25.69</text:p>
          </table:table-cell>
          <table:table-cell table:formula="of:=[.G481]-22.5" office:value-type="float" office:value="3.19" calcext:value-type="float">
            <text:p>3.19</text:p>
          </table:table-cell>
          <table:table-cell office:value-type="float" office:value="0.247968" calcext:value-type="float">
            <text:p>0.247968</text:p>
          </table:table-cell>
          <table:table-cell table:formula="of:=1000*[.I481]" office:value-type="float" office:value="247.968" calcext:value-type="float">
            <text:p>247.9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.09999999999956" calcext:value-type="float">
            <text:p>-2.1</text:p>
          </table:table-cell>
          <table:table-cell office:value-type="float" office:value="0.269724905988587" calcext:value-type="float">
            <text:p>0.269724906</text:p>
          </table:table-cell>
          <table:table-cell table:formula="of:=1000*[.E482]" office:value-type="float" office:value="269.724905988587" calcext:value-type="float">
            <text:p>269.7249059886</text:p>
          </table:table-cell>
          <table:table-cell office:value-type="float" office:value="25.545" calcext:value-type="float">
            <text:p>25.545</text:p>
          </table:table-cell>
          <table:table-cell table:formula="of:=[.G482]-22.5" office:value-type="float" office:value="3.045" calcext:value-type="float">
            <text:p>3.045</text:p>
          </table:table-cell>
          <table:table-cell office:value-type="float" office:value="0.257153" calcext:value-type="float">
            <text:p>0.257153</text:p>
          </table:table-cell>
          <table:table-cell table:formula="of:=1000*[.I482]" office:value-type="float" office:value="257.153" calcext:value-type="float">
            <text:p>257.1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.99999999999956" calcext:value-type="float">
            <text:p>-2</text:p>
          </table:table-cell>
          <table:table-cell office:value-type="float" office:value="0.269415908561784" calcext:value-type="float">
            <text:p>0.2694159086</text:p>
          </table:table-cell>
          <table:table-cell table:formula="of:=1000*[.E483]" office:value-type="float" office:value="269.415908561784" calcext:value-type="float">
            <text:p>269.4159085618</text:p>
          </table:table-cell>
          <table:table-cell office:value-type="float" office:value="25.4" calcext:value-type="float">
            <text:p>25.4</text:p>
          </table:table-cell>
          <table:table-cell table:formula="of:=[.G483]-22.5" office:value-type="float" office:value="2.9" calcext:value-type="float">
            <text:p>2.9</text:p>
          </table:table-cell>
          <table:table-cell office:value-type="float" office:value="0.266276" calcext:value-type="float">
            <text:p>0.266276</text:p>
          </table:table-cell>
          <table:table-cell table:formula="of:=1000*[.I483]" office:value-type="float" office:value="266.276" calcext:value-type="float">
            <text:p>266.2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.89999999999956" calcext:value-type="float">
            <text:p>-1.9</text:p>
          </table:table-cell>
          <table:table-cell office:value-type="float" office:value="0.267621004968614" calcext:value-type="float">
            <text:p>0.267621005</text:p>
          </table:table-cell>
          <table:table-cell table:formula="of:=1000*[.E484]" office:value-type="float" office:value="267.621004968614" calcext:value-type="float">
            <text:p>267.6210049686</text:p>
          </table:table-cell>
          <table:table-cell office:value-type="float" office:value="25.255" calcext:value-type="float">
            <text:p>25.255</text:p>
          </table:table-cell>
          <table:table-cell table:formula="of:=[.G484]-22.5" office:value-type="float" office:value="2.755" calcext:value-type="float">
            <text:p>2.755</text:p>
          </table:table-cell>
          <table:table-cell office:value-type="float" office:value="0.27474" calcext:value-type="float">
            <text:p>0.27474</text:p>
          </table:table-cell>
          <table:table-cell table:formula="of:=1000*[.I484]" office:value-type="float" office:value="274.74" calcext:value-type="float">
            <text:p>274.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.79999999999956" calcext:value-type="float">
            <text:p>-1.8</text:p>
          </table:table-cell>
          <table:table-cell office:value-type="float" office:value="0.265736549052944" calcext:value-type="float">
            <text:p>0.2657365491</text:p>
          </table:table-cell>
          <table:table-cell table:formula="of:=1000*[.E485]" office:value-type="float" office:value="265.736549052944" calcext:value-type="float">
            <text:p>265.7365490529</text:p>
          </table:table-cell>
          <table:table-cell office:value-type="float" office:value="25.11" calcext:value-type="float">
            <text:p>25.11</text:p>
          </table:table-cell>
          <table:table-cell table:formula="of:=[.G485]-22.5" office:value-type="float" office:value="2.61" calcext:value-type="float">
            <text:p>2.61</text:p>
          </table:table-cell>
          <table:table-cell office:value-type="float" office:value="0.281962" calcext:value-type="float">
            <text:p>0.281962</text:p>
          </table:table-cell>
          <table:table-cell table:formula="of:=1000*[.I485]" office:value-type="float" office:value="281.962" calcext:value-type="float">
            <text:p>281.9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.69999999999956" calcext:value-type="float">
            <text:p>-1.7</text:p>
          </table:table-cell>
          <table:table-cell office:value-type="float" office:value="0.263481802307099" calcext:value-type="float">
            <text:p>0.2634818023</text:p>
          </table:table-cell>
          <table:table-cell table:formula="of:=1000*[.E486]" office:value-type="float" office:value="263.481802307099" calcext:value-type="float">
            <text:p>263.4818023071</text:p>
          </table:table-cell>
          <table:table-cell office:value-type="float" office:value="24.965" calcext:value-type="float">
            <text:p>24.965</text:p>
          </table:table-cell>
          <table:table-cell table:formula="of:=[.G486]-22.5" office:value-type="float" office:value="2.465" calcext:value-type="float">
            <text:p>2.465</text:p>
          </table:table-cell>
          <table:table-cell office:value-type="float" office:value="0.287402" calcext:value-type="float">
            <text:p>0.287402</text:p>
          </table:table-cell>
          <table:table-cell table:formula="of:=1000*[.I486]" office:value-type="float" office:value="287.402" calcext:value-type="float">
            <text:p>287.4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.59999999999956" calcext:value-type="float">
            <text:p>-1.6</text:p>
          </table:table-cell>
          <table:table-cell office:value-type="float" office:value="0.261049368665418" calcext:value-type="float">
            <text:p>0.2610493687</text:p>
          </table:table-cell>
          <table:table-cell table:formula="of:=1000*[.E487]" office:value-type="float" office:value="261.049368665418" calcext:value-type="float">
            <text:p>261.0493686654</text:p>
          </table:table-cell>
          <table:table-cell office:value-type="float" office:value="24.82" calcext:value-type="float">
            <text:p>24.82</text:p>
          </table:table-cell>
          <table:table-cell table:formula="of:=[.G487]-22.5" office:value-type="float" office:value="2.32" calcext:value-type="float">
            <text:p>2.32</text:p>
          </table:table-cell>
          <table:table-cell office:value-type="float" office:value="0.290778" calcext:value-type="float">
            <text:p>0.290778</text:p>
          </table:table-cell>
          <table:table-cell table:formula="of:=1000*[.I487]" office:value-type="float" office:value="290.778" calcext:value-type="float">
            <text:p>290.7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.49999999999956" calcext:value-type="float">
            <text:p>-1.5</text:p>
          </table:table-cell>
          <table:table-cell office:value-type="float" office:value="0.258569750763557" calcext:value-type="float">
            <text:p>0.2585697508</text:p>
          </table:table-cell>
          <table:table-cell table:formula="of:=1000*[.E488]" office:value-type="float" office:value="258.569750763557" calcext:value-type="float">
            <text:p>258.5697507636</text:p>
          </table:table-cell>
          <table:table-cell office:value-type="float" office:value="24.675" calcext:value-type="float">
            <text:p>24.675</text:p>
          </table:table-cell>
          <table:table-cell table:formula="of:=[.G488]-22.5" office:value-type="float" office:value="2.175" calcext:value-type="float">
            <text:p>2.175</text:p>
          </table:table-cell>
          <table:table-cell office:value-type="float" office:value="0.292058" calcext:value-type="float">
            <text:p>0.292058</text:p>
          </table:table-cell>
          <table:table-cell table:formula="of:=1000*[.I488]" office:value-type="float" office:value="292.058" calcext:value-type="float">
            <text:p>292.0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.39999999999956" calcext:value-type="float">
            <text:p>-1.4</text:p>
          </table:table-cell>
          <table:table-cell office:value-type="float" office:value="0.255892108341259" calcext:value-type="float">
            <text:p>0.2558921083</text:p>
          </table:table-cell>
          <table:table-cell table:formula="of:=1000*[.E489]" office:value-type="float" office:value="255.892108341259" calcext:value-type="float">
            <text:p>255.8921083413</text:p>
          </table:table-cell>
          <table:table-cell office:value-type="float" office:value="24.53" calcext:value-type="float">
            <text:p>24.53</text:p>
          </table:table-cell>
          <table:table-cell table:formula="of:=[.G489]-22.5" office:value-type="float" office:value="2.03" calcext:value-type="float">
            <text:p>2.03</text:p>
          </table:table-cell>
          <table:table-cell office:value-type="float" office:value="0.291503" calcext:value-type="float">
            <text:p>0.291503</text:p>
          </table:table-cell>
          <table:table-cell table:formula="of:=1000*[.I489]" office:value-type="float" office:value="291.503" calcext:value-type="float">
            <text:p>291.5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.29999999999956" calcext:value-type="float">
            <text:p>-1.3</text:p>
          </table:table-cell>
          <table:table-cell office:value-type="float" office:value="0.25322064545445" calcext:value-type="float">
            <text:p>0.2532206455</text:p>
          </table:table-cell>
          <table:table-cell table:formula="of:=1000*[.E490]" office:value-type="float" office:value="253.22064545445" calcext:value-type="float">
            <text:p>253.2206454545</text:p>
          </table:table-cell>
          <table:table-cell office:value-type="float" office:value="24.385" calcext:value-type="float">
            <text:p>24.385</text:p>
          </table:table-cell>
          <table:table-cell table:formula="of:=[.G490]-22.5" office:value-type="float" office:value="1.885" calcext:value-type="float">
            <text:p>1.885</text:p>
          </table:table-cell>
          <table:table-cell office:value-type="float" office:value="0.289512" calcext:value-type="float">
            <text:p>0.289512</text:p>
          </table:table-cell>
          <table:table-cell table:formula="of:=1000*[.I490]" office:value-type="float" office:value="289.512" calcext:value-type="float">
            <text:p>289.5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.19999999999956" calcext:value-type="float">
            <text:p>-1.2</text:p>
          </table:table-cell>
          <table:table-cell office:value-type="float" office:value="0.251202630618987" calcext:value-type="float">
            <text:p>0.2512026306</text:p>
          </table:table-cell>
          <table:table-cell table:formula="of:=1000*[.E491]" office:value-type="float" office:value="251.202630618987" calcext:value-type="float">
            <text:p>251.202630619</text:p>
          </table:table-cell>
          <table:table-cell office:value-type="float" office:value="24.24" calcext:value-type="float">
            <text:p>24.24</text:p>
          </table:table-cell>
          <table:table-cell table:formula="of:=[.G491]-22.5" office:value-type="float" office:value="1.74" calcext:value-type="float">
            <text:p>1.74</text:p>
          </table:table-cell>
          <table:table-cell office:value-type="float" office:value="0.286522" calcext:value-type="float">
            <text:p>0.286522</text:p>
          </table:table-cell>
          <table:table-cell table:formula="of:=1000*[.I491]" office:value-type="float" office:value="286.522" calcext:value-type="float">
            <text:p>286.5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1.09999999999956" calcext:value-type="float">
            <text:p>-1.1</text:p>
          </table:table-cell>
          <table:table-cell office:value-type="float" office:value="0.248704579253517" calcext:value-type="float">
            <text:p>0.2487045793</text:p>
          </table:table-cell>
          <table:table-cell table:formula="of:=1000*[.E492]" office:value-type="float" office:value="248.704579253517" calcext:value-type="float">
            <text:p>248.7045792535</text:p>
          </table:table-cell>
          <table:table-cell office:value-type="float" office:value="24.095" calcext:value-type="float">
            <text:p>24.095</text:p>
          </table:table-cell>
          <table:table-cell table:formula="of:=[.G492]-22.5" office:value-type="float" office:value="1.595" calcext:value-type="float">
            <text:p>1.595</text:p>
          </table:table-cell>
          <table:table-cell office:value-type="float" office:value="0.282895" calcext:value-type="float">
            <text:p>0.282895</text:p>
          </table:table-cell>
          <table:table-cell table:formula="of:=1000*[.I492]" office:value-type="float" office:value="282.895" calcext:value-type="float">
            <text:p>282.8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0.999999999999558" calcext:value-type="float">
            <text:p>-1</text:p>
          </table:table-cell>
          <table:table-cell office:value-type="float" office:value="0.246390427191842" calcext:value-type="float">
            <text:p>0.2463904272</text:p>
          </table:table-cell>
          <table:table-cell table:formula="of:=1000*[.E493]" office:value-type="float" office:value="246.390427191842" calcext:value-type="float">
            <text:p>246.3904271918</text:p>
          </table:table-cell>
          <table:table-cell office:value-type="float" office:value="23.95" calcext:value-type="float">
            <text:p>23.95</text:p>
          </table:table-cell>
          <table:table-cell table:formula="of:=[.G493]-22.5" office:value-type="float" office:value="1.45" calcext:value-type="float">
            <text:p>1.45</text:p>
          </table:table-cell>
          <table:table-cell office:value-type="float" office:value="0.278969" calcext:value-type="float">
            <text:p>0.278969</text:p>
          </table:table-cell>
          <table:table-cell table:formula="of:=1000*[.I493]" office:value-type="float" office:value="278.969" calcext:value-type="float">
            <text:p>278.9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0.899999999999558" calcext:value-type="float">
            <text:p>-0.9</text:p>
          </table:table-cell>
          <table:table-cell office:value-type="float" office:value="0.244486231307174" calcext:value-type="float">
            <text:p>0.2444862313</text:p>
          </table:table-cell>
          <table:table-cell table:formula="of:=1000*[.E494]" office:value-type="float" office:value="244.486231307174" calcext:value-type="float">
            <text:p>244.4862313072</text:p>
          </table:table-cell>
          <table:table-cell office:value-type="float" office:value="23.805" calcext:value-type="float">
            <text:p>23.805</text:p>
          </table:table-cell>
          <table:table-cell table:formula="of:=[.G494]-22.5" office:value-type="float" office:value="1.305" calcext:value-type="float">
            <text:p>1.305</text:p>
          </table:table-cell>
          <table:table-cell office:value-type="float" office:value="0.275047" calcext:value-type="float">
            <text:p>0.275047</text:p>
          </table:table-cell>
          <table:table-cell table:formula="of:=1000*[.I494]" office:value-type="float" office:value="275.047" calcext:value-type="float">
            <text:p>275.0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0.799999999999558" calcext:value-type="float">
            <text:p>-0.8</text:p>
          </table:table-cell>
          <table:table-cell office:value-type="float" office:value="0.242540509476768" calcext:value-type="float">
            <text:p>0.2425405095</text:p>
          </table:table-cell>
          <table:table-cell table:formula="of:=1000*[.E495]" office:value-type="float" office:value="242.540509476768" calcext:value-type="float">
            <text:p>242.5405094768</text:p>
          </table:table-cell>
          <table:table-cell office:value-type="float" office:value="23.66" calcext:value-type="float">
            <text:p>23.66</text:p>
          </table:table-cell>
          <table:table-cell table:formula="of:=[.G495]-22.5" office:value-type="float" office:value="1.16" calcext:value-type="float">
            <text:p>1.16</text:p>
          </table:table-cell>
          <table:table-cell office:value-type="float" office:value="0.271181" calcext:value-type="float">
            <text:p>0.271181</text:p>
          </table:table-cell>
          <table:table-cell table:formula="of:=1000*[.I495]" office:value-type="float" office:value="271.181" calcext:value-type="float">
            <text:p>271.1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0.699999999999558" calcext:value-type="float">
            <text:p>-0.7</text:p>
          </table:table-cell>
          <table:table-cell office:value-type="float" office:value="0.240753251136786" calcext:value-type="float">
            <text:p>0.2407532511</text:p>
          </table:table-cell>
          <table:table-cell table:formula="of:=1000*[.E496]" office:value-type="float" office:value="240.753251136786" calcext:value-type="float">
            <text:p>240.7532511368</text:p>
          </table:table-cell>
          <table:table-cell office:value-type="float" office:value="23.515" calcext:value-type="float">
            <text:p>23.515</text:p>
          </table:table-cell>
          <table:table-cell table:formula="of:=[.G496]-22.5" office:value-type="float" office:value="1.015" calcext:value-type="float">
            <text:p>1.015</text:p>
          </table:table-cell>
          <table:table-cell office:value-type="float" office:value="0.267638" calcext:value-type="float">
            <text:p>0.267638</text:p>
          </table:table-cell>
          <table:table-cell table:formula="of:=1000*[.I496]" office:value-type="float" office:value="267.638" calcext:value-type="float">
            <text:p>267.6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0.599999999999558" calcext:value-type="float">
            <text:p>-0.6</text:p>
          </table:table-cell>
          <table:table-cell office:value-type="float" office:value="0.239397905750445" calcext:value-type="float">
            <text:p>0.2393979058</text:p>
          </table:table-cell>
          <table:table-cell table:formula="of:=1000*[.E497]" office:value-type="float" office:value="239.397905750445" calcext:value-type="float">
            <text:p>239.3979057504</text:p>
          </table:table-cell>
          <table:table-cell office:value-type="float" office:value="23.37" calcext:value-type="float">
            <text:p>23.37</text:p>
          </table:table-cell>
          <table:table-cell table:formula="of:=[.G497]-22.5" office:value-type="float" office:value="0.870000000000001" calcext:value-type="float">
            <text:p>0.87</text:p>
          </table:table-cell>
          <table:table-cell office:value-type="float" office:value="0.264435" calcext:value-type="float">
            <text:p>0.264435</text:p>
          </table:table-cell>
          <table:table-cell table:formula="of:=1000*[.I497]" office:value-type="float" office:value="264.435" calcext:value-type="float">
            <text:p>264.4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0.499999999999558" calcext:value-type="float">
            <text:p>-0.5</text:p>
          </table:table-cell>
          <table:table-cell office:value-type="float" office:value="0.238097758470142" calcext:value-type="float">
            <text:p>0.2380977585</text:p>
          </table:table-cell>
          <table:table-cell table:formula="of:=1000*[.E498]" office:value-type="float" office:value="238.097758470142" calcext:value-type="float">
            <text:p>238.0977584701</text:p>
          </table:table-cell>
          <table:table-cell office:value-type="float" office:value="23.225" calcext:value-type="float">
            <text:p>23.225</text:p>
          </table:table-cell>
          <table:table-cell table:formula="of:=[.G498]-22.5" office:value-type="float" office:value="0.725000000000001" calcext:value-type="float">
            <text:p>0.725</text:p>
          </table:table-cell>
          <table:table-cell office:value-type="float" office:value="0.261656" calcext:value-type="float">
            <text:p>0.261656</text:p>
          </table:table-cell>
          <table:table-cell table:formula="of:=1000*[.I498]" office:value-type="float" office:value="261.656" calcext:value-type="float">
            <text:p>261.6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0.399999999999558" calcext:value-type="float">
            <text:p>-0.4</text:p>
          </table:table-cell>
          <table:table-cell office:value-type="float" office:value="0.236993927943461" calcext:value-type="float">
            <text:p>0.2369939279</text:p>
          </table:table-cell>
          <table:table-cell table:formula="of:=1000*[.E499]" office:value-type="float" office:value="236.993927943461" calcext:value-type="float">
            <text:p>236.9939279435</text:p>
          </table:table-cell>
          <table:table-cell office:value-type="float" office:value="23.08" calcext:value-type="float">
            <text:p>23.08</text:p>
          </table:table-cell>
          <table:table-cell table:formula="of:=[.G499]-22.5" office:value-type="float" office:value="0.579999999999998" calcext:value-type="float">
            <text:p>0.58</text:p>
          </table:table-cell>
          <table:table-cell office:value-type="float" office:value="0.259353" calcext:value-type="float">
            <text:p>0.259353</text:p>
          </table:table-cell>
          <table:table-cell table:formula="of:=1000*[.I499]" office:value-type="float" office:value="259.353" calcext:value-type="float">
            <text:p>259.3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0.299999999999558" calcext:value-type="float">
            <text:p>-0.3</text:p>
          </table:table-cell>
          <table:table-cell office:value-type="float" office:value="0.236282258066082" calcext:value-type="float">
            <text:p>0.2362822581</text:p>
          </table:table-cell>
          <table:table-cell table:formula="of:=1000*[.E500]" office:value-type="float" office:value="236.282258066082" calcext:value-type="float">
            <text:p>236.2822580661</text:p>
          </table:table-cell>
          <table:table-cell office:value-type="float" office:value="22.935" calcext:value-type="float">
            <text:p>22.935</text:p>
          </table:table-cell>
          <table:table-cell table:formula="of:=[.G500]-22.5" office:value-type="float" office:value="0.434999999999999" calcext:value-type="float">
            <text:p>0.435</text:p>
          </table:table-cell>
          <table:table-cell office:value-type="float" office:value="0.257508" calcext:value-type="float">
            <text:p>0.257508</text:p>
          </table:table-cell>
          <table:table-cell table:formula="of:=1000*[.I500]" office:value-type="float" office:value="257.508" calcext:value-type="float">
            <text:p>257.5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0.199999999999558" calcext:value-type="float">
            <text:p>-0.2</text:p>
          </table:table-cell>
          <table:table-cell office:value-type="float" office:value="0.23569173166055" calcext:value-type="float">
            <text:p>0.2356917317</text:p>
          </table:table-cell>
          <table:table-cell table:formula="of:=1000*[.E501]" office:value-type="float" office:value="235.69173166055" calcext:value-type="float">
            <text:p>235.6917316606</text:p>
          </table:table-cell>
          <table:table-cell office:value-type="float" office:value="22.79" calcext:value-type="float">
            <text:p>22.79</text:p>
          </table:table-cell>
          <table:table-cell table:formula="of:=[.G501]-22.5" office:value-type="float" office:value="0.289999999999999" calcext:value-type="float">
            <text:p>0.29</text:p>
          </table:table-cell>
          <table:table-cell office:value-type="float" office:value="0.256183" calcext:value-type="float">
            <text:p>0.256183</text:p>
          </table:table-cell>
          <table:table-cell table:formula="of:=1000*[.I501]" office:value-type="float" office:value="256.183" calcext:value-type="float">
            <text:p>256.1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0.0999999999995584" calcext:value-type="float">
            <text:p>-0.1</text:p>
          </table:table-cell>
          <table:table-cell office:value-type="float" office:value="0.235330917600287" calcext:value-type="float">
            <text:p>0.2353309176</text:p>
          </table:table-cell>
          <table:table-cell table:formula="of:=1000*[.E502]" office:value-type="float" office:value="235.330917600287" calcext:value-type="float">
            <text:p>235.3309176003</text:p>
          </table:table-cell>
          <table:table-cell office:value-type="float" office:value="22.645" calcext:value-type="float">
            <text:p>22.645</text:p>
          </table:table-cell>
          <table:table-cell table:formula="of:=[.G502]-22.5" office:value-type="float" office:value="0.145" calcext:value-type="float">
            <text:p>0.145</text:p>
          </table:table-cell>
          <table:table-cell office:value-type="float" office:value="0.255383" calcext:value-type="float">
            <text:p>0.255383</text:p>
          </table:table-cell>
          <table:table-cell table:formula="of:=1000*[.I502]" office:value-type="float" office:value="255.383" calcext:value-type="float">
            <text:p>255.3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0000000000441618963620272" calcext:value-type="float">
            <text:p>4.41618963620272E-013</text:p>
          </table:table-cell>
          <table:table-cell office:value-type="float" office:value="0.235621857745551" calcext:value-type="float">
            <text:p>0.2356218577</text:p>
          </table:table-cell>
          <table:table-cell table:formula="of:=1000*[.E503]" office:value-type="float" office:value="235.621857745551" calcext:value-type="float">
            <text:p>235.6218577456</text:p>
          </table:table-cell>
          <table:table-cell office:value-type="float" office:value="22.5" calcext:value-type="float">
            <text:p>22.5</text:p>
          </table:table-cell>
          <table:table-cell table:formula="of:=[.G503]-22.5" office:value-type="float" office:value="0" calcext:value-type="float">
            <text:p>0</text:p>
          </table:table-cell>
          <table:table-cell office:value-type="float" office:value="0.255122" calcext:value-type="float">
            <text:p>0.255122</text:p>
          </table:table-cell>
          <table:table-cell table:formula="of:=1000*[.I503]" office:value-type="float" office:value="255.122" calcext:value-type="float">
            <text:p>255.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100000000000442" calcext:value-type="float">
            <text:p>0.1</text:p>
          </table:table-cell>
          <table:table-cell office:value-type="float" office:value="0.236128187802563" calcext:value-type="float">
            <text:p>0.2361281878</text:p>
          </table:table-cell>
          <table:table-cell table:formula="of:=1000*[.E504]" office:value-type="float" office:value="236.128187802563" calcext:value-type="float">
            <text:p>236.1281878026</text:p>
          </table:table-cell>
          <table:table-cell office:value-type="float" office:value="22.355" calcext:value-type="float">
            <text:p>22.355</text:p>
          </table:table-cell>
          <table:table-cell table:formula="of:=[.G504]-22.5" office:value-type="float" office:value="-0.145" calcext:value-type="float">
            <text:p>-0.145</text:p>
          </table:table-cell>
          <table:table-cell office:value-type="float" office:value="0.255388" calcext:value-type="float">
            <text:p>0.255388</text:p>
          </table:table-cell>
          <table:table-cell table:formula="of:=1000*[.I504]" office:value-type="float" office:value="255.388" calcext:value-type="float">
            <text:p>255.3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00000000000442" calcext:value-type="float">
            <text:p>0.2</text:p>
          </table:table-cell>
          <table:table-cell office:value-type="float" office:value="0.235988810422685" calcext:value-type="float">
            <text:p>0.2359888104</text:p>
          </table:table-cell>
          <table:table-cell table:formula="of:=1000*[.E505]" office:value-type="float" office:value="235.988810422685" calcext:value-type="float">
            <text:p>235.9888104227</text:p>
          </table:table-cell>
          <table:table-cell office:value-type="float" office:value="22.21" calcext:value-type="float">
            <text:p>22.21</text:p>
          </table:table-cell>
          <table:table-cell table:formula="of:=[.G505]-22.5" office:value-type="float" office:value="-0.289999999999999" calcext:value-type="float">
            <text:p>-0.29</text:p>
          </table:table-cell>
          <table:table-cell office:value-type="float" office:value="0.256185" calcext:value-type="float">
            <text:p>0.256185</text:p>
          </table:table-cell>
          <table:table-cell table:formula="of:=1000*[.I505]" office:value-type="float" office:value="256.185" calcext:value-type="float">
            <text:p>256.1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00000000000442" calcext:value-type="float">
            <text:p>0.3</text:p>
          </table:table-cell>
          <table:table-cell office:value-type="float" office:value="0.236249619709113" calcext:value-type="float">
            <text:p>0.2362496197</text:p>
          </table:table-cell>
          <table:table-cell table:formula="of:=1000*[.E506]" office:value-type="float" office:value="236.249619709113" calcext:value-type="float">
            <text:p>236.2496197091</text:p>
          </table:table-cell>
          <table:table-cell office:value-type="float" office:value="22.065" calcext:value-type="float">
            <text:p>22.065</text:p>
          </table:table-cell>
          <table:table-cell table:formula="of:=[.G506]-22.5" office:value-type="float" office:value="-0.434999999999999" calcext:value-type="float">
            <text:p>-0.435</text:p>
          </table:table-cell>
          <table:table-cell office:value-type="float" office:value="0.257503" calcext:value-type="float">
            <text:p>0.257503</text:p>
          </table:table-cell>
          <table:table-cell table:formula="of:=1000*[.I506]" office:value-type="float" office:value="257.503" calcext:value-type="float">
            <text:p>257.5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00000000000442" calcext:value-type="float">
            <text:p>0.4</text:p>
          </table:table-cell>
          <table:table-cell office:value-type="float" office:value="0.237247901174683" calcext:value-type="float">
            <text:p>0.2372479012</text:p>
          </table:table-cell>
          <table:table-cell table:formula="of:=1000*[.E507]" office:value-type="float" office:value="237.247901174683" calcext:value-type="float">
            <text:p>237.2479011747</text:p>
          </table:table-cell>
          <table:table-cell office:value-type="float" office:value="21.92" calcext:value-type="float">
            <text:p>21.92</text:p>
          </table:table-cell>
          <table:table-cell table:formula="of:=[.G507]-22.5" office:value-type="float" office:value="-0.579999999999998" calcext:value-type="float">
            <text:p>-0.58</text:p>
          </table:table-cell>
          <table:table-cell office:value-type="float" office:value="0.259327" calcext:value-type="float">
            <text:p>0.259327</text:p>
          </table:table-cell>
          <table:table-cell table:formula="of:=1000*[.I507]" office:value-type="float" office:value="259.327" calcext:value-type="float">
            <text:p>259.3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00000000000442" calcext:value-type="float">
            <text:p>0.5</text:p>
          </table:table-cell>
          <table:table-cell office:value-type="float" office:value="0.238909394285112" calcext:value-type="float">
            <text:p>0.2389093943</text:p>
          </table:table-cell>
          <table:table-cell table:formula="of:=1000*[.E508]" office:value-type="float" office:value="238.909394285112" calcext:value-type="float">
            <text:p>238.9093942851</text:p>
          </table:table-cell>
          <table:table-cell office:value-type="float" office:value="21.775" calcext:value-type="float">
            <text:p>21.775</text:p>
          </table:table-cell>
          <table:table-cell table:formula="of:=[.G508]-22.5" office:value-type="float" office:value="-0.725000000000001" calcext:value-type="float">
            <text:p>-0.725</text:p>
          </table:table-cell>
          <table:table-cell office:value-type="float" office:value="0.261649" calcext:value-type="float">
            <text:p>0.261649</text:p>
          </table:table-cell>
          <table:table-cell table:formula="of:=1000*[.I508]" office:value-type="float" office:value="261.649" calcext:value-type="float">
            <text:p>261.6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00000000000442" calcext:value-type="float">
            <text:p>0.6</text:p>
          </table:table-cell>
          <table:table-cell office:value-type="float" office:value="0.238286656240034" calcext:value-type="float">
            <text:p>0.2382866562</text:p>
          </table:table-cell>
          <table:table-cell table:formula="of:=1000*[.E509]" office:value-type="float" office:value="238.286656240034" calcext:value-type="float">
            <text:p>238.28665624</text:p>
          </table:table-cell>
          <table:table-cell office:value-type="float" office:value="21.63" calcext:value-type="float">
            <text:p>21.63</text:p>
          </table:table-cell>
          <table:table-cell table:formula="of:=[.G509]-22.5" office:value-type="float" office:value="-0.870000000000001" calcext:value-type="float">
            <text:p>-0.87</text:p>
          </table:table-cell>
          <table:table-cell office:value-type="float" office:value="0.264435" calcext:value-type="float">
            <text:p>0.264435</text:p>
          </table:table-cell>
          <table:table-cell table:formula="of:=1000*[.I509]" office:value-type="float" office:value="264.435" calcext:value-type="float">
            <text:p>264.4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00000000000442" calcext:value-type="float">
            <text:p>0.7</text:p>
          </table:table-cell>
          <table:table-cell office:value-type="float" office:value="0.240049824630886" calcext:value-type="float">
            <text:p>0.2400498246</text:p>
          </table:table-cell>
          <table:table-cell table:formula="of:=1000*[.E510]" office:value-type="float" office:value="240.049824630886" calcext:value-type="float">
            <text:p>240.0498246309</text:p>
          </table:table-cell>
          <table:table-cell office:value-type="float" office:value="21.485" calcext:value-type="float">
            <text:p>21.485</text:p>
          </table:table-cell>
          <table:table-cell table:formula="of:=[.G510]-22.5" office:value-type="float" office:value="-1.015" calcext:value-type="float">
            <text:p>-1.015</text:p>
          </table:table-cell>
          <table:table-cell office:value-type="float" office:value="0.267657" calcext:value-type="float">
            <text:p>0.267657</text:p>
          </table:table-cell>
          <table:table-cell table:formula="of:=1000*[.I510]" office:value-type="float" office:value="267.657" calcext:value-type="float">
            <text:p>267.6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00000000000442" calcext:value-type="float">
            <text:p>0.8</text:p>
          </table:table-cell>
          <table:table-cell office:value-type="float" office:value="0.242043272328729" calcext:value-type="float">
            <text:p>0.2420432723</text:p>
          </table:table-cell>
          <table:table-cell table:formula="of:=1000*[.E511]" office:value-type="float" office:value="242.043272328729" calcext:value-type="float">
            <text:p>242.0432723287</text:p>
          </table:table-cell>
          <table:table-cell office:value-type="float" office:value="21.34" calcext:value-type="float">
            <text:p>21.34</text:p>
          </table:table-cell>
          <table:table-cell table:formula="of:=[.G511]-22.5" office:value-type="float" office:value="-1.16" calcext:value-type="float">
            <text:p>-1.16</text:p>
          </table:table-cell>
          <table:table-cell office:value-type="float" office:value="0.271197" calcext:value-type="float">
            <text:p>0.271197</text:p>
          </table:table-cell>
          <table:table-cell table:formula="of:=1000*[.I511]" office:value-type="float" office:value="271.197" calcext:value-type="float">
            <text:p>271.1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00000000000442" calcext:value-type="float">
            <text:p>0.9</text:p>
          </table:table-cell>
          <table:table-cell office:value-type="float" office:value="0.244489682313444" calcext:value-type="float">
            <text:p>0.2444896823</text:p>
          </table:table-cell>
          <table:table-cell table:formula="of:=1000*[.E512]" office:value-type="float" office:value="244.489682313444" calcext:value-type="float">
            <text:p>244.4896823134</text:p>
          </table:table-cell>
          <table:table-cell office:value-type="float" office:value="21.195" calcext:value-type="float">
            <text:p>21.195</text:p>
          </table:table-cell>
          <table:table-cell table:formula="of:=[.G512]-22.5" office:value-type="float" office:value="-1.305" calcext:value-type="float">
            <text:p>-1.305</text:p>
          </table:table-cell>
          <table:table-cell office:value-type="float" office:value="0.275015" calcext:value-type="float">
            <text:p>0.275015</text:p>
          </table:table-cell>
          <table:table-cell table:formula="of:=1000*[.I512]" office:value-type="float" office:value="275.015" calcext:value-type="float">
            <text:p>275.0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00000000000044" calcext:value-type="float">
            <text:p>1</text:p>
          </table:table-cell>
          <table:table-cell office:value-type="float" office:value="0.2464968458076" calcext:value-type="float">
            <text:p>0.2464968458</text:p>
          </table:table-cell>
          <table:table-cell table:formula="of:=1000*[.E513]" office:value-type="float" office:value="246.4968458076" calcext:value-type="float">
            <text:p>246.4968458076</text:p>
          </table:table-cell>
          <table:table-cell office:value-type="float" office:value="21.05" calcext:value-type="float">
            <text:p>21.05</text:p>
          </table:table-cell>
          <table:table-cell table:formula="of:=[.G513]-22.5" office:value-type="float" office:value="-1.45" calcext:value-type="float">
            <text:p>-1.45</text:p>
          </table:table-cell>
          <table:table-cell office:value-type="float" office:value="0.278959" calcext:value-type="float">
            <text:p>0.278959</text:p>
          </table:table-cell>
          <table:table-cell table:formula="of:=1000*[.I513]" office:value-type="float" office:value="278.959" calcext:value-type="float">
            <text:p>278.9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0000000000044" calcext:value-type="float">
            <text:p>1.1</text:p>
          </table:table-cell>
          <table:table-cell office:value-type="float" office:value="0.248730696730564" calcext:value-type="float">
            <text:p>0.2487306967</text:p>
          </table:table-cell>
          <table:table-cell table:formula="of:=1000*[.E514]" office:value-type="float" office:value="248.730696730564" calcext:value-type="float">
            <text:p>248.7306967306</text:p>
          </table:table-cell>
          <table:table-cell office:value-type="float" office:value="20.905" calcext:value-type="float">
            <text:p>20.905</text:p>
          </table:table-cell>
          <table:table-cell table:formula="of:=[.G514]-22.5" office:value-type="float" office:value="-1.595" calcext:value-type="float">
            <text:p>-1.595</text:p>
          </table:table-cell>
          <table:table-cell office:value-type="float" office:value="0.282873" calcext:value-type="float">
            <text:p>0.282873</text:p>
          </table:table-cell>
          <table:table-cell table:formula="of:=1000*[.I514]" office:value-type="float" office:value="282.873" calcext:value-type="float">
            <text:p>282.8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0000000000044" calcext:value-type="float">
            <text:p>1.2</text:p>
          </table:table-cell>
          <table:table-cell office:value-type="float" office:value="0.250641021081044" calcext:value-type="float">
            <text:p>0.2506410211</text:p>
          </table:table-cell>
          <table:table-cell table:formula="of:=1000*[.E515]" office:value-type="float" office:value="250.641021081044" calcext:value-type="float">
            <text:p>250.641021081</text:p>
          </table:table-cell>
          <table:table-cell office:value-type="float" office:value="20.76" calcext:value-type="float">
            <text:p>20.76</text:p>
          </table:table-cell>
          <table:table-cell table:formula="of:=[.G515]-22.5" office:value-type="float" office:value="-1.74" calcext:value-type="float">
            <text:p>-1.74</text:p>
          </table:table-cell>
          <table:table-cell office:value-type="float" office:value="0.286502" calcext:value-type="float">
            <text:p>0.286502</text:p>
          </table:table-cell>
          <table:table-cell table:formula="of:=1000*[.I515]" office:value-type="float" office:value="286.502" calcext:value-type="float">
            <text:p>286.5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30000000000044" calcext:value-type="float">
            <text:p>1.3</text:p>
          </table:table-cell>
          <table:table-cell office:value-type="float" office:value="0.253421733783122" calcext:value-type="float">
            <text:p>0.2534217338</text:p>
          </table:table-cell>
          <table:table-cell table:formula="of:=1000*[.E516]" office:value-type="float" office:value="253.421733783122" calcext:value-type="float">
            <text:p>253.4217337831</text:p>
          </table:table-cell>
          <table:table-cell office:value-type="float" office:value="20.615" calcext:value-type="float">
            <text:p>20.615</text:p>
          </table:table-cell>
          <table:table-cell table:formula="of:=[.G516]-22.5" office:value-type="float" office:value="-1.885" calcext:value-type="float">
            <text:p>-1.885</text:p>
          </table:table-cell>
          <table:table-cell office:value-type="float" office:value="0.28953" calcext:value-type="float">
            <text:p>0.28953</text:p>
          </table:table-cell>
          <table:table-cell table:formula="of:=1000*[.I516]" office:value-type="float" office:value="289.53" calcext:value-type="float">
            <text:p>289.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0000000000044" calcext:value-type="float">
            <text:p>1.4</text:p>
          </table:table-cell>
          <table:table-cell office:value-type="float" office:value="0.255775608703873" calcext:value-type="float">
            <text:p>0.2557756087</text:p>
          </table:table-cell>
          <table:table-cell table:formula="of:=1000*[.E517]" office:value-type="float" office:value="255.775608703873" calcext:value-type="float">
            <text:p>255.7756087039</text:p>
          </table:table-cell>
          <table:table-cell office:value-type="float" office:value="20.47" calcext:value-type="float">
            <text:p>20.47</text:p>
          </table:table-cell>
          <table:table-cell table:formula="of:=[.G517]-22.5" office:value-type="float" office:value="-2.03" calcext:value-type="float">
            <text:p>-2.03</text:p>
          </table:table-cell>
          <table:table-cell office:value-type="float" office:value="0.291511" calcext:value-type="float">
            <text:p>0.291511</text:p>
          </table:table-cell>
          <table:table-cell table:formula="of:=1000*[.I517]" office:value-type="float" office:value="291.511" calcext:value-type="float">
            <text:p>291.5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50000000000044" calcext:value-type="float">
            <text:p>1.5</text:p>
          </table:table-cell>
          <table:table-cell office:value-type="float" office:value="0.258678411399062" calcext:value-type="float">
            <text:p>0.2586784114</text:p>
          </table:table-cell>
          <table:table-cell table:formula="of:=1000*[.E518]" office:value-type="float" office:value="258.678411399062" calcext:value-type="float">
            <text:p>258.6784113991</text:p>
          </table:table-cell>
          <table:table-cell office:value-type="float" office:value="20.325" calcext:value-type="float">
            <text:p>20.325</text:p>
          </table:table-cell>
          <table:table-cell table:formula="of:=[.G518]-22.5" office:value-type="float" office:value="-2.175" calcext:value-type="float">
            <text:p>-2.175</text:p>
          </table:table-cell>
          <table:table-cell office:value-type="float" office:value="0.292067" calcext:value-type="float">
            <text:p>0.292067</text:p>
          </table:table-cell>
          <table:table-cell table:formula="of:=1000*[.I518]" office:value-type="float" office:value="292.067" calcext:value-type="float">
            <text:p>292.0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60000000000044" calcext:value-type="float">
            <text:p>1.6</text:p>
          </table:table-cell>
          <table:table-cell office:value-type="float" office:value="0.261362507779885" calcext:value-type="float">
            <text:p>0.2613625078</text:p>
          </table:table-cell>
          <table:table-cell table:formula="of:=1000*[.E519]" office:value-type="float" office:value="261.362507779885" calcext:value-type="float">
            <text:p>261.3625077799</text:p>
          </table:table-cell>
          <table:table-cell office:value-type="float" office:value="20.18" calcext:value-type="float">
            <text:p>20.18</text:p>
          </table:table-cell>
          <table:table-cell table:formula="of:=[.G519]-22.5" office:value-type="float" office:value="-2.32" calcext:value-type="float">
            <text:p>-2.32</text:p>
          </table:table-cell>
          <table:table-cell office:value-type="float" office:value="0.290821" calcext:value-type="float">
            <text:p>0.290821</text:p>
          </table:table-cell>
          <table:table-cell table:formula="of:=1000*[.I519]" office:value-type="float" office:value="290.821" calcext:value-type="float">
            <text:p>290.8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70000000000044" calcext:value-type="float">
            <text:p>1.7</text:p>
          </table:table-cell>
          <table:table-cell office:value-type="float" office:value="0.263933112656688" calcext:value-type="float">
            <text:p>0.2639331127</text:p>
          </table:table-cell>
          <table:table-cell table:formula="of:=1000*[.E520]" office:value-type="float" office:value="263.933112656688" calcext:value-type="float">
            <text:p>263.9331126567</text:p>
          </table:table-cell>
          <table:table-cell office:value-type="float" office:value="20.035" calcext:value-type="float">
            <text:p>20.035</text:p>
          </table:table-cell>
          <table:table-cell table:formula="of:=[.G520]-22.5" office:value-type="float" office:value="-2.465" calcext:value-type="float">
            <text:p>-2.465</text:p>
          </table:table-cell>
          <table:table-cell office:value-type="float" office:value="0.287382" calcext:value-type="float">
            <text:p>0.287382</text:p>
          </table:table-cell>
          <table:table-cell table:formula="of:=1000*[.I520]" office:value-type="float" office:value="287.382" calcext:value-type="float">
            <text:p>287.3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80000000000044" calcext:value-type="float">
            <text:p>1.8</text:p>
          </table:table-cell>
          <table:table-cell office:value-type="float" office:value="0.26504357971489" calcext:value-type="float">
            <text:p>0.2650435797</text:p>
          </table:table-cell>
          <table:table-cell table:formula="of:=1000*[.E521]" office:value-type="float" office:value="265.04357971489" calcext:value-type="float">
            <text:p>265.0435797149</text:p>
          </table:table-cell>
          <table:table-cell office:value-type="float" office:value="19.89" calcext:value-type="float">
            <text:p>19.89</text:p>
          </table:table-cell>
          <table:table-cell table:formula="of:=[.G521]-22.5" office:value-type="float" office:value="-2.61" calcext:value-type="float">
            <text:p>-2.61</text:p>
          </table:table-cell>
          <table:table-cell office:value-type="float" office:value="0.281998" calcext:value-type="float">
            <text:p>0.281998</text:p>
          </table:table-cell>
          <table:table-cell table:formula="of:=1000*[.I521]" office:value-type="float" office:value="281.998" calcext:value-type="float">
            <text:p>281.9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90000000000044" calcext:value-type="float">
            <text:p>1.9</text:p>
          </table:table-cell>
          <table:table-cell office:value-type="float" office:value="0.26779938567822" calcext:value-type="float">
            <text:p>0.2677993857</text:p>
          </table:table-cell>
          <table:table-cell table:formula="of:=1000*[.E522]" office:value-type="float" office:value="267.79938567822" calcext:value-type="float">
            <text:p>267.7993856782</text:p>
          </table:table-cell>
          <table:table-cell office:value-type="float" office:value="19.745" calcext:value-type="float">
            <text:p>19.745</text:p>
          </table:table-cell>
          <table:table-cell table:formula="of:=[.G522]-22.5" office:value-type="float" office:value="-2.755" calcext:value-type="float">
            <text:p>-2.755</text:p>
          </table:table-cell>
          <table:table-cell office:value-type="float" office:value="0.274751" calcext:value-type="float">
            <text:p>0.274751</text:p>
          </table:table-cell>
          <table:table-cell table:formula="of:=1000*[.I522]" office:value-type="float" office:value="274.751" calcext:value-type="float">
            <text:p>274.7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00000000000044" calcext:value-type="float">
            <text:p>2</text:p>
          </table:table-cell>
          <table:table-cell office:value-type="float" office:value="0.269254705279557" calcext:value-type="float">
            <text:p>0.2692547053</text:p>
          </table:table-cell>
          <table:table-cell table:formula="of:=1000*[.E523]" office:value-type="float" office:value="269.254705279557" calcext:value-type="float">
            <text:p>269.2547052796</text:p>
          </table:table-cell>
          <table:table-cell office:value-type="float" office:value="19.6" calcext:value-type="float">
            <text:p>19.6</text:p>
          </table:table-cell>
          <table:table-cell table:formula="of:=[.G523]-22.5" office:value-type="float" office:value="-2.9" calcext:value-type="float">
            <text:p>-2.9</text:p>
          </table:table-cell>
          <table:table-cell office:value-type="float" office:value="0.266299" calcext:value-type="float">
            <text:p>0.266299</text:p>
          </table:table-cell>
          <table:table-cell table:formula="of:=1000*[.I523]" office:value-type="float" office:value="266.299" calcext:value-type="float">
            <text:p>266.2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10000000000044" calcext:value-type="float">
            <text:p>2.1</text:p>
          </table:table-cell>
          <table:table-cell office:value-type="float" office:value="0.269270483825431" calcext:value-type="float">
            <text:p>0.2692704838</text:p>
          </table:table-cell>
          <table:table-cell table:formula="of:=1000*[.E524]" office:value-type="float" office:value="269.270483825431" calcext:value-type="float">
            <text:p>269.2704838254</text:p>
          </table:table-cell>
          <table:table-cell office:value-type="float" office:value="19.455" calcext:value-type="float">
            <text:p>19.455</text:p>
          </table:table-cell>
          <table:table-cell table:formula="of:=[.G524]-22.5" office:value-type="float" office:value="-3.045" calcext:value-type="float">
            <text:p>-3.045</text:p>
          </table:table-cell>
          <table:table-cell office:value-type="float" office:value="0.257132" calcext:value-type="float">
            <text:p>0.257132</text:p>
          </table:table-cell>
          <table:table-cell table:formula="of:=1000*[.I524]" office:value-type="float" office:value="257.132" calcext:value-type="float">
            <text:p>257.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20000000000044" calcext:value-type="float">
            <text:p>2.2</text:p>
          </table:table-cell>
          <table:table-cell office:value-type="float" office:value="0.269917663878273" calcext:value-type="float">
            <text:p>0.2699176639</text:p>
          </table:table-cell>
          <table:table-cell table:formula="of:=1000*[.E525]" office:value-type="float" office:value="269.917663878273" calcext:value-type="float">
            <text:p>269.9176638783</text:p>
          </table:table-cell>
          <table:table-cell office:value-type="float" office:value="19.31" calcext:value-type="float">
            <text:p>19.31</text:p>
          </table:table-cell>
          <table:table-cell table:formula="of:=[.G525]-22.5" office:value-type="float" office:value="-3.19" calcext:value-type="float">
            <text:p>-3.19</text:p>
          </table:table-cell>
          <table:table-cell office:value-type="float" office:value="0.247871" calcext:value-type="float">
            <text:p>0.247871</text:p>
          </table:table-cell>
          <table:table-cell table:formula="of:=1000*[.I525]" office:value-type="float" office:value="247.871" calcext:value-type="float">
            <text:p>247.8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30000000000044" calcext:value-type="float">
            <text:p>2.3</text:p>
          </table:table-cell>
          <table:table-cell office:value-type="float" office:value="0.269143739414792" calcext:value-type="float">
            <text:p>0.2691437394</text:p>
          </table:table-cell>
          <table:table-cell table:formula="of:=1000*[.E526]" office:value-type="float" office:value="269.143739414792" calcext:value-type="float">
            <text:p>269.1437394148</text:p>
          </table:table-cell>
          <table:table-cell office:value-type="float" office:value="19.165" calcext:value-type="float">
            <text:p>19.165</text:p>
          </table:table-cell>
          <table:table-cell table:formula="of:=[.G526]-22.5" office:value-type="float" office:value="-3.335" calcext:value-type="float">
            <text:p>-3.335</text:p>
          </table:table-cell>
          <table:table-cell office:value-type="float" office:value="0.238805" calcext:value-type="float">
            <text:p>0.238805</text:p>
          </table:table-cell>
          <table:table-cell table:formula="of:=1000*[.I526]" office:value-type="float" office:value="238.805" calcext:value-type="float">
            <text:p>238.8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40000000000044" calcext:value-type="float">
            <text:p>2.4</text:p>
          </table:table-cell>
          <table:table-cell office:value-type="float" office:value="0.267487218560473" calcext:value-type="float">
            <text:p>0.2674872186</text:p>
          </table:table-cell>
          <table:table-cell table:formula="of:=1000*[.E527]" office:value-type="float" office:value="267.487218560473" calcext:value-type="float">
            <text:p>267.4872185605</text:p>
          </table:table-cell>
          <table:table-cell office:value-type="float" office:value="19.02" calcext:value-type="float">
            <text:p>19.02</text:p>
          </table:table-cell>
          <table:table-cell table:formula="of:=[.G527]-22.5" office:value-type="float" office:value="-3.48" calcext:value-type="float">
            <text:p>-3.48</text:p>
          </table:table-cell>
          <table:table-cell office:value-type="float" office:value="0.230267" calcext:value-type="float">
            <text:p>0.230267</text:p>
          </table:table-cell>
          <table:table-cell table:formula="of:=1000*[.I527]" office:value-type="float" office:value="230.267" calcext:value-type="float">
            <text:p>230.2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50000000000044" calcext:value-type="float">
            <text:p>2.5</text:p>
          </table:table-cell>
          <table:table-cell office:value-type="float" office:value="0.264929749729405" calcext:value-type="float">
            <text:p>0.2649297497</text:p>
          </table:table-cell>
          <table:table-cell table:formula="of:=1000*[.E528]" office:value-type="float" office:value="264.929749729405" calcext:value-type="float">
            <text:p>264.9297497294</text:p>
          </table:table-cell>
          <table:table-cell office:value-type="float" office:value="18.875" calcext:value-type="float">
            <text:p>18.875</text:p>
          </table:table-cell>
          <table:table-cell table:formula="of:=[.G528]-22.5" office:value-type="float" office:value="-3.625" calcext:value-type="float">
            <text:p>-3.625</text:p>
          </table:table-cell>
          <table:table-cell office:value-type="float" office:value="0.222339" calcext:value-type="float">
            <text:p>0.222339</text:p>
          </table:table-cell>
          <table:table-cell table:formula="of:=1000*[.I528]" office:value-type="float" office:value="222.339" calcext:value-type="float">
            <text:p>222.3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60000000000044" calcext:value-type="float">
            <text:p>2.6</text:p>
          </table:table-cell>
          <table:table-cell office:value-type="float" office:value="0.26131856572824" calcext:value-type="float">
            <text:p>0.2613185657</text:p>
          </table:table-cell>
          <table:table-cell table:formula="of:=1000*[.E529]" office:value-type="float" office:value="261.31856572824" calcext:value-type="float">
            <text:p>261.3185657282</text:p>
          </table:table-cell>
          <table:table-cell office:value-type="float" office:value="18.73" calcext:value-type="float">
            <text:p>18.73</text:p>
          </table:table-cell>
          <table:table-cell table:formula="of:=[.G529]-22.5" office:value-type="float" office:value="-3.77" calcext:value-type="float">
            <text:p>-3.77</text:p>
          </table:table-cell>
          <table:table-cell office:value-type="float" office:value="0.215198" calcext:value-type="float">
            <text:p>0.215198</text:p>
          </table:table-cell>
          <table:table-cell table:formula="of:=1000*[.I529]" office:value-type="float" office:value="215.198" calcext:value-type="float">
            <text:p>215.1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70000000000044" calcext:value-type="float">
            <text:p>2.7</text:p>
          </table:table-cell>
          <table:table-cell office:value-type="float" office:value="0.256751761003451" calcext:value-type="float">
            <text:p>0.256751761</text:p>
          </table:table-cell>
          <table:table-cell table:formula="of:=1000*[.E530]" office:value-type="float" office:value="256.751761003451" calcext:value-type="float">
            <text:p>256.7517610035</text:p>
          </table:table-cell>
          <table:table-cell office:value-type="float" office:value="18.585" calcext:value-type="float">
            <text:p>18.585</text:p>
          </table:table-cell>
          <table:table-cell table:formula="of:=[.G530]-22.5" office:value-type="float" office:value="-3.915" calcext:value-type="float">
            <text:p>-3.915</text:p>
          </table:table-cell>
          <table:table-cell office:value-type="float" office:value="0.208843" calcext:value-type="float">
            <text:p>0.208843</text:p>
          </table:table-cell>
          <table:table-cell table:formula="of:=1000*[.I530]" office:value-type="float" office:value="208.843" calcext:value-type="float">
            <text:p>208.8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80000000000044" calcext:value-type="float">
            <text:p>2.8</text:p>
          </table:table-cell>
          <table:table-cell office:value-type="float" office:value="0.252617585674273" calcext:value-type="float">
            <text:p>0.2526175857</text:p>
          </table:table-cell>
          <table:table-cell table:formula="of:=1000*[.E531]" office:value-type="float" office:value="252.617585674273" calcext:value-type="float">
            <text:p>252.6175856743</text:p>
          </table:table-cell>
          <table:table-cell office:value-type="float" office:value="18.44" calcext:value-type="float">
            <text:p>18.44</text:p>
          </table:table-cell>
          <table:table-cell table:formula="of:=[.G531]-22.5" office:value-type="float" office:value="-4.06" calcext:value-type="float">
            <text:p>-4.06</text:p>
          </table:table-cell>
          <table:table-cell office:value-type="float" office:value="0.203294" calcext:value-type="float">
            <text:p>0.203294</text:p>
          </table:table-cell>
          <table:table-cell table:formula="of:=1000*[.I531]" office:value-type="float" office:value="203.294" calcext:value-type="float">
            <text:p>203.2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90000000000044" calcext:value-type="float">
            <text:p>2.9</text:p>
          </table:table-cell>
          <table:table-cell office:value-type="float" office:value="0.246921536568737" calcext:value-type="float">
            <text:p>0.2469215366</text:p>
          </table:table-cell>
          <table:table-cell table:formula="of:=1000*[.E532]" office:value-type="float" office:value="246.921536568737" calcext:value-type="float">
            <text:p>246.9215365687</text:p>
          </table:table-cell>
          <table:table-cell office:value-type="float" office:value="18.295" calcext:value-type="float">
            <text:p>18.295</text:p>
          </table:table-cell>
          <table:table-cell table:formula="of:=[.G532]-22.5" office:value-type="float" office:value="-4.205" calcext:value-type="float">
            <text:p>-4.205</text:p>
          </table:table-cell>
          <table:table-cell office:value-type="float" office:value="0.198533" calcext:value-type="float">
            <text:p>0.198533</text:p>
          </table:table-cell>
          <table:table-cell table:formula="of:=1000*[.I532]" office:value-type="float" office:value="198.533" calcext:value-type="float">
            <text:p>198.5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00000000000044" calcext:value-type="float">
            <text:p>3</text:p>
          </table:table-cell>
          <table:table-cell office:value-type="float" office:value="0.241334601086816" calcext:value-type="float">
            <text:p>0.2413346011</text:p>
          </table:table-cell>
          <table:table-cell table:formula="of:=1000*[.E533]" office:value-type="float" office:value="241.334601086816" calcext:value-type="float">
            <text:p>241.3346010868</text:p>
          </table:table-cell>
          <table:table-cell office:value-type="float" office:value="18.15" calcext:value-type="float">
            <text:p>18.15</text:p>
          </table:table-cell>
          <table:table-cell table:formula="of:=[.G533]-22.5" office:value-type="float" office:value="-4.35" calcext:value-type="float">
            <text:p>-4.35</text:p>
          </table:table-cell>
          <table:table-cell office:value-type="float" office:value="0.194636" calcext:value-type="float">
            <text:p>0.194636</text:p>
          </table:table-cell>
          <table:table-cell table:formula="of:=1000*[.I533]" office:value-type="float" office:value="194.636" calcext:value-type="float">
            <text:p>194.6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10000000000044" calcext:value-type="float">
            <text:p>3.1</text:p>
          </table:table-cell>
          <table:table-cell office:value-type="float" office:value="0.235520227919145" calcext:value-type="float">
            <text:p>0.2355202279</text:p>
          </table:table-cell>
          <table:table-cell table:formula="of:=1000*[.E534]" office:value-type="float" office:value="235.520227919145" calcext:value-type="float">
            <text:p>235.5202279191</text:p>
          </table:table-cell>
          <table:table-cell office:value-type="float" office:value="18.005" calcext:value-type="float">
            <text:p>18.005</text:p>
          </table:table-cell>
          <table:table-cell table:formula="of:=[.G534]-22.5" office:value-type="float" office:value="-4.495" calcext:value-type="float">
            <text:p>-4.495</text:p>
          </table:table-cell>
          <table:table-cell office:value-type="float" office:value="0.191519" calcext:value-type="float">
            <text:p>0.191519</text:p>
          </table:table-cell>
          <table:table-cell table:formula="of:=1000*[.I534]" office:value-type="float" office:value="191.519" calcext:value-type="float">
            <text:p>191.5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20000000000044" calcext:value-type="float">
            <text:p>3.2</text:p>
          </table:table-cell>
          <table:table-cell office:value-type="float" office:value="0.229201100022781" calcext:value-type="float">
            <text:p>0.2292011</text:p>
          </table:table-cell>
          <table:table-cell table:formula="of:=1000*[.E535]" office:value-type="float" office:value="229.201100022781" calcext:value-type="float">
            <text:p>229.2011000228</text:p>
          </table:table-cell>
          <table:table-cell office:value-type="float" office:value="17.86" calcext:value-type="float">
            <text:p>17.86</text:p>
          </table:table-cell>
          <table:table-cell table:formula="of:=[.G535]-22.5" office:value-type="float" office:value="-4.64" calcext:value-type="float">
            <text:p>-4.64</text:p>
          </table:table-cell>
          <table:table-cell office:value-type="float" office:value="0.189168" calcext:value-type="float">
            <text:p>0.189168</text:p>
          </table:table-cell>
          <table:table-cell table:formula="of:=1000*[.I535]" office:value-type="float" office:value="189.168" calcext:value-type="float">
            <text:p>189.1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30000000000044" calcext:value-type="float">
            <text:p>3.3</text:p>
          </table:table-cell>
          <table:table-cell office:value-type="float" office:value="0.224409136873135" calcext:value-type="float">
            <text:p>0.2244091369</text:p>
          </table:table-cell>
          <table:table-cell table:formula="of:=1000*[.E536]" office:value-type="float" office:value="224.409136873135" calcext:value-type="float">
            <text:p>224.4091368731</text:p>
          </table:table-cell>
          <table:table-cell office:value-type="float" office:value="17.715" calcext:value-type="float">
            <text:p>17.715</text:p>
          </table:table-cell>
          <table:table-cell table:formula="of:=[.G536]-22.5" office:value-type="float" office:value="-4.785" calcext:value-type="float">
            <text:p>-4.785</text:p>
          </table:table-cell>
          <table:table-cell office:value-type="float" office:value="0.187615" calcext:value-type="float">
            <text:p>0.187615</text:p>
          </table:table-cell>
          <table:table-cell table:formula="of:=1000*[.I536]" office:value-type="float" office:value="187.615" calcext:value-type="float">
            <text:p>187.6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40000000000044" calcext:value-type="float">
            <text:p>3.4</text:p>
          </table:table-cell>
          <table:table-cell office:value-type="float" office:value="0.218592471813367" calcext:value-type="float">
            <text:p>0.2185924718</text:p>
          </table:table-cell>
          <table:table-cell table:formula="of:=1000*[.E537]" office:value-type="float" office:value="218.592471813367" calcext:value-type="float">
            <text:p>218.5924718134</text:p>
          </table:table-cell>
          <table:table-cell office:value-type="float" office:value="17.57" calcext:value-type="float">
            <text:p>17.57</text:p>
          </table:table-cell>
          <table:table-cell table:formula="of:=[.G537]-22.5" office:value-type="float" office:value="-4.93" calcext:value-type="float">
            <text:p>-4.93</text:p>
          </table:table-cell>
          <table:table-cell office:value-type="float" office:value="0.186816" calcext:value-type="float">
            <text:p>0.186816</text:p>
          </table:table-cell>
          <table:table-cell table:formula="of:=1000*[.I537]" office:value-type="float" office:value="186.816" calcext:value-type="float">
            <text:p>186.8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50000000000044" calcext:value-type="float">
            <text:p>3.5</text:p>
          </table:table-cell>
          <table:table-cell office:value-type="float" office:value="0.213702491309534" calcext:value-type="float">
            <text:p>0.2137024913</text:p>
          </table:table-cell>
          <table:table-cell table:formula="of:=1000*[.E538]" office:value-type="float" office:value="213.702491309534" calcext:value-type="float">
            <text:p>213.7024913095</text:p>
          </table:table-cell>
          <table:table-cell office:value-type="float" office:value="17.425" calcext:value-type="float">
            <text:p>17.425</text:p>
          </table:table-cell>
          <table:table-cell table:formula="of:=[.G538]-22.5" office:value-type="float" office:value="-5.075" calcext:value-type="float">
            <text:p>-5.075</text:p>
          </table:table-cell>
          <table:table-cell office:value-type="float" office:value="0.186787" calcext:value-type="float">
            <text:p>0.186787</text:p>
          </table:table-cell>
          <table:table-cell table:formula="of:=1000*[.I538]" office:value-type="float" office:value="186.787" calcext:value-type="float">
            <text:p>186.7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60000000000044" calcext:value-type="float">
            <text:p>3.6</text:p>
          </table:table-cell>
          <table:table-cell office:value-type="float" office:value="0.208603280833748" calcext:value-type="float">
            <text:p>0.2086032808</text:p>
          </table:table-cell>
          <table:table-cell table:formula="of:=1000*[.E539]" office:value-type="float" office:value="208.603280833748" calcext:value-type="float">
            <text:p>208.6032808337</text:p>
          </table:table-cell>
          <table:table-cell office:value-type="float" office:value="17.28" calcext:value-type="float">
            <text:p>17.28</text:p>
          </table:table-cell>
          <table:table-cell table:formula="of:=[.G539]-22.5" office:value-type="float" office:value="-5.22" calcext:value-type="float">
            <text:p>-5.22</text:p>
          </table:table-cell>
          <table:table-cell office:value-type="float" office:value="0.187537" calcext:value-type="float">
            <text:p>0.187537</text:p>
          </table:table-cell>
          <table:table-cell table:formula="of:=1000*[.I539]" office:value-type="float" office:value="187.537" calcext:value-type="float">
            <text:p>187.5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70000000000044" calcext:value-type="float">
            <text:p>3.7</text:p>
          </table:table-cell>
          <table:table-cell office:value-type="float" office:value="0.204071757694585" calcext:value-type="float">
            <text:p>0.2040717577</text:p>
          </table:table-cell>
          <table:table-cell table:formula="of:=1000*[.E540]" office:value-type="float" office:value="204.071757694585" calcext:value-type="float">
            <text:p>204.0717576946</text:p>
          </table:table-cell>
          <table:table-cell office:value-type="float" office:value="17.135" calcext:value-type="float">
            <text:p>17.135</text:p>
          </table:table-cell>
          <table:table-cell table:formula="of:=[.G540]-22.5" office:value-type="float" office:value="-5.365" calcext:value-type="float">
            <text:p>-5.365</text:p>
          </table:table-cell>
          <table:table-cell office:value-type="float" office:value="0.189078" calcext:value-type="float">
            <text:p>0.189078</text:p>
          </table:table-cell>
          <table:table-cell table:formula="of:=1000*[.I540]" office:value-type="float" office:value="189.078" calcext:value-type="float">
            <text:p>189.0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80000000000044" calcext:value-type="float">
            <text:p>3.8</text:p>
          </table:table-cell>
          <table:table-cell office:value-type="float" office:value="0.199300301353805" calcext:value-type="float">
            <text:p>0.1993003014</text:p>
          </table:table-cell>
          <table:table-cell table:formula="of:=1000*[.E541]" office:value-type="float" office:value="199.300301353805" calcext:value-type="float">
            <text:p>199.3003013538</text:p>
          </table:table-cell>
          <table:table-cell office:value-type="float" office:value="16.99" calcext:value-type="float">
            <text:p>16.99</text:p>
          </table:table-cell>
          <table:table-cell table:formula="of:=[.G541]-22.5" office:value-type="float" office:value="-5.51" calcext:value-type="float">
            <text:p>-5.51</text:p>
          </table:table-cell>
          <table:table-cell office:value-type="float" office:value="0.191393" calcext:value-type="float">
            <text:p>0.191393</text:p>
          </table:table-cell>
          <table:table-cell table:formula="of:=1000*[.I541]" office:value-type="float" office:value="191.393" calcext:value-type="float">
            <text:p>191.3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90000000000044" calcext:value-type="float">
            <text:p>3.9</text:p>
          </table:table-cell>
          <table:table-cell office:value-type="float" office:value="0.19570501770352" calcext:value-type="float">
            <text:p>0.1957050177</text:p>
          </table:table-cell>
          <table:table-cell table:formula="of:=1000*[.E542]" office:value-type="float" office:value="195.70501770352" calcext:value-type="float">
            <text:p>195.7050177035</text:p>
          </table:table-cell>
          <table:table-cell office:value-type="float" office:value="16.845" calcext:value-type="float">
            <text:p>16.845</text:p>
          </table:table-cell>
          <table:table-cell table:formula="of:=[.G542]-22.5" office:value-type="float" office:value="-5.655" calcext:value-type="float">
            <text:p>-5.655</text:p>
          </table:table-cell>
          <table:table-cell office:value-type="float" office:value="0.194506" calcext:value-type="float">
            <text:p>0.194506</text:p>
          </table:table-cell>
          <table:table-cell table:formula="of:=1000*[.I542]" office:value-type="float" office:value="194.506" calcext:value-type="float">
            <text:p>194.5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00000000000044" calcext:value-type="float">
            <text:p>4</text:p>
          </table:table-cell>
          <table:table-cell office:value-type="float" office:value="0.191446804864618" calcext:value-type="float">
            <text:p>0.1914468049</text:p>
          </table:table-cell>
          <table:table-cell table:formula="of:=1000*[.E543]" office:value-type="float" office:value="191.446804864618" calcext:value-type="float">
            <text:p>191.4468048646</text:p>
          </table:table-cell>
          <table:table-cell office:value-type="float" office:value="16.7" calcext:value-type="float">
            <text:p>16.7</text:p>
          </table:table-cell>
          <table:table-cell table:formula="of:=[.G543]-22.5" office:value-type="float" office:value="-5.8" calcext:value-type="float">
            <text:p>-5.8</text:p>
          </table:table-cell>
          <table:table-cell office:value-type="float" office:value="0.19843" calcext:value-type="float">
            <text:p>0.19843</text:p>
          </table:table-cell>
          <table:table-cell table:formula="of:=1000*[.I543]" office:value-type="float" office:value="198.43" calcext:value-type="float">
            <text:p>198.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0000000000044" calcext:value-type="float">
            <text:p>4.1</text:p>
          </table:table-cell>
          <table:table-cell office:value-type="float" office:value="0.188642396199146" calcext:value-type="float">
            <text:p>0.1886423962</text:p>
          </table:table-cell>
          <table:table-cell table:formula="of:=1000*[.E544]" office:value-type="float" office:value="188.642396199146" calcext:value-type="float">
            <text:p>188.6423961991</text:p>
          </table:table-cell>
          <table:table-cell office:value-type="float" office:value="16.555" calcext:value-type="float">
            <text:p>16.555</text:p>
          </table:table-cell>
          <table:table-cell table:formula="of:=[.G544]-22.5" office:value-type="float" office:value="-5.945" calcext:value-type="float">
            <text:p>-5.945</text:p>
          </table:table-cell>
          <table:table-cell office:value-type="float" office:value="0.203186" calcext:value-type="float">
            <text:p>0.203186</text:p>
          </table:table-cell>
          <table:table-cell table:formula="of:=1000*[.I544]" office:value-type="float" office:value="203.186" calcext:value-type="float">
            <text:p>203.1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0000000000044" calcext:value-type="float">
            <text:p>4.2</text:p>
          </table:table-cell>
          <table:table-cell office:value-type="float" office:value="0.185626679775287" calcext:value-type="float">
            <text:p>0.1856266798</text:p>
          </table:table-cell>
          <table:table-cell table:formula="of:=1000*[.E545]" office:value-type="float" office:value="185.626679775287" calcext:value-type="float">
            <text:p>185.6266797753</text:p>
          </table:table-cell>
          <table:table-cell office:value-type="float" office:value="16.41" calcext:value-type="float">
            <text:p>16.41</text:p>
          </table:table-cell>
          <table:table-cell table:formula="of:=[.G545]-22.5" office:value-type="float" office:value="-6.09" calcext:value-type="float">
            <text:p>-6.09</text:p>
          </table:table-cell>
          <table:table-cell office:value-type="float" office:value="0.208784" calcext:value-type="float">
            <text:p>0.208784</text:p>
          </table:table-cell>
          <table:table-cell table:formula="of:=1000*[.I545]" office:value-type="float" office:value="208.784" calcext:value-type="float">
            <text:p>208.7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0000000000044" calcext:value-type="float">
            <text:p>4.3</text:p>
          </table:table-cell>
          <table:table-cell office:value-type="float" office:value="0.182763929471507" calcext:value-type="float">
            <text:p>0.1827639295</text:p>
          </table:table-cell>
          <table:table-cell table:formula="of:=1000*[.E546]" office:value-type="float" office:value="182.763929471507" calcext:value-type="float">
            <text:p>182.7639294715</text:p>
          </table:table-cell>
          <table:table-cell office:value-type="float" office:value="16.265" calcext:value-type="float">
            <text:p>16.265</text:p>
          </table:table-cell>
          <table:table-cell table:formula="of:=[.G546]-22.5" office:value-type="float" office:value="-6.235" calcext:value-type="float">
            <text:p>-6.235</text:p>
          </table:table-cell>
          <table:table-cell office:value-type="float" office:value="0.215217" calcext:value-type="float">
            <text:p>0.215217</text:p>
          </table:table-cell>
          <table:table-cell table:formula="of:=1000*[.I546]" office:value-type="float" office:value="215.217" calcext:value-type="float">
            <text:p>215.2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0000000000044" calcext:value-type="float">
            <text:p>4.4</text:p>
          </table:table-cell>
          <table:table-cell office:value-type="float" office:value="0.181288733097087" calcext:value-type="float">
            <text:p>0.1812887331</text:p>
          </table:table-cell>
          <table:table-cell table:formula="of:=1000*[.E547]" office:value-type="float" office:value="181.288733097087" calcext:value-type="float">
            <text:p>181.2887330971</text:p>
          </table:table-cell>
          <table:table-cell office:value-type="float" office:value="16.12" calcext:value-type="float">
            <text:p>16.12</text:p>
          </table:table-cell>
          <table:table-cell table:formula="of:=[.G547]-22.5" office:value-type="float" office:value="-6.38" calcext:value-type="float">
            <text:p>-6.38</text:p>
          </table:table-cell>
          <table:table-cell office:value-type="float" office:value="0.22248" calcext:value-type="float">
            <text:p>0.22248</text:p>
          </table:table-cell>
          <table:table-cell table:formula="of:=1000*[.I547]" office:value-type="float" office:value="222.48" calcext:value-type="float">
            <text:p>222.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0000000000044" calcext:value-type="float">
            <text:p>4.5</text:p>
          </table:table-cell>
          <table:table-cell office:value-type="float" office:value="0.179053009340789" calcext:value-type="float">
            <text:p>0.1790530093</text:p>
          </table:table-cell>
          <table:table-cell table:formula="of:=1000*[.E548]" office:value-type="float" office:value="179.053009340789" calcext:value-type="float">
            <text:p>179.0530093408</text:p>
          </table:table-cell>
          <table:table-cell office:value-type="float" office:value="15.975" calcext:value-type="float">
            <text:p>15.975</text:p>
          </table:table-cell>
          <table:table-cell table:formula="of:=[.G548]-22.5" office:value-type="float" office:value="-6.525" calcext:value-type="float">
            <text:p>-6.525</text:p>
          </table:table-cell>
          <table:table-cell office:value-type="float" office:value="0.230543" calcext:value-type="float">
            <text:p>0.230543</text:p>
          </table:table-cell>
          <table:table-cell table:formula="of:=1000*[.I548]" office:value-type="float" office:value="230.543" calcext:value-type="float">
            <text:p>230.5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0000000000044" calcext:value-type="float">
            <text:p>4.6</text:p>
          </table:table-cell>
          <table:table-cell office:value-type="float" office:value="0.177089302793936" calcext:value-type="float">
            <text:p>0.1770893028</text:p>
          </table:table-cell>
          <table:table-cell table:formula="of:=1000*[.E549]" office:value-type="float" office:value="177.089302793936" calcext:value-type="float">
            <text:p>177.0893027939</text:p>
          </table:table-cell>
          <table:table-cell office:value-type="float" office:value="15.83" calcext:value-type="float">
            <text:p>15.83</text:p>
          </table:table-cell>
          <table:table-cell table:formula="of:=[.G549]-22.5" office:value-type="float" office:value="-6.67" calcext:value-type="float">
            <text:p>-6.67</text:p>
          </table:table-cell>
          <table:table-cell office:value-type="float" office:value="0.239322" calcext:value-type="float">
            <text:p>0.239322</text:p>
          </table:table-cell>
          <table:table-cell table:formula="of:=1000*[.I549]" office:value-type="float" office:value="239.322" calcext:value-type="float">
            <text:p>239.3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0000000000044" calcext:value-type="float">
            <text:p>4.7</text:p>
          </table:table-cell>
          <table:table-cell office:value-type="float" office:value="0.176413511354587" calcext:value-type="float">
            <text:p>0.1764135114</text:p>
          </table:table-cell>
          <table:table-cell table:formula="of:=1000*[.E550]" office:value-type="float" office:value="176.413511354587" calcext:value-type="float">
            <text:p>176.4135113546</text:p>
          </table:table-cell>
          <table:table-cell office:value-type="float" office:value="15.685" calcext:value-type="float">
            <text:p>15.685</text:p>
          </table:table-cell>
          <table:table-cell table:formula="of:=[.G550]-22.5" office:value-type="float" office:value="-6.815" calcext:value-type="float">
            <text:p>-6.815</text:p>
          </table:table-cell>
          <table:table-cell office:value-type="float" office:value="0.248597" calcext:value-type="float">
            <text:p>0.248597</text:p>
          </table:table-cell>
          <table:table-cell table:formula="of:=1000*[.I550]" office:value-type="float" office:value="248.597" calcext:value-type="float">
            <text:p>248.5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0000000000044" calcext:value-type="float">
            <text:p>4.8</text:p>
          </table:table-cell>
          <table:table-cell office:value-type="float" office:value="0.175738155596686" calcext:value-type="float">
            <text:p>0.1757381556</text:p>
          </table:table-cell>
          <table:table-cell table:formula="of:=1000*[.E551]" office:value-type="float" office:value="175.738155596686" calcext:value-type="float">
            <text:p>175.7381555967</text:p>
          </table:table-cell>
          <table:table-cell office:value-type="float" office:value="15.54" calcext:value-type="float">
            <text:p>15.54</text:p>
          </table:table-cell>
          <table:table-cell table:formula="of:=[.G551]-22.5" office:value-type="float" office:value="-6.96" calcext:value-type="float">
            <text:p>-6.96</text:p>
          </table:table-cell>
          <table:table-cell office:value-type="float" office:value="0.258206" calcext:value-type="float">
            <text:p>0.258206</text:p>
          </table:table-cell>
          <table:table-cell table:formula="of:=1000*[.I551]" office:value-type="float" office:value="258.206" calcext:value-type="float">
            <text:p>258.2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0000000000044" calcext:value-type="float">
            <text:p>4.9</text:p>
          </table:table-cell>
          <table:table-cell office:value-type="float" office:value="0.175207897809073" calcext:value-type="float">
            <text:p>0.1752078978</text:p>
          </table:table-cell>
          <table:table-cell table:formula="of:=1000*[.E552]" office:value-type="float" office:value="175.207897809073" calcext:value-type="float">
            <text:p>175.2078978091</text:p>
          </table:table-cell>
          <table:table-cell office:value-type="float" office:value="15.395" calcext:value-type="float">
            <text:p>15.395</text:p>
          </table:table-cell>
          <table:table-cell table:formula="of:=[.G552]-22.5" office:value-type="float" office:value="-7.105" calcext:value-type="float">
            <text:p>-7.105</text:p>
          </table:table-cell>
          <table:table-cell office:value-type="float" office:value="0.267702" calcext:value-type="float">
            <text:p>0.267702</text:p>
          </table:table-cell>
          <table:table-cell table:formula="of:=1000*[.I552]" office:value-type="float" office:value="267.702" calcext:value-type="float">
            <text:p>267.7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0000000000044" calcext:value-type="float">
            <text:p>5</text:p>
          </table:table-cell>
          <table:table-cell office:value-type="float" office:value="0.174869483942967" calcext:value-type="float">
            <text:p>0.1748694839</text:p>
          </table:table-cell>
          <table:table-cell table:formula="of:=1000*[.E553]" office:value-type="float" office:value="174.869483942967" calcext:value-type="float">
            <text:p>174.869483943</text:p>
          </table:table-cell>
          <table:table-cell office:value-type="float" office:value="15.25" calcext:value-type="float">
            <text:p>15.25</text:p>
          </table:table-cell>
          <table:table-cell table:formula="of:=[.G553]-22.5" office:value-type="float" office:value="-7.25" calcext:value-type="float">
            <text:p>-7.25</text:p>
          </table:table-cell>
          <table:table-cell office:value-type="float" office:value="0.276629" calcext:value-type="float">
            <text:p>0.276629</text:p>
          </table:table-cell>
          <table:table-cell table:formula="of:=1000*[.I553]" office:value-type="float" office:value="276.629" calcext:value-type="float">
            <text:p>276.6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0000000000044" calcext:value-type="float">
            <text:p>5.1</text:p>
          </table:table-cell>
          <table:table-cell office:value-type="float" office:value="0.174531594467832" calcext:value-type="float">
            <text:p>0.1745315945</text:p>
          </table:table-cell>
          <table:table-cell table:formula="of:=1000*[.E554]" office:value-type="float" office:value="174.531594467832" calcext:value-type="float">
            <text:p>174.5315944678</text:p>
          </table:table-cell>
          <table:table-cell office:value-type="float" office:value="15.105" calcext:value-type="float">
            <text:p>15.105</text:p>
          </table:table-cell>
          <table:table-cell table:formula="of:=[.G554]-22.5" office:value-type="float" office:value="-7.395" calcext:value-type="float">
            <text:p>-7.395</text:p>
          </table:table-cell>
          <table:table-cell office:value-type="float" office:value="0.284262" calcext:value-type="float">
            <text:p>0.284262</text:p>
          </table:table-cell>
          <table:table-cell table:formula="of:=1000*[.I554]" office:value-type="float" office:value="284.262" calcext:value-type="float">
            <text:p>284.2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0000000000044" calcext:value-type="float">
            <text:p>5.2</text:p>
          </table:table-cell>
          <table:table-cell office:value-type="float" office:value="0.17539243880474" calcext:value-type="float">
            <text:p>0.1753924388</text:p>
          </table:table-cell>
          <table:table-cell table:formula="of:=1000*[.E555]" office:value-type="float" office:value="175.39243880474" calcext:value-type="float">
            <text:p>175.3924388047</text:p>
          </table:table-cell>
          <table:table-cell office:value-type="float" office:value="14.96" calcext:value-type="float">
            <text:p>14.96</text:p>
          </table:table-cell>
          <table:table-cell table:formula="of:=[.G555]-22.5" office:value-type="float" office:value="-7.54" calcext:value-type="float">
            <text:p>-7.54</text:p>
          </table:table-cell>
          <table:table-cell office:value-type="float" office:value="0.290156" calcext:value-type="float">
            <text:p>0.290156</text:p>
          </table:table-cell>
          <table:table-cell table:formula="of:=1000*[.I555]" office:value-type="float" office:value="290.156" calcext:value-type="float">
            <text:p>290.1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0000000000044" calcext:value-type="float">
            <text:p>5.3</text:p>
          </table:table-cell>
          <table:table-cell office:value-type="float" office:value="0.176481080552865" calcext:value-type="float">
            <text:p>0.1764810806</text:p>
          </table:table-cell>
          <table:table-cell table:formula="of:=1000*[.E556]" office:value-type="float" office:value="176.481080552865" calcext:value-type="float">
            <text:p>176.4810805529</text:p>
          </table:table-cell>
          <table:table-cell office:value-type="float" office:value="14.815" calcext:value-type="float">
            <text:p>14.815</text:p>
          </table:table-cell>
          <table:table-cell table:formula="of:=[.G556]-22.5" office:value-type="float" office:value="-7.685" calcext:value-type="float">
            <text:p>-7.685</text:p>
          </table:table-cell>
          <table:table-cell office:value-type="float" office:value="0.294032" calcext:value-type="float">
            <text:p>0.294032</text:p>
          </table:table-cell>
          <table:table-cell table:formula="of:=1000*[.I556]" office:value-type="float" office:value="294.032" calcext:value-type="float">
            <text:p>294.0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0000000000044" calcext:value-type="float">
            <text:p>5.4</text:p>
          </table:table-cell>
          <table:table-cell office:value-type="float" office:value="0.177570422227816" calcext:value-type="float">
            <text:p>0.1775704222</text:p>
          </table:table-cell>
          <table:table-cell table:formula="of:=1000*[.E557]" office:value-type="float" office:value="177.570422227816" calcext:value-type="float">
            <text:p>177.5704222278</text:p>
          </table:table-cell>
          <table:table-cell office:value-type="float" office:value="14.67" calcext:value-type="float">
            <text:p>14.67</text:p>
          </table:table-cell>
          <table:table-cell table:formula="of:=[.G557]-22.5" office:value-type="float" office:value="-7.83" calcext:value-type="float">
            <text:p>-7.83</text:p>
          </table:table-cell>
          <table:table-cell office:value-type="float" office:value="0.295855" calcext:value-type="float">
            <text:p>0.295855</text:p>
          </table:table-cell>
          <table:table-cell table:formula="of:=1000*[.I557]" office:value-type="float" office:value="295.855" calcext:value-type="float">
            <text:p>295.8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0000000000044" calcext:value-type="float">
            <text:p>5.5</text:p>
          </table:table-cell>
          <table:table-cell office:value-type="float" office:value="0.179075285371985" calcext:value-type="float">
            <text:p>0.1790752854</text:p>
          </table:table-cell>
          <table:table-cell table:formula="of:=1000*[.E558]" office:value-type="float" office:value="179.075285371985" calcext:value-type="float">
            <text:p>179.075285372</text:p>
          </table:table-cell>
          <table:table-cell office:value-type="float" office:value="14.525" calcext:value-type="float">
            <text:p>14.525</text:p>
          </table:table-cell>
          <table:table-cell table:formula="of:=[.G558]-22.5" office:value-type="float" office:value="-7.975" calcext:value-type="float">
            <text:p>-7.975</text:p>
          </table:table-cell>
          <table:table-cell office:value-type="float" office:value="0.295825" calcext:value-type="float">
            <text:p>0.295825</text:p>
          </table:table-cell>
          <table:table-cell table:formula="of:=1000*[.I558]" office:value-type="float" office:value="295.825" calcext:value-type="float">
            <text:p>295.8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0000000000044" calcext:value-type="float">
            <text:p>5.6</text:p>
          </table:table-cell>
          <table:table-cell office:value-type="float" office:value="0.180965859141276" calcext:value-type="float">
            <text:p>0.1809658591</text:p>
          </table:table-cell>
          <table:table-cell table:formula="of:=1000*[.E559]" office:value-type="float" office:value="180.965859141276" calcext:value-type="float">
            <text:p>180.9658591413</text:p>
          </table:table-cell>
          <table:table-cell office:value-type="float" office:value="14.38" calcext:value-type="float">
            <text:p>14.38</text:p>
          </table:table-cell>
          <table:table-cell table:formula="of:=[.G559]-22.5" office:value-type="float" office:value="-8.12" calcext:value-type="float">
            <text:p>-8.12</text:p>
          </table:table-cell>
          <table:table-cell office:value-type="float" office:value="0.294294" calcext:value-type="float">
            <text:p>0.294294</text:p>
          </table:table-cell>
          <table:table-cell table:formula="of:=1000*[.I559]" office:value-type="float" office:value="294.294" calcext:value-type="float">
            <text:p>294.2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0000000000044" calcext:value-type="float">
            <text:p>5.7</text:p>
          </table:table-cell>
          <table:table-cell office:value-type="float" office:value="0.182859944926048" calcext:value-type="float">
            <text:p>0.1828599449</text:p>
          </table:table-cell>
          <table:table-cell table:formula="of:=1000*[.E560]" office:value-type="float" office:value="182.859944926048" calcext:value-type="float">
            <text:p>182.859944926</text:p>
          </table:table-cell>
          <table:table-cell office:value-type="float" office:value="14.235" calcext:value-type="float">
            <text:p>14.235</text:p>
          </table:table-cell>
          <table:table-cell table:formula="of:=[.G560]-22.5" office:value-type="float" office:value="-8.265" calcext:value-type="float">
            <text:p>-8.265</text:p>
          </table:table-cell>
          <table:table-cell office:value-type="float" office:value="0.29177" calcext:value-type="float">
            <text:p>0.29177</text:p>
          </table:table-cell>
          <table:table-cell table:formula="of:=1000*[.I560]" office:value-type="float" office:value="291.77" calcext:value-type="float">
            <text:p>291.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0000000000044" calcext:value-type="float">
            <text:p>5.8</text:p>
          </table:table-cell>
          <table:table-cell office:value-type="float" office:value="0.185319181076124" calcext:value-type="float">
            <text:p>0.1853191811</text:p>
          </table:table-cell>
          <table:table-cell table:formula="of:=1000*[.E561]" office:value-type="float" office:value="185.319181076124" calcext:value-type="float">
            <text:p>185.3191810761</text:p>
          </table:table-cell>
          <table:table-cell office:value-type="float" office:value="14.09" calcext:value-type="float">
            <text:p>14.09</text:p>
          </table:table-cell>
          <table:table-cell table:formula="of:=[.G561]-22.5" office:value-type="float" office:value="-8.41" calcext:value-type="float">
            <text:p>-8.41</text:p>
          </table:table-cell>
          <table:table-cell office:value-type="float" office:value="0.288643" calcext:value-type="float">
            <text:p>0.288643</text:p>
          </table:table-cell>
          <table:table-cell table:formula="of:=1000*[.I561]" office:value-type="float" office:value="288.643" calcext:value-type="float">
            <text:p>288.6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0000000000044" calcext:value-type="float">
            <text:p>5.9</text:p>
          </table:table-cell>
          <table:table-cell office:value-type="float" office:value="0.188465587801953" calcext:value-type="float">
            <text:p>0.1884655878</text:p>
          </table:table-cell>
          <table:table-cell table:formula="of:=1000*[.E562]" office:value-type="float" office:value="188.465587801953" calcext:value-type="float">
            <text:p>188.465587802</text:p>
          </table:table-cell>
          <table:table-cell office:value-type="float" office:value="13.945" calcext:value-type="float">
            <text:p>13.945</text:p>
          </table:table-cell>
          <table:table-cell table:formula="of:=[.G562]-22.5" office:value-type="float" office:value="-8.555" calcext:value-type="float">
            <text:p>-8.555</text:p>
          </table:table-cell>
          <table:table-cell office:value-type="float" office:value="0.285164" calcext:value-type="float">
            <text:p>0.285164</text:p>
          </table:table-cell>
          <table:table-cell table:formula="of:=1000*[.I562]" office:value-type="float" office:value="285.164" calcext:value-type="float">
            <text:p>285.1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0000000000044" calcext:value-type="float">
            <text:p>6</text:p>
          </table:table-cell>
          <table:table-cell office:value-type="float" office:value="0.192265772056145" calcext:value-type="float">
            <text:p>0.1922657721</text:p>
          </table:table-cell>
          <table:table-cell table:formula="of:=1000*[.E563]" office:value-type="float" office:value="192.265772056145" calcext:value-type="float">
            <text:p>192.2657720561</text:p>
          </table:table-cell>
          <table:table-cell office:value-type="float" office:value="13.8" calcext:value-type="float">
            <text:p>13.8</text:p>
          </table:table-cell>
          <table:table-cell table:formula="of:=[.G563]-22.5" office:value-type="float" office:value="-8.7" calcext:value-type="float">
            <text:p>-8.7</text:p>
          </table:table-cell>
          <table:table-cell office:value-type="float" office:value="0.281675" calcext:value-type="float">
            <text:p>0.281675</text:p>
          </table:table-cell>
          <table:table-cell table:formula="of:=1000*[.I563]" office:value-type="float" office:value="281.675" calcext:value-type="float">
            <text:p>281.6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0000000000044" calcext:value-type="float">
            <text:p>6.1</text:p>
          </table:table-cell>
          <table:table-cell office:value-type="float" office:value="0.195474093868546" calcext:value-type="float">
            <text:p>0.1954740939</text:p>
          </table:table-cell>
          <table:table-cell table:formula="of:=1000*[.E564]" office:value-type="float" office:value="195.474093868546" calcext:value-type="float">
            <text:p>195.4740938685</text:p>
          </table:table-cell>
          <table:table-cell office:value-type="float" office:value="13.655" calcext:value-type="float">
            <text:p>13.655</text:p>
          </table:table-cell>
          <table:table-cell table:formula="of:=[.G564]-22.5" office:value-type="float" office:value="-8.845" calcext:value-type="float">
            <text:p>-8.845</text:p>
          </table:table-cell>
          <table:table-cell office:value-type="float" office:value="0.278243" calcext:value-type="float">
            <text:p>0.278243</text:p>
          </table:table-cell>
          <table:table-cell table:formula="of:=1000*[.I564]" office:value-type="float" office:value="278.243" calcext:value-type="float">
            <text:p>278.2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0000000000044" calcext:value-type="float">
            <text:p>6.2</text:p>
          </table:table-cell>
          <table:table-cell office:value-type="float" office:value="0.199117843294763" calcext:value-type="float">
            <text:p>0.1991178433</text:p>
          </table:table-cell>
          <table:table-cell table:formula="of:=1000*[.E565]" office:value-type="float" office:value="199.117843294763" calcext:value-type="float">
            <text:p>199.1178432948</text:p>
          </table:table-cell>
          <table:table-cell office:value-type="float" office:value="13.51" calcext:value-type="float">
            <text:p>13.51</text:p>
          </table:table-cell>
          <table:table-cell table:formula="of:=[.G565]-22.5" office:value-type="float" office:value="-8.99" calcext:value-type="float">
            <text:p>-8.99</text:p>
          </table:table-cell>
          <table:table-cell office:value-type="float" office:value="0.275113" calcext:value-type="float">
            <text:p>0.275113</text:p>
          </table:table-cell>
          <table:table-cell table:formula="of:=1000*[.I565]" office:value-type="float" office:value="275.113" calcext:value-type="float">
            <text:p>275.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0000000000044" calcext:value-type="float">
            <text:p>6.3</text:p>
          </table:table-cell>
          <table:table-cell office:value-type="float" office:value="0.203692695769536" calcext:value-type="float">
            <text:p>0.2036926958</text:p>
          </table:table-cell>
          <table:table-cell table:formula="of:=1000*[.E566]" office:value-type="float" office:value="203.692695769536" calcext:value-type="float">
            <text:p>203.6926957695</text:p>
          </table:table-cell>
          <table:table-cell office:value-type="float" office:value="13.365" calcext:value-type="float">
            <text:p>13.365</text:p>
          </table:table-cell>
          <table:table-cell table:formula="of:=[.G566]-22.5" office:value-type="float" office:value="-9.135" calcext:value-type="float">
            <text:p>-9.135</text:p>
          </table:table-cell>
          <table:table-cell office:value-type="float" office:value="0.272275" calcext:value-type="float">
            <text:p>0.272275</text:p>
          </table:table-cell>
          <table:table-cell table:formula="of:=1000*[.I566]" office:value-type="float" office:value="272.275" calcext:value-type="float">
            <text:p>272.2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0000000000044" calcext:value-type="float">
            <text:p>6.4</text:p>
          </table:table-cell>
          <table:table-cell office:value-type="float" office:value="0.208126452868227" calcext:value-type="float">
            <text:p>0.2081264529</text:p>
          </table:table-cell>
          <table:table-cell table:formula="of:=1000*[.E567]" office:value-type="float" office:value="208.126452868227" calcext:value-type="float">
            <text:p>208.1264528682</text:p>
          </table:table-cell>
          <table:table-cell office:value-type="float" office:value="13.22" calcext:value-type="float">
            <text:p>13.22</text:p>
          </table:table-cell>
          <table:table-cell table:formula="of:=[.G567]-22.5" office:value-type="float" office:value="-9.28" calcext:value-type="float">
            <text:p>-9.28</text:p>
          </table:table-cell>
          <table:table-cell office:value-type="float" office:value="0.269853" calcext:value-type="float">
            <text:p>0.269853</text:p>
          </table:table-cell>
          <table:table-cell table:formula="of:=1000*[.I567]" office:value-type="float" office:value="269.853" calcext:value-type="float">
            <text:p>269.8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50000000000044" calcext:value-type="float">
            <text:p>6.5</text:p>
          </table:table-cell>
          <table:table-cell office:value-type="float" office:value="0.213719523675863" calcext:value-type="float">
            <text:p>0.2137195237</text:p>
          </table:table-cell>
          <table:table-cell table:formula="of:=1000*[.E568]" office:value-type="float" office:value="213.719523675863" calcext:value-type="float">
            <text:p>213.7195236759</text:p>
          </table:table-cell>
          <table:table-cell office:value-type="float" office:value="13.075" calcext:value-type="float">
            <text:p>13.075</text:p>
          </table:table-cell>
          <table:table-cell table:formula="of:=[.G568]-22.5" office:value-type="float" office:value="-9.425" calcext:value-type="float">
            <text:p>-9.425</text:p>
          </table:table-cell>
          <table:table-cell office:value-type="float" office:value="0.26788" calcext:value-type="float">
            <text:p>0.26788</text:p>
          </table:table-cell>
          <table:table-cell table:formula="of:=1000*[.I568]" office:value-type="float" office:value="267.88" calcext:value-type="float">
            <text:p>267.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60000000000043" calcext:value-type="float">
            <text:p>6.6</text:p>
          </table:table-cell>
          <table:table-cell office:value-type="float" office:value="0.218894368008917" calcext:value-type="float">
            <text:p>0.218894368</text:p>
          </table:table-cell>
          <table:table-cell table:formula="of:=1000*[.E569]" office:value-type="float" office:value="218.894368008917" calcext:value-type="float">
            <text:p>218.8943680089</text:p>
          </table:table-cell>
          <table:table-cell office:value-type="float" office:value="12.93" calcext:value-type="float">
            <text:p>12.93</text:p>
          </table:table-cell>
          <table:table-cell table:formula="of:=[.G569]-22.5" office:value-type="float" office:value="-9.57" calcext:value-type="float">
            <text:p>-9.57</text:p>
          </table:table-cell>
          <table:table-cell office:value-type="float" office:value="0.26637" calcext:value-type="float">
            <text:p>0.26637</text:p>
          </table:table-cell>
          <table:table-cell table:formula="of:=1000*[.I569]" office:value-type="float" office:value="266.37" calcext:value-type="float">
            <text:p>266.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70000000000043" calcext:value-type="float">
            <text:p>6.7</text:p>
          </table:table-cell>
          <table:table-cell office:value-type="float" office:value="0.22422064833229" calcext:value-type="float">
            <text:p>0.2242206483</text:p>
          </table:table-cell>
          <table:table-cell table:formula="of:=1000*[.E570]" office:value-type="float" office:value="224.22064833229" calcext:value-type="float">
            <text:p>224.2206483323</text:p>
          </table:table-cell>
          <table:table-cell office:value-type="float" office:value="12.785" calcext:value-type="float">
            <text:p>12.785</text:p>
          </table:table-cell>
          <table:table-cell table:formula="of:=[.G570]-22.5" office:value-type="float" office:value="-9.715" calcext:value-type="float">
            <text:p>-9.715</text:p>
          </table:table-cell>
          <table:table-cell office:value-type="float" office:value="0.26536" calcext:value-type="float">
            <text:p>0.26536</text:p>
          </table:table-cell>
          <table:table-cell table:formula="of:=1000*[.I570]" office:value-type="float" office:value="265.36" calcext:value-type="float">
            <text:p>265.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80000000000043" calcext:value-type="float">
            <text:p>6.8</text:p>
          </table:table-cell>
          <table:table-cell office:value-type="float" office:value="0.230228460069466" calcext:value-type="float">
            <text:p>0.2302284601</text:p>
          </table:table-cell>
          <table:table-cell table:formula="of:=1000*[.E571]" office:value-type="float" office:value="230.228460069466" calcext:value-type="float">
            <text:p>230.2284600695</text:p>
          </table:table-cell>
          <table:table-cell office:value-type="float" office:value="12.64" calcext:value-type="float">
            <text:p>12.64</text:p>
          </table:table-cell>
          <table:table-cell table:formula="of:=[.G571]-22.5" office:value-type="float" office:value="-9.86" calcext:value-type="float">
            <text:p>-9.86</text:p>
          </table:table-cell>
          <table:table-cell office:value-type="float" office:value="0.264855" calcext:value-type="float">
            <text:p>0.264855</text:p>
          </table:table-cell>
          <table:table-cell table:formula="of:=1000*[.I571]" office:value-type="float" office:value="264.855" calcext:value-type="float">
            <text:p>264.8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90000000000043" calcext:value-type="float">
            <text:p>6.9</text:p>
          </table:table-cell>
          <table:table-cell office:value-type="float" office:value="0.236812397386108" calcext:value-type="float">
            <text:p>0.2368123974</text:p>
          </table:table-cell>
          <table:table-cell table:formula="of:=1000*[.E572]" office:value-type="float" office:value="236.812397386108" calcext:value-type="float">
            <text:p>236.8123973861</text:p>
          </table:table-cell>
          <table:table-cell office:value-type="float" office:value="12.495" calcext:value-type="float">
            <text:p>12.495</text:p>
          </table:table-cell>
          <table:table-cell table:formula="of:=[.G572]-22.5" office:value-type="float" office:value="-10.005" calcext:value-type="float">
            <text:p>-10.005</text:p>
          </table:table-cell>
          <table:table-cell office:value-type="float" office:value="0.264862" calcext:value-type="float">
            <text:p>0.264862</text:p>
          </table:table-cell>
          <table:table-cell table:formula="of:=1000*[.I572]" office:value-type="float" office:value="264.862" calcext:value-type="float">
            <text:p>264.8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00000000000043" calcext:value-type="float">
            <text:p>7</text:p>
          </table:table-cell>
          <table:table-cell office:value-type="float" office:value="0.242239817874834" calcext:value-type="float">
            <text:p>0.2422398179</text:p>
          </table:table-cell>
          <table:table-cell table:formula="of:=1000*[.E573]" office:value-type="float" office:value="242.239817874834" calcext:value-type="float">
            <text:p>242.2398178748</text:p>
          </table:table-cell>
          <table:table-cell office:value-type="float" office:value="12.35" calcext:value-type="float">
            <text:p>12.35</text:p>
          </table:table-cell>
          <table:table-cell table:formula="of:=[.G573]-22.5" office:value-type="float" office:value="-10.15" calcext:value-type="float">
            <text:p>-10.15</text:p>
          </table:table-cell>
          <table:table-cell office:value-type="float" office:value="0.265405" calcext:value-type="float">
            <text:p>0.265405</text:p>
          </table:table-cell>
          <table:table-cell table:formula="of:=1000*[.I573]" office:value-type="float" office:value="265.405" calcext:value-type="float">
            <text:p>265.4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10000000000043" calcext:value-type="float">
            <text:p>7.1</text:p>
          </table:table-cell>
          <table:table-cell office:value-type="float" office:value="0.247284178023664" calcext:value-type="float">
            <text:p>0.247284178</text:p>
          </table:table-cell>
          <table:table-cell table:formula="of:=1000*[.E574]" office:value-type="float" office:value="247.284178023664" calcext:value-type="float">
            <text:p>247.2841780237</text:p>
          </table:table-cell>
          <table:table-cell office:value-type="float" office:value="12.205" calcext:value-type="float">
            <text:p>12.205</text:p>
          </table:table-cell>
          <table:table-cell table:formula="of:=[.G574]-22.5" office:value-type="float" office:value="-10.295" calcext:value-type="float">
            <text:p>-10.295</text:p>
          </table:table-cell>
          <table:table-cell office:value-type="float" office:value="0.266434" calcext:value-type="float">
            <text:p>0.266434</text:p>
          </table:table-cell>
          <table:table-cell table:formula="of:=1000*[.I574]" office:value-type="float" office:value="266.434" calcext:value-type="float">
            <text:p>266.4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20000000000043" calcext:value-type="float">
            <text:p>7.2</text:p>
          </table:table-cell>
          <table:table-cell office:value-type="float" office:value="0.254181745081804" calcext:value-type="float">
            <text:p>0.2541817451</text:p>
          </table:table-cell>
          <table:table-cell table:formula="of:=1000*[.E575]" office:value-type="float" office:value="254.181745081804" calcext:value-type="float">
            <text:p>254.1817450818</text:p>
          </table:table-cell>
          <table:table-cell office:value-type="float" office:value="12.06" calcext:value-type="float">
            <text:p>12.06</text:p>
          </table:table-cell>
          <table:table-cell table:formula="of:=[.G575]-22.5" office:value-type="float" office:value="-10.44" calcext:value-type="float">
            <text:p>-10.44</text:p>
          </table:table-cell>
          <table:table-cell office:value-type="float" office:value="0.267942" calcext:value-type="float">
            <text:p>0.267942</text:p>
          </table:table-cell>
          <table:table-cell table:formula="of:=1000*[.I575]" office:value-type="float" office:value="267.942" calcext:value-type="float">
            <text:p>267.9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30000000000043" calcext:value-type="float">
            <text:p>7.3</text:p>
          </table:table-cell>
          <table:table-cell office:value-type="float" office:value="0.259118855549494" calcext:value-type="float">
            <text:p>0.2591188555</text:p>
          </table:table-cell>
          <table:table-cell table:formula="of:=1000*[.E576]" office:value-type="float" office:value="259.118855549494" calcext:value-type="float">
            <text:p>259.1188555495</text:p>
          </table:table-cell>
          <table:table-cell office:value-type="float" office:value="11.915" calcext:value-type="float">
            <text:p>11.915</text:p>
          </table:table-cell>
          <table:table-cell table:formula="of:=[.G576]-22.5" office:value-type="float" office:value="-10.585" calcext:value-type="float">
            <text:p>-10.585</text:p>
          </table:table-cell>
          <table:table-cell office:value-type="float" office:value="0.269961" calcext:value-type="float">
            <text:p>0.269961</text:p>
          </table:table-cell>
          <table:table-cell table:formula="of:=1000*[.I576]" office:value-type="float" office:value="269.961" calcext:value-type="float">
            <text:p>269.9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40000000000043" calcext:value-type="float">
            <text:p>7.4</text:p>
          </table:table-cell>
          <table:table-cell office:value-type="float" office:value="0.263220938180154" calcext:value-type="float">
            <text:p>0.2632209382</text:p>
          </table:table-cell>
          <table:table-cell table:formula="of:=1000*[.E577]" office:value-type="float" office:value="263.220938180154" calcext:value-type="float">
            <text:p>263.2209381802</text:p>
          </table:table-cell>
          <table:table-cell office:value-type="float" office:value="11.77" calcext:value-type="float">
            <text:p>11.77</text:p>
          </table:table-cell>
          <table:table-cell table:formula="of:=[.G577]-22.5" office:value-type="float" office:value="-10.73" calcext:value-type="float">
            <text:p>-10.73</text:p>
          </table:table-cell>
          <table:table-cell office:value-type="float" office:value="0.272435" calcext:value-type="float">
            <text:p>0.272435</text:p>
          </table:table-cell>
          <table:table-cell table:formula="of:=1000*[.I577]" office:value-type="float" office:value="272.435" calcext:value-type="float">
            <text:p>272.4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50000000000043" calcext:value-type="float">
            <text:p>7.5</text:p>
          </table:table-cell>
          <table:table-cell office:value-type="float" office:value="0.26716005525799" calcext:value-type="float">
            <text:p>0.2671600553</text:p>
          </table:table-cell>
          <table:table-cell table:formula="of:=1000*[.E578]" office:value-type="float" office:value="267.16005525799" calcext:value-type="float">
            <text:p>267.160055258</text:p>
          </table:table-cell>
          <table:table-cell office:value-type="float" office:value="11.625" calcext:value-type="float">
            <text:p>11.625</text:p>
          </table:table-cell>
          <table:table-cell table:formula="of:=[.G578]-22.5" office:value-type="float" office:value="-10.875" calcext:value-type="float">
            <text:p>-10.875</text:p>
          </table:table-cell>
          <table:table-cell office:value-type="float" office:value="0.275353" calcext:value-type="float">
            <text:p>0.275353</text:p>
          </table:table-cell>
          <table:table-cell table:formula="of:=1000*[.I578]" office:value-type="float" office:value="275.353" calcext:value-type="float">
            <text:p>275.3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60000000000043" calcext:value-type="float">
            <text:p>7.6</text:p>
          </table:table-cell>
          <table:table-cell office:value-type="float" office:value="0.270416183289277" calcext:value-type="float">
            <text:p>0.2704161833</text:p>
          </table:table-cell>
          <table:table-cell table:formula="of:=1000*[.E579]" office:value-type="float" office:value="270.416183289277" calcext:value-type="float">
            <text:p>270.4161832893</text:p>
          </table:table-cell>
          <table:table-cell office:value-type="float" office:value="11.48" calcext:value-type="float">
            <text:p>11.48</text:p>
          </table:table-cell>
          <table:table-cell table:formula="of:=[.G579]-22.5" office:value-type="float" office:value="-11.02" calcext:value-type="float">
            <text:p>-11.02</text:p>
          </table:table-cell>
          <table:table-cell office:value-type="float" office:value="0.278668" calcext:value-type="float">
            <text:p>0.278668</text:p>
          </table:table-cell>
          <table:table-cell table:formula="of:=1000*[.I579]" office:value-type="float" office:value="278.668" calcext:value-type="float">
            <text:p>278.6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70000000000043" calcext:value-type="float">
            <text:p>7.7</text:p>
          </table:table-cell>
          <table:table-cell office:value-type="float" office:value="0.272268889557961" calcext:value-type="float">
            <text:p>0.2722688896</text:p>
          </table:table-cell>
          <table:table-cell table:formula="of:=1000*[.E580]" office:value-type="float" office:value="272.268889557961" calcext:value-type="float">
            <text:p>272.268889558</text:p>
          </table:table-cell>
          <table:table-cell office:value-type="float" office:value="11.335" calcext:value-type="float">
            <text:p>11.335</text:p>
          </table:table-cell>
          <table:table-cell table:formula="of:=[.G580]-22.5" office:value-type="float" office:value="-11.165" calcext:value-type="float">
            <text:p>-11.165</text:p>
          </table:table-cell>
          <table:table-cell office:value-type="float" office:value="0.282307" calcext:value-type="float">
            <text:p>0.282307</text:p>
          </table:table-cell>
          <table:table-cell table:formula="of:=1000*[.I580]" office:value-type="float" office:value="282.307" calcext:value-type="float">
            <text:p>282.3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80000000000043" calcext:value-type="float">
            <text:p>7.8</text:p>
          </table:table-cell>
          <table:table-cell office:value-type="float" office:value="0.273046931414629" calcext:value-type="float">
            <text:p>0.2730469314</text:p>
          </table:table-cell>
          <table:table-cell table:formula="of:=1000*[.E581]" office:value-type="float" office:value="273.046931414629" calcext:value-type="float">
            <text:p>273.0469314146</text:p>
          </table:table-cell>
          <table:table-cell office:value-type="float" office:value="11.19" calcext:value-type="float">
            <text:p>11.19</text:p>
          </table:table-cell>
          <table:table-cell table:formula="of:=[.G581]-22.5" office:value-type="float" office:value="-11.31" calcext:value-type="float">
            <text:p>-11.31</text:p>
          </table:table-cell>
          <table:table-cell office:value-type="float" office:value="0.286163" calcext:value-type="float">
            <text:p>0.286163</text:p>
          </table:table-cell>
          <table:table-cell table:formula="of:=1000*[.I581]" office:value-type="float" office:value="286.163" calcext:value-type="float">
            <text:p>286.1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90000000000043" calcext:value-type="float">
            <text:p>7.9</text:p>
          </table:table-cell>
          <table:table-cell office:value-type="float" office:value="0.273670377463792" calcext:value-type="float">
            <text:p>0.2736703775</text:p>
          </table:table-cell>
          <table:table-cell table:formula="of:=1000*[.E582]" office:value-type="float" office:value="273.670377463792" calcext:value-type="float">
            <text:p>273.6703774638</text:p>
          </table:table-cell>
          <table:table-cell office:value-type="float" office:value="11.045" calcext:value-type="float">
            <text:p>11.045</text:p>
          </table:table-cell>
          <table:table-cell table:formula="of:=[.G582]-22.5" office:value-type="float" office:value="-11.455" calcext:value-type="float">
            <text:p>-11.455</text:p>
          </table:table-cell>
          <table:table-cell office:value-type="float" office:value="0.290094" calcext:value-type="float">
            <text:p>0.290094</text:p>
          </table:table-cell>
          <table:table-cell table:formula="of:=1000*[.I582]" office:value-type="float" office:value="290.094" calcext:value-type="float">
            <text:p>290.0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00000000000043" calcext:value-type="float">
            <text:p>8</text:p>
          </table:table-cell>
          <table:table-cell office:value-type="float" office:value="0.273263565030806" calcext:value-type="float">
            <text:p>0.273263565</text:p>
          </table:table-cell>
          <table:table-cell table:formula="of:=1000*[.E583]" office:value-type="float" office:value="273.263565030806" calcext:value-type="float">
            <text:p>273.2635650308</text:p>
          </table:table-cell>
          <table:table-cell office:value-type="float" office:value="10.9" calcext:value-type="float">
            <text:p>10.9</text:p>
          </table:table-cell>
          <table:table-cell table:formula="of:=[.G583]-22.5" office:value-type="float" office:value="-11.6" calcext:value-type="float">
            <text:p>-11.6</text:p>
          </table:table-cell>
          <table:table-cell office:value-type="float" office:value="0.293928" calcext:value-type="float">
            <text:p>0.293928</text:p>
          </table:table-cell>
          <table:table-cell table:formula="of:=1000*[.I583]" office:value-type="float" office:value="293.928" calcext:value-type="float">
            <text:p>293.9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10000000000043" calcext:value-type="float">
            <text:p>8.1</text:p>
          </table:table-cell>
          <table:table-cell office:value-type="float" office:value="0.271934930867315" calcext:value-type="float">
            <text:p>0.2719349309</text:p>
          </table:table-cell>
          <table:table-cell table:formula="of:=1000*[.E584]" office:value-type="float" office:value="271.934930867315" calcext:value-type="float">
            <text:p>271.9349308673</text:p>
          </table:table-cell>
          <table:table-cell office:value-type="float" office:value="10.755" calcext:value-type="float">
            <text:p>10.755</text:p>
          </table:table-cell>
          <table:table-cell table:formula="of:=[.G584]-22.5" office:value-type="float" office:value="-11.745" calcext:value-type="float">
            <text:p>-11.745</text:p>
          </table:table-cell>
          <table:table-cell office:value-type="float" office:value="0.297466" calcext:value-type="float">
            <text:p>0.297466</text:p>
          </table:table-cell>
          <table:table-cell table:formula="of:=1000*[.I584]" office:value-type="float" office:value="297.466" calcext:value-type="float">
            <text:p>297.4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20000000000043" calcext:value-type="float">
            <text:p>8.2</text:p>
          </table:table-cell>
          <table:table-cell office:value-type="float" office:value="0.270358496762673" calcext:value-type="float">
            <text:p>0.2703584968</text:p>
          </table:table-cell>
          <table:table-cell table:formula="of:=1000*[.E585]" office:value-type="float" office:value="270.358496762673" calcext:value-type="float">
            <text:p>270.3584967627</text:p>
          </table:table-cell>
          <table:table-cell office:value-type="float" office:value="10.61" calcext:value-type="float">
            <text:p>10.61</text:p>
          </table:table-cell>
          <table:table-cell table:formula="of:=[.G585]-22.5" office:value-type="float" office:value="-11.89" calcext:value-type="float">
            <text:p>-11.89</text:p>
          </table:table-cell>
          <table:table-cell office:value-type="float" office:value="0.30025" calcext:value-type="float">
            <text:p>0.30025</text:p>
          </table:table-cell>
          <table:table-cell table:formula="of:=1000*[.I585]" office:value-type="float" office:value="300.25" calcext:value-type="float">
            <text:p>300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30000000000043" calcext:value-type="float">
            <text:p>8.3</text:p>
          </table:table-cell>
          <table:table-cell office:value-type="float" office:value="0.268680366445829" calcext:value-type="float">
            <text:p>0.2686803664</text:p>
          </table:table-cell>
          <table:table-cell table:formula="of:=1000*[.E586]" office:value-type="float" office:value="268.680366445829" calcext:value-type="float">
            <text:p>268.6803664458</text:p>
          </table:table-cell>
          <table:table-cell office:value-type="float" office:value="10.465" calcext:value-type="float">
            <text:p>10.465</text:p>
          </table:table-cell>
          <table:table-cell table:formula="of:=[.G586]-22.5" office:value-type="float" office:value="-12.035" calcext:value-type="float">
            <text:p>-12.035</text:p>
          </table:table-cell>
          <table:table-cell office:value-type="float" office:value="0.30202" calcext:value-type="float">
            <text:p>0.30202</text:p>
          </table:table-cell>
          <table:table-cell table:formula="of:=1000*[.I586]" office:value-type="float" office:value="302.02" calcext:value-type="float">
            <text:p>302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40000000000043" calcext:value-type="float">
            <text:p>8.4</text:p>
          </table:table-cell>
          <table:table-cell office:value-type="float" office:value="0.26702095679127" calcext:value-type="float">
            <text:p>0.2670209568</text:p>
          </table:table-cell>
          <table:table-cell table:formula="of:=1000*[.E587]" office:value-type="float" office:value="267.02095679127" calcext:value-type="float">
            <text:p>267.0209567913</text:p>
          </table:table-cell>
          <table:table-cell office:value-type="float" office:value="10.32" calcext:value-type="float">
            <text:p>10.32</text:p>
          </table:table-cell>
          <table:table-cell table:formula="of:=[.G587]-22.5" office:value-type="float" office:value="-12.18" calcext:value-type="float">
            <text:p>-12.18</text:p>
          </table:table-cell>
          <table:table-cell office:value-type="float" office:value="0.302257" calcext:value-type="float">
            <text:p>0.302257</text:p>
          </table:table-cell>
          <table:table-cell table:formula="of:=1000*[.I587]" office:value-type="float" office:value="302.257" calcext:value-type="float">
            <text:p>302.2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50000000000043" calcext:value-type="float">
            <text:p>8.5</text:p>
          </table:table-cell>
          <table:table-cell office:value-type="float" office:value="0.264568326821787" calcext:value-type="float">
            <text:p>0.2645683268</text:p>
          </table:table-cell>
          <table:table-cell table:formula="of:=1000*[.E588]" office:value-type="float" office:value="264.568326821787" calcext:value-type="float">
            <text:p>264.5683268218</text:p>
          </table:table-cell>
          <table:table-cell office:value-type="float" office:value="10.175" calcext:value-type="float">
            <text:p>10.175</text:p>
          </table:table-cell>
          <table:table-cell table:formula="of:=[.G588]-22.5" office:value-type="float" office:value="-12.325" calcext:value-type="float">
            <text:p>-12.325</text:p>
          </table:table-cell>
          <table:table-cell office:value-type="float" office:value="0.300558" calcext:value-type="float">
            <text:p>0.300558</text:p>
          </table:table-cell>
          <table:table-cell table:formula="of:=1000*[.I588]" office:value-type="float" office:value="300.558" calcext:value-type="float">
            <text:p>300.5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60000000000043" calcext:value-type="float">
            <text:p>8.6</text:p>
          </table:table-cell>
          <table:table-cell office:value-type="float" office:value="0.262307186516751" calcext:value-type="float">
            <text:p>0.2623071865</text:p>
          </table:table-cell>
          <table:table-cell table:formula="of:=1000*[.E589]" office:value-type="float" office:value="262.307186516751" calcext:value-type="float">
            <text:p>262.3071865168</text:p>
          </table:table-cell>
          <table:table-cell office:value-type="float" office:value="10.03" calcext:value-type="float">
            <text:p>10.03</text:p>
          </table:table-cell>
          <table:table-cell table:formula="of:=[.G589]-22.5" office:value-type="float" office:value="-12.47" calcext:value-type="float">
            <text:p>-12.47</text:p>
          </table:table-cell>
          <table:table-cell office:value-type="float" office:value="0.296669" calcext:value-type="float">
            <text:p>0.296669</text:p>
          </table:table-cell>
          <table:table-cell table:formula="of:=1000*[.I589]" office:value-type="float" office:value="296.669" calcext:value-type="float">
            <text:p>296.6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70000000000043" calcext:value-type="float">
            <text:p>8.7</text:p>
          </table:table-cell>
          <table:table-cell office:value-type="float" office:value="0.260216840570569" calcext:value-type="float">
            <text:p>0.2602168406</text:p>
          </table:table-cell>
          <table:table-cell table:formula="of:=1000*[.E590]" office:value-type="float" office:value="260.216840570569" calcext:value-type="float">
            <text:p>260.2168405706</text:p>
          </table:table-cell>
          <table:table-cell office:value-type="float" office:value="9.885" calcext:value-type="float">
            <text:p>9.885</text:p>
          </table:table-cell>
          <table:table-cell table:formula="of:=[.G590]-22.5" office:value-type="float" office:value="-12.615" calcext:value-type="float">
            <text:p>-12.615</text:p>
          </table:table-cell>
          <table:table-cell office:value-type="float" office:value="0.290776" calcext:value-type="float">
            <text:p>0.290776</text:p>
          </table:table-cell>
          <table:table-cell table:formula="of:=1000*[.I590]" office:value-type="float" office:value="290.776" calcext:value-type="float">
            <text:p>290.7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80000000000043" calcext:value-type="float">
            <text:p>8.8</text:p>
          </table:table-cell>
          <table:table-cell office:value-type="float" office:value="0.257386938863431" calcext:value-type="float">
            <text:p>0.2573869389</text:p>
          </table:table-cell>
          <table:table-cell table:formula="of:=1000*[.E591]" office:value-type="float" office:value="257.386938863431" calcext:value-type="float">
            <text:p>257.3869388634</text:p>
          </table:table-cell>
          <table:table-cell office:value-type="float" office:value="9.74" calcext:value-type="float">
            <text:p>9.74</text:p>
          </table:table-cell>
          <table:table-cell table:formula="of:=[.G591]-22.5" office:value-type="float" office:value="-12.76" calcext:value-type="float">
            <text:p>-12.76</text:p>
          </table:table-cell>
          <table:table-cell office:value-type="float" office:value="0.283106" calcext:value-type="float">
            <text:p>0.283106</text:p>
          </table:table-cell>
          <table:table-cell table:formula="of:=1000*[.I591]" office:value-type="float" office:value="283.106" calcext:value-type="float">
            <text:p>283.1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90000000000043" calcext:value-type="float">
            <text:p>8.9</text:p>
          </table:table-cell>
          <table:table-cell office:value-type="float" office:value="0.255537308339394" calcext:value-type="float">
            <text:p>0.2555373083</text:p>
          </table:table-cell>
          <table:table-cell table:formula="of:=1000*[.E592]" office:value-type="float" office:value="255.537308339394" calcext:value-type="float">
            <text:p>255.5373083394</text:p>
          </table:table-cell>
          <table:table-cell office:value-type="float" office:value="9.595" calcext:value-type="float">
            <text:p>9.595</text:p>
          </table:table-cell>
          <table:table-cell table:formula="of:=[.G592]-22.5" office:value-type="float" office:value="-12.905" calcext:value-type="float">
            <text:p>-12.905</text:p>
          </table:table-cell>
          <table:table-cell office:value-type="float" office:value="0.27422" calcext:value-type="float">
            <text:p>0.27422</text:p>
          </table:table-cell>
          <table:table-cell table:formula="of:=1000*[.I592]" office:value-type="float" office:value="274.22" calcext:value-type="float">
            <text:p>274.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00000000000043" calcext:value-type="float">
            <text:p>9</text:p>
          </table:table-cell>
          <table:table-cell office:value-type="float" office:value="0.254199997617482" calcext:value-type="float">
            <text:p>0.2541999976</text:p>
          </table:table-cell>
          <table:table-cell table:formula="of:=1000*[.E593]" office:value-type="float" office:value="254.199997617482" calcext:value-type="float">
            <text:p>254.1999976175</text:p>
          </table:table-cell>
          <table:table-cell office:value-type="float" office:value="9.45" calcext:value-type="float">
            <text:p>9.45</text:p>
          </table:table-cell>
          <table:table-cell table:formula="of:=[.G593]-22.5" office:value-type="float" office:value="-13.05" calcext:value-type="float">
            <text:p>-13.05</text:p>
          </table:table-cell>
          <table:table-cell office:value-type="float" office:value="0.264772" calcext:value-type="float">
            <text:p>0.264772</text:p>
          </table:table-cell>
          <table:table-cell table:formula="of:=1000*[.I593]" office:value-type="float" office:value="264.772" calcext:value-type="float">
            <text:p>264.7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10000000000043" calcext:value-type="float">
            <text:p>9.1</text:p>
          </table:table-cell>
          <table:table-cell office:value-type="float" office:value="0.251931272777882" calcext:value-type="float">
            <text:p>0.2519312728</text:p>
          </table:table-cell>
          <table:table-cell table:formula="of:=1000*[.E594]" office:value-type="float" office:value="251.931272777882" calcext:value-type="float">
            <text:p>251.9312727779</text:p>
          </table:table-cell>
          <table:table-cell office:value-type="float" office:value="9.305" calcext:value-type="float">
            <text:p>9.305</text:p>
          </table:table-cell>
          <table:table-cell table:formula="of:=[.G594]-22.5" office:value-type="float" office:value="-13.195" calcext:value-type="float">
            <text:p>-13.195</text:p>
          </table:table-cell>
          <table:table-cell office:value-type="float" office:value="0.255227" calcext:value-type="float">
            <text:p>0.255227</text:p>
          </table:table-cell>
          <table:table-cell table:formula="of:=1000*[.I594]" office:value-type="float" office:value="255.227" calcext:value-type="float">
            <text:p>255.2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20000000000043" calcext:value-type="float">
            <text:p>9.2</text:p>
          </table:table-cell>
          <table:table-cell office:value-type="float" office:value="0.250219895186609" calcext:value-type="float">
            <text:p>0.2502198952</text:p>
          </table:table-cell>
          <table:table-cell table:formula="of:=1000*[.E595]" office:value-type="float" office:value="250.219895186609" calcext:value-type="float">
            <text:p>250.2198951866</text:p>
          </table:table-cell>
          <table:table-cell office:value-type="float" office:value="9.16" calcext:value-type="float">
            <text:p>9.16</text:p>
          </table:table-cell>
          <table:table-cell table:formula="of:=[.G595]-22.5" office:value-type="float" office:value="-13.34" calcext:value-type="float">
            <text:p>-13.34</text:p>
          </table:table-cell>
          <table:table-cell office:value-type="float" office:value="0.245987" calcext:value-type="float">
            <text:p>0.245987</text:p>
          </table:table-cell>
          <table:table-cell table:formula="of:=1000*[.I595]" office:value-type="float" office:value="245.987" calcext:value-type="float">
            <text:p>245.9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30000000000043" calcext:value-type="float">
            <text:p>9.3</text:p>
          </table:table-cell>
          <table:table-cell office:value-type="float" office:value="0.248858702961409" calcext:value-type="float">
            <text:p>0.248858703</text:p>
          </table:table-cell>
          <table:table-cell table:formula="of:=1000*[.E596]" office:value-type="float" office:value="248.858702961409" calcext:value-type="float">
            <text:p>248.8587029614</text:p>
          </table:table-cell>
          <table:table-cell office:value-type="float" office:value="9.015" calcext:value-type="float">
            <text:p>9.015</text:p>
          </table:table-cell>
          <table:table-cell table:formula="of:=[.G596]-22.5" office:value-type="float" office:value="-13.485" calcext:value-type="float">
            <text:p>-13.485</text:p>
          </table:table-cell>
          <table:table-cell office:value-type="float" office:value="0.237333" calcext:value-type="float">
            <text:p>0.237333</text:p>
          </table:table-cell>
          <table:table-cell table:formula="of:=1000*[.I596]" office:value-type="float" office:value="237.333" calcext:value-type="float">
            <text:p>237.3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40000000000042" calcext:value-type="float">
            <text:p>9.4</text:p>
          </table:table-cell>
          <table:table-cell office:value-type="float" office:value="0.247420041628502" calcext:value-type="float">
            <text:p>0.2474200416</text:p>
          </table:table-cell>
          <table:table-cell table:formula="of:=1000*[.E597]" office:value-type="float" office:value="247.420041628502" calcext:value-type="float">
            <text:p>247.4200416285</text:p>
          </table:table-cell>
          <table:table-cell office:value-type="float" office:value="8.87" calcext:value-type="float">
            <text:p>8.87</text:p>
          </table:table-cell>
          <table:table-cell table:formula="of:=[.G597]-22.5" office:value-type="float" office:value="-13.63" calcext:value-type="float">
            <text:p>-13.63</text:p>
          </table:table-cell>
          <table:table-cell office:value-type="float" office:value="0.229357" calcext:value-type="float">
            <text:p>0.229357</text:p>
          </table:table-cell>
          <table:table-cell table:formula="of:=1000*[.I597]" office:value-type="float" office:value="229.357" calcext:value-type="float">
            <text:p>229.3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50000000000042" calcext:value-type="float">
            <text:p>9.5</text:p>
          </table:table-cell>
          <table:table-cell office:value-type="float" office:value="0.246330170736621" calcext:value-type="float">
            <text:p>0.2463301707</text:p>
          </table:table-cell>
          <table:table-cell table:formula="of:=1000*[.E598]" office:value-type="float" office:value="246.330170736621" calcext:value-type="float">
            <text:p>246.3301707366</text:p>
          </table:table-cell>
          <table:table-cell office:value-type="float" office:value="8.725" calcext:value-type="float">
            <text:p>8.725</text:p>
          </table:table-cell>
          <table:table-cell table:formula="of:=[.G598]-22.5" office:value-type="float" office:value="-13.775" calcext:value-type="float">
            <text:p>-13.775</text:p>
          </table:table-cell>
          <table:table-cell office:value-type="float" office:value="0.222219" calcext:value-type="float">
            <text:p>0.222219</text:p>
          </table:table-cell>
          <table:table-cell table:formula="of:=1000*[.I598]" office:value-type="float" office:value="222.219" calcext:value-type="float">
            <text:p>222.2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60000000000042" calcext:value-type="float">
            <text:p>9.6</text:p>
          </table:table-cell>
          <table:table-cell office:value-type="float" office:value="0.245526280096161" calcext:value-type="float">
            <text:p>0.2455262801</text:p>
          </table:table-cell>
          <table:table-cell table:formula="of:=1000*[.E599]" office:value-type="float" office:value="245.526280096161" calcext:value-type="float">
            <text:p>245.5262800962</text:p>
          </table:table-cell>
          <table:table-cell office:value-type="float" office:value="8.58" calcext:value-type="float">
            <text:p>8.58</text:p>
          </table:table-cell>
          <table:table-cell table:formula="of:=[.G599]-22.5" office:value-type="float" office:value="-13.92" calcext:value-type="float">
            <text:p>-13.92</text:p>
          </table:table-cell>
          <table:table-cell office:value-type="float" office:value="0.215906" calcext:value-type="float">
            <text:p>0.215906</text:p>
          </table:table-cell>
          <table:table-cell table:formula="of:=1000*[.I599]" office:value-type="float" office:value="215.906" calcext:value-type="float">
            <text:p>215.9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70000000000042" calcext:value-type="float">
            <text:p>9.7</text:p>
          </table:table-cell>
          <table:table-cell office:value-type="float" office:value="0.24524689422018" calcext:value-type="float">
            <text:p>0.2452468942</text:p>
          </table:table-cell>
          <table:table-cell table:formula="of:=1000*[.E600]" office:value-type="float" office:value="245.24689422018" calcext:value-type="float">
            <text:p>245.2468942202</text:p>
          </table:table-cell>
          <table:table-cell office:value-type="float" office:value="8.435" calcext:value-type="float">
            <text:p>8.435</text:p>
          </table:table-cell>
          <table:table-cell table:formula="of:=[.G600]-22.5" office:value-type="float" office:value="-14.065" calcext:value-type="float">
            <text:p>-14.065</text:p>
          </table:table-cell>
          <table:table-cell office:value-type="float" office:value="0.210449" calcext:value-type="float">
            <text:p>0.210449</text:p>
          </table:table-cell>
          <table:table-cell table:formula="of:=1000*[.I600]" office:value-type="float" office:value="210.449" calcext:value-type="float">
            <text:p>210.4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80000000000042" calcext:value-type="float">
            <text:p>9.8</text:p>
          </table:table-cell>
          <table:table-cell office:value-type="float" office:value="0.244657637709575" calcext:value-type="float">
            <text:p>0.2446576377</text:p>
          </table:table-cell>
          <table:table-cell table:formula="of:=1000*[.E601]" office:value-type="float" office:value="244.657637709575" calcext:value-type="float">
            <text:p>244.6576377096</text:p>
          </table:table-cell>
          <table:table-cell office:value-type="float" office:value="8.29" calcext:value-type="float">
            <text:p>8.29</text:p>
          </table:table-cell>
          <table:table-cell table:formula="of:=[.G601]-22.5" office:value-type="float" office:value="-14.21" calcext:value-type="float">
            <text:p>-14.21</text:p>
          </table:table-cell>
          <table:table-cell office:value-type="float" office:value="0.205881" calcext:value-type="float">
            <text:p>0.205881</text:p>
          </table:table-cell>
          <table:table-cell table:formula="of:=1000*[.I601]" office:value-type="float" office:value="205.881" calcext:value-type="float">
            <text:p>205.8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90000000000042" calcext:value-type="float">
            <text:p>9.9</text:p>
          </table:table-cell>
          <table:table-cell office:value-type="float" office:value="0.244222109704979" calcext:value-type="float">
            <text:p>0.2442221097</text:p>
          </table:table-cell>
          <table:table-cell table:formula="of:=1000*[.E602]" office:value-type="float" office:value="244.222109704979" calcext:value-type="float">
            <text:p>244.222109705</text:p>
          </table:table-cell>
          <table:table-cell office:value-type="float" office:value="8.145" calcext:value-type="float">
            <text:p>8.145</text:p>
          </table:table-cell>
          <table:table-cell table:formula="of:=[.G602]-22.5" office:value-type="float" office:value="-14.355" calcext:value-type="float">
            <text:p>-14.355</text:p>
          </table:table-cell>
          <table:table-cell office:value-type="float" office:value="0.202138" calcext:value-type="float">
            <text:p>0.202138</text:p>
          </table:table-cell>
          <table:table-cell table:formula="of:=1000*[.I602]" office:value-type="float" office:value="202.138" calcext:value-type="float">
            <text:p>202.1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0000000000004" calcext:value-type="float">
            <text:p>10</text:p>
          </table:table-cell>
          <table:table-cell office:value-type="float" office:value="0.244266418347009" calcext:value-type="float">
            <text:p>0.2442664183</text:p>
          </table:table-cell>
          <table:table-cell table:formula="of:=1000*[.E603]" office:value-type="float" office:value="244.266418347009" calcext:value-type="float">
            <text:p>244.266418347</text:p>
          </table:table-cell>
          <table:table-cell office:value-type="float" office:value="8" calcext:value-type="float">
            <text:p>8</text:p>
          </table:table-cell>
          <table:table-cell table:formula="of:=[.G603]-22.5" office:value-type="float" office:value="-14.5" calcext:value-type="float">
            <text:p>-14.5</text:p>
          </table:table-cell>
          <table:table-cell office:value-type="float" office:value="0.199221" calcext:value-type="float">
            <text:p>0.199221</text:p>
          </table:table-cell>
          <table:table-cell table:formula="of:=1000*[.I603]" office:value-type="float" office:value="199.221" calcext:value-type="float">
            <text:p>199.2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1000000000004" calcext:value-type="float">
            <text:p>10.1</text:p>
          </table:table-cell>
          <table:table-cell office:value-type="float" office:value="0.244375408603688" calcext:value-type="float">
            <text:p>0.2443754086</text:p>
          </table:table-cell>
          <table:table-cell table:formula="of:=1000*[.E604]" office:value-type="float" office:value="244.375408603688" calcext:value-type="float">
            <text:p>244.3754086037</text:p>
          </table:table-cell>
          <table:table-cell office:value-type="float" office:value="7.855" calcext:value-type="float">
            <text:p>7.855</text:p>
          </table:table-cell>
          <table:table-cell table:formula="of:=[.G604]-22.5" office:value-type="float" office:value="-14.645" calcext:value-type="float">
            <text:p>-14.645</text:p>
          </table:table-cell>
          <table:table-cell office:value-type="float" office:value="0.19711" calcext:value-type="float">
            <text:p>0.19711</text:p>
          </table:table-cell>
          <table:table-cell table:formula="of:=1000*[.I604]" office:value-type="float" office:value="197.11" calcext:value-type="float">
            <text:p>197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2000000000004" calcext:value-type="float">
            <text:p>10.2</text:p>
          </table:table-cell>
          <table:table-cell office:value-type="float" office:value="0.244868698581406" calcext:value-type="float">
            <text:p>0.2448686986</text:p>
          </table:table-cell>
          <table:table-cell table:formula="of:=1000*[.E605]" office:value-type="float" office:value="244.868698581406" calcext:value-type="float">
            <text:p>244.8686985814</text:p>
          </table:table-cell>
          <table:table-cell office:value-type="float" office:value="7.71" calcext:value-type="float">
            <text:p>7.71</text:p>
          </table:table-cell>
          <table:table-cell table:formula="of:=[.G605]-22.5" office:value-type="float" office:value="-14.79" calcext:value-type="float">
            <text:p>-14.79</text:p>
          </table:table-cell>
          <table:table-cell office:value-type="float" office:value="0.195815" calcext:value-type="float">
            <text:p>0.195815</text:p>
          </table:table-cell>
          <table:table-cell table:formula="of:=1000*[.I605]" office:value-type="float" office:value="195.815" calcext:value-type="float">
            <text:p>195.8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3000000000004" calcext:value-type="float">
            <text:p>10.3</text:p>
          </table:table-cell>
          <table:table-cell office:value-type="float" office:value="0.245746288280164" calcext:value-type="float">
            <text:p>0.2457462883</text:p>
          </table:table-cell>
          <table:table-cell table:formula="of:=1000*[.E606]" office:value-type="float" office:value="245.746288280164" calcext:value-type="float">
            <text:p>245.7462882802</text:p>
          </table:table-cell>
          <table:table-cell office:value-type="float" office:value="7.565" calcext:value-type="float">
            <text:p>7.565</text:p>
          </table:table-cell>
          <table:table-cell table:formula="of:=[.G606]-22.5" office:value-type="float" office:value="-14.935" calcext:value-type="float">
            <text:p>-14.935</text:p>
          </table:table-cell>
          <table:table-cell office:value-type="float" office:value="0.195282" calcext:value-type="float">
            <text:p>0.195282</text:p>
          </table:table-cell>
          <table:table-cell table:formula="of:=1000*[.I606]" office:value-type="float" office:value="195.282" calcext:value-type="float">
            <text:p>195.2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4000000000004" calcext:value-type="float">
            <text:p>10.4</text:p>
          </table:table-cell>
          <table:table-cell office:value-type="float" office:value="0.247094921673105" calcext:value-type="float">
            <text:p>0.2470949217</text:p>
          </table:table-cell>
          <table:table-cell table:formula="of:=1000*[.E607]" office:value-type="float" office:value="247.094921673105" calcext:value-type="float">
            <text:p>247.0949216731</text:p>
          </table:table-cell>
          <table:table-cell office:value-type="float" office:value="7.42" calcext:value-type="float">
            <text:p>7.42</text:p>
          </table:table-cell>
          <table:table-cell table:formula="of:=[.G607]-22.5" office:value-type="float" office:value="-15.08" calcext:value-type="float">
            <text:p>-15.08</text:p>
          </table:table-cell>
          <table:table-cell office:value-type="float" office:value="0.195558" calcext:value-type="float">
            <text:p>0.195558</text:p>
          </table:table-cell>
          <table:table-cell table:formula="of:=1000*[.I607]" office:value-type="float" office:value="195.558" calcext:value-type="float">
            <text:p>195.5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5000000000004" calcext:value-type="float">
            <text:p>10.5</text:p>
          </table:table-cell>
          <table:table-cell office:value-type="float" office:value="0.248078283177561" calcext:value-type="float">
            <text:p>0.2480782832</text:p>
          </table:table-cell>
          <table:table-cell table:formula="of:=1000*[.E608]" office:value-type="float" office:value="248.078283177561" calcext:value-type="float">
            <text:p>248.0782831776</text:p>
          </table:table-cell>
          <table:table-cell office:value-type="float" office:value="7.275" calcext:value-type="float">
            <text:p>7.275</text:p>
          </table:table-cell>
          <table:table-cell table:formula="of:=[.G608]-22.5" office:value-type="float" office:value="-15.225" calcext:value-type="float">
            <text:p>-15.225</text:p>
          </table:table-cell>
          <table:table-cell office:value-type="float" office:value="0.196598" calcext:value-type="float">
            <text:p>0.196598</text:p>
          </table:table-cell>
          <table:table-cell table:formula="of:=1000*[.I608]" office:value-type="float" office:value="196.598" calcext:value-type="float">
            <text:p>196.5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6000000000004" calcext:value-type="float">
            <text:p>10.6</text:p>
          </table:table-cell>
          <table:table-cell office:value-type="float" office:value="0.249436124392346" calcext:value-type="float">
            <text:p>0.2494361244</text:p>
          </table:table-cell>
          <table:table-cell table:formula="of:=1000*[.E609]" office:value-type="float" office:value="249.436124392346" calcext:value-type="float">
            <text:p>249.4361243923</text:p>
          </table:table-cell>
          <table:table-cell office:value-type="float" office:value="7.13" calcext:value-type="float">
            <text:p>7.13</text:p>
          </table:table-cell>
          <table:table-cell table:formula="of:=[.G609]-22.5" office:value-type="float" office:value="-15.37" calcext:value-type="float">
            <text:p>-15.37</text:p>
          </table:table-cell>
          <table:table-cell office:value-type="float" office:value="0.198408" calcext:value-type="float">
            <text:p>0.198408</text:p>
          </table:table-cell>
          <table:table-cell table:formula="of:=1000*[.I609]" office:value-type="float" office:value="198.408" calcext:value-type="float">
            <text:p>198.4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7000000000004" calcext:value-type="float">
            <text:p>10.7</text:p>
          </table:table-cell>
          <table:table-cell office:value-type="float" office:value="0.251053642826964" calcext:value-type="float">
            <text:p>0.2510536428</text:p>
          </table:table-cell>
          <table:table-cell table:formula="of:=1000*[.E610]" office:value-type="float" office:value="251.053642826964" calcext:value-type="float">
            <text:p>251.053642827</text:p>
          </table:table-cell>
          <table:table-cell office:value-type="float" office:value="6.985" calcext:value-type="float">
            <text:p>6.985</text:p>
          </table:table-cell>
          <table:table-cell table:formula="of:=[.G610]-22.5" office:value-type="float" office:value="-15.515" calcext:value-type="float">
            <text:p>-15.515</text:p>
          </table:table-cell>
          <table:table-cell office:value-type="float" office:value="0.200986" calcext:value-type="float">
            <text:p>0.200986</text:p>
          </table:table-cell>
          <table:table-cell table:formula="of:=1000*[.I610]" office:value-type="float" office:value="200.986" calcext:value-type="float">
            <text:p>200.9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8000000000004" calcext:value-type="float">
            <text:p>10.8</text:p>
          </table:table-cell>
          <table:table-cell office:value-type="float" office:value="0.252767694478853" calcext:value-type="float">
            <text:p>0.2527676945</text:p>
          </table:table-cell>
          <table:table-cell table:formula="of:=1000*[.E611]" office:value-type="float" office:value="252.767694478853" calcext:value-type="float">
            <text:p>252.7676944789</text:p>
          </table:table-cell>
          <table:table-cell office:value-type="float" office:value="6.84" calcext:value-type="float">
            <text:p>6.84</text:p>
          </table:table-cell>
          <table:table-cell table:formula="of:=[.G611]-22.5" office:value-type="float" office:value="-15.66" calcext:value-type="float">
            <text:p>-15.66</text:p>
          </table:table-cell>
          <table:table-cell office:value-type="float" office:value="0.204374" calcext:value-type="float">
            <text:p>0.204374</text:p>
          </table:table-cell>
          <table:table-cell table:formula="of:=1000*[.I611]" office:value-type="float" office:value="204.374" calcext:value-type="float">
            <text:p>204.3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9000000000004" calcext:value-type="float">
            <text:p>10.9</text:p>
          </table:table-cell>
          <table:table-cell office:value-type="float" office:value="0.255106130323734" calcext:value-type="float">
            <text:p>0.2551061303</text:p>
          </table:table-cell>
          <table:table-cell table:formula="of:=1000*[.E612]" office:value-type="float" office:value="255.106130323734" calcext:value-type="float">
            <text:p>255.1061303237</text:p>
          </table:table-cell>
          <table:table-cell office:value-type="float" office:value="6.695" calcext:value-type="float">
            <text:p>6.695</text:p>
          </table:table-cell>
          <table:table-cell table:formula="of:=[.G612]-22.5" office:value-type="float" office:value="-15.805" calcext:value-type="float">
            <text:p>-15.805</text:p>
          </table:table-cell>
          <table:table-cell office:value-type="float" office:value="0.20854" calcext:value-type="float">
            <text:p>0.20854</text:p>
          </table:table-cell>
          <table:table-cell table:formula="of:=1000*[.I612]" office:value-type="float" office:value="208.54" calcext:value-type="float">
            <text:p>208.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0000000000004" calcext:value-type="float">
            <text:p>11</text:p>
          </table:table-cell>
          <table:table-cell office:value-type="float" office:value="0.256605916489494" calcext:value-type="float">
            <text:p>0.2566059165</text:p>
          </table:table-cell>
          <table:table-cell table:formula="of:=1000*[.E613]" office:value-type="float" office:value="256.605916489494" calcext:value-type="float">
            <text:p>256.6059164895</text:p>
          </table:table-cell>
          <table:table-cell office:value-type="float" office:value="6.55" calcext:value-type="float">
            <text:p>6.55</text:p>
          </table:table-cell>
          <table:table-cell table:formula="of:=[.G613]-22.5" office:value-type="float" office:value="-15.95" calcext:value-type="float">
            <text:p>-15.95</text:p>
          </table:table-cell>
          <table:table-cell office:value-type="float" office:value="0.213511" calcext:value-type="float">
            <text:p>0.213511</text:p>
          </table:table-cell>
          <table:table-cell table:formula="of:=1000*[.I613]" office:value-type="float" office:value="213.511" calcext:value-type="float">
            <text:p>213.5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1000000000004" calcext:value-type="float">
            <text:p>11.1</text:p>
          </table:table-cell>
          <table:table-cell office:value-type="float" office:value="0.258805072486336" calcext:value-type="float">
            <text:p>0.2588050725</text:p>
          </table:table-cell>
          <table:table-cell table:formula="of:=1000*[.E614]" office:value-type="float" office:value="258.805072486336" calcext:value-type="float">
            <text:p>258.8050724863</text:p>
          </table:table-cell>
          <table:table-cell office:value-type="float" office:value="6.405" calcext:value-type="float">
            <text:p>6.405</text:p>
          </table:table-cell>
          <table:table-cell table:formula="of:=[.G614]-22.5" office:value-type="float" office:value="-16.095" calcext:value-type="float">
            <text:p>-16.095</text:p>
          </table:table-cell>
          <table:table-cell office:value-type="float" office:value="0.219236" calcext:value-type="float">
            <text:p>0.219236</text:p>
          </table:table-cell>
          <table:table-cell table:formula="of:=1000*[.I614]" office:value-type="float" office:value="219.236" calcext:value-type="float">
            <text:p>219.2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2000000000004" calcext:value-type="float">
            <text:p>11.2</text:p>
          </table:table-cell>
          <table:table-cell office:value-type="float" office:value="0.261457287995768" calcext:value-type="float">
            <text:p>0.261457288</text:p>
          </table:table-cell>
          <table:table-cell table:formula="of:=1000*[.E615]" office:value-type="float" office:value="261.457287995768" calcext:value-type="float">
            <text:p>261.4572879958</text:p>
          </table:table-cell>
          <table:table-cell office:value-type="float" office:value="6.26" calcext:value-type="float">
            <text:p>6.26</text:p>
          </table:table-cell>
          <table:table-cell table:formula="of:=[.G615]-22.5" office:value-type="float" office:value="-16.24" calcext:value-type="float">
            <text:p>-16.24</text:p>
          </table:table-cell>
          <table:table-cell office:value-type="float" office:value="0.225752" calcext:value-type="float">
            <text:p>0.225752</text:p>
          </table:table-cell>
          <table:table-cell table:formula="of:=1000*[.I615]" office:value-type="float" office:value="225.752" calcext:value-type="float">
            <text:p>225.7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3000000000004" calcext:value-type="float">
            <text:p>11.3</text:p>
          </table:table-cell>
          <table:table-cell office:value-type="float" office:value="0.26362746427075" calcext:value-type="float">
            <text:p>0.2636274643</text:p>
          </table:table-cell>
          <table:table-cell table:formula="of:=1000*[.E616]" office:value-type="float" office:value="263.62746427075" calcext:value-type="float">
            <text:p>263.6274642708</text:p>
          </table:table-cell>
          <table:table-cell office:value-type="float" office:value="6.115" calcext:value-type="float">
            <text:p>6.115</text:p>
          </table:table-cell>
          <table:table-cell table:formula="of:=[.G616]-22.5" office:value-type="float" office:value="-16.385" calcext:value-type="float">
            <text:p>-16.385</text:p>
          </table:table-cell>
          <table:table-cell office:value-type="float" office:value="0.233049" calcext:value-type="float">
            <text:p>0.233049</text:p>
          </table:table-cell>
          <table:table-cell table:formula="of:=1000*[.I616]" office:value-type="float" office:value="233.049" calcext:value-type="float">
            <text:p>233.0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4000000000004" calcext:value-type="float">
            <text:p>11.4</text:p>
          </table:table-cell>
          <table:table-cell office:value-type="float" office:value="0.26608879976595" calcext:value-type="float">
            <text:p>0.2660887998</text:p>
          </table:table-cell>
          <table:table-cell table:formula="of:=1000*[.E617]" office:value-type="float" office:value="266.08879976595" calcext:value-type="float">
            <text:p>266.088799766</text:p>
          </table:table-cell>
          <table:table-cell office:value-type="float" office:value="5.97" calcext:value-type="float">
            <text:p>5.97</text:p>
          </table:table-cell>
          <table:table-cell table:formula="of:=[.G617]-22.5" office:value-type="float" office:value="-16.53" calcext:value-type="float">
            <text:p>-16.53</text:p>
          </table:table-cell>
          <table:table-cell office:value-type="float" office:value="0.241037" calcext:value-type="float">
            <text:p>0.241037</text:p>
          </table:table-cell>
          <table:table-cell table:formula="of:=1000*[.I617]" office:value-type="float" office:value="241.037" calcext:value-type="float">
            <text:p>241.0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5000000000004" calcext:value-type="float">
            <text:p>11.5</text:p>
          </table:table-cell>
          <table:table-cell office:value-type="float" office:value="0.269059900663263" calcext:value-type="float">
            <text:p>0.2690599007</text:p>
          </table:table-cell>
          <table:table-cell table:formula="of:=1000*[.E618]" office:value-type="float" office:value="269.059900663263" calcext:value-type="float">
            <text:p>269.0599006633</text:p>
          </table:table-cell>
          <table:table-cell office:value-type="float" office:value="5.825" calcext:value-type="float">
            <text:p>5.825</text:p>
          </table:table-cell>
          <table:table-cell table:formula="of:=[.G618]-22.5" office:value-type="float" office:value="-16.675" calcext:value-type="float">
            <text:p>-16.675</text:p>
          </table:table-cell>
          <table:table-cell office:value-type="float" office:value="0.249587" calcext:value-type="float">
            <text:p>0.249587</text:p>
          </table:table-cell>
          <table:table-cell table:formula="of:=1000*[.I618]" office:value-type="float" office:value="249.587" calcext:value-type="float">
            <text:p>249.5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6000000000004" calcext:value-type="float">
            <text:p>11.6</text:p>
          </table:table-cell>
          <table:table-cell office:value-type="float" office:value="0.271009503194634" calcext:value-type="float">
            <text:p>0.2710095032</text:p>
          </table:table-cell>
          <table:table-cell table:formula="of:=1000*[.E619]" office:value-type="float" office:value="271.009503194634" calcext:value-type="float">
            <text:p>271.0095031946</text:p>
          </table:table-cell>
          <table:table-cell office:value-type="float" office:value="5.68" calcext:value-type="float">
            <text:p>5.68</text:p>
          </table:table-cell>
          <table:table-cell table:formula="of:=[.G619]-22.5" office:value-type="float" office:value="-16.82" calcext:value-type="float">
            <text:p>-16.82</text:p>
          </table:table-cell>
          <table:table-cell office:value-type="float" office:value="0.258569" calcext:value-type="float">
            <text:p>0.258569</text:p>
          </table:table-cell>
          <table:table-cell table:formula="of:=1000*[.I619]" office:value-type="float" office:value="258.569" calcext:value-type="float">
            <text:p>258.5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7000000000004" calcext:value-type="float">
            <text:p>11.7</text:p>
          </table:table-cell>
          <table:table-cell office:value-type="float" office:value="0.273653863786687" calcext:value-type="float">
            <text:p>0.2736538638</text:p>
          </table:table-cell>
          <table:table-cell table:formula="of:=1000*[.E620]" office:value-type="float" office:value="273.653863786687" calcext:value-type="float">
            <text:p>273.6538637867</text:p>
          </table:table-cell>
          <table:table-cell office:value-type="float" office:value="5.535" calcext:value-type="float">
            <text:p>5.535</text:p>
          </table:table-cell>
          <table:table-cell table:formula="of:=[.G620]-22.5" office:value-type="float" office:value="-16.965" calcext:value-type="float">
            <text:p>-16.965</text:p>
          </table:table-cell>
          <table:table-cell office:value-type="float" office:value="0.267652" calcext:value-type="float">
            <text:p>0.267652</text:p>
          </table:table-cell>
          <table:table-cell table:formula="of:=1000*[.I620]" office:value-type="float" office:value="267.652" calcext:value-type="float">
            <text:p>267.6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8000000000004" calcext:value-type="float">
            <text:p>11.8</text:p>
          </table:table-cell>
          <table:table-cell office:value-type="float" office:value="0.27592267021409" calcext:value-type="float">
            <text:p>0.2759226702</text:p>
          </table:table-cell>
          <table:table-cell table:formula="of:=1000*[.E621]" office:value-type="float" office:value="275.92267021409" calcext:value-type="float">
            <text:p>275.9226702141</text:p>
          </table:table-cell>
          <table:table-cell office:value-type="float" office:value="5.39" calcext:value-type="float">
            <text:p>5.39</text:p>
          </table:table-cell>
          <table:table-cell table:formula="of:=[.G621]-22.5" office:value-type="float" office:value="-17.11" calcext:value-type="float">
            <text:p>-17.11</text:p>
          </table:table-cell>
          <table:table-cell office:value-type="float" office:value="0.276424" calcext:value-type="float">
            <text:p>0.276424</text:p>
          </table:table-cell>
          <table:table-cell table:formula="of:=1000*[.I621]" office:value-type="float" office:value="276.424" calcext:value-type="float">
            <text:p>276.4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9000000000004" calcext:value-type="float">
            <text:p>11.9</text:p>
          </table:table-cell>
          <table:table-cell office:value-type="float" office:value="0.27709572406687" calcext:value-type="float">
            <text:p>0.2770957241</text:p>
          </table:table-cell>
          <table:table-cell table:formula="of:=1000*[.E622]" office:value-type="float" office:value="277.09572406687" calcext:value-type="float">
            <text:p>277.0957240669</text:p>
          </table:table-cell>
          <table:table-cell office:value-type="float" office:value="5.245" calcext:value-type="float">
            <text:p>5.245</text:p>
          </table:table-cell>
          <table:table-cell table:formula="of:=[.G622]-22.5" office:value-type="float" office:value="-17.255" calcext:value-type="float">
            <text:p>-17.255</text:p>
          </table:table-cell>
          <table:table-cell office:value-type="float" office:value="0.284321" calcext:value-type="float">
            <text:p>0.284321</text:p>
          </table:table-cell>
          <table:table-cell table:formula="of:=1000*[.I622]" office:value-type="float" office:value="284.321" calcext:value-type="float">
            <text:p>284.3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.0000000000004" calcext:value-type="float">
            <text:p>12</text:p>
          </table:table-cell>
          <table:table-cell office:value-type="float" office:value="0.278219003439057" calcext:value-type="float">
            <text:p>0.2782190034</text:p>
          </table:table-cell>
          <table:table-cell table:formula="of:=1000*[.E623]" office:value-type="float" office:value="278.219003439057" calcext:value-type="float">
            <text:p>278.2190034391</text:p>
          </table:table-cell>
          <table:table-cell office:value-type="float" office:value="5.1" calcext:value-type="float">
            <text:p>5.1</text:p>
          </table:table-cell>
          <table:table-cell table:formula="of:=[.G623]-22.5" office:value-type="float" office:value="-17.4" calcext:value-type="float">
            <text:p>-17.4</text:p>
          </table:table-cell>
          <table:table-cell office:value-type="float" office:value="0.290776" calcext:value-type="float">
            <text:p>0.290776</text:p>
          </table:table-cell>
          <table:table-cell table:formula="of:=1000*[.I623]" office:value-type="float" office:value="290.776" calcext:value-type="float">
            <text:p>290.7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.1000000000004" calcext:value-type="float">
            <text:p>12.1</text:p>
          </table:table-cell>
          <table:table-cell office:value-type="float" office:value="0.279971830522387" calcext:value-type="float">
            <text:p>0.2799718305</text:p>
          </table:table-cell>
          <table:table-cell table:formula="of:=1000*[.E624]" office:value-type="float" office:value="279.971830522387" calcext:value-type="float">
            <text:p>279.9718305224</text:p>
          </table:table-cell>
          <table:table-cell office:value-type="float" office:value="4.955" calcext:value-type="float">
            <text:p>4.955</text:p>
          </table:table-cell>
          <table:table-cell table:formula="of:=[.G624]-22.5" office:value-type="float" office:value="-17.545" calcext:value-type="float">
            <text:p>-17.545</text:p>
          </table:table-cell>
          <table:table-cell office:value-type="float" office:value="0.295376" calcext:value-type="float">
            <text:p>0.295376</text:p>
          </table:table-cell>
          <table:table-cell table:formula="of:=1000*[.I624]" office:value-type="float" office:value="295.376" calcext:value-type="float">
            <text:p>295.3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.2000000000004" calcext:value-type="float">
            <text:p>12.2</text:p>
          </table:table-cell>
          <table:table-cell office:value-type="float" office:value="0.27887566157026" calcext:value-type="float">
            <text:p>0.2788756616</text:p>
          </table:table-cell>
          <table:table-cell table:formula="of:=1000*[.E625]" office:value-type="float" office:value="278.87566157026" calcext:value-type="float">
            <text:p>278.8756615703</text:p>
          </table:table-cell>
          <table:table-cell office:value-type="float" office:value="4.81" calcext:value-type="float">
            <text:p>4.81</text:p>
          </table:table-cell>
          <table:table-cell table:formula="of:=[.G625]-22.5" office:value-type="float" office:value="-17.69" calcext:value-type="float">
            <text:p>-17.69</text:p>
          </table:table-cell>
          <table:table-cell office:value-type="float" office:value="0.297627" calcext:value-type="float">
            <text:p>0.297627</text:p>
          </table:table-cell>
          <table:table-cell table:formula="of:=1000*[.I625]" office:value-type="float" office:value="297.627" calcext:value-type="float">
            <text:p>297.6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.3000000000004" calcext:value-type="float">
            <text:p>12.3</text:p>
          </table:table-cell>
          <table:table-cell office:value-type="float" office:value="0.278681015585219" calcext:value-type="float">
            <text:p>0.2786810156</text:p>
          </table:table-cell>
          <table:table-cell table:formula="of:=1000*[.E626]" office:value-type="float" office:value="278.681015585219" calcext:value-type="float">
            <text:p>278.6810155852</text:p>
          </table:table-cell>
          <table:table-cell office:value-type="float" office:value="4.665" calcext:value-type="float">
            <text:p>4.665</text:p>
          </table:table-cell>
          <table:table-cell table:formula="of:=[.G626]-22.5" office:value-type="float" office:value="-17.835" calcext:value-type="float">
            <text:p>-17.835</text:p>
          </table:table-cell>
          <table:table-cell office:value-type="float" office:value="0.297797" calcext:value-type="float">
            <text:p>0.297797</text:p>
          </table:table-cell>
          <table:table-cell table:formula="of:=1000*[.I626]" office:value-type="float" office:value="297.797" calcext:value-type="float">
            <text:p>297.7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.4000000000004" calcext:value-type="float">
            <text:p>12.4</text:p>
          </table:table-cell>
          <table:table-cell office:value-type="float" office:value="0.276219870684821" calcext:value-type="float">
            <text:p>0.2762198707</text:p>
          </table:table-cell>
          <table:table-cell table:formula="of:=1000*[.E627]" office:value-type="float" office:value="276.219870684821" calcext:value-type="float">
            <text:p>276.2198706848</text:p>
          </table:table-cell>
          <table:table-cell office:value-type="float" office:value="4.52" calcext:value-type="float">
            <text:p>4.52</text:p>
          </table:table-cell>
          <table:table-cell table:formula="of:=[.G627]-22.5" office:value-type="float" office:value="-17.98" calcext:value-type="float">
            <text:p>-17.98</text:p>
          </table:table-cell>
          <table:table-cell office:value-type="float" office:value="0.295999" calcext:value-type="float">
            <text:p>0.295999</text:p>
          </table:table-cell>
          <table:table-cell table:formula="of:=1000*[.I627]" office:value-type="float" office:value="295.999" calcext:value-type="float">
            <text:p>295.9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.5000000000004" calcext:value-type="float">
            <text:p>12.5</text:p>
          </table:table-cell>
          <table:table-cell office:value-type="float" office:value="0.273987300767204" calcext:value-type="float">
            <text:p>0.2739873008</text:p>
          </table:table-cell>
          <table:table-cell table:formula="of:=1000*[.E628]" office:value-type="float" office:value="273.987300767204" calcext:value-type="float">
            <text:p>273.9873007672</text:p>
          </table:table-cell>
          <table:table-cell office:value-type="float" office:value="4.375" calcext:value-type="float">
            <text:p>4.375</text:p>
          </table:table-cell>
          <table:table-cell table:formula="of:=[.G628]-22.5" office:value-type="float" office:value="-18.125" calcext:value-type="float">
            <text:p>-18.125</text:p>
          </table:table-cell>
          <table:table-cell office:value-type="float" office:value="0.292738" calcext:value-type="float">
            <text:p>0.292738</text:p>
          </table:table-cell>
          <table:table-cell table:formula="of:=1000*[.I628]" office:value-type="float" office:value="292.738" calcext:value-type="float">
            <text:p>292.7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.6000000000004" calcext:value-type="float">
            <text:p>12.6</text:p>
          </table:table-cell>
          <table:table-cell office:value-type="float" office:value="0.27060139368487" calcext:value-type="float">
            <text:p>0.2706013937</text:p>
          </table:table-cell>
          <table:table-cell table:formula="of:=1000*[.E629]" office:value-type="float" office:value="270.60139368487" calcext:value-type="float">
            <text:p>270.6013936849</text:p>
          </table:table-cell>
          <table:table-cell office:value-type="float" office:value="4.23" calcext:value-type="float">
            <text:p>4.23</text:p>
          </table:table-cell>
          <table:table-cell table:formula="of:=[.G629]-22.5" office:value-type="float" office:value="-18.27" calcext:value-type="float">
            <text:p>-18.27</text:p>
          </table:table-cell>
          <table:table-cell office:value-type="float" office:value="0.288462" calcext:value-type="float">
            <text:p>0.288462</text:p>
          </table:table-cell>
          <table:table-cell table:formula="of:=1000*[.I629]" office:value-type="float" office:value="288.462" calcext:value-type="float">
            <text:p>288.4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.7000000000004" calcext:value-type="float">
            <text:p>12.7</text:p>
          </table:table-cell>
          <table:table-cell office:value-type="float" office:value="0.265730638939774" calcext:value-type="float">
            <text:p>0.2657306389</text:p>
          </table:table-cell>
          <table:table-cell table:formula="of:=1000*[.E630]" office:value-type="float" office:value="265.730638939774" calcext:value-type="float">
            <text:p>265.7306389398</text:p>
          </table:table-cell>
          <table:table-cell office:value-type="float" office:value="4.085" calcext:value-type="float">
            <text:p>4.085</text:p>
          </table:table-cell>
          <table:table-cell table:formula="of:=[.G630]-22.5" office:value-type="float" office:value="-18.415" calcext:value-type="float">
            <text:p>-18.415</text:p>
          </table:table-cell>
          <table:table-cell office:value-type="float" office:value="0.283573" calcext:value-type="float">
            <text:p>0.283573</text:p>
          </table:table-cell>
          <table:table-cell table:formula="of:=1000*[.I630]" office:value-type="float" office:value="283.573" calcext:value-type="float">
            <text:p>283.5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.8000000000004" calcext:value-type="float">
            <text:p>12.8</text:p>
          </table:table-cell>
          <table:table-cell office:value-type="float" office:value="0.261991608000853" calcext:value-type="float">
            <text:p>0.261991608</text:p>
          </table:table-cell>
          <table:table-cell table:formula="of:=1000*[.E631]" office:value-type="float" office:value="261.991608000853" calcext:value-type="float">
            <text:p>261.9916080009</text:p>
          </table:table-cell>
          <table:table-cell office:value-type="float" office:value="3.94" calcext:value-type="float">
            <text:p>3.94</text:p>
          </table:table-cell>
          <table:table-cell table:formula="of:=[.G631]-22.5" office:value-type="float" office:value="-18.56" calcext:value-type="float">
            <text:p>-18.56</text:p>
          </table:table-cell>
          <table:table-cell office:value-type="float" office:value="0.278379" calcext:value-type="float">
            <text:p>0.278379</text:p>
          </table:table-cell>
          <table:table-cell table:formula="of:=1000*[.I631]" office:value-type="float" office:value="278.379" calcext:value-type="float">
            <text:p>278.3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.9000000000004" calcext:value-type="float">
            <text:p>12.9</text:p>
          </table:table-cell>
          <table:table-cell office:value-type="float" office:value="0.255249043582201" calcext:value-type="float">
            <text:p>0.2552490436</text:p>
          </table:table-cell>
          <table:table-cell table:formula="of:=1000*[.E632]" office:value-type="float" office:value="255.249043582201" calcext:value-type="float">
            <text:p>255.2490435822</text:p>
          </table:table-cell>
          <table:table-cell office:value-type="float" office:value="3.795" calcext:value-type="float">
            <text:p>3.795</text:p>
          </table:table-cell>
          <table:table-cell table:formula="of:=[.G632]-22.5" office:value-type="float" office:value="-18.705" calcext:value-type="float">
            <text:p>-18.705</text:p>
          </table:table-cell>
          <table:table-cell office:value-type="float" office:value="0.273128" calcext:value-type="float">
            <text:p>0.273128</text:p>
          </table:table-cell>
          <table:table-cell table:formula="of:=1000*[.I632]" office:value-type="float" office:value="273.128" calcext:value-type="float">
            <text:p>273.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.0000000000004" calcext:value-type="float">
            <text:p>13</text:p>
          </table:table-cell>
          <table:table-cell office:value-type="float" office:value="0.249926674450612" calcext:value-type="float">
            <text:p>0.2499266745</text:p>
          </table:table-cell>
          <table:table-cell table:formula="of:=1000*[.E633]" office:value-type="float" office:value="249.926674450612" calcext:value-type="float">
            <text:p>249.9266744506</text:p>
          </table:table-cell>
          <table:table-cell office:value-type="float" office:value="3.65" calcext:value-type="float">
            <text:p>3.65</text:p>
          </table:table-cell>
          <table:table-cell table:formula="of:=[.G633]-22.5" office:value-type="float" office:value="-18.85" calcext:value-type="float">
            <text:p>-18.85</text:p>
          </table:table-cell>
          <table:table-cell office:value-type="float" office:value="0.267969" calcext:value-type="float">
            <text:p>0.267969</text:p>
          </table:table-cell>
          <table:table-cell table:formula="of:=1000*[.I633]" office:value-type="float" office:value="267.969" calcext:value-type="float">
            <text:p>267.9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.1000000000004" calcext:value-type="float">
            <text:p>13.1</text:p>
          </table:table-cell>
          <table:table-cell office:value-type="float" office:value="0.243411388933302" calcext:value-type="float">
            <text:p>0.2434113889</text:p>
          </table:table-cell>
          <table:table-cell table:formula="of:=1000*[.E634]" office:value-type="float" office:value="243.411388933302" calcext:value-type="float">
            <text:p>243.4113889333</text:p>
          </table:table-cell>
          <table:table-cell office:value-type="float" office:value="3.505" calcext:value-type="float">
            <text:p>3.505</text:p>
          </table:table-cell>
          <table:table-cell table:formula="of:=[.G634]-22.5" office:value-type="float" office:value="-18.995" calcext:value-type="float">
            <text:p>-18.995</text:p>
          </table:table-cell>
          <table:table-cell office:value-type="float" office:value="0.263031" calcext:value-type="float">
            <text:p>0.263031</text:p>
          </table:table-cell>
          <table:table-cell table:formula="of:=1000*[.I634]" office:value-type="float" office:value="263.031" calcext:value-type="float">
            <text:p>263.0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.2000000000004" calcext:value-type="float">
            <text:p>13.2</text:p>
          </table:table-cell>
          <table:table-cell office:value-type="float" office:value="0.237317016931575" calcext:value-type="float">
            <text:p>0.2373170169</text:p>
          </table:table-cell>
          <table:table-cell table:formula="of:=1000*[.E635]" office:value-type="float" office:value="237.317016931575" calcext:value-type="float">
            <text:p>237.3170169316</text:p>
          </table:table-cell>
          <table:table-cell office:value-type="float" office:value="3.36" calcext:value-type="float">
            <text:p>3.36</text:p>
          </table:table-cell>
          <table:table-cell table:formula="of:=[.G635]-22.5" office:value-type="float" office:value="-19.14" calcext:value-type="float">
            <text:p>-19.14</text:p>
          </table:table-cell>
          <table:table-cell office:value-type="float" office:value="0.258433" calcext:value-type="float">
            <text:p>0.258433</text:p>
          </table:table-cell>
          <table:table-cell table:formula="of:=1000*[.I635]" office:value-type="float" office:value="258.433" calcext:value-type="float">
            <text:p>258.4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.3000000000004" calcext:value-type="float">
            <text:p>13.3</text:p>
          </table:table-cell>
          <table:table-cell office:value-type="float" office:value="0.230283944967723" calcext:value-type="float">
            <text:p>0.230283945</text:p>
          </table:table-cell>
          <table:table-cell table:formula="of:=1000*[.E636]" office:value-type="float" office:value="230.283944967723" calcext:value-type="float">
            <text:p>230.2839449677</text:p>
          </table:table-cell>
          <table:table-cell office:value-type="float" office:value="3.215" calcext:value-type="float">
            <text:p>3.215</text:p>
          </table:table-cell>
          <table:table-cell table:formula="of:=[.G636]-22.5" office:value-type="float" office:value="-19.285" calcext:value-type="float">
            <text:p>-19.285</text:p>
          </table:table-cell>
          <table:table-cell office:value-type="float" office:value="0.254199" calcext:value-type="float">
            <text:p>0.254199</text:p>
          </table:table-cell>
          <table:table-cell table:formula="of:=1000*[.I636]" office:value-type="float" office:value="254.199" calcext:value-type="float">
            <text:p>254.1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.4000000000004" calcext:value-type="float">
            <text:p>13.4</text:p>
          </table:table-cell>
          <table:table-cell office:value-type="float" office:value="0.226275381646082" calcext:value-type="float">
            <text:p>0.2262753816</text:p>
          </table:table-cell>
          <table:table-cell table:formula="of:=1000*[.E637]" office:value-type="float" office:value="226.275381646082" calcext:value-type="float">
            <text:p>226.2753816461</text:p>
          </table:table-cell>
          <table:table-cell office:value-type="float" office:value="3.07" calcext:value-type="float">
            <text:p>3.07</text:p>
          </table:table-cell>
          <table:table-cell table:formula="of:=[.G637]-22.5" office:value-type="float" office:value="-19.43" calcext:value-type="float">
            <text:p>-19.43</text:p>
          </table:table-cell>
          <table:table-cell office:value-type="float" office:value="0.250409" calcext:value-type="float">
            <text:p>0.250409</text:p>
          </table:table-cell>
          <table:table-cell table:formula="of:=1000*[.I637]" office:value-type="float" office:value="250.409" calcext:value-type="float">
            <text:p>250.4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.5000000000004" calcext:value-type="float">
            <text:p>13.5</text:p>
          </table:table-cell>
          <table:table-cell office:value-type="float" office:value="0.219799252692641" calcext:value-type="float">
            <text:p>0.2197992527</text:p>
          </table:table-cell>
          <table:table-cell table:formula="of:=1000*[.E638]" office:value-type="float" office:value="219.799252692641" calcext:value-type="float">
            <text:p>219.7992526926</text:p>
          </table:table-cell>
          <table:table-cell office:value-type="float" office:value="2.925" calcext:value-type="float">
            <text:p>2.925</text:p>
          </table:table-cell>
          <table:table-cell table:formula="of:=[.G638]-22.5" office:value-type="float" office:value="-19.575" calcext:value-type="float">
            <text:p>-19.575</text:p>
          </table:table-cell>
          <table:table-cell office:value-type="float" office:value="0.247056" calcext:value-type="float">
            <text:p>0.247056</text:p>
          </table:table-cell>
          <table:table-cell table:formula="of:=1000*[.I638]" office:value-type="float" office:value="247.056" calcext:value-type="float">
            <text:p>247.0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.6000000000004" calcext:value-type="float">
            <text:p>13.6</text:p>
          </table:table-cell>
          <table:table-cell office:value-type="float" office:value="0.215310495862138" calcext:value-type="float">
            <text:p>0.2153104959</text:p>
          </table:table-cell>
          <table:table-cell table:formula="of:=1000*[.E639]" office:value-type="float" office:value="215.310495862138" calcext:value-type="float">
            <text:p>215.3104958621</text:p>
          </table:table-cell>
          <table:table-cell office:value-type="float" office:value="2.78" calcext:value-type="float">
            <text:p>2.78</text:p>
          </table:table-cell>
          <table:table-cell table:formula="of:=[.G639]-22.5" office:value-type="float" office:value="-19.72" calcext:value-type="float">
            <text:p>-19.72</text:p>
          </table:table-cell>
          <table:table-cell office:value-type="float" office:value="0.244167" calcext:value-type="float">
            <text:p>0.244167</text:p>
          </table:table-cell>
          <table:table-cell table:formula="of:=1000*[.I639]" office:value-type="float" office:value="244.167" calcext:value-type="float">
            <text:p>244.1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.7000000000004" calcext:value-type="float">
            <text:p>13.7</text:p>
          </table:table-cell>
          <table:table-cell office:value-type="float" office:value="0.210651012810807" calcext:value-type="float">
            <text:p>0.2106510128</text:p>
          </table:table-cell>
          <table:table-cell table:formula="of:=1000*[.E640]" office:value-type="float" office:value="210.651012810807" calcext:value-type="float">
            <text:p>210.6510128108</text:p>
          </table:table-cell>
          <table:table-cell office:value-type="float" office:value="2.635" calcext:value-type="float">
            <text:p>2.635</text:p>
          </table:table-cell>
          <table:table-cell table:formula="of:=[.G640]-22.5" office:value-type="float" office:value="-19.865" calcext:value-type="float">
            <text:p>-19.865</text:p>
          </table:table-cell>
          <table:table-cell office:value-type="float" office:value="0.241727" calcext:value-type="float">
            <text:p>0.241727</text:p>
          </table:table-cell>
          <table:table-cell table:formula="of:=1000*[.I640]" office:value-type="float" office:value="241.727" calcext:value-type="float">
            <text:p>241.7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.8000000000004" calcext:value-type="float">
            <text:p>13.8</text:p>
          </table:table-cell>
          <table:table-cell office:value-type="float" office:value="0.206124867763023" calcext:value-type="float">
            <text:p>0.2061248678</text:p>
          </table:table-cell>
          <table:table-cell table:formula="of:=1000*[.E641]" office:value-type="float" office:value="206.124867763023" calcext:value-type="float">
            <text:p>206.124867763</text:p>
          </table:table-cell>
          <table:table-cell office:value-type="float" office:value="2.49" calcext:value-type="float">
            <text:p>2.49</text:p>
          </table:table-cell>
          <table:table-cell table:formula="of:=[.G641]-22.5" office:value-type="float" office:value="-20.01" calcext:value-type="float">
            <text:p>-20.01</text:p>
          </table:table-cell>
          <table:table-cell office:value-type="float" office:value="0.239864" calcext:value-type="float">
            <text:p>0.239864</text:p>
          </table:table-cell>
          <table:table-cell table:formula="of:=1000*[.I641]" office:value-type="float" office:value="239.864" calcext:value-type="float">
            <text:p>239.8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.9000000000004" calcext:value-type="float">
            <text:p>13.9</text:p>
          </table:table-cell>
          <table:table-cell office:value-type="float" office:value="0.202219323997559" calcext:value-type="float">
            <text:p>0.202219324</text:p>
          </table:table-cell>
          <table:table-cell table:formula="of:=1000*[.E642]" office:value-type="float" office:value="202.219323997559" calcext:value-type="float">
            <text:p>202.2193239976</text:p>
          </table:table-cell>
          <table:table-cell office:value-type="float" office:value="2.345" calcext:value-type="float">
            <text:p>2.345</text:p>
          </table:table-cell>
          <table:table-cell table:formula="of:=[.G642]-22.5" office:value-type="float" office:value="-20.155" calcext:value-type="float">
            <text:p>-20.155</text:p>
          </table:table-cell>
          <table:table-cell office:value-type="float" office:value="0.238414" calcext:value-type="float">
            <text:p>0.238414</text:p>
          </table:table-cell>
          <table:table-cell table:formula="of:=1000*[.I642]" office:value-type="float" office:value="238.414" calcext:value-type="float">
            <text:p>238.4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.0000000000004" calcext:value-type="float">
            <text:p>14</text:p>
          </table:table-cell>
          <table:table-cell office:value-type="float" office:value="0.199339539206121" calcext:value-type="float">
            <text:p>0.1993395392</text:p>
          </table:table-cell>
          <table:table-cell table:formula="of:=1000*[.E643]" office:value-type="float" office:value="199.339539206121" calcext:value-type="float">
            <text:p>199.3395392061</text:p>
          </table:table-cell>
          <table:table-cell office:value-type="float" office:value="2.2" calcext:value-type="float">
            <text:p>2.2</text:p>
          </table:table-cell>
          <table:table-cell table:formula="of:=[.G643]-22.5" office:value-type="float" office:value="-20.3" calcext:value-type="float">
            <text:p>-20.3</text:p>
          </table:table-cell>
          <table:table-cell office:value-type="float" office:value="0.237462" calcext:value-type="float">
            <text:p>0.237462</text:p>
          </table:table-cell>
          <table:table-cell table:formula="of:=1000*[.I643]" office:value-type="float" office:value="237.462" calcext:value-type="float">
            <text:p>237.4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.1000000000004" calcext:value-type="float">
            <text:p>14.1</text:p>
          </table:table-cell>
          <table:table-cell office:value-type="float" office:value="0.195447723856728" calcext:value-type="float">
            <text:p>0.1954477239</text:p>
          </table:table-cell>
          <table:table-cell table:formula="of:=1000*[.E644]" office:value-type="float" office:value="195.447723856728" calcext:value-type="float">
            <text:p>195.4477238567</text:p>
          </table:table-cell>
          <table:table-cell office:value-type="float" office:value="2.055" calcext:value-type="float">
            <text:p>2.055</text:p>
          </table:table-cell>
          <table:table-cell table:formula="of:=[.G644]-22.5" office:value-type="float" office:value="-20.445" calcext:value-type="float">
            <text:p>-20.445</text:p>
          </table:table-cell>
          <table:table-cell office:value-type="float" office:value="0.236988" calcext:value-type="float">
            <text:p>0.236988</text:p>
          </table:table-cell>
          <table:table-cell table:formula="of:=1000*[.I644]" office:value-type="float" office:value="236.988" calcext:value-type="float">
            <text:p>236.9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.2000000000004" calcext:value-type="float">
            <text:p>14.2</text:p>
          </table:table-cell>
          <table:table-cell office:value-type="float" office:value="0.19285070095086" calcext:value-type="float">
            <text:p>0.192850701</text:p>
          </table:table-cell>
          <table:table-cell table:formula="of:=1000*[.E645]" office:value-type="float" office:value="192.85070095086" calcext:value-type="float">
            <text:p>192.8507009509</text:p>
          </table:table-cell>
          <table:table-cell office:value-type="float" office:value="1.91" calcext:value-type="float">
            <text:p>1.91</text:p>
          </table:table-cell>
          <table:table-cell table:formula="of:=[.G645]-22.5" office:value-type="float" office:value="-20.59" calcext:value-type="float">
            <text:p>-20.59</text:p>
          </table:table-cell>
          <table:table-cell office:value-type="float" office:value="0.23699" calcext:value-type="float">
            <text:p>0.23699</text:p>
          </table:table-cell>
          <table:table-cell table:formula="of:=1000*[.I645]" office:value-type="float" office:value="236.99" calcext:value-type="float">
            <text:p>236.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.3000000000004" calcext:value-type="float">
            <text:p>14.3</text:p>
          </table:table-cell>
          <table:table-cell office:value-type="float" office:value="0.19036624464307" calcext:value-type="float">
            <text:p>0.1903662446</text:p>
          </table:table-cell>
          <table:table-cell table:formula="of:=1000*[.E646]" office:value-type="float" office:value="190.36624464307" calcext:value-type="float">
            <text:p>190.3662446431</text:p>
          </table:table-cell>
          <table:table-cell office:value-type="float" office:value="1.765" calcext:value-type="float">
            <text:p>1.765</text:p>
          </table:table-cell>
          <table:table-cell table:formula="of:=[.G646]-22.5" office:value-type="float" office:value="-20.735" calcext:value-type="float">
            <text:p>-20.735</text:p>
          </table:table-cell>
          <table:table-cell office:value-type="float" office:value="0.237439" calcext:value-type="float">
            <text:p>0.237439</text:p>
          </table:table-cell>
          <table:table-cell table:formula="of:=1000*[.I646]" office:value-type="float" office:value="237.439" calcext:value-type="float">
            <text:p>237.4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.4000000000004" calcext:value-type="float">
            <text:p>14.4</text:p>
          </table:table-cell>
          <table:table-cell office:value-type="float" office:value="0.188363793434254" calcext:value-type="float">
            <text:p>0.1883637934</text:p>
          </table:table-cell>
          <table:table-cell table:formula="of:=1000*[.E647]" office:value-type="float" office:value="188.363793434254" calcext:value-type="float">
            <text:p>188.3637934343</text:p>
          </table:table-cell>
          <table:table-cell office:value-type="float" office:value="1.62" calcext:value-type="float">
            <text:p>1.62</text:p>
          </table:table-cell>
          <table:table-cell table:formula="of:=[.G647]-22.5" office:value-type="float" office:value="-20.88" calcext:value-type="float">
            <text:p>-20.88</text:p>
          </table:table-cell>
          <table:table-cell office:value-type="float" office:value="0.238317" calcext:value-type="float">
            <text:p>0.238317</text:p>
          </table:table-cell>
          <table:table-cell table:formula="of:=1000*[.I647]" office:value-type="float" office:value="238.317" calcext:value-type="float">
            <text:p>238.3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.5000000000004" calcext:value-type="float">
            <text:p>14.5</text:p>
          </table:table-cell>
          <table:table-cell office:value-type="float" office:value="0.186458441187638" calcext:value-type="float">
            <text:p>0.1864584412</text:p>
          </table:table-cell>
          <table:table-cell table:formula="of:=1000*[.E648]" office:value-type="float" office:value="186.458441187638" calcext:value-type="float">
            <text:p>186.4584411876</text:p>
          </table:table-cell>
          <table:table-cell office:value-type="float" office:value="1.475" calcext:value-type="float">
            <text:p>1.475</text:p>
          </table:table-cell>
          <table:table-cell table:formula="of:=[.G648]-22.5" office:value-type="float" office:value="-21.025" calcext:value-type="float">
            <text:p>-21.025</text:p>
          </table:table-cell>
          <table:table-cell office:value-type="float" office:value="0.239581" calcext:value-type="float">
            <text:p>0.239581</text:p>
          </table:table-cell>
          <table:table-cell table:formula="of:=1000*[.I648]" office:value-type="float" office:value="239.581" calcext:value-type="float">
            <text:p>239.5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.6000000000004" calcext:value-type="float">
            <text:p>14.6</text:p>
          </table:table-cell>
          <table:table-cell office:value-type="float" office:value="0.185320402311877" calcext:value-type="float">
            <text:p>0.1853204023</text:p>
          </table:table-cell>
          <table:table-cell table:formula="of:=1000*[.E649]" office:value-type="float" office:value="185.320402311877" calcext:value-type="float">
            <text:p>185.3204023119</text:p>
          </table:table-cell>
          <table:table-cell office:value-type="float" office:value="1.33" calcext:value-type="float">
            <text:p>1.33</text:p>
          </table:table-cell>
          <table:table-cell table:formula="of:=[.G649]-22.5" office:value-type="float" office:value="-21.17" calcext:value-type="float">
            <text:p>-21.17</text:p>
          </table:table-cell>
          <table:table-cell office:value-type="float" office:value="0.241182" calcext:value-type="float">
            <text:p>0.241182</text:p>
          </table:table-cell>
          <table:table-cell table:formula="of:=1000*[.I649]" office:value-type="float" office:value="241.182" calcext:value-type="float">
            <text:p>241.1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.7000000000004" calcext:value-type="float">
            <text:p>14.7</text:p>
          </table:table-cell>
          <table:table-cell office:value-type="float" office:value="0.18397003430999" calcext:value-type="float">
            <text:p>0.1839700343</text:p>
          </table:table-cell>
          <table:table-cell table:formula="of:=1000*[.E650]" office:value-type="float" office:value="183.97003430999" calcext:value-type="float">
            <text:p>183.97003431</text:p>
          </table:table-cell>
          <table:table-cell office:value-type="float" office:value="1.185" calcext:value-type="float">
            <text:p>1.185</text:p>
          </table:table-cell>
          <table:table-cell table:formula="of:=[.G650]-22.5" office:value-type="float" office:value="-21.315" calcext:value-type="float">
            <text:p>-21.315</text:p>
          </table:table-cell>
          <table:table-cell office:value-type="float" office:value="0.243005" calcext:value-type="float">
            <text:p>0.243005</text:p>
          </table:table-cell>
          <table:table-cell table:formula="of:=1000*[.I650]" office:value-type="float" office:value="243.005" calcext:value-type="float">
            <text:p>243.0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.8000000000004" calcext:value-type="float">
            <text:p>14.8</text:p>
          </table:table-cell>
          <table:table-cell office:value-type="float" office:value="0.18321240876221" calcext:value-type="float">
            <text:p>0.1832124088</text:p>
          </table:table-cell>
          <table:table-cell table:formula="of:=1000*[.E651]" office:value-type="float" office:value="183.21240876221" calcext:value-type="float">
            <text:p>183.2124087622</text:p>
          </table:table-cell>
          <table:table-cell office:value-type="float" office:value="1.04" calcext:value-type="float">
            <text:p>1.04</text:p>
          </table:table-cell>
          <table:table-cell table:formula="of:=[.G651]-22.5" office:value-type="float" office:value="-21.46" calcext:value-type="float">
            <text:p>-21.46</text:p>
          </table:table-cell>
          <table:table-cell office:value-type="float" office:value="0.244954" calcext:value-type="float">
            <text:p>0.244954</text:p>
          </table:table-cell>
          <table:table-cell table:formula="of:=1000*[.I651]" office:value-type="float" office:value="244.954" calcext:value-type="float">
            <text:p>244.9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.9000000000004" calcext:value-type="float">
            <text:p>14.9</text:p>
          </table:table-cell>
          <table:table-cell office:value-type="float" office:value="0.183303598687734" calcext:value-type="float">
            <text:p>0.1833035987</text:p>
          </table:table-cell>
          <table:table-cell table:formula="of:=1000*[.E652]" office:value-type="float" office:value="183.303598687734" calcext:value-type="float">
            <text:p>183.3035986877</text:p>
          </table:table-cell>
          <table:table-cell office:value-type="float" office:value="0.895" calcext:value-type="float">
            <text:p>0.895</text:p>
          </table:table-cell>
          <table:table-cell table:formula="of:=[.G652]-22.5" office:value-type="float" office:value="-21.605" calcext:value-type="float">
            <text:p>-21.605</text:p>
          </table:table-cell>
          <table:table-cell office:value-type="float" office:value="0.246855" calcext:value-type="float">
            <text:p>0.246855</text:p>
          </table:table-cell>
          <table:table-cell table:formula="of:=1000*[.I652]" office:value-type="float" office:value="246.855" calcext:value-type="float">
            <text:p>246.8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.0000000000004" calcext:value-type="float">
            <text:p>15</text:p>
          </table:table-cell>
          <table:table-cell office:value-type="float" office:value="0.182512720674077" calcext:value-type="float">
            <text:p>0.1825127207</text:p>
          </table:table-cell>
          <table:table-cell table:formula="of:=1000*[.E653]" office:value-type="float" office:value="182.512720674077" calcext:value-type="float">
            <text:p>182.5127206741</text:p>
          </table:table-cell>
          <table:table-cell office:value-type="float" office:value="0.75" calcext:value-type="float">
            <text:p>0.75</text:p>
          </table:table-cell>
          <table:table-cell table:formula="of:=[.G653]-22.5" office:value-type="float" office:value="-21.75" calcext:value-type="float">
            <text:p>-21.75</text:p>
          </table:table-cell>
          <table:table-cell office:value-type="float" office:value="0.248494" calcext:value-type="float">
            <text:p>0.248494</text:p>
          </table:table-cell>
          <table:table-cell table:formula="of:=1000*[.I653]" office:value-type="float" office:value="248.494" calcext:value-type="float">
            <text:p>248.4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.1000000000004" calcext:value-type="float">
            <text:p>15.1</text:p>
          </table:table-cell>
          <table:table-cell office:value-type="float" office:value="0.183130337323423" calcext:value-type="float">
            <text:p>0.1831303373</text:p>
          </table:table-cell>
          <table:table-cell table:formula="of:=1000*[.E654]" office:value-type="float" office:value="183.130337323423" calcext:value-type="float">
            <text:p>183.1303373234</text:p>
          </table:table-cell>
          <table:table-cell office:value-type="float" office:value="0.605" calcext:value-type="float">
            <text:p>0.605</text:p>
          </table:table-cell>
          <table:table-cell table:formula="of:=[.G654]-22.5" office:value-type="float" office:value="-21.895" calcext:value-type="float">
            <text:p>-21.895</text:p>
          </table:table-cell>
          <table:table-cell office:value-type="float" office:value="0.249604" calcext:value-type="float">
            <text:p>0.249604</text:p>
          </table:table-cell>
          <table:table-cell table:formula="of:=1000*[.I654]" office:value-type="float" office:value="249.604" calcext:value-type="float">
            <text:p>249.6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.2000000000004" calcext:value-type="float">
            <text:p>15.2</text:p>
          </table:table-cell>
          <table:table-cell office:value-type="float" office:value="0.183747954395746" calcext:value-type="float">
            <text:p>0.1837479544</text:p>
          </table:table-cell>
          <table:table-cell table:formula="of:=1000*[.E655]" office:value-type="float" office:value="183.747954395746" calcext:value-type="float">
            <text:p>183.7479543957</text:p>
          </table:table-cell>
          <table:table-cell office:value-type="float" office:value="0.46" calcext:value-type="float">
            <text:p>0.46</text:p>
          </table:table-cell>
          <table:table-cell table:formula="of:=[.G655]-22.5" office:value-type="float" office:value="-22.04" calcext:value-type="float">
            <text:p>-22.04</text:p>
          </table:table-cell>
          <table:table-cell office:value-type="float" office:value="0.249686" calcext:value-type="float">
            <text:p>0.249686</text:p>
          </table:table-cell>
          <table:table-cell table:formula="of:=1000*[.I655]" office:value-type="float" office:value="249.686" calcext:value-type="float">
            <text:p>249.6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.3000000000004" calcext:value-type="float">
            <text:p>15.3</text:p>
          </table:table-cell>
          <table:table-cell office:value-type="float" office:value="0.185734685998858" calcext:value-type="float">
            <text:p>0.185734686</text:p>
          </table:table-cell>
          <table:table-cell table:formula="of:=1000*[.E656]" office:value-type="float" office:value="185.734685998858" calcext:value-type="float">
            <text:p>185.7346859989</text:p>
          </table:table-cell>
          <table:table-cell office:value-type="float" office:value="0.315" calcext:value-type="float">
            <text:p>0.315</text:p>
          </table:table-cell>
          <table:table-cell table:formula="of:=[.G656]-22.5" office:value-type="float" office:value="-22.185" calcext:value-type="float">
            <text:p>-22.185</text:p>
          </table:table-cell>
          <table:table-cell office:value-type="float" office:value="0.248506" calcext:value-type="float">
            <text:p>0.248506</text:p>
          </table:table-cell>
          <table:table-cell table:formula="of:=1000*[.I656]" office:value-type="float" office:value="248.506" calcext:value-type="float">
            <text:p>248.5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.4000000000004" calcext:value-type="float">
            <text:p>15.4</text:p>
          </table:table-cell>
          <table:table-cell office:value-type="float" office:value="0.186072818101907" calcext:value-type="float">
            <text:p>0.1860728181</text:p>
          </table:table-cell>
          <table:table-cell table:formula="of:=1000*[.E657]" office:value-type="float" office:value="186.072818101907" calcext:value-type="float">
            <text:p>186.0728181019</text:p>
          </table:table-cell>
          <table:table-cell office:value-type="float" office:value="0.17" calcext:value-type="float">
            <text:p>0.17</text:p>
          </table:table-cell>
          <table:table-cell table:formula="of:=[.G657]-22.5" office:value-type="float" office:value="-22.33" calcext:value-type="float">
            <text:p>-22.33</text:p>
          </table:table-cell>
          <table:table-cell office:value-type="float" office:value="0.245565" calcext:value-type="float">
            <text:p>0.245565</text:p>
          </table:table-cell>
          <table:table-cell table:formula="of:=1000*[.I657]" office:value-type="float" office:value="245.565" calcext:value-type="float">
            <text:p>245.5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.5000000000004" calcext:value-type="float">
            <text:p>15.5</text:p>
          </table:table-cell>
          <table:table-cell office:value-type="float" office:value="0.187941986266379" calcext:value-type="float">
            <text:p>0.1879419863</text:p>
          </table:table-cell>
          <table:table-cell table:formula="of:=1000*[.E658]" office:value-type="float" office:value="187.941986266379" calcext:value-type="float">
            <text:p>187.9419862664</text:p>
          </table:table-cell>
          <table:table-cell office:value-type="float" office:value="0.025" calcext:value-type="float">
            <text:p>0.025</text:p>
          </table:table-cell>
          <table:table-cell table:formula="of:=[.G658]-22.5" office:value-type="float" office:value="-22.475" calcext:value-type="float">
            <text:p>-22.475</text:p>
          </table:table-cell>
          <table:table-cell office:value-type="float" office:value="0.240827" calcext:value-type="float">
            <text:p>0.240827</text:p>
          </table:table-cell>
          <table:table-cell table:formula="of:=1000*[.I658]" office:value-type="float" office:value="240.827" calcext:value-type="float">
            <text:p>240.8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.6000000000004" calcext:value-type="float">
            <text:p>15.6</text:p>
          </table:table-cell>
          <table:table-cell office:value-type="float" office:value="0.189358879573697" calcext:value-type="float">
            <text:p>0.1893588796</text:p>
          </table:table-cell>
          <table:table-cell table:formula="of:=1000*[.E659]" office:value-type="float" office:value="189.358879573697" calcext:value-type="float">
            <text:p>189.3588795737</text:p>
          </table:table-cell>
          <table:table-cell office:value-type="float" office:value="-0.12" calcext:value-type="float">
            <text:p>-0.12</text:p>
          </table:table-cell>
          <table:table-cell table:formula="of:=[.G659]-22.5" office:value-type="float" office:value="-22.62" calcext:value-type="float">
            <text:p>-22.62</text:p>
          </table:table-cell>
          <table:table-cell office:value-type="float" office:value="0.233967" calcext:value-type="float">
            <text:p>0.233967</text:p>
          </table:table-cell>
          <table:table-cell table:formula="of:=1000*[.I659]" office:value-type="float" office:value="233.967" calcext:value-type="float">
            <text:p>233.9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.7000000000004" calcext:value-type="float">
            <text:p>15.7</text:p>
          </table:table-cell>
          <table:table-cell office:value-type="float" office:value="0.192037772612837" calcext:value-type="float">
            <text:p>0.1920377726</text:p>
          </table:table-cell>
          <table:table-cell table:formula="of:=1000*[.E660]" office:value-type="float" office:value="192.037772612837" calcext:value-type="float">
            <text:p>192.0377726128</text:p>
          </table:table-cell>
          <table:table-cell office:value-type="float" office:value="-0.265" calcext:value-type="float">
            <text:p>-0.265</text:p>
          </table:table-cell>
          <table:table-cell table:formula="of:=[.G660]-22.5" office:value-type="float" office:value="-22.765" calcext:value-type="float">
            <text:p>-22.765</text:p>
          </table:table-cell>
          <table:table-cell office:value-type="float" office:value="0.225623" calcext:value-type="float">
            <text:p>0.225623</text:p>
          </table:table-cell>
          <table:table-cell table:formula="of:=1000*[.I660]" office:value-type="float" office:value="225.623" calcext:value-type="float">
            <text:p>225.6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.8000000000004" calcext:value-type="float">
            <text:p>15.8</text:p>
          </table:table-cell>
          <table:table-cell office:value-type="float" office:value="0.194678466424107" calcext:value-type="float">
            <text:p>0.1946784664</text:p>
          </table:table-cell>
          <table:table-cell table:formula="of:=1000*[.E661]" office:value-type="float" office:value="194.678466424107" calcext:value-type="float">
            <text:p>194.6784664241</text:p>
          </table:table-cell>
          <table:table-cell office:value-type="float" office:value="-0.41" calcext:value-type="float">
            <text:p>-0.41</text:p>
          </table:table-cell>
          <table:table-cell table:formula="of:=[.G661]-22.5" office:value-type="float" office:value="-22.91" calcext:value-type="float">
            <text:p>-22.91</text:p>
          </table:table-cell>
          <table:table-cell office:value-type="float" office:value="0.216122" calcext:value-type="float">
            <text:p>0.216122</text:p>
          </table:table-cell>
          <table:table-cell table:formula="of:=1000*[.I661]" office:value-type="float" office:value="216.122" calcext:value-type="float">
            <text:p>216.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.9000000000004" calcext:value-type="float">
            <text:p>15.9</text:p>
          </table:table-cell>
          <table:table-cell office:value-type="float" office:value="0.197325700979999" calcext:value-type="float">
            <text:p>0.197325701</text:p>
          </table:table-cell>
          <table:table-cell table:formula="of:=1000*[.E662]" office:value-type="float" office:value="197.325700979999" calcext:value-type="float">
            <text:p>197.32570098</text:p>
          </table:table-cell>
          <table:table-cell office:value-type="float" office:value="-0.555" calcext:value-type="float">
            <text:p>-0.555</text:p>
          </table:table-cell>
          <table:table-cell table:formula="of:=[.G662]-22.5" office:value-type="float" office:value="-23.055" calcext:value-type="float">
            <text:p>-23.055</text:p>
          </table:table-cell>
          <table:table-cell office:value-type="float" office:value="0.205971" calcext:value-type="float">
            <text:p>0.205971</text:p>
          </table:table-cell>
          <table:table-cell table:formula="of:=1000*[.I662]" office:value-type="float" office:value="205.971" calcext:value-type="float">
            <text:p>205.9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.0000000000004" calcext:value-type="float">
            <text:p>16</text:p>
          </table:table-cell>
          <table:table-cell office:value-type="float" office:value="0.201178576719098" calcext:value-type="float">
            <text:p>0.2011785767</text:p>
          </table:table-cell>
          <table:table-cell table:formula="of:=1000*[.E663]" office:value-type="float" office:value="201.178576719098" calcext:value-type="float">
            <text:p>201.1785767191</text:p>
          </table:table-cell>
          <table:table-cell office:value-type="float" office:value="-0.7" calcext:value-type="float">
            <text:p>-0.7</text:p>
          </table:table-cell>
          <table:table-cell table:formula="of:=[.G663]-22.5" office:value-type="float" office:value="-23.2" calcext:value-type="float">
            <text:p>-23.2</text:p>
          </table:table-cell>
          <table:table-cell office:value-type="float" office:value="0.195694" calcext:value-type="float">
            <text:p>0.195694</text:p>
          </table:table-cell>
          <table:table-cell table:formula="of:=1000*[.I663]" office:value-type="float" office:value="195.694" calcext:value-type="float">
            <text:p>195.6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.1000000000004" calcext:value-type="float">
            <text:p>16.1</text:p>
          </table:table-cell>
          <table:table-cell office:value-type="float" office:value="0.205057047364576" calcext:value-type="float">
            <text:p>0.2050570474</text:p>
          </table:table-cell>
          <table:table-cell table:formula="of:=1000*[.E664]" office:value-type="float" office:value="205.057047364576" calcext:value-type="float">
            <text:p>205.0570473646</text:p>
          </table:table-cell>
          <table:table-cell office:value-type="float" office:value="-0.845" calcext:value-type="float">
            <text:p>-0.845</text:p>
          </table:table-cell>
          <table:table-cell table:formula="of:=[.G664]-22.5" office:value-type="float" office:value="-23.345" calcext:value-type="float">
            <text:p>-23.345</text:p>
          </table:table-cell>
          <table:table-cell office:value-type="float" office:value="0.185408" calcext:value-type="float">
            <text:p>0.185408</text:p>
          </table:table-cell>
          <table:table-cell table:formula="of:=1000*[.I664]" office:value-type="float" office:value="185.408" calcext:value-type="float">
            <text:p>185.4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.2000000000004" calcext:value-type="float">
            <text:p>16.2</text:p>
          </table:table-cell>
          <table:table-cell office:value-type="float" office:value="0.208678209969987" calcext:value-type="float">
            <text:p>0.20867821</text:p>
          </table:table-cell>
          <table:table-cell table:formula="of:=1000*[.E665]" office:value-type="float" office:value="208.678209969987" calcext:value-type="float">
            <text:p>208.67820997</text:p>
          </table:table-cell>
          <table:table-cell office:value-type="float" office:value="-0.99" calcext:value-type="float">
            <text:p>-0.99</text:p>
          </table:table-cell>
          <table:table-cell table:formula="of:=[.G665]-22.5" office:value-type="float" office:value="-23.49" calcext:value-type="float">
            <text:p>-23.49</text:p>
          </table:table-cell>
          <table:table-cell office:value-type="float" office:value="0.175505" calcext:value-type="float">
            <text:p>0.175505</text:p>
          </table:table-cell>
          <table:table-cell table:formula="of:=1000*[.I665]" office:value-type="float" office:value="175.505" calcext:value-type="float">
            <text:p>175.5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.3000000000004" calcext:value-type="float">
            <text:p>16.3</text:p>
          </table:table-cell>
          <table:table-cell office:value-type="float" office:value="0.213340301155236" calcext:value-type="float">
            <text:p>0.2133403012</text:p>
          </table:table-cell>
          <table:table-cell table:formula="of:=1000*[.E666]" office:value-type="float" office:value="213.340301155236" calcext:value-type="float">
            <text:p>213.3403011552</text:p>
          </table:table-cell>
          <table:table-cell office:value-type="float" office:value="-1.135" calcext:value-type="float">
            <text:p>-1.135</text:p>
          </table:table-cell>
          <table:table-cell table:formula="of:=[.G666]-22.5" office:value-type="float" office:value="-23.635" calcext:value-type="float">
            <text:p>-23.635</text:p>
          </table:table-cell>
          <table:table-cell office:value-type="float" office:value="0.166112" calcext:value-type="float">
            <text:p>0.166112</text:p>
          </table:table-cell>
          <table:table-cell table:formula="of:=1000*[.I666]" office:value-type="float" office:value="166.112" calcext:value-type="float">
            <text:p>166.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.4000000000004" calcext:value-type="float">
            <text:p>16.4</text:p>
          </table:table-cell>
          <table:table-cell office:value-type="float" office:value="0.21803564030418" calcext:value-type="float">
            <text:p>0.2180356403</text:p>
          </table:table-cell>
          <table:table-cell table:formula="of:=1000*[.E667]" office:value-type="float" office:value="218.03564030418" calcext:value-type="float">
            <text:p>218.0356403042</text:p>
          </table:table-cell>
          <table:table-cell office:value-type="float" office:value="-1.28" calcext:value-type="float">
            <text:p>-1.28</text:p>
          </table:table-cell>
          <table:table-cell table:formula="of:=[.G667]-22.5" office:value-type="float" office:value="-23.78" calcext:value-type="float">
            <text:p>-23.78</text:p>
          </table:table-cell>
          <table:table-cell office:value-type="float" office:value="0.157243" calcext:value-type="float">
            <text:p>0.157243</text:p>
          </table:table-cell>
          <table:table-cell table:formula="of:=1000*[.I667]" office:value-type="float" office:value="157.243" calcext:value-type="float">
            <text:p>157.2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.5000000000004" calcext:value-type="float">
            <text:p>16.5</text:p>
          </table:table-cell>
          <table:table-cell office:value-type="float" office:value="0.223171392584593" calcext:value-type="float">
            <text:p>0.2231713926</text:p>
          </table:table-cell>
          <table:table-cell table:formula="of:=1000*[.E668]" office:value-type="float" office:value="223.171392584593" calcext:value-type="float">
            <text:p>223.1713925846</text:p>
          </table:table-cell>
          <table:table-cell office:value-type="float" office:value="-1.425" calcext:value-type="float">
            <text:p>-1.425</text:p>
          </table:table-cell>
          <table:table-cell table:formula="of:=[.G668]-22.5" office:value-type="float" office:value="-23.925" calcext:value-type="float">
            <text:p>-23.925</text:p>
          </table:table-cell>
          <table:table-cell office:value-type="float" office:value="0.148869" calcext:value-type="float">
            <text:p>0.148869</text:p>
          </table:table-cell>
          <table:table-cell table:formula="of:=1000*[.I668]" office:value-type="float" office:value="148.869" calcext:value-type="float">
            <text:p>148.8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.6000000000004" calcext:value-type="float">
            <text:p>16.6</text:p>
          </table:table-cell>
          <table:table-cell office:value-type="float" office:value="0.227532893191456" calcext:value-type="float">
            <text:p>0.2275328932</text:p>
          </table:table-cell>
          <table:table-cell table:formula="of:=1000*[.E669]" office:value-type="float" office:value="227.532893191456" calcext:value-type="float">
            <text:p>227.5328931915</text:p>
          </table:table-cell>
          <table:table-cell office:value-type="float" office:value="-1.57" calcext:value-type="float">
            <text:p>-1.57</text:p>
          </table:table-cell>
          <table:table-cell table:formula="of:=[.G669]-22.5" office:value-type="float" office:value="-24.07" calcext:value-type="float">
            <text:p>-24.07</text:p>
          </table:table-cell>
          <table:table-cell office:value-type="float" office:value="0.141091" calcext:value-type="float">
            <text:p>0.141091</text:p>
          </table:table-cell>
          <table:table-cell table:formula="of:=1000*[.I669]" office:value-type="float" office:value="141.091" calcext:value-type="float">
            <text:p>141.0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.7000000000004" calcext:value-type="float">
            <text:p>16.7</text:p>
          </table:table-cell>
          <table:table-cell office:value-type="float" office:value="0.233434011741737" calcext:value-type="float">
            <text:p>0.2334340117</text:p>
          </table:table-cell>
          <table:table-cell table:formula="of:=1000*[.E670]" office:value-type="float" office:value="233.434011741737" calcext:value-type="float">
            <text:p>233.4340117417</text:p>
          </table:table-cell>
          <table:table-cell office:value-type="float" office:value="-1.715" calcext:value-type="float">
            <text:p>-1.715</text:p>
          </table:table-cell>
          <table:table-cell table:formula="of:=[.G670]-22.5" office:value-type="float" office:value="-24.215" calcext:value-type="float">
            <text:p>-24.215</text:p>
          </table:table-cell>
          <table:table-cell office:value-type="float" office:value="0.133802" calcext:value-type="float">
            <text:p>0.133802</text:p>
          </table:table-cell>
          <table:table-cell table:formula="of:=1000*[.I670]" office:value-type="float" office:value="133.802" calcext:value-type="float">
            <text:p>133.8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.8000000000004" calcext:value-type="float">
            <text:p>16.8</text:p>
          </table:table-cell>
          <table:table-cell office:value-type="float" office:value="0.239506367365777" calcext:value-type="float">
            <text:p>0.2395063674</text:p>
          </table:table-cell>
          <table:table-cell table:formula="of:=1000*[.E671]" office:value-type="float" office:value="239.506367365777" calcext:value-type="float">
            <text:p>239.5063673658</text:p>
          </table:table-cell>
          <table:table-cell office:value-type="float" office:value="-1.86" calcext:value-type="float">
            <text:p>-1.86</text:p>
          </table:table-cell>
          <table:table-cell table:formula="of:=[.G671]-22.5" office:value-type="float" office:value="-24.36" calcext:value-type="float">
            <text:p>-24.36</text:p>
          </table:table-cell>
          <table:table-cell office:value-type="float" office:value="0.127016" calcext:value-type="float">
            <text:p>0.127016</text:p>
          </table:table-cell>
          <table:table-cell table:formula="of:=1000*[.I671]" office:value-type="float" office:value="127.016" calcext:value-type="float">
            <text:p>127.0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.9000000000004" calcext:value-type="float">
            <text:p>16.9</text:p>
          </table:table-cell>
          <table:table-cell office:value-type="float" office:value="0.244658428835549" calcext:value-type="float">
            <text:p>0.2446584288</text:p>
          </table:table-cell>
          <table:table-cell table:formula="of:=1000*[.E672]" office:value-type="float" office:value="244.658428835549" calcext:value-type="float">
            <text:p>244.6584288355</text:p>
          </table:table-cell>
          <table:table-cell office:value-type="float" office:value="-2.005" calcext:value-type="float">
            <text:p>-2.005</text:p>
          </table:table-cell>
          <table:table-cell table:formula="of:=[.G672]-22.5" office:value-type="float" office:value="-24.505" calcext:value-type="float">
            <text:p>-24.505</text:p>
          </table:table-cell>
          <table:table-cell office:value-type="float" office:value="0.120713" calcext:value-type="float">
            <text:p>0.120713</text:p>
          </table:table-cell>
          <table:table-cell table:formula="of:=1000*[.I672]" office:value-type="float" office:value="120.713" calcext:value-type="float">
            <text:p>120.7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.0000000000004" calcext:value-type="float">
            <text:p>17</text:p>
          </table:table-cell>
          <table:table-cell office:value-type="float" office:value="0.250178332551906" calcext:value-type="float">
            <text:p>0.2501783326</text:p>
          </table:table-cell>
          <table:table-cell table:formula="of:=1000*[.E673]" office:value-type="float" office:value="250.178332551906" calcext:value-type="float">
            <text:p>250.1783325519</text:p>
          </table:table-cell>
          <table:table-cell office:value-type="float" office:value="-2.15" calcext:value-type="float">
            <text:p>-2.15</text:p>
          </table:table-cell>
          <table:table-cell table:formula="of:=[.G673]-22.5" office:value-type="float" office:value="-24.65" calcext:value-type="float">
            <text:p>-24.65</text:p>
          </table:table-cell>
          <table:table-cell office:value-type="float" office:value="0.11478" calcext:value-type="float">
            <text:p>0.11478</text:p>
          </table:table-cell>
          <table:table-cell table:formula="of:=1000*[.I673]" office:value-type="float" office:value="114.78" calcext:value-type="float">
            <text:p>114.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.1000000000004" calcext:value-type="float">
            <text:p>17.1</text:p>
          </table:table-cell>
          <table:table-cell office:value-type="float" office:value="0.256097628185035" calcext:value-type="float">
            <text:p>0.2560976282</text:p>
          </table:table-cell>
          <table:table-cell table:formula="of:=1000*[.E674]" office:value-type="float" office:value="256.097628185035" calcext:value-type="float">
            <text:p>256.097628185</text:p>
          </table:table-cell>
          <table:table-cell office:value-type="float" office:value="-2.295" calcext:value-type="float">
            <text:p>-2.295</text:p>
          </table:table-cell>
          <table:table-cell table:formula="of:=[.G674]-22.5" office:value-type="float" office:value="-24.795" calcext:value-type="float">
            <text:p>-24.795</text:p>
          </table:table-cell>
          <table:table-cell office:value-type="float" office:value="0.109269" calcext:value-type="float">
            <text:p>0.109269</text:p>
          </table:table-cell>
          <table:table-cell table:formula="of:=1000*[.I674]" office:value-type="float" office:value="109.269" calcext:value-type="float">
            <text:p>109.2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.2000000000004" calcext:value-type="float">
            <text:p>17.2</text:p>
          </table:table-cell>
          <table:table-cell office:value-type="float" office:value="0.261671849365985" calcext:value-type="float">
            <text:p>0.2616718494</text:p>
          </table:table-cell>
          <table:table-cell table:formula="of:=1000*[.E675]" office:value-type="float" office:value="261.671849365985" calcext:value-type="float">
            <text:p>261.671849366</text:p>
          </table:table-cell>
          <table:table-cell office:value-type="float" office:value="-2.44" calcext:value-type="float">
            <text:p>-2.44</text:p>
          </table:table-cell>
          <table:table-cell table:formula="of:=[.G675]-22.5" office:value-type="float" office:value="-24.94" calcext:value-type="float">
            <text:p>-24.94</text:p>
          </table:table-cell>
          <table:table-cell office:value-type="float" office:value="0.104124" calcext:value-type="float">
            <text:p>0.104124</text:p>
          </table:table-cell>
          <table:table-cell table:formula="of:=1000*[.I675]" office:value-type="float" office:value="104.124" calcext:value-type="float">
            <text:p>104.1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.3000000000004" calcext:value-type="float">
            <text:p>17.3</text:p>
          </table:table-cell>
          <table:table-cell office:value-type="float" office:value="0.264580006131352" calcext:value-type="float">
            <text:p>0.2645800061</text:p>
          </table:table-cell>
          <table:table-cell table:formula="of:=1000*[.E676]" office:value-type="float" office:value="264.580006131352" calcext:value-type="float">
            <text:p>264.5800061314</text:p>
          </table:table-cell>
          <table:table-cell office:value-type="float" office:value="-2.585" calcext:value-type="float">
            <text:p>-2.585</text:p>
          </table:table-cell>
          <table:table-cell table:formula="of:=[.G676]-22.5" office:value-type="float" office:value="-25.085" calcext:value-type="float">
            <text:p>-25.085</text:p>
          </table:table-cell>
          <table:table-cell office:value-type="float" office:value="0.0993149" calcext:value-type="float">
            <text:p>0.0993149</text:p>
          </table:table-cell>
          <table:table-cell table:formula="of:=1000*[.I676]" office:value-type="float" office:value="99.3149" calcext:value-type="float">
            <text:p>99.31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.4000000000004" calcext:value-type="float">
            <text:p>17.4</text:p>
          </table:table-cell>
          <table:table-cell office:value-type="float" office:value="0.269680690747714" calcext:value-type="float">
            <text:p>0.2696806907</text:p>
          </table:table-cell>
          <table:table-cell table:formula="of:=1000*[.E677]" office:value-type="float" office:value="269.680690747714" calcext:value-type="float">
            <text:p>269.6806907477</text:p>
          </table:table-cell>
          <table:table-cell office:value-type="float" office:value="-2.73" calcext:value-type="float">
            <text:p>-2.73</text:p>
          </table:table-cell>
          <table:table-cell table:formula="of:=[.G677]-22.5" office:value-type="float" office:value="-25.23" calcext:value-type="float">
            <text:p>-25.23</text:p>
          </table:table-cell>
          <table:table-cell office:value-type="float" office:value="0.0948112" calcext:value-type="float">
            <text:p>0.0948112</text:p>
          </table:table-cell>
          <table:table-cell table:formula="of:=1000*[.I677]" office:value-type="float" office:value="94.8112" calcext:value-type="float">
            <text:p>94.8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.5000000000004" calcext:value-type="float">
            <text:p>17.5</text:p>
          </table:table-cell>
          <table:table-cell office:value-type="float" office:value="0.271830800032216" calcext:value-type="float">
            <text:p>0.2718308</text:p>
          </table:table-cell>
          <table:table-cell table:formula="of:=1000*[.E678]" office:value-type="float" office:value="271.830800032216" calcext:value-type="float">
            <text:p>271.8308000322</text:p>
          </table:table-cell>
          <table:table-cell office:value-type="float" office:value="-2.875" calcext:value-type="float">
            <text:p>-2.875</text:p>
          </table:table-cell>
          <table:table-cell table:formula="of:=[.G678]-22.5" office:value-type="float" office:value="-25.375" calcext:value-type="float">
            <text:p>-25.375</text:p>
          </table:table-cell>
          <table:table-cell office:value-type="float" office:value="0.0906016" calcext:value-type="float">
            <text:p>0.0906016</text:p>
          </table:table-cell>
          <table:table-cell table:formula="of:=1000*[.I678]" office:value-type="float" office:value="90.6016" calcext:value-type="float">
            <text:p>90.60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.6000000000004" calcext:value-type="float">
            <text:p>17.6</text:p>
          </table:table-cell>
          <table:table-cell office:value-type="float" office:value="0.273991578042515" calcext:value-type="float">
            <text:p>0.273991578</text:p>
          </table:table-cell>
          <table:table-cell table:formula="of:=1000*[.E679]" office:value-type="float" office:value="273.991578042515" calcext:value-type="float">
            <text:p>273.9915780425</text:p>
          </table:table-cell>
          <table:table-cell office:value-type="float" office:value="-3.02" calcext:value-type="float">
            <text:p>-3.02</text:p>
          </table:table-cell>
          <table:table-cell table:formula="of:=[.G679]-22.5" office:value-type="float" office:value="-25.52" calcext:value-type="float">
            <text:p>-25.52</text:p>
          </table:table-cell>
          <table:table-cell office:value-type="float" office:value="0.0866451" calcext:value-type="float">
            <text:p>0.0866451</text:p>
          </table:table-cell>
          <table:table-cell table:formula="of:=1000*[.I679]" office:value-type="float" office:value="86.6451" calcext:value-type="float">
            <text:p>86.64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.7000000000004" calcext:value-type="float">
            <text:p>17.7</text:p>
          </table:table-cell>
          <table:table-cell office:value-type="float" office:value="0.27436982420392" calcext:value-type="float">
            <text:p>0.2743698242</text:p>
          </table:table-cell>
          <table:table-cell table:formula="of:=1000*[.E680]" office:value-type="float" office:value="274.36982420392" calcext:value-type="float">
            <text:p>274.3698242039</text:p>
          </table:table-cell>
          <table:table-cell office:value-type="float" office:value="-3.165" calcext:value-type="float">
            <text:p>-3.165</text:p>
          </table:table-cell>
          <table:table-cell table:formula="of:=[.G680]-22.5" office:value-type="float" office:value="-25.665" calcext:value-type="float">
            <text:p>-25.665</text:p>
          </table:table-cell>
          <table:table-cell office:value-type="float" office:value="0.0829238" calcext:value-type="float">
            <text:p>0.0829238</text:p>
          </table:table-cell>
          <table:table-cell table:formula="of:=1000*[.I680]" office:value-type="float" office:value="82.9238" calcext:value-type="float">
            <text:p>82.92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.8000000000004" calcext:value-type="float">
            <text:p>17.8</text:p>
          </table:table-cell>
          <table:table-cell office:value-type="float" office:value="0.275336841249039" calcext:value-type="float">
            <text:p>0.2753368412</text:p>
          </table:table-cell>
          <table:table-cell table:formula="of:=1000*[.E681]" office:value-type="float" office:value="275.336841249039" calcext:value-type="float">
            <text:p>275.336841249</text:p>
          </table:table-cell>
          <table:table-cell office:value-type="float" office:value="-3.31" calcext:value-type="float">
            <text:p>-3.31</text:p>
          </table:table-cell>
          <table:table-cell table:formula="of:=[.G681]-22.5" office:value-type="float" office:value="-25.81" calcext:value-type="float">
            <text:p>-25.81</text:p>
          </table:table-cell>
          <table:table-cell office:value-type="float" office:value="0.079438" calcext:value-type="float">
            <text:p>0.079438</text:p>
          </table:table-cell>
          <table:table-cell table:formula="of:=1000*[.I681]" office:value-type="float" office:value="79.438" calcext:value-type="float">
            <text:p>79.4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.9000000000004" calcext:value-type="float">
            <text:p>17.9</text:p>
          </table:table-cell>
          <table:table-cell office:value-type="float" office:value="0.274244832100491" calcext:value-type="float">
            <text:p>0.2742448321</text:p>
          </table:table-cell>
          <table:table-cell table:formula="of:=1000*[.E682]" office:value-type="float" office:value="274.244832100491" calcext:value-type="float">
            <text:p>274.2448321005</text:p>
          </table:table-cell>
          <table:table-cell office:value-type="float" office:value="-3.455" calcext:value-type="float">
            <text:p>-3.455</text:p>
          </table:table-cell>
          <table:table-cell table:formula="of:=[.G682]-22.5" office:value-type="float" office:value="-25.955" calcext:value-type="float">
            <text:p>-25.955</text:p>
          </table:table-cell>
          <table:table-cell office:value-type="float" office:value="0.0761566" calcext:value-type="float">
            <text:p>0.0761566</text:p>
          </table:table-cell>
          <table:table-cell table:formula="of:=1000*[.I682]" office:value-type="float" office:value="76.1566" calcext:value-type="float">
            <text:p>76.15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000000000004" calcext:value-type="float">
            <text:p>18</text:p>
          </table:table-cell>
          <table:table-cell office:value-type="float" office:value="0.273686644039666" calcext:value-type="float">
            <text:p>0.273686644</text:p>
          </table:table-cell>
          <table:table-cell table:formula="of:=1000*[.E683]" office:value-type="float" office:value="273.686644039666" calcext:value-type="float">
            <text:p>273.6866440397</text:p>
          </table:table-cell>
          <table:table-cell office:value-type="float" office:value="-3.6" calcext:value-type="float">
            <text:p>-3.6</text:p>
          </table:table-cell>
          <table:table-cell table:formula="of:=[.G683]-22.5" office:value-type="float" office:value="-26.1" calcext:value-type="float">
            <text:p>-26.1</text:p>
          </table:table-cell>
          <table:table-cell office:value-type="float" office:value="0.0730594" calcext:value-type="float">
            <text:p>0.0730594</text:p>
          </table:table-cell>
          <table:table-cell table:formula="of:=1000*[.I683]" office:value-type="float" office:value="73.0594" calcext:value-type="float">
            <text:p>73.05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1000000000004" calcext:value-type="float">
            <text:p>18.1</text:p>
          </table:table-cell>
          <table:table-cell office:value-type="float" office:value="0.270434292327078" calcext:value-type="float">
            <text:p>0.2704342923</text:p>
          </table:table-cell>
          <table:table-cell table:formula="of:=1000*[.E684]" office:value-type="float" office:value="270.434292327078" calcext:value-type="float">
            <text:p>270.4342923271</text:p>
          </table:table-cell>
          <table:table-cell office:value-type="float" office:value="-3.745" calcext:value-type="float">
            <text:p>-3.745</text:p>
          </table:table-cell>
          <table:table-cell table:formula="of:=[.G684]-22.5" office:value-type="float" office:value="-26.245" calcext:value-type="float">
            <text:p>-26.245</text:p>
          </table:table-cell>
          <table:table-cell office:value-type="float" office:value="0.0701527" calcext:value-type="float">
            <text:p>0.0701527</text:p>
          </table:table-cell>
          <table:table-cell table:formula="of:=1000*[.I684]" office:value-type="float" office:value="70.1527" calcext:value-type="float">
            <text:p>70.15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2000000000004" calcext:value-type="float">
            <text:p>18.2</text:p>
          </table:table-cell>
          <table:table-cell office:value-type="float" office:value="0.268125658770614" calcext:value-type="float">
            <text:p>0.2681256588</text:p>
          </table:table-cell>
          <table:table-cell table:formula="of:=1000*[.E685]" office:value-type="float" office:value="268.125658770614" calcext:value-type="float">
            <text:p>268.1256587706</text:p>
          </table:table-cell>
          <table:table-cell office:value-type="float" office:value="-3.89" calcext:value-type="float">
            <text:p>-3.89</text:p>
          </table:table-cell>
          <table:table-cell table:formula="of:=[.G685]-22.5" office:value-type="float" office:value="-26.39" calcext:value-type="float">
            <text:p>-26.39</text:p>
          </table:table-cell>
          <table:table-cell office:value-type="float" office:value="0.0673631" calcext:value-type="float">
            <text:p>0.0673631</text:p>
          </table:table-cell>
          <table:table-cell table:formula="of:=1000*[.I685]" office:value-type="float" office:value="67.3631" calcext:value-type="float">
            <text:p>67.36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3000000000004" calcext:value-type="float">
            <text:p>18.3</text:p>
          </table:table-cell>
          <table:table-cell office:value-type="float" office:value="0.265292809699185" calcext:value-type="float">
            <text:p>0.2652928097</text:p>
          </table:table-cell>
          <table:table-cell table:formula="of:=1000*[.E686]" office:value-type="float" office:value="265.292809699185" calcext:value-type="float">
            <text:p>265.2928096992</text:p>
          </table:table-cell>
          <table:table-cell office:value-type="float" office:value="-4.035" calcext:value-type="float">
            <text:p>-4.035</text:p>
          </table:table-cell>
          <table:table-cell table:formula="of:=[.G686]-22.5" office:value-type="float" office:value="-26.535" calcext:value-type="float">
            <text:p>-26.535</text:p>
          </table:table-cell>
          <table:table-cell office:value-type="float" office:value="0.0648022" calcext:value-type="float">
            <text:p>0.0648022</text:p>
          </table:table-cell>
          <table:table-cell table:formula="of:=1000*[.I686]" office:value-type="float" office:value="64.8022" calcext:value-type="float">
            <text:p>64.80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4000000000004" calcext:value-type="float">
            <text:p>18.4</text:p>
          </table:table-cell>
          <table:table-cell office:value-type="float" office:value="0.261769763115342" calcext:value-type="float">
            <text:p>0.2617697631</text:p>
          </table:table-cell>
          <table:table-cell table:formula="of:=1000*[.E687]" office:value-type="float" office:value="261.769763115342" calcext:value-type="float">
            <text:p>261.7697631153</text:p>
          </table:table-cell>
          <table:table-cell office:value-type="float" office:value="-4.18" calcext:value-type="float">
            <text:p>-4.18</text:p>
          </table:table-cell>
          <table:table-cell table:formula="of:=[.G687]-22.5" office:value-type="float" office:value="-26.68" calcext:value-type="float">
            <text:p>-26.68</text:p>
          </table:table-cell>
          <table:table-cell office:value-type="float" office:value="0.062328" calcext:value-type="float">
            <text:p>0.062328</text:p>
          </table:table-cell>
          <table:table-cell table:formula="of:=1000*[.I687]" office:value-type="float" office:value="62.328" calcext:value-type="float">
            <text:p>62.3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5000000000004" calcext:value-type="float">
            <text:p>18.5</text:p>
          </table:table-cell>
          <table:table-cell office:value-type="float" office:value="0.258434639909357" calcext:value-type="float">
            <text:p>0.2584346399</text:p>
          </table:table-cell>
          <table:table-cell table:formula="of:=1000*[.E688]" office:value-type="float" office:value="258.434639909357" calcext:value-type="float">
            <text:p>258.4346399094</text:p>
          </table:table-cell>
          <table:table-cell office:value-type="float" office:value="-4.325" calcext:value-type="float">
            <text:p>-4.325</text:p>
          </table:table-cell>
          <table:table-cell table:formula="of:=[.G688]-22.5" office:value-type="float" office:value="-26.825" calcext:value-type="float">
            <text:p>-26.825</text:p>
          </table:table-cell>
          <table:table-cell office:value-type="float" office:value="0.0600193" calcext:value-type="float">
            <text:p>0.0600193</text:p>
          </table:table-cell>
          <table:table-cell table:formula="of:=1000*[.I688]" office:value-type="float" office:value="60.0193" calcext:value-type="float">
            <text:p>60.01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6000000000004" calcext:value-type="float">
            <text:p>18.6</text:p>
          </table:table-cell>
          <table:table-cell office:value-type="float" office:value="0.255891608211436" calcext:value-type="float">
            <text:p>0.2558916082</text:p>
          </table:table-cell>
          <table:table-cell table:formula="of:=1000*[.E689]" office:value-type="float" office:value="255.891608211436" calcext:value-type="float">
            <text:p>255.8916082114</text:p>
          </table:table-cell>
          <table:table-cell office:value-type="float" office:value="-4.47" calcext:value-type="float">
            <text:p>-4.47</text:p>
          </table:table-cell>
          <table:table-cell table:formula="of:=[.G689]-22.5" office:value-type="float" office:value="-26.97" calcext:value-type="float">
            <text:p>-26.97</text:p>
          </table:table-cell>
          <table:table-cell office:value-type="float" office:value="0.05782" calcext:value-type="float">
            <text:p>0.05782</text:p>
          </table:table-cell>
          <table:table-cell table:formula="of:=1000*[.I689]" office:value-type="float" office:value="57.82" calcext:value-type="float">
            <text:p>57.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7000000000004" calcext:value-type="float">
            <text:p>18.7</text:p>
          </table:table-cell>
          <table:table-cell office:value-type="float" office:value="0.251703283327553" calcext:value-type="float">
            <text:p>0.2517032833</text:p>
          </table:table-cell>
          <table:table-cell table:formula="of:=1000*[.E690]" office:value-type="float" office:value="251.703283327553" calcext:value-type="float">
            <text:p>251.7032833276</text:p>
          </table:table-cell>
          <table:table-cell office:value-type="float" office:value="-4.615" calcext:value-type="float">
            <text:p>-4.615</text:p>
          </table:table-cell>
          <table:table-cell table:formula="of:=[.G690]-22.5" office:value-type="float" office:value="-27.115" calcext:value-type="float">
            <text:p>-27.115</text:p>
          </table:table-cell>
          <table:table-cell office:value-type="float" office:value="0.0557205" calcext:value-type="float">
            <text:p>0.0557205</text:p>
          </table:table-cell>
          <table:table-cell table:formula="of:=1000*[.I690]" office:value-type="float" office:value="55.7205" calcext:value-type="float">
            <text:p>55.72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8000000000004" calcext:value-type="float">
            <text:p>18.8</text:p>
          </table:table-cell>
          <table:table-cell office:value-type="float" office:value="0.248417889809797" calcext:value-type="float">
            <text:p>0.2484178898</text:p>
          </table:table-cell>
          <table:table-cell table:formula="of:=1000*[.E691]" office:value-type="float" office:value="248.417889809797" calcext:value-type="float">
            <text:p>248.4178898098</text:p>
          </table:table-cell>
          <table:table-cell office:value-type="float" office:value="-4.76" calcext:value-type="float">
            <text:p>-4.76</text:p>
          </table:table-cell>
          <table:table-cell table:formula="of:=[.G691]-22.5" office:value-type="float" office:value="-27.26" calcext:value-type="float">
            <text:p>-27.26</text:p>
          </table:table-cell>
          <table:table-cell office:value-type="float" office:value="0.0537403" calcext:value-type="float">
            <text:p>0.0537403</text:p>
          </table:table-cell>
          <table:table-cell table:formula="of:=1000*[.I691]" office:value-type="float" office:value="53.7403" calcext:value-type="float">
            <text:p>53.74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9000000000004" calcext:value-type="float">
            <text:p>18.9</text:p>
          </table:table-cell>
          <table:table-cell office:value-type="float" office:value="0.245716084137937" calcext:value-type="float">
            <text:p>0.2457160841</text:p>
          </table:table-cell>
          <table:table-cell table:formula="of:=1000*[.E692]" office:value-type="float" office:value="245.716084137937" calcext:value-type="float">
            <text:p>245.7160841379</text:p>
          </table:table-cell>
          <table:table-cell office:value-type="float" office:value="-4.905" calcext:value-type="float">
            <text:p>-4.905</text:p>
          </table:table-cell>
          <table:table-cell table:formula="of:=[.G692]-22.5" office:value-type="float" office:value="-27.405" calcext:value-type="float">
            <text:p>-27.405</text:p>
          </table:table-cell>
          <table:table-cell office:value-type="float" office:value="0.0518535" calcext:value-type="float">
            <text:p>0.0518535</text:p>
          </table:table-cell>
          <table:table-cell table:formula="of:=1000*[.I692]" office:value-type="float" office:value="51.8535" calcext:value-type="float">
            <text:p>51.85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.0000000000004" calcext:value-type="float">
            <text:p>19</text:p>
          </table:table-cell>
          <table:table-cell office:value-type="float" office:value="0.241836921288726" calcext:value-type="float">
            <text:p>0.2418369213</text:p>
          </table:table-cell>
          <table:table-cell table:formula="of:=1000*[.E693]" office:value-type="float" office:value="241.836921288726" calcext:value-type="float">
            <text:p>241.8369212887</text:p>
          </table:table-cell>
          <table:table-cell office:value-type="float" office:value="-5.05" calcext:value-type="float">
            <text:p>-5.05</text:p>
          </table:table-cell>
          <table:table-cell table:formula="of:=[.G693]-22.5" office:value-type="float" office:value="-27.55" calcext:value-type="float">
            <text:p>-27.55</text:p>
          </table:table-cell>
          <table:table-cell office:value-type="float" office:value="0.0500554" calcext:value-type="float">
            <text:p>0.0500554</text:p>
          </table:table-cell>
          <table:table-cell table:formula="of:=1000*[.I693]" office:value-type="float" office:value="50.0554" calcext:value-type="float">
            <text:p>50.05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.1000000000004" calcext:value-type="float">
            <text:p>19.1</text:p>
          </table:table-cell>
          <table:table-cell office:value-type="float" office:value="0.239371231497591" calcext:value-type="float">
            <text:p>0.2393712315</text:p>
          </table:table-cell>
          <table:table-cell table:formula="of:=1000*[.E694]" office:value-type="float" office:value="239.371231497591" calcext:value-type="float">
            <text:p>239.3712314976</text:p>
          </table:table-cell>
          <table:table-cell office:value-type="float" office:value="-5.195" calcext:value-type="float">
            <text:p>-5.195</text:p>
          </table:table-cell>
          <table:table-cell table:formula="of:=[.G694]-22.5" office:value-type="float" office:value="-27.695" calcext:value-type="float">
            <text:p>-27.695</text:p>
          </table:table-cell>
          <table:table-cell office:value-type="float" office:value="0.0483556" calcext:value-type="float">
            <text:p>0.0483556</text:p>
          </table:table-cell>
          <table:table-cell table:formula="of:=1000*[.I694]" office:value-type="float" office:value="48.3556" calcext:value-type="float">
            <text:p>48.35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.2000000000004" calcext:value-type="float">
            <text:p>19.2</text:p>
          </table:table-cell>
          <table:table-cell office:value-type="float" office:value="0.236013741629114" calcext:value-type="float">
            <text:p>0.2360137416</text:p>
          </table:table-cell>
          <table:table-cell table:formula="of:=1000*[.E695]" office:value-type="float" office:value="236.013741629114" calcext:value-type="float">
            <text:p>236.0137416291</text:p>
          </table:table-cell>
          <table:table-cell office:value-type="float" office:value="-5.34" calcext:value-type="float">
            <text:p>-5.34</text:p>
          </table:table-cell>
          <table:table-cell table:formula="of:=[.G695]-22.5" office:value-type="float" office:value="-27.84" calcext:value-type="float">
            <text:p>-27.84</text:p>
          </table:table-cell>
          <table:table-cell office:value-type="float" office:value="0.0467248" calcext:value-type="float">
            <text:p>0.0467248</text:p>
          </table:table-cell>
          <table:table-cell table:formula="of:=1000*[.I695]" office:value-type="float" office:value="46.7248" calcext:value-type="float">
            <text:p>46.72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.3000000000004" calcext:value-type="float">
            <text:p>19.3</text:p>
          </table:table-cell>
          <table:table-cell office:value-type="float" office:value="0.233904418835438" calcext:value-type="float">
            <text:p>0.2339044188</text:p>
          </table:table-cell>
          <table:table-cell table:formula="of:=1000*[.E696]" office:value-type="float" office:value="233.904418835438" calcext:value-type="float">
            <text:p>233.9044188354</text:p>
          </table:table-cell>
          <table:table-cell office:value-type="float" office:value="-5.485" calcext:value-type="float">
            <text:p>-5.485</text:p>
          </table:table-cell>
          <table:table-cell table:formula="of:=[.G696]-22.5" office:value-type="float" office:value="-27.985" calcext:value-type="float">
            <text:p>-27.985</text:p>
          </table:table-cell>
          <table:table-cell office:value-type="float" office:value="0.0451935" calcext:value-type="float">
            <text:p>0.0451935</text:p>
          </table:table-cell>
          <table:table-cell table:formula="of:=1000*[.I696]" office:value-type="float" office:value="45.1935" calcext:value-type="float">
            <text:p>45.19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.4000000000005" calcext:value-type="float">
            <text:p>19.4</text:p>
          </table:table-cell>
          <table:table-cell office:value-type="float" office:value="0.231171564593812" calcext:value-type="float">
            <text:p>0.2311715646</text:p>
          </table:table-cell>
          <table:table-cell table:formula="of:=1000*[.E697]" office:value-type="float" office:value="231.171564593812" calcext:value-type="float">
            <text:p>231.1715645938</text:p>
          </table:table-cell>
          <table:table-cell office:value-type="float" office:value="-5.63" calcext:value-type="float">
            <text:p>-5.63</text:p>
          </table:table-cell>
          <table:table-cell table:formula="of:=[.G697]-22.5" office:value-type="float" office:value="-28.13" calcext:value-type="float">
            <text:p>-28.13</text:p>
          </table:table-cell>
          <table:table-cell office:value-type="float" office:value="0.043702" calcext:value-type="float">
            <text:p>0.043702</text:p>
          </table:table-cell>
          <table:table-cell table:formula="of:=1000*[.I697]" office:value-type="float" office:value="43.702" calcext:value-type="float">
            <text:p>43.7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.5000000000005" calcext:value-type="float">
            <text:p>19.5</text:p>
          </table:table-cell>
          <table:table-cell office:value-type="float" office:value="0.229216157698828" calcext:value-type="float">
            <text:p>0.2292161577</text:p>
          </table:table-cell>
          <table:table-cell table:formula="of:=1000*[.E698]" office:value-type="float" office:value="229.216157698828" calcext:value-type="float">
            <text:p>229.2161576988</text:p>
          </table:table-cell>
          <table:table-cell office:value-type="float" office:value="-5.775" calcext:value-type="float">
            <text:p>-5.775</text:p>
          </table:table-cell>
          <table:table-cell table:formula="of:=[.G698]-22.5" office:value-type="float" office:value="-28.275" calcext:value-type="float">
            <text:p>-28.275</text:p>
          </table:table-cell>
          <table:table-cell office:value-type="float" office:value="0.0422889" calcext:value-type="float">
            <text:p>0.0422889</text:p>
          </table:table-cell>
          <table:table-cell table:formula="of:=1000*[.I698]" office:value-type="float" office:value="42.2889" calcext:value-type="float">
            <text:p>42.28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.6000000000005" calcext:value-type="float">
            <text:p>19.6</text:p>
          </table:table-cell>
          <table:table-cell office:value-type="float" office:value="0.226575622125078" calcext:value-type="float">
            <text:p>0.2265756221</text:p>
          </table:table-cell>
          <table:table-cell table:formula="of:=1000*[.E699]" office:value-type="float" office:value="226.575622125078" calcext:value-type="float">
            <text:p>226.5756221251</text:p>
          </table:table-cell>
          <table:table-cell office:value-type="float" office:value="-5.92" calcext:value-type="float">
            <text:p>-5.92</text:p>
          </table:table-cell>
          <table:table-cell table:formula="of:=[.G699]-22.5" office:value-type="float" office:value="-28.42" calcext:value-type="float">
            <text:p>-28.42</text:p>
          </table:table-cell>
          <table:table-cell office:value-type="float" office:value="0.0409434" calcext:value-type="float">
            <text:p>0.0409434</text:p>
          </table:table-cell>
          <table:table-cell table:formula="of:=1000*[.I699]" office:value-type="float" office:value="40.9434" calcext:value-type="float">
            <text:p>40.94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.7000000000005" calcext:value-type="float">
            <text:p>19.7</text:p>
          </table:table-cell>
          <table:table-cell office:value-type="float" office:value="0.224783732499736" calcext:value-type="float">
            <text:p>0.2247837325</text:p>
          </table:table-cell>
          <table:table-cell table:formula="of:=1000*[.E700]" office:value-type="float" office:value="224.783732499736" calcext:value-type="float">
            <text:p>224.7837324997</text:p>
          </table:table-cell>
          <table:table-cell office:value-type="float" office:value="-6.065" calcext:value-type="float">
            <text:p>-6.065</text:p>
          </table:table-cell>
          <table:table-cell table:formula="of:=[.G700]-22.5" office:value-type="float" office:value="-28.565" calcext:value-type="float">
            <text:p>-28.565</text:p>
          </table:table-cell>
          <table:table-cell office:value-type="float" office:value="0.0396473" calcext:value-type="float">
            <text:p>0.0396473</text:p>
          </table:table-cell>
          <table:table-cell table:formula="of:=1000*[.I700]" office:value-type="float" office:value="39.6473" calcext:value-type="float">
            <text:p>39.64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.8000000000005" calcext:value-type="float">
            <text:p>19.8</text:p>
          </table:table-cell>
          <table:table-cell office:value-type="float" office:value="0.223367156290562" calcext:value-type="float">
            <text:p>0.2233671563</text:p>
          </table:table-cell>
          <table:table-cell table:formula="of:=1000*[.E701]" office:value-type="float" office:value="223.367156290562" calcext:value-type="float">
            <text:p>223.3671562906</text:p>
          </table:table-cell>
          <table:table-cell office:value-type="float" office:value="-6.21" calcext:value-type="float">
            <text:p>-6.21</text:p>
          </table:table-cell>
          <table:table-cell table:formula="of:=[.G701]-22.5" office:value-type="float" office:value="-28.71" calcext:value-type="float">
            <text:p>-28.71</text:p>
          </table:table-cell>
          <table:table-cell office:value-type="float" office:value="0.0384157" calcext:value-type="float">
            <text:p>0.0384157</text:p>
          </table:table-cell>
          <table:table-cell table:formula="of:=1000*[.I701]" office:value-type="float" office:value="38.4157" calcext:value-type="float">
            <text:p>38.41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.9000000000005" calcext:value-type="float">
            <text:p>19.9</text:p>
          </table:table-cell>
          <table:table-cell office:value-type="float" office:value="0.222024278927168" calcext:value-type="float">
            <text:p>0.2220242789</text:p>
          </table:table-cell>
          <table:table-cell table:formula="of:=1000*[.E702]" office:value-type="float" office:value="222.024278927168" calcext:value-type="float">
            <text:p>222.0242789272</text:p>
          </table:table-cell>
          <table:table-cell office:value-type="float" office:value="-6.355" calcext:value-type="float">
            <text:p>-6.355</text:p>
          </table:table-cell>
          <table:table-cell table:formula="of:=[.G702]-22.5" office:value-type="float" office:value="-28.855" calcext:value-type="float">
            <text:p>-28.855</text:p>
          </table:table-cell>
          <table:table-cell office:value-type="float" office:value="0.0372406" calcext:value-type="float">
            <text:p>0.0372406</text:p>
          </table:table-cell>
          <table:table-cell table:formula="of:=1000*[.I702]" office:value-type="float" office:value="37.2406" calcext:value-type="float">
            <text:p>37.24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.0000000000005" calcext:value-type="float">
            <text:p>20</text:p>
          </table:table-cell>
          <table:table-cell office:value-type="float" office:value="0.220901610485148" calcext:value-type="float">
            <text:p>0.2209016105</text:p>
          </table:table-cell>
          <table:table-cell table:formula="of:=1000*[.E703]" office:value-type="float" office:value="220.901610485148" calcext:value-type="float">
            <text:p>220.9016104851</text:p>
          </table:table-cell>
          <table:table-cell office:value-type="float" office:value="-6.5" calcext:value-type="float">
            <text:p>-6.5</text:p>
          </table:table-cell>
          <table:table-cell table:formula="of:=[.G703]-22.5" office:value-type="float" office:value="-29" calcext:value-type="float">
            <text:p>-29</text:p>
          </table:table-cell>
          <table:table-cell office:value-type="float" office:value="0.0361151" calcext:value-type="float">
            <text:p>0.0361151</text:p>
          </table:table-cell>
          <table:table-cell table:formula="of:=1000*[.I703]" office:value-type="float" office:value="36.1151" calcext:value-type="float">
            <text:p>36.11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.1000000000005" calcext:value-type="float">
            <text:p>20.1</text:p>
          </table:table-cell>
          <table:table-cell office:value-type="float" office:value="0.220112894929856" calcext:value-type="float">
            <text:p>0.2201128949</text:p>
          </table:table-cell>
          <table:table-cell table:formula="of:=1000*[.E704]" office:value-type="float" office:value="220.112894929856" calcext:value-type="float">
            <text:p>220.1128949299</text:p>
          </table:table-cell>
          <table:table-cell office:value-type="float" office:value="-6.645" calcext:value-type="float">
            <text:p>-6.645</text:p>
          </table:table-cell>
          <table:table-cell table:formula="of:=[.G704]-22.5" office:value-type="float" office:value="-29.145" calcext:value-type="float">
            <text:p>-29.145</text:p>
          </table:table-cell>
          <table:table-cell office:value-type="float" office:value="0.0350177" calcext:value-type="float">
            <text:p>0.0350177</text:p>
          </table:table-cell>
          <table:table-cell table:formula="of:=1000*[.I704]" office:value-type="float" office:value="35.0177" calcext:value-type="float">
            <text:p>35.01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.2000000000005" calcext:value-type="float">
            <text:p>20.2</text:p>
          </table:table-cell>
          <table:table-cell office:value-type="float" office:value="0.219105451577572" calcext:value-type="float">
            <text:p>0.2191054516</text:p>
          </table:table-cell>
          <table:table-cell table:formula="of:=1000*[.E705]" office:value-type="float" office:value="219.105451577572" calcext:value-type="float">
            <text:p>219.1054515776</text:p>
          </table:table-cell>
          <table:table-cell office:value-type="float" office:value="-6.79" calcext:value-type="float">
            <text:p>-6.79</text:p>
          </table:table-cell>
          <table:table-cell table:formula="of:=[.G705]-22.5" office:value-type="float" office:value="-29.29" calcext:value-type="float">
            <text:p>-29.29</text:p>
          </table:table-cell>
          <table:table-cell office:value-type="float" office:value="0.0339802" calcext:value-type="float">
            <text:p>0.0339802</text:p>
          </table:table-cell>
          <table:table-cell table:formula="of:=1000*[.I705]" office:value-type="float" office:value="33.9802" calcext:value-type="float">
            <text:p>33.98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.3000000000005" calcext:value-type="float">
            <text:p>20.3</text:p>
          </table:table-cell>
          <table:table-cell office:value-type="float" office:value="0.218525871827468" calcext:value-type="float">
            <text:p>0.2185258718</text:p>
          </table:table-cell>
          <table:table-cell table:formula="of:=1000*[.E706]" office:value-type="float" office:value="218.525871827468" calcext:value-type="float">
            <text:p>218.5258718275</text:p>
          </table:table-cell>
          <table:table-cell office:value-type="float" office:value="-6.935" calcext:value-type="float">
            <text:p>-6.935</text:p>
          </table:table-cell>
          <table:table-cell table:formula="of:=[.G706]-22.5" office:value-type="float" office:value="-29.435" calcext:value-type="float">
            <text:p>-29.435</text:p>
          </table:table-cell>
          <table:table-cell office:value-type="float" office:value="0.0329872" calcext:value-type="float">
            <text:p>0.0329872</text:p>
          </table:table-cell>
          <table:table-cell table:formula="of:=1000*[.I706]" office:value-type="float" office:value="32.9872" calcext:value-type="float">
            <text:p>32.98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.4000000000005" calcext:value-type="float">
            <text:p>20.4</text:p>
          </table:table-cell>
          <table:table-cell office:value-type="float" office:value="0.218066388118564" calcext:value-type="float">
            <text:p>0.2180663881</text:p>
          </table:table-cell>
          <table:table-cell table:formula="of:=1000*[.E707]" office:value-type="float" office:value="218.066388118564" calcext:value-type="float">
            <text:p>218.0663881186</text:p>
          </table:table-cell>
          <table:table-cell office:value-type="float" office:value="-7.08" calcext:value-type="float">
            <text:p>-7.08</text:p>
          </table:table-cell>
          <table:table-cell table:formula="of:=[.G707]-22.5" office:value-type="float" office:value="-29.58" calcext:value-type="float">
            <text:p>-29.58</text:p>
          </table:table-cell>
          <table:table-cell office:value-type="float" office:value="0.0320209" calcext:value-type="float">
            <text:p>0.0320209</text:p>
          </table:table-cell>
          <table:table-cell table:formula="of:=1000*[.I707]" office:value-type="float" office:value="32.0209" calcext:value-type="float">
            <text:p>32.02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.5000000000005" calcext:value-type="float">
            <text:p>20.5</text:p>
          </table:table-cell>
          <table:table-cell office:value-type="float" office:value="0.217963846579051" calcext:value-type="float">
            <text:p>0.2179638466</text:p>
          </table:table-cell>
          <table:table-cell table:formula="of:=1000*[.E708]" office:value-type="float" office:value="217.963846579051" calcext:value-type="float">
            <text:p>217.9638465791</text:p>
          </table:table-cell>
          <table:table-cell office:value-type="float" office:value="-7.225" calcext:value-type="float">
            <text:p>-7.225</text:p>
          </table:table-cell>
          <table:table-cell table:formula="of:=[.G708]-22.5" office:value-type="float" office:value="-29.725" calcext:value-type="float">
            <text:p>-29.725</text:p>
          </table:table-cell>
          <table:table-cell office:value-type="float" office:value="0.0311009" calcext:value-type="float">
            <text:p>0.0311009</text:p>
          </table:table-cell>
          <table:table-cell table:formula="of:=1000*[.I708]" office:value-type="float" office:value="31.1009" calcext:value-type="float">
            <text:p>31.10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.6000000000005" calcext:value-type="float">
            <text:p>20.6</text:p>
          </table:table-cell>
          <table:table-cell office:value-type="float" office:value="0.218277962227099" calcext:value-type="float">
            <text:p>0.2182779622</text:p>
          </table:table-cell>
          <table:table-cell table:formula="of:=1000*[.E709]" office:value-type="float" office:value="218.277962227099" calcext:value-type="float">
            <text:p>218.2779622271</text:p>
          </table:table-cell>
          <table:table-cell office:value-type="float" office:value="-7.37" calcext:value-type="float">
            <text:p>-7.37</text:p>
          </table:table-cell>
          <table:table-cell table:formula="of:=[.G709]-22.5" office:value-type="float" office:value="-29.87" calcext:value-type="float">
            <text:p>-29.87</text:p>
          </table:table-cell>
          <table:table-cell office:value-type="float" office:value="0.0302114" calcext:value-type="float">
            <text:p>0.0302114</text:p>
          </table:table-cell>
          <table:table-cell table:formula="of:=1000*[.I709]" office:value-type="float" office:value="30.2114" calcext:value-type="float">
            <text:p>30.2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.7000000000005" calcext:value-type="float">
            <text:p>20.7</text:p>
          </table:table-cell>
          <table:table-cell office:value-type="float" office:value="0.218482498203725" calcext:value-type="float">
            <text:p>0.2184824982</text:p>
          </table:table-cell>
          <table:table-cell table:formula="of:=1000*[.E710]" office:value-type="float" office:value="218.482498203725" calcext:value-type="float">
            <text:p>218.4824982037</text:p>
          </table:table-cell>
          <table:table-cell office:value-type="float" office:value="-7.515" calcext:value-type="float">
            <text:p>-7.515</text:p>
          </table:table-cell>
          <table:table-cell table:formula="of:=[.G710]-22.5" office:value-type="float" office:value="-30.015" calcext:value-type="float">
            <text:p>-30.015</text:p>
          </table:table-cell>
          <table:table-cell office:value-type="float" office:value="0.0293717" calcext:value-type="float">
            <text:p>0.0293717</text:p>
          </table:table-cell>
          <table:table-cell table:formula="of:=1000*[.I710]" office:value-type="float" office:value="29.3717" calcext:value-type="float">
            <text:p>29.37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.8000000000005" calcext:value-type="float">
            <text:p>20.8</text:p>
          </table:table-cell>
          <table:table-cell office:value-type="float" office:value="0.218822956652574" calcext:value-type="float">
            <text:p>0.2188229567</text:p>
          </table:table-cell>
          <table:table-cell table:formula="of:=1000*[.E711]" office:value-type="float" office:value="218.822956652574" calcext:value-type="float">
            <text:p>218.8229566526</text:p>
          </table:table-cell>
          <table:table-cell office:value-type="float" office:value="-7.66" calcext:value-type="float">
            <text:p>-7.66</text:p>
          </table:table-cell>
          <table:table-cell table:formula="of:=[.G711]-22.5" office:value-type="float" office:value="-30.16" calcext:value-type="float">
            <text:p>-30.16</text:p>
          </table:table-cell>
          <table:table-cell office:value-type="float" office:value="0.0285487" calcext:value-type="float">
            <text:p>0.0285487</text:p>
          </table:table-cell>
          <table:table-cell table:formula="of:=1000*[.I711]" office:value-type="float" office:value="28.5487" calcext:value-type="float">
            <text:p>28.54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.9000000000005" calcext:value-type="float">
            <text:p>20.9</text:p>
          </table:table-cell>
          <table:table-cell office:value-type="float" office:value="0.219543666020147" calcext:value-type="float">
            <text:p>0.219543666</text:p>
          </table:table-cell>
          <table:table-cell table:formula="of:=1000*[.E712]" office:value-type="float" office:value="219.543666020147" calcext:value-type="float">
            <text:p>219.5436660201</text:p>
          </table:table-cell>
          <table:table-cell office:value-type="float" office:value="-7.805" calcext:value-type="float">
            <text:p>-7.805</text:p>
          </table:table-cell>
          <table:table-cell table:formula="of:=[.G712]-22.5" office:value-type="float" office:value="-30.305" calcext:value-type="float">
            <text:p>-30.305</text:p>
          </table:table-cell>
          <table:table-cell office:value-type="float" office:value="0.0277471" calcext:value-type="float">
            <text:p>0.0277471</text:p>
          </table:table-cell>
          <table:table-cell table:formula="of:=1000*[.I712]" office:value-type="float" office:value="27.7471" calcext:value-type="float">
            <text:p>27.74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0000000000005" calcext:value-type="float">
            <text:p>21</text:p>
          </table:table-cell>
          <table:table-cell office:value-type="float" office:value="0.220190474288549" calcext:value-type="float">
            <text:p>0.2201904743</text:p>
          </table:table-cell>
          <table:table-cell table:formula="of:=1000*[.E713]" office:value-type="float" office:value="220.190474288549" calcext:value-type="float">
            <text:p>220.1904742885</text:p>
          </table:table-cell>
          <table:table-cell office:value-type="float" office:value="-7.95" calcext:value-type="float">
            <text:p>-7.95</text:p>
          </table:table-cell>
          <table:table-cell table:formula="of:=[.G713]-22.5" office:value-type="float" office:value="-30.45" calcext:value-type="float">
            <text:p>-30.45</text:p>
          </table:table-cell>
          <table:table-cell office:value-type="float" office:value="0.0269915" calcext:value-type="float">
            <text:p>0.0269915</text:p>
          </table:table-cell>
          <table:table-cell table:formula="of:=1000*[.I713]" office:value-type="float" office:value="26.9915" calcext:value-type="float">
            <text:p>26.99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1000000000005" calcext:value-type="float">
            <text:p>21.1</text:p>
          </table:table-cell>
          <table:table-cell office:value-type="float" office:value="0.220956124177341" calcext:value-type="float">
            <text:p>0.2209561242</text:p>
          </table:table-cell>
          <table:table-cell table:formula="of:=1000*[.E714]" office:value-type="float" office:value="220.956124177341" calcext:value-type="float">
            <text:p>220.9561241773</text:p>
          </table:table-cell>
          <table:table-cell office:value-type="float" office:value="-8.095" calcext:value-type="float">
            <text:p>-8.095</text:p>
          </table:table-cell>
          <table:table-cell table:formula="of:=[.G714]-22.5" office:value-type="float" office:value="-30.595" calcext:value-type="float">
            <text:p>-30.595</text:p>
          </table:table-cell>
          <table:table-cell office:value-type="float" office:value="0.0262531" calcext:value-type="float">
            <text:p>0.0262531</text:p>
          </table:table-cell>
          <table:table-cell table:formula="of:=1000*[.I714]" office:value-type="float" office:value="26.2531" calcext:value-type="float">
            <text:p>26.25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2000000000005" calcext:value-type="float">
            <text:p>21.2</text:p>
          </table:table-cell>
          <table:table-cell office:value-type="float" office:value="0.222454462632766" calcext:value-type="float">
            <text:p>0.2224544626</text:p>
          </table:table-cell>
          <table:table-cell table:formula="of:=1000*[.E715]" office:value-type="float" office:value="222.454462632766" calcext:value-type="float">
            <text:p>222.4544626328</text:p>
          </table:table-cell>
          <table:table-cell office:value-type="float" office:value="-8.24" calcext:value-type="float">
            <text:p>-8.24</text:p>
          </table:table-cell>
          <table:table-cell table:formula="of:=[.G715]-22.5" office:value-type="float" office:value="-30.74" calcext:value-type="float">
            <text:p>-30.74</text:p>
          </table:table-cell>
          <table:table-cell office:value-type="float" office:value="0.0255506" calcext:value-type="float">
            <text:p>0.0255506</text:p>
          </table:table-cell>
          <table:table-cell table:formula="of:=1000*[.I715]" office:value-type="float" office:value="25.5506" calcext:value-type="float">
            <text:p>25.55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3000000000005" calcext:value-type="float">
            <text:p>21.3</text:p>
          </table:table-cell>
          <table:table-cell office:value-type="float" office:value="0.223471500934668" calcext:value-type="float">
            <text:p>0.2234715009</text:p>
          </table:table-cell>
          <table:table-cell table:formula="of:=1000*[.E716]" office:value-type="float" office:value="223.471500934668" calcext:value-type="float">
            <text:p>223.4715009347</text:p>
          </table:table-cell>
          <table:table-cell office:value-type="float" office:value="-8.385" calcext:value-type="float">
            <text:p>-8.385</text:p>
          </table:table-cell>
          <table:table-cell table:formula="of:=[.G716]-22.5" office:value-type="float" office:value="-30.885" calcext:value-type="float">
            <text:p>-30.885</text:p>
          </table:table-cell>
          <table:table-cell office:value-type="float" office:value="0.024864" calcext:value-type="float">
            <text:p>0.024864</text:p>
          </table:table-cell>
          <table:table-cell table:formula="of:=1000*[.I716]" office:value-type="float" office:value="24.864" calcext:value-type="float">
            <text:p>24.8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4000000000005" calcext:value-type="float">
            <text:p>21.4</text:p>
          </table:table-cell>
          <table:table-cell office:value-type="float" office:value="0.22435097827058" calcext:value-type="float">
            <text:p>0.2243509783</text:p>
          </table:table-cell>
          <table:table-cell table:formula="of:=1000*[.E717]" office:value-type="float" office:value="224.35097827058" calcext:value-type="float">
            <text:p>224.3509782706</text:p>
          </table:table-cell>
          <table:table-cell office:value-type="float" office:value="-8.53" calcext:value-type="float">
            <text:p>-8.53</text:p>
          </table:table-cell>
          <table:table-cell table:formula="of:=[.G717]-22.5" office:value-type="float" office:value="-31.03" calcext:value-type="float">
            <text:p>-31.03</text:p>
          </table:table-cell>
          <table:table-cell office:value-type="float" office:value="0.0242177" calcext:value-type="float">
            <text:p>0.0242177</text:p>
          </table:table-cell>
          <table:table-cell table:formula="of:=1000*[.I717]" office:value-type="float" office:value="24.2177" calcext:value-type="float">
            <text:p>24.21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5000000000005" calcext:value-type="float">
            <text:p>21.5</text:p>
          </table:table-cell>
          <table:table-cell office:value-type="float" office:value="0.226139282320812" calcext:value-type="float">
            <text:p>0.2261392823</text:p>
          </table:table-cell>
          <table:table-cell table:formula="of:=1000*[.E718]" office:value-type="float" office:value="226.139282320812" calcext:value-type="float">
            <text:p>226.1392823208</text:p>
          </table:table-cell>
          <table:table-cell office:value-type="float" office:value="-8.675" calcext:value-type="float">
            <text:p>-8.675</text:p>
          </table:table-cell>
          <table:table-cell table:formula="of:=[.G718]-22.5" office:value-type="float" office:value="-31.175" calcext:value-type="float">
            <text:p>-31.175</text:p>
          </table:table-cell>
          <table:table-cell office:value-type="float" office:value="0.0235794" calcext:value-type="float">
            <text:p>0.0235794</text:p>
          </table:table-cell>
          <table:table-cell table:formula="of:=1000*[.I718]" office:value-type="float" office:value="23.5794" calcext:value-type="float">
            <text:p>23.57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6000000000005" calcext:value-type="float">
            <text:p>21.6</text:p>
          </table:table-cell>
          <table:table-cell office:value-type="float" office:value="0.227341111225449" calcext:value-type="float">
            <text:p>0.2273411112</text:p>
          </table:table-cell>
          <table:table-cell table:formula="of:=1000*[.E719]" office:value-type="float" office:value="227.341111225449" calcext:value-type="float">
            <text:p>227.3411112254</text:p>
          </table:table-cell>
          <table:table-cell office:value-type="float" office:value="-8.82" calcext:value-type="float">
            <text:p>-8.82</text:p>
          </table:table-cell>
          <table:table-cell table:formula="of:=[.G719]-22.5" office:value-type="float" office:value="-31.32" calcext:value-type="float">
            <text:p>-31.32</text:p>
          </table:table-cell>
          <table:table-cell office:value-type="float" office:value="0.0229589" calcext:value-type="float">
            <text:p>0.0229589</text:p>
          </table:table-cell>
          <table:table-cell table:formula="of:=1000*[.I719]" office:value-type="float" office:value="22.9589" calcext:value-type="float">
            <text:p>22.95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7000000000005" calcext:value-type="float">
            <text:p>21.7</text:p>
          </table:table-cell>
          <table:table-cell office:value-type="float" office:value="0.227831835680873" calcext:value-type="float">
            <text:p>0.2278318357</text:p>
          </table:table-cell>
          <table:table-cell table:formula="of:=1000*[.E720]" office:value-type="float" office:value="227.831835680873" calcext:value-type="float">
            <text:p>227.8318356809</text:p>
          </table:table-cell>
          <table:table-cell office:value-type="float" office:value="-8.965" calcext:value-type="float">
            <text:p>-8.965</text:p>
          </table:table-cell>
          <table:table-cell table:formula="of:=[.G720]-22.5" office:value-type="float" office:value="-31.465" calcext:value-type="float">
            <text:p>-31.465</text:p>
          </table:table-cell>
          <table:table-cell office:value-type="float" office:value="0.0223682" calcext:value-type="float">
            <text:p>0.0223682</text:p>
          </table:table-cell>
          <table:table-cell table:formula="of:=1000*[.I720]" office:value-type="float" office:value="22.3682" calcext:value-type="float">
            <text:p>22.36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8000000000005" calcext:value-type="float">
            <text:p>21.8</text:p>
          </table:table-cell>
          <table:table-cell office:value-type="float" office:value="0.229195200198775" calcext:value-type="float">
            <text:p>0.2291952002</text:p>
          </table:table-cell>
          <table:table-cell table:formula="of:=1000*[.E721]" office:value-type="float" office:value="229.195200198775" calcext:value-type="float">
            <text:p>229.1952001988</text:p>
          </table:table-cell>
          <table:table-cell office:value-type="float" office:value="-9.11" calcext:value-type="float">
            <text:p>-9.11</text:p>
          </table:table-cell>
          <table:table-cell table:formula="of:=[.G721]-22.5" office:value-type="float" office:value="-31.61" calcext:value-type="float">
            <text:p>-31.61</text:p>
          </table:table-cell>
          <table:table-cell office:value-type="float" office:value="0.0217914" calcext:value-type="float">
            <text:p>0.0217914</text:p>
          </table:table-cell>
          <table:table-cell table:formula="of:=1000*[.I721]" office:value-type="float" office:value="21.7914" calcext:value-type="float">
            <text:p>21.79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9000000000005" calcext:value-type="float">
            <text:p>21.9</text:p>
          </table:table-cell>
          <table:table-cell office:value-type="float" office:value="0.229691028991785" calcext:value-type="float">
            <text:p>0.229691029</text:p>
          </table:table-cell>
          <table:table-cell table:formula="of:=1000*[.E722]" office:value-type="float" office:value="229.691028991785" calcext:value-type="float">
            <text:p>229.6910289918</text:p>
          </table:table-cell>
          <table:table-cell office:value-type="float" office:value="-9.255" calcext:value-type="float">
            <text:p>-9.255</text:p>
          </table:table-cell>
          <table:table-cell table:formula="of:=[.G722]-22.5" office:value-type="float" office:value="-31.755" calcext:value-type="float">
            <text:p>-31.755</text:p>
          </table:table-cell>
          <table:table-cell office:value-type="float" office:value="0.0212402" calcext:value-type="float">
            <text:p>0.0212402</text:p>
          </table:table-cell>
          <table:table-cell table:formula="of:=1000*[.I722]" office:value-type="float" office:value="21.2402" calcext:value-type="float">
            <text:p>21.24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0000000000005" calcext:value-type="float">
            <text:p>22</text:p>
          </table:table-cell>
          <table:table-cell office:value-type="float" office:value="0.230038720758358" calcext:value-type="float">
            <text:p>0.2300387208</text:p>
          </table:table-cell>
          <table:table-cell table:formula="of:=1000*[.E723]" office:value-type="float" office:value="230.038720758358" calcext:value-type="float">
            <text:p>230.0387207584</text:p>
          </table:table-cell>
          <table:table-cell office:value-type="float" office:value="-9.4" calcext:value-type="float">
            <text:p>-9.4</text:p>
          </table:table-cell>
          <table:table-cell table:formula="of:=[.G723]-22.5" office:value-type="float" office:value="-31.9" calcext:value-type="float">
            <text:p>-31.9</text:p>
          </table:table-cell>
          <table:table-cell office:value-type="float" office:value="0.0206988" calcext:value-type="float">
            <text:p>0.0206988</text:p>
          </table:table-cell>
          <table:table-cell table:formula="of:=1000*[.I723]" office:value-type="float" office:value="20.6988" calcext:value-type="float">
            <text:p>20.69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1000000000005" calcext:value-type="float">
            <text:p>22.1</text:p>
          </table:table-cell>
          <table:table-cell office:value-type="float" office:value="0.229834307183673" calcext:value-type="float">
            <text:p>0.2298343072</text:p>
          </table:table-cell>
          <table:table-cell table:formula="of:=1000*[.E724]" office:value-type="float" office:value="229.834307183673" calcext:value-type="float">
            <text:p>229.8343071837</text:p>
          </table:table-cell>
          <table:table-cell office:value-type="float" office:value="-9.545" calcext:value-type="float">
            <text:p>-9.545</text:p>
          </table:table-cell>
          <table:table-cell table:formula="of:=[.G724]-22.5" office:value-type="float" office:value="-32.045" calcext:value-type="float">
            <text:p>-32.045</text:p>
          </table:table-cell>
          <table:table-cell office:value-type="float" office:value="0.0201906" calcext:value-type="float">
            <text:p>0.0201906</text:p>
          </table:table-cell>
          <table:table-cell table:formula="of:=1000*[.I724]" office:value-type="float" office:value="20.1906" calcext:value-type="float">
            <text:p>20.19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2000000000005" calcext:value-type="float">
            <text:p>22.2</text:p>
          </table:table-cell>
          <table:table-cell office:value-type="float" office:value="0.228262886173594" calcext:value-type="float">
            <text:p>0.2282628862</text:p>
          </table:table-cell>
          <table:table-cell table:formula="of:=1000*[.E725]" office:value-type="float" office:value="228.262886173594" calcext:value-type="float">
            <text:p>228.2628861736</text:p>
          </table:table-cell>
          <table:table-cell office:value-type="float" office:value="-9.69" calcext:value-type="float">
            <text:p>-9.69</text:p>
          </table:table-cell>
          <table:table-cell table:formula="of:=[.G725]-22.5" office:value-type="float" office:value="-32.19" calcext:value-type="float">
            <text:p>-32.19</text:p>
          </table:table-cell>
          <table:table-cell office:value-type="float" office:value="0.019689" calcext:value-type="float">
            <text:p>0.019689</text:p>
          </table:table-cell>
          <table:table-cell table:formula="of:=1000*[.I725]" office:value-type="float" office:value="19.689" calcext:value-type="float">
            <text:p>19.6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3000000000005" calcext:value-type="float">
            <text:p>22.3</text:p>
          </table:table-cell>
          <table:table-cell office:value-type="float" office:value="0.226663887754255" calcext:value-type="float">
            <text:p>0.2266638878</text:p>
          </table:table-cell>
          <table:table-cell table:formula="of:=1000*[.E726]" office:value-type="float" office:value="226.663887754255" calcext:value-type="float">
            <text:p>226.6638877543</text:p>
          </table:table-cell>
          <table:table-cell office:value-type="float" office:value="-9.835" calcext:value-type="float">
            <text:p>-9.835</text:p>
          </table:table-cell>
          <table:table-cell table:formula="of:=[.G726]-22.5" office:value-type="float" office:value="-32.335" calcext:value-type="float">
            <text:p>-32.335</text:p>
          </table:table-cell>
          <table:table-cell office:value-type="float" office:value="0.0192001" calcext:value-type="float">
            <text:p>0.0192001</text:p>
          </table:table-cell>
          <table:table-cell table:formula="of:=1000*[.I726]" office:value-type="float" office:value="19.2001" calcext:value-type="float">
            <text:p>19.20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4000000000005" calcext:value-type="float">
            <text:p>22.4</text:p>
          </table:table-cell>
          <table:table-cell office:value-type="float" office:value="0.224686559871325" calcext:value-type="float">
            <text:p>0.2246865599</text:p>
          </table:table-cell>
          <table:table-cell table:formula="of:=1000*[.E727]" office:value-type="float" office:value="224.686559871325" calcext:value-type="float">
            <text:p>224.6865598713</text:p>
          </table:table-cell>
          <table:table-cell office:value-type="float" office:value="-9.98" calcext:value-type="float">
            <text:p>-9.98</text:p>
          </table:table-cell>
          <table:table-cell table:formula="of:=[.G727]-22.5" office:value-type="float" office:value="-32.48" calcext:value-type="float">
            <text:p>-32.48</text:p>
          </table:table-cell>
          <table:table-cell office:value-type="float" office:value="0.0187272" calcext:value-type="float">
            <text:p>0.0187272</text:p>
          </table:table-cell>
          <table:table-cell table:formula="of:=1000*[.I727]" office:value-type="float" office:value="18.7272" calcext:value-type="float">
            <text:p>18.72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5000000000005" calcext:value-type="float">
            <text:p>22.5</text:p>
          </table:table-cell>
          <table:table-cell office:value-type="float" office:value="0.221046799530819" calcext:value-type="float">
            <text:p>0.2210467995</text:p>
          </table:table-cell>
          <table:table-cell table:formula="of:=1000*[.E728]" office:value-type="float" office:value="221.046799530819" calcext:value-type="float">
            <text:p>221.0467995308</text:p>
          </table:table-cell>
          <table:table-cell office:value-type="float" office:value="-10.125" calcext:value-type="float">
            <text:p>-10.125</text:p>
          </table:table-cell>
          <table:table-cell table:formula="of:=[.G728]-22.5" office:value-type="float" office:value="-32.625" calcext:value-type="float">
            <text:p>-32.625</text:p>
          </table:table-cell>
          <table:table-cell office:value-type="float" office:value="0.0182684" calcext:value-type="float">
            <text:p>0.0182684</text:p>
          </table:table-cell>
          <table:table-cell table:formula="of:=1000*[.I728]" office:value-type="float" office:value="18.2684" calcext:value-type="float">
            <text:p>18.26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6000000000005" calcext:value-type="float">
            <text:p>22.6</text:p>
          </table:table-cell>
          <table:table-cell office:value-type="float" office:value="0.21716400257667" calcext:value-type="float">
            <text:p>0.2171640026</text:p>
          </table:table-cell>
          <table:table-cell table:formula="of:=1000*[.E729]" office:value-type="float" office:value="217.16400257667" calcext:value-type="float">
            <text:p>217.1640025767</text:p>
          </table:table-cell>
          <table:table-cell office:value-type="float" office:value="-10.27" calcext:value-type="float">
            <text:p>-10.27</text:p>
          </table:table-cell>
          <table:table-cell table:formula="of:=[.G729]-22.5" office:value-type="float" office:value="-32.77" calcext:value-type="float">
            <text:p>-32.77</text:p>
          </table:table-cell>
          <table:table-cell office:value-type="float" office:value="0.0178303" calcext:value-type="float">
            <text:p>0.0178303</text:p>
          </table:table-cell>
          <table:table-cell table:formula="of:=1000*[.I729]" office:value-type="float" office:value="17.8303" calcext:value-type="float">
            <text:p>17.83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7000000000005" calcext:value-type="float">
            <text:p>22.7</text:p>
          </table:table-cell>
          <table:table-cell office:value-type="float" office:value="0.211754160422437" calcext:value-type="float">
            <text:p>0.2117541604</text:p>
          </table:table-cell>
          <table:table-cell table:formula="of:=1000*[.E730]" office:value-type="float" office:value="211.754160422437" calcext:value-type="float">
            <text:p>211.7541604224</text:p>
          </table:table-cell>
          <table:table-cell office:value-type="float" office:value="-10.415" calcext:value-type="float">
            <text:p>-10.415</text:p>
          </table:table-cell>
          <table:table-cell table:formula="of:=[.G730]-22.5" office:value-type="float" office:value="-32.915" calcext:value-type="float">
            <text:p>-32.915</text:p>
          </table:table-cell>
          <table:table-cell office:value-type="float" office:value="0.0173974" calcext:value-type="float">
            <text:p>0.0173974</text:p>
          </table:table-cell>
          <table:table-cell table:formula="of:=1000*[.I730]" office:value-type="float" office:value="17.3974" calcext:value-type="float">
            <text:p>17.39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8000000000005" calcext:value-type="float">
            <text:p>22.8</text:p>
          </table:table-cell>
          <table:table-cell office:value-type="float" office:value="0.206161444348699" calcext:value-type="float">
            <text:p>0.2061614443</text:p>
          </table:table-cell>
          <table:table-cell table:formula="of:=1000*[.E731]" office:value-type="float" office:value="206.161444348699" calcext:value-type="float">
            <text:p>206.1614443487</text:p>
          </table:table-cell>
          <table:table-cell office:value-type="float" office:value="-10.56" calcext:value-type="float">
            <text:p>-10.56</text:p>
          </table:table-cell>
          <table:table-cell table:formula="of:=[.G731]-22.5" office:value-type="float" office:value="-33.06" calcext:value-type="float">
            <text:p>-33.06</text:p>
          </table:table-cell>
          <table:table-cell office:value-type="float" office:value="0.0169922" calcext:value-type="float">
            <text:p>0.0169922</text:p>
          </table:table-cell>
          <table:table-cell table:formula="of:=1000*[.I731]" office:value-type="float" office:value="16.9922" calcext:value-type="float">
            <text:p>16.99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9000000000005" calcext:value-type="float">
            <text:p>22.9</text:p>
          </table:table-cell>
          <table:table-cell office:value-type="float" office:value="0.200008583850742" calcext:value-type="float">
            <text:p>0.2000085839</text:p>
          </table:table-cell>
          <table:table-cell table:formula="of:=1000*[.E732]" office:value-type="float" office:value="200.008583850742" calcext:value-type="float">
            <text:p>200.0085838507</text:p>
          </table:table-cell>
          <table:table-cell office:value-type="float" office:value="-10.705" calcext:value-type="float">
            <text:p>-10.705</text:p>
          </table:table-cell>
          <table:table-cell table:formula="of:=[.G732]-22.5" office:value-type="float" office:value="-33.205" calcext:value-type="float">
            <text:p>-33.205</text:p>
          </table:table-cell>
          <table:table-cell office:value-type="float" office:value="0.0165898" calcext:value-type="float">
            <text:p>0.0165898</text:p>
          </table:table-cell>
          <table:table-cell table:formula="of:=1000*[.I732]" office:value-type="float" office:value="16.5898" calcext:value-type="float">
            <text:p>16.58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.0000000000005" calcext:value-type="float">
            <text:p>23</text:p>
          </table:table-cell>
          <table:table-cell office:value-type="float" office:value="0.194337295837339" calcext:value-type="float">
            <text:p>0.1943372958</text:p>
          </table:table-cell>
          <table:table-cell table:formula="of:=1000*[.E733]" office:value-type="float" office:value="194.337295837339" calcext:value-type="float">
            <text:p>194.3372958373</text:p>
          </table:table-cell>
          <table:table-cell office:value-type="float" office:value="-10.85" calcext:value-type="float">
            <text:p>-10.85</text:p>
          </table:table-cell>
          <table:table-cell table:formula="of:=[.G733]-22.5" office:value-type="float" office:value="-33.35" calcext:value-type="float">
            <text:p>-33.35</text:p>
          </table:table-cell>
          <table:table-cell office:value-type="float" office:value="0.0161961" calcext:value-type="float">
            <text:p>0.0161961</text:p>
          </table:table-cell>
          <table:table-cell table:formula="of:=1000*[.I733]" office:value-type="float" office:value="16.1961" calcext:value-type="float">
            <text:p>16.19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.1000000000005" calcext:value-type="float">
            <text:p>23.1</text:p>
          </table:table-cell>
          <table:table-cell office:value-type="float" office:value="0.187101732183468" calcext:value-type="float">
            <text:p>0.1871017322</text:p>
          </table:table-cell>
          <table:table-cell table:formula="of:=1000*[.E734]" office:value-type="float" office:value="187.101732183468" calcext:value-type="float">
            <text:p>187.1017321835</text:p>
          </table:table-cell>
          <table:table-cell office:value-type="float" office:value="-10.995" calcext:value-type="float">
            <text:p>-10.995</text:p>
          </table:table-cell>
          <table:table-cell table:formula="of:=[.G734]-22.5" office:value-type="float" office:value="-33.495" calcext:value-type="float">
            <text:p>-33.495</text:p>
          </table:table-cell>
          <table:table-cell office:value-type="float" office:value="0.0158168" calcext:value-type="float">
            <text:p>0.0158168</text:p>
          </table:table-cell>
          <table:table-cell table:formula="of:=1000*[.I734]" office:value-type="float" office:value="15.8168" calcext:value-type="float">
            <text:p>15.81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.2000000000005" calcext:value-type="float">
            <text:p>23.2</text:p>
          </table:table-cell>
          <table:table-cell office:value-type="float" office:value="0.181211767770253" calcext:value-type="float">
            <text:p>0.1812117678</text:p>
          </table:table-cell>
          <table:table-cell table:formula="of:=1000*[.E735]" office:value-type="float" office:value="181.211767770253" calcext:value-type="float">
            <text:p>181.2117677703</text:p>
          </table:table-cell>
          <table:table-cell office:value-type="float" office:value="-11.14" calcext:value-type="float">
            <text:p>-11.14</text:p>
          </table:table-cell>
          <table:table-cell table:formula="of:=[.G735]-22.5" office:value-type="float" office:value="-33.64" calcext:value-type="float">
            <text:p>-33.64</text:p>
          </table:table-cell>
          <table:table-cell office:value-type="float" office:value="0.015447" calcext:value-type="float">
            <text:p>0.015447</text:p>
          </table:table-cell>
          <table:table-cell table:formula="of:=1000*[.I735]" office:value-type="float" office:value="15.447" calcext:value-type="float">
            <text:p>15.4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.3000000000005" calcext:value-type="float">
            <text:p>23.3</text:p>
          </table:table-cell>
          <table:table-cell office:value-type="float" office:value="0.173800701729312" calcext:value-type="float">
            <text:p>0.1738007017</text:p>
          </table:table-cell>
          <table:table-cell table:formula="of:=1000*[.E736]" office:value-type="float" office:value="173.800701729312" calcext:value-type="float">
            <text:p>173.8007017293</text:p>
          </table:table-cell>
          <table:table-cell office:value-type="float" office:value="-11.285" calcext:value-type="float">
            <text:p>-11.285</text:p>
          </table:table-cell>
          <table:table-cell table:formula="of:=[.G736]-22.5" office:value-type="float" office:value="-33.785" calcext:value-type="float">
            <text:p>-33.785</text:p>
          </table:table-cell>
          <table:table-cell office:value-type="float" office:value="0.0150935" calcext:value-type="float">
            <text:p>0.0150935</text:p>
          </table:table-cell>
          <table:table-cell table:formula="of:=1000*[.I736]" office:value-type="float" office:value="15.0935" calcext:value-type="float">
            <text:p>15.09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.4000000000005" calcext:value-type="float">
            <text:p>23.4</text:p>
          </table:table-cell>
          <table:table-cell office:value-type="float" office:value="0.168071104858269" calcext:value-type="float">
            <text:p>0.1680711049</text:p>
          </table:table-cell>
          <table:table-cell table:formula="of:=1000*[.E737]" office:value-type="float" office:value="168.071104858269" calcext:value-type="float">
            <text:p>168.0711048583</text:p>
          </table:table-cell>
          <table:table-cell office:value-type="float" office:value="-11.43" calcext:value-type="float">
            <text:p>-11.43</text:p>
          </table:table-cell>
          <table:table-cell table:formula="of:=[.G737]-22.5" office:value-type="float" office:value="-33.93" calcext:value-type="float">
            <text:p>-33.93</text:p>
          </table:table-cell>
          <table:table-cell office:value-type="float" office:value="0.0147494" calcext:value-type="float">
            <text:p>0.0147494</text:p>
          </table:table-cell>
          <table:table-cell table:formula="of:=1000*[.I737]" office:value-type="float" office:value="14.7494" calcext:value-type="float">
            <text:p>14.74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.5000000000005" calcext:value-type="float">
            <text:p>23.5</text:p>
          </table:table-cell>
          <table:table-cell office:value-type="float" office:value="0.161858797755955" calcext:value-type="float">
            <text:p>0.1618587978</text:p>
          </table:table-cell>
          <table:table-cell table:formula="of:=1000*[.E738]" office:value-type="float" office:value="161.858797755955" calcext:value-type="float">
            <text:p>161.858797756</text:p>
          </table:table-cell>
          <table:table-cell office:value-type="float" office:value="-11.575" calcext:value-type="float">
            <text:p>-11.575</text:p>
          </table:table-cell>
          <table:table-cell table:formula="of:=[.G738]-22.5" office:value-type="float" office:value="-34.075" calcext:value-type="float">
            <text:p>-34.075</text:p>
          </table:table-cell>
          <table:table-cell office:value-type="float" office:value="0.0144151" calcext:value-type="float">
            <text:p>0.0144151</text:p>
          </table:table-cell>
          <table:table-cell table:formula="of:=1000*[.I738]" office:value-type="float" office:value="14.4151" calcext:value-type="float">
            <text:p>14.41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.6000000000005" calcext:value-type="float">
            <text:p>23.6</text:p>
          </table:table-cell>
          <table:table-cell office:value-type="float" office:value="0.155675560732428" calcext:value-type="float">
            <text:p>0.1556755607</text:p>
          </table:table-cell>
          <table:table-cell table:formula="of:=1000*[.E739]" office:value-type="float" office:value="155.675560732428" calcext:value-type="float">
            <text:p>155.6755607324</text:p>
          </table:table-cell>
          <table:table-cell office:value-type="float" office:value="-11.72" calcext:value-type="float">
            <text:p>-11.72</text:p>
          </table:table-cell>
          <table:table-cell table:formula="of:=[.G739]-22.5" office:value-type="float" office:value="-34.22" calcext:value-type="float">
            <text:p>-34.22</text:p>
          </table:table-cell>
          <table:table-cell office:value-type="float" office:value="0.0140893" calcext:value-type="float">
            <text:p>0.0140893</text:p>
          </table:table-cell>
          <table:table-cell table:formula="of:=1000*[.I739]" office:value-type="float" office:value="14.0893" calcext:value-type="float">
            <text:p>14.08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.7000000000005" calcext:value-type="float">
            <text:p>23.7</text:p>
          </table:table-cell>
          <table:table-cell office:value-type="float" office:value="0.150433143334983" calcext:value-type="float">
            <text:p>0.1504331433</text:p>
          </table:table-cell>
          <table:table-cell table:formula="of:=1000*[.E740]" office:value-type="float" office:value="150.433143334983" calcext:value-type="float">
            <text:p>150.433143335</text:p>
          </table:table-cell>
          <table:table-cell office:value-type="float" office:value="-11.865" calcext:value-type="float">
            <text:p>-11.865</text:p>
          </table:table-cell>
          <table:table-cell table:formula="of:=[.G740]-22.5" office:value-type="float" office:value="-34.365" calcext:value-type="float">
            <text:p>-34.365</text:p>
          </table:table-cell>
          <table:table-cell office:value-type="float" office:value="0.0137696" calcext:value-type="float">
            <text:p>0.0137696</text:p>
          </table:table-cell>
          <table:table-cell table:formula="of:=1000*[.I740]" office:value-type="float" office:value="13.7696" calcext:value-type="float">
            <text:p>13.76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.8000000000005" calcext:value-type="float">
            <text:p>23.8</text:p>
          </table:table-cell>
          <table:table-cell office:value-type="float" office:value="0.144227841018937" calcext:value-type="float">
            <text:p>0.144227841</text:p>
          </table:table-cell>
          <table:table-cell table:formula="of:=1000*[.E741]" office:value-type="float" office:value="144.227841018937" calcext:value-type="float">
            <text:p>144.2278410189</text:p>
          </table:table-cell>
          <table:table-cell office:value-type="float" office:value="-12.01" calcext:value-type="float">
            <text:p>-12.01</text:p>
          </table:table-cell>
          <table:table-cell table:formula="of:=[.G741]-22.5" office:value-type="float" office:value="-34.51" calcext:value-type="float">
            <text:p>-34.51</text:p>
          </table:table-cell>
          <table:table-cell office:value-type="float" office:value="0.0134602" calcext:value-type="float">
            <text:p>0.0134602</text:p>
          </table:table-cell>
          <table:table-cell table:formula="of:=1000*[.I741]" office:value-type="float" office:value="13.4602" calcext:value-type="float">
            <text:p>13.46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.9000000000005" calcext:value-type="float">
            <text:p>23.9</text:p>
          </table:table-cell>
          <table:table-cell office:value-type="float" office:value="0.139431733465975" calcext:value-type="float">
            <text:p>0.1394317335</text:p>
          </table:table-cell>
          <table:table-cell table:formula="of:=1000*[.E742]" office:value-type="float" office:value="139.431733465975" calcext:value-type="float">
            <text:p>139.431733466</text:p>
          </table:table-cell>
          <table:table-cell office:value-type="float" office:value="-12.155" calcext:value-type="float">
            <text:p>-12.155</text:p>
          </table:table-cell>
          <table:table-cell table:formula="of:=[.G742]-22.5" office:value-type="float" office:value="-34.655" calcext:value-type="float">
            <text:p>-34.655</text:p>
          </table:table-cell>
          <table:table-cell office:value-type="float" office:value="0.0131586" calcext:value-type="float">
            <text:p>0.0131586</text:p>
          </table:table-cell>
          <table:table-cell table:formula="of:=1000*[.I742]" office:value-type="float" office:value="13.1586" calcext:value-type="float">
            <text:p>13.15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.0000000000005" calcext:value-type="float">
            <text:p>24</text:p>
          </table:table-cell>
          <table:table-cell office:value-type="float" office:value="0.134487366193625" calcext:value-type="float">
            <text:p>0.1344873662</text:p>
          </table:table-cell>
          <table:table-cell table:formula="of:=1000*[.E743]" office:value-type="float" office:value="134.487366193625" calcext:value-type="float">
            <text:p>134.4873661936</text:p>
          </table:table-cell>
          <table:table-cell office:value-type="float" office:value="-12.3" calcext:value-type="float">
            <text:p>-12.3</text:p>
          </table:table-cell>
          <table:table-cell table:formula="of:=[.G743]-22.5" office:value-type="float" office:value="-34.8" calcext:value-type="float">
            <text:p>-34.8</text:p>
          </table:table-cell>
          <table:table-cell office:value-type="float" office:value="0.0128704" calcext:value-type="float">
            <text:p>0.0128704</text:p>
          </table:table-cell>
          <table:table-cell table:formula="of:=1000*[.I743]" office:value-type="float" office:value="12.8704" calcext:value-type="float">
            <text:p>12.87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.1000000000005" calcext:value-type="float">
            <text:p>24.1</text:p>
          </table:table-cell>
          <table:table-cell office:value-type="float" office:value="0.129103018739383" calcext:value-type="float">
            <text:p>0.1291030187</text:p>
          </table:table-cell>
          <table:table-cell table:formula="of:=1000*[.E744]" office:value-type="float" office:value="129.103018739383" calcext:value-type="float">
            <text:p>129.1030187394</text:p>
          </table:table-cell>
          <table:table-cell office:value-type="float" office:value="-12.445" calcext:value-type="float">
            <text:p>-12.445</text:p>
          </table:table-cell>
          <table:table-cell table:formula="of:=[.G744]-22.5" office:value-type="float" office:value="-34.945" calcext:value-type="float">
            <text:p>-34.945</text:p>
          </table:table-cell>
          <table:table-cell office:value-type="float" office:value="0.0125883" calcext:value-type="float">
            <text:p>0.0125883</text:p>
          </table:table-cell>
          <table:table-cell table:formula="of:=1000*[.I744]" office:value-type="float" office:value="12.5883" calcext:value-type="float">
            <text:p>12.58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.2000000000005" calcext:value-type="float">
            <text:p>24.2</text:p>
          </table:table-cell>
          <table:table-cell office:value-type="float" office:value="0.124943356521802" calcext:value-type="float">
            <text:p>0.1249433565</text:p>
          </table:table-cell>
          <table:table-cell table:formula="of:=1000*[.E745]" office:value-type="float" office:value="124.943356521802" calcext:value-type="float">
            <text:p>124.9433565218</text:p>
          </table:table-cell>
          <table:table-cell office:value-type="float" office:value="-12.59" calcext:value-type="float">
            <text:p>-12.59</text:p>
          </table:table-cell>
          <table:table-cell table:formula="of:=[.G745]-22.5" office:value-type="float" office:value="-35.09" calcext:value-type="float">
            <text:p>-35.09</text:p>
          </table:table-cell>
          <table:table-cell office:value-type="float" office:value="0.0123157" calcext:value-type="float">
            <text:p>0.0123157</text:p>
          </table:table-cell>
          <table:table-cell table:formula="of:=1000*[.I745]" office:value-type="float" office:value="12.3157" calcext:value-type="float">
            <text:p>12.31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.3000000000005" calcext:value-type="float">
            <text:p>24.3</text:p>
          </table:table-cell>
          <table:table-cell office:value-type="float" office:value="0.120941829633781" calcext:value-type="float">
            <text:p>0.1209418296</text:p>
          </table:table-cell>
          <table:table-cell table:formula="of:=1000*[.E746]" office:value-type="float" office:value="120.941829633781" calcext:value-type="float">
            <text:p>120.9418296338</text:p>
          </table:table-cell>
          <table:table-cell office:value-type="float" office:value="-12.735" calcext:value-type="float">
            <text:p>-12.735</text:p>
          </table:table-cell>
          <table:table-cell table:formula="of:=[.G746]-22.5" office:value-type="float" office:value="-35.235" calcext:value-type="float">
            <text:p>-35.235</text:p>
          </table:table-cell>
          <table:table-cell office:value-type="float" office:value="0.0120491" calcext:value-type="float">
            <text:p>0.0120491</text:p>
          </table:table-cell>
          <table:table-cell table:formula="of:=1000*[.I746]" office:value-type="float" office:value="12.0491" calcext:value-type="float">
            <text:p>12.04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.4000000000005" calcext:value-type="float">
            <text:p>24.4</text:p>
          </table:table-cell>
          <table:table-cell office:value-type="float" office:value="0.116300327241753" calcext:value-type="float">
            <text:p>0.1163003272</text:p>
          </table:table-cell>
          <table:table-cell table:formula="of:=1000*[.E747]" office:value-type="float" office:value="116.300327241753" calcext:value-type="float">
            <text:p>116.3003272418</text:p>
          </table:table-cell>
          <table:table-cell office:value-type="float" office:value="-12.88" calcext:value-type="float">
            <text:p>-12.88</text:p>
          </table:table-cell>
          <table:table-cell table:formula="of:=[.G747]-22.5" office:value-type="float" office:value="-35.38" calcext:value-type="float">
            <text:p>-35.38</text:p>
          </table:table-cell>
          <table:table-cell office:value-type="float" office:value="0.0117919" calcext:value-type="float">
            <text:p>0.0117919</text:p>
          </table:table-cell>
          <table:table-cell table:formula="of:=1000*[.I747]" office:value-type="float" office:value="11.7919" calcext:value-type="float">
            <text:p>11.79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.5000000000005" calcext:value-type="float">
            <text:p>24.5</text:p>
          </table:table-cell>
          <table:table-cell office:value-type="float" office:value="0.111996659402533" calcext:value-type="float">
            <text:p>0.1119966594</text:p>
          </table:table-cell>
          <table:table-cell table:formula="of:=1000*[.E748]" office:value-type="float" office:value="111.996659402533" calcext:value-type="float">
            <text:p>111.9966594025</text:p>
          </table:table-cell>
          <table:table-cell office:value-type="float" office:value="-13.025" calcext:value-type="float">
            <text:p>-13.025</text:p>
          </table:table-cell>
          <table:table-cell table:formula="of:=[.G748]-22.5" office:value-type="float" office:value="-35.525" calcext:value-type="float">
            <text:p>-35.525</text:p>
          </table:table-cell>
          <table:table-cell office:value-type="float" office:value="0.011532" calcext:value-type="float">
            <text:p>0.011532</text:p>
          </table:table-cell>
          <table:table-cell table:formula="of:=1000*[.I748]" office:value-type="float" office:value="11.532" calcext:value-type="float">
            <text:p>11.5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.6000000000005" calcext:value-type="float">
            <text:p>24.6</text:p>
          </table:table-cell>
          <table:table-cell office:value-type="float" office:value="0.108463685961986" calcext:value-type="float">
            <text:p>0.108463686</text:p>
          </table:table-cell>
          <table:table-cell table:formula="of:=1000*[.E749]" office:value-type="float" office:value="108.463685961986" calcext:value-type="float">
            <text:p>108.463685962</text:p>
          </table:table-cell>
          <table:table-cell office:value-type="float" office:value="-13.17" calcext:value-type="float">
            <text:p>-13.17</text:p>
          </table:table-cell>
          <table:table-cell table:formula="of:=[.G749]-22.5" office:value-type="float" office:value="-35.67" calcext:value-type="float">
            <text:p>-35.67</text:p>
          </table:table-cell>
          <table:table-cell office:value-type="float" office:value="0.0112852" calcext:value-type="float">
            <text:p>0.0112852</text:p>
          </table:table-cell>
          <table:table-cell table:formula="of:=1000*[.I749]" office:value-type="float" office:value="11.2852" calcext:value-type="float">
            <text:p>11.28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.7000000000005" calcext:value-type="float">
            <text:p>24.7</text:p>
          </table:table-cell>
          <table:table-cell office:value-type="float" office:value="0.104953898460463" calcext:value-type="float">
            <text:p>0.1049538985</text:p>
          </table:table-cell>
          <table:table-cell table:formula="of:=1000*[.E750]" office:value-type="float" office:value="104.953898460463" calcext:value-type="float">
            <text:p>104.9538984605</text:p>
          </table:table-cell>
          <table:table-cell office:value-type="float" office:value="-13.315" calcext:value-type="float">
            <text:p>-13.315</text:p>
          </table:table-cell>
          <table:table-cell table:formula="of:=[.G750]-22.5" office:value-type="float" office:value="-35.815" calcext:value-type="float">
            <text:p>-35.815</text:p>
          </table:table-cell>
          <table:table-cell office:value-type="float" office:value="0.0110472" calcext:value-type="float">
            <text:p>0.0110472</text:p>
          </table:table-cell>
          <table:table-cell table:formula="of:=1000*[.I750]" office:value-type="float" office:value="11.0472" calcext:value-type="float">
            <text:p>11.04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.8000000000005" calcext:value-type="float">
            <text:p>24.8</text:p>
          </table:table-cell>
          <table:table-cell office:value-type="float" office:value="0.101467296897956" calcext:value-type="float">
            <text:p>0.1014672969</text:p>
          </table:table-cell>
          <table:table-cell table:formula="of:=1000*[.E751]" office:value-type="float" office:value="101.467296897956" calcext:value-type="float">
            <text:p>101.467296898</text:p>
          </table:table-cell>
          <table:table-cell office:value-type="float" office:value="-13.46" calcext:value-type="float">
            <text:p>-13.46</text:p>
          </table:table-cell>
          <table:table-cell table:formula="of:=[.G751]-22.5" office:value-type="float" office:value="-35.96" calcext:value-type="float">
            <text:p>-35.96</text:p>
          </table:table-cell>
          <table:table-cell office:value-type="float" office:value="0.0108144" calcext:value-type="float">
            <text:p>0.0108144</text:p>
          </table:table-cell>
          <table:table-cell table:formula="of:=1000*[.I751]" office:value-type="float" office:value="10.8144" calcext:value-type="float">
            <text:p>10.8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.9000000000005" calcext:value-type="float">
            <text:p>24.9</text:p>
          </table:table-cell>
          <table:table-cell office:value-type="float" office:value="0.0982643795794653" calcext:value-type="float">
            <text:p>0.0982643796</text:p>
          </table:table-cell>
          <table:table-cell table:formula="of:=1000*[.E752]" office:value-type="float" office:value="98.2643795794653" calcext:value-type="float">
            <text:p>98.2643795795</text:p>
          </table:table-cell>
          <table:table-cell office:value-type="float" office:value="-13.605" calcext:value-type="float">
            <text:p>-13.605</text:p>
          </table:table-cell>
          <table:table-cell table:formula="of:=[.G752]-22.5" office:value-type="float" office:value="-36.105" calcext:value-type="float">
            <text:p>-36.105</text:p>
          </table:table-cell>
          <table:table-cell office:value-type="float" office:value="0.010584" calcext:value-type="float">
            <text:p>0.010584</text:p>
          </table:table-cell>
          <table:table-cell table:formula="of:=1000*[.I752]" office:value-type="float" office:value="10.584" calcext:value-type="float">
            <text:p>10.5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.0000000000005" calcext:value-type="float">
            <text:p>25</text:p>
          </table:table-cell>
          <table:table-cell office:value-type="float" office:value="0.0949433364425135" calcext:value-type="float">
            <text:p>0.0949433364</text:p>
          </table:table-cell>
          <table:table-cell table:formula="of:=1000*[.E753]" office:value-type="float" office:value="94.9433364425135" calcext:value-type="float">
            <text:p>94.9433364425</text:p>
          </table:table-cell>
          <table:table-cell office:value-type="float" office:value="-13.75" calcext:value-type="float">
            <text:p>-13.75</text:p>
          </table:table-cell>
          <table:table-cell table:formula="of:=[.G753]-22.5" office:value-type="float" office:value="-36.25" calcext:value-type="float">
            <text:p>-36.25</text:p>
          </table:table-cell>
          <table:table-cell office:value-type="float" office:value="0.0103639" calcext:value-type="float">
            <text:p>0.0103639</text:p>
          </table:table-cell>
          <table:table-cell table:formula="of:=1000*[.I753]" office:value-type="float" office:value="10.3639" calcext:value-type="float">
            <text:p>10.36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.1000000000005" calcext:value-type="float">
            <text:p>25.1</text:p>
          </table:table-cell>
          <table:table-cell office:value-type="float" office:value="0.091808507348648" calcext:value-type="float">
            <text:p>0.0918085073</text:p>
          </table:table-cell>
          <table:table-cell table:formula="of:=1000*[.E754]" office:value-type="float" office:value="91.808507348648" calcext:value-type="float">
            <text:p>91.8085073486</text:p>
          </table:table-cell>
          <table:table-cell office:value-type="float" office:value="-13.895" calcext:value-type="float">
            <text:p>-13.895</text:p>
          </table:table-cell>
          <table:table-cell table:formula="of:=[.G754]-22.5" office:value-type="float" office:value="-36.395" calcext:value-type="float">
            <text:p>-36.395</text:p>
          </table:table-cell>
          <table:table-cell office:value-type="float" office:value="0.0101515" calcext:value-type="float">
            <text:p>0.0101515</text:p>
          </table:table-cell>
          <table:table-cell table:formula="of:=1000*[.I754]" office:value-type="float" office:value="10.1515" calcext:value-type="float">
            <text:p>10.15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.2000000000005" calcext:value-type="float">
            <text:p>25.2</text:p>
          </table:table-cell>
          <table:table-cell office:value-type="float" office:value="0.0890948651238229" calcext:value-type="float">
            <text:p>0.0890948651</text:p>
          </table:table-cell>
          <table:table-cell table:formula="of:=1000*[.E755]" office:value-type="float" office:value="89.0948651238229" calcext:value-type="float">
            <text:p>89.0948651238</text:p>
          </table:table-cell>
          <table:table-cell office:value-type="float" office:value="-14.04" calcext:value-type="float">
            <text:p>-14.04</text:p>
          </table:table-cell>
          <table:table-cell table:formula="of:=[.G755]-22.5" office:value-type="float" office:value="-36.54" calcext:value-type="float">
            <text:p>-36.54</text:p>
          </table:table-cell>
          <table:table-cell office:value-type="float" office:value="0.00993952" calcext:value-type="float">
            <text:p>0.00993952</text:p>
          </table:table-cell>
          <table:table-cell table:formula="of:=1000*[.I755]" office:value-type="float" office:value="9.93952" calcext:value-type="float">
            <text:p>9.939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.3000000000005" calcext:value-type="float">
            <text:p>25.3</text:p>
          </table:table-cell>
          <table:table-cell office:value-type="float" office:value="0.0863927783574941" calcext:value-type="float">
            <text:p>0.0863927784</text:p>
          </table:table-cell>
          <table:table-cell table:formula="of:=1000*[.E756]" office:value-type="float" office:value="86.3927783574941" calcext:value-type="float">
            <text:p>86.3927783575</text:p>
          </table:table-cell>
          <table:table-cell office:value-type="float" office:value="-14.185" calcext:value-type="float">
            <text:p>-14.185</text:p>
          </table:table-cell>
          <table:table-cell table:formula="of:=[.G756]-22.5" office:value-type="float" office:value="-36.685" calcext:value-type="float">
            <text:p>-36.685</text:p>
          </table:table-cell>
          <table:table-cell office:value-type="float" office:value="0.00973555" calcext:value-type="float">
            <text:p>0.00973555</text:p>
          </table:table-cell>
          <table:table-cell table:formula="of:=1000*[.I756]" office:value-type="float" office:value="9.73555" calcext:value-type="float">
            <text:p>9.735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.4000000000005" calcext:value-type="float">
            <text:p>25.4</text:p>
          </table:table-cell>
          <table:table-cell office:value-type="float" office:value="0.0837022470496538" calcext:value-type="float">
            <text:p>0.083702247</text:p>
          </table:table-cell>
          <table:table-cell table:formula="of:=1000*[.E757]" office:value-type="float" office:value="83.7022470496538" calcext:value-type="float">
            <text:p>83.7022470497</text:p>
          </table:table-cell>
          <table:table-cell office:value-type="float" office:value="-14.33" calcext:value-type="float">
            <text:p>-14.33</text:p>
          </table:table-cell>
          <table:table-cell table:formula="of:=[.G757]-22.5" office:value-type="float" office:value="-36.83" calcext:value-type="float">
            <text:p>-36.83</text:p>
          </table:table-cell>
          <table:table-cell office:value-type="float" office:value="0.00953578" calcext:value-type="float">
            <text:p>0.00953578</text:p>
          </table:table-cell>
          <table:table-cell table:formula="of:=1000*[.I757]" office:value-type="float" office:value="9.53578" calcext:value-type="float">
            <text:p>9.535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.5000000000005" calcext:value-type="float">
            <text:p>25.5</text:p>
          </table:table-cell>
          <table:table-cell office:value-type="float" office:value="0.0812778255598377" calcext:value-type="float">
            <text:p>0.0812778256</text:p>
          </table:table-cell>
          <table:table-cell table:formula="of:=1000*[.E758]" office:value-type="float" office:value="81.2778255598377" calcext:value-type="float">
            <text:p>81.2778255598</text:p>
          </table:table-cell>
          <table:table-cell office:value-type="float" office:value="-14.475" calcext:value-type="float">
            <text:p>-14.475</text:p>
          </table:table-cell>
          <table:table-cell table:formula="of:=[.G758]-22.5" office:value-type="float" office:value="-36.975" calcext:value-type="float">
            <text:p>-36.975</text:p>
          </table:table-cell>
          <table:table-cell office:value-type="float" office:value="0.00934399" calcext:value-type="float">
            <text:p>0.00934399</text:p>
          </table:table-cell>
          <table:table-cell table:formula="of:=1000*[.I758]" office:value-type="float" office:value="9.34399" calcext:value-type="float">
            <text:p>9.343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.6000000000005" calcext:value-type="float">
            <text:p>25.6</text:p>
          </table:table-cell>
          <table:table-cell office:value-type="float" office:value="0.0787969319579024" calcext:value-type="float">
            <text:p>0.078796932</text:p>
          </table:table-cell>
          <table:table-cell table:formula="of:=1000*[.E759]" office:value-type="float" office:value="78.7969319579024" calcext:value-type="float">
            <text:p>78.7969319579</text:p>
          </table:table-cell>
          <table:table-cell office:value-type="float" office:value="-14.62" calcext:value-type="float">
            <text:p>-14.62</text:p>
          </table:table-cell>
          <table:table-cell table:formula="of:=[.G759]-22.5" office:value-type="float" office:value="-37.12" calcext:value-type="float">
            <text:p>-37.12</text:p>
          </table:table-cell>
          <table:table-cell office:value-type="float" office:value="0.00915713" calcext:value-type="float">
            <text:p>0.00915713</text:p>
          </table:table-cell>
          <table:table-cell table:formula="of:=1000*[.I759]" office:value-type="float" office:value="9.15713" calcext:value-type="float">
            <text:p>9.157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.7000000000005" calcext:value-type="float">
            <text:p>25.7</text:p>
          </table:table-cell>
          <table:table-cell office:value-type="float" office:value="0.0765152268317174" calcext:value-type="float">
            <text:p>0.0765152268</text:p>
          </table:table-cell>
          <table:table-cell table:formula="of:=1000*[.E760]" office:value-type="float" office:value="76.5152268317174" calcext:value-type="float">
            <text:p>76.5152268317</text:p>
          </table:table-cell>
          <table:table-cell office:value-type="float" office:value="-14.765" calcext:value-type="float">
            <text:p>-14.765</text:p>
          </table:table-cell>
          <table:table-cell table:formula="of:=[.G760]-22.5" office:value-type="float" office:value="-37.265" calcext:value-type="float">
            <text:p>-37.265</text:p>
          </table:table-cell>
          <table:table-cell office:value-type="float" office:value="0.00897325" calcext:value-type="float">
            <text:p>0.00897325</text:p>
          </table:table-cell>
          <table:table-cell table:formula="of:=1000*[.I760]" office:value-type="float" office:value="8.97325" calcext:value-type="float">
            <text:p>8.973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.8000000000005" calcext:value-type="float">
            <text:p>25.8</text:p>
          </table:table-cell>
          <table:table-cell office:value-type="float" office:value="0.0741833967916194" calcext:value-type="float">
            <text:p>0.0741833968</text:p>
          </table:table-cell>
          <table:table-cell table:formula="of:=1000*[.E761]" office:value-type="float" office:value="74.1833967916194" calcext:value-type="float">
            <text:p>74.1833967916</text:p>
          </table:table-cell>
          <table:table-cell office:value-type="float" office:value="-14.91" calcext:value-type="float">
            <text:p>-14.91</text:p>
          </table:table-cell>
          <table:table-cell table:formula="of:=[.G761]-22.5" office:value-type="float" office:value="-37.41" calcext:value-type="float">
            <text:p>-37.41</text:p>
          </table:table-cell>
          <table:table-cell office:value-type="float" office:value="0.00878705" calcext:value-type="float">
            <text:p>0.00878705</text:p>
          </table:table-cell>
          <table:table-cell table:formula="of:=1000*[.I761]" office:value-type="float" office:value="8.78705" calcext:value-type="float">
            <text:p>8.787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.9000000000005" calcext:value-type="float">
            <text:p>25.9</text:p>
          </table:table-cell>
          <table:table-cell office:value-type="float" office:value="0.072340524056945" calcext:value-type="float">
            <text:p>0.0723405241</text:p>
          </table:table-cell>
          <table:table-cell table:formula="of:=1000*[.E762]" office:value-type="float" office:value="72.340524056945" calcext:value-type="float">
            <text:p>72.3405240569</text:p>
          </table:table-cell>
          <table:table-cell office:value-type="float" office:value="-15.055" calcext:value-type="float">
            <text:p>-15.055</text:p>
          </table:table-cell>
          <table:table-cell table:formula="of:=[.G762]-22.5" office:value-type="float" office:value="-37.555" calcext:value-type="float">
            <text:p>-37.555</text:p>
          </table:table-cell>
          <table:table-cell office:value-type="float" office:value="0.00861615" calcext:value-type="float">
            <text:p>0.00861615</text:p>
          </table:table-cell>
          <table:table-cell table:formula="of:=1000*[.I762]" office:value-type="float" office:value="8.61615" calcext:value-type="float">
            <text:p>8.616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.0000000000005" calcext:value-type="float">
            <text:p>26</text:p>
          </table:table-cell>
          <table:table-cell office:value-type="float" office:value="0.0699612686166119" calcext:value-type="float">
            <text:p>0.0699612686</text:p>
          </table:table-cell>
          <table:table-cell table:formula="of:=1000*[.E763]" office:value-type="float" office:value="69.9612686166119" calcext:value-type="float">
            <text:p>69.9612686166</text:p>
          </table:table-cell>
          <table:table-cell office:value-type="float" office:value="-15.2" calcext:value-type="float">
            <text:p>-15.2</text:p>
          </table:table-cell>
          <table:table-cell table:formula="of:=[.G763]-22.5" office:value-type="float" office:value="-37.7" calcext:value-type="float">
            <text:p>-37.7</text:p>
          </table:table-cell>
          <table:table-cell office:value-type="float" office:value="0.00844534" calcext:value-type="float">
            <text:p>0.00844534</text:p>
          </table:table-cell>
          <table:table-cell table:formula="of:=1000*[.I763]" office:value-type="float" office:value="8.44534" calcext:value-type="float">
            <text:p>8.445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.1000000000005" calcext:value-type="float">
            <text:p>26.1</text:p>
          </table:table-cell>
          <table:table-cell office:value-type="float" office:value="0.0681089671458713" calcext:value-type="float">
            <text:p>0.0681089671</text:p>
          </table:table-cell>
          <table:table-cell table:formula="of:=1000*[.E764]" office:value-type="float" office:value="68.1089671458713" calcext:value-type="float">
            <text:p>68.1089671459</text:p>
          </table:table-cell>
          <table:table-cell office:value-type="float" office:value="-15.345" calcext:value-type="float">
            <text:p>-15.345</text:p>
          </table:table-cell>
          <table:table-cell table:formula="of:=[.G764]-22.5" office:value-type="float" office:value="-37.845" calcext:value-type="float">
            <text:p>-37.845</text:p>
          </table:table-cell>
          <table:table-cell office:value-type="float" office:value="0.00828111" calcext:value-type="float">
            <text:p>0.00828111</text:p>
          </table:table-cell>
          <table:table-cell table:formula="of:=1000*[.I764]" office:value-type="float" office:value="8.28111" calcext:value-type="float">
            <text:p>8.28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.2000000000005" calcext:value-type="float">
            <text:p>26.2</text:p>
          </table:table-cell>
          <table:table-cell office:value-type="float" office:value="0.0662640327442562" calcext:value-type="float">
            <text:p>0.0662640327</text:p>
          </table:table-cell>
          <table:table-cell table:formula="of:=1000*[.E765]" office:value-type="float" office:value="66.2640327442562" calcext:value-type="float">
            <text:p>66.2640327443</text:p>
          </table:table-cell>
          <table:table-cell office:value-type="float" office:value="-15.49" calcext:value-type="float">
            <text:p>-15.49</text:p>
          </table:table-cell>
          <table:table-cell table:formula="of:=[.G765]-22.5" office:value-type="float" office:value="-37.99" calcext:value-type="float">
            <text:p>-37.99</text:p>
          </table:table-cell>
          <table:table-cell office:value-type="float" office:value="0.00811707" calcext:value-type="float">
            <text:p>0.00811707</text:p>
          </table:table-cell>
          <table:table-cell table:formula="of:=1000*[.I765]" office:value-type="float" office:value="8.11707" calcext:value-type="float">
            <text:p>8.117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.3000000000005" calcext:value-type="float">
            <text:p>26.3</text:p>
          </table:table-cell>
          <table:table-cell office:value-type="float" office:value="0.0644264654117684" calcext:value-type="float">
            <text:p>0.0644264654</text:p>
          </table:table-cell>
          <table:table-cell table:formula="of:=1000*[.E766]" office:value-type="float" office:value="64.4264654117684" calcext:value-type="float">
            <text:p>64.4264654118</text:p>
          </table:table-cell>
          <table:table-cell office:value-type="float" office:value="-15.635" calcext:value-type="float">
            <text:p>-15.635</text:p>
          </table:table-cell>
          <table:table-cell table:formula="of:=[.G766]-22.5" office:value-type="float" office:value="-38.135" calcext:value-type="float">
            <text:p>-38.135</text:p>
          </table:table-cell>
          <table:table-cell office:value-type="float" office:value="0.00795657" calcext:value-type="float">
            <text:p>0.00795657</text:p>
          </table:table-cell>
          <table:table-cell table:formula="of:=1000*[.I766]" office:value-type="float" office:value="7.95657" calcext:value-type="float">
            <text:p>7.956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.4000000000005" calcext:value-type="float">
            <text:p>26.4</text:p>
          </table:table-cell>
          <table:table-cell office:value-type="float" office:value="0.062596265148407" calcext:value-type="float">
            <text:p>0.0625962651</text:p>
          </table:table-cell>
          <table:table-cell table:formula="of:=1000*[.E767]" office:value-type="float" office:value="62.596265148407" calcext:value-type="float">
            <text:p>62.5962651484</text:p>
          </table:table-cell>
          <table:table-cell office:value-type="float" office:value="-15.78" calcext:value-type="float">
            <text:p>-15.78</text:p>
          </table:table-cell>
          <table:table-cell table:formula="of:=[.G767]-22.5" office:value-type="float" office:value="-38.28" calcext:value-type="float">
            <text:p>-38.28</text:p>
          </table:table-cell>
          <table:table-cell office:value-type="float" office:value="0.00780404" calcext:value-type="float">
            <text:p>0.00780404</text:p>
          </table:table-cell>
          <table:table-cell table:formula="of:=1000*[.I767]" office:value-type="float" office:value="7.80404" calcext:value-type="float">
            <text:p>7.804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.5000000000006" calcext:value-type="float">
            <text:p>26.5</text:p>
          </table:table-cell>
          <table:table-cell office:value-type="float" office:value="0.0613350312052432" calcext:value-type="float">
            <text:p>0.0613350312</text:p>
          </table:table-cell>
          <table:table-cell table:formula="of:=1000*[.E768]" office:value-type="float" office:value="61.3350312052432" calcext:value-type="float">
            <text:p>61.3350312052</text:p>
          </table:table-cell>
          <table:table-cell office:value-type="float" office:value="-15.925" calcext:value-type="float">
            <text:p>-15.925</text:p>
          </table:table-cell>
          <table:table-cell table:formula="of:=[.G768]-22.5" office:value-type="float" office:value="-38.425" calcext:value-type="float">
            <text:p>-38.425</text:p>
          </table:table-cell>
          <table:table-cell office:value-type="float" office:value="0.00765503" calcext:value-type="float">
            <text:p>0.00765503</text:p>
          </table:table-cell>
          <table:table-cell table:formula="of:=1000*[.I768]" office:value-type="float" office:value="7.65503" calcext:value-type="float">
            <text:p>7.655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.6000000000006" calcext:value-type="float">
            <text:p>26.6</text:p>
          </table:table-cell>
          <table:table-cell office:value-type="float" office:value="0.0593598080100111" calcext:value-type="float">
            <text:p>0.059359808</text:p>
          </table:table-cell>
          <table:table-cell table:formula="of:=1000*[.E769]" office:value-type="float" office:value="59.3598080100111" calcext:value-type="float">
            <text:p>59.35980801</text:p>
          </table:table-cell>
          <table:table-cell office:value-type="float" office:value="-16.07" calcext:value-type="float">
            <text:p>-16.07</text:p>
          </table:table-cell>
          <table:table-cell table:formula="of:=[.G769]-22.5" office:value-type="float" office:value="-38.57" calcext:value-type="float">
            <text:p>-38.57</text:p>
          </table:table-cell>
          <table:table-cell office:value-type="float" office:value="0.00750525" calcext:value-type="float">
            <text:p>0.00750525</text:p>
          </table:table-cell>
          <table:table-cell table:formula="of:=1000*[.I769]" office:value-type="float" office:value="7.50525" calcext:value-type="float">
            <text:p>7.505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.7000000000006" calcext:value-type="float">
            <text:p>26.7</text:p>
          </table:table-cell>
          <table:table-cell office:value-type="float" office:value="0.0578889935616439" calcext:value-type="float">
            <text:p>0.0578889936</text:p>
          </table:table-cell>
          <table:table-cell table:formula="of:=1000*[.E770]" office:value-type="float" office:value="57.8889935616439" calcext:value-type="float">
            <text:p>57.8889935616</text:p>
          </table:table-cell>
          <table:table-cell office:value-type="float" office:value="-16.215" calcext:value-type="float">
            <text:p>-16.215</text:p>
          </table:table-cell>
          <table:table-cell table:formula="of:=[.G770]-22.5" office:value-type="float" office:value="-38.715" calcext:value-type="float">
            <text:p>-38.715</text:p>
          </table:table-cell>
          <table:table-cell office:value-type="float" office:value="0.00736307" calcext:value-type="float">
            <text:p>0.00736307</text:p>
          </table:table-cell>
          <table:table-cell table:formula="of:=1000*[.I770]" office:value-type="float" office:value="7.36307" calcext:value-type="float">
            <text:p>7.363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.8000000000006" calcext:value-type="float">
            <text:p>26.8</text:p>
          </table:table-cell>
          <table:table-cell office:value-type="float" office:value="0.0564226941314173" calcext:value-type="float">
            <text:p>0.0564226941</text:p>
          </table:table-cell>
          <table:table-cell table:formula="of:=1000*[.E771]" office:value-type="float" office:value="56.4226941314173" calcext:value-type="float">
            <text:p>56.4226941314</text:p>
          </table:table-cell>
          <table:table-cell office:value-type="float" office:value="-16.36" calcext:value-type="float">
            <text:p>-16.36</text:p>
          </table:table-cell>
          <table:table-cell table:formula="of:=[.G771]-22.5" office:value-type="float" office:value="-38.86" calcext:value-type="float">
            <text:p>-38.86</text:p>
          </table:table-cell>
          <table:table-cell office:value-type="float" office:value="0.00722217" calcext:value-type="float">
            <text:p>0.00722217</text:p>
          </table:table-cell>
          <table:table-cell table:formula="of:=1000*[.I771]" office:value-type="float" office:value="7.22217" calcext:value-type="float">
            <text:p>7.222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.9000000000006" calcext:value-type="float">
            <text:p>26.9</text:p>
          </table:table-cell>
          <table:table-cell office:value-type="float" office:value="0.0549609097193295" calcext:value-type="float">
            <text:p>0.0549609097</text:p>
          </table:table-cell>
          <table:table-cell table:formula="of:=1000*[.E772]" office:value-type="float" office:value="54.9609097193295" calcext:value-type="float">
            <text:p>54.9609097193</text:p>
          </table:table-cell>
          <table:table-cell office:value-type="float" office:value="-16.505" calcext:value-type="float">
            <text:p>-16.505</text:p>
          </table:table-cell>
          <table:table-cell table:formula="of:=[.G772]-22.5" office:value-type="float" office:value="-39.005" calcext:value-type="float">
            <text:p>-39.005</text:p>
          </table:table-cell>
          <table:table-cell office:value-type="float" office:value="0.00708936" calcext:value-type="float">
            <text:p>0.00708936</text:p>
          </table:table-cell>
          <table:table-cell table:formula="of:=1000*[.I772]" office:value-type="float" office:value="7.08936" calcext:value-type="float">
            <text:p>7.089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.0000000000006" calcext:value-type="float">
            <text:p>27</text:p>
          </table:table-cell>
          <table:table-cell office:value-type="float" office:value="0.0535036403253815" calcext:value-type="float">
            <text:p>0.0535036403</text:p>
          </table:table-cell>
          <table:table-cell table:formula="of:=1000*[.E773]" office:value-type="float" office:value="53.5036403253815" calcext:value-type="float">
            <text:p>53.5036403254</text:p>
          </table:table-cell>
          <table:table-cell office:value-type="float" office:value="-16.65" calcext:value-type="float">
            <text:p>-16.65</text:p>
          </table:table-cell>
          <table:table-cell table:formula="of:=[.G773]-22.5" office:value-type="float" office:value="-39.15" calcext:value-type="float">
            <text:p>-39.15</text:p>
          </table:table-cell>
          <table:table-cell office:value-type="float" office:value="0.00695915" calcext:value-type="float">
            <text:p>0.00695915</text:p>
          </table:table-cell>
          <table:table-cell table:formula="of:=1000*[.I773]" office:value-type="float" office:value="6.95915" calcext:value-type="float">
            <text:p>6.959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.1000000000006" calcext:value-type="float">
            <text:p>27.1</text:p>
          </table:table-cell>
          <table:table-cell office:value-type="float" office:value="0.0522365565438009" calcext:value-type="float">
            <text:p>0.0522365565</text:p>
          </table:table-cell>
          <table:table-cell table:formula="of:=1000*[.E774]" office:value-type="float" office:value="52.2365565438009" calcext:value-type="float">
            <text:p>52.2365565438</text:p>
          </table:table-cell>
          <table:table-cell office:value-type="float" office:value="-16.795" calcext:value-type="float">
            <text:p>-16.795</text:p>
          </table:table-cell>
          <table:table-cell table:formula="of:=[.G774]-22.5" office:value-type="float" office:value="-39.295" calcext:value-type="float">
            <text:p>-39.295</text:p>
          </table:table-cell>
          <table:table-cell office:value-type="float" office:value="0.0068318" calcext:value-type="float">
            <text:p>0.0068318</text:p>
          </table:table-cell>
          <table:table-cell table:formula="of:=1000*[.I774]" office:value-type="float" office:value="6.8318" calcext:value-type="float">
            <text:p>6.83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.2000000000006" calcext:value-type="float">
            <text:p>27.2</text:p>
          </table:table-cell>
          <table:table-cell office:value-type="float" office:value="0.0510499040232413" calcext:value-type="float">
            <text:p>0.051049904</text:p>
          </table:table-cell>
          <table:table-cell table:formula="of:=1000*[.E775]" office:value-type="float" office:value="51.0499040232413" calcext:value-type="float">
            <text:p>51.0499040232</text:p>
          </table:table-cell>
          <table:table-cell office:value-type="float" office:value="-16.94" calcext:value-type="float">
            <text:p>-16.94</text:p>
          </table:table-cell>
          <table:table-cell table:formula="of:=[.G775]-22.5" office:value-type="float" office:value="-39.44" calcext:value-type="float">
            <text:p>-39.44</text:p>
          </table:table-cell>
          <table:table-cell office:value-type="float" office:value="0.00670058" calcext:value-type="float">
            <text:p>0.00670058</text:p>
          </table:table-cell>
          <table:table-cell table:formula="of:=1000*[.I775]" office:value-type="float" office:value="6.70058" calcext:value-type="float">
            <text:p>6.700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.3000000000006" calcext:value-type="float">
            <text:p>27.3</text:p>
          </table:table-cell>
          <table:table-cell office:value-type="float" office:value="0.0498656736524409" calcext:value-type="float">
            <text:p>0.0498656737</text:p>
          </table:table-cell>
          <table:table-cell table:formula="of:=1000*[.E776]" office:value-type="float" office:value="49.8656736524409" calcext:value-type="float">
            <text:p>49.8656736524</text:p>
          </table:table-cell>
          <table:table-cell office:value-type="float" office:value="-17.085" calcext:value-type="float">
            <text:p>-17.085</text:p>
          </table:table-cell>
          <table:table-cell table:formula="of:=[.G776]-22.5" office:value-type="float" office:value="-39.585" calcext:value-type="float">
            <text:p>-39.585</text:p>
          </table:table-cell>
          <table:table-cell office:value-type="float" office:value="0.00657449" calcext:value-type="float">
            <text:p>0.00657449</text:p>
          </table:table-cell>
          <table:table-cell table:formula="of:=1000*[.I776]" office:value-type="float" office:value="6.57449" calcext:value-type="float">
            <text:p>6.574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.4000000000006" calcext:value-type="float">
            <text:p>27.4</text:p>
          </table:table-cell>
          <table:table-cell office:value-type="float" office:value="0.0486838654313993" calcext:value-type="float">
            <text:p>0.0486838654</text:p>
          </table:table-cell>
          <table:table-cell table:formula="of:=1000*[.E777]" office:value-type="float" office:value="48.6838654313993" calcext:value-type="float">
            <text:p>48.6838654314</text:p>
          </table:table-cell>
          <table:table-cell office:value-type="float" office:value="-17.23" calcext:value-type="float">
            <text:p>-17.23</text:p>
          </table:table-cell>
          <table:table-cell table:formula="of:=[.G777]-22.5" office:value-type="float" office:value="-39.73" calcext:value-type="float">
            <text:p>-39.73</text:p>
          </table:table-cell>
          <table:table-cell office:value-type="float" office:value="0.00645076" calcext:value-type="float">
            <text:p>0.00645076</text:p>
          </table:table-cell>
          <table:table-cell table:formula="of:=1000*[.I777]" office:value-type="float" office:value="6.45076" calcext:value-type="float">
            <text:p>6.450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.5000000000006" calcext:value-type="float">
            <text:p>27.5</text:p>
          </table:table-cell>
          <table:table-cell office:value-type="float" office:value="0.0475044793601171" calcext:value-type="float">
            <text:p>0.0475044794</text:p>
          </table:table-cell>
          <table:table-cell table:formula="of:=1000*[.E778]" office:value-type="float" office:value="47.5044793601171" calcext:value-type="float">
            <text:p>47.5044793601</text:p>
          </table:table-cell>
          <table:table-cell office:value-type="float" office:value="-17.375" calcext:value-type="float">
            <text:p>-17.375</text:p>
          </table:table-cell>
          <table:table-cell table:formula="of:=[.G778]-22.5" office:value-type="float" office:value="-39.875" calcext:value-type="float">
            <text:p>-39.875</text:p>
          </table:table-cell>
          <table:table-cell office:value-type="float" office:value="0.00633339" calcext:value-type="float">
            <text:p>0.00633339</text:p>
          </table:table-cell>
          <table:table-cell table:formula="of:=1000*[.I778]" office:value-type="float" office:value="6.33339" calcext:value-type="float">
            <text:p>6.333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.6000000000006" calcext:value-type="float">
            <text:p>27.6</text:p>
          </table:table-cell>
          <table:table-cell office:value-type="float" office:value="0.0464178383251888" calcext:value-type="float">
            <text:p>0.0464178383</text:p>
          </table:table-cell>
          <table:table-cell table:formula="of:=1000*[.E779]" office:value-type="float" office:value="46.4178383251888" calcext:value-type="float">
            <text:p>46.4178383252</text:p>
          </table:table-cell>
          <table:table-cell office:value-type="float" office:value="-17.52" calcext:value-type="float">
            <text:p>-17.52</text:p>
          </table:table-cell>
          <table:table-cell table:formula="of:=[.G779]-22.5" office:value-type="float" office:value="-40.02" calcext:value-type="float">
            <text:p>-40.02</text:p>
          </table:table-cell>
          <table:table-cell office:value-type="float" office:value="0.00621397" calcext:value-type="float">
            <text:p>0.00621397</text:p>
          </table:table-cell>
          <table:table-cell table:formula="of:=1000*[.I779]" office:value-type="float" office:value="6.21397" calcext:value-type="float">
            <text:p>6.213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.7000000000006" calcext:value-type="float">
            <text:p>27.7</text:p>
          </table:table-cell>
          <table:table-cell office:value-type="float" office:value="0.0448336206885914" calcext:value-type="float">
            <text:p>0.0448336207</text:p>
          </table:table-cell>
          <table:table-cell table:formula="of:=1000*[.E780]" office:value-type="float" office:value="44.8336206885914" calcext:value-type="float">
            <text:p>44.8336206886</text:p>
          </table:table-cell>
          <table:table-cell office:value-type="float" office:value="-17.665" calcext:value-type="float">
            <text:p>-17.665</text:p>
          </table:table-cell>
          <table:table-cell table:formula="of:=[.G780]-22.5" office:value-type="float" office:value="-40.165" calcext:value-type="float">
            <text:p>-40.165</text:p>
          </table:table-cell>
          <table:table-cell office:value-type="float" office:value="0.00610271" calcext:value-type="float">
            <text:p>0.00610271</text:p>
          </table:table-cell>
          <table:table-cell table:formula="of:=1000*[.I780]" office:value-type="float" office:value="6.10271" calcext:value-type="float">
            <text:p>6.102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.8000000000006" calcext:value-type="float">
            <text:p>27.8</text:p>
          </table:table-cell>
          <table:table-cell office:value-type="float" office:value="0.0439537009816451" calcext:value-type="float">
            <text:p>0.043953701</text:p>
          </table:table-cell>
          <table:table-cell table:formula="of:=1000*[.E781]" office:value-type="float" office:value="43.9537009816451" calcext:value-type="float">
            <text:p>43.9537009816</text:p>
          </table:table-cell>
          <table:table-cell office:value-type="float" office:value="-17.81" calcext:value-type="float">
            <text:p>-17.81</text:p>
          </table:table-cell>
          <table:table-cell table:formula="of:=[.G781]-22.5" office:value-type="float" office:value="-40.31" calcext:value-type="float">
            <text:p>-40.31</text:p>
          </table:table-cell>
          <table:table-cell office:value-type="float" office:value="0.00599238" calcext:value-type="float">
            <text:p>0.00599238</text:p>
          </table:table-cell>
          <table:table-cell table:formula="of:=1000*[.I781]" office:value-type="float" office:value="5.99238" calcext:value-type="float">
            <text:p>5.992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.9000000000006" calcext:value-type="float">
            <text:p>27.9</text:p>
          </table:table-cell>
          <table:table-cell office:value-type="float" office:value="0.0430755996636284" calcext:value-type="float">
            <text:p>0.0430755997</text:p>
          </table:table-cell>
          <table:table-cell table:formula="of:=1000*[.E782]" office:value-type="float" office:value="43.0755996636284" calcext:value-type="float">
            <text:p>43.0755996636</text:p>
          </table:table-cell>
          <table:table-cell office:value-type="float" office:value="-17.955" calcext:value-type="float">
            <text:p>-17.955</text:p>
          </table:table-cell>
          <table:table-cell table:formula="of:=[.G782]-22.5" office:value-type="float" office:value="-40.455" calcext:value-type="float">
            <text:p>-40.455</text:p>
          </table:table-cell>
          <table:table-cell office:value-type="float" office:value="0.00588398" calcext:value-type="float">
            <text:p>0.00588398</text:p>
          </table:table-cell>
          <table:table-cell table:formula="of:=1000*[.I782]" office:value-type="float" office:value="5.88398" calcext:value-type="float">
            <text:p>5.883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.0000000000006" calcext:value-type="float">
            <text:p>28</text:p>
          </table:table-cell>
          <table:table-cell office:value-type="float" office:value="0.0421993167345425" calcext:value-type="float">
            <text:p>0.0421993167</text:p>
          </table:table-cell>
          <table:table-cell table:formula="of:=1000*[.E783]" office:value-type="float" office:value="42.1993167345425" calcext:value-type="float">
            <text:p>42.1993167345</text:p>
          </table:table-cell>
          <table:table-cell office:value-type="float" office:value="-18.1" calcext:value-type="float">
            <text:p>-18.1</text:p>
          </table:table-cell>
          <table:table-cell table:formula="of:=[.G783]-22.5" office:value-type="float" office:value="-40.6" calcext:value-type="float">
            <text:p>-40.6</text:p>
          </table:table-cell>
          <table:table-cell office:value-type="float" office:value="0.0057756" calcext:value-type="float">
            <text:p>0.0057756</text:p>
          </table:table-cell>
          <table:table-cell table:formula="of:=1000*[.I783]" office:value-type="float" office:value="5.7756" calcext:value-type="float">
            <text:p>5.77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.1000000000006" calcext:value-type="float">
            <text:p>28.1</text:p>
          </table:table-cell>
          <table:table-cell office:value-type="float" office:value="0.041324852194386" calcext:value-type="float">
            <text:p>0.0413248522</text:p>
          </table:table-cell>
          <table:table-cell table:formula="of:=1000*[.E784]" office:value-type="float" office:value="41.324852194386" calcext:value-type="float">
            <text:p>41.3248521944</text:p>
          </table:table-cell>
          <table:table-cell office:value-type="float" office:value="-18.245" calcext:value-type="float">
            <text:p>-18.245</text:p>
          </table:table-cell>
          <table:table-cell table:formula="of:=[.G784]-22.5" office:value-type="float" office:value="-40.745" calcext:value-type="float">
            <text:p>-40.745</text:p>
          </table:table-cell>
          <table:table-cell office:value-type="float" office:value="0.00567521" calcext:value-type="float">
            <text:p>0.00567521</text:p>
          </table:table-cell>
          <table:table-cell table:formula="of:=1000*[.I784]" office:value-type="float" office:value="5.67521" calcext:value-type="float">
            <text:p>5.675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.2000000000006" calcext:value-type="float">
            <text:p>28.2</text:p>
          </table:table-cell>
          <table:table-cell office:value-type="float" office:value="0.0404522060431596" calcext:value-type="float">
            <text:p>0.040452206</text:p>
          </table:table-cell>
          <table:table-cell table:formula="of:=1000*[.E785]" office:value-type="float" office:value="40.4522060431596" calcext:value-type="float">
            <text:p>40.4522060432</text:p>
          </table:table-cell>
          <table:table-cell office:value-type="float" office:value="-18.39" calcext:value-type="float">
            <text:p>-18.39</text:p>
          </table:table-cell>
          <table:table-cell table:formula="of:=[.G785]-22.5" office:value-type="float" office:value="-40.89" calcext:value-type="float">
            <text:p>-40.89</text:p>
          </table:table-cell>
          <table:table-cell office:value-type="float" office:value="0.00557506" calcext:value-type="float">
            <text:p>0.00557506</text:p>
          </table:table-cell>
          <table:table-cell table:formula="of:=1000*[.I785]" office:value-type="float" office:value="5.57506" calcext:value-type="float">
            <text:p>5.575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.3000000000006" calcext:value-type="float">
            <text:p>28.3</text:p>
          </table:table-cell>
          <table:table-cell office:value-type="float" office:value="0.0394724688491088" calcext:value-type="float">
            <text:p>0.0394724688</text:p>
          </table:table-cell>
          <table:table-cell table:formula="of:=1000*[.E786]" office:value-type="float" office:value="39.4724688491088" calcext:value-type="float">
            <text:p>39.4724688491</text:p>
          </table:table-cell>
          <table:table-cell office:value-type="float" office:value="-18.535" calcext:value-type="float">
            <text:p>-18.535</text:p>
          </table:table-cell>
          <table:table-cell table:formula="of:=[.G786]-22.5" office:value-type="float" office:value="-41.035" calcext:value-type="float">
            <text:p>-41.035</text:p>
          </table:table-cell>
          <table:table-cell office:value-type="float" office:value="0.00547741" calcext:value-type="float">
            <text:p>0.00547741</text:p>
          </table:table-cell>
          <table:table-cell table:formula="of:=1000*[.I786]" office:value-type="float" office:value="5.47741" calcext:value-type="float">
            <text:p>5.477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.4000000000006" calcext:value-type="float">
            <text:p>28.4</text:p>
          </table:table-cell>
          <table:table-cell office:value-type="float" office:value="0.0384969075662649" calcext:value-type="float">
            <text:p>0.0384969076</text:p>
          </table:table-cell>
          <table:table-cell table:formula="of:=1000*[.E787]" office:value-type="float" office:value="38.4969075662649" calcext:value-type="float">
            <text:p>38.4969075663</text:p>
          </table:table-cell>
          <table:table-cell office:value-type="float" office:value="-18.68" calcext:value-type="float">
            <text:p>-18.68</text:p>
          </table:table-cell>
          <table:table-cell table:formula="of:=[.G787]-22.5" office:value-type="float" office:value="-41.18" calcext:value-type="float">
            <text:p>-41.18</text:p>
          </table:table-cell>
          <table:table-cell office:value-type="float" office:value="0.00538349" calcext:value-type="float">
            <text:p>0.00538349</text:p>
          </table:table-cell>
          <table:table-cell table:formula="of:=1000*[.I787]" office:value-type="float" office:value="5.38349" calcext:value-type="float">
            <text:p>5.383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.5000000000006" calcext:value-type="float">
            <text:p>28.5</text:p>
          </table:table-cell>
          <table:table-cell office:value-type="float" office:value="0.037522272125805" calcext:value-type="float">
            <text:p>0.0375222721</text:p>
          </table:table-cell>
          <table:table-cell table:formula="of:=1000*[.E788]" office:value-type="float" office:value="37.522272125805" calcext:value-type="float">
            <text:p>37.5222721258</text:p>
          </table:table-cell>
          <table:table-cell office:value-type="float" office:value="-18.825" calcext:value-type="float">
            <text:p>-18.825</text:p>
          </table:table-cell>
          <table:table-cell table:formula="of:=[.G788]-22.5" office:value-type="float" office:value="-41.325" calcext:value-type="float">
            <text:p>-41.325</text:p>
          </table:table-cell>
          <table:table-cell office:value-type="float" office:value="0.00528805" calcext:value-type="float">
            <text:p>0.00528805</text:p>
          </table:table-cell>
          <table:table-cell table:formula="of:=1000*[.I788]" office:value-type="float" office:value="5.28805" calcext:value-type="float">
            <text:p>5.288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.6000000000006" calcext:value-type="float">
            <text:p>28.6</text:p>
          </table:table-cell>
          <table:table-cell office:value-type="float" office:value="0.0369048660413286" calcext:value-type="float">
            <text:p>0.036904866</text:p>
          </table:table-cell>
          <table:table-cell table:formula="of:=1000*[.E789]" office:value-type="float" office:value="36.9048660413286" calcext:value-type="float">
            <text:p>36.9048660413</text:p>
          </table:table-cell>
          <table:table-cell office:value-type="float" office:value="-18.97" calcext:value-type="float">
            <text:p>-18.97</text:p>
          </table:table-cell>
          <table:table-cell table:formula="of:=[.G789]-22.5" office:value-type="float" office:value="-41.47" calcext:value-type="float">
            <text:p>-41.47</text:p>
          </table:table-cell>
          <table:table-cell office:value-type="float" office:value="0.00519479" calcext:value-type="float">
            <text:p>0.00519479</text:p>
          </table:table-cell>
          <table:table-cell table:formula="of:=1000*[.I789]" office:value-type="float" office:value="5.19479" calcext:value-type="float">
            <text:p>5.194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.7000000000006" calcext:value-type="float">
            <text:p>28.7</text:p>
          </table:table-cell>
          <table:table-cell office:value-type="float" office:value="0.0360936143814202" calcext:value-type="float">
            <text:p>0.0360936144</text:p>
          </table:table-cell>
          <table:table-cell table:formula="of:=1000*[.E790]" office:value-type="float" office:value="36.0936143814202" calcext:value-type="float">
            <text:p>36.0936143814</text:p>
          </table:table-cell>
          <table:table-cell office:value-type="float" office:value="-19.115" calcext:value-type="float">
            <text:p>-19.115</text:p>
          </table:table-cell>
          <table:table-cell table:formula="of:=[.G790]-22.5" office:value-type="float" office:value="-41.615" calcext:value-type="float">
            <text:p>-41.615</text:p>
          </table:table-cell>
          <table:table-cell office:value-type="float" office:value="0.00510377" calcext:value-type="float">
            <text:p>0.00510377</text:p>
          </table:table-cell>
          <table:table-cell table:formula="of:=1000*[.I790]" office:value-type="float" office:value="5.10377" calcext:value-type="float">
            <text:p>5.103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.8000000000006" calcext:value-type="float">
            <text:p>28.8</text:p>
          </table:table-cell>
          <table:table-cell office:value-type="float" office:value="0.0352824757439303" calcext:value-type="float">
            <text:p>0.0352824757</text:p>
          </table:table-cell>
          <table:table-cell table:formula="of:=1000*[.E791]" office:value-type="float" office:value="35.2824757439303" calcext:value-type="float">
            <text:p>35.2824757439</text:p>
          </table:table-cell>
          <table:table-cell office:value-type="float" office:value="-19.26" calcext:value-type="float">
            <text:p>-19.26</text:p>
          </table:table-cell>
          <table:table-cell table:formula="of:=[.G791]-22.5" office:value-type="float" office:value="-41.76" calcext:value-type="float">
            <text:p>-41.76</text:p>
          </table:table-cell>
          <table:table-cell office:value-type="float" office:value="0.00501429" calcext:value-type="float">
            <text:p>0.00501429</text:p>
          </table:table-cell>
          <table:table-cell table:formula="of:=1000*[.I791]" office:value-type="float" office:value="5.01429" calcext:value-type="float">
            <text:p>5.014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.9000000000006" calcext:value-type="float">
            <text:p>28.9</text:p>
          </table:table-cell>
          <table:table-cell office:value-type="float" office:value="0.0344727914803521" calcext:value-type="float">
            <text:p>0.0344727915</text:p>
          </table:table-cell>
          <table:table-cell table:formula="of:=1000*[.E792]" office:value-type="float" office:value="34.4727914803521" calcext:value-type="float">
            <text:p>34.4727914804</text:p>
          </table:table-cell>
          <table:table-cell office:value-type="float" office:value="-19.405" calcext:value-type="float">
            <text:p>-19.405</text:p>
          </table:table-cell>
          <table:table-cell table:formula="of:=[.G792]-22.5" office:value-type="float" office:value="-41.905" calcext:value-type="float">
            <text:p>-41.905</text:p>
          </table:table-cell>
          <table:table-cell office:value-type="float" office:value="0.00492825" calcext:value-type="float">
            <text:p>0.00492825</text:p>
          </table:table-cell>
          <table:table-cell table:formula="of:=1000*[.I792]" office:value-type="float" office:value="4.92825" calcext:value-type="float">
            <text:p>4.928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.0000000000006" calcext:value-type="float">
            <text:p>29</text:p>
          </table:table-cell>
          <table:table-cell office:value-type="float" office:value="0.0336645615906848" calcext:value-type="float">
            <text:p>0.0336645616</text:p>
          </table:table-cell>
          <table:table-cell table:formula="of:=1000*[.E793]" office:value-type="float" office:value="33.6645615906848" calcext:value-type="float">
            <text:p>33.6645615907</text:p>
          </table:table-cell>
          <table:table-cell office:value-type="float" office:value="-19.55" calcext:value-type="float">
            <text:p>-19.55</text:p>
          </table:table-cell>
          <table:table-cell table:formula="of:=[.G793]-22.5" office:value-type="float" office:value="-42.05" calcext:value-type="float">
            <text:p>-42.05</text:p>
          </table:table-cell>
          <table:table-cell office:value-type="float" office:value="0.00484515" calcext:value-type="float">
            <text:p>0.00484515</text:p>
          </table:table-cell>
          <table:table-cell table:formula="of:=1000*[.I793]" office:value-type="float" office:value="4.84515" calcext:value-type="float">
            <text:p>4.845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.1000000000006" calcext:value-type="float">
            <text:p>29.1</text:p>
          </table:table-cell>
          <table:table-cell office:value-type="float" office:value="0.0329404486913869" calcext:value-type="float">
            <text:p>0.0329404487</text:p>
          </table:table-cell>
          <table:table-cell table:formula="of:=1000*[.E794]" office:value-type="float" office:value="32.9404486913869" calcext:value-type="float">
            <text:p>32.9404486914</text:p>
          </table:table-cell>
          <table:table-cell office:value-type="float" office:value="-19.695" calcext:value-type="float">
            <text:p>-19.695</text:p>
          </table:table-cell>
          <table:table-cell table:formula="of:=[.G794]-22.5" office:value-type="float" office:value="-42.195" calcext:value-type="float">
            <text:p>-42.195</text:p>
          </table:table-cell>
          <table:table-cell office:value-type="float" office:value="0.00476377" calcext:value-type="float">
            <text:p>0.00476377</text:p>
          </table:table-cell>
          <table:table-cell table:formula="of:=1000*[.I794]" office:value-type="float" office:value="4.76377" calcext:value-type="float">
            <text:p>4.763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.2000000000006" calcext:value-type="float">
            <text:p>29.2</text:p>
          </table:table-cell>
          <table:table-cell office:value-type="float" office:value="0.0323586073711897" calcext:value-type="float">
            <text:p>0.0323586074</text:p>
          </table:table-cell>
          <table:table-cell table:formula="of:=1000*[.E795]" office:value-type="float" office:value="32.3586073711897" calcext:value-type="float">
            <text:p>32.3586073712</text:p>
          </table:table-cell>
          <table:table-cell office:value-type="float" office:value="-19.84" calcext:value-type="float">
            <text:p>-19.84</text:p>
          </table:table-cell>
          <table:table-cell table:formula="of:=[.G795]-22.5" office:value-type="float" office:value="-42.34" calcext:value-type="float">
            <text:p>-42.34</text:p>
          </table:table-cell>
          <table:table-cell office:value-type="float" office:value="0.00468483" calcext:value-type="float">
            <text:p>0.00468483</text:p>
          </table:table-cell>
          <table:table-cell table:formula="of:=1000*[.I795]" office:value-type="float" office:value="4.68483" calcext:value-type="float">
            <text:p>4.684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.3000000000006" calcext:value-type="float">
            <text:p>29.3</text:p>
          </table:table-cell>
          <table:table-cell office:value-type="float" office:value="0.0317772582351765" calcext:value-type="float">
            <text:p>0.0317772582</text:p>
          </table:table-cell>
          <table:table-cell table:formula="of:=1000*[.E796]" office:value-type="float" office:value="31.7772582351765" calcext:value-type="float">
            <text:p>31.7772582352</text:p>
          </table:table-cell>
          <table:table-cell office:value-type="float" office:value="-19.985" calcext:value-type="float">
            <text:p>-19.985</text:p>
          </table:table-cell>
          <table:table-cell table:formula="of:=[.G796]-22.5" office:value-type="float" office:value="-42.485" calcext:value-type="float">
            <text:p>-42.485</text:p>
          </table:table-cell>
          <table:table-cell office:value-type="float" office:value="0.00460159" calcext:value-type="float">
            <text:p>0.00460159</text:p>
          </table:table-cell>
          <table:table-cell table:formula="of:=1000*[.I796]" office:value-type="float" office:value="4.60159" calcext:value-type="float">
            <text:p>4.601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.4000000000006" calcext:value-type="float">
            <text:p>29.4</text:p>
          </table:table-cell>
          <table:table-cell office:value-type="float" office:value="0.0311964012833474" calcext:value-type="float">
            <text:p>0.0311964013</text:p>
          </table:table-cell>
          <table:table-cell table:formula="of:=1000*[.E797]" office:value-type="float" office:value="31.1964012833474" calcext:value-type="float">
            <text:p>31.1964012833</text:p>
          </table:table-cell>
          <table:table-cell office:value-type="float" office:value="-20.13" calcext:value-type="float">
            <text:p>-20.13</text:p>
          </table:table-cell>
          <table:table-cell table:formula="of:=[.G797]-22.5" office:value-type="float" office:value="-42.63" calcext:value-type="float">
            <text:p>-42.63</text:p>
          </table:table-cell>
          <table:table-cell office:value-type="float" office:value="0.00452601" calcext:value-type="float">
            <text:p>0.00452601</text:p>
          </table:table-cell>
          <table:table-cell table:formula="of:=1000*[.I797]" office:value-type="float" office:value="4.52601" calcext:value-type="float">
            <text:p>4.526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.5000000000006" calcext:value-type="float">
            <text:p>29.5</text:p>
          </table:table-cell>
          <table:table-cell office:value-type="float" office:value="0.0304051786449481" calcext:value-type="float">
            <text:p>0.0304051786</text:p>
          </table:table-cell>
          <table:table-cell table:formula="of:=1000*[.E798]" office:value-type="float" office:value="30.4051786449481" calcext:value-type="float">
            <text:p>30.4051786449</text:p>
          </table:table-cell>
          <table:table-cell office:value-type="float" office:value="-20.275" calcext:value-type="float">
            <text:p>-20.275</text:p>
          </table:table-cell>
          <table:table-cell table:formula="of:=[.G798]-22.5" office:value-type="float" office:value="-42.775" calcext:value-type="float">
            <text:p>-42.775</text:p>
          </table:table-cell>
          <table:table-cell office:value-type="float" office:value="0.00445044" calcext:value-type="float">
            <text:p>0.00445044</text:p>
          </table:table-cell>
          <table:table-cell table:formula="of:=1000*[.I798]" office:value-type="float" office:value="4.45044" calcext:value-type="float">
            <text:p>4.450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.6000000000006" calcext:value-type="float">
            <text:p>29.6</text:p>
          </table:table-cell>
          <table:table-cell office:value-type="float" office:value="0.0298175104651744" calcext:value-type="float">
            <text:p>0.0298175105</text:p>
          </table:table-cell>
          <table:table-cell table:formula="of:=1000*[.E799]" office:value-type="float" office:value="29.8175104651744" calcext:value-type="float">
            <text:p>29.8175104652</text:p>
          </table:table-cell>
          <table:table-cell office:value-type="float" office:value="-20.42" calcext:value-type="float">
            <text:p>-20.42</text:p>
          </table:table-cell>
          <table:table-cell table:formula="of:=[.G799]-22.5" office:value-type="float" office:value="-42.92" calcext:value-type="float">
            <text:p>-42.92</text:p>
          </table:table-cell>
          <table:table-cell office:value-type="float" office:value="0.00437488" calcext:value-type="float">
            <text:p>0.00437488</text:p>
          </table:table-cell>
          <table:table-cell table:formula="of:=1000*[.I799]" office:value-type="float" office:value="4.37488" calcext:value-type="float">
            <text:p>4.374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.7000000000006" calcext:value-type="float">
            <text:p>29.7</text:p>
          </table:table-cell>
          <table:table-cell office:value-type="float" office:value="0.0292306419178682" calcext:value-type="float">
            <text:p>0.0292306419</text:p>
          </table:table-cell>
          <table:table-cell table:formula="of:=1000*[.E800]" office:value-type="float" office:value="29.2306419178682" calcext:value-type="float">
            <text:p>29.2306419179</text:p>
          </table:table-cell>
          <table:table-cell office:value-type="float" office:value="-20.565" calcext:value-type="float">
            <text:p>-20.565</text:p>
          </table:table-cell>
          <table:table-cell table:formula="of:=[.G800]-22.5" office:value-type="float" office:value="-43.065" calcext:value-type="float">
            <text:p>-43.065</text:p>
          </table:table-cell>
          <table:table-cell office:value-type="float" office:value="0.00430079" calcext:value-type="float">
            <text:p>0.00430079</text:p>
          </table:table-cell>
          <table:table-cell table:formula="of:=1000*[.I800]" office:value-type="float" office:value="4.30079" calcext:value-type="float">
            <text:p>4.300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.8000000000006" calcext:value-type="float">
            <text:p>29.8</text:p>
          </table:table-cell>
          <table:table-cell office:value-type="float" office:value="0.0286445730030297" calcext:value-type="float">
            <text:p>0.028644573</text:p>
          </table:table-cell>
          <table:table-cell table:formula="of:=1000*[.E801]" office:value-type="float" office:value="28.6445730030297" calcext:value-type="float">
            <text:p>28.644573003</text:p>
          </table:table-cell>
          <table:table-cell office:value-type="float" office:value="-20.71" calcext:value-type="float">
            <text:p>-20.71</text:p>
          </table:table-cell>
          <table:table-cell table:formula="of:=[.G801]-22.5" office:value-type="float" office:value="-43.21" calcext:value-type="float">
            <text:p>-43.21</text:p>
          </table:table-cell>
          <table:table-cell office:value-type="float" office:value="0.00423166" calcext:value-type="float">
            <text:p>0.00423166</text:p>
          </table:table-cell>
          <table:table-cell table:formula="of:=1000*[.I801]" office:value-type="float" office:value="4.23166" calcext:value-type="float">
            <text:p>4.231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.9000000000006" calcext:value-type="float">
            <text:p>29.9</text:p>
          </table:table-cell>
          <table:table-cell office:value-type="float" office:value="0.0280593037206589" calcext:value-type="float">
            <text:p>0.0280593037</text:p>
          </table:table-cell>
          <table:table-cell table:formula="of:=1000*[.E802]" office:value-type="float" office:value="28.0593037206589" calcext:value-type="float">
            <text:p>28.0593037207</text:p>
          </table:table-cell>
          <table:table-cell office:value-type="float" office:value="-20.855" calcext:value-type="float">
            <text:p>-20.855</text:p>
          </table:table-cell>
          <table:table-cell table:formula="of:=[.G802]-22.5" office:value-type="float" office:value="-43.355" calcext:value-type="float">
            <text:p>-43.355</text:p>
          </table:table-cell>
          <table:table-cell office:value-type="float" office:value="0.00416259" calcext:value-type="float">
            <text:p>0.00416259</text:p>
          </table:table-cell>
          <table:table-cell table:formula="of:=1000*[.I802]" office:value-type="float" office:value="4.16259" calcext:value-type="float">
            <text:p>4.162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.0000000000006" calcext:value-type="float">
            <text:p>30</text:p>
          </table:table-cell>
          <table:table-cell office:value-type="float" office:value="0.0274748340707554" calcext:value-type="float">
            <text:p>0.0274748341</text:p>
          </table:table-cell>
          <table:table-cell table:formula="of:=1000*[.E803]" office:value-type="float" office:value="27.4748340707554" calcext:value-type="float">
            <text:p>27.4748340708</text:p>
          </table:table-cell>
          <table:table-cell office:value-type="float" office:value="-21" calcext:value-type="float">
            <text:p>-21</text:p>
          </table:table-cell>
          <table:table-cell table:formula="of:=[.G803]-22.5" office:value-type="float" office:value="-43.5" calcext:value-type="float">
            <text:p>-43.5</text:p>
          </table:table-cell>
          <table:table-cell office:value-type="float" office:value="0.00409431" calcext:value-type="float">
            <text:p>0.00409431</text:p>
          </table:table-cell>
          <table:table-cell table:formula="of:=1000*[.I803]" office:value-type="float" office:value="4.09431" calcext:value-type="float">
            <text:p>4.094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.1000000000006" calcext:value-type="float">
            <text:p>30.1</text:p>
          </table:table-cell>
          <table:table-cell office:value-type="float" office:value="0.0269143652440186" calcext:value-type="float">
            <text:p>0.0269143652</text:p>
          </table:table-cell>
          <table:table-cell table:formula="of:=1000*[.E804]" office:value-type="float" office:value="26.9143652440186" calcext:value-type="float">
            <text:p>26.914365244</text:p>
          </table:table-cell>
          <table:table-cell office:value-type="float" office:value="-21.145" calcext:value-type="float">
            <text:p>-21.145</text:p>
          </table:table-cell>
          <table:table-cell table:formula="of:=[.G804]-22.5" office:value-type="float" office:value="-43.645" calcext:value-type="float">
            <text:p>-43.645</text:p>
          </table:table-cell>
          <table:table-cell office:value-type="float" office:value="0.00402927" calcext:value-type="float">
            <text:p>0.00402927</text:p>
          </table:table-cell>
          <table:table-cell table:formula="of:=1000*[.I804]" office:value-type="float" office:value="4.02927" calcext:value-type="float">
            <text:p>4.029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.2000000000006" calcext:value-type="float">
            <text:p>30.2</text:p>
          </table:table-cell>
          <table:table-cell office:value-type="float" office:value="0.0264350156391084" calcext:value-type="float">
            <text:p>0.0264350156</text:p>
          </table:table-cell>
          <table:table-cell table:formula="of:=1000*[.E805]" office:value-type="float" office:value="26.4350156391084" calcext:value-type="float">
            <text:p>26.4350156391</text:p>
          </table:table-cell>
          <table:table-cell office:value-type="float" office:value="-21.29" calcext:value-type="float">
            <text:p>-21.29</text:p>
          </table:table-cell>
          <table:table-cell table:formula="of:=[.G805]-22.5" office:value-type="float" office:value="-43.79" calcext:value-type="float">
            <text:p>-43.79</text:p>
          </table:table-cell>
          <table:table-cell office:value-type="float" office:value="0.00396279" calcext:value-type="float">
            <text:p>0.00396279</text:p>
          </table:table-cell>
          <table:table-cell table:formula="of:=1000*[.I805]" office:value-type="float" office:value="3.96279" calcext:value-type="float">
            <text:p>3.962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.3000000000006" calcext:value-type="float">
            <text:p>30.3</text:p>
          </table:table-cell>
          <table:table-cell office:value-type="float" office:value="0.0259561051513517" calcext:value-type="float">
            <text:p>0.0259561052</text:p>
          </table:table-cell>
          <table:table-cell table:formula="of:=1000*[.E806]" office:value-type="float" office:value="25.9561051513517" calcext:value-type="float">
            <text:p>25.9561051514</text:p>
          </table:table-cell>
          <table:table-cell office:value-type="float" office:value="-21.435" calcext:value-type="float">
            <text:p>-21.435</text:p>
          </table:table-cell>
          <table:table-cell table:formula="of:=[.G806]-22.5" office:value-type="float" office:value="-43.935" calcext:value-type="float">
            <text:p>-43.935</text:p>
          </table:table-cell>
          <table:table-cell office:value-type="float" office:value="0.00389772" calcext:value-type="float">
            <text:p>0.00389772</text:p>
          </table:table-cell>
          <table:table-cell table:formula="of:=1000*[.I806]" office:value-type="float" office:value="3.89772" calcext:value-type="float">
            <text:p>3.897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.4000000000006" calcext:value-type="float">
            <text:p>30.4</text:p>
          </table:table-cell>
          <table:table-cell office:value-type="float" office:value="0.0254776337807485" calcext:value-type="float">
            <text:p>0.0254776338</text:p>
          </table:table-cell>
          <table:table-cell table:formula="of:=1000*[.E807]" office:value-type="float" office:value="25.4776337807485" calcext:value-type="float">
            <text:p>25.4776337807</text:p>
          </table:table-cell>
          <table:table-cell office:value-type="float" office:value="-21.58" calcext:value-type="float">
            <text:p>-21.58</text:p>
          </table:table-cell>
          <table:table-cell table:formula="of:=[.G807]-22.5" office:value-type="float" office:value="-44.08" calcext:value-type="float">
            <text:p>-44.08</text:p>
          </table:table-cell>
          <table:table-cell office:value-type="float" office:value="0.00383675" calcext:value-type="float">
            <text:p>0.00383675</text:p>
          </table:table-cell>
          <table:table-cell table:formula="of:=1000*[.I807]" office:value-type="float" office:value="3.83675" calcext:value-type="float">
            <text:p>3.836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.5000000000006" calcext:value-type="float">
            <text:p>30.5</text:p>
          </table:table-cell>
          <table:table-cell office:value-type="float" office:value="0.0249996015272987" calcext:value-type="float">
            <text:p>0.0249996015</text:p>
          </table:table-cell>
          <table:table-cell table:formula="of:=1000*[.E808]" office:value-type="float" office:value="24.9996015272987" calcext:value-type="float">
            <text:p>24.9996015273</text:p>
          </table:table-cell>
          <table:table-cell office:value-type="float" office:value="-21.725" calcext:value-type="float">
            <text:p>-21.725</text:p>
          </table:table-cell>
          <table:table-cell table:formula="of:=[.G808]-22.5" office:value-type="float" office:value="-44.225" calcext:value-type="float">
            <text:p>-44.225</text:p>
          </table:table-cell>
          <table:table-cell office:value-type="float" office:value="0.00377581" calcext:value-type="float">
            <text:p>0.00377581</text:p>
          </table:table-cell>
          <table:table-cell table:formula="of:=1000*[.I808]" office:value-type="float" office:value="3.77581" calcext:value-type="float">
            <text:p>3.775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.6000000000006" calcext:value-type="float">
            <text:p>30.6</text:p>
          </table:table-cell>
          <table:table-cell office:value-type="float" office:value="0.0245220083910027" calcext:value-type="float">
            <text:p>0.0245220084</text:p>
          </table:table-cell>
          <table:table-cell table:formula="of:=1000*[.E809]" office:value-type="float" office:value="24.5220083910027" calcext:value-type="float">
            <text:p>24.522008391</text:p>
          </table:table-cell>
          <table:table-cell office:value-type="float" office:value="-21.87" calcext:value-type="float">
            <text:p>-21.87</text:p>
          </table:table-cell>
          <table:table-cell table:formula="of:=[.G809]-22.5" office:value-type="float" office:value="-44.37" calcext:value-type="float">
            <text:p>-44.37</text:p>
          </table:table-cell>
          <table:table-cell office:value-type="float" office:value="0.00371491" calcext:value-type="float">
            <text:p>0.00371491</text:p>
          </table:table-cell>
          <table:table-cell table:formula="of:=1000*[.I809]" office:value-type="float" office:value="3.71491" calcext:value-type="float">
            <text:p>3.714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.7000000000006" calcext:value-type="float">
            <text:p>30.7</text:p>
          </table:table-cell>
          <table:table-cell office:value-type="float" office:value="0.024053597552887" calcext:value-type="float">
            <text:p>0.0240535976</text:p>
          </table:table-cell>
          <table:table-cell table:formula="of:=1000*[.E810]" office:value-type="float" office:value="24.053597552887" calcext:value-type="float">
            <text:p>24.0535975529</text:p>
          </table:table-cell>
          <table:table-cell office:value-type="float" office:value="-22.015" calcext:value-type="float">
            <text:p>-22.015</text:p>
          </table:table-cell>
          <table:table-cell table:formula="of:=[.G810]-22.5" office:value-type="float" office:value="-44.515" calcext:value-type="float">
            <text:p>-44.515</text:p>
          </table:table-cell>
          <table:table-cell office:value-type="float" office:value="0.00365707" calcext:value-type="float">
            <text:p>0.00365707</text:p>
          </table:table-cell>
          <table:table-cell table:formula="of:=1000*[.I810]" office:value-type="float" office:value="3.65707" calcext:value-type="float">
            <text:p>3.657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.8000000000006" calcext:value-type="float">
            <text:p>30.8</text:p>
          </table:table-cell>
          <table:table-cell office:value-type="float" office:value="0.0236507779149214" calcext:value-type="float">
            <text:p>0.0236507779</text:p>
          </table:table-cell>
          <table:table-cell table:formula="of:=1000*[.E811]" office:value-type="float" office:value="23.6507779149214" calcext:value-type="float">
            <text:p>23.6507779149</text:p>
          </table:table-cell>
          <table:table-cell office:value-type="float" office:value="-22.16" calcext:value-type="float">
            <text:p>-22.16</text:p>
          </table:table-cell>
          <table:table-cell table:formula="of:=[.G811]-22.5" office:value-type="float" office:value="-44.66" calcext:value-type="float">
            <text:p>-44.66</text:p>
          </table:table-cell>
          <table:table-cell office:value-type="float" office:value="0.00359745" calcext:value-type="float">
            <text:p>0.00359745</text:p>
          </table:table-cell>
          <table:table-cell table:formula="of:=1000*[.I811]" office:value-type="float" office:value="3.59745" calcext:value-type="float">
            <text:p>3.597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.9000000000006" calcext:value-type="float">
            <text:p>30.9</text:p>
          </table:table-cell>
          <table:table-cell office:value-type="float" office:value="0.023248283446601" calcext:value-type="float">
            <text:p>0.0232482834</text:p>
          </table:table-cell>
          <table:table-cell table:formula="of:=1000*[.E812]" office:value-type="float" office:value="23.248283446601" calcext:value-type="float">
            <text:p>23.2482834466</text:p>
          </table:table-cell>
          <table:table-cell office:value-type="float" office:value="-22.305" calcext:value-type="float">
            <text:p>-22.305</text:p>
          </table:table-cell>
          <table:table-cell table:formula="of:=[.G812]-22.5" office:value-type="float" office:value="-44.805" calcext:value-type="float">
            <text:p>-44.805</text:p>
          </table:table-cell>
          <table:table-cell office:value-type="float" office:value="0.00354345" calcext:value-type="float">
            <text:p>0.00354345</text:p>
          </table:table-cell>
          <table:table-cell table:formula="of:=1000*[.I812]" office:value-type="float" office:value="3.54345" calcext:value-type="float">
            <text:p>3.543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.0000000000006" calcext:value-type="float">
            <text:p>31</text:p>
          </table:table-cell>
          <table:table-cell office:value-type="float" office:value="0.0228461141479258" calcext:value-type="float">
            <text:p>0.0228461141</text:p>
          </table:table-cell>
          <table:table-cell table:formula="of:=1000*[.E813]" office:value-type="float" office:value="22.8461141479258" calcext:value-type="float">
            <text:p>22.8461141479</text:p>
          </table:table-cell>
          <table:table-cell office:value-type="float" office:value="-22.45" calcext:value-type="float">
            <text:p>-22.45</text:p>
          </table:table-cell>
          <table:table-cell table:formula="of:=[.G813]-22.5" office:value-type="float" office:value="-44.95" calcext:value-type="float">
            <text:p>-44.95</text:p>
          </table:table-cell>
          <table:table-cell office:value-type="float" office:value="0.00348474" calcext:value-type="float">
            <text:p>0.00348474</text:p>
          </table:table-cell>
          <table:table-cell table:formula="of:=1000*[.I813]" office:value-type="float" office:value="3.48474" calcext:value-type="float">
            <text:p>3.484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.1000000000006" calcext:value-type="float">
            <text:p>31.1</text:p>
          </table:table-cell>
          <table:table-cell office:value-type="float" office:value="0.0224442700188958" calcext:value-type="float">
            <text:p>0.02244427</text:p>
          </table:table-cell>
          <table:table-cell table:formula="of:=1000*[.E814]" office:value-type="float" office:value="22.4442700188958" calcext:value-type="float">
            <text:p>22.4442700189</text:p>
          </table:table-cell>
          <table:table-cell office:value-type="float" office:value="-22.595" calcext:value-type="float">
            <text:p>-22.595</text:p>
          </table:table-cell>
          <table:table-cell table:formula="of:=[.G814]-22.5" office:value-type="float" office:value="-45.095" calcext:value-type="float">
            <text:p>-45.095</text:p>
          </table:table-cell>
          <table:table-cell office:value-type="float" office:value="0.00343148" calcext:value-type="float">
            <text:p>0.00343148</text:p>
          </table:table-cell>
          <table:table-cell table:formula="of:=1000*[.I814]" office:value-type="float" office:value="3.43148" calcext:value-type="float">
            <text:p>3.431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.2000000000006" calcext:value-type="float">
            <text:p>31.2</text:p>
          </table:table-cell>
          <table:table-cell office:value-type="float" office:value="0.0217693623786954" calcext:value-type="float">
            <text:p>0.0217693624</text:p>
          </table:table-cell>
          <table:table-cell table:formula="of:=1000*[.E815]" office:value-type="float" office:value="21.7693623786954" calcext:value-type="float">
            <text:p>21.7693623787</text:p>
          </table:table-cell>
          <table:table-cell office:value-type="float" office:value="-22.74" calcext:value-type="float">
            <text:p>-22.74</text:p>
          </table:table-cell>
          <table:table-cell table:formula="of:=[.G815]-22.5" office:value-type="float" office:value="-45.24" calcext:value-type="float">
            <text:p>-45.24</text:p>
          </table:table-cell>
          <table:table-cell office:value-type="float" office:value="0.00337822" calcext:value-type="float">
            <text:p>0.00337822</text:p>
          </table:table-cell>
          <table:table-cell table:formula="of:=1000*[.I815]" office:value-type="float" office:value="3.37822" calcext:value-type="float">
            <text:p>3.378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.3000000000006" calcext:value-type="float">
            <text:p>31.3</text:p>
          </table:table-cell>
          <table:table-cell office:value-type="float" office:value="0.0214407637839334" calcext:value-type="float">
            <text:p>0.0214407638</text:p>
          </table:table-cell>
          <table:table-cell table:formula="of:=1000*[.E816]" office:value-type="float" office:value="21.4407637839334" calcext:value-type="float">
            <text:p>21.4407637839</text:p>
          </table:table-cell>
          <table:table-cell office:value-type="float" office:value="-22.885" calcext:value-type="float">
            <text:p>-22.885</text:p>
          </table:table-cell>
          <table:table-cell table:formula="of:=[.G816]-22.5" office:value-type="float" office:value="-45.385" calcext:value-type="float">
            <text:p>-45.385</text:p>
          </table:table-cell>
          <table:table-cell office:value-type="float" office:value="0.00332497" calcext:value-type="float">
            <text:p>0.00332497</text:p>
          </table:table-cell>
          <table:table-cell table:formula="of:=1000*[.I816]" office:value-type="float" office:value="3.32497" calcext:value-type="float">
            <text:p>3.324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.4000000000006" calcext:value-type="float">
            <text:p>31.4</text:p>
          </table:table-cell>
          <table:table-cell office:value-type="float" office:value="0.0211125420740409" calcext:value-type="float">
            <text:p>0.0211125421</text:p>
          </table:table-cell>
          <table:table-cell table:formula="of:=1000*[.E817]" office:value-type="float" office:value="21.1125420740409" calcext:value-type="float">
            <text:p>21.112542074</text:p>
          </table:table-cell>
          <table:table-cell office:value-type="float" office:value="-23.03" calcext:value-type="float">
            <text:p>-23.03</text:p>
          </table:table-cell>
          <table:table-cell table:formula="of:=[.G817]-22.5" office:value-type="float" office:value="-45.53" calcext:value-type="float">
            <text:p>-45.53</text:p>
          </table:table-cell>
          <table:table-cell office:value-type="float" office:value="0.00327319" calcext:value-type="float">
            <text:p>0.00327319</text:p>
          </table:table-cell>
          <table:table-cell table:formula="of:=1000*[.I817]" office:value-type="float" office:value="3.27319" calcext:value-type="float">
            <text:p>3.273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.5000000000006" calcext:value-type="float">
            <text:p>31.5</text:p>
          </table:table-cell>
          <table:table-cell office:value-type="float" office:value="0.0207846972490177" calcext:value-type="float">
            <text:p>0.0207846972</text:p>
          </table:table-cell>
          <table:table-cell table:formula="of:=1000*[.E818]" office:value-type="float" office:value="20.7846972490177" calcext:value-type="float">
            <text:p>20.784697249</text:p>
          </table:table-cell>
          <table:table-cell office:value-type="float" office:value="-23.175" calcext:value-type="float">
            <text:p>-23.175</text:p>
          </table:table-cell>
          <table:table-cell table:formula="of:=[.G818]-22.5" office:value-type="float" office:value="-45.675" calcext:value-type="float">
            <text:p>-45.675</text:p>
          </table:table-cell>
          <table:table-cell office:value-type="float" office:value="0.00322405" calcext:value-type="float">
            <text:p>0.00322405</text:p>
          </table:table-cell>
          <table:table-cell table:formula="of:=1000*[.I818]" office:value-type="float" office:value="3.22405" calcext:value-type="float">
            <text:p>3.224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.6000000000006" calcext:value-type="float">
            <text:p>31.6</text:p>
          </table:table-cell>
          <table:table-cell office:value-type="float" office:value="0.0204572293088641" calcext:value-type="float">
            <text:p>0.0204572293</text:p>
          </table:table-cell>
          <table:table-cell table:formula="of:=1000*[.E819]" office:value-type="float" office:value="20.4572293088641" calcext:value-type="float">
            <text:p>20.4572293089</text:p>
          </table:table-cell>
          <table:table-cell office:value-type="float" office:value="-23.32" calcext:value-type="float">
            <text:p>-23.32</text:p>
          </table:table-cell>
          <table:table-cell table:formula="of:=[.G819]-22.5" office:value-type="float" office:value="-45.82" calcext:value-type="float">
            <text:p>-45.82</text:p>
          </table:table-cell>
          <table:table-cell office:value-type="float" office:value="0.00317495" calcext:value-type="float">
            <text:p>0.00317495</text:p>
          </table:table-cell>
          <table:table-cell table:formula="of:=1000*[.I819]" office:value-type="float" office:value="3.17495" calcext:value-type="float">
            <text:p>3.174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.7000000000006" calcext:value-type="float">
            <text:p>31.7</text:p>
          </table:table-cell>
          <table:table-cell office:value-type="float" office:value="0.0201301382535797" calcext:value-type="float">
            <text:p>0.0201301383</text:p>
          </table:table-cell>
          <table:table-cell table:formula="of:=1000*[.E820]" office:value-type="float" office:value="20.1301382535797" calcext:value-type="float">
            <text:p>20.1301382536</text:p>
          </table:table-cell>
          <table:table-cell office:value-type="float" office:value="-23.465" calcext:value-type="float">
            <text:p>-23.465</text:p>
          </table:table-cell>
          <table:table-cell table:formula="of:=[.G820]-22.5" office:value-type="float" office:value="-45.965" calcext:value-type="float">
            <text:p>-45.965</text:p>
          </table:table-cell>
          <table:table-cell office:value-type="float" office:value="0.00312625" calcext:value-type="float">
            <text:p>0.00312625</text:p>
          </table:table-cell>
          <table:table-cell table:formula="of:=1000*[.I820]" office:value-type="float" office:value="3.12625" calcext:value-type="float">
            <text:p>3.12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.8000000000006" calcext:value-type="float">
            <text:p>31.8</text:p>
          </table:table-cell>
          <table:table-cell office:value-type="float" office:value="0.0198034240831647" calcext:value-type="float">
            <text:p>0.0198034241</text:p>
          </table:table-cell>
          <table:table-cell table:formula="of:=1000*[.E821]" office:value-type="float" office:value="19.8034240831647" calcext:value-type="float">
            <text:p>19.8034240832</text:p>
          </table:table-cell>
          <table:table-cell office:value-type="float" office:value="-23.61" calcext:value-type="float">
            <text:p>-23.61</text:p>
          </table:table-cell>
          <table:table-cell table:formula="of:=[.G821]-22.5" office:value-type="float" office:value="-46.11" calcext:value-type="float">
            <text:p>-46.11</text:p>
          </table:table-cell>
          <table:table-cell office:value-type="float" office:value="0.00307986" calcext:value-type="float">
            <text:p>0.00307986</text:p>
          </table:table-cell>
          <table:table-cell table:formula="of:=1000*[.I821]" office:value-type="float" office:value="3.07986" calcext:value-type="float">
            <text:p>3.079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.9000000000006" calcext:value-type="float">
            <text:p>31.9</text:p>
          </table:table-cell>
          <table:table-cell office:value-type="float" office:value="0.0194770867976192" calcext:value-type="float">
            <text:p>0.0194770868</text:p>
          </table:table-cell>
          <table:table-cell table:formula="of:=1000*[.E822]" office:value-type="float" office:value="19.4770867976192" calcext:value-type="float">
            <text:p>19.4770867976</text:p>
          </table:table-cell>
          <table:table-cell office:value-type="float" office:value="-23.755" calcext:value-type="float">
            <text:p>-23.755</text:p>
          </table:table-cell>
          <table:table-cell table:formula="of:=[.G822]-22.5" office:value-type="float" office:value="-46.255" calcext:value-type="float">
            <text:p>-46.255</text:p>
          </table:table-cell>
          <table:table-cell office:value-type="float" office:value="0.00303263" calcext:value-type="float">
            <text:p>0.00303263</text:p>
          </table:table-cell>
          <table:table-cell table:formula="of:=1000*[.I822]" office:value-type="float" office:value="3.03263" calcext:value-type="float">
            <text:p>3.032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.0000000000006" calcext:value-type="float">
            <text:p>32</text:p>
          </table:table-cell>
          <table:table-cell office:value-type="float" office:value="0.0191511263969432" calcext:value-type="float">
            <text:p>0.0191511264</text:p>
          </table:table-cell>
          <table:table-cell table:formula="of:=1000*[.E823]" office:value-type="float" office:value="19.1511263969432" calcext:value-type="float">
            <text:p>19.1511263969</text:p>
          </table:table-cell>
          <table:table-cell office:value-type="float" office:value="-23.9" calcext:value-type="float">
            <text:p>-23.9</text:p>
          </table:table-cell>
          <table:table-cell table:formula="of:=[.G823]-22.5" office:value-type="float" office:value="-46.4" calcext:value-type="float">
            <text:p>-46.4</text:p>
          </table:table-cell>
          <table:table-cell office:value-type="float" office:value="0.00298684" calcext:value-type="float">
            <text:p>0.00298684</text:p>
          </table:table-cell>
          <table:table-cell table:formula="of:=1000*[.I823]" office:value-type="float" office:value="2.98684" calcext:value-type="float">
            <text:p>2.986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.1000000000006" calcext:value-type="float">
            <text:p>32.1</text:p>
          </table:table-cell>
          <table:table-cell office:value-type="float" office:value="0.0188255428811365" calcext:value-type="float">
            <text:p>0.0188255429</text:p>
          </table:table-cell>
          <table:table-cell table:formula="of:=1000*[.E824]" office:value-type="float" office:value="18.8255428811365" calcext:value-type="float">
            <text:p>18.8255428811</text:p>
          </table:table-cell>
          <table:table-cell office:value-type="float" office:value="-24.045" calcext:value-type="float">
            <text:p>-24.045</text:p>
          </table:table-cell>
          <table:table-cell table:formula="of:=[.G824]-22.5" office:value-type="float" office:value="-46.545" calcext:value-type="float">
            <text:p>-46.545</text:p>
          </table:table-cell>
          <table:table-cell office:value-type="float" office:value="0.00294317" calcext:value-type="float">
            <text:p>0.00294317</text:p>
          </table:table-cell>
          <table:table-cell table:formula="of:=1000*[.I824]" office:value-type="float" office:value="2.94317" calcext:value-type="float">
            <text:p>2.943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.2000000000006" calcext:value-type="float">
            <text:p>32.2</text:p>
          </table:table-cell>
          <table:table-cell office:value-type="float" office:value="0.0185003362501992" calcext:value-type="float">
            <text:p>0.0185003363</text:p>
          </table:table-cell>
          <table:table-cell table:formula="of:=1000*[.E825]" office:value-type="float" office:value="18.5003362501992" calcext:value-type="float">
            <text:p>18.5003362502</text:p>
          </table:table-cell>
          <table:table-cell office:value-type="float" office:value="-24.19" calcext:value-type="float">
            <text:p>-24.19</text:p>
          </table:table-cell>
          <table:table-cell table:formula="of:=[.G825]-22.5" office:value-type="float" office:value="-46.69" calcext:value-type="float">
            <text:p>-46.69</text:p>
          </table:table-cell>
          <table:table-cell office:value-type="float" office:value="0.00289952" calcext:value-type="float">
            <text:p>0.00289952</text:p>
          </table:table-cell>
          <table:table-cell table:formula="of:=1000*[.I825]" office:value-type="float" office:value="2.89952" calcext:value-type="float">
            <text:p>2.899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.3000000000006" calcext:value-type="float">
            <text:p>32.3</text:p>
          </table:table-cell>
          <table:table-cell office:value-type="float" office:value="0.0181755065041314" calcext:value-type="float">
            <text:p>0.0181755065</text:p>
          </table:table-cell>
          <table:table-cell table:formula="of:=1000*[.E826]" office:value-type="float" office:value="18.1755065041314" calcext:value-type="float">
            <text:p>18.1755065041</text:p>
          </table:table-cell>
          <table:table-cell office:value-type="float" office:value="-24.335" calcext:value-type="float">
            <text:p>-24.335</text:p>
          </table:table-cell>
          <table:table-cell table:formula="of:=[.G826]-22.5" office:value-type="float" office:value="-46.835" calcext:value-type="float">
            <text:p>-46.835</text:p>
          </table:table-cell>
          <table:table-cell office:value-type="float" office:value="0.00285589" calcext:value-type="float">
            <text:p>0.00285589</text:p>
          </table:table-cell>
          <table:table-cell table:formula="of:=1000*[.I826]" office:value-type="float" office:value="2.85589" calcext:value-type="float">
            <text:p>2.855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.4000000000006" calcext:value-type="float">
            <text:p>32.4</text:p>
          </table:table-cell>
          <table:table-cell office:value-type="float" office:value="0.0178510536429329" calcext:value-type="float">
            <text:p>0.0178510536</text:p>
          </table:table-cell>
          <table:table-cell table:formula="of:=1000*[.E827]" office:value-type="float" office:value="17.8510536429329" calcext:value-type="float">
            <text:p>17.8510536429</text:p>
          </table:table-cell>
          <table:table-cell office:value-type="float" office:value="-24.48" calcext:value-type="float">
            <text:p>-24.48</text:p>
          </table:table-cell>
          <table:table-cell table:formula="of:=[.G827]-22.5" office:value-type="float" office:value="-46.98" calcext:value-type="float">
            <text:p>-46.98</text:p>
          </table:table-cell>
          <table:table-cell office:value-type="float" office:value="0.00281516" calcext:value-type="float">
            <text:p>0.00281516</text:p>
          </table:table-cell>
          <table:table-cell table:formula="of:=1000*[.I827]" office:value-type="float" office:value="2.81516" calcext:value-type="float">
            <text:p>2.815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.5000000000006" calcext:value-type="float">
            <text:p>32.5</text:p>
          </table:table-cell>
          <table:table-cell office:value-type="float" office:value="0.0175269776666038" calcext:value-type="float">
            <text:p>0.0175269777</text:p>
          </table:table-cell>
          <table:table-cell table:formula="of:=1000*[.E828]" office:value-type="float" office:value="17.5269776666038" calcext:value-type="float">
            <text:p>17.5269776666</text:p>
          </table:table-cell>
          <table:table-cell office:value-type="float" office:value="-24.625" calcext:value-type="float">
            <text:p>-24.625</text:p>
          </table:table-cell>
          <table:table-cell table:formula="of:=[.G828]-22.5" office:value-type="float" office:value="-47.125" calcext:value-type="float">
            <text:p>-47.125</text:p>
          </table:table-cell>
          <table:table-cell office:value-type="float" office:value="0.00277231" calcext:value-type="float">
            <text:p>0.00277231</text:p>
          </table:table-cell>
          <table:table-cell table:formula="of:=1000*[.I828]" office:value-type="float" office:value="2.77231" calcext:value-type="float">
            <text:p>2.772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.6000000000006" calcext:value-type="float">
            <text:p>32.6</text:p>
          </table:table-cell>
          <table:table-cell office:value-type="float" office:value="0.0172032785751441" calcext:value-type="float">
            <text:p>0.0172032786</text:p>
          </table:table-cell>
          <table:table-cell table:formula="of:=1000*[.E829]" office:value-type="float" office:value="17.2032785751441" calcext:value-type="float">
            <text:p>17.2032785751</text:p>
          </table:table-cell>
          <table:table-cell office:value-type="float" office:value="-24.77" calcext:value-type="float">
            <text:p>-24.77</text:p>
          </table:table-cell>
          <table:table-cell table:formula="of:=[.G829]-22.5" office:value-type="float" office:value="-47.27" calcext:value-type="float">
            <text:p>-47.27</text:p>
          </table:table-cell>
          <table:table-cell office:value-type="float" office:value="0.00272926" calcext:value-type="float">
            <text:p>0.00272926</text:p>
          </table:table-cell>
          <table:table-cell table:formula="of:=1000*[.I829]" office:value-type="float" office:value="2.72926" calcext:value-type="float">
            <text:p>2.729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.7000000000006" calcext:value-type="float">
            <text:p>32.7</text:p>
          </table:table-cell>
          <table:table-cell office:value-type="float" office:value="0.0169762923311856" calcext:value-type="float">
            <text:p>0.0169762923</text:p>
          </table:table-cell>
          <table:table-cell table:formula="of:=1000*[.E830]" office:value-type="float" office:value="16.9762923311856" calcext:value-type="float">
            <text:p>16.9762923312</text:p>
          </table:table-cell>
          <table:table-cell office:value-type="float" office:value="-24.915" calcext:value-type="float">
            <text:p>-24.915</text:p>
          </table:table-cell>
          <table:table-cell table:formula="of:=[.G830]-22.5" office:value-type="float" office:value="-47.415" calcext:value-type="float">
            <text:p>-47.415</text:p>
          </table:table-cell>
          <table:table-cell office:value-type="float" office:value="0.00269093" calcext:value-type="float">
            <text:p>0.00269093</text:p>
          </table:table-cell>
          <table:table-cell table:formula="of:=1000*[.I830]" office:value-type="float" office:value="2.69093" calcext:value-type="float">
            <text:p>2.690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.8000000000006" calcext:value-type="float">
            <text:p>32.8</text:p>
          </table:table-cell>
          <table:table-cell office:value-type="float" office:value="0.0166992750474128" calcext:value-type="float">
            <text:p>0.016699275</text:p>
          </table:table-cell>
          <table:table-cell table:formula="of:=1000*[.E831]" office:value-type="float" office:value="16.6992750474128" calcext:value-type="float">
            <text:p>16.6992750474</text:p>
          </table:table-cell>
          <table:table-cell office:value-type="float" office:value="-25.06" calcext:value-type="float">
            <text:p>-25.06</text:p>
          </table:table-cell>
          <table:table-cell table:formula="of:=[.G831]-22.5" office:value-type="float" office:value="-47.56" calcext:value-type="float">
            <text:p>-47.56</text:p>
          </table:table-cell>
          <table:table-cell office:value-type="float" office:value="0.00265261" calcext:value-type="float">
            <text:p>0.00265261</text:p>
          </table:table-cell>
          <table:table-cell table:formula="of:=1000*[.I831]" office:value-type="float" office:value="2.65261" calcext:value-type="float">
            <text:p>2.652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.9000000000006" calcext:value-type="float">
            <text:p>32.9</text:p>
          </table:table-cell>
          <table:table-cell office:value-type="float" office:value="0.0161876946485182" calcext:value-type="float">
            <text:p>0.0161876946</text:p>
          </table:table-cell>
          <table:table-cell table:formula="of:=1000*[.E832]" office:value-type="float" office:value="16.1876946485182" calcext:value-type="float">
            <text:p>16.1876946485</text:p>
          </table:table-cell>
          <table:table-cell office:value-type="float" office:value="-25.205" calcext:value-type="float">
            <text:p>-25.205</text:p>
          </table:table-cell>
          <table:table-cell table:formula="of:=[.G832]-22.5" office:value-type="float" office:value="-47.705" calcext:value-type="float">
            <text:p>-47.705</text:p>
          </table:table-cell>
          <table:table-cell office:value-type="float" office:value="0.00261428" calcext:value-type="float">
            <text:p>0.00261428</text:p>
          </table:table-cell>
          <table:table-cell table:formula="of:=1000*[.I832]" office:value-type="float" office:value="2.61428" calcext:value-type="float">
            <text:p>2.614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.0000000000006" calcext:value-type="float">
            <text:p>33</text:p>
          </table:table-cell>
          <table:table-cell office:value-type="float" office:value="0.0159702361923781" calcext:value-type="float">
            <text:p>0.0159702362</text:p>
          </table:table-cell>
          <table:table-cell table:formula="of:=1000*[.E833]" office:value-type="float" office:value="15.9702361923781" calcext:value-type="float">
            <text:p>15.9702361924</text:p>
          </table:table-cell>
          <table:table-cell office:value-type="float" office:value="-25.35" calcext:value-type="float">
            <text:p>-25.35</text:p>
          </table:table-cell>
          <table:table-cell table:formula="of:=[.G833]-22.5" office:value-type="float" office:value="-47.85" calcext:value-type="float">
            <text:p>-47.85</text:p>
          </table:table-cell>
          <table:table-cell office:value-type="float" office:value="0.00257595" calcext:value-type="float">
            <text:p>0.00257595</text:p>
          </table:table-cell>
          <table:table-cell table:formula="of:=1000*[.I833]" office:value-type="float" office:value="2.57595" calcext:value-type="float">
            <text:p>2.575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.1000000000006" calcext:value-type="float">
            <text:p>33.1</text:p>
          </table:table-cell>
          <table:table-cell office:value-type="float" office:value="0.0157529941657396" calcext:value-type="float">
            <text:p>0.0157529942</text:p>
          </table:table-cell>
          <table:table-cell table:formula="of:=1000*[.E834]" office:value-type="float" office:value="15.7529941657396" calcext:value-type="float">
            <text:p>15.7529941657</text:p>
          </table:table-cell>
          <table:table-cell office:value-type="float" office:value="-25.495" calcext:value-type="float">
            <text:p>-25.495</text:p>
          </table:table-cell>
          <table:table-cell table:formula="of:=[.G834]-22.5" office:value-type="float" office:value="-47.995" calcext:value-type="float">
            <text:p>-47.995</text:p>
          </table:table-cell>
          <table:table-cell office:value-type="float" office:value="0.00253875" calcext:value-type="float">
            <text:p>0.00253875</text:p>
          </table:table-cell>
          <table:table-cell table:formula="of:=1000*[.I834]" office:value-type="float" office:value="2.53875" calcext:value-type="float">
            <text:p>2.538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.2000000000006" calcext:value-type="float">
            <text:p>33.2</text:p>
          </table:table-cell>
          <table:table-cell office:value-type="float" office:value="0.0155359685686031" calcext:value-type="float">
            <text:p>0.0155359686</text:p>
          </table:table-cell>
          <table:table-cell table:formula="of:=1000*[.E835]" office:value-type="float" office:value="15.5359685686031" calcext:value-type="float">
            <text:p>15.5359685686</text:p>
          </table:table-cell>
          <table:table-cell office:value-type="float" office:value="-25.64" calcext:value-type="float">
            <text:p>-25.64</text:p>
          </table:table-cell>
          <table:table-cell table:formula="of:=[.G835]-22.5" office:value-type="float" office:value="-48.14" calcext:value-type="float">
            <text:p>-48.14</text:p>
          </table:table-cell>
          <table:table-cell office:value-type="float" office:value="0.00250295" calcext:value-type="float">
            <text:p>0.00250295</text:p>
          </table:table-cell>
          <table:table-cell table:formula="of:=1000*[.I835]" office:value-type="float" office:value="2.50295" calcext:value-type="float">
            <text:p>2.502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.3000000000006" calcext:value-type="float">
            <text:p>33.3</text:p>
          </table:table-cell>
          <table:table-cell office:value-type="float" office:value="0.0153191594009684" calcext:value-type="float">
            <text:p>0.0153191594</text:p>
          </table:table-cell>
          <table:table-cell table:formula="of:=1000*[.E836]" office:value-type="float" office:value="15.3191594009684" calcext:value-type="float">
            <text:p>15.319159401</text:p>
          </table:table-cell>
          <table:table-cell office:value-type="float" office:value="-25.785" calcext:value-type="float">
            <text:p>-25.785</text:p>
          </table:table-cell>
          <table:table-cell table:formula="of:=[.G836]-22.5" office:value-type="float" office:value="-48.285" calcext:value-type="float">
            <text:p>-48.285</text:p>
          </table:table-cell>
          <table:table-cell office:value-type="float" office:value="0.00246715" calcext:value-type="float">
            <text:p>0.00246715</text:p>
          </table:table-cell>
          <table:table-cell table:formula="of:=1000*[.I836]" office:value-type="float" office:value="2.46715" calcext:value-type="float">
            <text:p>2.467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.4000000000006" calcext:value-type="float">
            <text:p>33.4</text:p>
          </table:table-cell>
          <table:table-cell office:value-type="float" office:value="0.0151025666628356" calcext:value-type="float">
            <text:p>0.0151025667</text:p>
          </table:table-cell>
          <table:table-cell table:formula="of:=1000*[.E837]" office:value-type="float" office:value="15.1025666628356" calcext:value-type="float">
            <text:p>15.1025666628</text:p>
          </table:table-cell>
          <table:table-cell office:value-type="float" office:value="-25.93" calcext:value-type="float">
            <text:p>-25.93</text:p>
          </table:table-cell>
          <table:table-cell table:formula="of:=[.G837]-22.5" office:value-type="float" office:value="-48.43" calcext:value-type="float">
            <text:p>-48.43</text:p>
          </table:table-cell>
          <table:table-cell office:value-type="float" office:value="0.00243233" calcext:value-type="float">
            <text:p>0.00243233</text:p>
          </table:table-cell>
          <table:table-cell table:formula="of:=1000*[.I837]" office:value-type="float" office:value="2.43233" calcext:value-type="float">
            <text:p>2.432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.5000000000006" calcext:value-type="float">
            <text:p>33.5</text:p>
          </table:table-cell>
          <table:table-cell office:value-type="float" office:value="0.0148861903542046" calcext:value-type="float">
            <text:p>0.0148861904</text:p>
          </table:table-cell>
          <table:table-cell table:formula="of:=1000*[.E838]" office:value-type="float" office:value="14.8861903542046" calcext:value-type="float">
            <text:p>14.8861903542</text:p>
          </table:table-cell>
          <table:table-cell office:value-type="float" office:value="-26.075" calcext:value-type="float">
            <text:p>-26.075</text:p>
          </table:table-cell>
          <table:table-cell table:formula="of:=[.G838]-22.5" office:value-type="float" office:value="-48.575" calcext:value-type="float">
            <text:p>-48.575</text:p>
          </table:table-cell>
          <table:table-cell office:value-type="float" office:value="0.0023979" calcext:value-type="float">
            <text:p>0.0023979</text:p>
          </table:table-cell>
          <table:table-cell table:formula="of:=1000*[.I838]" office:value-type="float" office:value="2.3979" calcext:value-type="float">
            <text:p>2.39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.6000000000006" calcext:value-type="float">
            <text:p>33.6</text:p>
          </table:table-cell>
          <table:table-cell office:value-type="float" office:value="0.0146700304750754" calcext:value-type="float">
            <text:p>0.0146700305</text:p>
          </table:table-cell>
          <table:table-cell table:formula="of:=1000*[.E839]" office:value-type="float" office:value="14.6700304750754" calcext:value-type="float">
            <text:p>14.6700304751</text:p>
          </table:table-cell>
          <table:table-cell office:value-type="float" office:value="-26.22" calcext:value-type="float">
            <text:p>-26.22</text:p>
          </table:table-cell>
          <table:table-cell table:formula="of:=[.G839]-22.5" office:value-type="float" office:value="-48.72" calcext:value-type="float">
            <text:p>-48.72</text:p>
          </table:table-cell>
          <table:table-cell office:value-type="float" office:value="0.00236347" calcext:value-type="float">
            <text:p>0.00236347</text:p>
          </table:table-cell>
          <table:table-cell table:formula="of:=1000*[.I839]" office:value-type="float" office:value="2.36347" calcext:value-type="float">
            <text:p>2.363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.7000000000006" calcext:value-type="float">
            <text:p>33.7</text:p>
          </table:table-cell>
          <table:table-cell office:value-type="float" office:value="0.014454087025448" calcext:value-type="float">
            <text:p>0.014454087</text:p>
          </table:table-cell>
          <table:table-cell table:formula="of:=1000*[.E840]" office:value-type="float" office:value="14.454087025448" calcext:value-type="float">
            <text:p>14.4540870254</text:p>
          </table:table-cell>
          <table:table-cell office:value-type="float" office:value="-26.365" calcext:value-type="float">
            <text:p>-26.365</text:p>
          </table:table-cell>
          <table:table-cell table:formula="of:=[.G840]-22.5" office:value-type="float" office:value="-48.865" calcext:value-type="float">
            <text:p>-48.865</text:p>
          </table:table-cell>
          <table:table-cell office:value-type="float" office:value="0.00233047" calcext:value-type="float">
            <text:p>0.00233047</text:p>
          </table:table-cell>
          <table:table-cell table:formula="of:=1000*[.I840]" office:value-type="float" office:value="2.33047" calcext:value-type="float">
            <text:p>2.330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.8000000000007" calcext:value-type="float">
            <text:p>33.8</text:p>
          </table:table-cell>
          <table:table-cell office:value-type="float" office:value="0.0142383600053224" calcext:value-type="float">
            <text:p>0.01423836</text:p>
          </table:table-cell>
          <table:table-cell table:formula="of:=1000*[.E841]" office:value-type="float" office:value="14.2383600053224" calcext:value-type="float">
            <text:p>14.2383600053</text:p>
          </table:table-cell>
          <table:table-cell office:value-type="float" office:value="-26.51" calcext:value-type="float">
            <text:p>-26.51</text:p>
          </table:table-cell>
          <table:table-cell table:formula="of:=[.G841]-22.5" office:value-type="float" office:value="-49.01" calcext:value-type="float">
            <text:p>-49.01</text:p>
          </table:table-cell>
          <table:table-cell office:value-type="float" office:value="0.00229883" calcext:value-type="float">
            <text:p>0.00229883</text:p>
          </table:table-cell>
          <table:table-cell table:formula="of:=1000*[.I841]" office:value-type="float" office:value="2.29883" calcext:value-type="float">
            <text:p>2.298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.9000000000007" calcext:value-type="float">
            <text:p>33.9</text:p>
          </table:table-cell>
          <table:table-cell office:value-type="float" office:value="0.0140228494146986" calcext:value-type="float">
            <text:p>0.0140228494</text:p>
          </table:table-cell>
          <table:table-cell table:formula="of:=1000*[.E842]" office:value-type="float" office:value="14.0228494146986" calcext:value-type="float">
            <text:p>14.0228494147</text:p>
          </table:table-cell>
          <table:table-cell office:value-type="float" office:value="-26.655" calcext:value-type="float">
            <text:p>-26.655</text:p>
          </table:table-cell>
          <table:table-cell table:formula="of:=[.G842]-22.5" office:value-type="float" office:value="-49.155" calcext:value-type="float">
            <text:p>-49.155</text:p>
          </table:table-cell>
          <table:table-cell office:value-type="float" office:value="0.00226662" calcext:value-type="float">
            <text:p>0.00226662</text:p>
          </table:table-cell>
          <table:table-cell table:formula="of:=1000*[.I842]" office:value-type="float" office:value="2.26662" calcext:value-type="float">
            <text:p>2.266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.0000000000007" calcext:value-type="float">
            <text:p>34</text:p>
          </table:table-cell>
          <table:table-cell office:value-type="float" office:value="0.0137310194836875" calcext:value-type="float">
            <text:p>0.0137310195</text:p>
          </table:table-cell>
          <table:table-cell table:formula="of:=1000*[.E843]" office:value-type="float" office:value="13.7310194836875" calcext:value-type="float">
            <text:p>13.7310194837</text:p>
          </table:table-cell>
          <table:table-cell office:value-type="float" office:value="-26.8" calcext:value-type="float">
            <text:p>-26.8</text:p>
          </table:table-cell>
          <table:table-cell table:formula="of:=[.G843]-22.5" office:value-type="float" office:value="-49.3" calcext:value-type="float">
            <text:p>-49.3</text:p>
          </table:table-cell>
          <table:table-cell office:value-type="float" office:value="0.00223439" calcext:value-type="float">
            <text:p>0.00223439</text:p>
          </table:table-cell>
          <table:table-cell table:formula="of:=1000*[.I843]" office:value-type="float" office:value="2.23439" calcext:value-type="float">
            <text:p>2.234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.1000000000007" calcext:value-type="float">
            <text:p>34.1</text:p>
          </table:table-cell>
          <table:table-cell office:value-type="float" office:value="0.013491764008646" calcext:value-type="float">
            <text:p>0.013491764</text:p>
          </table:table-cell>
          <table:table-cell table:formula="of:=1000*[.E844]" office:value-type="float" office:value="13.491764008646" calcext:value-type="float">
            <text:p>13.4917640086</text:p>
          </table:table-cell>
          <table:table-cell office:value-type="float" office:value="-26.945" calcext:value-type="float">
            <text:p>-26.945</text:p>
          </table:table-cell>
          <table:table-cell table:formula="of:=[.G844]-22.5" office:value-type="float" office:value="-49.445" calcext:value-type="float">
            <text:p>-49.445</text:p>
          </table:table-cell>
          <table:table-cell office:value-type="float" office:value="0.00220213" calcext:value-type="float">
            <text:p>0.00220213</text:p>
          </table:table-cell>
          <table:table-cell table:formula="of:=1000*[.I844]" office:value-type="float" office:value="2.20213" calcext:value-type="float">
            <text:p>2.202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.2000000000007" calcext:value-type="float">
            <text:p>34.2</text:p>
          </table:table-cell>
          <table:table-cell office:value-type="float" office:value="0.013252602166502" calcext:value-type="float">
            <text:p>0.0132526022</text:p>
          </table:table-cell>
          <table:table-cell table:formula="of:=1000*[.E845]" office:value-type="float" office:value="13.252602166502" calcext:value-type="float">
            <text:p>13.2526021665</text:p>
          </table:table-cell>
          <table:table-cell office:value-type="float" office:value="-27.09" calcext:value-type="float">
            <text:p>-27.09</text:p>
          </table:table-cell>
          <table:table-cell table:formula="of:=[.G845]-22.5" office:value-type="float" office:value="-49.59" calcext:value-type="float">
            <text:p>-49.59</text:p>
          </table:table-cell>
          <table:table-cell office:value-type="float" office:value="0.00217168" calcext:value-type="float">
            <text:p>0.00217168</text:p>
          </table:table-cell>
          <table:table-cell table:formula="of:=1000*[.I845]" office:value-type="float" office:value="2.17168" calcext:value-type="float">
            <text:p>2.171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.3000000000007" calcext:value-type="float">
            <text:p>34.3</text:p>
          </table:table-cell>
          <table:table-cell office:value-type="float" office:value="0.0130135339572557" calcext:value-type="float">
            <text:p>0.013013534</text:p>
          </table:table-cell>
          <table:table-cell table:formula="of:=1000*[.E846]" office:value-type="float" office:value="13.0135339572557" calcext:value-type="float">
            <text:p>13.0135339573</text:p>
          </table:table-cell>
          <table:table-cell office:value-type="float" office:value="-27.235" calcext:value-type="float">
            <text:p>-27.235</text:p>
          </table:table-cell>
          <table:table-cell table:formula="of:=[.G846]-22.5" office:value-type="float" office:value="-49.735" calcext:value-type="float">
            <text:p>-49.735</text:p>
          </table:table-cell>
          <table:table-cell office:value-type="float" office:value="0.00214282" calcext:value-type="float">
            <text:p>0.00214282</text:p>
          </table:table-cell>
          <table:table-cell table:formula="of:=1000*[.I846]" office:value-type="float" office:value="2.14282" calcext:value-type="float">
            <text:p>2.142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.4000000000007" calcext:value-type="float">
            <text:p>34.4</text:p>
          </table:table-cell>
          <table:table-cell office:value-type="float" office:value="0.0127745593809071" calcext:value-type="float">
            <text:p>0.0127745594</text:p>
          </table:table-cell>
          <table:table-cell table:formula="of:=1000*[.E847]" office:value-type="float" office:value="12.7745593809071" calcext:value-type="float">
            <text:p>12.7745593809</text:p>
          </table:table-cell>
          <table:table-cell office:value-type="float" office:value="-27.38" calcext:value-type="float">
            <text:p>-27.38</text:p>
          </table:table-cell>
          <table:table-cell table:formula="of:=[.G847]-22.5" office:value-type="float" office:value="-49.88" calcext:value-type="float">
            <text:p>-49.88</text:p>
          </table:table-cell>
          <table:table-cell office:value-type="float" office:value="0.00211399" calcext:value-type="float">
            <text:p>0.00211399</text:p>
          </table:table-cell>
          <table:table-cell table:formula="of:=1000*[.I847]" office:value-type="float" office:value="2.11399" calcext:value-type="float">
            <text:p>2.113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.5000000000007" calcext:value-type="float">
            <text:p>34.5</text:p>
          </table:table-cell>
          <table:table-cell office:value-type="float" office:value="0.012535678437456" calcext:value-type="float">
            <text:p>0.0125356784</text:p>
          </table:table-cell>
          <table:table-cell table:formula="of:=1000*[.E848]" office:value-type="float" office:value="12.535678437456" calcext:value-type="float">
            <text:p>12.5356784375</text:p>
          </table:table-cell>
          <table:table-cell office:value-type="float" office:value="-27.525" calcext:value-type="float">
            <text:p>-27.525</text:p>
          </table:table-cell>
          <table:table-cell table:formula="of:=[.G848]-22.5" office:value-type="float" office:value="-50.025" calcext:value-type="float">
            <text:p>-50.025</text:p>
          </table:table-cell>
          <table:table-cell office:value-type="float" office:value="0.00208521" calcext:value-type="float">
            <text:p>0.00208521</text:p>
          </table:table-cell>
          <table:table-cell table:formula="of:=1000*[.I848]" office:value-type="float" office:value="2.08521" calcext:value-type="float">
            <text:p>2.085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.6000000000007" calcext:value-type="float">
            <text:p>34.6</text:p>
          </table:table-cell>
          <table:table-cell office:value-type="float" office:value="0.0125078673011145" calcext:value-type="float">
            <text:p>0.0125078673</text:p>
          </table:table-cell>
          <table:table-cell table:formula="of:=1000*[.E849]" office:value-type="float" office:value="12.5078673011145" calcext:value-type="float">
            <text:p>12.5078673011</text:p>
          </table:table-cell>
          <table:table-cell office:value-type="float" office:value="-27.67" calcext:value-type="float">
            <text:p>-27.67</text:p>
          </table:table-cell>
          <table:table-cell table:formula="of:=[.G849]-22.5" office:value-type="float" office:value="-50.17" calcext:value-type="float">
            <text:p>-50.17</text:p>
          </table:table-cell>
          <table:table-cell office:value-type="float" office:value="0.00205897" calcext:value-type="float">
            <text:p>0.00205897</text:p>
          </table:table-cell>
          <table:table-cell table:formula="of:=1000*[.I849]" office:value-type="float" office:value="2.05897" calcext:value-type="float">
            <text:p>2.058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.7000000000007" calcext:value-type="float">
            <text:p>34.7</text:p>
          </table:table-cell>
          <table:table-cell office:value-type="float" office:value="0.012304157347852" calcext:value-type="float">
            <text:p>0.0123041573</text:p>
          </table:table-cell>
          <table:table-cell table:formula="of:=1000*[.E850]" office:value-type="float" office:value="12.304157347852" calcext:value-type="float">
            <text:p>12.3041573479</text:p>
          </table:table-cell>
          <table:table-cell office:value-type="float" office:value="-27.815" calcext:value-type="float">
            <text:p>-27.815</text:p>
          </table:table-cell>
          <table:table-cell table:formula="of:=[.G850]-22.5" office:value-type="float" office:value="-50.315" calcext:value-type="float">
            <text:p>-50.315</text:p>
          </table:table-cell>
          <table:table-cell office:value-type="float" office:value="0.0020303" calcext:value-type="float">
            <text:p>0.0020303</text:p>
          </table:table-cell>
          <table:table-cell table:formula="of:=1000*[.I850]" office:value-type="float" office:value="2.0303" calcext:value-type="float">
            <text:p>2.03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.8000000000007" calcext:value-type="float">
            <text:p>34.8</text:p>
          </table:table-cell>
          <table:table-cell office:value-type="float" office:value="0.0119576093648183" calcext:value-type="float">
            <text:p>0.0119576094</text:p>
          </table:table-cell>
          <table:table-cell table:formula="of:=1000*[.E851]" office:value-type="float" office:value="11.9576093648183" calcext:value-type="float">
            <text:p>11.9576093648</text:p>
          </table:table-cell>
          <table:table-cell office:value-type="float" office:value="-27.96" calcext:value-type="float">
            <text:p>-27.96</text:p>
          </table:table-cell>
          <table:table-cell table:formula="of:=[.G851]-22.5" office:value-type="float" office:value="-50.46" calcext:value-type="float">
            <text:p>-50.46</text:p>
          </table:table-cell>
          <table:table-cell office:value-type="float" office:value="0.00200342" calcext:value-type="float">
            <text:p>0.00200342</text:p>
          </table:table-cell>
          <table:table-cell table:formula="of:=1000*[.I851]" office:value-type="float" office:value="2.00342" calcext:value-type="float">
            <text:p>2.003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.9000000000007" calcext:value-type="float">
            <text:p>34.9</text:p>
          </table:table-cell>
          <table:table-cell office:value-type="float" office:value="0.0118017765824094" calcext:value-type="float">
            <text:p>0.0118017766</text:p>
          </table:table-cell>
          <table:table-cell table:formula="of:=1000*[.E852]" office:value-type="float" office:value="11.8017765824094" calcext:value-type="float">
            <text:p>11.8017765824</text:p>
          </table:table-cell>
          <table:table-cell office:value-type="float" office:value="-28.105" calcext:value-type="float">
            <text:p>-28.105</text:p>
          </table:table-cell>
          <table:table-cell table:formula="of:=[.G852]-22.5" office:value-type="float" office:value="-50.605" calcext:value-type="float">
            <text:p>-50.605</text:p>
          </table:table-cell>
          <table:table-cell office:value-type="float" office:value="0.0019755" calcext:value-type="float">
            <text:p>0.0019755</text:p>
          </table:table-cell>
          <table:table-cell table:formula="of:=1000*[.I852]" office:value-type="float" office:value="1.9755" calcext:value-type="float">
            <text:p>1.97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0000000000007" calcext:value-type="float">
            <text:p>35</text:p>
          </table:table-cell>
          <table:table-cell office:value-type="float" office:value="0.0116460049175057" calcext:value-type="float">
            <text:p>0.0116460049</text:p>
          </table:table-cell>
          <table:table-cell table:formula="of:=1000*[.E853]" office:value-type="float" office:value="11.6460049175057" calcext:value-type="float">
            <text:p>11.6460049175</text:p>
          </table:table-cell>
          <table:table-cell office:value-type="float" office:value="-28.25" calcext:value-type="float">
            <text:p>-28.25</text:p>
          </table:table-cell>
          <table:table-cell table:formula="of:=[.G853]-22.5" office:value-type="float" office:value="-50.75" calcext:value-type="float">
            <text:p>-50.75</text:p>
          </table:table-cell>
          <table:table-cell office:value-type="float" office:value="0.00194876" calcext:value-type="float">
            <text:p>0.00194876</text:p>
          </table:table-cell>
          <table:table-cell table:formula="of:=1000*[.I853]" office:value-type="float" office:value="1.94876" calcext:value-type="float">
            <text:p>1.948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1000000000007" calcext:value-type="float">
            <text:p>35.1</text:p>
          </table:table-cell>
          <table:table-cell office:value-type="float" office:value="0.0114902943701074" calcext:value-type="float">
            <text:p>0.0114902944</text:p>
          </table:table-cell>
          <table:table-cell table:formula="of:=1000*[.E854]" office:value-type="float" office:value="11.4902943701074" calcext:value-type="float">
            <text:p>11.4902943701</text:p>
          </table:table-cell>
          <table:table-cell office:value-type="float" office:value="-28.395" calcext:value-type="float">
            <text:p>-28.395</text:p>
          </table:table-cell>
          <table:table-cell table:formula="of:=[.G854]-22.5" office:value-type="float" office:value="-50.895" calcext:value-type="float">
            <text:p>-50.895</text:p>
          </table:table-cell>
          <table:table-cell office:value-type="float" office:value="0.00192201" calcext:value-type="float">
            <text:p>0.00192201</text:p>
          </table:table-cell>
          <table:table-cell table:formula="of:=1000*[.I854]" office:value-type="float" office:value="1.92201" calcext:value-type="float">
            <text:p>1.922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2000000000007" calcext:value-type="float">
            <text:p>35.2</text:p>
          </table:table-cell>
          <table:table-cell office:value-type="float" office:value="0.0113346449402144" calcext:value-type="float">
            <text:p>0.0113346449</text:p>
          </table:table-cell>
          <table:table-cell table:formula="of:=1000*[.E855]" office:value-type="float" office:value="11.3346449402144" calcext:value-type="float">
            <text:p>11.3346449402</text:p>
          </table:table-cell>
          <table:table-cell office:value-type="float" office:value="-28.54" calcext:value-type="float">
            <text:p>-28.54</text:p>
          </table:table-cell>
          <table:table-cell table:formula="of:=[.G855]-22.5" office:value-type="float" office:value="-51.04" calcext:value-type="float">
            <text:p>-51.04</text:p>
          </table:table-cell>
          <table:table-cell office:value-type="float" office:value="0.00189523" calcext:value-type="float">
            <text:p>0.00189523</text:p>
          </table:table-cell>
          <table:table-cell table:formula="of:=1000*[.I855]" office:value-type="float" office:value="1.89523" calcext:value-type="float">
            <text:p>1.895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3000000000007" calcext:value-type="float">
            <text:p>35.3</text:p>
          </table:table-cell>
          <table:table-cell office:value-type="float" office:value="0.0111790566278267" calcext:value-type="float">
            <text:p>0.0111790566</text:p>
          </table:table-cell>
          <table:table-cell table:formula="of:=1000*[.E856]" office:value-type="float" office:value="11.1790566278267" calcext:value-type="float">
            <text:p>11.1790566278</text:p>
          </table:table-cell>
          <table:table-cell office:value-type="float" office:value="-28.685" calcext:value-type="float">
            <text:p>-28.685</text:p>
          </table:table-cell>
          <table:table-cell table:formula="of:=[.G856]-22.5" office:value-type="float" office:value="-51.185" calcext:value-type="float">
            <text:p>-51.185</text:p>
          </table:table-cell>
          <table:table-cell office:value-type="float" office:value="0.00187056" calcext:value-type="float">
            <text:p>0.00187056</text:p>
          </table:table-cell>
          <table:table-cell table:formula="of:=1000*[.I856]" office:value-type="float" office:value="1.87056" calcext:value-type="float">
            <text:p>1.870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4000000000007" calcext:value-type="float">
            <text:p>35.4</text:p>
          </table:table-cell>
          <table:table-cell office:value-type="float" office:value="0.0110235294329443" calcext:value-type="float">
            <text:p>0.0110235294</text:p>
          </table:table-cell>
          <table:table-cell table:formula="of:=1000*[.E857]" office:value-type="float" office:value="11.0235294329443" calcext:value-type="float">
            <text:p>11.0235294329</text:p>
          </table:table-cell>
          <table:table-cell office:value-type="float" office:value="-28.83" calcext:value-type="float">
            <text:p>-28.83</text:p>
          </table:table-cell>
          <table:table-cell table:formula="of:=[.G857]-22.5" office:value-type="float" office:value="-51.33" calcext:value-type="float">
            <text:p>-51.33</text:p>
          </table:table-cell>
          <table:table-cell office:value-type="float" office:value="0.0018465" calcext:value-type="float">
            <text:p>0.0018465</text:p>
          </table:table-cell>
          <table:table-cell table:formula="of:=1000*[.I857]" office:value-type="float" office:value="1.8465" calcext:value-type="float">
            <text:p>1.84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5000000000007" calcext:value-type="float">
            <text:p>35.5</text:p>
          </table:table-cell>
          <table:table-cell office:value-type="float" office:value="0.0108680633555672" calcext:value-type="float">
            <text:p>0.0108680634</text:p>
          </table:table-cell>
          <table:table-cell table:formula="of:=1000*[.E858]" office:value-type="float" office:value="10.8680633555672" calcext:value-type="float">
            <text:p>10.8680633556</text:p>
          </table:table-cell>
          <table:table-cell office:value-type="float" office:value="-28.975" calcext:value-type="float">
            <text:p>-28.975</text:p>
          </table:table-cell>
          <table:table-cell table:formula="of:=[.G858]-22.5" office:value-type="float" office:value="-51.475" calcext:value-type="float">
            <text:p>-51.475</text:p>
          </table:table-cell>
          <table:table-cell office:value-type="float" office:value="0.00182247" calcext:value-type="float">
            <text:p>0.00182247</text:p>
          </table:table-cell>
          <table:table-cell table:formula="of:=1000*[.I858]" office:value-type="float" office:value="1.82247" calcext:value-type="float">
            <text:p>1.822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6000000000007" calcext:value-type="float">
            <text:p>35.6</text:p>
          </table:table-cell>
          <table:table-cell office:value-type="float" office:value="0.0107126583956954" calcext:value-type="float">
            <text:p>0.0107126584</text:p>
          </table:table-cell>
          <table:table-cell table:formula="of:=1000*[.E859]" office:value-type="float" office:value="10.7126583956954" calcext:value-type="float">
            <text:p>10.7126583957</text:p>
          </table:table-cell>
          <table:table-cell office:value-type="float" office:value="-29.12" calcext:value-type="float">
            <text:p>-29.12</text:p>
          </table:table-cell>
          <table:table-cell table:formula="of:=[.G859]-22.5" office:value-type="float" office:value="-51.62" calcext:value-type="float">
            <text:p>-51.62</text:p>
          </table:table-cell>
          <table:table-cell office:value-type="float" office:value="0.00179848" calcext:value-type="float">
            <text:p>0.00179848</text:p>
          </table:table-cell>
          <table:table-cell table:formula="of:=1000*[.I859]" office:value-type="float" office:value="1.79848" calcext:value-type="float">
            <text:p>1.798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7000000000007" calcext:value-type="float">
            <text:p>35.7</text:p>
          </table:table-cell>
          <table:table-cell office:value-type="float" office:value="0.0105573145533289" calcext:value-type="float">
            <text:p>0.0105573146</text:p>
          </table:table-cell>
          <table:table-cell table:formula="of:=1000*[.E860]" office:value-type="float" office:value="10.5573145533289" calcext:value-type="float">
            <text:p>10.5573145533</text:p>
          </table:table-cell>
          <table:table-cell office:value-type="float" office:value="-29.265" calcext:value-type="float">
            <text:p>-29.265</text:p>
          </table:table-cell>
          <table:table-cell table:formula="of:=[.G860]-22.5" office:value-type="float" office:value="-51.765" calcext:value-type="float">
            <text:p>-51.765</text:p>
          </table:table-cell>
          <table:table-cell office:value-type="float" office:value="0.00177672" calcext:value-type="float">
            <text:p>0.00177672</text:p>
          </table:table-cell>
          <table:table-cell table:formula="of:=1000*[.I860]" office:value-type="float" office:value="1.77672" calcext:value-type="float">
            <text:p>1.776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8000000000007" calcext:value-type="float">
            <text:p>35.8</text:p>
          </table:table-cell>
          <table:table-cell office:value-type="float" office:value="0.0104020318284678" calcext:value-type="float">
            <text:p>0.0104020318</text:p>
          </table:table-cell>
          <table:table-cell table:formula="of:=1000*[.E861]" office:value-type="float" office:value="10.4020318284678" calcext:value-type="float">
            <text:p>10.4020318285</text:p>
          </table:table-cell>
          <table:table-cell office:value-type="float" office:value="-29.41" calcext:value-type="float">
            <text:p>-29.41</text:p>
          </table:table-cell>
          <table:table-cell table:formula="of:=[.G861]-22.5" office:value-type="float" office:value="-51.91" calcext:value-type="float">
            <text:p>-51.91</text:p>
          </table:table-cell>
          <table:table-cell office:value-type="float" office:value="0.00175226" calcext:value-type="float">
            <text:p>0.00175226</text:p>
          </table:table-cell>
          <table:table-cell table:formula="of:=1000*[.I861]" office:value-type="float" office:value="1.75226" calcext:value-type="float">
            <text:p>1.75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9000000000007" calcext:value-type="float">
            <text:p>35.9</text:p>
          </table:table-cell>
          <table:table-cell office:value-type="float" office:value="0.0102468102211119" calcext:value-type="float">
            <text:p>0.0102468102</text:p>
          </table:table-cell>
          <table:table-cell table:formula="of:=1000*[.E862]" office:value-type="float" office:value="10.2468102211119" calcext:value-type="float">
            <text:p>10.2468102211</text:p>
          </table:table-cell>
          <table:table-cell office:value-type="float" office:value="-29.555" calcext:value-type="float">
            <text:p>-29.555</text:p>
          </table:table-cell>
          <table:table-cell table:formula="of:=[.G862]-22.5" office:value-type="float" office:value="-52.055" calcext:value-type="float">
            <text:p>-52.055</text:p>
          </table:table-cell>
          <table:table-cell office:value-type="float" office:value="0.00173114" calcext:value-type="float">
            <text:p>0.00173114</text:p>
          </table:table-cell>
          <table:table-cell table:formula="of:=1000*[.I862]" office:value-type="float" office:value="1.73114" calcext:value-type="float">
            <text:p>1.73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.0000000000007" calcext:value-type="float">
            <text:p>36</text:p>
          </table:table-cell>
          <table:table-cell office:value-type="float" office:value="0.0100916497312613" calcext:value-type="float">
            <text:p>0.0100916497</text:p>
          </table:table-cell>
          <table:table-cell table:formula="of:=1000*[.E863]" office:value-type="float" office:value="10.0916497312613" calcext:value-type="float">
            <text:p>10.0916497313</text:p>
          </table:table-cell>
          <table:table-cell office:value-type="float" office:value="-29.7" calcext:value-type="float">
            <text:p>-29.7</text:p>
          </table:table-cell>
          <table:table-cell table:formula="of:=[.G863]-22.5" office:value-type="float" office:value="-52.2" calcext:value-type="float">
            <text:p>-52.2</text:p>
          </table:table-cell>
          <table:table-cell office:value-type="float" office:value="0.00170759" calcext:value-type="float">
            <text:p>0.00170759</text:p>
          </table:table-cell>
          <table:table-cell table:formula="of:=1000*[.I863]" office:value-type="float" office:value="1.70759" calcext:value-type="float">
            <text:p>1.707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.1000000000007" calcext:value-type="float">
            <text:p>36.1</text:p>
          </table:table-cell>
          <table:table-cell office:value-type="float" office:value="0.0099365503589161" calcext:value-type="float">
            <text:p>0.0099365504</text:p>
          </table:table-cell>
          <table:table-cell table:formula="of:=1000*[.E864]" office:value-type="float" office:value="9.9365503589161" calcext:value-type="float">
            <text:p>9.9365503589</text:p>
          </table:table-cell>
          <table:table-cell office:value-type="float" office:value="-29.845" calcext:value-type="float">
            <text:p>-29.845</text:p>
          </table:table-cell>
          <table:table-cell table:formula="of:=[.G864]-22.5" office:value-type="float" office:value="-52.345" calcext:value-type="float">
            <text:p>-52.345</text:p>
          </table:table-cell>
          <table:table-cell office:value-type="float" office:value="0.00168524" calcext:value-type="float">
            <text:p>0.00168524</text:p>
          </table:table-cell>
          <table:table-cell table:formula="of:=1000*[.I864]" office:value-type="float" office:value="1.68524" calcext:value-type="float">
            <text:p>1.685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.2000000000007" calcext:value-type="float">
            <text:p>36.2</text:p>
          </table:table-cell>
          <table:table-cell office:value-type="float" office:value="0.00978151210407614" calcext:value-type="float">
            <text:p>0.0097815121</text:p>
          </table:table-cell>
          <table:table-cell table:formula="of:=1000*[.E865]" office:value-type="float" office:value="9.78151210407614" calcext:value-type="float">
            <text:p>9.7815121041</text:p>
          </table:table-cell>
          <table:table-cell office:value-type="float" office:value="-29.99" calcext:value-type="float">
            <text:p>-29.99</text:p>
          </table:table-cell>
          <table:table-cell table:formula="of:=[.G865]-22.5" office:value-type="float" office:value="-52.49" calcext:value-type="float">
            <text:p>-52.49</text:p>
          </table:table-cell>
          <table:table-cell office:value-type="float" office:value="0.00166287" calcext:value-type="float">
            <text:p>0.00166287</text:p>
          </table:table-cell>
          <table:table-cell table:formula="of:=1000*[.I865]" office:value-type="float" office:value="1.66287" calcext:value-type="float">
            <text:p>1.662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.3000000000007" calcext:value-type="float">
            <text:p>36.3</text:p>
          </table:table-cell>
          <table:table-cell office:value-type="float" office:value="0.00962653496674153" calcext:value-type="float">
            <text:p>0.009626535</text:p>
          </table:table-cell>
          <table:table-cell table:formula="of:=1000*[.E866]" office:value-type="float" office:value="9.62653496674153" calcext:value-type="float">
            <text:p>9.6265349667</text:p>
          </table:table-cell>
          <table:table-cell office:value-type="float" office:value="-30.135" calcext:value-type="float">
            <text:p>-30.135</text:p>
          </table:table-cell>
          <table:table-cell table:formula="of:=[.G866]-22.5" office:value-type="float" office:value="-52.635" calcext:value-type="float">
            <text:p>-52.635</text:p>
          </table:table-cell>
          <table:table-cell office:value-type="float" office:value="0.00164048" calcext:value-type="float">
            <text:p>0.00164048</text:p>
          </table:table-cell>
          <table:table-cell table:formula="of:=1000*[.I866]" office:value-type="float" office:value="1.64048" calcext:value-type="float">
            <text:p>1.640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.4000000000007" calcext:value-type="float">
            <text:p>36.4</text:p>
          </table:table-cell>
          <table:table-cell office:value-type="float" office:value="0.00947161894691221" calcext:value-type="float">
            <text:p>0.0094716189</text:p>
          </table:table-cell>
          <table:table-cell table:formula="of:=1000*[.E867]" office:value-type="float" office:value="9.47161894691221" calcext:value-type="float">
            <text:p>9.4716189469</text:p>
          </table:table-cell>
          <table:table-cell office:value-type="float" office:value="-30.28" calcext:value-type="float">
            <text:p>-30.28</text:p>
          </table:table-cell>
          <table:table-cell table:formula="of:=[.G867]-22.5" office:value-type="float" office:value="-52.78" calcext:value-type="float">
            <text:p>-52.78</text:p>
          </table:table-cell>
          <table:table-cell office:value-type="float" office:value="0.00162028" calcext:value-type="float">
            <text:p>0.00162028</text:p>
          </table:table-cell>
          <table:table-cell table:formula="of:=1000*[.I867]" office:value-type="float" office:value="1.62028" calcext:value-type="float">
            <text:p>1.620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.5000000000007" calcext:value-type="float">
            <text:p>36.5</text:p>
          </table:table-cell>
          <table:table-cell office:value-type="float" office:value="0.00931676404458818" calcext:value-type="float">
            <text:p>0.009316764</text:p>
          </table:table-cell>
          <table:table-cell table:formula="of:=1000*[.E868]" office:value-type="float" office:value="9.31676404458818" calcext:value-type="float">
            <text:p>9.3167640446</text:p>
          </table:table-cell>
          <table:table-cell office:value-type="float" office:value="-30.425" calcext:value-type="float">
            <text:p>-30.425</text:p>
          </table:table-cell>
          <table:table-cell table:formula="of:=[.G868]-22.5" office:value-type="float" office:value="-52.925" calcext:value-type="float">
            <text:p>-52.925</text:p>
          </table:table-cell>
          <table:table-cell office:value-type="float" office:value="0.00160007" calcext:value-type="float">
            <text:p>0.00160007</text:p>
          </table:table-cell>
          <table:table-cell table:formula="of:=1000*[.I868]" office:value-type="float" office:value="1.60007" calcext:value-type="float">
            <text:p>1.600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.6000000000007" calcext:value-type="float">
            <text:p>36.6</text:p>
          </table:table-cell>
          <table:table-cell office:value-type="float" office:value="0.00916197025976947" calcext:value-type="float">
            <text:p>0.0091619703</text:p>
          </table:table-cell>
          <table:table-cell table:formula="of:=1000*[.E869]" office:value-type="float" office:value="9.16197025976947" calcext:value-type="float">
            <text:p>9.1619702598</text:p>
          </table:table-cell>
          <table:table-cell office:value-type="float" office:value="-30.57" calcext:value-type="float">
            <text:p>-30.57</text:p>
          </table:table-cell>
          <table:table-cell table:formula="of:=[.G869]-22.5" office:value-type="float" office:value="-53.07" calcext:value-type="float">
            <text:p>-53.07</text:p>
          </table:table-cell>
          <table:table-cell office:value-type="float" office:value="0.00157988" calcext:value-type="float">
            <text:p>0.00157988</text:p>
          </table:table-cell>
          <table:table-cell table:formula="of:=1000*[.I869]" office:value-type="float" office:value="1.57988" calcext:value-type="float">
            <text:p>1.579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.7000000000007" calcext:value-type="float">
            <text:p>36.7</text:p>
          </table:table-cell>
          <table:table-cell office:value-type="float" office:value="0.00900723759245608" calcext:value-type="float">
            <text:p>0.0090072376</text:p>
          </table:table-cell>
          <table:table-cell table:formula="of:=1000*[.E870]" office:value-type="float" office:value="9.00723759245608" calcext:value-type="float">
            <text:p>9.0072375925</text:p>
          </table:table-cell>
          <table:table-cell office:value-type="float" office:value="-30.715" calcext:value-type="float">
            <text:p>-30.715</text:p>
          </table:table-cell>
          <table:table-cell table:formula="of:=[.G870]-22.5" office:value-type="float" office:value="-53.215" calcext:value-type="float">
            <text:p>-53.215</text:p>
          </table:table-cell>
          <table:table-cell office:value-type="float" office:value="0.00156143" calcext:value-type="float">
            <text:p>0.00156143</text:p>
          </table:table-cell>
          <table:table-cell table:formula="of:=1000*[.I870]" office:value-type="float" office:value="1.56143" calcext:value-type="float">
            <text:p>1.56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.8000000000007" calcext:value-type="float">
            <text:p>36.8</text:p>
          </table:table-cell>
          <table:table-cell office:value-type="float" office:value="0.00896388248463688" calcext:value-type="float">
            <text:p>0.0089638825</text:p>
          </table:table-cell>
          <table:table-cell table:formula="of:=1000*[.E871]" office:value-type="float" office:value="8.96388248463688" calcext:value-type="float">
            <text:p>8.9638824846</text:p>
          </table:table-cell>
          <table:table-cell office:value-type="float" office:value="-30.86" calcext:value-type="float">
            <text:p>-30.86</text:p>
          </table:table-cell>
          <table:table-cell table:formula="of:=[.G871]-22.5" office:value-type="float" office:value="-53.36" calcext:value-type="float">
            <text:p>-53.36</text:p>
          </table:table-cell>
          <table:table-cell office:value-type="float" office:value="0.00154157" calcext:value-type="float">
            <text:p>0.00154157</text:p>
          </table:table-cell>
          <table:table-cell table:formula="of:=1000*[.I871]" office:value-type="float" office:value="1.54157" calcext:value-type="float">
            <text:p>1.541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.9000000000007" calcext:value-type="float">
            <text:p>36.9</text:p>
          </table:table-cell>
          <table:table-cell office:value-type="float" office:value="0.00883229458087754" calcext:value-type="float">
            <text:p>0.0088322946</text:p>
          </table:table-cell>
          <table:table-cell table:formula="of:=1000*[.E872]" office:value-type="float" office:value="8.83229458087754" calcext:value-type="float">
            <text:p>8.8322945809</text:p>
          </table:table-cell>
          <table:table-cell office:value-type="float" office:value="-31.005" calcext:value-type="float">
            <text:p>-31.005</text:p>
          </table:table-cell>
          <table:table-cell table:formula="of:=[.G872]-22.5" office:value-type="float" office:value="-53.505" calcext:value-type="float">
            <text:p>-53.505</text:p>
          </table:table-cell>
          <table:table-cell office:value-type="float" office:value="0.00152158" calcext:value-type="float">
            <text:p>0.00152158</text:p>
          </table:table-cell>
          <table:table-cell table:formula="of:=1000*[.I872]" office:value-type="float" office:value="1.52158" calcext:value-type="float">
            <text:p>1.521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.0000000000007" calcext:value-type="float">
            <text:p>37</text:p>
          </table:table-cell>
          <table:table-cell office:value-type="float" office:value="0.00870046640420015" calcext:value-type="float">
            <text:p>0.0087004664</text:p>
          </table:table-cell>
          <table:table-cell table:formula="of:=1000*[.E873]" office:value-type="float" office:value="8.70046640420015" calcext:value-type="float">
            <text:p>8.7004664042</text:p>
          </table:table-cell>
          <table:table-cell office:value-type="float" office:value="-31.15" calcext:value-type="float">
            <text:p>-31.15</text:p>
          </table:table-cell>
          <table:table-cell table:formula="of:=[.G873]-22.5" office:value-type="float" office:value="-53.65" calcext:value-type="float">
            <text:p>-53.65</text:p>
          </table:table-cell>
          <table:table-cell office:value-type="float" office:value="0.00150384" calcext:value-type="float">
            <text:p>0.00150384</text:p>
          </table:table-cell>
          <table:table-cell table:formula="of:=1000*[.I873]" office:value-type="float" office:value="1.50384" calcext:value-type="float">
            <text:p>1.503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.1000000000007" calcext:value-type="float">
            <text:p>37.1</text:p>
          </table:table-cell>
          <table:table-cell office:value-type="float" office:value="0.00855214124463643" calcext:value-type="float">
            <text:p>0.0085521412</text:p>
          </table:table-cell>
          <table:table-cell table:formula="of:=1000*[.E874]" office:value-type="float" office:value="8.55214124463643" calcext:value-type="float">
            <text:p>8.5521412446</text:p>
          </table:table-cell>
          <table:table-cell office:value-type="float" office:value="-31.295" calcext:value-type="float">
            <text:p>-31.295</text:p>
          </table:table-cell>
          <table:table-cell table:formula="of:=[.G874]-22.5" office:value-type="float" office:value="-53.795" calcext:value-type="float">
            <text:p>-53.795</text:p>
          </table:table-cell>
          <table:table-cell office:value-type="float" office:value="0.00148381" calcext:value-type="float">
            <text:p>0.00148381</text:p>
          </table:table-cell>
          <table:table-cell table:formula="of:=1000*[.I874]" office:value-type="float" office:value="1.48381" calcext:value-type="float">
            <text:p>1.483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.2000000000007" calcext:value-type="float">
            <text:p>37.2</text:p>
          </table:table-cell>
          <table:table-cell office:value-type="float" office:value="0.00845209827251096" calcext:value-type="float">
            <text:p>0.0084520983</text:p>
          </table:table-cell>
          <table:table-cell table:formula="of:=1000*[.E875]" office:value-type="float" office:value="8.45209827251096" calcext:value-type="float">
            <text:p>8.4520982725</text:p>
          </table:table-cell>
          <table:table-cell office:value-type="float" office:value="-31.44" calcext:value-type="float">
            <text:p>-31.44</text:p>
          </table:table-cell>
          <table:table-cell table:formula="of:=[.G875]-22.5" office:value-type="float" office:value="-53.94" calcext:value-type="float">
            <text:p>-53.94</text:p>
          </table:table-cell>
          <table:table-cell office:value-type="float" office:value="0.00146498" calcext:value-type="float">
            <text:p>0.00146498</text:p>
          </table:table-cell>
          <table:table-cell table:formula="of:=1000*[.I875]" office:value-type="float" office:value="1.46498" calcext:value-type="float">
            <text:p>1.464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.3000000000007" calcext:value-type="float">
            <text:p>37.3</text:p>
          </table:table-cell>
          <table:table-cell office:value-type="float" office:value="0.00835211795939075" calcext:value-type="float">
            <text:p>0.008352118</text:p>
          </table:table-cell>
          <table:table-cell table:formula="of:=1000*[.E876]" office:value-type="float" office:value="8.35211795939075" calcext:value-type="float">
            <text:p>8.3521179594</text:p>
          </table:table-cell>
          <table:table-cell office:value-type="float" office:value="-31.585" calcext:value-type="float">
            <text:p>-31.585</text:p>
          </table:table-cell>
          <table:table-cell table:formula="of:=[.G876]-22.5" office:value-type="float" office:value="-54.085" calcext:value-type="float">
            <text:p>-54.085</text:p>
          </table:table-cell>
          <table:table-cell office:value-type="float" office:value="0.00144613" calcext:value-type="float">
            <text:p>0.00144613</text:p>
          </table:table-cell>
          <table:table-cell table:formula="of:=1000*[.I876]" office:value-type="float" office:value="1.44613" calcext:value-type="float">
            <text:p>1.446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.4000000000007" calcext:value-type="float">
            <text:p>37.4</text:p>
          </table:table-cell>
          <table:table-cell office:value-type="float" office:value="0.00825220030527584" calcext:value-type="float">
            <text:p>0.0082522003</text:p>
          </table:table-cell>
          <table:table-cell table:formula="of:=1000*[.E877]" office:value-type="float" office:value="8.25220030527584" calcext:value-type="float">
            <text:p>8.2522003053</text:p>
          </table:table-cell>
          <table:table-cell office:value-type="float" office:value="-31.73" calcext:value-type="float">
            <text:p>-31.73</text:p>
          </table:table-cell>
          <table:table-cell table:formula="of:=[.G877]-22.5" office:value-type="float" office:value="-54.23" calcext:value-type="float">
            <text:p>-54.23</text:p>
          </table:table-cell>
          <table:table-cell office:value-type="float" office:value="0.00142769" calcext:value-type="float">
            <text:p>0.00142769</text:p>
          </table:table-cell>
          <table:table-cell table:formula="of:=1000*[.I877]" office:value-type="float" office:value="1.42769" calcext:value-type="float">
            <text:p>1.427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.5000000000007" calcext:value-type="float">
            <text:p>37.5</text:p>
          </table:table-cell>
          <table:table-cell office:value-type="float" office:value="0.0081523453101662" calcext:value-type="float">
            <text:p>0.0081523453</text:p>
          </table:table-cell>
          <table:table-cell table:formula="of:=1000*[.E878]" office:value-type="float" office:value="8.1523453101662" calcext:value-type="float">
            <text:p>8.1523453102</text:p>
          </table:table-cell>
          <table:table-cell office:value-type="float" office:value="-31.875" calcext:value-type="float">
            <text:p>-31.875</text:p>
          </table:table-cell>
          <table:table-cell table:formula="of:=[.G878]-22.5" office:value-type="float" office:value="-54.375" calcext:value-type="float">
            <text:p>-54.375</text:p>
          </table:table-cell>
          <table:table-cell office:value-type="float" office:value="0.00141058" calcext:value-type="float">
            <text:p>0.00141058</text:p>
          </table:table-cell>
          <table:table-cell table:formula="of:=1000*[.I878]" office:value-type="float" office:value="1.41058" calcext:value-type="float">
            <text:p>1.410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.6000000000007" calcext:value-type="float">
            <text:p>37.6</text:p>
          </table:table-cell>
          <table:table-cell office:value-type="float" office:value="0.00805255297406187" calcext:value-type="float">
            <text:p>0.008052553</text:p>
          </table:table-cell>
          <table:table-cell table:formula="of:=1000*[.E879]" office:value-type="float" office:value="8.05255297406187" calcext:value-type="float">
            <text:p>8.0525529741</text:p>
          </table:table-cell>
          <table:table-cell office:value-type="float" office:value="-32.02" calcext:value-type="float">
            <text:p>-32.02</text:p>
          </table:table-cell>
          <table:table-cell table:formula="of:=[.G879]-22.5" office:value-type="float" office:value="-54.52" calcext:value-type="float">
            <text:p>-54.52</text:p>
          </table:table-cell>
          <table:table-cell office:value-type="float" office:value="0.00139348" calcext:value-type="float">
            <text:p>0.00139348</text:p>
          </table:table-cell>
          <table:table-cell table:formula="of:=1000*[.I879]" office:value-type="float" office:value="1.39348" calcext:value-type="float">
            <text:p>1.393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.7000000000007" calcext:value-type="float">
            <text:p>37.7</text:p>
          </table:table-cell>
          <table:table-cell office:value-type="float" office:value="0.00795282329696282" calcext:value-type="float">
            <text:p>0.0079528233</text:p>
          </table:table-cell>
          <table:table-cell table:formula="of:=1000*[.E880]" office:value-type="float" office:value="7.95282329696282" calcext:value-type="float">
            <text:p>7.952823297</text:p>
          </table:table-cell>
          <table:table-cell office:value-type="float" office:value="-32.165" calcext:value-type="float">
            <text:p>-32.165</text:p>
          </table:table-cell>
          <table:table-cell table:formula="of:=[.G880]-22.5" office:value-type="float" office:value="-54.665" calcext:value-type="float">
            <text:p>-54.665</text:p>
          </table:table-cell>
          <table:table-cell office:value-type="float" office:value="0.00137641" calcext:value-type="float">
            <text:p>0.00137641</text:p>
          </table:table-cell>
          <table:table-cell table:formula="of:=1000*[.I880]" office:value-type="float" office:value="1.37641" calcext:value-type="float">
            <text:p>1.376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.8000000000007" calcext:value-type="float">
            <text:p>37.8</text:p>
          </table:table-cell>
          <table:table-cell office:value-type="float" office:value="0.00785315627886904" calcext:value-type="float">
            <text:p>0.0078531563</text:p>
          </table:table-cell>
          <table:table-cell table:formula="of:=1000*[.E881]" office:value-type="float" office:value="7.85315627886904" calcext:value-type="float">
            <text:p>7.8531562789</text:p>
          </table:table-cell>
          <table:table-cell office:value-type="float" office:value="-32.31" calcext:value-type="float">
            <text:p>-32.31</text:p>
          </table:table-cell>
          <table:table-cell table:formula="of:=[.G881]-22.5" office:value-type="float" office:value="-54.81" calcext:value-type="float">
            <text:p>-54.81</text:p>
          </table:table-cell>
          <table:table-cell office:value-type="float" office:value="0.00136084" calcext:value-type="float">
            <text:p>0.00136084</text:p>
          </table:table-cell>
          <table:table-cell table:formula="of:=1000*[.I881]" office:value-type="float" office:value="1.36084" calcext:value-type="float">
            <text:p>1.360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.9000000000007" calcext:value-type="float">
            <text:p>37.9</text:p>
          </table:table-cell>
          <table:table-cell office:value-type="float" office:value="0.00775355191978055" calcext:value-type="float">
            <text:p>0.0077535519</text:p>
          </table:table-cell>
          <table:table-cell table:formula="of:=1000*[.E882]" office:value-type="float" office:value="7.75355191978055" calcext:value-type="float">
            <text:p>7.7535519198</text:p>
          </table:table-cell>
          <table:table-cell office:value-type="float" office:value="-32.455" calcext:value-type="float">
            <text:p>-32.455</text:p>
          </table:table-cell>
          <table:table-cell table:formula="of:=[.G882]-22.5" office:value-type="float" office:value="-54.955" calcext:value-type="float">
            <text:p>-54.955</text:p>
          </table:table-cell>
          <table:table-cell office:value-type="float" office:value="0.00134411" calcext:value-type="float">
            <text:p>0.00134411</text:p>
          </table:table-cell>
          <table:table-cell table:formula="of:=1000*[.I882]" office:value-type="float" office:value="1.34411" calcext:value-type="float">
            <text:p>1.344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8.0000000000007" calcext:value-type="float">
            <text:p>38</text:p>
          </table:table-cell>
          <table:table-cell office:value-type="float" office:value="0.00765401021969738" calcext:value-type="float">
            <text:p>0.0076540102</text:p>
          </table:table-cell>
          <table:table-cell table:formula="of:=1000*[.E883]" office:value-type="float" office:value="7.65401021969738" calcext:value-type="float">
            <text:p>7.6540102197</text:p>
          </table:table-cell>
          <table:table-cell office:value-type="float" office:value="-32.6" calcext:value-type="float">
            <text:p>-32.6</text:p>
          </table:table-cell>
          <table:table-cell table:formula="of:=[.G883]-22.5" office:value-type="float" office:value="-55.1" calcext:value-type="float">
            <text:p>-55.1</text:p>
          </table:table-cell>
          <table:table-cell office:value-type="float" office:value="0.00132715" calcext:value-type="float">
            <text:p>0.00132715</text:p>
          </table:table-cell>
          <table:table-cell table:formula="of:=1000*[.I883]" office:value-type="float" office:value="1.32715" calcext:value-type="float">
            <text:p>1.327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8.1000000000007" calcext:value-type="float">
            <text:p>38.1</text:p>
          </table:table-cell>
          <table:table-cell office:value-type="float" office:value="0.00755453117861947" calcext:value-type="float">
            <text:p>0.0075545312</text:p>
          </table:table-cell>
          <table:table-cell table:formula="of:=1000*[.E884]" office:value-type="float" office:value="7.55453117861947" calcext:value-type="float">
            <text:p>7.5545311786</text:p>
          </table:table-cell>
          <table:table-cell office:value-type="float" office:value="-32.745" calcext:value-type="float">
            <text:p>-32.745</text:p>
          </table:table-cell>
          <table:table-cell table:formula="of:=[.G884]-22.5" office:value-type="float" office:value="-55.245" calcext:value-type="float">
            <text:p>-55.245</text:p>
          </table:table-cell>
          <table:table-cell office:value-type="float" office:value="0.00130798" calcext:value-type="float">
            <text:p>0.00130798</text:p>
          </table:table-cell>
          <table:table-cell table:formula="of:=1000*[.I884]" office:value-type="float" office:value="1.30798" calcext:value-type="float">
            <text:p>1.307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8.2000000000007" calcext:value-type="float">
            <text:p>38.2</text:p>
          </table:table-cell>
          <table:table-cell office:value-type="float" office:value="0.00745511479654684" calcext:value-type="float">
            <text:p>0.0074551148</text:p>
          </table:table-cell>
          <table:table-cell table:formula="of:=1000*[.E885]" office:value-type="float" office:value="7.45511479654684" calcext:value-type="float">
            <text:p>7.4551147965</text:p>
          </table:table-cell>
          <table:table-cell office:value-type="float" office:value="-32.89" calcext:value-type="float">
            <text:p>-32.89</text:p>
          </table:table-cell>
          <table:table-cell table:formula="of:=[.G885]-22.5" office:value-type="float" office:value="-55.39" calcext:value-type="float">
            <text:p>-55.39</text:p>
          </table:table-cell>
          <table:table-cell office:value-type="float" office:value="0.00129332" calcext:value-type="float">
            <text:p>0.00129332</text:p>
          </table:table-cell>
          <table:table-cell table:formula="of:=1000*[.I885]" office:value-type="float" office:value="1.29332" calcext:value-type="float">
            <text:p>1.293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8.3000000000007" calcext:value-type="float">
            <text:p>38.3</text:p>
          </table:table-cell>
          <table:table-cell office:value-type="float" office:value="0.0073557610734795" calcext:value-type="float">
            <text:p>0.0073557611</text:p>
          </table:table-cell>
          <table:table-cell table:formula="of:=1000*[.E886]" office:value-type="float" office:value="7.3557610734795" calcext:value-type="float">
            <text:p>7.3557610735</text:p>
          </table:table-cell>
          <table:table-cell office:value-type="float" office:value="-33.035" calcext:value-type="float">
            <text:p>-33.035</text:p>
          </table:table-cell>
          <table:table-cell table:formula="of:=[.G886]-22.5" office:value-type="float" office:value="-55.535" calcext:value-type="float">
            <text:p>-55.535</text:p>
          </table:table-cell>
          <table:table-cell office:value-type="float" office:value="0.00127866" calcext:value-type="float">
            <text:p>0.00127866</text:p>
          </table:table-cell>
          <table:table-cell table:formula="of:=1000*[.I886]" office:value-type="float" office:value="1.27866" calcext:value-type="float">
            <text:p>1.278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8.4000000000007" calcext:value-type="float">
            <text:p>38.4</text:p>
          </table:table-cell>
          <table:table-cell office:value-type="float" office:value="0.00725647000941745" calcext:value-type="float">
            <text:p>0.00725647</text:p>
          </table:table-cell>
          <table:table-cell table:formula="of:=1000*[.E887]" office:value-type="float" office:value="7.25647000941745" calcext:value-type="float">
            <text:p>7.2564700094</text:p>
          </table:table-cell>
          <table:table-cell office:value-type="float" office:value="-33.18" calcext:value-type="float">
            <text:p>-33.18</text:p>
          </table:table-cell>
          <table:table-cell table:formula="of:=[.G887]-22.5" office:value-type="float" office:value="-55.68" calcext:value-type="float">
            <text:p>-55.68</text:p>
          </table:table-cell>
          <table:table-cell office:value-type="float" office:value="0.001264" calcext:value-type="float">
            <text:p>0.001264</text:p>
          </table:table-cell>
          <table:table-cell table:formula="of:=1000*[.I887]" office:value-type="float" office:value="1.264" calcext:value-type="float">
            <text:p>1.2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8.5000000000007" calcext:value-type="float">
            <text:p>38.5</text:p>
          </table:table-cell>
          <table:table-cell office:value-type="float" office:value="0.00715724160436069" calcext:value-type="float">
            <text:p>0.0071572416</text:p>
          </table:table-cell>
          <table:table-cell table:formula="of:=1000*[.E888]" office:value-type="float" office:value="7.15724160436069" calcext:value-type="float">
            <text:p>7.1572416044</text:p>
          </table:table-cell>
          <table:table-cell office:value-type="float" office:value="-33.325" calcext:value-type="float">
            <text:p>-33.325</text:p>
          </table:table-cell>
          <table:table-cell table:formula="of:=[.G888]-22.5" office:value-type="float" office:value="-55.825" calcext:value-type="float">
            <text:p>-55.825</text:p>
          </table:table-cell>
          <table:table-cell office:value-type="float" office:value="0.00124935" calcext:value-type="float">
            <text:p>0.00124935</text:p>
          </table:table-cell>
          <table:table-cell table:formula="of:=1000*[.I888]" office:value-type="float" office:value="1.24935" calcext:value-type="float">
            <text:p>1.249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8.6000000000007" calcext:value-type="float">
            <text:p>38.6</text:p>
          </table:table-cell>
          <table:table-cell office:value-type="float" office:value="0.00705807585830921" calcext:value-type="float">
            <text:p>0.0070580759</text:p>
          </table:table-cell>
          <table:table-cell table:formula="of:=1000*[.E889]" office:value-type="float" office:value="7.05807585830921" calcext:value-type="float">
            <text:p>7.0580758583</text:p>
          </table:table-cell>
          <table:table-cell office:value-type="float" office:value="-33.47" calcext:value-type="float">
            <text:p>-33.47</text:p>
          </table:table-cell>
          <table:table-cell table:formula="of:=[.G889]-22.5" office:value-type="float" office:value="-55.97" calcext:value-type="float">
            <text:p>-55.97</text:p>
          </table:table-cell>
          <table:table-cell office:value-type="float" office:value="0.0012347" calcext:value-type="float">
            <text:p>0.0012347</text:p>
          </table:table-cell>
          <table:table-cell table:formula="of:=1000*[.I889]" office:value-type="float" office:value="1.2347" calcext:value-type="float">
            <text:p>1.23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8.7000000000007" calcext:value-type="float">
            <text:p>38.7</text:p>
          </table:table-cell>
          <table:table-cell office:value-type="float" office:value="0.00695897277126301" calcext:value-type="float">
            <text:p>0.0069589728</text:p>
          </table:table-cell>
          <table:table-cell table:formula="of:=1000*[.E890]" office:value-type="float" office:value="6.95897277126301" calcext:value-type="float">
            <text:p>6.9589727713</text:p>
          </table:table-cell>
          <table:table-cell office:value-type="float" office:value="-33.615" calcext:value-type="float">
            <text:p>-33.615</text:p>
          </table:table-cell>
          <table:table-cell table:formula="of:=[.G890]-22.5" office:value-type="float" office:value="-56.115" calcext:value-type="float">
            <text:p>-56.115</text:p>
          </table:table-cell>
          <table:table-cell office:value-type="float" office:value="0.00122004" calcext:value-type="float">
            <text:p>0.00122004</text:p>
          </table:table-cell>
          <table:table-cell table:formula="of:=1000*[.I890]" office:value-type="float" office:value="1.22004" calcext:value-type="float">
            <text:p>1.220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8.8000000000007" calcext:value-type="float">
            <text:p>38.8</text:p>
          </table:table-cell>
          <table:table-cell office:value-type="float" office:value="0.00685993234322211" calcext:value-type="float">
            <text:p>0.0068599323</text:p>
          </table:table-cell>
          <table:table-cell table:formula="of:=1000*[.E891]" office:value-type="float" office:value="6.85993234322211" calcext:value-type="float">
            <text:p>6.8599323432</text:p>
          </table:table-cell>
          <table:table-cell office:value-type="float" office:value="-33.76" calcext:value-type="float">
            <text:p>-33.76</text:p>
          </table:table-cell>
          <table:table-cell table:formula="of:=[.G891]-22.5" office:value-type="float" office:value="-56.26" calcext:value-type="float">
            <text:p>-56.26</text:p>
          </table:table-cell>
          <table:table-cell office:value-type="float" office:value="0.00120539" calcext:value-type="float">
            <text:p>0.00120539</text:p>
          </table:table-cell>
          <table:table-cell table:formula="of:=1000*[.I891]" office:value-type="float" office:value="1.20539" calcext:value-type="float">
            <text:p>1.205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8.9000000000007" calcext:value-type="float">
            <text:p>38.9</text:p>
          </table:table-cell>
          <table:table-cell office:value-type="float" office:value="0.0067609545741865" calcext:value-type="float">
            <text:p>0.0067609546</text:p>
          </table:table-cell>
          <table:table-cell table:formula="of:=1000*[.E892]" office:value-type="float" office:value="6.7609545741865" calcext:value-type="float">
            <text:p>6.7609545742</text:p>
          </table:table-cell>
          <table:table-cell office:value-type="float" office:value="-33.905" calcext:value-type="float">
            <text:p>-33.905</text:p>
          </table:table-cell>
          <table:table-cell table:formula="of:=[.G892]-22.5" office:value-type="float" office:value="-56.405" calcext:value-type="float">
            <text:p>-56.405</text:p>
          </table:table-cell>
          <table:table-cell office:value-type="float" office:value="0.00119075" calcext:value-type="float">
            <text:p>0.00119075</text:p>
          </table:table-cell>
          <table:table-cell table:formula="of:=1000*[.I892]" office:value-type="float" office:value="1.19075" calcext:value-type="float">
            <text:p>1.190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.0000000000007" calcext:value-type="float">
            <text:p>39</text:p>
          </table:table-cell>
          <table:table-cell office:value-type="float" office:value="0.00666203946415618" calcext:value-type="float">
            <text:p>0.0066620395</text:p>
          </table:table-cell>
          <table:table-cell table:formula="of:=1000*[.E893]" office:value-type="float" office:value="6.66203946415618" calcext:value-type="float">
            <text:p>6.6620394642</text:p>
          </table:table-cell>
          <table:table-cell office:value-type="float" office:value="-34.05" calcext:value-type="float">
            <text:p>-34.05</text:p>
          </table:table-cell>
          <table:table-cell table:formula="of:=[.G893]-22.5" office:value-type="float" office:value="-56.55" calcext:value-type="float">
            <text:p>-56.55</text:p>
          </table:table-cell>
          <table:table-cell office:value-type="float" office:value="0.0011761" calcext:value-type="float">
            <text:p>0.0011761</text:p>
          </table:table-cell>
          <table:table-cell table:formula="of:=1000*[.I893]" office:value-type="float" office:value="1.1761" calcext:value-type="float">
            <text:p>1.17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.1000000000007" calcext:value-type="float">
            <text:p>39.1</text:p>
          </table:table-cell>
          <table:table-cell office:value-type="float" office:value="0.00656318701313114" calcext:value-type="float">
            <text:p>0.006563187</text:p>
          </table:table-cell>
          <table:table-cell table:formula="of:=1000*[.E894]" office:value-type="float" office:value="6.56318701313114" calcext:value-type="float">
            <text:p>6.5631870131</text:p>
          </table:table-cell>
          <table:table-cell office:value-type="float" office:value="-34.195" calcext:value-type="float">
            <text:p>-34.195</text:p>
          </table:table-cell>
          <table:table-cell table:formula="of:=[.G894]-22.5" office:value-type="float" office:value="-56.695" calcext:value-type="float">
            <text:p>-56.695</text:p>
          </table:table-cell>
          <table:table-cell office:value-type="float" office:value="0.00116326" calcext:value-type="float">
            <text:p>0.00116326</text:p>
          </table:table-cell>
          <table:table-cell table:formula="of:=1000*[.I894]" office:value-type="float" office:value="1.16326" calcext:value-type="float">
            <text:p>1.163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.2000000000007" calcext:value-type="float">
            <text:p>39.2</text:p>
          </table:table-cell>
          <table:table-cell office:value-type="float" office:value="0.00646439722111137" calcext:value-type="float">
            <text:p>0.0064643972</text:p>
          </table:table-cell>
          <table:table-cell table:formula="of:=1000*[.E895]" office:value-type="float" office:value="6.46439722111137" calcext:value-type="float">
            <text:p>6.4643972211</text:p>
          </table:table-cell>
          <table:table-cell office:value-type="float" office:value="-34.34" calcext:value-type="float">
            <text:p>-34.34</text:p>
          </table:table-cell>
          <table:table-cell table:formula="of:=[.G895]-22.5" office:value-type="float" office:value="-56.84" calcext:value-type="float">
            <text:p>-56.84</text:p>
          </table:table-cell>
          <table:table-cell office:value-type="float" office:value="0.00114872" calcext:value-type="float">
            <text:p>0.00114872</text:p>
          </table:table-cell>
          <table:table-cell table:formula="of:=1000*[.I895]" office:value-type="float" office:value="1.14872" calcext:value-type="float">
            <text:p>1.148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.3000000000007" calcext:value-type="float">
            <text:p>39.3</text:p>
          </table:table-cell>
          <table:table-cell office:value-type="float" office:value="0.00636567008809689" calcext:value-type="float">
            <text:p>0.0063656701</text:p>
          </table:table-cell>
          <table:table-cell table:formula="of:=1000*[.E896]" office:value-type="float" office:value="6.36567008809689" calcext:value-type="float">
            <text:p>6.3656700881</text:p>
          </table:table-cell>
          <table:table-cell office:value-type="float" office:value="-34.485" calcext:value-type="float">
            <text:p>-34.485</text:p>
          </table:table-cell>
          <table:table-cell table:formula="of:=[.G896]-22.5" office:value-type="float" office:value="-56.985" calcext:value-type="float">
            <text:p>-56.985</text:p>
          </table:table-cell>
          <table:table-cell office:value-type="float" office:value="0.00113562" calcext:value-type="float">
            <text:p>0.00113562</text:p>
          </table:table-cell>
          <table:table-cell table:formula="of:=1000*[.I896]" office:value-type="float" office:value="1.13562" calcext:value-type="float">
            <text:p>1.135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.4000000000007" calcext:value-type="float">
            <text:p>39.4</text:p>
          </table:table-cell>
          <table:table-cell office:value-type="float" office:value="0.00626700561408771" calcext:value-type="float">
            <text:p>0.0062670056</text:p>
          </table:table-cell>
          <table:table-cell table:formula="of:=1000*[.E897]" office:value-type="float" office:value="6.26700561408771" calcext:value-type="float">
            <text:p>6.2670056141</text:p>
          </table:table-cell>
          <table:table-cell office:value-type="float" office:value="-34.63" calcext:value-type="float">
            <text:p>-34.63</text:p>
          </table:table-cell>
          <table:table-cell table:formula="of:=[.G897]-22.5" office:value-type="float" office:value="-57.13" calcext:value-type="float">
            <text:p>-57.13</text:p>
          </table:table-cell>
          <table:table-cell office:value-type="float" office:value="0.00112251" calcext:value-type="float">
            <text:p>0.00112251</text:p>
          </table:table-cell>
          <table:table-cell table:formula="of:=1000*[.I897]" office:value-type="float" office:value="1.12251" calcext:value-type="float">
            <text:p>1.122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.5000000000007" calcext:value-type="float">
            <text:p>39.5</text:p>
          </table:table-cell>
          <table:table-cell office:value-type="float" office:value="0.00616840379908382" calcext:value-type="float">
            <text:p>0.0061684038</text:p>
          </table:table-cell>
          <table:table-cell table:formula="of:=1000*[.E898]" office:value-type="float" office:value="6.16840379908382" calcext:value-type="float">
            <text:p>6.1684037991</text:p>
          </table:table-cell>
          <table:table-cell office:value-type="float" office:value="-34.775" calcext:value-type="float">
            <text:p>-34.775</text:p>
          </table:table-cell>
          <table:table-cell table:formula="of:=[.G898]-22.5" office:value-type="float" office:value="-57.275" calcext:value-type="float">
            <text:p>-57.275</text:p>
          </table:table-cell>
          <table:table-cell office:value-type="float" office:value="0.00110941" calcext:value-type="float">
            <text:p>0.00110941</text:p>
          </table:table-cell>
          <table:table-cell table:formula="of:=1000*[.I898]" office:value-type="float" office:value="1.10941" calcext:value-type="float">
            <text:p>1.109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.6000000000007" calcext:value-type="float">
            <text:p>39.6</text:p>
          </table:table-cell>
          <table:table-cell office:value-type="float" office:value="0.0060698646430852" calcext:value-type="float">
            <text:p>0.0060698646</text:p>
          </table:table-cell>
          <table:table-cell table:formula="of:=1000*[.E899]" office:value-type="float" office:value="6.0698646430852" calcext:value-type="float">
            <text:p>6.0698646431</text:p>
          </table:table-cell>
          <table:table-cell office:value-type="float" office:value="-34.92" calcext:value-type="float">
            <text:p>-34.92</text:p>
          </table:table-cell>
          <table:table-cell table:formula="of:=[.G899]-22.5" office:value-type="float" office:value="-57.42" calcext:value-type="float">
            <text:p>-57.42</text:p>
          </table:table-cell>
          <table:table-cell office:value-type="float" office:value="0.00109631" calcext:value-type="float">
            <text:p>0.00109631</text:p>
          </table:table-cell>
          <table:table-cell table:formula="of:=1000*[.I899]" office:value-type="float" office:value="1.09631" calcext:value-type="float">
            <text:p>1.096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.7000000000007" calcext:value-type="float">
            <text:p>39.7</text:p>
          </table:table-cell>
          <table:table-cell office:value-type="float" office:value="0.00597138814609186" calcext:value-type="float">
            <text:p>0.0059713881</text:p>
          </table:table-cell>
          <table:table-cell table:formula="of:=1000*[.E900]" office:value-type="float" office:value="5.97138814609186" calcext:value-type="float">
            <text:p>5.9713881461</text:p>
          </table:table-cell>
          <table:table-cell office:value-type="float" office:value="-35.065" calcext:value-type="float">
            <text:p>-35.065</text:p>
          </table:table-cell>
          <table:table-cell table:formula="of:=[.G900]-22.5" office:value-type="float" office:value="-57.565" calcext:value-type="float">
            <text:p>-57.565</text:p>
          </table:table-cell>
          <table:table-cell office:value-type="float" office:value="0.00108321" calcext:value-type="float">
            <text:p>0.00108321</text:p>
          </table:table-cell>
          <table:table-cell table:formula="of:=1000*[.I900]" office:value-type="float" office:value="1.08321" calcext:value-type="float">
            <text:p>1.083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.8000000000007" calcext:value-type="float">
            <text:p>39.8</text:p>
          </table:table-cell>
          <table:table-cell office:value-type="float" office:value="0.00587297430810384" calcext:value-type="float">
            <text:p>0.0058729743</text:p>
          </table:table-cell>
          <table:table-cell table:formula="of:=1000*[.E901]" office:value-type="float" office:value="5.87297430810384" calcext:value-type="float">
            <text:p>5.8729743081</text:p>
          </table:table-cell>
          <table:table-cell office:value-type="float" office:value="-35.21" calcext:value-type="float">
            <text:p>-35.21</text:p>
          </table:table-cell>
          <table:table-cell table:formula="of:=[.G901]-22.5" office:value-type="float" office:value="-57.71" calcext:value-type="float">
            <text:p>-57.71</text:p>
          </table:table-cell>
          <table:table-cell office:value-type="float" office:value="0.00107011" calcext:value-type="float">
            <text:p>0.00107011</text:p>
          </table:table-cell>
          <table:table-cell table:formula="of:=1000*[.I901]" office:value-type="float" office:value="1.07011" calcext:value-type="float">
            <text:p>1.070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.9000000000007" calcext:value-type="float">
            <text:p>39.9</text:p>
          </table:table-cell>
          <table:table-cell office:value-type="float" office:value="0.00577462312912108" calcext:value-type="float">
            <text:p>0.0057746231</text:p>
          </table:table-cell>
          <table:table-cell table:formula="of:=1000*[.E902]" office:value-type="float" office:value="5.77462312912108" calcext:value-type="float">
            <text:p>5.7746231291</text:p>
          </table:table-cell>
          <table:table-cell office:value-type="float" office:value="-35.355" calcext:value-type="float">
            <text:p>-35.355</text:p>
          </table:table-cell>
          <table:table-cell table:formula="of:=[.G902]-22.5" office:value-type="float" office:value="-57.855" calcext:value-type="float">
            <text:p>-57.855</text:p>
          </table:table-cell>
          <table:table-cell office:value-type="float" office:value="0.00105701" calcext:value-type="float">
            <text:p>0.00105701</text:p>
          </table:table-cell>
          <table:table-cell table:formula="of:=1000*[.I902]" office:value-type="float" office:value="1.05701" calcext:value-type="float">
            <text:p>1.057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.0000000000007" calcext:value-type="float">
            <text:p>40</text:p>
          </table:table-cell>
          <table:table-cell office:value-type="float" office:value="0.00567633460914362" calcext:value-type="float">
            <text:p>0.0056763346</text:p>
          </table:table-cell>
          <table:table-cell table:formula="of:=1000*[.E903]" office:value-type="float" office:value="5.67633460914362" calcext:value-type="float">
            <text:p>5.6763346091</text:p>
          </table:table-cell>
          <table:table-cell office:value-type="float" office:value="-35.5" calcext:value-type="float">
            <text:p>-35.5</text:p>
          </table:table-cell>
          <table:table-cell table:formula="of:=[.G903]-22.5" office:value-type="float" office:value="-58" calcext:value-type="float">
            <text:p>-58</text:p>
          </table:table-cell>
          <table:table-cell office:value-type="float" office:value="0.00104667" calcext:value-type="float">
            <text:p>0.00104667</text:p>
          </table:table-cell>
          <table:table-cell table:formula="of:=1000*[.I903]" office:value-type="float" office:value="1.04667" calcext:value-type="float">
            <text:p>1.046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.1000000000007" calcext:value-type="float">
            <text:p>40.1</text:p>
          </table:table-cell>
          <table:table-cell office:value-type="float" office:value="0.00557810874817143" calcext:value-type="float">
            <text:p>0.0055781087</text:p>
          </table:table-cell>
          <table:table-cell table:formula="of:=1000*[.E904]" office:value-type="float" office:value="5.57810874817143" calcext:value-type="float">
            <text:p>5.5781087482</text:p>
          </table:table-cell>
          <table:table-cell office:value-type="float" office:value="-35.645" calcext:value-type="float">
            <text:p>-35.645</text:p>
          </table:table-cell>
          <table:table-cell table:formula="of:=[.G904]-22.5" office:value-type="float" office:value="-58.145" calcext:value-type="float">
            <text:p>-58.145</text:p>
          </table:table-cell>
          <table:table-cell office:value-type="float" office:value="0.00103406" calcext:value-type="float">
            <text:p>0.00103406</text:p>
          </table:table-cell>
          <table:table-cell table:formula="of:=1000*[.I904]" office:value-type="float" office:value="1.03406" calcext:value-type="float">
            <text:p>1.034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.2000000000007" calcext:value-type="float">
            <text:p>40.2</text:p>
          </table:table-cell>
          <table:table-cell office:value-type="float" office:value="0.00579960156708559" calcext:value-type="float">
            <text:p>0.0057996016</text:p>
          </table:table-cell>
          <table:table-cell table:formula="of:=1000*[.E905]" office:value-type="float" office:value="5.79960156708559" calcext:value-type="float">
            <text:p>5.7996015671</text:p>
          </table:table-cell>
          <table:table-cell office:value-type="float" office:value="-35.79" calcext:value-type="float">
            <text:p>-35.79</text:p>
          </table:table-cell>
          <table:table-cell table:formula="of:=[.G905]-22.5" office:value-type="float" office:value="-58.29" calcext:value-type="float">
            <text:p>-58.29</text:p>
          </table:table-cell>
          <table:table-cell office:value-type="float" office:value="0.00102307" calcext:value-type="float">
            <text:p>0.00102307</text:p>
          </table:table-cell>
          <table:table-cell table:formula="of:=1000*[.I905]" office:value-type="float" office:value="1.02307" calcext:value-type="float">
            <text:p>1.023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.3000000000007" calcext:value-type="float">
            <text:p>40.3</text:p>
          </table:table-cell>
          <table:table-cell office:value-type="float" office:value="0.00571130731136608" calcext:value-type="float">
            <text:p>0.0057113073</text:p>
          </table:table-cell>
          <table:table-cell table:formula="of:=1000*[.E906]" office:value-type="float" office:value="5.71130731136608" calcext:value-type="float">
            <text:p>5.7113073114</text:p>
          </table:table-cell>
          <table:table-cell office:value-type="float" office:value="-35.935" calcext:value-type="float">
            <text:p>-35.935</text:p>
          </table:table-cell>
          <table:table-cell table:formula="of:=[.G906]-22.5" office:value-type="float" office:value="-58.435" calcext:value-type="float">
            <text:p>-58.435</text:p>
          </table:table-cell>
          <table:table-cell office:value-type="float" office:value="0.00101047" calcext:value-type="float">
            <text:p>0.00101047</text:p>
          </table:table-cell>
          <table:table-cell table:formula="of:=1000*[.I906]" office:value-type="float" office:value="1.01047" calcext:value-type="float">
            <text:p>1.010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.4000000000007" calcext:value-type="float">
            <text:p>40.4</text:p>
          </table:table-cell>
          <table:table-cell office:value-type="float" office:value="0.00550659052679805" calcext:value-type="float">
            <text:p>0.0055065905</text:p>
          </table:table-cell>
          <table:table-cell table:formula="of:=1000*[.E907]" office:value-type="float" office:value="5.50659052679805" calcext:value-type="float">
            <text:p>5.5065905268</text:p>
          </table:table-cell>
          <table:table-cell office:value-type="float" office:value="-36.08" calcext:value-type="float">
            <text:p>-36.08</text:p>
          </table:table-cell>
          <table:table-cell table:formula="of:=[.G907]-22.5" office:value-type="float" office:value="-58.58" calcext:value-type="float">
            <text:p>-58.58</text:p>
          </table:table-cell>
          <table:table-cell office:value-type="float" office:value="0.000999193" calcext:value-type="float">
            <text:p>0.000999193</text:p>
          </table:table-cell>
          <table:table-cell table:formula="of:=1000*[.I907]" office:value-type="float" office:value="0.999193" calcext:value-type="float">
            <text:p>0.9991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.5000000000007" calcext:value-type="float">
            <text:p>40.5</text:p>
          </table:table-cell>
          <table:table-cell office:value-type="float" office:value="0.00544689650872962" calcext:value-type="float">
            <text:p>0.0054468965</text:p>
          </table:table-cell>
          <table:table-cell table:formula="of:=1000*[.E908]" office:value-type="float" office:value="5.44689650872962" calcext:value-type="float">
            <text:p>5.4468965087</text:p>
          </table:table-cell>
          <table:table-cell office:value-type="float" office:value="-36.225" calcext:value-type="float">
            <text:p>-36.225</text:p>
          </table:table-cell>
          <table:table-cell table:formula="of:=[.G908]-22.5" office:value-type="float" office:value="-58.725" calcext:value-type="float">
            <text:p>-58.725</text:p>
          </table:table-cell>
          <table:table-cell office:value-type="float" office:value="0.000987913" calcext:value-type="float">
            <text:p>0.000987913</text:p>
          </table:table-cell>
          <table:table-cell table:formula="of:=1000*[.I908]" office:value-type="float" office:value="0.987913" calcext:value-type="float">
            <text:p>0.9879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.6000000000007" calcext:value-type="float">
            <text:p>40.6</text:p>
          </table:table-cell>
          <table:table-cell office:value-type="float" office:value="0.00538717816309303" calcext:value-type="float">
            <text:p>0.0053871782</text:p>
          </table:table-cell>
          <table:table-cell table:formula="of:=1000*[.E909]" office:value-type="float" office:value="5.38717816309303" calcext:value-type="float">
            <text:p>5.3871781631</text:p>
          </table:table-cell>
          <table:table-cell office:value-type="float" office:value="-36.37" calcext:value-type="float">
            <text:p>-36.37</text:p>
          </table:table-cell>
          <table:table-cell table:formula="of:=[.G909]-22.5" office:value-type="float" office:value="-58.87" calcext:value-type="float">
            <text:p>-58.87</text:p>
          </table:table-cell>
          <table:table-cell office:value-type="float" office:value="0.000976633" calcext:value-type="float">
            <text:p>0.000976633</text:p>
          </table:table-cell>
          <table:table-cell table:formula="of:=1000*[.I909]" office:value-type="float" office:value="0.976633" calcext:value-type="float">
            <text:p>0.9766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.7000000000007" calcext:value-type="float">
            <text:p>40.7</text:p>
          </table:table-cell>
          <table:table-cell office:value-type="float" office:value="0.00532743548988827" calcext:value-type="float">
            <text:p>0.0053274355</text:p>
          </table:table-cell>
          <table:table-cell table:formula="of:=1000*[.E910]" office:value-type="float" office:value="5.32743548988827" calcext:value-type="float">
            <text:p>5.3274354899</text:p>
          </table:table-cell>
          <table:table-cell office:value-type="float" office:value="-36.515" calcext:value-type="float">
            <text:p>-36.515</text:p>
          </table:table-cell>
          <table:table-cell table:formula="of:=[.G910]-22.5" office:value-type="float" office:value="-59.015" calcext:value-type="float">
            <text:p>-59.015</text:p>
          </table:table-cell>
          <table:table-cell office:value-type="float" office:value="0.000965353" calcext:value-type="float">
            <text:p>0.000965353</text:p>
          </table:table-cell>
          <table:table-cell table:formula="of:=1000*[.I910]" office:value-type="float" office:value="0.965353" calcext:value-type="float">
            <text:p>0.9653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.8000000000008" calcext:value-type="float">
            <text:p>40.8</text:p>
          </table:table-cell>
          <table:table-cell office:value-type="float" office:value="0.00526766848911537" calcext:value-type="float">
            <text:p>0.0052676685</text:p>
          </table:table-cell>
          <table:table-cell table:formula="of:=1000*[.E911]" office:value-type="float" office:value="5.26766848911537" calcext:value-type="float">
            <text:p>5.2676684891</text:p>
          </table:table-cell>
          <table:table-cell office:value-type="float" office:value="-36.66" calcext:value-type="float">
            <text:p>-36.66</text:p>
          </table:table-cell>
          <table:table-cell table:formula="of:=[.G911]-22.5" office:value-type="float" office:value="-59.16" calcext:value-type="float">
            <text:p>-59.16</text:p>
          </table:table-cell>
          <table:table-cell office:value-type="float" office:value="0.000954074" calcext:value-type="float">
            <text:p>0.000954074</text:p>
          </table:table-cell>
          <table:table-cell table:formula="of:=1000*[.I911]" office:value-type="float" office:value="0.954074" calcext:value-type="float">
            <text:p>0.9540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.9000000000008" calcext:value-type="float">
            <text:p>40.9</text:p>
          </table:table-cell>
          <table:table-cell office:value-type="float" office:value="0.00520787716077429" calcext:value-type="float">
            <text:p>0.0052078772</text:p>
          </table:table-cell>
          <table:table-cell table:formula="of:=1000*[.E912]" office:value-type="float" office:value="5.20787716077429" calcext:value-type="float">
            <text:p>5.2078771608</text:p>
          </table:table-cell>
          <table:table-cell office:value-type="float" office:value="-36.805" calcext:value-type="float">
            <text:p>-36.805</text:p>
          </table:table-cell>
          <table:table-cell table:formula="of:=[.G912]-22.5" office:value-type="float" office:value="-59.305" calcext:value-type="float">
            <text:p>-59.305</text:p>
          </table:table-cell>
          <table:table-cell office:value-type="float" office:value="0.000942795" calcext:value-type="float">
            <text:p>0.000942795</text:p>
          </table:table-cell>
          <table:table-cell table:formula="of:=1000*[.I912]" office:value-type="float" office:value="0.942795" calcext:value-type="float">
            <text:p>0.9427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.0000000000008" calcext:value-type="float">
            <text:p>41</text:p>
          </table:table-cell>
          <table:table-cell office:value-type="float" office:value="0.00514806150486504" calcext:value-type="float">
            <text:p>0.0051480615</text:p>
          </table:table-cell>
          <table:table-cell table:formula="of:=1000*[.E913]" office:value-type="float" office:value="5.14806150486504" calcext:value-type="float">
            <text:p>5.1480615049</text:p>
          </table:table-cell>
          <table:table-cell office:value-type="float" office:value="-36.95" calcext:value-type="float">
            <text:p>-36.95</text:p>
          </table:table-cell>
          <table:table-cell table:formula="of:=[.G913]-22.5" office:value-type="float" office:value="-59.45" calcext:value-type="float">
            <text:p>-59.45</text:p>
          </table:table-cell>
          <table:table-cell office:value-type="float" office:value="0.000931517" calcext:value-type="float">
            <text:p>0.000931517</text:p>
          </table:table-cell>
          <table:table-cell table:formula="of:=1000*[.I913]" office:value-type="float" office:value="0.931517" calcext:value-type="float">
            <text:p>0.9315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.1000000000008" calcext:value-type="float">
            <text:p>41.1</text:p>
          </table:table-cell>
          <table:table-cell office:value-type="float" office:value="0.00508822152138765" calcext:value-type="float">
            <text:p>0.0050882215</text:p>
          </table:table-cell>
          <table:table-cell table:formula="of:=1000*[.E914]" office:value-type="float" office:value="5.08822152138765" calcext:value-type="float">
            <text:p>5.0882215214</text:p>
          </table:table-cell>
          <table:table-cell office:value-type="float" office:value="-37.095" calcext:value-type="float">
            <text:p>-37.095</text:p>
          </table:table-cell>
          <table:table-cell table:formula="of:=[.G914]-22.5" office:value-type="float" office:value="-59.595" calcext:value-type="float">
            <text:p>-59.595</text:p>
          </table:table-cell>
          <table:table-cell office:value-type="float" office:value="0.000922701" calcext:value-type="float">
            <text:p>0.000922701</text:p>
          </table:table-cell>
          <table:table-cell table:formula="of:=1000*[.I914]" office:value-type="float" office:value="0.922701" calcext:value-type="float">
            <text:p>0.9227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.2000000000008" calcext:value-type="float">
            <text:p>41.2</text:p>
          </table:table-cell>
          <table:table-cell office:value-type="float" office:value="0.00502835721034208" calcext:value-type="float">
            <text:p>0.0050283572</text:p>
          </table:table-cell>
          <table:table-cell table:formula="of:=1000*[.E915]" office:value-type="float" office:value="5.02835721034208" calcext:value-type="float">
            <text:p>5.0283572103</text:p>
          </table:table-cell>
          <table:table-cell office:value-type="float" office:value="-37.24" calcext:value-type="float">
            <text:p>-37.24</text:p>
          </table:table-cell>
          <table:table-cell table:formula="of:=[.G915]-22.5" office:value-type="float" office:value="-59.74" calcext:value-type="float">
            <text:p>-59.74</text:p>
          </table:table-cell>
          <table:table-cell office:value-type="float" office:value="0.000911697" calcext:value-type="float">
            <text:p>0.000911697</text:p>
          </table:table-cell>
          <table:table-cell table:formula="of:=1000*[.I915]" office:value-type="float" office:value="0.911697" calcext:value-type="float">
            <text:p>0.9116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.3000000000008" calcext:value-type="float">
            <text:p>41.3</text:p>
          </table:table-cell>
          <table:table-cell office:value-type="float" office:value="0.00496846857172835" calcext:value-type="float">
            <text:p>0.0049684686</text:p>
          </table:table-cell>
          <table:table-cell table:formula="of:=1000*[.E916]" office:value-type="float" office:value="4.96846857172835" calcext:value-type="float">
            <text:p>4.9684685717</text:p>
          </table:table-cell>
          <table:table-cell office:value-type="float" office:value="-37.385" calcext:value-type="float">
            <text:p>-37.385</text:p>
          </table:table-cell>
          <table:table-cell table:formula="of:=[.G916]-22.5" office:value-type="float" office:value="-59.885" calcext:value-type="float">
            <text:p>-59.885</text:p>
          </table:table-cell>
          <table:table-cell office:value-type="float" office:value="0.000902557" calcext:value-type="float">
            <text:p>0.000902557</text:p>
          </table:table-cell>
          <table:table-cell table:formula="of:=1000*[.I916]" office:value-type="float" office:value="0.902557" calcext:value-type="float">
            <text:p>0.9025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.4000000000008" calcext:value-type="float">
            <text:p>41.4</text:p>
          </table:table-cell>
          <table:table-cell office:value-type="float" office:value="0.00490855560554648" calcext:value-type="float">
            <text:p>0.0049085556</text:p>
          </table:table-cell>
          <table:table-cell table:formula="of:=1000*[.E917]" office:value-type="float" office:value="4.90855560554648" calcext:value-type="float">
            <text:p>4.9085556055</text:p>
          </table:table-cell>
          <table:table-cell office:value-type="float" office:value="-37.53" calcext:value-type="float">
            <text:p>-37.53</text:p>
          </table:table-cell>
          <table:table-cell table:formula="of:=[.G917]-22.5" office:value-type="float" office:value="-60.03" calcext:value-type="float">
            <text:p>-60.03</text:p>
          </table:table-cell>
          <table:table-cell office:value-type="float" office:value="0.000890183" calcext:value-type="float">
            <text:p>0.000890183</text:p>
          </table:table-cell>
          <table:table-cell table:formula="of:=1000*[.I917]" office:value-type="float" office:value="0.890183" calcext:value-type="float">
            <text:p>0.8901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.5000000000008" calcext:value-type="float">
            <text:p>41.5</text:p>
          </table:table-cell>
          <table:table-cell office:value-type="float" office:value="0.00484861831179643" calcext:value-type="float">
            <text:p>0.0048486183</text:p>
          </table:table-cell>
          <table:table-cell table:formula="of:=1000*[.E918]" office:value-type="float" office:value="4.84861831179643" calcext:value-type="float">
            <text:p>4.8486183118</text:p>
          </table:table-cell>
          <table:table-cell office:value-type="float" office:value="-37.675" calcext:value-type="float">
            <text:p>-37.675</text:p>
          </table:table-cell>
          <table:table-cell table:formula="of:=[.G918]-22.5" office:value-type="float" office:value="-60.175" calcext:value-type="float">
            <text:p>-60.175</text:p>
          </table:table-cell>
          <table:table-cell office:value-type="float" office:value="0.000880805" calcext:value-type="float">
            <text:p>0.000880805</text:p>
          </table:table-cell>
          <table:table-cell table:formula="of:=1000*[.I918]" office:value-type="float" office:value="0.880805" calcext:value-type="float">
            <text:p>0.8808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.6000000000008" calcext:value-type="float">
            <text:p>41.6</text:p>
          </table:table-cell>
          <table:table-cell office:value-type="float" office:value="0.0047886566904782" calcext:value-type="float">
            <text:p>0.0047886567</text:p>
          </table:table-cell>
          <table:table-cell table:formula="of:=1000*[.E919]" office:value-type="float" office:value="4.7886566904782" calcext:value-type="float">
            <text:p>4.7886566905</text:p>
          </table:table-cell>
          <table:table-cell office:value-type="float" office:value="-37.82" calcext:value-type="float">
            <text:p>-37.82</text:p>
          </table:table-cell>
          <table:table-cell table:formula="of:=[.G919]-22.5" office:value-type="float" office:value="-60.32" calcext:value-type="float">
            <text:p>-60.32</text:p>
          </table:table-cell>
          <table:table-cell office:value-type="float" office:value="0.000871428" calcext:value-type="float">
            <text:p>0.000871428</text:p>
          </table:table-cell>
          <table:table-cell table:formula="of:=1000*[.I919]" office:value-type="float" office:value="0.871428" calcext:value-type="float">
            <text:p>0.8714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.7000000000008" calcext:value-type="float">
            <text:p>41.7</text:p>
          </table:table-cell>
          <table:table-cell office:value-type="float" office:value="0.00472867074159184" calcext:value-type="float">
            <text:p>0.0047286707</text:p>
          </table:table-cell>
          <table:table-cell table:formula="of:=1000*[.E920]" office:value-type="float" office:value="4.72867074159184" calcext:value-type="float">
            <text:p>4.7286707416</text:p>
          </table:table-cell>
          <table:table-cell office:value-type="float" office:value="-37.965" calcext:value-type="float">
            <text:p>-37.965</text:p>
          </table:table-cell>
          <table:table-cell table:formula="of:=[.G920]-22.5" office:value-type="float" office:value="-60.465" calcext:value-type="float">
            <text:p>-60.465</text:p>
          </table:table-cell>
          <table:table-cell office:value-type="float" office:value="0.000862051" calcext:value-type="float">
            <text:p>0.000862051</text:p>
          </table:table-cell>
          <table:table-cell table:formula="of:=1000*[.I920]" office:value-type="float" office:value="0.862051" calcext:value-type="float">
            <text:p>0.862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.8000000000008" calcext:value-type="float">
            <text:p>41.8</text:p>
          </table:table-cell>
          <table:table-cell office:value-type="float" office:value="0.00466866046513729" calcext:value-type="float">
            <text:p>0.0046686605</text:p>
          </table:table-cell>
          <table:table-cell table:formula="of:=1000*[.E921]" office:value-type="float" office:value="4.66866046513729" calcext:value-type="float">
            <text:p>4.6686604651</text:p>
          </table:table-cell>
          <table:table-cell office:value-type="float" office:value="-38.11" calcext:value-type="float">
            <text:p>-38.11</text:p>
          </table:table-cell>
          <table:table-cell table:formula="of:=[.G921]-22.5" office:value-type="float" office:value="-60.61" calcext:value-type="float">
            <text:p>-60.61</text:p>
          </table:table-cell>
          <table:table-cell office:value-type="float" office:value="0.000852675" calcext:value-type="float">
            <text:p>0.000852675</text:p>
          </table:table-cell>
          <table:table-cell table:formula="of:=1000*[.I921]" office:value-type="float" office:value="0.852675" calcext:value-type="float">
            <text:p>0.8526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.9000000000008" calcext:value-type="float">
            <text:p>41.9</text:p>
          </table:table-cell>
          <table:table-cell office:value-type="float" office:value="0.00460862586111459" calcext:value-type="float">
            <text:p>0.0046086259</text:p>
          </table:table-cell>
          <table:table-cell table:formula="of:=1000*[.E922]" office:value-type="float" office:value="4.60862586111459" calcext:value-type="float">
            <text:p>4.6086258611</text:p>
          </table:table-cell>
          <table:table-cell office:value-type="float" office:value="-38.255" calcext:value-type="float">
            <text:p>-38.255</text:p>
          </table:table-cell>
          <table:table-cell table:formula="of:=[.G922]-22.5" office:value-type="float" office:value="-60.755" calcext:value-type="float">
            <text:p>-60.755</text:p>
          </table:table-cell>
          <table:table-cell office:value-type="float" office:value="0.000843299" calcext:value-type="float">
            <text:p>0.000843299</text:p>
          </table:table-cell>
          <table:table-cell table:formula="of:=1000*[.I922]" office:value-type="float" office:value="0.843299" calcext:value-type="float">
            <text:p>0.8432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.0000000000008" calcext:value-type="float">
            <text:p>42</text:p>
          </table:table-cell>
          <table:table-cell office:value-type="float" office:value="0.00454856692952374" calcext:value-type="float">
            <text:p>0.0045485669</text:p>
          </table:table-cell>
          <table:table-cell table:formula="of:=1000*[.E923]" office:value-type="float" office:value="4.54856692952374" calcext:value-type="float">
            <text:p>4.5485669295</text:p>
          </table:table-cell>
          <table:table-cell office:value-type="float" office:value="-38.4" calcext:value-type="float">
            <text:p>-38.4</text:p>
          </table:table-cell>
          <table:table-cell table:formula="of:=[.G923]-22.5" office:value-type="float" office:value="-60.9" calcext:value-type="float">
            <text:p>-60.9</text:p>
          </table:table-cell>
          <table:table-cell office:value-type="float" office:value="0.000833923" calcext:value-type="float">
            <text:p>0.000833923</text:p>
          </table:table-cell>
          <table:table-cell table:formula="of:=1000*[.I923]" office:value-type="float" office:value="0.833923" calcext:value-type="float">
            <text:p>0.8339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.1000000000008" calcext:value-type="float">
            <text:p>42.1</text:p>
          </table:table-cell>
          <table:table-cell office:value-type="float" office:value="0.00448848367036471" calcext:value-type="float">
            <text:p>0.0044884837</text:p>
          </table:table-cell>
          <table:table-cell table:formula="of:=1000*[.E924]" office:value-type="float" office:value="4.48848367036471" calcext:value-type="float">
            <text:p>4.4884836704</text:p>
          </table:table-cell>
          <table:table-cell office:value-type="float" office:value="-38.545" calcext:value-type="float">
            <text:p>-38.545</text:p>
          </table:table-cell>
          <table:table-cell table:formula="of:=[.G924]-22.5" office:value-type="float" office:value="-61.045" calcext:value-type="float">
            <text:p>-61.045</text:p>
          </table:table-cell>
          <table:table-cell office:value-type="float" office:value="0.000824548" calcext:value-type="float">
            <text:p>0.000824548</text:p>
          </table:table-cell>
          <table:table-cell table:formula="of:=1000*[.I924]" office:value-type="float" office:value="0.824548" calcext:value-type="float">
            <text:p>0.8245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.2000000000008" calcext:value-type="float">
            <text:p>42.2</text:p>
          </table:table-cell>
          <table:table-cell office:value-type="float" office:value="0.00442837608363752" calcext:value-type="float">
            <text:p>0.0044283761</text:p>
          </table:table-cell>
          <table:table-cell table:formula="of:=1000*[.E925]" office:value-type="float" office:value="4.42837608363752" calcext:value-type="float">
            <text:p>4.4283760836</text:p>
          </table:table-cell>
          <table:table-cell office:value-type="float" office:value="-38.69" calcext:value-type="float">
            <text:p>-38.69</text:p>
          </table:table-cell>
          <table:table-cell table:formula="of:=[.G925]-22.5" office:value-type="float" office:value="-61.19" calcext:value-type="float">
            <text:p>-61.19</text:p>
          </table:table-cell>
          <table:table-cell office:value-type="float" office:value="0.000815173" calcext:value-type="float">
            <text:p>0.000815173</text:p>
          </table:table-cell>
          <table:table-cell table:formula="of:=1000*[.I925]" office:value-type="float" office:value="0.815173" calcext:value-type="float">
            <text:p>0.8151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.3000000000008" calcext:value-type="float">
            <text:p>42.3</text:p>
          </table:table-cell>
          <table:table-cell office:value-type="float" office:value="0.004381690740285" calcext:value-type="float">
            <text:p>0.0043816907</text:p>
          </table:table-cell>
          <table:table-cell table:formula="of:=1000*[.E926]" office:value-type="float" office:value="4.381690740285" calcext:value-type="float">
            <text:p>4.3816907403</text:p>
          </table:table-cell>
          <table:table-cell office:value-type="float" office:value="-38.835" calcext:value-type="float">
            <text:p>-38.835</text:p>
          </table:table-cell>
          <table:table-cell table:formula="of:=[.G926]-22.5" office:value-type="float" office:value="-61.335" calcext:value-type="float">
            <text:p>-61.335</text:p>
          </table:table-cell>
          <table:table-cell office:value-type="float" office:value="0.000806452" calcext:value-type="float">
            <text:p>0.000806452</text:p>
          </table:table-cell>
          <table:table-cell table:formula="of:=1000*[.I926]" office:value-type="float" office:value="0.806452" calcext:value-type="float">
            <text:p>0.8064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.4000000000008" calcext:value-type="float">
            <text:p>42.4</text:p>
          </table:table-cell>
          <table:table-cell office:value-type="float" office:value="0.0043317887397656" calcext:value-type="float">
            <text:p>0.0043317887</text:p>
          </table:table-cell>
          <table:table-cell table:formula="of:=1000*[.E927]" office:value-type="float" office:value="4.3317887397656" calcext:value-type="float">
            <text:p>4.3317887398</text:p>
          </table:table-cell>
          <table:table-cell office:value-type="float" office:value="-38.98" calcext:value-type="float">
            <text:p>-38.98</text:p>
          </table:table-cell>
          <table:table-cell table:formula="of:=[.G927]-22.5" office:value-type="float" office:value="-61.48" calcext:value-type="float">
            <text:p>-61.48</text:p>
          </table:table-cell>
          <table:table-cell office:value-type="float" office:value="0.000798177" calcext:value-type="float">
            <text:p>0.000798177</text:p>
          </table:table-cell>
          <table:table-cell table:formula="of:=1000*[.I927]" office:value-type="float" office:value="0.798177" calcext:value-type="float">
            <text:p>0.7981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.5000000000008" calcext:value-type="float">
            <text:p>42.5</text:p>
          </table:table-cell>
          <table:table-cell office:value-type="float" office:value="0.00428178122588656" calcext:value-type="float">
            <text:p>0.0042817812</text:p>
          </table:table-cell>
          <table:table-cell table:formula="of:=1000*[.E928]" office:value-type="float" office:value="4.28178122588656" calcext:value-type="float">
            <text:p>4.2817812259</text:p>
          </table:table-cell>
          <table:table-cell office:value-type="float" office:value="-39.125" calcext:value-type="float">
            <text:p>-39.125</text:p>
          </table:table-cell>
          <table:table-cell table:formula="of:=[.G928]-22.5" office:value-type="float" office:value="-61.625" calcext:value-type="float">
            <text:p>-61.625</text:p>
          </table:table-cell>
          <table:table-cell office:value-type="float" office:value="0.000788564" calcext:value-type="float">
            <text:p>0.000788564</text:p>
          </table:table-cell>
          <table:table-cell table:formula="of:=1000*[.I928]" office:value-type="float" office:value="0.788564" calcext:value-type="float">
            <text:p>0.7885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.6000000000008" calcext:value-type="float">
            <text:p>42.6</text:p>
          </table:table-cell>
          <table:table-cell office:value-type="float" office:value="0.00423166819864793" calcext:value-type="float">
            <text:p>0.0042316682</text:p>
          </table:table-cell>
          <table:table-cell table:formula="of:=1000*[.E929]" office:value-type="float" office:value="4.23166819864793" calcext:value-type="float">
            <text:p>4.2316681986</text:p>
          </table:table-cell>
          <table:table-cell office:value-type="float" office:value="-39.27" calcext:value-type="float">
            <text:p>-39.27</text:p>
          </table:table-cell>
          <table:table-cell table:formula="of:=[.G929]-22.5" office:value-type="float" office:value="-61.77" calcext:value-type="float">
            <text:p>-61.77</text:p>
          </table:table-cell>
          <table:table-cell office:value-type="float" office:value="0.000780024" calcext:value-type="float">
            <text:p>0.000780024</text:p>
          </table:table-cell>
          <table:table-cell table:formula="of:=1000*[.I929]" office:value-type="float" office:value="0.780024" calcext:value-type="float">
            <text:p>0.7800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.7000000000008" calcext:value-type="float">
            <text:p>42.7</text:p>
          </table:table-cell>
          <table:table-cell office:value-type="float" office:value="0.00418144965804968" calcext:value-type="float">
            <text:p>0.0041814497</text:p>
          </table:table-cell>
          <table:table-cell table:formula="of:=1000*[.E930]" office:value-type="float" office:value="4.18144965804968" calcext:value-type="float">
            <text:p>4.181449658</text:p>
          </table:table-cell>
          <table:table-cell office:value-type="float" office:value="-39.415" calcext:value-type="float">
            <text:p>-39.415</text:p>
          </table:table-cell>
          <table:table-cell table:formula="of:=[.G930]-22.5" office:value-type="float" office:value="-61.915" calcext:value-type="float">
            <text:p>-61.915</text:p>
          </table:table-cell>
          <table:table-cell office:value-type="float" office:value="0.000771484" calcext:value-type="float">
            <text:p>0.000771484</text:p>
          </table:table-cell>
          <table:table-cell table:formula="of:=1000*[.I930]" office:value-type="float" office:value="0.771484" calcext:value-type="float">
            <text:p>0.7714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.8000000000008" calcext:value-type="float">
            <text:p>42.8</text:p>
          </table:table-cell>
          <table:table-cell office:value-type="float" office:value="0.00413112560409182" calcext:value-type="float">
            <text:p>0.0041311256</text:p>
          </table:table-cell>
          <table:table-cell table:formula="of:=1000*[.E931]" office:value-type="float" office:value="4.13112560409182" calcext:value-type="float">
            <text:p>4.1311256041</text:p>
          </table:table-cell>
          <table:table-cell office:value-type="float" office:value="-39.56" calcext:value-type="float">
            <text:p>-39.56</text:p>
          </table:table-cell>
          <table:table-cell table:formula="of:=[.G931]-22.5" office:value-type="float" office:value="-62.06" calcext:value-type="float">
            <text:p>-62.06</text:p>
          </table:table-cell>
          <table:table-cell office:value-type="float" office:value="0.000762945" calcext:value-type="float">
            <text:p>0.000762945</text:p>
          </table:table-cell>
          <table:table-cell table:formula="of:=1000*[.I931]" office:value-type="float" office:value="0.762945" calcext:value-type="float">
            <text:p>0.7629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.9000000000008" calcext:value-type="float">
            <text:p>42.9</text:p>
          </table:table-cell>
          <table:table-cell office:value-type="float" office:value="0.00408069603677436" calcext:value-type="float">
            <text:p>0.004080696</text:p>
          </table:table-cell>
          <table:table-cell table:formula="of:=1000*[.E932]" office:value-type="float" office:value="4.08069603677436" calcext:value-type="float">
            <text:p>4.0806960368</text:p>
          </table:table-cell>
          <table:table-cell office:value-type="float" office:value="-39.705" calcext:value-type="float">
            <text:p>-39.705</text:p>
          </table:table-cell>
          <table:table-cell table:formula="of:=[.G932]-22.5" office:value-type="float" office:value="-62.205" calcext:value-type="float">
            <text:p>-62.205</text:p>
          </table:table-cell>
          <table:table-cell office:value-type="float" office:value="0.000754406" calcext:value-type="float">
            <text:p>0.000754406</text:p>
          </table:table-cell>
          <table:table-cell table:formula="of:=1000*[.I932]" office:value-type="float" office:value="0.754406" calcext:value-type="float">
            <text:p>0.7544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.0000000000008" calcext:value-type="float">
            <text:p>43</text:p>
          </table:table-cell>
          <table:table-cell office:value-type="float" office:value="0.00403016095609729" calcext:value-type="float">
            <text:p>0.004030161</text:p>
          </table:table-cell>
          <table:table-cell table:formula="of:=1000*[.E933]" office:value-type="float" office:value="4.03016095609729" calcext:value-type="float">
            <text:p>4.0301609561</text:p>
          </table:table-cell>
          <table:table-cell office:value-type="float" office:value="-39.85" calcext:value-type="float">
            <text:p>-39.85</text:p>
          </table:table-cell>
          <table:table-cell table:formula="of:=[.G933]-22.5" office:value-type="float" office:value="-62.35" calcext:value-type="float">
            <text:p>-62.35</text:p>
          </table:table-cell>
          <table:table-cell office:value-type="float" office:value="0.000745866" calcext:value-type="float">
            <text:p>0.000745866</text:p>
          </table:table-cell>
          <table:table-cell table:formula="of:=1000*[.I933]" office:value-type="float" office:value="0.745866" calcext:value-type="float">
            <text:p>0.7458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.1000000000008" calcext:value-type="float">
            <text:p>43.1</text:p>
          </table:table-cell>
          <table:table-cell office:value-type="float" office:value="0.0039795203620606" calcext:value-type="float">
            <text:p>0.0039795204</text:p>
          </table:table-cell>
          <table:table-cell table:formula="of:=1000*[.E934]" office:value-type="float" office:value="3.9795203620606" calcext:value-type="float">
            <text:p>3.9795203621</text:p>
          </table:table-cell>
          <table:table-cell office:value-type="float" office:value="-39.995" calcext:value-type="float">
            <text:p>-39.995</text:p>
          </table:table-cell>
          <table:table-cell table:formula="of:=[.G934]-22.5" office:value-type="float" office:value="-62.495" calcext:value-type="float">
            <text:p>-62.495</text:p>
          </table:table-cell>
          <table:table-cell office:value-type="float" office:value="0.000737327" calcext:value-type="float">
            <text:p>0.000737327</text:p>
          </table:table-cell>
          <table:table-cell table:formula="of:=1000*[.I934]" office:value-type="float" office:value="0.737327" calcext:value-type="float">
            <text:p>0.7373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.2000000000008" calcext:value-type="float">
            <text:p>43.2</text:p>
          </table:table-cell>
          <table:table-cell office:value-type="float" office:value="0.0039287742546643" calcext:value-type="float">
            <text:p>0.0039287743</text:p>
          </table:table-cell>
          <table:table-cell table:formula="of:=1000*[.E935]" office:value-type="float" office:value="3.9287742546643" calcext:value-type="float">
            <text:p>3.9287742547</text:p>
          </table:table-cell>
          <table:table-cell office:value-type="float" office:value="-40.14" calcext:value-type="float">
            <text:p>-40.14</text:p>
          </table:table-cell>
          <table:table-cell table:formula="of:=[.G935]-22.5" office:value-type="float" office:value="-62.64" calcext:value-type="float">
            <text:p>-62.64</text:p>
          </table:table-cell>
          <table:table-cell office:value-type="float" office:value="0.000730147" calcext:value-type="float">
            <text:p>0.000730147</text:p>
          </table:table-cell>
          <table:table-cell table:formula="of:=1000*[.I935]" office:value-type="float" office:value="0.730147" calcext:value-type="float">
            <text:p>0.7301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.3000000000008" calcext:value-type="float">
            <text:p>43.3</text:p>
          </table:table-cell>
          <table:table-cell office:value-type="float" office:value="0.00387792263390839" calcext:value-type="float">
            <text:p>0.0038779226</text:p>
          </table:table-cell>
          <table:table-cell table:formula="of:=1000*[.E936]" office:value-type="float" office:value="3.87792263390839" calcext:value-type="float">
            <text:p>3.8779226339</text:p>
          </table:table-cell>
          <table:table-cell office:value-type="float" office:value="-40.285" calcext:value-type="float">
            <text:p>-40.285</text:p>
          </table:table-cell>
          <table:table-cell table:formula="of:=[.G936]-22.5" office:value-type="float" office:value="-62.785" calcext:value-type="float">
            <text:p>-62.785</text:p>
          </table:table-cell>
          <table:table-cell office:value-type="float" office:value="0.000722224" calcext:value-type="float">
            <text:p>0.000722224</text:p>
          </table:table-cell>
          <table:table-cell table:formula="of:=1000*[.I936]" office:value-type="float" office:value="0.722224" calcext:value-type="float">
            <text:p>0.7222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.4000000000008" calcext:value-type="float">
            <text:p>43.4</text:p>
          </table:table-cell>
          <table:table-cell office:value-type="float" office:value="0.00383623922992593" calcext:value-type="float">
            <text:p>0.0038362392</text:p>
          </table:table-cell>
          <table:table-cell table:formula="of:=1000*[.E937]" office:value-type="float" office:value="3.83623922992593" calcext:value-type="float">
            <text:p>3.8362392299</text:p>
          </table:table-cell>
          <table:table-cell office:value-type="float" office:value="-40.43" calcext:value-type="float">
            <text:p>-40.43</text:p>
          </table:table-cell>
          <table:table-cell table:formula="of:=[.G937]-22.5" office:value-type="float" office:value="-62.93" calcext:value-type="float">
            <text:p>-62.93</text:p>
          </table:table-cell>
          <table:table-cell office:value-type="float" office:value="0.000714322" calcext:value-type="float">
            <text:p>0.000714322</text:p>
          </table:table-cell>
          <table:table-cell table:formula="of:=1000*[.I937]" office:value-type="float" office:value="0.714322" calcext:value-type="float">
            <text:p>0.7143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.5000000000008" calcext:value-type="float">
            <text:p>43.5</text:p>
          </table:table-cell>
          <table:table-cell office:value-type="float" office:value="0.00379754206165361" calcext:value-type="float">
            <text:p>0.0037975421</text:p>
          </table:table-cell>
          <table:table-cell table:formula="of:=1000*[.E938]" office:value-type="float" office:value="3.79754206165361" calcext:value-type="float">
            <text:p>3.7975420617</text:p>
          </table:table-cell>
          <table:table-cell office:value-type="float" office:value="-40.575" calcext:value-type="float">
            <text:p>-40.575</text:p>
          </table:table-cell>
          <table:table-cell table:formula="of:=[.G938]-22.5" office:value-type="float" office:value="-63.075" calcext:value-type="float">
            <text:p>-63.075</text:p>
          </table:table-cell>
          <table:table-cell office:value-type="float" office:value="0.000704955" calcext:value-type="float">
            <text:p>0.000704955</text:p>
          </table:table-cell>
          <table:table-cell table:formula="of:=1000*[.I938]" office:value-type="float" office:value="0.704955" calcext:value-type="float">
            <text:p>0.7049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.6000000000008" calcext:value-type="float">
            <text:p>43.6</text:p>
          </table:table-cell>
          <table:table-cell office:value-type="float" office:value="0.00375889410042359" calcext:value-type="float">
            <text:p>0.0037588941</text:p>
          </table:table-cell>
          <table:table-cell table:formula="of:=1000*[.E939]" office:value-type="float" office:value="3.75889410042359" calcext:value-type="float">
            <text:p>3.7588941004</text:p>
          </table:table-cell>
          <table:table-cell office:value-type="float" office:value="-40.72" calcext:value-type="float">
            <text:p>-40.72</text:p>
          </table:table-cell>
          <table:table-cell table:formula="of:=[.G939]-22.5" office:value-type="float" office:value="-63.22" calcext:value-type="float">
            <text:p>-63.22</text:p>
          </table:table-cell>
          <table:table-cell office:value-type="float" office:value="0.000697744" calcext:value-type="float">
            <text:p>0.000697744</text:p>
          </table:table-cell>
          <table:table-cell table:formula="of:=1000*[.I939]" office:value-type="float" office:value="0.697744" calcext:value-type="float">
            <text:p>0.6977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.7000000000008" calcext:value-type="float">
            <text:p>43.7</text:p>
          </table:table-cell>
          <table:table-cell office:value-type="float" office:value="0.00372029534623585" calcext:value-type="float">
            <text:p>0.0037202953</text:p>
          </table:table-cell>
          <table:table-cell table:formula="of:=1000*[.E940]" office:value-type="float" office:value="3.72029534623585" calcext:value-type="float">
            <text:p>3.7202953462</text:p>
          </table:table-cell>
          <table:table-cell office:value-type="float" office:value="-40.865" calcext:value-type="float">
            <text:p>-40.865</text:p>
          </table:table-cell>
          <table:table-cell table:formula="of:=[.G940]-22.5" office:value-type="float" office:value="-63.365" calcext:value-type="float">
            <text:p>-63.365</text:p>
          </table:table-cell>
          <table:table-cell office:value-type="float" office:value="0.000690532" calcext:value-type="float">
            <text:p>0.000690532</text:p>
          </table:table-cell>
          <table:table-cell table:formula="of:=1000*[.I940]" office:value-type="float" office:value="0.690532" calcext:value-type="float">
            <text:p>0.6905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.8000000000008" calcext:value-type="float">
            <text:p>43.8</text:p>
          </table:table-cell>
          <table:table-cell office:value-type="float" office:value="0.00368174579909042" calcext:value-type="float">
            <text:p>0.0036817458</text:p>
          </table:table-cell>
          <table:table-cell table:formula="of:=1000*[.E941]" office:value-type="float" office:value="3.68174579909042" calcext:value-type="float">
            <text:p>3.6817457991</text:p>
          </table:table-cell>
          <table:table-cell office:value-type="float" office:value="-41.01" calcext:value-type="float">
            <text:p>-41.01</text:p>
          </table:table-cell>
          <table:table-cell table:formula="of:=[.G941]-22.5" office:value-type="float" office:value="-63.51" calcext:value-type="float">
            <text:p>-63.51</text:p>
          </table:table-cell>
          <table:table-cell office:value-type="float" office:value="0.00068332" calcext:value-type="float">
            <text:p>0.00068332</text:p>
          </table:table-cell>
          <table:table-cell table:formula="of:=1000*[.I941]" office:value-type="float" office:value="0.68332" calcext:value-type="float">
            <text:p>0.683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.9000000000008" calcext:value-type="float">
            <text:p>43.9</text:p>
          </table:table-cell>
          <table:table-cell office:value-type="float" office:value="0.00364324545898726" calcext:value-type="float">
            <text:p>0.0036432455</text:p>
          </table:table-cell>
          <table:table-cell table:formula="of:=1000*[.E942]" office:value-type="float" office:value="3.64324545898726" calcext:value-type="float">
            <text:p>3.643245459</text:p>
          </table:table-cell>
          <table:table-cell office:value-type="float" office:value="-41.155" calcext:value-type="float">
            <text:p>-41.155</text:p>
          </table:table-cell>
          <table:table-cell table:formula="of:=[.G942]-22.5" office:value-type="float" office:value="-63.655" calcext:value-type="float">
            <text:p>-63.655</text:p>
          </table:table-cell>
          <table:table-cell office:value-type="float" office:value="0.000676109" calcext:value-type="float">
            <text:p>0.000676109</text:p>
          </table:table-cell>
          <table:table-cell table:formula="of:=1000*[.I942]" office:value-type="float" office:value="0.676109" calcext:value-type="float">
            <text:p>0.6761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.0000000000008" calcext:value-type="float">
            <text:p>44</text:p>
          </table:table-cell>
          <table:table-cell office:value-type="float" office:value="0.00360479432592641" calcext:value-type="float">
            <text:p>0.0036047943</text:p>
          </table:table-cell>
          <table:table-cell table:formula="of:=1000*[.E943]" office:value-type="float" office:value="3.60479432592641" calcext:value-type="float">
            <text:p>3.6047943259</text:p>
          </table:table-cell>
          <table:table-cell office:value-type="float" office:value="-41.3" calcext:value-type="float">
            <text:p>-41.3</text:p>
          </table:table-cell>
          <table:table-cell table:formula="of:=[.G943]-22.5" office:value-type="float" office:value="-63.8" calcext:value-type="float">
            <text:p>-63.8</text:p>
          </table:table-cell>
          <table:table-cell office:value-type="float" office:value="0.000668897" calcext:value-type="float">
            <text:p>0.000668897</text:p>
          </table:table-cell>
          <table:table-cell table:formula="of:=1000*[.I943]" office:value-type="float" office:value="0.668897" calcext:value-type="float">
            <text:p>0.6688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.1000000000008" calcext:value-type="float">
            <text:p>44.1</text:p>
          </table:table-cell>
          <table:table-cell office:value-type="float" office:value="0.00356639239990784" calcext:value-type="float">
            <text:p>0.0035663924</text:p>
          </table:table-cell>
          <table:table-cell table:formula="of:=1000*[.E944]" office:value-type="float" office:value="3.56639239990784" calcext:value-type="float">
            <text:p>3.5663923999</text:p>
          </table:table-cell>
          <table:table-cell office:value-type="float" office:value="-41.445" calcext:value-type="float">
            <text:p>-41.445</text:p>
          </table:table-cell>
          <table:table-cell table:formula="of:=[.G944]-22.5" office:value-type="float" office:value="-63.945" calcext:value-type="float">
            <text:p>-63.945</text:p>
          </table:table-cell>
          <table:table-cell office:value-type="float" office:value="0.000661686" calcext:value-type="float">
            <text:p>0.000661686</text:p>
          </table:table-cell>
          <table:table-cell table:formula="of:=1000*[.I944]" office:value-type="float" office:value="0.661686" calcext:value-type="float">
            <text:p>0.6616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.2000000000008" calcext:value-type="float">
            <text:p>44.2</text:p>
          </table:table-cell>
          <table:table-cell office:value-type="float" office:value="0.00352803968093155" calcext:value-type="float">
            <text:p>0.0035280397</text:p>
          </table:table-cell>
          <table:table-cell table:formula="of:=1000*[.E945]" office:value-type="float" office:value="3.52803968093155" calcext:value-type="float">
            <text:p>3.5280396809</text:p>
          </table:table-cell>
          <table:table-cell office:value-type="float" office:value="-41.59" calcext:value-type="float">
            <text:p>-41.59</text:p>
          </table:table-cell>
          <table:table-cell table:formula="of:=[.G945]-22.5" office:value-type="float" office:value="-64.09" calcext:value-type="float">
            <text:p>-64.09</text:p>
          </table:table-cell>
          <table:table-cell office:value-type="float" office:value="0.000654475" calcext:value-type="float">
            <text:p>0.000654475</text:p>
          </table:table-cell>
          <table:table-cell table:formula="of:=1000*[.I945]" office:value-type="float" office:value="0.654475" calcext:value-type="float">
            <text:p>0.6544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.3000000000008" calcext:value-type="float">
            <text:p>44.3</text:p>
          </table:table-cell>
          <table:table-cell office:value-type="float" office:value="0.00348973616899758" calcext:value-type="float">
            <text:p>0.0034897362</text:p>
          </table:table-cell>
          <table:table-cell table:formula="of:=1000*[.E946]" office:value-type="float" office:value="3.48973616899758" calcext:value-type="float">
            <text:p>3.489736169</text:p>
          </table:table-cell>
          <table:table-cell office:value-type="float" office:value="-41.735" calcext:value-type="float">
            <text:p>-41.735</text:p>
          </table:table-cell>
          <table:table-cell table:formula="of:=[.G946]-22.5" office:value-type="float" office:value="-64.235" calcext:value-type="float">
            <text:p>-64.235</text:p>
          </table:table-cell>
          <table:table-cell office:value-type="float" office:value="0.000647264" calcext:value-type="float">
            <text:p>0.000647264</text:p>
          </table:table-cell>
          <table:table-cell table:formula="of:=1000*[.I946]" office:value-type="float" office:value="0.647264" calcext:value-type="float">
            <text:p>0.6472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.4000000000008" calcext:value-type="float">
            <text:p>44.4</text:p>
          </table:table-cell>
          <table:table-cell office:value-type="float" office:value="0.00345148186410588" calcext:value-type="float">
            <text:p>0.0034514819</text:p>
          </table:table-cell>
          <table:table-cell table:formula="of:=1000*[.E947]" office:value-type="float" office:value="3.45148186410588" calcext:value-type="float">
            <text:p>3.4514818641</text:p>
          </table:table-cell>
          <table:table-cell office:value-type="float" office:value="-41.88" calcext:value-type="float">
            <text:p>-41.88</text:p>
          </table:table-cell>
          <table:table-cell table:formula="of:=[.G947]-22.5" office:value-type="float" office:value="-64.38" calcext:value-type="float">
            <text:p>-64.38</text:p>
          </table:table-cell>
          <table:table-cell office:value-type="float" office:value="0.000640052" calcext:value-type="float">
            <text:p>0.000640052</text:p>
          </table:table-cell>
          <table:table-cell table:formula="of:=1000*[.I947]" office:value-type="float" office:value="0.640052" calcext:value-type="float">
            <text:p>0.6400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.5000000000008" calcext:value-type="float">
            <text:p>44.5</text:p>
          </table:table-cell>
          <table:table-cell office:value-type="float" office:value="0.00341327676625648" calcext:value-type="float">
            <text:p>0.0034132768</text:p>
          </table:table-cell>
          <table:table-cell table:formula="of:=1000*[.E948]" office:value-type="float" office:value="3.41327676625648" calcext:value-type="float">
            <text:p>3.4132767663</text:p>
          </table:table-cell>
          <table:table-cell office:value-type="float" office:value="-42.025" calcext:value-type="float">
            <text:p>-42.025</text:p>
          </table:table-cell>
          <table:table-cell table:formula="of:=[.G948]-22.5" office:value-type="float" office:value="-64.525" calcext:value-type="float">
            <text:p>-64.525</text:p>
          </table:table-cell>
          <table:table-cell office:value-type="float" office:value="0.0006336" calcext:value-type="float">
            <text:p>0.0006336</text:p>
          </table:table-cell>
          <table:table-cell table:formula="of:=1000*[.I948]" office:value-type="float" office:value="0.6336" calcext:value-type="float">
            <text:p>0.63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.6000000000008" calcext:value-type="float">
            <text:p>44.6</text:p>
          </table:table-cell>
          <table:table-cell office:value-type="float" office:value="0.00337512087544936" calcext:value-type="float">
            <text:p>0.0033751209</text:p>
          </table:table-cell>
          <table:table-cell table:formula="of:=1000*[.E949]" office:value-type="float" office:value="3.37512087544936" calcext:value-type="float">
            <text:p>3.3751208754</text:p>
          </table:table-cell>
          <table:table-cell office:value-type="float" office:value="-42.17" calcext:value-type="float">
            <text:p>-42.17</text:p>
          </table:table-cell>
          <table:table-cell table:formula="of:=[.G949]-22.5" office:value-type="float" office:value="-64.67" calcext:value-type="float">
            <text:p>-64.67</text:p>
          </table:table-cell>
          <table:table-cell office:value-type="float" office:value="0.000625549" calcext:value-type="float">
            <text:p>0.000625549</text:p>
          </table:table-cell>
          <table:table-cell table:formula="of:=1000*[.I949]" office:value-type="float" office:value="0.625549" calcext:value-type="float">
            <text:p>0.6255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.7000000000008" calcext:value-type="float">
            <text:p>44.7</text:p>
          </table:table-cell>
          <table:table-cell office:value-type="float" office:value="0.00333701419168454" calcext:value-type="float">
            <text:p>0.0033370142</text:p>
          </table:table-cell>
          <table:table-cell table:formula="of:=1000*[.E950]" office:value-type="float" office:value="3.33701419168454" calcext:value-type="float">
            <text:p>3.3370141917</text:p>
          </table:table-cell>
          <table:table-cell office:value-type="float" office:value="-42.315" calcext:value-type="float">
            <text:p>-42.315</text:p>
          </table:table-cell>
          <table:table-cell table:formula="of:=[.G950]-22.5" office:value-type="float" office:value="-64.815" calcext:value-type="float">
            <text:p>-64.815</text:p>
          </table:table-cell>
          <table:table-cell office:value-type="float" office:value="0.000619057" calcext:value-type="float">
            <text:p>0.000619057</text:p>
          </table:table-cell>
          <table:table-cell table:formula="of:=1000*[.I950]" office:value-type="float" office:value="0.619057" calcext:value-type="float">
            <text:p>0.6190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.8000000000008" calcext:value-type="float">
            <text:p>44.8</text:p>
          </table:table-cell>
          <table:table-cell office:value-type="float" office:value="0.00329895671496201" calcext:value-type="float">
            <text:p>0.0032989567</text:p>
          </table:table-cell>
          <table:table-cell table:formula="of:=1000*[.E951]" office:value-type="float" office:value="3.29895671496201" calcext:value-type="float">
            <text:p>3.298956715</text:p>
          </table:table-cell>
          <table:table-cell office:value-type="float" office:value="-42.46" calcext:value-type="float">
            <text:p>-42.46</text:p>
          </table:table-cell>
          <table:table-cell table:formula="of:=[.G951]-22.5" office:value-type="float" office:value="-64.96" calcext:value-type="float">
            <text:p>-64.96</text:p>
          </table:table-cell>
          <table:table-cell office:value-type="float" office:value="0.000612561" calcext:value-type="float">
            <text:p>0.000612561</text:p>
          </table:table-cell>
          <table:table-cell table:formula="of:=1000*[.I951]" office:value-type="float" office:value="0.612561" calcext:value-type="float">
            <text:p>0.6125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.9000000000008" calcext:value-type="float">
            <text:p>44.9</text:p>
          </table:table-cell>
          <table:table-cell office:value-type="float" office:value="0.00326094844528177" calcext:value-type="float">
            <text:p>0.0032609484</text:p>
          </table:table-cell>
          <table:table-cell table:formula="of:=1000*[.E952]" office:value-type="float" office:value="3.26094844528177" calcext:value-type="float">
            <text:p>3.2609484453</text:p>
          </table:table-cell>
          <table:table-cell office:value-type="float" office:value="-42.605" calcext:value-type="float">
            <text:p>-42.605</text:p>
          </table:table-cell>
          <table:table-cell table:formula="of:=[.G952]-22.5" office:value-type="float" office:value="-65.105" calcext:value-type="float">
            <text:p>-65.105</text:p>
          </table:table-cell>
          <table:table-cell office:value-type="float" office:value="0.00060606" calcext:value-type="float">
            <text:p>0.00060606</text:p>
          </table:table-cell>
          <table:table-cell table:formula="of:=1000*[.I952]" office:value-type="float" office:value="0.60606" calcext:value-type="float">
            <text:p>0.606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.0000000000008" calcext:value-type="float">
            <text:p>45</text:p>
          </table:table-cell>
          <table:table-cell office:value-type="float" office:value="0.00322298938264382" calcext:value-type="float">
            <text:p>0.0032229894</text:p>
          </table:table-cell>
          <table:table-cell table:formula="of:=1000*[.E953]" office:value-type="float" office:value="3.22298938264382" calcext:value-type="float">
            <text:p>3.2229893826</text:p>
          </table:table-cell>
          <table:table-cell office:value-type="float" office:value="-42.75" calcext:value-type="float">
            <text:p>-42.75</text:p>
          </table:table-cell>
          <table:table-cell table:formula="of:=[.G953]-22.5" office:value-type="float" office:value="-65.25" calcext:value-type="float">
            <text:p>-65.25</text:p>
          </table:table-cell>
          <table:table-cell office:value-type="float" office:value="0.000599556" calcext:value-type="float">
            <text:p>0.000599556</text:p>
          </table:table-cell>
          <table:table-cell table:formula="of:=1000*[.I953]" office:value-type="float" office:value="0.599556" calcext:value-type="float">
            <text:p>0.5995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.1000000000008" calcext:value-type="float">
            <text:p>45.1</text:p>
          </table:table-cell>
          <table:table-cell office:value-type="float" office:value="0.00318507952704816" calcext:value-type="float">
            <text:p>0.0031850795</text:p>
          </table:table-cell>
          <table:table-cell table:formula="of:=1000*[.E954]" office:value-type="float" office:value="3.18507952704816" calcext:value-type="float">
            <text:p>3.185079527</text:p>
          </table:table-cell>
          <table:table-cell office:value-type="float" office:value="-42.895" calcext:value-type="float">
            <text:p>-42.895</text:p>
          </table:table-cell>
          <table:table-cell table:formula="of:=[.G954]-22.5" office:value-type="float" office:value="-65.395" calcext:value-type="float">
            <text:p>-65.395</text:p>
          </table:table-cell>
          <table:table-cell office:value-type="float" office:value="0.000593047" calcext:value-type="float">
            <text:p>0.000593047</text:p>
          </table:table-cell>
          <table:table-cell table:formula="of:=1000*[.I954]" office:value-type="float" office:value="0.593047" calcext:value-type="float">
            <text:p>0.5930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.2000000000008" calcext:value-type="float">
            <text:p>45.2</text:p>
          </table:table-cell>
          <table:table-cell office:value-type="float" office:value="0.00314721887849479" calcext:value-type="float">
            <text:p>0.0031472189</text:p>
          </table:table-cell>
          <table:table-cell table:formula="of:=1000*[.E955]" office:value-type="float" office:value="3.14721887849479" calcext:value-type="float">
            <text:p>3.1472188785</text:p>
          </table:table-cell>
          <table:table-cell office:value-type="float" office:value="-43.04" calcext:value-type="float">
            <text:p>-43.04</text:p>
          </table:table-cell>
          <table:table-cell table:formula="of:=[.G955]-22.5" office:value-type="float" office:value="-65.54" calcext:value-type="float">
            <text:p>-65.54</text:p>
          </table:table-cell>
          <table:table-cell office:value-type="float" office:value="0.000586534" calcext:value-type="float">
            <text:p>0.000586534</text:p>
          </table:table-cell>
          <table:table-cell table:formula="of:=1000*[.I955]" office:value-type="float" office:value="0.586534" calcext:value-type="float">
            <text:p>0.5865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.3000000000008" calcext:value-type="float">
            <text:p>45.3</text:p>
          </table:table-cell>
          <table:table-cell office:value-type="float" office:value="0.00310940743698372" calcext:value-type="float">
            <text:p>0.0031094074</text:p>
          </table:table-cell>
          <table:table-cell table:formula="of:=1000*[.E956]" office:value-type="float" office:value="3.10940743698372" calcext:value-type="float">
            <text:p>3.109407437</text:p>
          </table:table-cell>
          <table:table-cell office:value-type="float" office:value="-43.185" calcext:value-type="float">
            <text:p>-43.185</text:p>
          </table:table-cell>
          <table:table-cell table:formula="of:=[.G956]-22.5" office:value-type="float" office:value="-65.685" calcext:value-type="float">
            <text:p>-65.685</text:p>
          </table:table-cell>
          <table:table-cell office:value-type="float" office:value="0.000580016" calcext:value-type="float">
            <text:p>0.000580016</text:p>
          </table:table-cell>
          <table:table-cell table:formula="of:=1000*[.I956]" office:value-type="float" office:value="0.580016" calcext:value-type="float">
            <text:p>0.5800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.4000000000008" calcext:value-type="float">
            <text:p>45.4</text:p>
          </table:table-cell>
          <table:table-cell office:value-type="float" office:value="0.00307164520251494" calcext:value-type="float">
            <text:p>0.0030716452</text:p>
          </table:table-cell>
          <table:table-cell table:formula="of:=1000*[.E957]" office:value-type="float" office:value="3.07164520251494" calcext:value-type="float">
            <text:p>3.0716452025</text:p>
          </table:table-cell>
          <table:table-cell office:value-type="float" office:value="-43.33" calcext:value-type="float">
            <text:p>-43.33</text:p>
          </table:table-cell>
          <table:table-cell table:formula="of:=[.G957]-22.5" office:value-type="float" office:value="-65.83" calcext:value-type="float">
            <text:p>-65.83</text:p>
          </table:table-cell>
          <table:table-cell office:value-type="float" office:value="0.000573857" calcext:value-type="float">
            <text:p>0.000573857</text:p>
          </table:table-cell>
          <table:table-cell table:formula="of:=1000*[.I957]" office:value-type="float" office:value="0.573857" calcext:value-type="float">
            <text:p>0.5738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.5000000000008" calcext:value-type="float">
            <text:p>45.5</text:p>
          </table:table-cell>
          <table:table-cell office:value-type="float" office:value="0.00303393217508844" calcext:value-type="float">
            <text:p>0.0030339322</text:p>
          </table:table-cell>
          <table:table-cell table:formula="of:=1000*[.E958]" office:value-type="float" office:value="3.03393217508844" calcext:value-type="float">
            <text:p>3.0339321751</text:p>
          </table:table-cell>
          <table:table-cell office:value-type="float" office:value="-43.475" calcext:value-type="float">
            <text:p>-43.475</text:p>
          </table:table-cell>
          <table:table-cell table:formula="of:=[.G958]-22.5" office:value-type="float" office:value="-65.975" calcext:value-type="float">
            <text:p>-65.975</text:p>
          </table:table-cell>
          <table:table-cell office:value-type="float" office:value="0.000568166" calcext:value-type="float">
            <text:p>0.000568166</text:p>
          </table:table-cell>
          <table:table-cell table:formula="of:=1000*[.I958]" office:value-type="float" office:value="0.568166" calcext:value-type="float">
            <text:p>0.5681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.6000000000008" calcext:value-type="float">
            <text:p>45.6</text:p>
          </table:table-cell>
          <table:table-cell office:value-type="float" office:value="0.00299626835470423" calcext:value-type="float">
            <text:p>0.0029962684</text:p>
          </table:table-cell>
          <table:table-cell table:formula="of:=1000*[.E959]" office:value-type="float" office:value="2.99626835470423" calcext:value-type="float">
            <text:p>2.9962683547</text:p>
          </table:table-cell>
          <table:table-cell office:value-type="float" office:value="-43.62" calcext:value-type="float">
            <text:p>-43.62</text:p>
          </table:table-cell>
          <table:table-cell table:formula="of:=[.G959]-22.5" office:value-type="float" office:value="-66.12" calcext:value-type="float">
            <text:p>-66.12</text:p>
          </table:table-cell>
          <table:table-cell office:value-type="float" office:value="0.00056248" calcext:value-type="float">
            <text:p>0.00056248</text:p>
          </table:table-cell>
          <table:table-cell table:formula="of:=1000*[.I959]" office:value-type="float" office:value="0.56248" calcext:value-type="float">
            <text:p>0.562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.7000000000008" calcext:value-type="float">
            <text:p>45.7</text:p>
          </table:table-cell>
          <table:table-cell office:value-type="float" office:value="0.00295865374136232" calcext:value-type="float">
            <text:p>0.0029586537</text:p>
          </table:table-cell>
          <table:table-cell table:formula="of:=1000*[.E960]" office:value-type="float" office:value="2.95865374136232" calcext:value-type="float">
            <text:p>2.9586537414</text:p>
          </table:table-cell>
          <table:table-cell office:value-type="float" office:value="-43.765" calcext:value-type="float">
            <text:p>-43.765</text:p>
          </table:table-cell>
          <table:table-cell table:formula="of:=[.G960]-22.5" office:value-type="float" office:value="-66.265" calcext:value-type="float">
            <text:p>-66.265</text:p>
          </table:table-cell>
          <table:table-cell office:value-type="float" office:value="0.000556799" calcext:value-type="float">
            <text:p>0.000556799</text:p>
          </table:table-cell>
          <table:table-cell table:formula="of:=1000*[.I960]" office:value-type="float" office:value="0.556799" calcext:value-type="float">
            <text:p>0.5567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.8000000000008" calcext:value-type="float">
            <text:p>45.8</text:p>
          </table:table-cell>
          <table:table-cell office:value-type="float" office:value="0.0029210883350627" calcext:value-type="float">
            <text:p>0.0029210883</text:p>
          </table:table-cell>
          <table:table-cell table:formula="of:=1000*[.E961]" office:value-type="float" office:value="2.9210883350627" calcext:value-type="float">
            <text:p>2.9210883351</text:p>
          </table:table-cell>
          <table:table-cell office:value-type="float" office:value="-43.91" calcext:value-type="float">
            <text:p>-43.91</text:p>
          </table:table-cell>
          <table:table-cell table:formula="of:=[.G961]-22.5" office:value-type="float" office:value="-66.41" calcext:value-type="float">
            <text:p>-66.41</text:p>
          </table:table-cell>
          <table:table-cell office:value-type="float" office:value="0.000549999" calcext:value-type="float">
            <text:p>0.000549999</text:p>
          </table:table-cell>
          <table:table-cell table:formula="of:=1000*[.I961]" office:value-type="float" office:value="0.549999" calcext:value-type="float">
            <text:p>0.5499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.9000000000008" calcext:value-type="float">
            <text:p>45.9</text:p>
          </table:table-cell>
          <table:table-cell office:value-type="float" office:value="0.00288357213580537" calcext:value-type="float">
            <text:p>0.0028835721</text:p>
          </table:table-cell>
          <table:table-cell table:formula="of:=1000*[.E962]" office:value-type="float" office:value="2.88357213580537" calcext:value-type="float">
            <text:p>2.8835721358</text:p>
          </table:table-cell>
          <table:table-cell office:value-type="float" office:value="-44.055" calcext:value-type="float">
            <text:p>-44.055</text:p>
          </table:table-cell>
          <table:table-cell table:formula="of:=[.G962]-22.5" office:value-type="float" office:value="-66.555" calcext:value-type="float">
            <text:p>-66.555</text:p>
          </table:table-cell>
          <table:table-cell office:value-type="float" office:value="0.00054394" calcext:value-type="float">
            <text:p>0.00054394</text:p>
          </table:table-cell>
          <table:table-cell table:formula="of:=1000*[.I962]" office:value-type="float" office:value="0.54394" calcext:value-type="float">
            <text:p>0.543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.0000000000008" calcext:value-type="float">
            <text:p>46</text:p>
          </table:table-cell>
          <table:table-cell office:value-type="float" office:value="0.00284610514359032" calcext:value-type="float">
            <text:p>0.0028461051</text:p>
          </table:table-cell>
          <table:table-cell table:formula="of:=1000*[.E963]" office:value-type="float" office:value="2.84610514359032" calcext:value-type="float">
            <text:p>2.8461051436</text:p>
          </table:table-cell>
          <table:table-cell office:value-type="float" office:value="-44.2" calcext:value-type="float">
            <text:p>-44.2</text:p>
          </table:table-cell>
          <table:table-cell table:formula="of:=[.G963]-22.5" office:value-type="float" office:value="-66.7" calcext:value-type="float">
            <text:p>-66.7</text:p>
          </table:table-cell>
          <table:table-cell office:value-type="float" office:value="0.000537878" calcext:value-type="float">
            <text:p>0.000537878</text:p>
          </table:table-cell>
          <table:table-cell table:formula="of:=1000*[.I963]" office:value-type="float" office:value="0.537878" calcext:value-type="float">
            <text:p>0.5378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.1000000000008" calcext:value-type="float">
            <text:p>46.1</text:p>
          </table:table-cell>
          <table:table-cell office:value-type="float" office:value="0.00290033585054715" calcext:value-type="float">
            <text:p>0.0029003359</text:p>
          </table:table-cell>
          <table:table-cell table:formula="of:=1000*[.E964]" office:value-type="float" office:value="2.90033585054715" calcext:value-type="float">
            <text:p>2.9003358505</text:p>
          </table:table-cell>
          <table:table-cell office:value-type="float" office:value="-44.345" calcext:value-type="float">
            <text:p>-44.345</text:p>
          </table:table-cell>
          <table:table-cell table:formula="of:=[.G964]-22.5" office:value-type="float" office:value="-66.845" calcext:value-type="float">
            <text:p>-66.845</text:p>
          </table:table-cell>
          <table:table-cell office:value-type="float" office:value="0.000531812" calcext:value-type="float">
            <text:p>0.000531812</text:p>
          </table:table-cell>
          <table:table-cell table:formula="of:=1000*[.I964]" office:value-type="float" office:value="0.531812" calcext:value-type="float">
            <text:p>0.5318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.2000000000008" calcext:value-type="float">
            <text:p>46.2</text:p>
          </table:table-cell>
          <table:table-cell office:value-type="float" office:value="0.00287105223246421" calcext:value-type="float">
            <text:p>0.0028710522</text:p>
          </table:table-cell>
          <table:table-cell table:formula="of:=1000*[.E965]" office:value-type="float" office:value="2.87105223246421" calcext:value-type="float">
            <text:p>2.8710522325</text:p>
          </table:table-cell>
          <table:table-cell office:value-type="float" office:value="-44.49" calcext:value-type="float">
            <text:p>-44.49</text:p>
          </table:table-cell>
          <table:table-cell table:formula="of:=[.G965]-22.5" office:value-type="float" office:value="-66.99" calcext:value-type="float">
            <text:p>-66.99</text:p>
          </table:table-cell>
          <table:table-cell office:value-type="float" office:value="0.000525742" calcext:value-type="float">
            <text:p>0.000525742</text:p>
          </table:table-cell>
          <table:table-cell table:formula="of:=1000*[.I965]" office:value-type="float" office:value="0.525742" calcext:value-type="float">
            <text:p>0.5257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.3000000000008" calcext:value-type="float">
            <text:p>46.3</text:p>
          </table:table-cell>
          <table:table-cell office:value-type="float" office:value="0.00284167186797213" calcext:value-type="float">
            <text:p>0.0028416719</text:p>
          </table:table-cell>
          <table:table-cell table:formula="of:=1000*[.E966]" office:value-type="float" office:value="2.84167186797213" calcext:value-type="float">
            <text:p>2.841671868</text:p>
          </table:table-cell>
          <table:table-cell office:value-type="float" office:value="-44.635" calcext:value-type="float">
            <text:p>-44.635</text:p>
          </table:table-cell>
          <table:table-cell table:formula="of:=[.G966]-22.5" office:value-type="float" office:value="-67.135" calcext:value-type="float">
            <text:p>-67.135</text:p>
          </table:table-cell>
          <table:table-cell office:value-type="float" office:value="0.000519803" calcext:value-type="float">
            <text:p>0.000519803</text:p>
          </table:table-cell>
          <table:table-cell table:formula="of:=1000*[.I966]" office:value-type="float" office:value="0.519803" calcext:value-type="float">
            <text:p>0.5198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.4000000000008" calcext:value-type="float">
            <text:p>46.4</text:p>
          </table:table-cell>
          <table:table-cell office:value-type="float" office:value="0.00281219475707091" calcext:value-type="float">
            <text:p>0.0028121948</text:p>
          </table:table-cell>
          <table:table-cell table:formula="of:=1000*[.E967]" office:value-type="float" office:value="2.81219475707091" calcext:value-type="float">
            <text:p>2.8121947571</text:p>
          </table:table-cell>
          <table:table-cell office:value-type="float" office:value="-44.78" calcext:value-type="float">
            <text:p>-44.78</text:p>
          </table:table-cell>
          <table:table-cell table:formula="of:=[.G967]-22.5" office:value-type="float" office:value="-67.28" calcext:value-type="float">
            <text:p>-67.28</text:p>
          </table:table-cell>
          <table:table-cell office:value-type="float" office:value="0.000514424" calcext:value-type="float">
            <text:p>0.000514424</text:p>
          </table:table-cell>
          <table:table-cell table:formula="of:=1000*[.I967]" office:value-type="float" office:value="0.514424" calcext:value-type="float">
            <text:p>0.5144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.5000000000008" calcext:value-type="float">
            <text:p>46.5</text:p>
          </table:table-cell>
          <table:table-cell office:value-type="float" office:value="0.00278262089976055" calcext:value-type="float">
            <text:p>0.0027826209</text:p>
          </table:table-cell>
          <table:table-cell table:formula="of:=1000*[.E968]" office:value-type="float" office:value="2.78262089976055" calcext:value-type="float">
            <text:p>2.7826208998</text:p>
          </table:table-cell>
          <table:table-cell office:value-type="float" office:value="-44.925" calcext:value-type="float">
            <text:p>-44.925</text:p>
          </table:table-cell>
          <table:table-cell table:formula="of:=[.G968]-22.5" office:value-type="float" office:value="-67.425" calcext:value-type="float">
            <text:p>-67.425</text:p>
          </table:table-cell>
          <table:table-cell office:value-type="float" office:value="0.000509049" calcext:value-type="float">
            <text:p>0.000509049</text:p>
          </table:table-cell>
          <table:table-cell table:formula="of:=1000*[.I968]" office:value-type="float" office:value="0.509049" calcext:value-type="float">
            <text:p>0.5090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.6000000000008" calcext:value-type="float">
            <text:p>46.6</text:p>
          </table:table-cell>
          <table:table-cell office:value-type="float" office:value="0.00275295029604105" calcext:value-type="float">
            <text:p>0.0027529503</text:p>
          </table:table-cell>
          <table:table-cell table:formula="of:=1000*[.E969]" office:value-type="float" office:value="2.75295029604105" calcext:value-type="float">
            <text:p>2.752950296</text:p>
          </table:table-cell>
          <table:table-cell office:value-type="float" office:value="-45.07" calcext:value-type="float">
            <text:p>-45.07</text:p>
          </table:table-cell>
          <table:table-cell table:formula="of:=[.G969]-22.5" office:value-type="float" office:value="-67.57" calcext:value-type="float">
            <text:p>-67.57</text:p>
          </table:table-cell>
          <table:table-cell office:value-type="float" office:value="0.00050368" calcext:value-type="float">
            <text:p>0.00050368</text:p>
          </table:table-cell>
          <table:table-cell table:formula="of:=1000*[.I969]" office:value-type="float" office:value="0.50368" calcext:value-type="float">
            <text:p>0.503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.7000000000008" calcext:value-type="float">
            <text:p>46.7</text:p>
          </table:table-cell>
          <table:table-cell office:value-type="float" office:value="0.0027231829459124" calcext:value-type="float">
            <text:p>0.0027231829</text:p>
          </table:table-cell>
          <table:table-cell table:formula="of:=1000*[.E970]" office:value-type="float" office:value="2.7231829459124" calcext:value-type="float">
            <text:p>2.7231829459</text:p>
          </table:table-cell>
          <table:table-cell office:value-type="float" office:value="-45.215" calcext:value-type="float">
            <text:p>-45.215</text:p>
          </table:table-cell>
          <table:table-cell table:formula="of:=[.G970]-22.5" office:value-type="float" office:value="-67.715" calcext:value-type="float">
            <text:p>-67.715</text:p>
          </table:table-cell>
          <table:table-cell office:value-type="float" office:value="0.000498314" calcext:value-type="float">
            <text:p>0.000498314</text:p>
          </table:table-cell>
          <table:table-cell table:formula="of:=1000*[.I970]" office:value-type="float" office:value="0.498314" calcext:value-type="float">
            <text:p>0.4983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.8000000000008" calcext:value-type="float">
            <text:p>46.8</text:p>
          </table:table-cell>
          <table:table-cell office:value-type="float" office:value="0.00271166949263374" calcext:value-type="float">
            <text:p>0.0027116695</text:p>
          </table:table-cell>
          <table:table-cell table:formula="of:=1000*[.E971]" office:value-type="float" office:value="2.71166949263374" calcext:value-type="float">
            <text:p>2.7116694926</text:p>
          </table:table-cell>
          <table:table-cell office:value-type="float" office:value="-45.36" calcext:value-type="float">
            <text:p>-45.36</text:p>
          </table:table-cell>
          <table:table-cell table:formula="of:=[.G971]-22.5" office:value-type="float" office:value="-67.86" calcext:value-type="float">
            <text:p>-67.86</text:p>
          </table:table-cell>
          <table:table-cell office:value-type="float" office:value="0.000492954" calcext:value-type="float">
            <text:p>0.000492954</text:p>
          </table:table-cell>
          <table:table-cell table:formula="of:=1000*[.I971]" office:value-type="float" office:value="0.492954" calcext:value-type="float">
            <text:p>0.4929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.9000000000008" calcext:value-type="float">
            <text:p>46.9</text:p>
          </table:table-cell>
          <table:table-cell office:value-type="float" office:value="0.00269709943879407" calcext:value-type="float">
            <text:p>0.0026970994</text:p>
          </table:table-cell>
          <table:table-cell table:formula="of:=1000*[.E972]" office:value-type="float" office:value="2.69709943879407" calcext:value-type="float">
            <text:p>2.6970994388</text:p>
          </table:table-cell>
          <table:table-cell office:value-type="float" office:value="-45.505" calcext:value-type="float">
            <text:p>-45.505</text:p>
          </table:table-cell>
          <table:table-cell table:formula="of:=[.G972]-22.5" office:value-type="float" office:value="-68.005" calcext:value-type="float">
            <text:p>-68.005</text:p>
          </table:table-cell>
          <table:table-cell office:value-type="float" office:value="0.000487861" calcext:value-type="float">
            <text:p>0.000487861</text:p>
          </table:table-cell>
          <table:table-cell table:formula="of:=1000*[.I972]" office:value-type="float" office:value="0.487861" calcext:value-type="float">
            <text:p>0.4878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7.0000000000008" calcext:value-type="float">
            <text:p>47</text:p>
          </table:table-cell>
          <table:table-cell office:value-type="float" office:value="0.00268252939213414" calcext:value-type="float">
            <text:p>0.0026825294</text:p>
          </table:table-cell>
          <table:table-cell table:formula="of:=1000*[.E973]" office:value-type="float" office:value="2.68252939213414" calcext:value-type="float">
            <text:p>2.6825293921</text:p>
          </table:table-cell>
          <table:table-cell office:value-type="float" office:value="-45.65" calcext:value-type="float">
            <text:p>-45.65</text:p>
          </table:table-cell>
          <table:table-cell table:formula="of:=[.G973]-22.5" office:value-type="float" office:value="-68.15" calcext:value-type="float">
            <text:p>-68.15</text:p>
          </table:table-cell>
          <table:table-cell office:value-type="float" office:value="0.000482194" calcext:value-type="float">
            <text:p>0.000482194</text:p>
          </table:table-cell>
          <table:table-cell table:formula="of:=1000*[.I973]" office:value-type="float" office:value="0.482194" calcext:value-type="float">
            <text:p>0.4821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7.1000000000008" calcext:value-type="float">
            <text:p>47.1</text:p>
          </table:table-cell>
          <table:table-cell office:value-type="float" office:value="0.00255878557444088" calcext:value-type="float">
            <text:p>0.0025587856</text:p>
          </table:table-cell>
          <table:table-cell table:formula="of:=1000*[.E974]" office:value-type="float" office:value="2.55878557444088" calcext:value-type="float">
            <text:p>2.5587855744</text:p>
          </table:table-cell>
          <table:table-cell office:value-type="float" office:value="-45.795" calcext:value-type="float">
            <text:p>-45.795</text:p>
          </table:table-cell>
          <table:table-cell table:formula="of:=[.G974]-22.5" office:value-type="float" office:value="-68.295" calcext:value-type="float">
            <text:p>-68.295</text:p>
          </table:table-cell>
          <table:table-cell office:value-type="float" office:value="0.000476524" calcext:value-type="float">
            <text:p>0.000476524</text:p>
          </table:table-cell>
          <table:table-cell table:formula="of:=1000*[.I974]" office:value-type="float" office:value="0.476524" calcext:value-type="float">
            <text:p>0.4765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7.2000000000008" calcext:value-type="float">
            <text:p>47.2</text:p>
          </table:table-cell>
          <table:table-cell office:value-type="float" office:value="0.0025386244594788" calcext:value-type="float">
            <text:p>0.0025386245</text:p>
          </table:table-cell>
          <table:table-cell table:formula="of:=1000*[.E975]" office:value-type="float" office:value="2.5386244594788" calcext:value-type="float">
            <text:p>2.5386244595</text:p>
          </table:table-cell>
          <table:table-cell office:value-type="float" office:value="-45.94" calcext:value-type="float">
            <text:p>-45.94</text:p>
          </table:table-cell>
          <table:table-cell table:formula="of:=[.G975]-22.5" office:value-type="float" office:value="-68.44" calcext:value-type="float">
            <text:p>-68.44</text:p>
          </table:table-cell>
          <table:table-cell office:value-type="float" office:value="0.000470851" calcext:value-type="float">
            <text:p>0.000470851</text:p>
          </table:table-cell>
          <table:table-cell table:formula="of:=1000*[.I975]" office:value-type="float" office:value="0.470851" calcext:value-type="float">
            <text:p>0.4708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7.3000000000008" calcext:value-type="float">
            <text:p>47.3</text:p>
          </table:table-cell>
          <table:table-cell office:value-type="float" office:value="0.00251846638486155" calcext:value-type="float">
            <text:p>0.0025184664</text:p>
          </table:table-cell>
          <table:table-cell table:formula="of:=1000*[.E976]" office:value-type="float" office:value="2.51846638486155" calcext:value-type="float">
            <text:p>2.5184663849</text:p>
          </table:table-cell>
          <table:table-cell office:value-type="float" office:value="-46.085" calcext:value-type="float">
            <text:p>-46.085</text:p>
          </table:table-cell>
          <table:table-cell table:formula="of:=[.G976]-22.5" office:value-type="float" office:value="-68.585" calcext:value-type="float">
            <text:p>-68.585</text:p>
          </table:table-cell>
          <table:table-cell office:value-type="float" office:value="0.000465678" calcext:value-type="float">
            <text:p>0.000465678</text:p>
          </table:table-cell>
          <table:table-cell table:formula="of:=1000*[.I976]" office:value-type="float" office:value="0.465678" calcext:value-type="float">
            <text:p>0.4656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7.4000000000008" calcext:value-type="float">
            <text:p>47.4</text:p>
          </table:table-cell>
          <table:table-cell office:value-type="float" office:value="0.00249831135058916" calcext:value-type="float">
            <text:p>0.0024983114</text:p>
          </table:table-cell>
          <table:table-cell table:formula="of:=1000*[.E977]" office:value-type="float" office:value="2.49831135058916" calcext:value-type="float">
            <text:p>2.4983113506</text:p>
          </table:table-cell>
          <table:table-cell office:value-type="float" office:value="-46.23" calcext:value-type="float">
            <text:p>-46.23</text:p>
          </table:table-cell>
          <table:table-cell table:formula="of:=[.G977]-22.5" office:value-type="float" office:value="-68.73" calcext:value-type="float">
            <text:p>-68.73</text:p>
          </table:table-cell>
          <table:table-cell office:value-type="float" office:value="0.000460438" calcext:value-type="float">
            <text:p>0.000460438</text:p>
          </table:table-cell>
          <table:table-cell table:formula="of:=1000*[.I977]" office:value-type="float" office:value="0.460438" calcext:value-type="float">
            <text:p>0.4604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7.5000000000008" calcext:value-type="float">
            <text:p>47.5</text:p>
          </table:table-cell>
          <table:table-cell office:value-type="float" office:value="0.00247815935666161" calcext:value-type="float">
            <text:p>0.0024781594</text:p>
          </table:table-cell>
          <table:table-cell table:formula="of:=1000*[.E978]" office:value-type="float" office:value="2.47815935666161" calcext:value-type="float">
            <text:p>2.4781593567</text:p>
          </table:table-cell>
          <table:table-cell office:value-type="float" office:value="-46.375" calcext:value-type="float">
            <text:p>-46.375</text:p>
          </table:table-cell>
          <table:table-cell table:formula="of:=[.G978]-22.5" office:value-type="float" office:value="-68.875" calcext:value-type="float">
            <text:p>-68.875</text:p>
          </table:table-cell>
          <table:table-cell office:value-type="float" office:value="0.000455256" calcext:value-type="float">
            <text:p>0.000455256</text:p>
          </table:table-cell>
          <table:table-cell table:formula="of:=1000*[.I978]" office:value-type="float" office:value="0.455256" calcext:value-type="float">
            <text:p>0.4552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7.6000000000008" calcext:value-type="float">
            <text:p>47.6</text:p>
          </table:table-cell>
          <table:table-cell office:value-type="float" office:value="0.00245801040307891" calcext:value-type="float">
            <text:p>0.0024580104</text:p>
          </table:table-cell>
          <table:table-cell table:formula="of:=1000*[.E979]" office:value-type="float" office:value="2.45801040307891" calcext:value-type="float">
            <text:p>2.4580104031</text:p>
          </table:table-cell>
          <table:table-cell office:value-type="float" office:value="-46.52" calcext:value-type="float">
            <text:p>-46.52</text:p>
          </table:table-cell>
          <table:table-cell table:formula="of:=[.G979]-22.5" office:value-type="float" office:value="-69.02" calcext:value-type="float">
            <text:p>-69.02</text:p>
          </table:table-cell>
          <table:table-cell office:value-type="float" office:value="0.000450369" calcext:value-type="float">
            <text:p>0.000450369</text:p>
          </table:table-cell>
          <table:table-cell table:formula="of:=1000*[.I979]" office:value-type="float" office:value="0.450369" calcext:value-type="float">
            <text:p>0.4503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7.7000000000008" calcext:value-type="float">
            <text:p>47.7</text:p>
          </table:table-cell>
          <table:table-cell office:value-type="float" office:value="0.00243786448984105" calcext:value-type="float">
            <text:p>0.0024378645</text:p>
          </table:table-cell>
          <table:table-cell table:formula="of:=1000*[.E980]" office:value-type="float" office:value="2.43786448984105" calcext:value-type="float">
            <text:p>2.4378644898</text:p>
          </table:table-cell>
          <table:table-cell office:value-type="float" office:value="-46.665" calcext:value-type="float">
            <text:p>-46.665</text:p>
          </table:table-cell>
          <table:table-cell table:formula="of:=[.G980]-22.5" office:value-type="float" office:value="-69.165" calcext:value-type="float">
            <text:p>-69.165</text:p>
          </table:table-cell>
          <table:table-cell office:value-type="float" office:value="0.000445485" calcext:value-type="float">
            <text:p>0.000445485</text:p>
          </table:table-cell>
          <table:table-cell table:formula="of:=1000*[.I980]" office:value-type="float" office:value="0.445485" calcext:value-type="float">
            <text:p>0.4454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7.8000000000009" calcext:value-type="float">
            <text:p>47.8</text:p>
          </table:table-cell>
          <table:table-cell office:value-type="float" office:value="0.00241772161694804" calcext:value-type="float">
            <text:p>0.0024177216</text:p>
          </table:table-cell>
          <table:table-cell table:formula="of:=1000*[.E981]" office:value-type="float" office:value="2.41772161694804" calcext:value-type="float">
            <text:p>2.4177216169</text:p>
          </table:table-cell>
          <table:table-cell office:value-type="float" office:value="-46.81" calcext:value-type="float">
            <text:p>-46.81</text:p>
          </table:table-cell>
          <table:table-cell table:formula="of:=[.G981]-22.5" office:value-type="float" office:value="-69.31" calcext:value-type="float">
            <text:p>-69.31</text:p>
          </table:table-cell>
          <table:table-cell office:value-type="float" office:value="0.000440603" calcext:value-type="float">
            <text:p>0.000440603</text:p>
          </table:table-cell>
          <table:table-cell table:formula="of:=1000*[.I981]" office:value-type="float" office:value="0.440603" calcext:value-type="float">
            <text:p>0.4406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7.9000000000009" calcext:value-type="float">
            <text:p>47.9</text:p>
          </table:table-cell>
          <table:table-cell office:value-type="float" office:value="0.00239758178439987" calcext:value-type="float">
            <text:p>0.0023975818</text:p>
          </table:table-cell>
          <table:table-cell table:formula="of:=1000*[.E982]" office:value-type="float" office:value="2.39758178439987" calcext:value-type="float">
            <text:p>2.3975817844</text:p>
          </table:table-cell>
          <table:table-cell office:value-type="float" office:value="-46.955" calcext:value-type="float">
            <text:p>-46.955</text:p>
          </table:table-cell>
          <table:table-cell table:formula="of:=[.G982]-22.5" office:value-type="float" office:value="-69.455" calcext:value-type="float">
            <text:p>-69.455</text:p>
          </table:table-cell>
          <table:table-cell office:value-type="float" office:value="0.000435724" calcext:value-type="float">
            <text:p>0.000435724</text:p>
          </table:table-cell>
          <table:table-cell table:formula="of:=1000*[.I982]" office:value-type="float" office:value="0.435724" calcext:value-type="float">
            <text:p>0.4357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8.0000000000009" calcext:value-type="float">
            <text:p>48</text:p>
          </table:table-cell>
          <table:table-cell office:value-type="float" office:value="0.00237744499219655" calcext:value-type="float">
            <text:p>0.002377445</text:p>
          </table:table-cell>
          <table:table-cell table:formula="of:=1000*[.E983]" office:value-type="float" office:value="2.37744499219655" calcext:value-type="float">
            <text:p>2.3774449922</text:p>
          </table:table-cell>
          <table:table-cell office:value-type="float" office:value="-47.1" calcext:value-type="float">
            <text:p>-47.1</text:p>
          </table:table-cell>
          <table:table-cell table:formula="of:=[.G983]-22.5" office:value-type="float" office:value="-69.6" calcext:value-type="float">
            <text:p>-69.6</text:p>
          </table:table-cell>
          <table:table-cell office:value-type="float" office:value="0.000431391" calcext:value-type="float">
            <text:p>0.000431391</text:p>
          </table:table-cell>
          <table:table-cell table:formula="of:=1000*[.I983]" office:value-type="float" office:value="0.431391" calcext:value-type="float">
            <text:p>0.4313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8.1000000000009" calcext:value-type="float">
            <text:p>48.1</text:p>
          </table:table-cell>
          <table:table-cell office:value-type="float" office:value="0.00235731124033808" calcext:value-type="float">
            <text:p>0.0023573112</text:p>
          </table:table-cell>
          <table:table-cell table:formula="of:=1000*[.E984]" office:value-type="float" office:value="2.35731124033808" calcext:value-type="float">
            <text:p>2.3573112403</text:p>
          </table:table-cell>
          <table:table-cell office:value-type="float" office:value="-47.245" calcext:value-type="float">
            <text:p>-47.245</text:p>
          </table:table-cell>
          <table:table-cell table:formula="of:=[.G984]-22.5" office:value-type="float" office:value="-69.745" calcext:value-type="float">
            <text:p>-69.745</text:p>
          </table:table-cell>
          <table:table-cell office:value-type="float" office:value="0.000426204" calcext:value-type="float">
            <text:p>0.000426204</text:p>
          </table:table-cell>
          <table:table-cell table:formula="of:=1000*[.I984]" office:value-type="float" office:value="0.426204" calcext:value-type="float">
            <text:p>0.4262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8.2000000000009" calcext:value-type="float">
            <text:p>48.2</text:p>
          </table:table-cell>
          <table:table-cell office:value-type="float" office:value="0.00233718052882445" calcext:value-type="float">
            <text:p>0.0023371805</text:p>
          </table:table-cell>
          <table:table-cell table:formula="of:=1000*[.E985]" office:value-type="float" office:value="2.33718052882445" calcext:value-type="float">
            <text:p>2.3371805288</text:p>
          </table:table-cell>
          <table:table-cell office:value-type="float" office:value="-47.39" calcext:value-type="float">
            <text:p>-47.39</text:p>
          </table:table-cell>
          <table:table-cell table:formula="of:=[.G985]-22.5" office:value-type="float" office:value="-69.89" calcext:value-type="float">
            <text:p>-69.89</text:p>
          </table:table-cell>
          <table:table-cell office:value-type="float" office:value="0.000421248" calcext:value-type="float">
            <text:p>0.000421248</text:p>
          </table:table-cell>
          <table:table-cell table:formula="of:=1000*[.I985]" office:value-type="float" office:value="0.421248" calcext:value-type="float">
            <text:p>0.4212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8.3000000000009" calcext:value-type="float">
            <text:p>48.3</text:p>
          </table:table-cell>
          <table:table-cell office:value-type="float" office:value="0.00231705285765567" calcext:value-type="float">
            <text:p>0.0023170529</text:p>
          </table:table-cell>
          <table:table-cell table:formula="of:=1000*[.E986]" office:value-type="float" office:value="2.31705285765567" calcext:value-type="float">
            <text:p>2.3170528577</text:p>
          </table:table-cell>
          <table:table-cell office:value-type="float" office:value="-47.535" calcext:value-type="float">
            <text:p>-47.535</text:p>
          </table:table-cell>
          <table:table-cell table:formula="of:=[.G986]-22.5" office:value-type="float" office:value="-70.035" calcext:value-type="float">
            <text:p>-70.035</text:p>
          </table:table-cell>
          <table:table-cell office:value-type="float" office:value="0.000416446" calcext:value-type="float">
            <text:p>0.000416446</text:p>
          </table:table-cell>
          <table:table-cell table:formula="of:=1000*[.I986]" office:value-type="float" office:value="0.416446" calcext:value-type="float">
            <text:p>0.4164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8.4000000000009" calcext:value-type="float">
            <text:p>48.4</text:p>
          </table:table-cell>
          <table:table-cell office:value-type="float" office:value="0.00229692822683174" calcext:value-type="float">
            <text:p>0.0022969282</text:p>
          </table:table-cell>
          <table:table-cell table:formula="of:=1000*[.E987]" office:value-type="float" office:value="2.29692822683174" calcext:value-type="float">
            <text:p>2.2969282268</text:p>
          </table:table-cell>
          <table:table-cell office:value-type="float" office:value="-47.68" calcext:value-type="float">
            <text:p>-47.68</text:p>
          </table:table-cell>
          <table:table-cell table:formula="of:=[.G987]-22.5" office:value-type="float" office:value="-70.18" calcext:value-type="float">
            <text:p>-70.18</text:p>
          </table:table-cell>
          <table:table-cell office:value-type="float" office:value="0.000411648" calcext:value-type="float">
            <text:p>0.000411648</text:p>
          </table:table-cell>
          <table:table-cell table:formula="of:=1000*[.I987]" office:value-type="float" office:value="0.411648" calcext:value-type="float">
            <text:p>0.4116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8.5000000000009" calcext:value-type="float">
            <text:p>48.5</text:p>
          </table:table-cell>
          <table:table-cell office:value-type="float" office:value="0.00227680663635265" calcext:value-type="float">
            <text:p>0.0022768066</text:p>
          </table:table-cell>
          <table:table-cell table:formula="of:=1000*[.E988]" office:value-type="float" office:value="2.27680663635265" calcext:value-type="float">
            <text:p>2.2768066364</text:p>
          </table:table-cell>
          <table:table-cell office:value-type="float" office:value="-47.825" calcext:value-type="float">
            <text:p>-47.825</text:p>
          </table:table-cell>
          <table:table-cell table:formula="of:=[.G988]-22.5" office:value-type="float" office:value="-70.325" calcext:value-type="float">
            <text:p>-70.325</text:p>
          </table:table-cell>
          <table:table-cell office:value-type="float" office:value="0.000406853" calcext:value-type="float">
            <text:p>0.000406853</text:p>
          </table:table-cell>
          <table:table-cell table:formula="of:=1000*[.I988]" office:value-type="float" office:value="0.406853" calcext:value-type="float">
            <text:p>0.4068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8.6000000000009" calcext:value-type="float">
            <text:p>48.6</text:p>
          </table:table-cell>
          <table:table-cell office:value-type="float" office:value="0.00225668808621841" calcext:value-type="float">
            <text:p>0.0022566881</text:p>
          </table:table-cell>
          <table:table-cell table:formula="of:=1000*[.E989]" office:value-type="float" office:value="2.25668808621841" calcext:value-type="float">
            <text:p>2.2566880862</text:p>
          </table:table-cell>
          <table:table-cell office:value-type="float" office:value="-47.97" calcext:value-type="float">
            <text:p>-47.97</text:p>
          </table:table-cell>
          <table:table-cell table:formula="of:=[.G989]-22.5" office:value-type="float" office:value="-70.47" calcext:value-type="float">
            <text:p>-70.47</text:p>
          </table:table-cell>
          <table:table-cell office:value-type="float" office:value="0.000402063" calcext:value-type="float">
            <text:p>0.000402063</text:p>
          </table:table-cell>
          <table:table-cell table:formula="of:=1000*[.I989]" office:value-type="float" office:value="0.402063" calcext:value-type="float">
            <text:p>0.4020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8.7000000000009" calcext:value-type="float">
            <text:p>48.7</text:p>
          </table:table-cell>
          <table:table-cell office:value-type="float" office:value="0.00223657257642901" calcext:value-type="float">
            <text:p>0.0022365726</text:p>
          </table:table-cell>
          <table:table-cell table:formula="of:=1000*[.E990]" office:value-type="float" office:value="2.23657257642901" calcext:value-type="float">
            <text:p>2.2365725764</text:p>
          </table:table-cell>
          <table:table-cell office:value-type="float" office:value="-48.115" calcext:value-type="float">
            <text:p>-48.115</text:p>
          </table:table-cell>
          <table:table-cell table:formula="of:=[.G990]-22.5" office:value-type="float" office:value="-70.615" calcext:value-type="float">
            <text:p>-70.615</text:p>
          </table:table-cell>
          <table:table-cell office:value-type="float" office:value="0.000397276" calcext:value-type="float">
            <text:p>0.000397276</text:p>
          </table:table-cell>
          <table:table-cell table:formula="of:=1000*[.I990]" office:value-type="float" office:value="0.397276" calcext:value-type="float">
            <text:p>0.3972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8.8000000000009" calcext:value-type="float">
            <text:p>48.8</text:p>
          </table:table-cell>
          <table:table-cell office:value-type="float" office:value="0.00221646010698446" calcext:value-type="float">
            <text:p>0.0022164601</text:p>
          </table:table-cell>
          <table:table-cell table:formula="of:=1000*[.E991]" office:value-type="float" office:value="2.21646010698446" calcext:value-type="float">
            <text:p>2.216460107</text:p>
          </table:table-cell>
          <table:table-cell office:value-type="float" office:value="-48.26" calcext:value-type="float">
            <text:p>-48.26</text:p>
          </table:table-cell>
          <table:table-cell table:formula="of:=[.G991]-22.5" office:value-type="float" office:value="-70.76" calcext:value-type="float">
            <text:p>-70.76</text:p>
          </table:table-cell>
          <table:table-cell office:value-type="float" office:value="0.000392493" calcext:value-type="float">
            <text:p>0.000392493</text:p>
          </table:table-cell>
          <table:table-cell table:formula="of:=1000*[.I991]" office:value-type="float" office:value="0.392493" calcext:value-type="float">
            <text:p>0.3924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8.9000000000009" calcext:value-type="float">
            <text:p>48.9</text:p>
          </table:table-cell>
          <table:table-cell office:value-type="float" office:value="0.00219635067788475" calcext:value-type="float">
            <text:p>0.0021963507</text:p>
          </table:table-cell>
          <table:table-cell table:formula="of:=1000*[.E992]" office:value-type="float" office:value="2.19635067788475" calcext:value-type="float">
            <text:p>2.1963506779</text:p>
          </table:table-cell>
          <table:table-cell office:value-type="float" office:value="-48.405" calcext:value-type="float">
            <text:p>-48.405</text:p>
          </table:table-cell>
          <table:table-cell table:formula="of:=[.G992]-22.5" office:value-type="float" office:value="-70.905" calcext:value-type="float">
            <text:p>-70.905</text:p>
          </table:table-cell>
          <table:table-cell office:value-type="float" office:value="0.000388757" calcext:value-type="float">
            <text:p>0.000388757</text:p>
          </table:table-cell>
          <table:table-cell table:formula="of:=1000*[.I992]" office:value-type="float" office:value="0.388757" calcext:value-type="float">
            <text:p>0.3887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9.0000000000009" calcext:value-type="float">
            <text:p>49</text:p>
          </table:table-cell>
          <table:table-cell office:value-type="float" office:value="0.00217624428912989" calcext:value-type="float">
            <text:p>0.0021762443</text:p>
          </table:table-cell>
          <table:table-cell table:formula="of:=1000*[.E993]" office:value-type="float" office:value="2.17624428912989" calcext:value-type="float">
            <text:p>2.1762442891</text:p>
          </table:table-cell>
          <table:table-cell office:value-type="float" office:value="-48.55" calcext:value-type="float">
            <text:p>-48.55</text:p>
          </table:table-cell>
          <table:table-cell table:formula="of:=[.G993]-22.5" office:value-type="float" office:value="-71.05" calcext:value-type="float">
            <text:p>-71.05</text:p>
          </table:table-cell>
          <table:table-cell office:value-type="float" office:value="0.000384413" calcext:value-type="float">
            <text:p>0.000384413</text:p>
          </table:table-cell>
          <table:table-cell table:formula="of:=1000*[.I993]" office:value-type="float" office:value="0.384413" calcext:value-type="float">
            <text:p>0.3844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9.1000000000009" calcext:value-type="float">
            <text:p>49.1</text:p>
          </table:table-cell>
          <table:table-cell office:value-type="float" office:value="0.00215614094071988" calcext:value-type="float">
            <text:p>0.0021561409</text:p>
          </table:table-cell>
          <table:table-cell table:formula="of:=1000*[.E994]" office:value-type="float" office:value="2.15614094071988" calcext:value-type="float">
            <text:p>2.1561409407</text:p>
          </table:table-cell>
          <table:table-cell office:value-type="float" office:value="-48.695" calcext:value-type="float">
            <text:p>-48.695</text:p>
          </table:table-cell>
          <table:table-cell table:formula="of:=[.G994]-22.5" office:value-type="float" office:value="-71.195" calcext:value-type="float">
            <text:p>-71.195</text:p>
          </table:table-cell>
          <table:table-cell office:value-type="float" office:value="0.000380183" calcext:value-type="float">
            <text:p>0.000380183</text:p>
          </table:table-cell>
          <table:table-cell table:formula="of:=1000*[.I994]" office:value-type="float" office:value="0.380183" calcext:value-type="float">
            <text:p>0.3801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9.2000000000009" calcext:value-type="float">
            <text:p>49.2</text:p>
          </table:table-cell>
          <table:table-cell office:value-type="float" office:value="0.00213604063265471" calcext:value-type="float">
            <text:p>0.0021360406</text:p>
          </table:table-cell>
          <table:table-cell table:formula="of:=1000*[.E995]" office:value-type="float" office:value="2.13604063265471" calcext:value-type="float">
            <text:p>2.1360406327</text:p>
          </table:table-cell>
          <table:table-cell office:value-type="float" office:value="-48.84" calcext:value-type="float">
            <text:p>-48.84</text:p>
          </table:table-cell>
          <table:table-cell table:formula="of:=[.G995]-22.5" office:value-type="float" office:value="-71.34" calcext:value-type="float">
            <text:p>-71.34</text:p>
          </table:table-cell>
          <table:table-cell office:value-type="float" office:value="0.00037457" calcext:value-type="float">
            <text:p>0.00037457</text:p>
          </table:table-cell>
          <table:table-cell table:formula="of:=1000*[.I995]" office:value-type="float" office:value="0.37457" calcext:value-type="float">
            <text:p>0.374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9.3000000000009" calcext:value-type="float">
            <text:p>49.3</text:p>
          </table:table-cell>
          <table:table-cell office:value-type="float" office:value="0.00211594336493439" calcext:value-type="float">
            <text:p>0.0021159434</text:p>
          </table:table-cell>
          <table:table-cell table:formula="of:=1000*[.E996]" office:value-type="float" office:value="2.11594336493439" calcext:value-type="float">
            <text:p>2.1159433649</text:p>
          </table:table-cell>
          <table:table-cell office:value-type="float" office:value="-48.985" calcext:value-type="float">
            <text:p>-48.985</text:p>
          </table:table-cell>
          <table:table-cell table:formula="of:=[.G996]-22.5" office:value-type="float" office:value="-71.485" calcext:value-type="float">
            <text:p>-71.485</text:p>
          </table:table-cell>
          <table:table-cell office:value-type="float" office:value="0.000370398" calcext:value-type="float">
            <text:p>0.000370398</text:p>
          </table:table-cell>
          <table:table-cell table:formula="of:=1000*[.I996]" office:value-type="float" office:value="0.370398" calcext:value-type="float">
            <text:p>0.3703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9.4000000000009" calcext:value-type="float">
            <text:p>49.4</text:p>
          </table:table-cell>
          <table:table-cell office:value-type="float" office:value="0.00209584913755891" calcext:value-type="float">
            <text:p>0.0020958491</text:p>
          </table:table-cell>
          <table:table-cell table:formula="of:=1000*[.E997]" office:value-type="float" office:value="2.09584913755891" calcext:value-type="float">
            <text:p>2.0958491376</text:p>
          </table:table-cell>
          <table:table-cell office:value-type="float" office:value="-49.13" calcext:value-type="float">
            <text:p>-49.13</text:p>
          </table:table-cell>
          <table:table-cell table:formula="of:=[.G997]-22.5" office:value-type="float" office:value="-71.63" calcext:value-type="float">
            <text:p>-71.63</text:p>
          </table:table-cell>
          <table:table-cell office:value-type="float" office:value="0.000366224" calcext:value-type="float">
            <text:p>0.000366224</text:p>
          </table:table-cell>
          <table:table-cell table:formula="of:=1000*[.I997]" office:value-type="float" office:value="0.366224" calcext:value-type="float">
            <text:p>0.3662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9.5000000000009" calcext:value-type="float">
            <text:p>49.5</text:p>
          </table:table-cell>
          <table:table-cell office:value-type="float" office:value="0.00207575795052828" calcext:value-type="float">
            <text:p>0.002075758</text:p>
          </table:table-cell>
          <table:table-cell table:formula="of:=1000*[.E998]" office:value-type="float" office:value="2.07575795052828" calcext:value-type="float">
            <text:p>2.0757579505</text:p>
          </table:table-cell>
          <table:table-cell office:value-type="float" office:value="-49.275" calcext:value-type="float">
            <text:p>-49.275</text:p>
          </table:table-cell>
          <table:table-cell table:formula="of:=[.G998]-22.5" office:value-type="float" office:value="-71.775" calcext:value-type="float">
            <text:p>-71.775</text:p>
          </table:table-cell>
          <table:table-cell office:value-type="float" office:value="0.000362048" calcext:value-type="float">
            <text:p>0.000362048</text:p>
          </table:table-cell>
          <table:table-cell table:formula="of:=1000*[.I998]" office:value-type="float" office:value="0.362048" calcext:value-type="float">
            <text:p>0.3620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9.6000000000009" calcext:value-type="float">
            <text:p>49.6</text:p>
          </table:table-cell>
          <table:table-cell office:value-type="float" office:value="0.0020556698038425" calcext:value-type="float">
            <text:p>0.0020556698</text:p>
          </table:table-cell>
          <table:table-cell table:formula="of:=1000*[.E999]" office:value-type="float" office:value="2.0556698038425" calcext:value-type="float">
            <text:p>2.0556698038</text:p>
          </table:table-cell>
          <table:table-cell office:value-type="float" office:value="-49.42" calcext:value-type="float">
            <text:p>-49.42</text:p>
          </table:table-cell>
          <table:table-cell table:formula="of:=[.G999]-22.5" office:value-type="float" office:value="-71.92" calcext:value-type="float">
            <text:p>-71.92</text:p>
          </table:table-cell>
          <table:table-cell office:value-type="float" office:value="0.00035787" calcext:value-type="float">
            <text:p>0.00035787</text:p>
          </table:table-cell>
          <table:table-cell table:formula="of:=1000*[.I999]" office:value-type="float" office:value="0.35787" calcext:value-type="float">
            <text:p>0.357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9.7000000000009" calcext:value-type="float">
            <text:p>49.7</text:p>
          </table:table-cell>
          <table:table-cell office:value-type="float" office:value="0.00203558469750156" calcext:value-type="float">
            <text:p>0.0020355847</text:p>
          </table:table-cell>
          <table:table-cell table:formula="of:=1000*[.E1000]" office:value-type="float" office:value="2.03558469750156" calcext:value-type="float">
            <text:p>2.0355846975</text:p>
          </table:table-cell>
          <table:table-cell office:value-type="float" office:value="-49.565" calcext:value-type="float">
            <text:p>-49.565</text:p>
          </table:table-cell>
          <table:table-cell table:formula="of:=[.G1000]-22.5" office:value-type="float" office:value="-72.065" calcext:value-type="float">
            <text:p>-72.065</text:p>
          </table:table-cell>
          <table:table-cell office:value-type="float" office:value="0.00035369" calcext:value-type="float">
            <text:p>0.00035369</text:p>
          </table:table-cell>
          <table:table-cell table:formula="of:=1000*[.I1000]" office:value-type="float" office:value="0.35369" calcext:value-type="float">
            <text:p>0.353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9.8000000000009" calcext:value-type="float">
            <text:p>49.8</text:p>
          </table:table-cell>
          <table:table-cell office:value-type="float" office:value="0.00201550263150547" calcext:value-type="float">
            <text:p>0.0020155026</text:p>
          </table:table-cell>
          <table:table-cell table:formula="of:=1000*[.E1001]" office:value-type="float" office:value="2.01550263150547" calcext:value-type="float">
            <text:p>2.0155026315</text:p>
          </table:table-cell>
          <table:table-cell office:value-type="float" office:value="-49.71" calcext:value-type="float">
            <text:p>-49.71</text:p>
          </table:table-cell>
          <table:table-cell table:formula="of:=[.G1001]-22.5" office:value-type="float" office:value="-72.21" calcext:value-type="float">
            <text:p>-72.21</text:p>
          </table:table-cell>
          <table:table-cell office:value-type="float" office:value="0.000349508" calcext:value-type="float">
            <text:p>0.000349508</text:p>
          </table:table-cell>
          <table:table-cell table:formula="of:=1000*[.I1001]" office:value-type="float" office:value="0.349508" calcext:value-type="float">
            <text:p>0.3495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9.9000000000009" calcext:value-type="float">
            <text:p>49.9</text:p>
          </table:table-cell>
          <table:table-cell office:value-type="float" office:value="0.00199542360585422" calcext:value-type="float">
            <text:p>0.0019954236</text:p>
          </table:table-cell>
          <table:table-cell table:formula="of:=1000*[.E1002]" office:value-type="float" office:value="1.99542360585422" calcext:value-type="float">
            <text:p>1.9954236059</text:p>
          </table:table-cell>
          <table:table-cell office:value-type="float" office:value="-49.855" calcext:value-type="float">
            <text:p>-49.855</text:p>
          </table:table-cell>
          <table:table-cell table:formula="of:=[.G1002]-22.5" office:value-type="float" office:value="-72.355" calcext:value-type="float">
            <text:p>-72.355</text:p>
          </table:table-cell>
          <table:table-cell office:value-type="float" office:value="0.000345324" calcext:value-type="float">
            <text:p>0.000345324</text:p>
          </table:table-cell>
          <table:table-cell table:formula="of:=1000*[.I1002]" office:value-type="float" office:value="0.345324" calcext:value-type="float">
            <text:p>0.345324</text:p>
          </table:table-cell>
          <table:table-cell table:number-columns-repeated="3"/>
        </table:table-row>
        <table:table-row table:style-name="ro1" table:number-rows-repeated="104757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Droid Sans Fallback'" style:font-family-generic="roman" style:font-pitch="variable" fo:font-size="12pt" fo:language="en" fo:country="US" style:letter-kerning="true" style:font-name-asian="Droid Sans Fallback" style:font-size-asian="24pt" style:language-asian="ja" style:country-asian="JP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110P0" style:volatile="true" number:language="ja" number:country="JP">
      <number:text>¥</number:text>
      <number:number number:decimal-places="0" number:min-integer-digits="1" number:grouping="true"/>
    </number:number-style>
    <number:number-style style:name="N10110" number:language="ja" number:country="JP">
      <number:text>-¥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3P0" style:volatile="true" number:language="ja" number:country="JP">
      <number:text>¥</number:text>
      <number:number number:decimal-places="2" number:min-integer-digits="1" number:grouping="true"/>
    </number:number-style>
    <number:number-style style:name="N10113" number:language="ja" number:country="JP">
      <number:text>-¥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date-style style:name="N10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2" number:language="ja" number:country="JP">
      <number:hours/>
      <number:text>時</number:text>
      <number:minutes number:style="long"/>
      <number:text>分</number:text>
    </number:time-style>
    <number:time-style style:name="N10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number:number number: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10143P2" style:volatile="true" number:language="ja" number:country="JP">
      <number:text>- </number:text>
    </number:number-style>
    <number:text-style style:name="N10143" number:language="ja" number:country="JP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10147P2" style:volatile="true" number:language="ja" number:country="JP">
      <number:text> ¥- </number:text>
    </number:number-style>
    <number:text-style style:name="N10147" number:language="ja" number:country="JP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number:number number: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10151P2" style:volatile="true" number:language="ja" number:country="JP">
      <number:text>-</number:text>
      <number:number number:decimal-places="0" number:min-integer-digits="0"/>
      <number:text> </number:text>
    </number:number-style>
    <number:text-style style:name="N10151" number:language="ja" number:country="JP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10155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10155" number:language="ja" number:country="JP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ja" number:country="JP">
      <number:minutes number:style="long"/>
      <number:text>:</number:text>
      <number:seconds number:style="long"/>
    </number:time-style>
    <number:time-style style:name="N10157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ja" number:country="JP">
      <number:minutes number:style="long"/>
      <number:text>:</number:text>
      <number:seconds number:style="long" number:decimal-places="1"/>
    </number:time-style>
    <number:number-style style:name="N10159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Fallback" style:font-family-complex="'Droid Sans Fallback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family="'ＭＳ Ｐゴシック'" style:font-family-generic="modern" fo:font-size="11pt" fo:font-style="normal" fo:text-shadow="none" style:text-underline-style="none" fo:font-weight="normal" style:font-size-asian="11pt" style:font-style-asian="normal" style:font-weight-asian="normal" style:font-name-complex="ＭＳ Ｐゴシック" style:font-family-complex="'ＭＳ Ｐゴシック'" style:font-family-generic-complex="modern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00/00/00</text:date>, <text:time style:data-style-name="N2" text:time-value="0000-00-00T22:30:03.45964335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3:37:18.383755397</meta:creation-date>
    <dc:date>2015-02-25T22:34:13.484530669</dc:date>
    <meta:editing-duration>PT42M20S</meta:editing-duration>
    <meta:editing-cycles>14</meta:editing-cycles>
    <meta:generator>LibreOffice/4.1.5.3$FreeBSD_X86_64 LibreOffice_project/410m0$Build-3</meta:generator>
    <meta:document-statistic meta:table-count="1" meta:cell-count="714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8" chart:maximum="8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400" chart:reverse-direction="false" text:line-break="false" chart:axis-position="start"/>
      <style:graphic-properties svg:stroke-color="#b3b3b3"/>
      <style:text-properties fo:font-size="13pt" style:font-size-asian="10pt" style:font-size-complex="10pt"/>
    </style:style>
    <style:style style:name="ch7" style:family="chart">
      <style:chart-properties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1cm" chart:symbol-height="0.1cm"/>
      <style:graphic-properties svg:stroke-color="#461900" draw:fill-color="#4619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51cm" svg:stroke-color="#ff8080" draw:fill-color="#ff808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51cm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hatch" draw:fill-color="#99284c" draw:fill-hatch-name="dd" draw:opacity="15%" draw:textarea-horizontal-align="justify" draw:textarea-vertical-align="middle" draw:auto-grow-height="false" draw:shadow-opacity="15%"/>
    </style:style>
    <style:style style:name="gr2" style:family="graphic">
      <style:graphic-properties draw:stroke="none" draw:fill="hatch" draw:fill-color="#99284c" draw:fill-hatch-name="dd" draw:fill-hatch-solid="false" draw:opacity="15%" draw:textarea-horizontal-align="justify" draw:textarea-vertical-align="middle" draw:auto-grow-height="false" draw:shadow-opacity="15%"/>
    </style:style>
    <style:style style:name="P1" style:family="paragraph">
      <style:text-properties fo:font-size="24pt"/>
    </style:style>
  </office:automatic-styles>
  <office:body>
    <office:chart>
      <chart:chart svg:width="22cm" svg:height="12.728cm" xlink:href=".." xlink:type="simple" chart:class="chart:scatter" chart:style-name="ch1">
        <chart:legend svg:x="15.73cm" svg:y="10.667cm" style:legend-expansion="custom" chartooo:width="6.002cm" chartooo:height="1.911cm" style:legend-expansion-aspect-ratio="3.14076399790686" chart:style-name="ch2"/>
        <chart:plot-area chart:style-name="ch3" table:cell-range-address="Sheet1.B3:Sheet1.C735 Sheet1.C2:Sheet1.C2 Sheet1.F2:Sheet1.F2 Sheet1.F418:Sheet1.F588 Sheet1.J2:Sheet1.J2 Sheet1.J444:Sheet1.J562" chart:data-source-has-labels="row" svg:x="1.152cm" svg:y="0.225cm" svg:width="20.445cm" svg:height="10.262cm">
          <chartooo:coordinate-region svg:x="2.117cm" svg:y="0.477cm" svg:width="19.359cm" svg:height="9.257cm"/>
          <chart:axis chart:dimension="x" chart:name="primary-x" chart:style-name="ch4">
            <chart:title svg:x="6.914cm" svg:y="10.746cm" chart:style-name="ch5">
              <text:p>Axial Position [mm]</text:p>
            </chart:title>
          </chart:axis>
          <chart:axis chart:dimension="y" chart:name="primary-y" chart:style-name="ch6">
            <chart:title svg:x="0.12cm" svg:y="6.281cm" chart:style-name="ch7">
              <text:p>|B| [mT]</text:p>
            </chart:title>
            <chart:grid chart:style-name="ch8" chart:class="major"/>
          </chart:axis>
          <chart:series chart:style-name="ch9" chart:values-cell-range-address="Sheet1.C3:Sheet1.C735" chart:label-cell-address="Sheet1.C2:Sheet1.C2" chart:class="chart:scatter">
            <chart:domain table:cell-range-address="Sheet1.B3:Sheet1.B735"/>
            <chart:data-point chart:repeated="733"/>
          </chart:series>
          <chart:series chart:style-name="ch10" chart:values-cell-range-address="Sheet1.F418:Sheet1.F588" chart:label-cell-address="Sheet1.F2:Sheet1.F2" chart:class="chart:scatter">
            <chart:domain table:cell-range-address="Sheet1.D418:Sheet1.D588"/>
            <chart:data-point chart:repeated="171"/>
          </chart:series>
          <chart:series chart:style-name="ch11" chart:values-cell-range-address="Sheet1.J444:Sheet1.J562" chart:label-cell-address="Sheet1.J2:Sheet1.J2" chart:class="chart:scatter">
            <chart:domain table:cell-range-address="Sheet1.H444:Sheet1.H562"/>
            <chart:data-point chart:repeated="119"/>
          </chart:series>
          <chart:wall chart:style-name="ch12"/>
          <chart:floor chart:style-name="ch13"/>
        </chart:plot-area>
        <draw:custom-shape draw:style-name="gr1" draw:text-style-name="P1" svg:width="0.571cm" svg:height="9.318cm" svg:x="2.148cm" svg:y="0.4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svg:width="6.061cm" svg:height="9.258cm" svg:x="8.768cm" svg:y="0.4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svg:width="0.571cm" svg:height="9.258cm" svg:x="20.891cm" svg:y="0.479cm">
          <text:p/>
          <draw:enhanced-geometry svg:viewBox="0 0 21600 21600" draw:type="rectangle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Measured ( typeC )</text:p>
                <draw:g>
                  <svg:desc>Sheet1.C2:Sheet1.C2</svg:desc>
                </draw:g>
              </table:table-cell>
              <table:table-cell office:value-type="string">
                <text:p>列 D</text:p>
              </table:table-cell>
              <table:table-cell office:value-type="string">
                <text:p>Calculated（NdFe30）</text:p>
                <draw:g>
                  <svg:desc>Sheet1.F2:Sheet1.F2</svg:desc>
                </draw:g>
              </table:table-cell>
              <table:table-cell office:value-type="string">
                <text:p>列 H</text:p>
              </table:table-cell>
              <table:table-cell office:value-type="string">
                <text:p>Calculated（NdFe35） 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.5">
                <text:p>-7.5</text:p>
                <draw:g>
                  <svg:desc>Sheet1.B3:Sheet1.B735</svg:desc>
                </draw:g>
              </table:table-cell>
              <table:table-cell office:value-type="float" office:value="315.366843691597">
                <text:p>315.366843691597</text:p>
                <draw:g>
                  <svg:desc>Sheet1.C3:Sheet1.C735</svg:desc>
                </draw:g>
              </table:table-cell>
              <table:table-cell office:value-type="float" office:value="-8.49999999999955">
                <text:p>-8.49999999999955</text:p>
                <draw:g>
                  <svg:desc>Sheet1.D418:Sheet1.D588</svg:desc>
                </draw:g>
              </table:table-cell>
              <table:table-cell office:value-type="float" office:value="264.315884641704">
                <text:p>264.315884641704</text:p>
                <draw:g>
                  <svg:desc>Sheet1.F418:Sheet1.F588</svg:desc>
                </draw:g>
              </table:table-cell>
              <table:table-cell office:value-type="float" office:value="8.555">
                <text:p>8.555</text:p>
                <draw:g>
                  <svg:desc>Sheet1.H444:Sheet1.H562</svg:desc>
                </draw:g>
              </table:table-cell>
              <table:table-cell office:value-type="float" office:value="285.187">
                <text:p>285.187</text:p>
                <draw:g>
                  <svg:desc>Sheet1.J444:Sheet1.J5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.25">
                <text:p>-7.25</text:p>
              </table:table-cell>
              <table:table-cell office:value-type="float" office:value="292.318213082935">
                <text:p>292.318213082935</text:p>
              </table:table-cell>
              <table:table-cell office:value-type="float" office:value="-8.39999999999955">
                <text:p>-8.39999999999955</text:p>
              </table:table-cell>
              <table:table-cell office:value-type="float" office:value="266.776886919491">
                <text:p>266.776886919491</text:p>
              </table:table-cell>
              <table:table-cell office:value-type="float" office:value="8.41">
                <text:p>8.41</text:p>
              </table:table-cell>
              <table:table-cell office:value-type="float" office:value="288.607">
                <text:p>288.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">
                <text:p>-7</text:p>
              </table:table-cell>
              <table:table-cell office:value-type="float" office:value="270.357499803501">
                <text:p>270.357499803501</text:p>
              </table:table-cell>
              <table:table-cell office:value-type="float" office:value="-8.29999999999955">
                <text:p>-8.29999999999955</text:p>
              </table:table-cell>
              <table:table-cell office:value-type="float" office:value="268.99650272531">
                <text:p>268.99650272531</text:p>
              </table:table-cell>
              <table:table-cell office:value-type="float" office:value="8.265">
                <text:p>8.265</text:p>
              </table:table-cell>
              <table:table-cell office:value-type="float" office:value="291.771">
                <text:p>291.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75">
                <text:p>-6.75</text:p>
              </table:table-cell>
              <table:table-cell office:value-type="float" office:value="249.947366059337">
                <text:p>249.947366059337</text:p>
              </table:table-cell>
              <table:table-cell office:value-type="float" office:value="-8.19999999999955">
                <text:p>-8.19999999999955</text:p>
              </table:table-cell>
              <table:table-cell office:value-type="float" office:value="270.286666194483">
                <text:p>270.286666194483</text:p>
              </table:table-cell>
              <table:table-cell office:value-type="float" office:value="8.12">
                <text:p>8.12</text:p>
              </table:table-cell>
              <table:table-cell office:value-type="float" office:value="294.279">
                <text:p>294.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.5">
                <text:p>-6.5</text:p>
              </table:table-cell>
              <table:table-cell office:value-type="float" office:value="231.715820996323">
                <text:p>231.715820996323</text:p>
              </table:table-cell>
              <table:table-cell office:value-type="float" office:value="-8.09999999999955">
                <text:p>-8.09999999999955</text:p>
              </table:table-cell>
              <table:table-cell office:value-type="float" office:value="272.244068345389">
                <text:p>272.244068345389</text:p>
              </table:table-cell>
              <table:table-cell office:value-type="float" office:value="7.975">
                <text:p>7.975</text:p>
              </table:table-cell>
              <table:table-cell office:value-type="float" office:value="295.815">
                <text:p>295.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.25">
                <text:p>-6.25</text:p>
              </table:table-cell>
              <table:table-cell office:value-type="float" office:value="217.005180813731">
                <text:p>217.005180813731</text:p>
              </table:table-cell>
              <table:table-cell office:value-type="float" office:value="-7.99999999999955">
                <text:p>-7.99999999999955</text:p>
              </table:table-cell>
              <table:table-cell office:value-type="float" office:value="273.195916139781">
                <text:p>273.195916139781</text:p>
              </table:table-cell>
              <table:table-cell office:value-type="float" office:value="7.83">
                <text:p>7.83</text:p>
              </table:table-cell>
              <table:table-cell office:value-type="float" office:value="295.868">
                <text:p>295.8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">
                <text:p>-6</text:p>
              </table:table-cell>
              <table:table-cell office:value-type="float" office:value="205.308928446865">
                <text:p>205.308928446865</text:p>
              </table:table-cell>
              <table:table-cell office:value-type="float" office:value="-7.89999999999955">
                <text:p>-7.89999999999955</text:p>
              </table:table-cell>
              <table:table-cell office:value-type="float" office:value="273.482461157899">
                <text:p>273.482461157899</text:p>
              </table:table-cell>
              <table:table-cell office:value-type="float" office:value="7.685">
                <text:p>7.685</text:p>
              </table:table-cell>
              <table:table-cell office:value-type="float" office:value="294.056">
                <text:p>294.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.75">
                <text:p>-5.75</text:p>
              </table:table-cell>
              <table:table-cell office:value-type="float" office:value="196.17357212428">
                <text:p>196.17357212428</text:p>
              </table:table-cell>
              <table:table-cell office:value-type="float" office:value="-7.79999999999955">
                <text:p>-7.79999999999955</text:p>
              </table:table-cell>
              <table:table-cell office:value-type="float" office:value="273.326508549293">
                <text:p>273.326508549293</text:p>
              </table:table-cell>
              <table:table-cell office:value-type="float" office:value="7.54">
                <text:p>7.54</text:p>
              </table:table-cell>
              <table:table-cell office:value-type="float" office:value="290.192">
                <text:p>290.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5">
                <text:p>-5.5</text:p>
              </table:table-cell>
              <table:table-cell office:value-type="float" office:value="189.520862176173">
                <text:p>189.520862176173</text:p>
              </table:table-cell>
              <table:table-cell office:value-type="float" office:value="-7.69999999999955">
                <text:p>-7.69999999999955</text:p>
              </table:table-cell>
              <table:table-cell office:value-type="float" office:value="272.319116991741">
                <text:p>272.319116991741</text:p>
              </table:table-cell>
              <table:table-cell office:value-type="float" office:value="7.395">
                <text:p>7.395</text:p>
              </table:table-cell>
              <table:table-cell office:value-type="float" office:value="284.25">
                <text:p>284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25">
                <text:p>-5.25</text:p>
              </table:table-cell>
              <table:table-cell office:value-type="float" office:value="185.760114394883">
                <text:p>185.760114394883</text:p>
              </table:table-cell>
              <table:table-cell office:value-type="float" office:value="-7.59999999999955">
                <text:p>-7.59999999999955</text:p>
              </table:table-cell>
              <table:table-cell office:value-type="float" office:value="270.824062026681">
                <text:p>270.824062026681</text:p>
              </table:table-cell>
              <table:table-cell office:value-type="float" office:value="7.25">
                <text:p>7.25</text:p>
              </table:table-cell>
              <table:table-cell office:value-type="float" office:value="276.568">
                <text:p>276.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184.716725014277">
                <text:p>184.716725014277</text:p>
              </table:table-cell>
              <table:table-cell office:value-type="float" office:value="-7.49999999999955">
                <text:p>-7.49999999999955</text:p>
              </table:table-cell>
              <table:table-cell office:value-type="float" office:value="267.116017362074">
                <text:p>267.116017362074</text:p>
              </table:table-cell>
              <table:table-cell office:value-type="float" office:value="7.105">
                <text:p>7.105</text:p>
              </table:table-cell>
              <table:table-cell office:value-type="float" office:value="267.729">
                <text:p>267.7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75">
                <text:p>-4.75</text:p>
              </table:table-cell>
              <table:table-cell office:value-type="float" office:value="186.34481854884">
                <text:p>186.34481854884</text:p>
              </table:table-cell>
              <table:table-cell office:value-type="float" office:value="-7.39999999999955">
                <text:p>-7.39999999999955</text:p>
              </table:table-cell>
              <table:table-cell office:value-type="float" office:value="263.303936340245">
                <text:p>263.303936340245</text:p>
              </table:table-cell>
              <table:table-cell office:value-type="float" office:value="6.96">
                <text:p>6.96</text:p>
              </table:table-cell>
              <table:table-cell office:value-type="float" office:value="258.272">
                <text:p>258.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.5">
                <text:p>-4.5</text:p>
              </table:table-cell>
              <table:table-cell office:value-type="float" office:value="190.252628102741">
                <text:p>190.252628102741</text:p>
              </table:table-cell>
              <table:table-cell office:value-type="float" office:value="-7.29999999999955">
                <text:p>-7.29999999999955</text:p>
              </table:table-cell>
              <table:table-cell office:value-type="float" office:value="259.179524543296">
                <text:p>259.179524543296</text:p>
              </table:table-cell>
              <table:table-cell office:value-type="float" office:value="6.815">
                <text:p>6.815</text:p>
              </table:table-cell>
              <table:table-cell office:value-type="float" office:value="248.637">
                <text:p>248.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25">
                <text:p>-4.25</text:p>
              </table:table-cell>
              <table:table-cell office:value-type="float" office:value="196.360933996556">
                <text:p>196.360933996556</text:p>
              </table:table-cell>
              <table:table-cell office:value-type="float" office:value="-7.19999999999955">
                <text:p>-7.19999999999955</text:p>
              </table:table-cell>
              <table:table-cell office:value-type="float" office:value="254.037527263057">
                <text:p>254.037527263057</text:p>
              </table:table-cell>
              <table:table-cell office:value-type="float" office:value="6.67">
                <text:p>6.67</text:p>
              </table:table-cell>
              <table:table-cell office:value-type="float" office:value="239.275">
                <text:p>239.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">
                <text:p>-4</text:p>
              </table:table-cell>
              <table:table-cell office:value-type="float" office:value="205.141115576571">
                <text:p>205.141115576571</text:p>
              </table:table-cell>
              <table:table-cell office:value-type="float" office:value="-7.09999999999955">
                <text:p>-7.09999999999955</text:p>
              </table:table-cell>
              <table:table-cell office:value-type="float" office:value="247.987864276107">
                <text:p>247.987864276107</text:p>
              </table:table-cell>
              <table:table-cell office:value-type="float" office:value="6.525">
                <text:p>6.525</text:p>
              </table:table-cell>
              <table:table-cell office:value-type="float" office:value="230.537">
                <text:p>230.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75">
                <text:p>-3.75</text:p>
              </table:table-cell>
              <table:table-cell office:value-type="float" office:value="216.149328011909">
                <text:p>216.149328011909</text:p>
              </table:table-cell>
              <table:table-cell office:value-type="float" office:value="-6.99999999999955">
                <text:p>-6.99999999999955</text:p>
              </table:table-cell>
              <table:table-cell office:value-type="float" office:value="242.427192006456">
                <text:p>242.427192006456</text:p>
              </table:table-cell>
              <table:table-cell office:value-type="float" office:value="6.38">
                <text:p>6.38</text:p>
              </table:table-cell>
              <table:table-cell office:value-type="float" office:value="222.484">
                <text:p>222.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5">
                <text:p>-3.5</text:p>
              </table:table-cell>
              <table:table-cell office:value-type="float" office:value="229.909682484231">
                <text:p>229.909682484231</text:p>
              </table:table-cell>
              <table:table-cell office:value-type="float" office:value="-6.89999999999955">
                <text:p>-6.89999999999955</text:p>
              </table:table-cell>
              <table:table-cell office:value-type="float" office:value="236.731169067158">
                <text:p>236.731169067158</text:p>
              </table:table-cell>
              <table:table-cell office:value-type="float" office:value="6.235">
                <text:p>6.235</text:p>
              </table:table-cell>
              <table:table-cell office:value-type="float" office:value="215.215">
                <text:p>215.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25">
                <text:p>-3.25</text:p>
              </table:table-cell>
              <table:table-cell office:value-type="float" office:value="245.914914757117">
                <text:p>245.914914757117</text:p>
              </table:table-cell>
              <table:table-cell office:value-type="float" office:value="-6.79999999999955">
                <text:p>-6.79999999999955</text:p>
              </table:table-cell>
              <table:table-cell office:value-type="float" office:value="230.577276585191">
                <text:p>230.577276585191</text:p>
              </table:table-cell>
              <table:table-cell office:value-type="float" office:value="6.09">
                <text:p>6.09</text:p>
              </table:table-cell>
              <table:table-cell office:value-type="float" office:value="208.796">
                <text:p>208.7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">
                <text:p>-3</text:p>
              </table:table-cell>
              <table:table-cell office:value-type="float" office:value="263.381258634702">
                <text:p>263.381258634702</text:p>
              </table:table-cell>
              <table:table-cell office:value-type="float" office:value="-6.69999999999955">
                <text:p>-6.69999999999955</text:p>
              </table:table-cell>
              <table:table-cell office:value-type="float" office:value="223.303637959099">
                <text:p>223.303637959099</text:p>
              </table:table-cell>
              <table:table-cell office:value-type="float" office:value="5.945">
                <text:p>5.945</text:p>
              </table:table-cell>
              <table:table-cell office:value-type="float" office:value="203.189">
                <text:p>203.1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75">
                <text:p>-2.75</text:p>
              </table:table-cell>
              <table:table-cell office:value-type="float" office:value="282.763452553543">
                <text:p>282.763452553543</text:p>
              </table:table-cell>
              <table:table-cell office:value-type="float" office:value="-6.59999999999955">
                <text:p>-6.59999999999955</text:p>
              </table:table-cell>
              <table:table-cell office:value-type="float" office:value="218.804503070966">
                <text:p>218.804503070966</text:p>
              </table:table-cell>
              <table:table-cell office:value-type="float" office:value="5.8">
                <text:p>5.8</text:p>
              </table:table-cell>
              <table:table-cell office:value-type="float" office:value="198.413">
                <text:p>198.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5">
                <text:p>-2.5</text:p>
              </table:table-cell>
              <table:table-cell office:value-type="float" office:value="302.720437697886">
                <text:p>302.720437697886</text:p>
              </table:table-cell>
              <table:table-cell office:value-type="float" office:value="-6.49999999999955">
                <text:p>-6.49999999999955</text:p>
              </table:table-cell>
              <table:table-cell office:value-type="float" office:value="213.739939595918">
                <text:p>213.739939595918</text:p>
              </table:table-cell>
              <table:table-cell office:value-type="float" office:value="5.655">
                <text:p>5.655</text:p>
              </table:table-cell>
              <table:table-cell office:value-type="float" office:value="194.495">
                <text:p>194.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25">
                <text:p>-2.25</text:p>
              </table:table-cell>
              <table:table-cell office:value-type="float" office:value="320.429219953487">
                <text:p>320.429219953487</text:p>
              </table:table-cell>
              <table:table-cell office:value-type="float" office:value="-6.39999999999955">
                <text:p>-6.39999999999955</text:p>
              </table:table-cell>
              <table:table-cell office:value-type="float" office:value="208.269116558499">
                <text:p>208.269116558499</text:p>
              </table:table-cell>
              <table:table-cell office:value-type="float" office:value="5.51">
                <text:p>5.51</text:p>
              </table:table-cell>
              <table:table-cell office:value-type="float" office:value="191.376">
                <text:p>191.3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">
                <text:p>-2</text:p>
              </table:table-cell>
              <table:table-cell office:value-type="float" office:value="329.802977700323">
                <text:p>329.802977700323</text:p>
              </table:table-cell>
              <table:table-cell office:value-type="float" office:value="-6.29999999999955">
                <text:p>-6.29999999999955</text:p>
              </table:table-cell>
              <table:table-cell office:value-type="float" office:value="203.851303512115">
                <text:p>203.851303512115</text:p>
              </table:table-cell>
              <table:table-cell office:value-type="float" office:value="5.365">
                <text:p>5.365</text:p>
              </table:table-cell>
              <table:table-cell office:value-type="float" office:value="189.04">
                <text:p>189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75">
                <text:p>-1.75</text:p>
              </table:table-cell>
              <table:table-cell office:value-type="float" office:value="328.527825609947">
                <text:p>328.527825609947</text:p>
              </table:table-cell>
              <table:table-cell office:value-type="float" office:value="-6.19999999999955">
                <text:p>-6.19999999999955</text:p>
              </table:table-cell>
              <table:table-cell office:value-type="float" office:value="199.421830898338">
                <text:p>199.421830898338</text:p>
              </table:table-cell>
              <table:table-cell office:value-type="float" office:value="5.22">
                <text:p>5.22</text:p>
              </table:table-cell>
              <table:table-cell office:value-type="float" office:value="187.545">
                <text:p>187.5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5">
                <text:p>-1.5</text:p>
              </table:table-cell>
              <table:table-cell office:value-type="float" office:value="321.089454513847">
                <text:p>321.089454513847</text:p>
              </table:table-cell>
              <table:table-cell office:value-type="float" office:value="-6.09999999999955">
                <text:p>-6.09999999999955</text:p>
              </table:table-cell>
              <table:table-cell office:value-type="float" office:value="195.46851209908">
                <text:p>195.46851209908</text:p>
              </table:table-cell>
              <table:table-cell office:value-type="float" office:value="5.075">
                <text:p>5.075</text:p>
              </table:table-cell>
              <table:table-cell office:value-type="float" office:value="186.794">
                <text:p>186.7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25">
                <text:p>-1.25</text:p>
              </table:table-cell>
              <table:table-cell office:value-type="float" office:value="312.588330716295">
                <text:p>312.588330716295</text:p>
              </table:table-cell>
              <table:table-cell office:value-type="float" office:value="-5.99999999999955">
                <text:p>-5.99999999999955</text:p>
              </table:table-cell>
              <table:table-cell office:value-type="float" office:value="191.48484180033">
                <text:p>191.48484180033</text:p>
              </table:table-cell>
              <table:table-cell office:value-type="float" office:value="4.93">
                <text:p>4.93</text:p>
              </table:table-cell>
              <table:table-cell office:value-type="float" office:value="186.79">
                <text:p>186.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">
                <text:p>-1</text:p>
              </table:table-cell>
              <table:table-cell office:value-type="float" office:value="303.025952188917">
                <text:p>303.025952188917</text:p>
              </table:table-cell>
              <table:table-cell office:value-type="float" office:value="-5.89999999999955">
                <text:p>-5.89999999999955</text:p>
              </table:table-cell>
              <table:table-cell office:value-type="float" office:value="188.538401550767">
                <text:p>188.538401550767</text:p>
              </table:table-cell>
              <table:table-cell office:value-type="float" office:value="4.785">
                <text:p>4.785</text:p>
              </table:table-cell>
              <table:table-cell office:value-type="float" office:value="187.607">
                <text:p>187.6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5">
                <text:p>-0.75</text:p>
              </table:table-cell>
              <table:table-cell office:value-type="float" office:value="295.847261268378">
                <text:p>295.847261268378</text:p>
              </table:table-cell>
              <table:table-cell office:value-type="float" office:value="-5.79999999999955">
                <text:p>-5.79999999999955</text:p>
              </table:table-cell>
              <table:table-cell office:value-type="float" office:value="185.269053904909">
                <text:p>185.269053904909</text:p>
              </table:table-cell>
              <table:table-cell office:value-type="float" office:value="4.64">
                <text:p>4.64</text:p>
              </table:table-cell>
              <table:table-cell office:value-type="float" office:value="189.169">
                <text:p>189.1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5">
                <text:p>-0.5</text:p>
              </table:table-cell>
              <table:table-cell office:value-type="float" office:value="290.397830570409">
                <text:p>290.397830570409</text:p>
              </table:table-cell>
              <table:table-cell office:value-type="float" office:value="-5.69999999999956">
                <text:p>-5.69999999999956</text:p>
              </table:table-cell>
              <table:table-cell office:value-type="float" office:value="183.194871133539">
                <text:p>183.194871133539</text:p>
              </table:table-cell>
              <table:table-cell office:value-type="float" office:value="4.495">
                <text:p>4.495</text:p>
              </table:table-cell>
              <table:table-cell office:value-type="float" office:value="191.524">
                <text:p>191.5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5">
                <text:p>-0.25</text:p>
              </table:table-cell>
              <table:table-cell office:value-type="float" office:value="287.799312890076">
                <text:p>287.799312890076</text:p>
              </table:table-cell>
              <table:table-cell office:value-type="float" office:value="-5.59999999999956">
                <text:p>-5.59999999999956</text:p>
              </table:table-cell>
              <table:table-cell office:value-type="float" office:value="180.937793358139">
                <text:p>180.937793358139</text:p>
              </table:table-cell>
              <table:table-cell office:value-type="float" office:value="4.35">
                <text:p>4.35</text:p>
              </table:table-cell>
              <table:table-cell office:value-type="float" office:value="194.65">
                <text:p>194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88.6">
                <text:p>288.6</text:p>
              </table:table-cell>
              <table:table-cell office:value-type="float" office:value="-5.49999999999956">
                <text:p>-5.49999999999956</text:p>
              </table:table-cell>
              <table:table-cell office:value-type="float" office:value="178.489240841317">
                <text:p>178.489240841317</text:p>
              </table:table-cell>
              <table:table-cell office:value-type="float" office:value="4.205">
                <text:p>4.205</text:p>
              </table:table-cell>
              <table:table-cell office:value-type="float" office:value="198.608">
                <text:p>198.6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">
                <text:p>0.25</text:p>
              </table:table-cell>
              <table:table-cell office:value-type="float" office:value="289.673176528308">
                <text:p>289.673176528308</text:p>
              </table:table-cell>
              <table:table-cell office:value-type="float" office:value="-5.39999999999956">
                <text:p>-5.39999999999956</text:p>
              </table:table-cell>
              <table:table-cell office:value-type="float" office:value="177.501039607619">
                <text:p>177.501039607619</text:p>
              </table:table-cell>
              <table:table-cell office:value-type="float" office:value="4.06">
                <text:p>4.06</text:p>
              </table:table-cell>
              <table:table-cell office:value-type="float" office:value="203.294">
                <text:p>203.2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">
                <text:p>0.5</text:p>
              </table:table-cell>
              <table:table-cell office:value-type="float" office:value="291.958344460301">
                <text:p>291.958344460301</text:p>
              </table:table-cell>
              <table:table-cell office:value-type="float" office:value="-5.29999999999956">
                <text:p>-5.29999999999956</text:p>
              </table:table-cell>
              <table:table-cell office:value-type="float" office:value="176.338537176455">
                <text:p>176.338537176455</text:p>
              </table:table-cell>
              <table:table-cell office:value-type="float" office:value="3.915">
                <text:p>3.915</text:p>
              </table:table-cell>
              <table:table-cell office:value-type="float" office:value="208.847">
                <text:p>208.8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5">
                <text:p>0.75</text:p>
              </table:table-cell>
              <table:table-cell office:value-type="float" office:value="295.218385775683">
                <text:p>295.218385775683</text:p>
              </table:table-cell>
              <table:table-cell office:value-type="float" office:value="-5.19999999999956">
                <text:p>-5.19999999999956</text:p>
              </table:table-cell>
              <table:table-cell office:value-type="float" office:value="175.585754756024">
                <text:p>175.585754756024</text:p>
              </table:table-cell>
              <table:table-cell office:value-type="float" office:value="3.77">
                <text:p>3.77</text:p>
              </table:table-cell>
              <table:table-cell office:value-type="float" office:value="215.208">
                <text:p>215.2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98.047760266706">
                <text:p>298.047760266706</text:p>
              </table:table-cell>
              <table:table-cell office:value-type="float" office:value="-5.09999999999956">
                <text:p>-5.09999999999956</text:p>
              </table:table-cell>
              <table:table-cell office:value-type="float" office:value="174.9062919601">
                <text:p>174.9062919601</text:p>
              </table:table-cell>
              <table:table-cell office:value-type="float" office:value="3.625">
                <text:p>3.625</text:p>
              </table:table-cell>
              <table:table-cell office:value-type="float" office:value="222.344">
                <text:p>222.3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5">
                <text:p>1.25</text:p>
              </table:table-cell>
              <table:table-cell office:value-type="float" office:value="307.138770102376">
                <text:p>307.138770102376</text:p>
              </table:table-cell>
              <table:table-cell office:value-type="float" office:value="-4.99999999999956">
                <text:p>-4.99999999999956</text:p>
              </table:table-cell>
              <table:table-cell office:value-type="float" office:value="174.91468372939">
                <text:p>174.91468372939</text:p>
              </table:table-cell>
              <table:table-cell office:value-type="float" office:value="3.48">
                <text:p>3.48</text:p>
              </table:table-cell>
              <table:table-cell office:value-type="float" office:value="230.261">
                <text:p>230.2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">
                <text:p>1.5</text:p>
              </table:table-cell>
              <table:table-cell office:value-type="float" office:value="319.428738375244">
                <text:p>319.428738375244</text:p>
              </table:table-cell>
              <table:table-cell office:value-type="float" office:value="-4.89999999999956">
                <text:p>-4.89999999999956</text:p>
              </table:table-cell>
              <table:table-cell office:value-type="float" office:value="174.923193026732">
                <text:p>174.923193026732</text:p>
              </table:table-cell>
              <table:table-cell office:value-type="float" office:value="3.335">
                <text:p>3.335</text:p>
              </table:table-cell>
              <table:table-cell office:value-type="float" office:value="238.793">
                <text:p>238.7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5">
                <text:p>1.75</text:p>
              </table:table-cell>
              <table:table-cell office:value-type="float" office:value="318.391107916035">
                <text:p>318.391107916035</text:p>
              </table:table-cell>
              <table:table-cell office:value-type="float" office:value="-4.79999999999956">
                <text:p>-4.79999999999956</text:p>
              </table:table-cell>
              <table:table-cell office:value-type="float" office:value="175.117860434442">
                <text:p>175.117860434442</text:p>
              </table:table-cell>
              <table:table-cell office:value-type="float" office:value="3.19">
                <text:p>3.19</text:p>
              </table:table-cell>
              <table:table-cell office:value-type="float" office:value="247.968">
                <text:p>247.9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312.811825863409">
                <text:p>312.811825863409</text:p>
              </table:table-cell>
              <table:table-cell office:value-type="float" office:value="-4.69999999999956">
                <text:p>-4.69999999999956</text:p>
              </table:table-cell>
              <table:table-cell office:value-type="float" office:value="176.435887869108">
                <text:p>176.435887869108</text:p>
              </table:table-cell>
              <table:table-cell office:value-type="float" office:value="3.045">
                <text:p>3.045</text:p>
              </table:table-cell>
              <table:table-cell office:value-type="float" office:value="257.153">
                <text:p>257.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5">
                <text:p>2.25</text:p>
              </table:table-cell>
              <table:table-cell office:value-type="float" office:value="298.46718178051">
                <text:p>298.46718178051</text:p>
              </table:table-cell>
              <table:table-cell office:value-type="float" office:value="-4.59999999999956">
                <text:p>-4.59999999999956</text:p>
              </table:table-cell>
              <table:table-cell office:value-type="float" office:value="177.75401110833">
                <text:p>177.75401110833</text:p>
              </table:table-cell>
              <table:table-cell office:value-type="float" office:value="2.9">
                <text:p>2.9</text:p>
              </table:table-cell>
              <table:table-cell office:value-type="float" office:value="266.276">
                <text:p>266.2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">
                <text:p>2.5</text:p>
              </table:table-cell>
              <table:table-cell office:value-type="float" office:value="287.162896280143">
                <text:p>287.162896280143</text:p>
              </table:table-cell>
              <table:table-cell office:value-type="float" office:value="-4.49999999999956">
                <text:p>-4.49999999999956</text:p>
              </table:table-cell>
              <table:table-cell office:value-type="float" office:value="179.072230152109">
                <text:p>179.072230152109</text:p>
              </table:table-cell>
              <table:table-cell office:value-type="float" office:value="2.755">
                <text:p>2.755</text:p>
              </table:table-cell>
              <table:table-cell office:value-type="float" office:value="274.74">
                <text:p>274.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5">
                <text:p>2.75</text:p>
              </table:table-cell>
              <table:table-cell office:value-type="float" office:value="274.964680822829">
                <text:p>274.964680822829</text:p>
              </table:table-cell>
              <table:table-cell office:value-type="float" office:value="-4.39999999999956">
                <text:p>-4.39999999999956</text:p>
              </table:table-cell>
              <table:table-cell office:value-type="float" office:value="180.658269223973">
                <text:p>180.658269223973</text:p>
              </table:table-cell>
              <table:table-cell office:value-type="float" office:value="2.61">
                <text:p>2.61</text:p>
              </table:table-cell>
              <table:table-cell office:value-type="float" office:value="281.962">
                <text:p>281.9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262.911057393941">
                <text:p>262.911057393941</text:p>
              </table:table-cell>
              <table:table-cell office:value-type="float" office:value="-4.29999999999956">
                <text:p>-4.29999999999956</text:p>
              </table:table-cell>
              <table:table-cell office:value-type="float" office:value="183.233247533175">
                <text:p>183.233247533175</text:p>
              </table:table-cell>
              <table:table-cell office:value-type="float" office:value="2.465">
                <text:p>2.465</text:p>
              </table:table-cell>
              <table:table-cell office:value-type="float" office:value="287.402">
                <text:p>287.4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25">
                <text:p>3.25</text:p>
              </table:table-cell>
              <table:table-cell office:value-type="float" office:value="248.508602064395">
                <text:p>248.508602064395</text:p>
              </table:table-cell>
              <table:table-cell office:value-type="float" office:value="-4.19999999999956">
                <text:p>-4.19999999999956</text:p>
              </table:table-cell>
              <table:table-cell office:value-type="float" office:value="185.818908252725">
                <text:p>185.818908252725</text:p>
              </table:table-cell>
              <table:table-cell office:value-type="float" office:value="2.32">
                <text:p>2.32</text:p>
              </table:table-cell>
              <table:table-cell office:value-type="float" office:value="290.778">
                <text:p>290.7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">
                <text:p>3.5</text:p>
              </table:table-cell>
              <table:table-cell office:value-type="float" office:value="232.316536647738">
                <text:p>232.316536647738</text:p>
              </table:table-cell>
              <table:table-cell office:value-type="float" office:value="-4.09999999999956">
                <text:p>-4.09999999999956</text:p>
              </table:table-cell>
              <table:table-cell office:value-type="float" office:value="188.415251382622">
                <text:p>188.415251382622</text:p>
              </table:table-cell>
              <table:table-cell office:value-type="float" office:value="2.175">
                <text:p>2.175</text:p>
              </table:table-cell>
              <table:table-cell office:value-type="float" office:value="292.058">
                <text:p>292.0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5">
                <text:p>3.75</text:p>
              </table:table-cell>
              <table:table-cell office:value-type="float" office:value="217.358672474783">
                <text:p>217.358672474783</text:p>
              </table:table-cell>
              <table:table-cell office:value-type="float" office:value="-3.99999999999956">
                <text:p>-3.99999999999956</text:p>
              </table:table-cell>
              <table:table-cell office:value-type="float" office:value="194.196010172659">
                <text:p>194.196010172659</text:p>
              </table:table-cell>
              <table:table-cell office:value-type="float" office:value="2.03">
                <text:p>2.03</text:p>
              </table:table-cell>
              <table:table-cell office:value-type="float" office:value="291.503">
                <text:p>291.5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07.427740189204">
                <text:p>207.427740189204</text:p>
              </table:table-cell>
              <table:table-cell office:value-type="float" office:value="-3.89999999999956">
                <text:p>-3.89999999999956</text:p>
              </table:table-cell>
              <table:table-cell office:value-type="float" office:value="195.082681873224">
                <text:p>195.082681873224</text:p>
              </table:table-cell>
              <table:table-cell office:value-type="float" office:value="1.885">
                <text:p>1.885</text:p>
              </table:table-cell>
              <table:table-cell office:value-type="float" office:value="289.512">
                <text:p>289.5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25">
                <text:p>4.25</text:p>
              </table:table-cell>
              <table:table-cell office:value-type="float" office:value="198.440227020632">
                <text:p>198.440227020632</text:p>
              </table:table-cell>
              <table:table-cell office:value-type="float" office:value="-3.79999999999956">
                <text:p>-3.79999999999956</text:p>
              </table:table-cell>
              <table:table-cell office:value-type="float" office:value="199.150669158844">
                <text:p>199.150669158844</text:p>
              </table:table-cell>
              <table:table-cell office:value-type="float" office:value="1.74">
                <text:p>1.74</text:p>
              </table:table-cell>
              <table:table-cell office:value-type="float" office:value="286.522">
                <text:p>286.5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5">
                <text:p>4.5</text:p>
              </table:table-cell>
              <table:table-cell office:value-type="float" office:value="193.364936066496">
                <text:p>193.364936066496</text:p>
              </table:table-cell>
              <table:table-cell office:value-type="float" office:value="-3.69999999999956">
                <text:p>-3.69999999999956</text:p>
              </table:table-cell>
              <table:table-cell office:value-type="float" office:value="203.263173540448">
                <text:p>203.263173540448</text:p>
              </table:table-cell>
              <table:table-cell office:value-type="float" office:value="1.595">
                <text:p>1.595</text:p>
              </table:table-cell>
              <table:table-cell office:value-type="float" office:value="282.895">
                <text:p>282.8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5">
                <text:p>4.75</text:p>
              </table:table-cell>
              <table:table-cell office:value-type="float" office:value="190.717031226894">
                <text:p>190.717031226894</text:p>
              </table:table-cell>
              <table:table-cell office:value-type="float" office:value="-3.59999999999956">
                <text:p>-3.59999999999956</text:p>
              </table:table-cell>
              <table:table-cell office:value-type="float" office:value="209.148158908486">
                <text:p>209.148158908486</text:p>
              </table:table-cell>
              <table:table-cell office:value-type="float" office:value="1.45">
                <text:p>1.45</text:p>
              </table:table-cell>
              <table:table-cell office:value-type="float" office:value="278.969">
                <text:p>278.9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90.237250032689">
                <text:p>190.237250032689</text:p>
              </table:table-cell>
              <table:table-cell office:value-type="float" office:value="-3.49999999999956">
                <text:p>-3.49999999999956</text:p>
              </table:table-cell>
              <table:table-cell office:value-type="float" office:value="213.502694393938">
                <text:p>213.502694393938</text:p>
              </table:table-cell>
              <table:table-cell office:value-type="float" office:value="1.305">
                <text:p>1.305</text:p>
              </table:table-cell>
              <table:table-cell office:value-type="float" office:value="275.047">
                <text:p>275.0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5">
                <text:p>5.25</text:p>
              </table:table-cell>
              <table:table-cell office:value-type="float" office:value="191.723531419594">
                <text:p>191.723531419594</text:p>
              </table:table-cell>
              <table:table-cell office:value-type="float" office:value="-3.39999999999956">
                <text:p>-3.39999999999956</text:p>
              </table:table-cell>
              <table:table-cell office:value-type="float" office:value="218.925793318975">
                <text:p>218.925793318975</text:p>
              </table:table-cell>
              <table:table-cell office:value-type="float" office:value="1.16">
                <text:p>1.16</text:p>
              </table:table-cell>
              <table:table-cell office:value-type="float" office:value="271.181">
                <text:p>271.1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5">
                <text:p>5.5</text:p>
              </table:table-cell>
              <table:table-cell office:value-type="float" office:value="195.573961968356">
                <text:p>195.573961968356</text:p>
              </table:table-cell>
              <table:table-cell office:value-type="float" office:value="-3.29999999999956">
                <text:p>-3.29999999999956</text:p>
              </table:table-cell>
              <table:table-cell office:value-type="float" office:value="224.058748999059">
                <text:p>224.058748999059</text:p>
              </table:table-cell>
              <table:table-cell office:value-type="float" office:value="1.015">
                <text:p>1.015</text:p>
              </table:table-cell>
              <table:table-cell office:value-type="float" office:value="267.638">
                <text:p>267.6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75">
                <text:p>5.75</text:p>
              </table:table-cell>
              <table:table-cell office:value-type="float" office:value="202.001435638463">
                <text:p>202.001435638463</text:p>
              </table:table-cell>
              <table:table-cell office:value-type="float" office:value="-3.19999999999956">
                <text:p>-3.19999999999956</text:p>
              </table:table-cell>
              <table:table-cell office:value-type="float" office:value="229.999823463875">
                <text:p>229.999823463875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264.435">
                <text:p>264.4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210.752831772197">
                <text:p>210.752831772197</text:p>
              </table:table-cell>
              <table:table-cell office:value-type="float" office:value="-3.09999999999956">
                <text:p>-3.09999999999956</text:p>
              </table:table-cell>
              <table:table-cell office:value-type="float" office:value="235.482475512103">
                <text:p>235.482475512103</text:p>
              </table:table-cell>
              <table:table-cell office:value-type="float" office:value="0.725000000000001">
                <text:p>0.725000000000001</text:p>
              </table:table-cell>
              <table:table-cell office:value-type="float" office:value="261.656">
                <text:p>261.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25">
                <text:p>6.25</text:p>
              </table:table-cell>
              <table:table-cell office:value-type="float" office:value="221.573463438201">
                <text:p>221.573463438201</text:p>
              </table:table-cell>
              <table:table-cell office:value-type="float" office:value="-2.99999999999956">
                <text:p>-2.99999999999956</text:p>
              </table:table-cell>
              <table:table-cell office:value-type="float" office:value="241.08011538664">
                <text:p>241.08011538664</text:p>
              </table:table-cell>
              <table:table-cell office:value-type="float" office:value="0.579999999999998">
                <text:p>0.579999999999998</text:p>
              </table:table-cell>
              <table:table-cell office:value-type="float" office:value="259.353">
                <text:p>259.3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5">
                <text:p>6.5</text:p>
              </table:table-cell>
              <table:table-cell office:value-type="float" office:value="235.149829045228">
                <text:p>235.149829045228</text:p>
              </table:table-cell>
              <table:table-cell office:value-type="float" office:value="-2.89999999999956">
                <text:p>-2.89999999999956</text:p>
              </table:table-cell>
              <table:table-cell office:value-type="float" office:value="246.348268667238">
                <text:p>246.348268667238</text:p>
              </table:table-cell>
              <table:table-cell office:value-type="float" office:value="0.434999999999999">
                <text:p>0.434999999999999</text:p>
              </table:table-cell>
              <table:table-cell office:value-type="float" office:value="257.508">
                <text:p>257.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75">
                <text:p>6.75</text:p>
              </table:table-cell>
              <table:table-cell office:value-type="float" office:value="251.361795426433">
                <text:p>251.361795426433</text:p>
              </table:table-cell>
              <table:table-cell office:value-type="float" office:value="-2.79999999999956">
                <text:p>-2.79999999999956</text:p>
              </table:table-cell>
              <table:table-cell office:value-type="float" office:value="252.767357546395">
                <text:p>252.767357546395</text:p>
              </table:table-cell>
              <table:table-cell office:value-type="float" office:value="0.289999999999999">
                <text:p>0.289999999999999</text:p>
              </table:table-cell>
              <table:table-cell office:value-type="float" office:value="256.183">
                <text:p>256.1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271.787148518836">
                <text:p>271.787148518836</text:p>
              </table:table-cell>
              <table:table-cell office:value-type="float" office:value="-2.69999999999956">
                <text:p>-2.69999999999956</text:p>
              </table:table-cell>
              <table:table-cell office:value-type="float" office:value="256.988615650339">
                <text:p>256.988615650339</text:p>
              </table:table-cell>
              <table:table-cell office:value-type="float" office:value="0.145">
                <text:p>0.145</text:p>
              </table:table-cell>
              <table:table-cell office:value-type="float" office:value="255.383">
                <text:p>255.3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25">
                <text:p>7.25</text:p>
              </table:table-cell>
              <table:table-cell office:value-type="float" office:value="291.886729057695">
                <text:p>291.886729057695</text:p>
              </table:table-cell>
              <table:table-cell office:value-type="float" office:value="-2.59999999999956">
                <text:p>-2.59999999999956</text:p>
              </table:table-cell>
              <table:table-cell office:value-type="float" office:value="262.776063166792">
                <text:p>262.776063166792</text:p>
              </table:table-cell>
              <table:table-cell office:value-type="float" office:value="0">
                <text:p>0</text:p>
              </table:table-cell>
              <table:table-cell office:value-type="float" office:value="255.122">
                <text:p>255.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5">
                <text:p>7.5</text:p>
              </table:table-cell>
              <table:table-cell office:value-type="float" office:value="309.402265344002">
                <text:p>309.402265344002</text:p>
              </table:table-cell>
              <table:table-cell office:value-type="float" office:value="-2.49999999999956">
                <text:p>-2.49999999999956</text:p>
              </table:table-cell>
              <table:table-cell office:value-type="float" office:value="264.560789867247">
                <text:p>264.560789867247</text:p>
              </table:table-cell>
              <table:table-cell office:value-type="float" office:value="-0.145">
                <text:p>-0.145</text:p>
              </table:table-cell>
              <table:table-cell office:value-type="float" office:value="255.388">
                <text:p>255.3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9999999999956">
                <text:p>-2.39999999999956</text:p>
              </table:table-cell>
              <table:table-cell office:value-type="float" office:value="267.183892854051">
                <text:p>267.183892854051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256.185">
                <text:p>256.1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9999999999956">
                <text:p>-2.29999999999956</text:p>
              </table:table-cell>
              <table:table-cell office:value-type="float" office:value="268.961859764265">
                <text:p>268.961859764265</text:p>
              </table:table-cell>
              <table:table-cell office:value-type="float" office:value="-0.434999999999999">
                <text:p>-0.434999999999999</text:p>
              </table:table-cell>
              <table:table-cell office:value-type="float" office:value="257.503">
                <text:p>257.5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9999999999956">
                <text:p>-2.19999999999956</text:p>
              </table:table-cell>
              <table:table-cell office:value-type="float" office:value="270.306242138778">
                <text:p>270.306242138778</text:p>
              </table:table-cell>
              <table:table-cell office:value-type="float" office:value="-0.579999999999998">
                <text:p>-0.579999999999998</text:p>
              </table:table-cell>
              <table:table-cell office:value-type="float" office:value="259.327">
                <text:p>259.3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9999999999956">
                <text:p>-2.09999999999956</text:p>
              </table:table-cell>
              <table:table-cell office:value-type="float" office:value="269.724905988587">
                <text:p>269.724905988587</text:p>
              </table:table-cell>
              <table:table-cell office:value-type="float" office:value="-0.725000000000001">
                <text:p>-0.725000000000001</text:p>
              </table:table-cell>
              <table:table-cell office:value-type="float" office:value="261.649">
                <text:p>261.6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9999999999956">
                <text:p>-1.99999999999956</text:p>
              </table:table-cell>
              <table:table-cell office:value-type="float" office:value="269.415908561784">
                <text:p>269.415908561784</text:p>
              </table:table-cell>
              <table:table-cell office:value-type="float" office:value="-0.870000000000001">
                <text:p>-0.870000000000001</text:p>
              </table:table-cell>
              <table:table-cell office:value-type="float" office:value="264.435">
                <text:p>264.4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9999999999956">
                <text:p>-1.89999999999956</text:p>
              </table:table-cell>
              <table:table-cell office:value-type="float" office:value="267.621004968614">
                <text:p>267.621004968614</text:p>
              </table:table-cell>
              <table:table-cell office:value-type="float" office:value="-1.015">
                <text:p>-1.015</text:p>
              </table:table-cell>
              <table:table-cell office:value-type="float" office:value="267.657">
                <text:p>267.6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9999999999956">
                <text:p>-1.79999999999956</text:p>
              </table:table-cell>
              <table:table-cell office:value-type="float" office:value="265.736549052944">
                <text:p>265.736549052944</text:p>
              </table:table-cell>
              <table:table-cell office:value-type="float" office:value="-1.16">
                <text:p>-1.16</text:p>
              </table:table-cell>
              <table:table-cell office:value-type="float" office:value="271.197">
                <text:p>271.1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9999999999956">
                <text:p>-1.69999999999956</text:p>
              </table:table-cell>
              <table:table-cell office:value-type="float" office:value="263.481802307099">
                <text:p>263.481802307099</text:p>
              </table:table-cell>
              <table:table-cell office:value-type="float" office:value="-1.305">
                <text:p>-1.305</text:p>
              </table:table-cell>
              <table:table-cell office:value-type="float" office:value="275.015">
                <text:p>275.0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9999999999956">
                <text:p>-1.59999999999956</text:p>
              </table:table-cell>
              <table:table-cell office:value-type="float" office:value="261.049368665418">
                <text:p>261.049368665418</text:p>
              </table:table-cell>
              <table:table-cell office:value-type="float" office:value="-1.45">
                <text:p>-1.45</text:p>
              </table:table-cell>
              <table:table-cell office:value-type="float" office:value="278.959">
                <text:p>278.9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9999999999956">
                <text:p>-1.49999999999956</text:p>
              </table:table-cell>
              <table:table-cell office:value-type="float" office:value="258.569750763557">
                <text:p>258.569750763557</text:p>
              </table:table-cell>
              <table:table-cell office:value-type="float" office:value="-1.595">
                <text:p>-1.595</text:p>
              </table:table-cell>
              <table:table-cell office:value-type="float" office:value="282.873">
                <text:p>282.8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9999999999956">
                <text:p>-1.39999999999956</text:p>
              </table:table-cell>
              <table:table-cell office:value-type="float" office:value="255.892108341259">
                <text:p>255.892108341259</text:p>
              </table:table-cell>
              <table:table-cell office:value-type="float" office:value="-1.74">
                <text:p>-1.74</text:p>
              </table:table-cell>
              <table:table-cell office:value-type="float" office:value="286.502">
                <text:p>286.5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9999999999956">
                <text:p>-1.29999999999956</text:p>
              </table:table-cell>
              <table:table-cell office:value-type="float" office:value="253.22064545445">
                <text:p>253.22064545445</text:p>
              </table:table-cell>
              <table:table-cell office:value-type="float" office:value="-1.885">
                <text:p>-1.885</text:p>
              </table:table-cell>
              <table:table-cell office:value-type="float" office:value="289.53">
                <text:p>289.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999999999956">
                <text:p>-1.19999999999956</text:p>
              </table:table-cell>
              <table:table-cell office:value-type="float" office:value="251.202630618987">
                <text:p>251.202630618987</text:p>
              </table:table-cell>
              <table:table-cell office:value-type="float" office:value="-2.03">
                <text:p>-2.03</text:p>
              </table:table-cell>
              <table:table-cell office:value-type="float" office:value="291.511">
                <text:p>291.5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999999999956">
                <text:p>-1.09999999999956</text:p>
              </table:table-cell>
              <table:table-cell office:value-type="float" office:value="248.704579253517">
                <text:p>248.704579253517</text:p>
              </table:table-cell>
              <table:table-cell office:value-type="float" office:value="-2.175">
                <text:p>-2.175</text:p>
              </table:table-cell>
              <table:table-cell office:value-type="float" office:value="292.067">
                <text:p>292.0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99999999558">
                <text:p>-0.999999999999558</text:p>
              </table:table-cell>
              <table:table-cell office:value-type="float" office:value="246.390427191842">
                <text:p>246.390427191842</text:p>
              </table:table-cell>
              <table:table-cell office:value-type="float" office:value="-2.32">
                <text:p>-2.32</text:p>
              </table:table-cell>
              <table:table-cell office:value-type="float" office:value="290.821">
                <text:p>290.8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9999999999558">
                <text:p>-0.899999999999558</text:p>
              </table:table-cell>
              <table:table-cell office:value-type="float" office:value="244.486231307174">
                <text:p>244.486231307174</text:p>
              </table:table-cell>
              <table:table-cell office:value-type="float" office:value="-2.465">
                <text:p>-2.465</text:p>
              </table:table-cell>
              <table:table-cell office:value-type="float" office:value="287.382">
                <text:p>287.3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558">
                <text:p>-0.799999999999558</text:p>
              </table:table-cell>
              <table:table-cell office:value-type="float" office:value="242.540509476768">
                <text:p>242.540509476768</text:p>
              </table:table-cell>
              <table:table-cell office:value-type="float" office:value="-2.61">
                <text:p>-2.61</text:p>
              </table:table-cell>
              <table:table-cell office:value-type="float" office:value="281.998">
                <text:p>281.9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9999999999558">
                <text:p>-0.699999999999558</text:p>
              </table:table-cell>
              <table:table-cell office:value-type="float" office:value="240.753251136786">
                <text:p>240.753251136786</text:p>
              </table:table-cell>
              <table:table-cell office:value-type="float" office:value="-2.755">
                <text:p>-2.755</text:p>
              </table:table-cell>
              <table:table-cell office:value-type="float" office:value="274.751">
                <text:p>274.7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558">
                <text:p>-0.599999999999558</text:p>
              </table:table-cell>
              <table:table-cell office:value-type="float" office:value="239.397905750445">
                <text:p>239.397905750445</text:p>
              </table:table-cell>
              <table:table-cell office:value-type="float" office:value="-2.9">
                <text:p>-2.9</text:p>
              </table:table-cell>
              <table:table-cell office:value-type="float" office:value="266.299">
                <text:p>266.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999999999558">
                <text:p>-0.499999999999558</text:p>
              </table:table-cell>
              <table:table-cell office:value-type="float" office:value="238.097758470142">
                <text:p>238.097758470142</text:p>
              </table:table-cell>
              <table:table-cell office:value-type="float" office:value="-3.045">
                <text:p>-3.045</text:p>
              </table:table-cell>
              <table:table-cell office:value-type="float" office:value="257.132">
                <text:p>257.1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9999999999558">
                <text:p>-0.399999999999558</text:p>
              </table:table-cell>
              <table:table-cell office:value-type="float" office:value="236.993927943461">
                <text:p>236.993927943461</text:p>
              </table:table-cell>
              <table:table-cell office:value-type="float" office:value="-3.19">
                <text:p>-3.19</text:p>
              </table:table-cell>
              <table:table-cell office:value-type="float" office:value="247.871">
                <text:p>247.8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9999999999558">
                <text:p>-0.299999999999558</text:p>
              </table:table-cell>
              <table:table-cell office:value-type="float" office:value="236.282258066082">
                <text:p>236.282258066082</text:p>
              </table:table-cell>
              <table:table-cell office:value-type="float" office:value="-3.335">
                <text:p>-3.335</text:p>
              </table:table-cell>
              <table:table-cell office:value-type="float" office:value="238.805">
                <text:p>238.8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9999999999558">
                <text:p>-0.199999999999558</text:p>
              </table:table-cell>
              <table:table-cell office:value-type="float" office:value="235.69173166055">
                <text:p>235.69173166055</text:p>
              </table:table-cell>
              <table:table-cell office:value-type="float" office:value="-3.48">
                <text:p>-3.48</text:p>
              </table:table-cell>
              <table:table-cell office:value-type="float" office:value="230.267">
                <text:p>230.2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99999999995584">
                <text:p>-0.0999999999995584</text:p>
              </table:table-cell>
              <table:table-cell office:value-type="float" office:value="235.330917600287">
                <text:p>235.330917600287</text:p>
              </table:table-cell>
              <table:table-cell office:value-type="float" office:value="-3.625">
                <text:p>-3.625</text:p>
              </table:table-cell>
              <table:table-cell office:value-type="float" office:value="222.339">
                <text:p>222.3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000000441618963620272">
                <text:p>0.000000000000441618963620272</text:p>
              </table:table-cell>
              <table:table-cell office:value-type="float" office:value="235.621857745551">
                <text:p>235.621857745551</text:p>
              </table:table-cell>
              <table:table-cell office:value-type="float" office:value="-3.77">
                <text:p>-3.77</text:p>
              </table:table-cell>
              <table:table-cell office:value-type="float" office:value="215.198">
                <text:p>215.1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0000000000442">
                <text:p>0.100000000000442</text:p>
              </table:table-cell>
              <table:table-cell office:value-type="float" office:value="236.128187802563">
                <text:p>236.128187802563</text:p>
              </table:table-cell>
              <table:table-cell office:value-type="float" office:value="-3.915">
                <text:p>-3.915</text:p>
              </table:table-cell>
              <table:table-cell office:value-type="float" office:value="208.843">
                <text:p>208.8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0000000000442">
                <text:p>0.200000000000442</text:p>
              </table:table-cell>
              <table:table-cell office:value-type="float" office:value="235.988810422685">
                <text:p>235.988810422685</text:p>
              </table:table-cell>
              <table:table-cell office:value-type="float" office:value="-4.06">
                <text:p>-4.06</text:p>
              </table:table-cell>
              <table:table-cell office:value-type="float" office:value="203.294">
                <text:p>203.2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000000000442">
                <text:p>0.300000000000442</text:p>
              </table:table-cell>
              <table:table-cell office:value-type="float" office:value="236.249619709113">
                <text:p>236.249619709113</text:p>
              </table:table-cell>
              <table:table-cell office:value-type="float" office:value="-4.205">
                <text:p>-4.205</text:p>
              </table:table-cell>
              <table:table-cell office:value-type="float" office:value="198.533">
                <text:p>198.5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0000000000442">
                <text:p>0.400000000000442</text:p>
              </table:table-cell>
              <table:table-cell office:value-type="float" office:value="237.247901174683">
                <text:p>237.247901174683</text:p>
              </table:table-cell>
              <table:table-cell office:value-type="float" office:value="-4.35">
                <text:p>-4.35</text:p>
              </table:table-cell>
              <table:table-cell office:value-type="float" office:value="194.636">
                <text:p>194.6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0000000000442">
                <text:p>0.500000000000442</text:p>
              </table:table-cell>
              <table:table-cell office:value-type="float" office:value="238.909394285112">
                <text:p>238.909394285112</text:p>
              </table:table-cell>
              <table:table-cell office:value-type="float" office:value="-4.495">
                <text:p>-4.495</text:p>
              </table:table-cell>
              <table:table-cell office:value-type="float" office:value="191.519">
                <text:p>191.5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0000000000442">
                <text:p>0.600000000000442</text:p>
              </table:table-cell>
              <table:table-cell office:value-type="float" office:value="238.286656240034">
                <text:p>238.286656240034</text:p>
              </table:table-cell>
              <table:table-cell office:value-type="float" office:value="-4.64">
                <text:p>-4.64</text:p>
              </table:table-cell>
              <table:table-cell office:value-type="float" office:value="189.168">
                <text:p>189.1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0000000000442">
                <text:p>0.700000000000442</text:p>
              </table:table-cell>
              <table:table-cell office:value-type="float" office:value="240.049824630886">
                <text:p>240.049824630886</text:p>
              </table:table-cell>
              <table:table-cell office:value-type="float" office:value="-4.785">
                <text:p>-4.785</text:p>
              </table:table-cell>
              <table:table-cell office:value-type="float" office:value="187.615">
                <text:p>187.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000000000442">
                <text:p>0.800000000000442</text:p>
              </table:table-cell>
              <table:table-cell office:value-type="float" office:value="242.043272328729">
                <text:p>242.043272328729</text:p>
              </table:table-cell>
              <table:table-cell office:value-type="float" office:value="-4.93">
                <text:p>-4.93</text:p>
              </table:table-cell>
              <table:table-cell office:value-type="float" office:value="186.816">
                <text:p>186.8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000000000442">
                <text:p>0.900000000000442</text:p>
              </table:table-cell>
              <table:table-cell office:value-type="float" office:value="244.489682313444">
                <text:p>244.489682313444</text:p>
              </table:table-cell>
              <table:table-cell office:value-type="float" office:value="-5.075">
                <text:p>-5.075</text:p>
              </table:table-cell>
              <table:table-cell office:value-type="float" office:value="186.787">
                <text:p>186.7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000000044">
                <text:p>1.00000000000044</text:p>
              </table:table-cell>
              <table:table-cell office:value-type="float" office:value="246.4968458076">
                <text:p>246.4968458076</text:p>
              </table:table-cell>
              <table:table-cell office:value-type="float" office:value="-5.22">
                <text:p>-5.22</text:p>
              </table:table-cell>
              <table:table-cell office:value-type="float" office:value="187.537">
                <text:p>187.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000000000044">
                <text:p>1.10000000000044</text:p>
              </table:table-cell>
              <table:table-cell office:value-type="float" office:value="248.730696730564">
                <text:p>248.730696730564</text:p>
              </table:table-cell>
              <table:table-cell office:value-type="float" office:value="-5.365">
                <text:p>-5.365</text:p>
              </table:table-cell>
              <table:table-cell office:value-type="float" office:value="189.078">
                <text:p>189.0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000000000044">
                <text:p>1.20000000000044</text:p>
              </table:table-cell>
              <table:table-cell office:value-type="float" office:value="250.641021081044">
                <text:p>250.641021081044</text:p>
              </table:table-cell>
              <table:table-cell office:value-type="float" office:value="-5.51">
                <text:p>-5.51</text:p>
              </table:table-cell>
              <table:table-cell office:value-type="float" office:value="191.393">
                <text:p>191.3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000000000044">
                <text:p>1.30000000000044</text:p>
              </table:table-cell>
              <table:table-cell office:value-type="float" office:value="253.421733783122">
                <text:p>253.421733783122</text:p>
              </table:table-cell>
              <table:table-cell office:value-type="float" office:value="-5.655">
                <text:p>-5.655</text:p>
              </table:table-cell>
              <table:table-cell office:value-type="float" office:value="194.506">
                <text:p>194.5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0000000000044">
                <text:p>1.40000000000044</text:p>
              </table:table-cell>
              <table:table-cell office:value-type="float" office:value="255.775608703873">
                <text:p>255.775608703873</text:p>
              </table:table-cell>
              <table:table-cell office:value-type="float" office:value="-5.8">
                <text:p>-5.8</text:p>
              </table:table-cell>
              <table:table-cell office:value-type="float" office:value="198.43">
                <text:p>198.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0000000000044">
                <text:p>1.50000000000044</text:p>
              </table:table-cell>
              <table:table-cell office:value-type="float" office:value="258.678411399062">
                <text:p>258.678411399062</text:p>
              </table:table-cell>
              <table:table-cell office:value-type="float" office:value="-5.945">
                <text:p>-5.945</text:p>
              </table:table-cell>
              <table:table-cell office:value-type="float" office:value="203.186">
                <text:p>203.1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000000000044">
                <text:p>1.60000000000044</text:p>
              </table:table-cell>
              <table:table-cell office:value-type="float" office:value="261.362507779885">
                <text:p>261.362507779885</text:p>
              </table:table-cell>
              <table:table-cell office:value-type="float" office:value="-6.09">
                <text:p>-6.09</text:p>
              </table:table-cell>
              <table:table-cell office:value-type="float" office:value="208.784">
                <text:p>208.7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000000000044">
                <text:p>1.70000000000044</text:p>
              </table:table-cell>
              <table:table-cell office:value-type="float" office:value="263.933112656688">
                <text:p>263.933112656688</text:p>
              </table:table-cell>
              <table:table-cell office:value-type="float" office:value="-6.235">
                <text:p>-6.235</text:p>
              </table:table-cell>
              <table:table-cell office:value-type="float" office:value="215.217">
                <text:p>215.2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0000000000044">
                <text:p>1.80000000000044</text:p>
              </table:table-cell>
              <table:table-cell office:value-type="float" office:value="265.04357971489">
                <text:p>265.04357971489</text:p>
              </table:table-cell>
              <table:table-cell office:value-type="float" office:value="-6.38">
                <text:p>-6.38</text:p>
              </table:table-cell>
              <table:table-cell office:value-type="float" office:value="222.48">
                <text:p>222.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0000000000044">
                <text:p>1.90000000000044</text:p>
              </table:table-cell>
              <table:table-cell office:value-type="float" office:value="267.79938567822">
                <text:p>267.79938567822</text:p>
              </table:table-cell>
              <table:table-cell office:value-type="float" office:value="-6.525">
                <text:p>-6.525</text:p>
              </table:table-cell>
              <table:table-cell office:value-type="float" office:value="230.543">
                <text:p>230.5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000000000044">
                <text:p>2.00000000000044</text:p>
              </table:table-cell>
              <table:table-cell office:value-type="float" office:value="269.254705279557">
                <text:p>269.254705279557</text:p>
              </table:table-cell>
              <table:table-cell office:value-type="float" office:value="-6.67">
                <text:p>-6.67</text:p>
              </table:table-cell>
              <table:table-cell office:value-type="float" office:value="239.322">
                <text:p>239.3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0000000000044">
                <text:p>2.10000000000044</text:p>
              </table:table-cell>
              <table:table-cell office:value-type="float" office:value="269.270483825431">
                <text:p>269.270483825431</text:p>
              </table:table-cell>
              <table:table-cell office:value-type="float" office:value="-6.815">
                <text:p>-6.815</text:p>
              </table:table-cell>
              <table:table-cell office:value-type="float" office:value="248.597">
                <text:p>248.5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0000000000044">
                <text:p>2.20000000000044</text:p>
              </table:table-cell>
              <table:table-cell office:value-type="float" office:value="269.917663878273">
                <text:p>269.917663878273</text:p>
              </table:table-cell>
              <table:table-cell office:value-type="float" office:value="-6.96">
                <text:p>-6.96</text:p>
              </table:table-cell>
              <table:table-cell office:value-type="float" office:value="258.206">
                <text:p>258.2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000000000044">
                <text:p>2.30000000000044</text:p>
              </table:table-cell>
              <table:table-cell office:value-type="float" office:value="269.143739414792">
                <text:p>269.143739414792</text:p>
              </table:table-cell>
              <table:table-cell office:value-type="float" office:value="-7.105">
                <text:p>-7.105</text:p>
              </table:table-cell>
              <table:table-cell office:value-type="float" office:value="267.702">
                <text:p>267.7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0000000000044">
                <text:p>2.40000000000044</text:p>
              </table:table-cell>
              <table:table-cell office:value-type="float" office:value="267.487218560473">
                <text:p>267.487218560473</text:p>
              </table:table-cell>
              <table:table-cell office:value-type="float" office:value="-7.25">
                <text:p>-7.25</text:p>
              </table:table-cell>
              <table:table-cell office:value-type="float" office:value="276.629">
                <text:p>276.6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0000000000044">
                <text:p>2.50000000000044</text:p>
              </table:table-cell>
              <table:table-cell office:value-type="float" office:value="264.929749729405">
                <text:p>264.929749729405</text:p>
              </table:table-cell>
              <table:table-cell office:value-type="float" office:value="-7.395">
                <text:p>-7.395</text:p>
              </table:table-cell>
              <table:table-cell office:value-type="float" office:value="284.262">
                <text:p>284.2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000000000044">
                <text:p>2.60000000000044</text:p>
              </table:table-cell>
              <table:table-cell office:value-type="float" office:value="261.31856572824">
                <text:p>261.31856572824</text:p>
              </table:table-cell>
              <table:table-cell office:value-type="float" office:value="-7.54">
                <text:p>-7.54</text:p>
              </table:table-cell>
              <table:table-cell office:value-type="float" office:value="290.156">
                <text:p>290.1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0000000000044">
                <text:p>2.70000000000044</text:p>
              </table:table-cell>
              <table:table-cell office:value-type="float" office:value="256.751761003451">
                <text:p>256.751761003451</text:p>
              </table:table-cell>
              <table:table-cell office:value-type="float" office:value="-7.685">
                <text:p>-7.685</text:p>
              </table:table-cell>
              <table:table-cell office:value-type="float" office:value="294.032">
                <text:p>294.0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0000000000044">
                <text:p>2.80000000000044</text:p>
              </table:table-cell>
              <table:table-cell office:value-type="float" office:value="252.617585674273">
                <text:p>252.617585674273</text:p>
              </table:table-cell>
              <table:table-cell office:value-type="float" office:value="-7.83">
                <text:p>-7.83</text:p>
              </table:table-cell>
              <table:table-cell office:value-type="float" office:value="295.855">
                <text:p>295.8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000000000044">
                <text:p>2.90000000000044</text:p>
              </table:table-cell>
              <table:table-cell office:value-type="float" office:value="246.921536568737">
                <text:p>246.921536568737</text:p>
              </table:table-cell>
              <table:table-cell office:value-type="float" office:value="-7.975">
                <text:p>-7.975</text:p>
              </table:table-cell>
              <table:table-cell office:value-type="float" office:value="295.825">
                <text:p>295.8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000000000044">
                <text:p>3.00000000000044</text:p>
              </table:table-cell>
              <table:table-cell office:value-type="float" office:value="241.334601086816">
                <text:p>241.334601086816</text:p>
              </table:table-cell>
              <table:table-cell office:value-type="float" office:value="-8.12">
                <text:p>-8.12</text:p>
              </table:table-cell>
              <table:table-cell office:value-type="float" office:value="294.294">
                <text:p>294.2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0000000000044">
                <text:p>3.10000000000044</text:p>
              </table:table-cell>
              <table:table-cell office:value-type="float" office:value="235.520227919145">
                <text:p>235.520227919145</text:p>
              </table:table-cell>
              <table:table-cell office:value-type="float" office:value="-8.265">
                <text:p>-8.265</text:p>
              </table:table-cell>
              <table:table-cell office:value-type="float" office:value="291.77">
                <text:p>291.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0000000000044">
                <text:p>3.20000000000044</text:p>
              </table:table-cell>
              <table:table-cell office:value-type="float" office:value="229.201100022781">
                <text:p>229.201100022781</text:p>
              </table:table-cell>
              <table:table-cell office:value-type="float" office:value="-8.41">
                <text:p>-8.41</text:p>
              </table:table-cell>
              <table:table-cell office:value-type="float" office:value="288.643">
                <text:p>288.6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000000000044">
                <text:p>3.30000000000044</text:p>
              </table:table-cell>
              <table:table-cell office:value-type="float" office:value="224.409136873135">
                <text:p>224.409136873135</text:p>
              </table:table-cell>
              <table:table-cell office:value-type="float" office:value="-8.555">
                <text:p>-8.555</text:p>
              </table:table-cell>
              <table:table-cell office:value-type="float" office:value="285.164">
                <text:p>285.1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0000000000044">
                <text:p>3.40000000000044</text:p>
              </table:table-cell>
              <table:table-cell office:value-type="float" office:value="218.592471813367">
                <text:p>218.592471813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0000000000044">
                <text:p>3.50000000000044</text:p>
              </table:table-cell>
              <table:table-cell office:value-type="float" office:value="213.702491309534">
                <text:p>213.702491309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000000000044">
                <text:p>3.60000000000044</text:p>
              </table:table-cell>
              <table:table-cell office:value-type="float" office:value="208.603280833748">
                <text:p>208.603280833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000000000044">
                <text:p>3.70000000000044</text:p>
              </table:table-cell>
              <table:table-cell office:value-type="float" office:value="204.071757694585">
                <text:p>204.071757694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0000000000044">
                <text:p>3.80000000000044</text:p>
              </table:table-cell>
              <table:table-cell office:value-type="float" office:value="199.300301353805">
                <text:p>199.300301353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0000000000044">
                <text:p>3.90000000000044</text:p>
              </table:table-cell>
              <table:table-cell office:value-type="float" office:value="195.70501770352">
                <text:p>195.7050177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0000000000044">
                <text:p>4.00000000000044</text:p>
              </table:table-cell>
              <table:table-cell office:value-type="float" office:value="191.446804864618">
                <text:p>191.44680486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000000000044">
                <text:p>4.10000000000044</text:p>
              </table:table-cell>
              <table:table-cell office:value-type="float" office:value="188.642396199146">
                <text:p>188.64239619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000000000044">
                <text:p>4.20000000000044</text:p>
              </table:table-cell>
              <table:table-cell office:value-type="float" office:value="185.626679775287">
                <text:p>185.626679775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0000000000044">
                <text:p>4.30000000000044</text:p>
              </table:table-cell>
              <table:table-cell office:value-type="float" office:value="182.763929471507">
                <text:p>182.76392947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000000000044">
                <text:p>4.40000000000044</text:p>
              </table:table-cell>
              <table:table-cell office:value-type="float" office:value="181.288733097087">
                <text:p>181.288733097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0000000000044">
                <text:p>4.50000000000044</text:p>
              </table:table-cell>
              <table:table-cell office:value-type="float" office:value="179.053009340789">
                <text:p>179.053009340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0000000000044">
                <text:p>4.60000000000044</text:p>
              </table:table-cell>
              <table:table-cell office:value-type="float" office:value="177.089302793936">
                <text:p>177.08930279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0000000000044">
                <text:p>4.70000000000044</text:p>
              </table:table-cell>
              <table:table-cell office:value-type="float" office:value="176.413511354587">
                <text:p>176.41351135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0000000000044">
                <text:p>4.80000000000044</text:p>
              </table:table-cell>
              <table:table-cell office:value-type="float" office:value="175.738155596686">
                <text:p>175.738155596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0000000000044">
                <text:p>4.90000000000044</text:p>
              </table:table-cell>
              <table:table-cell office:value-type="float" office:value="175.207897809073">
                <text:p>175.207897809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0000000000044">
                <text:p>5.00000000000044</text:p>
              </table:table-cell>
              <table:table-cell office:value-type="float" office:value="174.869483942967">
                <text:p>174.869483942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0000000000044">
                <text:p>5.10000000000044</text:p>
              </table:table-cell>
              <table:table-cell office:value-type="float" office:value="174.531594467832">
                <text:p>174.531594467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0000000000044">
                <text:p>5.20000000000044</text:p>
              </table:table-cell>
              <table:table-cell office:value-type="float" office:value="175.39243880474">
                <text:p>175.39243880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000000000044">
                <text:p>5.30000000000044</text:p>
              </table:table-cell>
              <table:table-cell office:value-type="float" office:value="176.481080552865">
                <text:p>176.481080552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0000000000044">
                <text:p>5.40000000000044</text:p>
              </table:table-cell>
              <table:table-cell office:value-type="float" office:value="177.570422227816">
                <text:p>177.570422227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0000000000044">
                <text:p>5.50000000000044</text:p>
              </table:table-cell>
              <table:table-cell office:value-type="float" office:value="179.075285371985">
                <text:p>179.07528537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0000000000044">
                <text:p>5.60000000000044</text:p>
              </table:table-cell>
              <table:table-cell office:value-type="float" office:value="180.965859141276">
                <text:p>180.96585914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000000000044">
                <text:p>5.70000000000044</text:p>
              </table:table-cell>
              <table:table-cell office:value-type="float" office:value="182.859944926048">
                <text:p>182.85994492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0000000000044">
                <text:p>5.80000000000044</text:p>
              </table:table-cell>
              <table:table-cell office:value-type="float" office:value="185.319181076124">
                <text:p>185.319181076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0000000000044">
                <text:p>5.90000000000044</text:p>
              </table:table-cell>
              <table:table-cell office:value-type="float" office:value="188.465587801953">
                <text:p>188.46558780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0000000000044">
                <text:p>6.00000000000044</text:p>
              </table:table-cell>
              <table:table-cell office:value-type="float" office:value="192.265772056145">
                <text:p>192.265772056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0000000000044">
                <text:p>6.10000000000044</text:p>
              </table:table-cell>
              <table:table-cell office:value-type="float" office:value="195.474093868546">
                <text:p>195.474093868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000000000044">
                <text:p>6.20000000000044</text:p>
              </table:table-cell>
              <table:table-cell office:value-type="float" office:value="199.117843294763">
                <text:p>199.11784329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0000000000044">
                <text:p>6.30000000000044</text:p>
              </table:table-cell>
              <table:table-cell office:value-type="float" office:value="203.692695769536">
                <text:p>203.692695769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0000000000044">
                <text:p>6.40000000000044</text:p>
              </table:table-cell>
              <table:table-cell office:value-type="float" office:value="208.126452868227">
                <text:p>208.126452868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0000000000044">
                <text:p>6.50000000000044</text:p>
              </table:table-cell>
              <table:table-cell office:value-type="float" office:value="213.719523675863">
                <text:p>213.71952367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000000000043">
                <text:p>6.60000000000043</text:p>
              </table:table-cell>
              <table:table-cell office:value-type="float" office:value="218.894368008917">
                <text:p>218.894368008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0000000000043">
                <text:p>6.70000000000043</text:p>
              </table:table-cell>
              <table:table-cell office:value-type="float" office:value="224.22064833229">
                <text:p>224.2206483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0000000000043">
                <text:p>6.80000000000043</text:p>
              </table:table-cell>
              <table:table-cell office:value-type="float" office:value="230.228460069466">
                <text:p>230.228460069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0000000000043">
                <text:p>6.90000000000043</text:p>
              </table:table-cell>
              <table:table-cell office:value-type="float" office:value="236.812397386108">
                <text:p>236.812397386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0000000000043">
                <text:p>7.00000000000043</text:p>
              </table:table-cell>
              <table:table-cell office:value-type="float" office:value="242.239817874834">
                <text:p>242.239817874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0000000000043">
                <text:p>7.10000000000043</text:p>
              </table:table-cell>
              <table:table-cell office:value-type="float" office:value="247.284178023664">
                <text:p>247.284178023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0000000000043">
                <text:p>7.20000000000043</text:p>
              </table:table-cell>
              <table:table-cell office:value-type="float" office:value="254.181745081804">
                <text:p>254.18174508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0000000000043">
                <text:p>7.30000000000043</text:p>
              </table:table-cell>
              <table:table-cell office:value-type="float" office:value="259.118855549494">
                <text:p>259.118855549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0000000000043">
                <text:p>7.40000000000043</text:p>
              </table:table-cell>
              <table:table-cell office:value-type="float" office:value="263.220938180154">
                <text:p>263.220938180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000000000043">
                <text:p>7.50000000000043</text:p>
              </table:table-cell>
              <table:table-cell office:value-type="float" office:value="267.16005525799">
                <text:p>267.16005525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0000000000043">
                <text:p>7.60000000000043</text:p>
              </table:table-cell>
              <table:table-cell office:value-type="float" office:value="270.416183289277">
                <text:p>270.416183289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0000000000043">
                <text:p>7.70000000000043</text:p>
              </table:table-cell>
              <table:table-cell office:value-type="float" office:value="272.268889557961">
                <text:p>272.268889557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000000000043">
                <text:p>7.80000000000043</text:p>
              </table:table-cell>
              <table:table-cell office:value-type="float" office:value="273.046931414629">
                <text:p>273.04693141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0000000000043">
                <text:p>7.90000000000043</text:p>
              </table:table-cell>
              <table:table-cell office:value-type="float" office:value="273.670377463792">
                <text:p>273.670377463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0000000000043">
                <text:p>8.00000000000043</text:p>
              </table:table-cell>
              <table:table-cell office:value-type="float" office:value="273.263565030806">
                <text:p>273.26356503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0000000000043">
                <text:p>8.10000000000043</text:p>
              </table:table-cell>
              <table:table-cell office:value-type="float" office:value="271.934930867315">
                <text:p>271.934930867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0000000000043">
                <text:p>8.20000000000043</text:p>
              </table:table-cell>
              <table:table-cell office:value-type="float" office:value="270.358496762673">
                <text:p>270.358496762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0000000000043">
                <text:p>8.30000000000043</text:p>
              </table:table-cell>
              <table:table-cell office:value-type="float" office:value="268.680366445829">
                <text:p>268.68036644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0000000000043">
                <text:p>8.40000000000043</text:p>
              </table:table-cell>
              <table:table-cell office:value-type="float" office:value="267.02095679127">
                <text:p>267.02095679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0000000000043">
                <text:p>8.50000000000043</text:p>
              </table:table-cell>
              <table:table-cell office:value-type="float" office:value="264.568326821787">
                <text:p>264.56832682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FreeBSD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hatch draw:name="Red_20_Crossed_20_45_20_Degrees" draw:display-name="Red Crossed 45 Degrees" draw:style="double" draw:color="#800000" draw:distance="0.14cm" draw:rotation="450"/>
    <draw:hatch draw:name="dd" draw:style="double" draw:color="#cc99ff" draw:distance="0.14cm" draw:rotation="450"/>
    <draw:stroke-dash draw:name="Dash_20_1" draw:display-name="Dash 1" draw:style="rect" draw:dots1="1" draw:dots1-length="0.02cm" draw:dots2="1" draw:dots2-length="0.02cm" draw:distance="0.02cm"/>
  </office:styles>
</office:document-styles>
</file>